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5" style:family="paragraph" style:parent-style-name="Text_20_body">
      <style:text-properties fo:font-size="15pt" style:font-size-asian="15pt" style:font-size-complex="15pt"/>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9"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1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46ce97" officeooo:paragraph-rsid="0346ce97" style:font-size-asian="12pt" style:font-style-asian="italic" style:font-weight-asian="normal" style:font-size-complex="12pt" style:font-style-complex="italic"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1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1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2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2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22"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23"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24" style:family="paragraph" style:parent-style-name="Text_20_body">
      <style:text-properties fo:font-size="14pt" style:font-size-asian="14pt" style:font-size-complex="14pt"/>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26" style:family="paragraph" style:parent-style-name="Text_20_body">
      <style:text-properties fo:font-size="14pt" officeooo:rsid="0322c416" officeooo:paragraph-rsid="0322c416" style:font-size-asian="14pt" style:font-size-complex="14pt"/>
    </style:style>
    <style:style style:name="P27" style:family="paragraph" style:parent-style-name="Text_20_body">
      <style:text-properties fo:font-size="14pt" officeooo:rsid="0323d520" officeooo:paragraph-rsid="0323d520" style:font-size-asian="14pt" style:font-size-complex="14pt"/>
    </style:style>
    <style:style style:name="P28" style:family="paragraph" style:parent-style-name="Text_20_body">
      <style:text-properties fo:font-size="14pt" officeooo:rsid="0329bffd" officeooo:paragraph-rsid="0329bffd" style:font-size-asian="14pt" style:font-size-complex="14pt"/>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30" style:family="paragraph" style:parent-style-name="Text_20_body">
      <style:text-properties fo:font-size="14pt" officeooo:rsid="032f038b" officeooo:paragraph-rsid="032f038b" style:font-size-asian="14pt" style:font-size-complex="14pt"/>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34" style:family="paragraph" style:parent-style-name="Text_20_body">
      <style:text-properties fo:font-size="14pt" officeooo:rsid="03341863" officeooo:paragraph-rsid="03341863" style:font-size-asian="14pt" style:font-size-complex="14pt"/>
    </style:style>
    <style:style style:name="P35" style:family="paragraph" style:parent-style-name="Text_20_body">
      <style:text-properties fo:font-size="14pt" officeooo:rsid="0335ba75" style:font-size-asian="12.25pt" style:font-size-complex="14pt"/>
    </style:style>
    <style:style style:name="P36" style:family="paragraph" style:parent-style-name="Text_20_body">
      <style:text-properties fo:font-size="14pt" officeooo:rsid="03376391" officeooo:paragraph-rsid="03376391" style:font-size-asian="12.25pt" style:font-size-complex="14pt"/>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text-properties officeooo:paragraph-rsid="0323d520"/>
    </style:style>
    <style:style style:name="P39" style:family="paragraph" style:parent-style-name="Text_20_body">
      <style:text-properties officeooo:paragraph-rsid="0323d520"/>
    </style:style>
    <style:style style:name="P40" style:family="paragraph" style:parent-style-name="Text_20_body">
      <style:text-properties officeooo:paragraph-rsid="03341863"/>
    </style:style>
    <style:style style:name="P41" style:family="paragraph" style:parent-style-name="Text_20_body">
      <style:text-properties officeooo:rsid="03341863" officeooo:paragraph-rsid="03341863"/>
    </style:style>
    <style:style style:name="P42"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43"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6ce97"/>
    </style:style>
    <style:style style:name="P4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45"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46"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47"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8"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9"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50"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51"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52" style:family="paragraph" style:parent-style-name="Standard">
      <style:paragraph-properties fo:text-align="center" style:justify-single-word="false"/>
      <style:text-properties officeooo:paragraph-rsid="033ac4af"/>
    </style:style>
    <style:style style:name="P53" style:family="paragraph" style:parent-style-name="Standard">
      <style:paragraph-properties fo:text-align="center" style:justify-single-word="false"/>
      <style:text-properties officeooo:paragraph-rsid="0340fa9c"/>
    </style:style>
    <style:style style:name="P54" style:family="paragraph" style:parent-style-name="Standard">
      <style:paragraph-properties fo:text-align="center" style:justify-single-word="false"/>
      <style:text-properties officeooo:paragraph-rsid="03439925"/>
    </style:style>
    <style:style style:name="P55" style:family="paragraph" style:parent-style-name="Standard">
      <style:paragraph-properties fo:text-align="center" style:justify-single-word="false"/>
      <style:text-properties officeooo:paragraph-rsid="034520b1"/>
    </style:style>
    <style:style style:name="P56" style:family="paragraph" style:parent-style-name="Standard">
      <style:text-properties fo:font-size="14pt" officeooo:rsid="034e7c2e" officeooo:paragraph-rsid="035cb753" style:font-size-asian="14pt" style:font-size-complex="14pt"/>
    </style:style>
    <style:style style:name="P57" style:family="paragraph" style:parent-style-name="Standard">
      <style:text-properties fo:font-size="14pt" officeooo:rsid="0350a417" officeooo:paragraph-rsid="035cb753" style:font-size-asian="14pt" style:font-size-complex="14pt"/>
    </style:style>
    <style:style style:name="P58" style:family="paragraph" style:parent-style-name="Standard">
      <style:text-properties officeooo:rsid="0352ef97" officeooo:paragraph-rsid="0352ef97"/>
    </style:style>
    <style:style style:name="P59"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60"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61"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62"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63"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64"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65"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6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67"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68"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6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4b5946" style:font-size-asian="14pt" style:font-size-complex="14pt"/>
    </style:style>
    <style:style style:name="P7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5be492" style:font-size-asian="14pt" style:font-size-complex="14pt"/>
    </style:style>
    <style:style style:name="P71" style:family="paragraph" style:parent-style-name="Text_20_body">
      <style:paragraph-properties fo:text-align="start" style:justify-single-word="false"/>
      <style:text-properties fo:font-size="14pt" officeooo:rsid="034b5946" officeooo:paragraph-rsid="034b5946" style:font-size-asian="14pt" style:font-size-complex="14pt"/>
    </style:style>
    <style:style style:name="P72" style:family="paragraph" style:parent-style-name="Text_20_body">
      <style:paragraph-properties fo:text-align="start" style:justify-single-word="false"/>
      <style:text-properties fo:font-size="14pt" officeooo:rsid="034b5946" officeooo:paragraph-rsid="034fdb1b" style:font-size-asian="14pt" style:font-size-complex="14pt"/>
    </style:style>
    <style:style style:name="P73" style:family="paragraph" style:parent-style-name="Text_20_body">
      <style:paragraph-properties fo:text-align="start" style:justify-single-word="false"/>
      <style:text-properties fo:font-size="14pt" officeooo:rsid="034b5946" officeooo:paragraph-rsid="03542d27" style:font-size-asian="14pt" style:font-size-complex="14pt"/>
    </style:style>
    <style:style style:name="P74" style:family="paragraph" style:parent-style-name="Text_20_body">
      <style:text-properties fo:font-size="14pt" officeooo:rsid="034e7c2e" officeooo:paragraph-rsid="034fdb1b" style:font-size-asian="14pt" style:font-size-complex="14pt"/>
    </style:style>
    <style:style style:name="P75" style:family="paragraph" style:parent-style-name="Text_20_body">
      <style:text-properties fo:font-size="14pt" officeooo:rsid="034e7c2e" officeooo:paragraph-rsid="0350a417" style:font-size-asian="14pt" style:font-size-complex="14pt"/>
    </style:style>
    <style:style style:name="P76" style:family="paragraph" style:parent-style-name="Text_20_body">
      <style:text-properties fo:font-size="14pt" officeooo:rsid="034e7c2e" officeooo:paragraph-rsid="035cb753" style:font-size-asian="14pt" style:font-size-complex="14pt"/>
    </style:style>
    <style:style style:name="P77" style:family="paragraph" style:parent-style-name="Text_20_body">
      <style:text-properties fo:font-size="14pt" officeooo:rsid="0350a417" officeooo:paragraph-rsid="0350a417" style:font-size-asian="14pt" style:font-size-complex="14pt"/>
    </style:style>
    <style:style style:name="P78" style:family="paragraph" style:parent-style-name="Text_20_body">
      <style:text-properties fo:font-size="14pt" officeooo:rsid="0350a417" officeooo:paragraph-rsid="035be492" style:font-size-asian="14pt" style:font-size-complex="14pt"/>
    </style:style>
    <style:style style:name="P79" style:family="paragraph" style:parent-style-name="Text_20_body">
      <style:text-properties fo:font-size="14pt" officeooo:rsid="036293f2" officeooo:paragraph-rsid="0364feb4" style:font-size-asian="14pt" style:font-size-complex="14pt"/>
    </style:style>
    <style:style style:name="P80" style:family="paragraph" style:parent-style-name="Text_20_body">
      <style:paragraph-properties fo:text-align="start" style:justify-single-word="false"/>
      <style:text-properties fo:font-size="14pt" officeooo:rsid="03642a9f" officeooo:paragraph-rsid="03642a9f" style:font-size-asian="14pt" style:font-size-complex="14pt"/>
    </style:style>
    <style:style style:name="P81" style:family="paragraph" style:parent-style-name="Text_20_body">
      <style:paragraph-properties fo:text-align="start" style:justify-single-word="false"/>
      <style:text-properties fo:font-size="14pt" officeooo:rsid="0364feb4" officeooo:paragraph-rsid="0364feb4" style:font-size-asian="14pt" style:font-size-complex="14pt"/>
    </style:style>
    <style:style style:name="P82" style:family="paragraph" style:parent-style-name="Text_20_body">
      <style:text-properties fo:font-size="14pt" officeooo:rsid="0364feb4" officeooo:paragraph-rsid="0364feb4" style:font-size-asian="14pt" style:font-size-complex="14pt"/>
    </style:style>
    <style:style style:name="P83" style:family="paragraph" style:parent-style-name="Text_20_body">
      <style:text-properties fo:font-size="14pt" officeooo:rsid="0350a417" officeooo:paragraph-rsid="0350a417" style:font-size-asian="12.25pt" style:font-size-complex="14pt"/>
    </style:style>
    <style:style style:name="P84"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85"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abad4"/>
    </style:style>
    <style:style style:name="P8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fdb1b"/>
    </style:style>
    <style:style style:name="P8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0170e"/>
    </style:style>
    <style:style style:name="P9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1b397"/>
    </style:style>
    <style:style style:name="P9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42d27"/>
    </style:style>
    <style:style style:name="P9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be492"/>
    </style:style>
    <style:style style:name="P9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e4f86"/>
    </style:style>
    <style:style style:name="P9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f0d5f"/>
    </style:style>
    <style:style style:name="P9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b5946"/>
    </style:style>
    <style:style style:name="P96" style:family="paragraph" style:parent-style-name="Text_20_body">
      <style:paragraph-properties fo:text-align="start" style:justify-single-word="false"/>
      <style:text-properties officeooo:paragraph-rsid="034b5946"/>
    </style:style>
    <style:style style:name="P97" style:family="paragraph" style:parent-style-name="Text_20_body">
      <style:paragraph-properties fo:text-align="start" style:justify-single-word="false"/>
      <style:text-properties officeooo:paragraph-rsid="034fdb1b"/>
    </style:style>
    <style:style style:name="P98" style:family="paragraph" style:parent-style-name="Text_20_body">
      <style:paragraph-properties fo:text-align="start" style:justify-single-word="false"/>
      <style:text-properties officeooo:paragraph-rsid="03542d27"/>
    </style:style>
    <style:style style:name="P99" style:family="paragraph" style:parent-style-name="Text_20_body">
      <style:paragraph-properties fo:text-align="start" style:justify-single-word="false"/>
      <style:text-properties officeooo:paragraph-rsid="035be492"/>
    </style:style>
    <style:style style:name="P100" style:family="paragraph" style:parent-style-name="Text_20_body">
      <style:paragraph-properties fo:text-align="start" style:justify-single-word="false"/>
      <style:text-properties officeooo:paragraph-rsid="035e4f86"/>
    </style:style>
    <style:style style:name="P10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4abad4" officeooo:paragraph-rsid="034abad4"/>
    </style:style>
    <style:style style:name="P102" style:family="paragraph" style:parent-style-name="Text_20_body">
      <style:paragraph-properties fo:text-align="center" style:justify-single-word="false"/>
    </style:style>
    <style:style style:name="P103" style:family="paragraph" style:parent-style-name="Text_20_body">
      <style:paragraph-properties fo:text-align="center" style:justify-single-word="false"/>
      <style:text-properties officeooo:paragraph-rsid="03542d27"/>
    </style:style>
    <style:style style:name="P104" style:family="paragraph" style:parent-style-name="Text_20_body">
      <style:paragraph-properties fo:text-align="center" style:justify-single-word="false"/>
      <style:text-properties officeooo:paragraph-rsid="03559d74"/>
    </style:style>
    <style:style style:name="P105" style:family="paragraph" style:parent-style-name="Text_20_body">
      <style:paragraph-properties fo:text-align="center" style:justify-single-word="false"/>
      <style:text-properties officeooo:paragraph-rsid="035be492"/>
    </style:style>
    <style:style style:name="P106" style:family="paragraph" style:parent-style-name="Text_20_body">
      <style:paragraph-properties fo:text-align="center" style:justify-single-word="false"/>
      <style:text-properties officeooo:paragraph-rsid="035e4f86"/>
    </style:style>
    <style:style style:name="P107" style:family="paragraph" style:parent-style-name="Text_20_body">
      <style:text-properties officeooo:paragraph-rsid="034fdb1b"/>
    </style:style>
    <style:style style:name="P108" style:family="paragraph" style:parent-style-name="Text_20_body">
      <style:text-properties officeooo:paragraph-rsid="0351b397"/>
    </style:style>
    <style:style style:name="P10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52ef97" officeooo:paragraph-rsid="0352ef97"/>
    </style:style>
    <style:style style:name="P110" style:family="paragraph" style:parent-style-name="Text_20_body">
      <style:text-properties officeooo:rsid="0352ef97" officeooo:paragraph-rsid="0352ef97"/>
    </style:style>
    <style:style style:name="P111" style:family="paragraph" style:parent-style-name="Text_20_body">
      <style:text-properties officeooo:paragraph-rsid="0352ef97"/>
    </style:style>
    <style:style style:name="P112" style:family="paragraph" style:parent-style-name="Text_20_body">
      <style:text-properties officeooo:paragraph-rsid="03542d27"/>
    </style:style>
    <style:style style:name="P113" style:family="paragraph" style:parent-style-name="Text_20_body">
      <style:text-properties officeooo:paragraph-rsid="03594885"/>
    </style:style>
    <style:style style:name="P114" style:family="paragraph" style:parent-style-name="Text_20_body">
      <style:text-properties officeooo:paragraph-rsid="035cb753"/>
    </style:style>
    <style:style style:name="P115" style:family="paragraph" style:parent-style-name="Text_20_body">
      <style:text-properties officeooo:paragraph-rsid="035e4f86"/>
    </style:style>
    <style:style style:name="P1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5f0d5f" officeooo:paragraph-rsid="035f0d5f"/>
    </style:style>
    <style:style style:name="P117" style:family="paragraph" style:parent-style-name="Text_20_body">
      <style:text-properties officeooo:rsid="035f0d5f" officeooo:paragraph-rsid="035f0d5f"/>
    </style:style>
    <style:style style:name="P118" style:family="paragraph" style:parent-style-name="Text_20_body">
      <style:text-properties officeooo:paragraph-rsid="0364feb4"/>
    </style:style>
    <style:style style:name="P119" style:family="paragraph" style:parent-style-name="Text_20_body">
      <style:text-properties officeooo:paragraph-rsid="034e7c2e"/>
    </style:style>
    <style:style style:name="P120" style:family="paragraph" style:parent-style-name="Text_20_body">
      <style:text-properties officeooo:rsid="0364feb4" officeooo:paragraph-rsid="0364feb4"/>
    </style:style>
    <style:style style:name="P121" style:family="paragraph" style:parent-style-name="Text_20_body">
      <style:text-properties officeooo:rsid="0366b48c" officeooo:paragraph-rsid="0366b48c"/>
    </style:style>
    <style:style style:name="P122" style:family="paragraph" style:parent-style-name="Text_20_body">
      <style:text-properties officeooo:rsid="0366b48c" officeooo:paragraph-rsid="0367d820"/>
    </style:style>
    <style:style style:name="P123" style:family="paragraph" style:parent-style-name="Text_20_body">
      <style:text-properties officeooo:rsid="0369b3e3" officeooo:paragraph-rsid="0369b3e3"/>
    </style:style>
    <style:style style:name="P124" style:family="paragraph" style:parent-style-name="Text_20_body">
      <style:text-properties officeooo:rsid="036a8075" officeooo:paragraph-rsid="036a8075"/>
    </style:style>
    <style:style style:name="P125"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126"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127"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128"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129"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30"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131"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132"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13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9" style:family="text">
      <style:text-properties fo:font-size="15pt" style:text-underline-style="solid" style:text-underline-width="auto" style:text-underline-color="font-color" fo:font-weight="bold" officeooo:rsid="034abad4" style:font-size-asian="15pt" style:font-weight-asian="bold" style:font-size-complex="15pt" style:font-weight-complex="bold"/>
    </style:style>
    <style:style style:name="T10" style:family="text">
      <style:text-properties fo:font-size="15pt" style:text-underline-style="none" fo:font-weight="bold" officeooo:rsid="0022985c" style:font-size-asian="15pt" style:font-weight-asian="bold" style:font-size-complex="15pt" style:font-weight-complex="bold"/>
    </style:style>
    <style:style style:name="T11" style:family="text">
      <style:text-properties fo:font-size="15pt" style:text-underline-style="none" fo:font-weight="bold" officeooo:rsid="031cc851" style:font-size-asian="15pt" style:font-weight-asian="bold" style:font-size-complex="15pt" style:font-weight-complex="bold"/>
    </style:style>
    <style:style style:name="T12" style:family="text">
      <style:text-properties fo:font-size="15pt" style:text-underline-style="none" fo:font-weight="bold" officeooo:rsid="032f038b" style:font-size-asian="15pt" style:font-weight-asian="bold" style:font-size-complex="15pt" style:font-weight-complex="bold"/>
    </style:style>
    <style:style style:name="T13" style:family="text">
      <style:text-properties fo:font-size="15pt" style:text-underline-style="none" fo:font-weight="bold" officeooo:rsid="0338bb4c" style:font-size-asian="15pt" style:font-weight-asian="bold" style:font-size-complex="15pt" style:font-weight-complex="bold"/>
    </style:style>
    <style:style style:name="T14" style:family="text">
      <style:text-properties fo:font-size="15pt" style:text-underline-style="none" fo:font-weight="bold" officeooo:rsid="034abad4" style:font-size-asian="15pt" style:font-weight-asian="bold" style:font-size-complex="15pt" style:font-weight-complex="bold"/>
    </style:style>
    <style:style style:name="T15" style:family="text">
      <style:text-properties fo:font-size="15pt" officeooo:rsid="03274d26" style:font-size-asian="15pt" style:font-size-complex="15pt"/>
    </style:style>
    <style:style style:name="T16" style:family="text">
      <style:text-properties fo:font-size="15pt" fo:font-weight="bold" officeooo:rsid="03477dd6" style:font-size-asian="15pt" style:font-weight-asian="bold" style:font-size-complex="15pt" style:font-weight-complex="bold"/>
    </style:style>
    <style:style style:name="T17" style:family="text">
      <style:text-properties fo:font-weight="bold" style:font-weight-asian="bold" style:font-weight-complex="bold"/>
    </style:style>
    <style:style style:name="T18" style:family="text">
      <style:text-properties fo:font-weight="bold" officeooo:rsid="03274d26" style:font-weight-asian="bold" style:font-weight-complex="bold"/>
    </style:style>
    <style:style style:name="T19" style:family="text">
      <style:text-properties officeooo:rsid="031a063c"/>
    </style:style>
    <style:style style:name="T20" style:family="text">
      <style:text-properties officeooo:rsid="031e0504"/>
    </style:style>
    <style:style style:name="T21" style:family="text">
      <style:text-properties officeooo:rsid="031f46a2"/>
    </style:style>
    <style:style style:name="T22" style:family="text">
      <style:text-properties style:text-underline-style="solid" style:text-underline-width="auto" style:text-underline-color="font-color"/>
    </style:style>
    <style:style style:name="T23" style:family="text">
      <style:text-properties fo:font-size="14pt" style:text-underline-style="none" fo:font-weight="normal" style:font-size-asian="14pt" style:font-weight-asian="normal" style:font-size-complex="14pt" style:font-weight-complex="normal"/>
    </style:style>
    <style:style style:name="T24" style:family="text">
      <style:text-properties fo:font-size="14pt" style:text-underline-style="none" fo:font-weight="normal" officeooo:rsid="0320fd85" style:font-size-asian="14pt" style:font-weight-asian="normal" style:font-size-complex="14pt" style:font-weight-complex="normal"/>
    </style:style>
    <style:style style:name="T25" style:family="text">
      <style:text-properties fo:font-size="14pt" style:text-underline-style="none" fo:font-weight="normal" officeooo:rsid="0322c416" style:font-size-asian="14pt" style:font-weight-asian="normal" style:font-size-complex="14pt" style:font-weight-complex="normal"/>
    </style:style>
    <style:style style:name="T26" style:family="text">
      <style:text-properties fo:font-size="14pt" style:text-underline-style="none" fo:font-weight="normal" officeooo:rsid="032588c4" style:font-size-asian="14pt" style:font-weight-asian="normal" style:font-size-complex="14pt" style:font-weight-complex="normal"/>
    </style:style>
    <style:style style:name="T27" style:family="text">
      <style:text-properties fo:font-size="14pt" style:text-underline-style="none" fo:font-weight="normal" officeooo:rsid="033e6296" style:font-size-asian="14pt" style:font-weight-asian="normal" style:font-size-complex="14pt" style:font-weight-complex="normal"/>
    </style:style>
    <style:style style:name="T28" style:family="text">
      <style:text-properties fo:font-size="14pt" style:text-underline-style="none" fo:font-weight="normal" officeooo:rsid="033e8019" style:font-size-asian="14pt" style:font-weight-asian="normal" style:font-size-complex="14pt" style:font-weight-complex="normal"/>
    </style:style>
    <style:style style:name="T29" style:family="text">
      <style:text-properties fo:font-size="14pt" style:text-underline-style="none" fo:font-weight="normal" officeooo:rsid="0344355c" style:font-size-asian="14pt" style:font-weight-asian="normal" style:font-size-complex="14pt" style:font-weight-complex="normal"/>
    </style:style>
    <style:style style:name="T30" style:family="text">
      <style:text-properties fo:font-size="14pt" style:text-underline-style="none" fo:font-weight="normal" officeooo:rsid="0346ce97" style:font-size-asian="14pt" style:font-weight-asian="normal" style:font-size-complex="14pt" style:font-weight-complex="normal"/>
    </style:style>
    <style:style style:name="T31" style:family="text">
      <style:text-properties fo:font-size="14pt" style:text-underline-style="none" fo:font-weight="normal" officeooo:rsid="03492227" style:font-size-asian="14pt" style:font-weight-asian="normal"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323d520" style:font-size-asian="14pt" style:font-size-complex="14pt"/>
    </style:style>
    <style:style style:name="T34" style:family="text">
      <style:text-properties fo:font-size="14pt" officeooo:rsid="0323eec4" style:font-size-asian="14pt" style:font-size-complex="14pt"/>
    </style:style>
    <style:style style:name="T35" style:family="text">
      <style:text-properties fo:font-size="14pt" officeooo:rsid="03341863" style:font-size-asian="14pt" style:font-size-complex="14pt"/>
    </style:style>
    <style:style style:name="T36" style:family="text">
      <style:text-properties fo:font-size="14pt" officeooo:rsid="034fdb1b" style:font-size-asian="14pt" style:font-size-complex="14pt"/>
    </style:style>
    <style:style style:name="T37" style:family="text">
      <style:text-properties fo:font-size="14pt" officeooo:rsid="034b5946" style:font-size-asian="14pt" style:font-size-complex="14pt"/>
    </style:style>
    <style:style style:name="T38" style:family="text">
      <style:text-properties fo:font-size="14pt" officeooo:rsid="0350170e" style:font-size-asian="14pt" style:font-size-complex="14pt"/>
    </style:style>
    <style:style style:name="T39" style:family="text">
      <style:text-properties fo:font-size="14pt" officeooo:rsid="034d532d" style:font-size-asian="14pt" style:font-size-complex="14pt"/>
    </style:style>
    <style:style style:name="T40" style:family="text">
      <style:text-properties fo:font-size="14pt" officeooo:rsid="0351b397" style:font-size-asian="14pt" style:font-size-complex="14pt"/>
    </style:style>
    <style:style style:name="T41" style:family="text">
      <style:text-properties fo:font-size="14pt" officeooo:rsid="03527391" style:font-size-asian="14pt" style:font-size-complex="14pt"/>
    </style:style>
    <style:style style:name="T42" style:family="text">
      <style:text-properties fo:font-size="14pt" officeooo:rsid="0352ef97" style:font-size-asian="14pt" style:font-size-complex="14pt"/>
    </style:style>
    <style:style style:name="T43" style:family="text">
      <style:text-properties fo:font-size="14pt" officeooo:rsid="03542d27" style:font-size-asian="14pt" style:font-size-complex="14pt"/>
    </style:style>
    <style:style style:name="T44" style:family="text">
      <style:text-properties fo:font-size="14pt" officeooo:rsid="034e7c2e" style:font-size-asian="14pt" style:font-size-complex="14pt"/>
    </style:style>
    <style:style style:name="T45" style:family="text">
      <style:text-properties fo:font-size="14pt" officeooo:rsid="0350a417" style:font-size-asian="14pt" style:font-size-complex="14pt"/>
    </style:style>
    <style:style style:name="T46" style:family="text">
      <style:text-properties fo:font-size="14pt" officeooo:rsid="03559d74" style:font-size-asian="14pt" style:font-size-complex="14pt"/>
    </style:style>
    <style:style style:name="T47" style:family="text">
      <style:text-properties fo:font-size="14pt" officeooo:rsid="03569151" style:font-size-asian="14pt" style:font-size-complex="14pt"/>
    </style:style>
    <style:style style:name="T48" style:family="text">
      <style:text-properties fo:font-size="14pt" officeooo:rsid="035be492" style:font-size-asian="14pt" style:font-size-complex="14pt"/>
    </style:style>
    <style:style style:name="T49" style:family="text">
      <style:text-properties fo:font-size="14pt" officeooo:rsid="035be868" style:font-size-asian="14pt" style:font-size-complex="14pt"/>
    </style:style>
    <style:style style:name="T50" style:family="text">
      <style:text-properties fo:font-size="14pt" officeooo:rsid="035cb753" style:font-size-asian="14pt" style:font-size-complex="14pt"/>
    </style:style>
    <style:style style:name="T51" style:family="text">
      <style:text-properties fo:font-size="14pt" officeooo:rsid="035e4f86" style:font-size-asian="14pt" style:font-size-complex="14pt"/>
    </style:style>
    <style:style style:name="T52" style:family="text">
      <style:text-properties fo:font-size="14pt" officeooo:rsid="035f0d5f" style:font-size-asian="14pt" style:font-size-complex="14pt"/>
    </style:style>
    <style:style style:name="T53" style:family="text">
      <style:text-properties fo:font-size="14pt" officeooo:rsid="03642a9f" style:font-size-asian="14pt" style:font-size-complex="14pt"/>
    </style:style>
    <style:style style:name="T54" style:family="text">
      <style:text-properties fo:font-size="14pt" officeooo:rsid="036293f2" style:font-size-asian="14pt" style:font-size-complex="14pt"/>
    </style:style>
    <style:style style:name="T55" style:family="text">
      <style:text-properties fo:font-size="14pt" officeooo:rsid="0364feb4" style:font-size-asian="14pt" style:font-size-complex="14pt"/>
    </style:style>
    <style:style style:name="T56" style:family="text">
      <style:text-properties fo:font-size="14pt" fo:font-weight="bold" style:font-size-asian="14pt" style:font-weight-asian="bold" style:font-size-complex="14pt" style:font-weight-complex="bold"/>
    </style:style>
    <style:style style:name="T57" style:family="text">
      <style:text-properties fo:font-size="14pt" fo:font-weight="bold" officeooo:rsid="034b5946" style:font-size-asian="14pt" style:font-weight-asian="bold" style:font-size-complex="14pt" style:font-weight-complex="bold"/>
    </style:style>
    <style:style style:name="T58" style:family="text">
      <style:text-properties fo:font-size="14pt" fo:font-weight="bold" officeooo:rsid="0350170e" style:font-size-asian="14pt" style:font-weight-asian="bold" style:font-size-complex="14pt" style:font-weight-complex="bold"/>
    </style:style>
    <style:style style:name="T59" style:family="text">
      <style:text-properties fo:font-size="14pt" fo:font-weight="bold" officeooo:rsid="03542d27" style:font-size-asian="14pt" style:font-weight-asian="bold" style:font-size-complex="14pt" style:font-weight-complex="bold"/>
    </style:style>
    <style:style style:name="T60" style:family="text">
      <style:text-properties fo:font-size="14pt" fo:font-weight="bold" officeooo:rsid="035be492" style:font-size-asian="14pt" style:font-weight-asian="bold" style:font-size-complex="14pt" style:font-weight-complex="bold"/>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fo:font-size="14pt" fo:font-weight="normal" officeooo:rsid="0366b48c" style:font-size-asian="14pt" style:font-weight-asian="normal" style:font-size-complex="14pt" style:font-weight-complex="normal"/>
    </style:style>
    <style:style style:name="T63" style:family="text">
      <style:text-properties officeooo:rsid="0324cccb"/>
    </style:style>
    <style:style style:name="T64" style:family="text">
      <style:text-properties officeooo:rsid="03274d26"/>
    </style:style>
    <style:style style:name="T65" style:family="text">
      <style:text-properties fo:font-size="12pt" fo:font-style="italic" style:font-size-asian="12pt" style:font-style-asian="italic" style:font-size-complex="12pt" style:font-style-complex="italic"/>
    </style:style>
    <style:style style:name="T66" style:family="text">
      <style:text-properties officeooo:rsid="0329bffd"/>
    </style:style>
    <style:style style:name="T67" style:family="text">
      <style:text-properties officeooo:rsid="03335e73"/>
    </style:style>
    <style:style style:name="T68" style:family="text">
      <style:text-properties officeooo:rsid="03341863"/>
    </style:style>
    <style:style style:name="T69" style:family="text">
      <style:text-properties officeooo:rsid="0334568a"/>
    </style:style>
    <style:style style:name="T70" style:family="text">
      <style:text-properties officeooo:rsid="03376391"/>
    </style:style>
    <style:style style:name="T71" style:family="text">
      <style:text-properties officeooo:rsid="0340fa9c"/>
    </style:style>
    <style:style style:name="T72" style:family="text">
      <style:text-properties officeooo:rsid="0341c688"/>
    </style:style>
    <style:style style:name="T73" style:family="text">
      <style:text-properties officeooo:rsid="0346ce97"/>
    </style:style>
    <style:style style:name="T74" style:family="text">
      <style:text-properties officeooo:rsid="03477a4c"/>
    </style:style>
    <style:style style:name="T75" style:family="text">
      <style:text-properties officeooo:rsid="034d532d"/>
    </style:style>
    <style:style style:name="T76" style:family="text">
      <style:text-properties officeooo:rsid="034fdb1b"/>
    </style:style>
    <style:style style:name="T77" style:family="text">
      <style:text-properties officeooo:rsid="0350a417"/>
    </style:style>
    <style:style style:name="T78" style:family="text">
      <style:text-properties officeooo:rsid="0351b397"/>
    </style:style>
    <style:style style:name="T79" style:family="text">
      <style:text-properties officeooo:rsid="03559d74"/>
    </style:style>
    <style:style style:name="T80" style:family="text">
      <style:text-properties officeooo:rsid="035cb753"/>
    </style:style>
    <style:style style:name="T81" style:family="text">
      <style:text-properties officeooo:rsid="036048aa"/>
    </style:style>
    <style:style style:name="T82" style:family="text">
      <style:text-properties officeooo:rsid="0364f89b"/>
    </style:style>
    <style:style style:name="T83" style:family="text">
      <style:text-properties officeooo:rsid="0364feb4"/>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6"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7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45" text:outline-level="1"><draw:frame draw:style-name="fr2" draw:name="Frame1" text:anchor-type="paragraph" svg:width="6.5634in" draw:z-index="0"><draw:text-box fo:min-height="0.9327in"><text:h text:style-name="P46" text:outline-level="1">Notions mathématiques utilisées en physiques</text:h></draw:text-box></draw:frame><text:tab/></text:h>
      <text:p text:style-name="P1"><text:span text:style-name="T1">0) </text:span>Introduction</text:p>
      <text:p text:style-name="P11">L’idée c’est d’expliquer les concepts mathématiques dont j’ai besoin, au fur et à mesure que je les rencontre dans mon parcour<text:span text:style-name="T19">s</text:span>.</text:p>
      <text:p text:style-name="P2"/>
      <text:p text:style-name="P6"><text:span text:style-name="T11">1</text:span><text:span text:style-name="T10">) </text:span><text:span text:style-name="T5">La confusion entre variable de grandeur et fonction</text:span></text:p>
      <text:p text:style-name="P12">En physique on manipule des <text:span text:style-name="T17">grandeurs</text:span> (position, distance, température, durée, instant, énergie, etc) que l’on exprime <text:span text:style-name="T17">sous forme de fonction</text:span> (position fonction du temps, énergie fonction de la température et de la distance, etc).</text:p>
      <text:p text:style-name="P12">Ces fonctions sont donc utilisées comme des fonctions mathématiques, avec ce que cela implique comme trucs que l’on peut faire avec (dérivation, intégration, étude de variation, etc).</text:p>
      <text:p text:style-name="P12">Le problème c’est que <text:span text:style-name="T17">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13">En d’autres termes, on confond la fonction <draw:g text:anchor-type="as-char" svg:y="-0.1366in" draw:z-index="1" draw:name="Shape1" draw:style-name="gr1716"><svg:title>TexMaths</svg:title><svg:desc>14§display§f§svg§600§FALSE§</svg:desc><draw:g draw:style-name="gr2"><draw:path draw:style-name="gr1717" draw:text-style-name="P133" svg:width="0.0854in" svg:height="0.1551in" svg:x="-0.0004in" svg:y="0.0102in" svg:viewBox="0 0 218 395" svg:d="M0 0c73 0 145 0 218 0 0 132 0 263 0 395-73 0-145 0-218 0 0-132 0-263 0-395z"><text:p/></draw:path><draw:path draw:style-name="gr1718" draw:text-style-name="P134"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20">et la valeur que prend f pour un argument </text:span><text:span text:style-name="T20"><draw:g text:anchor-type="as-char" svg:y="-0.0866in" draw:z-index="2" draw:name="Shape2" draw:style-name="gr1716"><svg:title>TexMaths</svg:title><svg:desc>14§display§x§svg§600§FALSE§</svg:desc><draw:g draw:style-name="gr2"><draw:path draw:style-name="gr1717" draw:text-style-name="P133" svg:width="0.0807in" svg:height="0.0665in" svg:x="0.0039in" svg:y="0.0102in" svg:viewBox="0 0 206 170" svg:d="M0 0c69 0 137 0 206 0 0 56 0 114 0 170-69 0-137 0-206 0 0-56 0-114 0-170z"><text:p/></draw:path><draw:path draw:style-name="gr1718" draw:text-style-name="P13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20"><text:s/>donné, c’est-à-dire </text:span><text:span text:style-name="T20"><draw:g text:anchor-type="as-char" svg:y="-0.1445in" draw:z-index="3" draw:name="Shape3" draw:style-name="gr1716"><svg:title>TexMaths</svg:title><svg:desc>14§display§f(x)§svg§600§FALSE§</svg:desc><draw:g draw:style-name="gr2"><draw:path draw:style-name="gr1717" draw:text-style-name="P133" svg:width="0.3362in" svg:height="0.172in" svg:x="-0.0004in" svg:y="0.0098in" svg:viewBox="0 0 855 438" svg:d="M0 0c285 0 569 0 855 0 0 145 0 292 0 438-286 0-570 0-855 0 0-146 0-293 0-438z"><text:p/></draw:path><draw:path draw:style-name="gr1718" draw:text-style-name="P134" svg:width="0.0961in" svg:height="0.174in" svg:x="0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1718" draw:text-style-name="P134" svg:width="0.0449in" svg:height="0.1917in" svg:x="0.124in" svg:y="0in" svg:viewBox="0 0 115 488" svg:d="M115 483c0-2 0-2-9-10-61-62-77-154-77-228 0-86 19-171 79-232 7-6 7-6 7-9s-3-4-6-4c-4 0-49 34-78 95-24 55-31 109-31 150 0 36 6 96 32 151 31 60 73 92 77 92 3 0 6-1 6-5z"><text:p/></draw:path><draw:path draw:style-name="gr1718" draw:text-style-name="P134" svg:width="0.0961in" svg:height="0.0866in" svg:x="0.185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1718" draw:text-style-name="P134" svg:width="0.0441in" svg:height="0.1917in" svg:x="0.3012in" svg:y="0in" svg:viewBox="0 0 113 488" svg:d="M113 245c0-38-5-98-32-153-29-60-71-92-77-92-3 0-4 1-4 4s0 3 8 13c49 47 77 126 77 228 0 82-18 168-79 231-6 5-6 5-6 7 0 4 1 5 4 5 6 0 49-33 79-95 25-54 30-109 30-148z"><text:p/></draw:path></draw:g></draw:g></text:span><text:span text:style-name="T20">.</text:span></text:p>
      <text:p text:style-name="P25"><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14">De même, dans le formaliste, si on note <draw:g text:anchor-type="as-char" svg:y="-0.0866in" draw:z-index="4" draw:name="Shape4" draw:style-name="gr1716"><svg:title>TexMaths</svg:title><svg:desc>14§display§z§svg§600§FALSE§</svg:desc><draw:g draw:style-name="gr2"><draw:path draw:style-name="gr1717" draw:text-style-name="P133" svg:width="0.0689in" svg:height="0.0665in" svg:x="0.002in" svg:y="0.0102in" svg:viewBox="0 0 176 170" svg:d="M0 0c59 0 117 0 176 0 0 56 0 114 0 170-59 0-117 0-176 0 0-56 0-114 0-170z"><text:p/></draw:path><draw:path draw:style-name="gr1718" draw:text-style-name="P13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21">la position verticale d’un système, à un instant t, noter </text:span><text:span text:style-name="T21"><draw:g text:anchor-type="as-char" svg:y="-0.1445in" draw:z-index="5" draw:name="Shape5" draw:style-name="gr1716"><svg:title>TexMaths</svg:title><svg:desc>14§display§z(t_A)§svg§600§FALSE§</svg:desc><draw:g draw:style-name="gr2"><draw:path draw:style-name="gr1717" draw:text-style-name="P133" svg:width="0.4047in" svg:height="0.1724in" svg:x="0.002in" svg:y="0.0098in" svg:viewBox="0 0 1029 439" svg:d="M515 439c-172 0-343 0-515 0 0-147 0-292 0-439 343 0 686 0 1029 0 0 147 0 292 0 439-171 0-343 0-514 0z"><text:p/></draw:path><draw:path draw:style-name="gr1718" draw:text-style-name="P134" svg:width="0.0819in" svg:height="0.087in" svg:x="0.0004in" svg:y="0.0598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1718" draw:text-style-name="P134" svg:width="0.0441in" svg:height="0.1925in" svg:x="0.1098in" svg:y="0.0004in" svg:viewBox="0 0 113 490" svg:d="M113 484c0-1 0-1-8-10-62-63-77-155-77-229 0-86 18-171 78-231 7-7 7-7 7-8 0-5-2-6-5-6-4 0-49 34-77 97-25 53-31 107-31 148 0 38 4 96 32 152 30 60 72 93 76 93 3 0 5-2 5-6z"><text:p/></draw:path><draw:path draw:style-name="gr1718" draw:text-style-name="P134" svg:width="0.0591in" svg:height="0.122in" svg:x="0.1701in" svg:y="0.0244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1718" draw:text-style-name="P134" svg:width="0.1016in" svg:height="0.0961in" svg:x="0.2425in" svg:y="0.078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1718" draw:text-style-name="P134" svg:width="0.0449in" svg:height="0.1925in" svg:x="0.3717in" svg:y="0.0004in" svg:viewBox="0 0 115 490" svg:d="M115 245c0-38-6-97-32-153-30-60-73-92-77-92-3 0-6 3-6 6 0 1 0 1 10 11 47 47 75 126 75 228 0 82-18 169-78 231-7 7-7 7-7 8 0 3 3 6 6 6 4 0 49-34 78-97 25-53 31-108 31-148z"><text:p/></draw:path></draw:g></draw:g></text:span><text:span text:style-name="T21"><text:s/>comme si passer </text:span><text:span text:style-name="T21"><draw:g text:anchor-type="as-char" svg:y="-0.1201in" draw:z-index="6" draw:name="Shape6" draw:style-name="gr1716"><svg:title>TexMaths</svg:title><svg:desc>14§display§t_A§svg§600§FALSE§</svg:desc><draw:g draw:style-name="gr2"><draw:path draw:style-name="gr1717" draw:text-style-name="P133" svg:width="0.1587in" svg:height="0.1295in" svg:x="0.0059in" svg:y="0.0098in" svg:viewBox="0 0 404 330" svg:d="M0 0c135 0 269 0 404 0 0 109 0 220 0 330-135 0-269 0-404 0 0-110 0-221 0-330z"><text:p/></draw:path><draw:path draw:style-name="gr1718" draw:text-style-name="P13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718" draw:text-style-name="P134"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1"><text:s/>à la fonction z allait retourner la valeur, alors qu’il ne s’agit pas d’une fonction, est un en soi un non-sens.</text:span></text:p>
      <text:p text:style-name="P15">On pourrait simplement se dire « oui mais cette notation signifie “la valeur que prend z quand t égal <draw:g text:anchor-type="as-char" svg:y="-0.1201in" draw:z-index="7" draw:name="Shape7" draw:style-name="gr1716"><svg:title>TexMaths</svg:title><svg:desc>14§display§t_A§svg§600§FALSE§</svg:desc><draw:g draw:style-name="gr2"><draw:path draw:style-name="gr1717" draw:text-style-name="P133" svg:width="0.1587in" svg:height="0.1295in" svg:x="0.0059in" svg:y="0.0098in" svg:viewBox="0 0 404 330" svg:d="M0 0c135 0 269 0 404 0 0 109 0 220 0 330-135 0-269 0-404 0 0-110 0-221 0-330z"><text:p/></draw:path><draw:path draw:style-name="gr1718" draw:text-style-name="P13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718" draw:text-style-name="P134"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16"><text:soft-page-break/><text:span text:style-name="T22">La solution est de considérer que le « parseur » fonctionne comme suit</text:span>:</text:p>
      <text:list xml:id="list2697904458" text:style-name="L1">
        <text:list-item>
          <text:p text:style-name="P66">Toute grandeur (par exemple <draw:g text:anchor-type="as-char" svg:y="-0.0866in" draw:z-index="8" draw:name="Shape8" draw:style-name="gr1716"><svg:title>TexMaths</svg:title><svg:desc>14§display§z§svg§600§FALSE§</svg:desc><draw:g draw:style-name="gr2"><draw:path draw:style-name="gr1717" draw:text-style-name="P133" svg:width="0.0689in" svg:height="0.0665in" svg:x="0.002in" svg:y="0.0102in" svg:viewBox="0 0 176 170" svg:d="M0 0c59 0 117 0 176 0 0 56 0 114 0 170-59 0-117 0-176 0 0-56 0-114 0-170z"><text:p/></draw:path><draw:path draw:style-name="gr1718" draw:text-style-name="P13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1716"><svg:title>TexMaths</svg:title><svg:desc>14§display§T§svg§600§FALSE§</svg:desc><draw:g draw:style-name="gr2"><draw:path draw:style-name="gr1717" draw:text-style-name="P133" svg:width="0.1146in" svg:height="0.1094in" svg:x="0.0059in" svg:y="0.0098in" svg:viewBox="0 0 292 279" svg:d="M0 0c98 0 194 0 292 0 0 93 0 186 0 279-98 0-194 0-292 0 0-93 0-186 0-279z"><text:p/></draw:path><draw:path draw:style-name="gr1718" draw:text-style-name="P134"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66">Donc toute grandeur est régie par une fonction du temps.</text:p>
        </text:list-item>
        <text:list-item>
          <text:p text:style-name="P67">Cette fonction, on peut la noter f indice nom de la variable (<draw:g text:anchor-type="as-char" svg:y="-0.1366in" draw:z-index="10" draw:name="Shape10" draw:style-name="gr1716"><svg:title>TexMaths</svg:title><svg:desc>14§display§f_z§svg§600§FALSE§</svg:desc><draw:g draw:style-name="gr2"><draw:path draw:style-name="gr1717" draw:text-style-name="P133" svg:width="0.1445in" svg:height="0.1551in" svg:x="0.0004in" svg:y="0.0102in" svg:viewBox="0 0 368 395" svg:d="M0 0c122 0 246 0 368 0 0 132 0 263 0 395-122 0-246 0-368 0 0-132 0-263 0-395z"><text:p/></draw:path><draw:path draw:style-name="gr1718" draw:text-style-name="P134"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718" draw:text-style-name="P134"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1716"><svg:title>TexMaths</svg:title><svg:desc>14§display§f_T§svg§600§FALSE§</svg:desc><draw:g draw:style-name="gr2"><draw:path draw:style-name="gr1717" draw:text-style-name="P133" svg:width="0.1803in" svg:height="0.1551in" svg:x="0.0004in" svg:y="0.0102in" svg:viewBox="0 0 459 395" svg:d="M0 0c152 0 306 0 459 0 0 132 0 263 0 395-153 0-307 0-459 0 0-132 0-263 0-395z"><text:p/></draw:path><draw:path draw:style-name="gr1718" draw:text-style-name="P134" svg:width="0.0953in" svg:height="0.1748in" svg:x="0.0008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1718" draw:text-style-name="P134" svg:width="0.1004in" svg:height="0.0906in" svg:x="0.0906in" svg:y="0.0756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67">On a donc, par exemple <draw:g text:anchor-type="as-char" svg:y="-0.2409in" draw:z-index="12" draw:name="Shape12" draw:style-name="gr1716"><svg:title>TexMaths</svg:title><svg:desc>14§display§f_z=\text{f}^{\circ }\left(_{\ \ \ \ t\ \ \ \ \ \ \ \rightarrow \ f_z\left(t\right)}^{\left[t_0,\ t_f\right]_{\mathbb{R}\left[\text{s}\right]}\ \ \rightarrow \ \ \mathbb{R}\left[\text{m}\right]}\right)§svg§600§FALSE§</svg:desc><draw:g draw:style-name="gr2"><draw:path draw:style-name="gr1717" draw:text-style-name="P133" svg:width="2.222in" svg:height="0.3465in" svg:x="0.0004in" svg:y="0.0102in" svg:viewBox="0 0 5645 881" svg:d="M2823 881c-942 0-1882 0-2823 0 0-294 0-587 0-881 1881 0 3764 0 5645 0 0 294 0 587 0 881-940 0-1881 0-2822 0z"><text:p/></draw:path><draw:path draw:style-name="gr1718" draw:text-style-name="P134" svg:width="0.0961in" svg:height="0.1756in" svg:x="0.0008in" svg:y="0.1055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1718" draw:text-style-name="P134" svg:width="0.0618in" svg:height="0.0606in" svg:x="0.0933in" svg:y="0.2102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1718" draw:text-style-name="P134" svg:width="0.1287in" svg:height="0.0449in" svg:x="0.239in" svg:y="0.1705in" svg:viewBox="0 0 328 115" svg:d="M311 20c7 0 17 0 17-10s-10-10-17-10c-98 0-196 0-294 0-7 0-17 0-17 10s10 10 17 10c98 0 196 0 294 0zM311 115c7 0 17 0 17-10s-10-10-17-10c-98 0-196 0-294 0-7 0-17 0-17 10s10 10 17 10c98 0 196 0 294 0z"><text:p/></draw:path><draw:path draw:style-name="gr1718" draw:text-style-name="P134" svg:width="0.0626in" svg:height="0.1358in" svg:x="0.439in" svg:y="0.1055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1718" draw:text-style-name="P134" svg:width="0.0579in" svg:height="0.0575in" svg:x="0.5024in" svg:y="0.0925in" svg:viewBox="0 0 148 147" svg:d="M148 74c0-42-33-74-74-74-42 0-74 34-74 73 0 42 34 74 74 74 41 0 74-34 74-73zM74 130c-32 0-57-25-57-56 0-32 25-57 57-57s58 26 58 56c0 32-27 57-58 57z"><text:p/></draw:path><draw:path draw:style-name="gr1718" draw:text-style-name="P134" svg:width="0.0736in" svg:height="0.3469in" svg:x="0.6476in" svg:y="0.0197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1718" draw:text-style-name="P134" svg:width="0.0205in" svg:height="0.1354in" svg:x="0.7469in" svg:y="0.0004in" svg:viewBox="0 0 53 345" svg:d="M53 345c0-6 0-12 0-17-12 0-24 0-36 0 0-104 0-208 0-311 12 0 24 0 36 0 0-6 0-11 0-17-18 0-35 0-53 0 0 115 0 230 0 345 18 0 35 0 53 0z"><text:p/></draw:path><draw:path draw:style-name="gr1718" draw:text-style-name="P134" svg:width="0.0453in" svg:height="0.0854in" svg:x="0.7783in" svg:y="0.0173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1718" draw:text-style-name="P134" svg:width="0.0496in" svg:height="0.0657in" svg:x="0.839in" svg:y="0.0571in" svg:viewBox="0 0 127 168" svg:d="M127 84c0-17-1-84-64-84s-63 67-63 84c0 18 0 84 63 84s64-66 64-84zM63 161c-8 0-29-4-35-28-4-14-4-31-4-52 0-18 0-35 4-49 6-21 25-25 35-25 18 0 32 10 36 27 5 12 5 33 5 47 0 17 0 37-5 52-7 24-26 28-36 28z"><text:p/></draw:path><draw:path draw:style-name="gr1718" draw:text-style-name="P134" svg:width="0.0173in" svg:height="0.0413in" svg:x="0.9217in" svg:y="0.0862in" svg:viewBox="0 0 45 106" svg:d="M35 35c0 18-4 41-28 62-1 1-1 2-1 4 0 3 2 5 4 5 5 0 35-28 35-68 0-21-9-38-25-38-12 0-20 10-20 20 0 11 8 19 21 19 7 0 13-4 14-4z"><text:p/></draw:path><draw:path draw:style-name="gr1718" draw:text-style-name="P134" svg:width="0.0453in" svg:height="0.0854in" svg:x="1.0232in" svg:y="0.0173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1718" draw:text-style-name="P134" svg:width="0.0547in" svg:height="0.0878in" svg:x="1.0878in" svg:y="0.0543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1718" draw:text-style-name="P134" svg:width="0.0205in" svg:height="0.1354in" svg:x="1.1669in" svg:y="0.0004in" svg:viewBox="0 0 53 345" svg:d="M53 0c-18 0-35 0-53 0 0 6 0 11 0 17 13 0 24 0 36 0 0 103 0 207 0 311-12 0-23 0-36 0 0 5 0 11 0 17 18 0 35 0 53 0 0-115 0-230 0-345z"><text:p/></draw:path><draw:path draw:style-name="gr1718" draw:text-style-name="P134" svg:width="0.0661in" svg:height="0.0657in" svg:x="1.2079in" svg:y="0.0846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1718" draw:text-style-name="P134" svg:width="0.0161in" svg:height="0.0961in" svg:x="1.2933in" svg:y="0.0791in" svg:viewBox="0 0 42 245" svg:d="M42 14c0-4 0-10 0-14-14 0-28 0-42 0 0 81 0 162 0 245 14 0 28 0 42 0 0-6 0-10 0-14-10 0-18 0-28 0 0-73 0-144 0-217 10 0 18 0 28 0z"><text:p/></draw:path><draw:path draw:style-name="gr1718" draw:text-style-name="P134" svg:width="0.0394in" svg:height="0.0437in" svg:x="1.3217in" svg:y="0.1079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1718" draw:text-style-name="P134" svg:width="0.0165in" svg:height="0.0961in" svg:x="1.3736in" svg:y="0.0791in" svg:viewBox="0 0 43 245" svg:d="M43 0c-14 0-29 0-43 0 0 4 0 10 0 14 10 0 20 0 29 0 0 73 0 144 0 217-9 0-19 0-29 0 0 4 0 8 0 14 14 0 29 0 43 0 0-83 0-164 0-245z"><text:p/></draw:path><draw:path draw:style-name="gr1718" draw:text-style-name="P134" svg:width="0.1331in" svg:height="0.0713in" svg:x="1.5567in" svg:y="0.0323in" svg:viewBox="0 0 339 182" svg:d="M290 99c-44 33-32 52-49 77 0 6 4 6 8 6 7 0 7 0 10-7 1-8 7-29 25-49 20-21 37-27 52-31 1 0 3-3 3-4 0-3-2-4-7-6-49-15-67-50-74-81-2-4-5-4-9-4-5 0-8 0-8 6 7 15 4 23 21 47 7 11 17 21 28 30-93 0-184 0-276 0-6 0-14 0-14 8s8 8 14 8c92 0 183 0 276 0z"><text:p/></draw:path><draw:path draw:style-name="gr1718" draw:text-style-name="P134" svg:width="0.0929in" svg:height="0.0921in" svg:x="1.8315in" svg:y="0.0091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1718" draw:text-style-name="P134" svg:width="0.0201in" svg:height="0.1354in" svg:x="1.9461in" svg:y="0.0004in" svg:viewBox="0 0 52 345" svg:d="M52 345c0-6 0-12 0-17-11 0-24 0-35 0 0-104 0-208 0-311 11 0 24 0 35 0 0-6 0-11 0-17-17 0-35 0-52 0 0 115 0 230 0 345 17 0 35 0 52 0z"><text:p/></draw:path><draw:path draw:style-name="gr1718" draw:text-style-name="P134" svg:width="0.1138in" svg:height="0.0591in" svg:x="1.9787in" svg:y="0.0421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1718" draw:text-style-name="P134" svg:width="0.0205in" svg:height="0.1354in" svg:x="2.1028in" svg:y="0.0004in" svg:viewBox="0 0 53 345" svg:d="M53 0c-18 0-35 0-53 0 0 6 0 11 0 17 13 0 24 0 36 0 0 103 0 207 0 311-12 0-23 0-36 0 0 5 0 11 0 17 18 0 35 0 53 0 0-115 0-230 0-345z"><text:p/></draw:path><draw:path draw:style-name="gr1718" draw:text-style-name="P134" svg:width="0.0453in" svg:height="0.0854in" svg:x="0.9929in" svg:y="0.2224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1718" draw:text-style-name="P134" svg:width="0.1331in" svg:height="0.0713in" svg:x="1.5071in" svg:y="0.2374in" svg:viewBox="0 0 339 182" svg:d="M291 99c-43 33-32 52-49 77 0 6 3 6 7 6 7 0 9 0 10-6 1-9 7-30 25-50 20-21 38-25 52-31 1 0 3-3 3-4 0-3-2-4-6-6-50-15-67-50-74-81-1-4-6-4-10-4-5 0-7 0-7 6 7 15 3 23 20 47 8 11 18 21 29 30-92 0-185 0-277 0-6 0-14 0-14 8s8 8 14 8c92 0 185 0 277 0z"><text:p/></draw:path><draw:path draw:style-name="gr1718" draw:text-style-name="P134" svg:width="0.0713in" svg:height="0.1224in" svg:x="1.726in" svg:y="0.2118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1718" draw:text-style-name="P134" svg:width="0.0488in" svg:height="0.0437in" svg:x="1.8012in" svg:y="0.2835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1718" draw:text-style-name="P134" svg:width="0.035in" svg:height="0.1354in" svg:x="1.8866in" svg:y="0.2055in" svg:viewBox="0 0 90 345" svg:d="M83 0c-66 46-83 119-83 172 0 49 14 124 83 173 2 0 7 0 7-5 0-2-2-2-3-5-46-41-63-100-63-163 0-92 35-138 63-164 1-1 3-1 3-4 0-4-5-4-7-4z"><text:p/></draw:path><draw:path draw:style-name="gr1718" draw:text-style-name="P134" svg:width="0.0453in" svg:height="0.0854in" svg:x="1.9374in" svg:y="0.2224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1718" draw:text-style-name="P134" svg:width="0.035in" svg:height="0.1354in" svg:x="1.9996in" svg:y="0.2055in" svg:viewBox="0 0 90 345" svg:d="M7 0c-3 0-7 0-7 4 0 3 1 3 3 6 31 26 63 74 63 162 0 72-23 126-59 160-7 6-7 7-7 8 0 2 1 5 4 5 4 0 38-23 60-66 16-30 26-66 26-107 0-47-14-123-83-172z"><text:p/></draw:path><draw:path draw:style-name="gr1718" draw:text-style-name="P134" svg:width="0.0736in" svg:height="0.3469in" svg:x="2.1591in" svg:y="0.0197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84"><text:span text:style-name="T24">Et donc pour un instant t donné, on a </text:span><text:span text:style-name="T24"><draw:g text:anchor-type="as-char" svg:y="-0.1445in" draw:z-index="13" draw:name="Shape13" draw:style-name="gr1716"><svg:title>TexMaths</svg:title><svg:desc>14§display§z=f_z\left(t\right)§svg§600§FALSE§</svg:desc><draw:g draw:style-name="gr2"><draw:path draw:style-name="gr1717" draw:text-style-name="P133" svg:width="0.7539in" svg:height="0.1724in" svg:x="0.002in" svg:y="0.0098in" svg:viewBox="0 0 1916 439" svg:d="M959 439c-320 0-640 0-959 0 0-147 0-292 0-439 639 0 1277 0 1916 0 0 147 0 292 0 439-320 0-639 0-957 0z"><text:p/></draw:path><draw:path draw:style-name="gr1718" draw:text-style-name="P134"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718" draw:text-style-name="P134" svg:width="0.1287in" svg:height="0.0453in" svg:x="0.1551in" svg:y="0.074in" svg:viewBox="0 0 328 116" svg:d="M311 21c7 0 17-1 17-11s-10-10-17-10c-98 0-196 0-294 0-7 0-17 0-17 10s10 11 17 11c98 0 196 0 294 0zM311 116c7 0 17 0 17-10 0-11-10-11-17-11-98 0-196 0-294 0-7 0-17 0-17 11 0 10 10 10 17 10 98 0 196 0 294 0z"><text:p/></draw:path><draw:path draw:style-name="gr1718" draw:text-style-name="P134" svg:width="0.0961in" svg:height="0.1748in" svg:x="0.3591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718" draw:text-style-name="P134" svg:width="0.0626in" svg:height="0.0602in" svg:x="0.4512in" svg:y="0.1142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718" draw:text-style-name="P134" svg:width="0.0441in" svg:height="0.1925in" svg:x="0.5843in" svg:y="0.0004in" svg:viewBox="0 0 113 490" svg:d="M113 484c0-1 0-1-8-10-62-63-77-155-77-229 0-86 18-171 80-231 5-7 5-7 5-8 0-5-1-6-4-6-5 0-50 34-78 97-25 53-31 107-31 148 0 38 4 96 32 152 30 60 72 93 77 93 3 0 4-2 4-6z"><text:p/></draw:path><draw:path draw:style-name="gr1718" draw:text-style-name="P134" svg:width="0.0591in" svg:height="0.122in" svg:x="0.6441in" svg:y="0.0244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1718" draw:text-style-name="P134" svg:width="0.0449in" svg:height="0.1925in" svg:x="0.7209in" svg:y="0.0004in" svg:viewBox="0 0 115 490" svg:d="M115 245c0-38-6-97-32-153-30-60-73-92-77-92-3 0-6 3-6 6 0 1 0 1 10 11 47 47 75 126 75 228 0 82-18 169-78 231-7 7-7 7-7 8 0 3 3 6 6 6 4 0 49-34 78-97 25-53 31-108 31-148z"><text:p/></draw:path></draw:g></draw:g></text:span></text:p>
        </text:list-item>
        <text:list-item>
          <text:p text:style-name="P85"><text:span text:style-name="T23">Comme c’est un peu lourdingue d’écrire </text:span><text:span text:style-name="T23"><draw:g text:anchor-type="as-char" svg:y="-0.1445in" draw:z-index="14" draw:name="Shape14" draw:style-name="gr1716"><svg:title>TexMaths</svg:title><svg:desc>14§display§z_A=f_z\left(t_A\right)§svg§600§FALSE§</svg:desc><draw:g draw:style-name="gr2"><draw:path draw:style-name="gr1717" draw:text-style-name="P133" svg:width="0.9972in" svg:height="0.172in" svg:x="0.002in" svg:y="0.0098in" svg:viewBox="0 0 2534 438" svg:d="M0 0c844 0 1690 0 2534 0 0 145 0 292 0 438-844 0-1690 0-2534 0 0-146 0-293 0-438z"><text:p/></draw:path><draw:path draw:style-name="gr1718" draw:text-style-name="P13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1718" draw:text-style-name="P134"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718" draw:text-style-name="P134" svg:width="0.128in" svg:height="0.0449in" svg:x="0.2732in" svg:y="0.074in" svg:viewBox="0 0 326 115" svg:d="M309 20c7 0 17 0 17-10s-10-10-15-10c-98 0-198 0-296 0-7 0-15 0-15 10s8 10 15 10c98 0 196 0 294 0zM311 115c5 0 15 0 15-10s-10-10-17-10c-98 0-196 0-294 0-7 0-15 0-15 10s8 10 15 10c98 0 198 0 296 0z"><text:p/></draw:path><draw:path draw:style-name="gr1718" draw:text-style-name="P134" svg:width="0.0965in" svg:height="0.174in" svg:x="0.4764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1718" draw:text-style-name="P134" svg:width="0.0618in" svg:height="0.0602in" svg:x="0.5689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1718" draw:text-style-name="P134" svg:width="0.0441in" svg:height="0.1917in" svg:x="0.7012in" svg:y="0in" svg:viewBox="0 0 113 488" svg:d="M113 483c0-2 0-2-8-10-60-62-77-154-77-228 0-86 20-171 80-232 5-6 5-6 5-9s-1-4-4-4c-5 0-49 34-78 95-25 55-31 109-31 150 0 36 6 96 32 151 30 60 72 92 77 92 3 0 4-1 4-5z"><text:p/></draw:path><draw:path draw:style-name="gr1718" draw:text-style-name="P134" svg:width="0.0591in" svg:height="0.122in" svg:x="0.761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718" draw:text-style-name="P134" svg:width="0.1016in" svg:height="0.0961in" svg:x="0.83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718" draw:text-style-name="P134" svg:width="0.0449in" svg:height="0.1917in" svg:x="0.9642in" svg:y="0in" svg:viewBox="0 0 115 488" svg:d="M115 245c0-38-6-98-32-153-30-60-72-92-77-92-3 0-6 1-6 4s0 3 10 13c49 47 77 126 77 228 0 82-18 168-80 231-7 5-7 5-7 7 0 4 3 5 6 5 5 0 49-33 78-95 25-54 31-109 31-148z"><text:p/></draw:path></draw:g></draw:g></text:span><text:span text:style-name="T23"><text:s/>pour spécifier la valeur que prend la grandeur z quand t = </text:span><text:span text:style-name="T23"><draw:g text:anchor-type="as-char" svg:y="-0.1201in" draw:z-index="15" draw:name="Shape15" draw:style-name="gr1716"><svg:title>TexMaths</svg:title><svg:desc>14§display§t_A§svg§600§FALSE§</svg:desc><draw:g draw:style-name="gr2"><draw:path draw:style-name="gr1717" draw:text-style-name="P133" svg:width="0.1587in" svg:height="0.1295in" svg:x="0.0059in" svg:y="0.0098in" svg:viewBox="0 0 404 330" svg:d="M0 0c135 0 269 0 404 0 0 109 0 220 0 330-135 0-269 0-404 0 0-110 0-221 0-330z"><text:p/></draw:path><draw:path draw:style-name="gr1718" draw:text-style-name="P13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718" draw:text-style-name="P134"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3">, pour des raisons d’ergonomies ou va définir la règle selon laquelle, quand on écrit </text:span><text:span text:style-name="T23"><draw:g text:anchor-type="as-char" svg:y="-0.1445in" draw:z-index="16" draw:name="Shape16" draw:style-name="gr1716"><svg:title>TexMaths</svg:title><svg:desc>14§display§z_A\left(t=t_A\right)§svg§600§FALSE§</svg:desc><draw:g draw:style-name="gr2"><draw:path draw:style-name="gr1717" draw:text-style-name="P133" svg:width="0.8831in" svg:height="0.172in" svg:x="0.002in" svg:y="0.0098in" svg:viewBox="0 0 2244 438" svg:d="M0 0c748 0 1497 0 2244 0 0 145 0 292 0 438-747 0-1496 0-2244 0 0-146 0-293 0-438z"><text:p/></draw:path><draw:path draw:style-name="gr1718" draw:text-style-name="P13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1718" draw:text-style-name="P134"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718" draw:text-style-name="P134" svg:width="0.0441in" svg:height="0.1917in" svg:x="0.2598in" svg:y="0in" svg:viewBox="0 0 113 488" svg:d="M113 483c0-2 0-2-8-10-62-62-77-154-77-228 0-86 18-171 80-232 5-6 5-6 5-9s-1-4-4-4c-5 0-50 34-78 95-25 55-31 109-31 150 0 36 4 96 32 151 30 60 72 92 77 92 3 0 4-1 4-5z"><text:p/></draw:path><draw:path draw:style-name="gr1718" draw:text-style-name="P134" svg:width="0.0587in" svg:height="0.122in" svg:x="0.3205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1718" draw:text-style-name="P134" svg:width="0.128in" svg:height="0.0449in" svg:x="0.45in" svg:y="0.074in" svg:viewBox="0 0 326 115" svg:d="M309 20c9 0 17 0 17-10s-8-10-15-10c-98 0-198 0-296 0-7 0-15 0-15 10s8 10 17 10c98 0 194 0 292 0zM311 115c7 0 15 0 15-10s-8-10-17-10c-98 0-194 0-292 0-9 0-17 0-17 10s8 10 15 10c98 0 198 0 296 0z"><text:p/></draw:path><draw:path draw:style-name="gr1718" draw:text-style-name="P134" svg:width="0.0591in" svg:height="0.122in" svg:x="0.64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718" draw:text-style-name="P134" svg:width="0.1016in" svg:height="0.0961in" svg:x="0.721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718" draw:text-style-name="P134" svg:width="0.0449in" svg:height="0.1917in" svg:x="0.85in" svg:y="0in" svg:viewBox="0 0 115 488" svg:d="M115 245c0-38-6-98-32-153-30-60-72-92-77-92-3 0-6 1-6 4s0 3 10 13c49 47 77 126 77 228 0 82-18 168-80 231-7 5-7 5-7 7 0 4 3 5 6 5 5 0 49-33 78-95 25-54 31-109 31-148z"><text:p/></draw:path></draw:g></draw:g></text:span><text:span text:style-name="T23"><text:s/>ou </text:span><text:span text:style-name="T23"><draw:g text:anchor-type="as-char" svg:y="-0.1445in" draw:z-index="17" draw:name="Shape17" draw:style-name="gr1716"><svg:title>TexMaths</svg:title><svg:desc>14§display§z_A\left(t_A\right)§svg§600§FALSE§</svg:desc><draw:g draw:style-name="gr2"><draw:path draw:style-name="gr1717" draw:text-style-name="P133" svg:width="0.5551in" svg:height="0.1724in" svg:x="0.002in" svg:y="0.0098in" svg:viewBox="0 0 1411 439" svg:d="M707 439c-237 0-472 0-707 0 0-147 0-292 0-439 470 0 941 0 1411 0 0 147 0 292 0 439-235 0-470 0-704 0z"><text:p/></draw:path><draw:path draw:style-name="gr1718" draw:text-style-name="P134"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718" draw:text-style-name="P134" svg:width="0.1016in" svg:height="0.0961in" svg:x="0.090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1718" draw:text-style-name="P134" svg:width="0.0441in" svg:height="0.1925in" svg:x="0.2598in" svg:y="0.0004in" svg:viewBox="0 0 113 490" svg:d="M113 484c0-1 0-1-8-10-62-63-77-155-77-228 0-87 18-172 80-232 5-7 5-7 5-8 0-5-1-6-4-6-5 0-49 34-78 97-25 53-31 107-31 149 0 37 6 95 32 151 30 60 72 93 77 93 3 0 4-2 4-6z"><text:p/></draw:path><draw:path draw:style-name="gr1718" draw:text-style-name="P134" svg:width="0.0587in" svg:height="0.122in" svg:x="0.3197in" svg:y="0.0244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1718" draw:text-style-name="P134" svg:width="0.102in" svg:height="0.0961in" svg:x="0.3925in" svg:y="0.078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718" draw:text-style-name="P134" svg:width="0.0449in" svg:height="0.1925in" svg:x="0.522in" svg:y="0.0004in" svg:viewBox="0 0 115 490" svg:d="M115 246c0-39-6-98-32-154-30-60-73-92-77-92-3 0-6 3-6 6 0 1 0 1 10 11 47 47 75 126 75 229 0 81-18 168-78 230-7 7-7 7-7 8 0 3 3 6 6 6 4 0 49-34 78-97 25-53 31-108 31-147z"><text:p/></draw:path></draw:g></draw:g></text:span><text:span text:style-name="T23">, ça renvoie </text:span><text:span text:style-name="T23"><draw:g text:anchor-type="as-char" svg:y="-0.1445in" draw:z-index="18" draw:name="Shape18" draw:style-name="gr1716"><svg:title>TexMaths</svg:title><svg:desc>14§display§f_z\left(t_A\right)§svg§600§FALSE§</svg:desc><draw:g draw:style-name="gr2"><draw:path draw:style-name="gr1717" draw:text-style-name="P133" svg:width="0.5232in" svg:height="0.172in" svg:x="0.0004in" svg:y="0.0098in" svg:viewBox="0 0 1330 438" svg:d="M0 0c443 0 887 0 1330 0 0 145 0 292 0 438-443 0-887 0-1330 0 0-146 0-293 0-438z"><text:p/></draw:path><draw:path draw:style-name="gr1718" draw:text-style-name="P134" svg:width="0.0961in" svg:height="0.174in" svg:x="0.0008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1718" draw:text-style-name="P134" svg:width="0.0618in" svg:height="0.0602in" svg:x="0.0937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1718" draw:text-style-name="P134" svg:width="0.0449in" svg:height="0.1917in" svg:x="0.226in" svg:y="0in" svg:viewBox="0 0 115 488" svg:d="M115 483c0-2 0-2-8-10-62-62-79-154-79-228 0-86 20-171 80-232 7-6 7-6 7-9s-3-4-6-4c-4 0-49 34-78 95-25 55-31 109-31 150 0 36 6 96 32 151 30 60 73 92 77 92 3 0 6-1 6-5z"><text:p/></draw:path><draw:path draw:style-name="gr1718" draw:text-style-name="P134" svg:width="0.0591in" svg:height="0.122in" svg:x="0.2862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1718" draw:text-style-name="P134" svg:width="0.1016in" svg:height="0.0961in" svg:x="0.3594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1718" draw:text-style-name="P134" svg:width="0.0445in" svg:height="0.1917in" svg:x="0.489in" svg:y="0in" svg:viewBox="0 0 114 488" svg:d="M114 245c0-38-6-98-33-153-29-60-71-92-77-92-3 0-4 1-4 4s0 3 8 13c49 47 77 126 77 228 0 82-18 168-79 231-6 5-6 5-6 7 0 4 1 5 4 5 6 0 49-33 79-95 25-54 31-109 31-148z"><text:p/></draw:path></draw:g></draw:g></text:span><text:span text:style-name="T23">. </text:span><text:span text:style-name="T25">En gros si une grandeur se voit passer un argument, ça appelle la fonction qui gère cette grandeur et lui passe l’argument et retourne la valeur correspondante.</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text:span text:style-name="T12">2</text:span><text:span text:style-name="T10">) </text:span><text:span text:style-name="T6">Le changement de variable au sein d’une intégrale</text:span></text:p>
      <text:p text:style-name="P44"><text:span text:style-name="T25">C’</text:span><text:span text:style-name="T23">est la technique de base pour utiliser les intégrales en physique, ne serait-ce que parce qu’il arrive souvent que la variable d’intégration ne corresponde pas aux bornes d’intégration (dans le calcul du travail d’une force par exemple).</text:span></text:p>
      <text:p text:style-name="P20">Le théorème est le suivant:</text:p>
      <text:p text:style-name="P20"/>
      <text:p text:style-name="P20"><draw:frame draw:style-name="fr1" draw:name="Frame2" text:anchor-type="paragraph" svg:x="0.0965in" svg:y="0.002in" svg:width="6.5839in" draw:z-index="29"><draw:text-box fo:min-height="2.9902in"><text:p text:style-name="P48"/><text:p text:style-name="P51">Soient:</text:p><text:list xml:id="list121530438" text:style-name="L2"><text:list-item><text:p text:style-name="P125"><draw:g text:anchor-type="as-char" svg:y="-0.1327in" draw:z-index="30" draw:name="Shape19" draw:style-name="gr1716"><svg:title>TexMaths</svg:title><svg:desc>14§display§I\subseteq \mathbb{R}§svg§600§FALSE§</svg:desc><draw:g draw:style-name="gr2"><draw:path draw:style-name="gr1717" draw:text-style-name="P133" svg:width="0.474in" svg:height="0.1378in" svg:x="0.0035in" svg:y="0.0098in" svg:viewBox="0 0 1205 351" svg:d="M0 0c402 0 803 0 1205 0 0 117 0 234 0 351-402 0-803 0-1205 0 0-117 0-234 0-351z"><text:p/></draw:path><draw:path draw:style-name="gr1718" draw:text-style-name="P13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718" draw:text-style-name="P134" svg:width="0.1177in" svg:height="0.1484in" svg:x="0.1642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718" draw:text-style-name="P134" svg:width="0.1327in" svg:height="0.1311in" svg:x="0.3551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29"><draw:g text:anchor-type="as-char" svg:y="-0.1311in" draw:z-index="31" draw:name="Shape20" draw:style-name="gr1716"><svg:title>TexMaths</svg:title><svg:desc>14§display§J\subseteq \mathbb{R}§svg§600§FALSE§</svg:desc><draw:g draw:style-name="gr2"><draw:path draw:style-name="gr1717" draw:text-style-name="P133" svg:width="0.4996in" svg:height="0.1382in" svg:x="0.0004in" svg:y="0.0102in" svg:viewBox="0 0 1270 352" svg:d="M636 352c-213 0-424 0-636 0 0-118 0-234 0-352 423 0 847 0 1270 0 0 118 0 234 0 352-211 0-423 0-634 0z"><text:p/></draw:path><draw:path draw:style-name="gr1718" draw:text-style-name="P134" svg:width="0.1087in" svg:height="0.1354in" svg:x="0.0039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718" draw:text-style-name="P134" svg:width="0.1181in" svg:height="0.1484in" svg:x="0.1862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718" draw:text-style-name="P134" svg:width="0.1327in" svg:height="0.1315in" svg:x="0.3776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59"><draw:g text:anchor-type="as-char" svg:y="-0.1327in" draw:z-index="53" draw:name="Shape21" draw:style-name="gr1716"><svg:title>TexMaths</svg:title><svg:desc>14§display§K\subseteq \mathbb{R}§svg§600§FALSE§</svg:desc><draw:g draw:style-name="gr2"><draw:path draw:style-name="gr1717" draw:text-style-name="P133" svg:width="0.5512in" svg:height="0.1378in" svg:x="0.0031in" svg:y="0.0098in" svg:viewBox="0 0 1401 351" svg:d="M0 0c468 0 934 0 1401 0 0 117 0 234 0 351-467 0-933 0-1401 0 0-117 0-234 0-351z"><text:p/></draw:path><draw:path draw:style-name="gr1718" draw:text-style-name="P13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718" draw:text-style-name="P134" svg:width="0.1177in" svg:height="0.1484in" svg:x="0.2409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718" draw:text-style-name="P134" svg:width="0.1323in" svg:height="0.1311in" svg:x="0.4319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60"><draw:g text:anchor-type="as-char" svg:y="-0.2217in" draw:z-index="55" draw:name="Shape22" draw:style-name="gr1716"><svg:title>TexMaths</svg:title><svg:desc>14§display§f=\text{f}^{\circ }\left(_{\ x\ \rightarrow \ f\left(x\right)}^{\ J\ \rightarrow \ K}\right)§svg§600§FALSE§</svg:desc><draw:g draw:style-name="gr2"><draw:path draw:style-name="gr1717" draw:text-style-name="P133" svg:width="1.4744in" svg:height="0.3276in" svg:x="0.0004in" svg:y="0.0094in" svg:viewBox="0 0 3746 833" svg:d="M1874 833c-626 0-1250 0-1874 0 0-277 0-556 0-833 1248 0 2498 0 3746 0 0 277 0 556 0 833-624 0-1248 0-1872 0z"><text:p/></draw:path><draw:path draw:style-name="gr1718" draw:text-style-name="P134"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718" draw:text-style-name="P134" svg:width="0.1283in" svg:height="0.0449in" svg:x="0.1705in" svg:y="0.1512in" svg:viewBox="0 0 327 115" svg:d="M311 20c7 0 16 0 16-10s-9-10-16-10c-98 0-196 0-294 0-7 0-17 0-17 10s10 10 17 10c98 0 196 0 294 0zM311 115c7 0 16 0 16-10s-9-10-16-10c-98 0-196 0-294 0-7 0-17 0-17 10s10 10 17 10c98 0 196 0 294 0z"><text:p/></draw:path><draw:path draw:style-name="gr1718" draw:text-style-name="P134" svg:width="0.0626in" svg:height="0.1362in" svg:x="0.3705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718" draw:text-style-name="P134" svg:width="0.0579in" svg:height="0.0575in" svg:x="0.4339in" svg:y="0.0724in" svg:viewBox="0 0 148 147" svg:d="M148 74c0-42-33-74-74-74-42 0-74 34-74 73 0 42 34 74 74 74 41 0 74-34 74-73zM74 130c-32 0-57-26-57-56 0-32 25-57 57-57s58 25 58 56c0 32-27 57-58 57z"><text:p/></draw:path><draw:path draw:style-name="gr1718" draw:text-style-name="P134" svg:width="0.0736in" svg:height="0.3476in" svg:x="0.579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718" draw:text-style-name="P134" svg:width="0.0791in" svg:height="0.0949in" svg:x="0.7382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718" draw:text-style-name="P134" svg:width="0.1331in" svg:height="0.0709in" svg:x="0.8976in" svg:y="0.0724in" svg:viewBox="0 0 339 181" svg:d="M290 98c-44 32-49 77-49 78 0 5 3 5 8 5 6 0 7 0 9-6 2-8 7-31 25-49 21-21 37-27 51-31 3-1 5-3 5-4 0-4-3-4-7-6-49-16-67-51-74-81-2-4-5-4-9-4-5 0-8 0-8 4 0 2 3 24 19 48 9 12 18 22 30 29-93 0-185 0-277 0-5 0-13 0-13 9 0 8 7 8 13 8 92 0 184 0 277 0z"><text:p/></draw:path><draw:path draw:style-name="gr1718" draw:text-style-name="P134" svg:width="0.1228in" svg:height="0.0921in" svg:x="1.1154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718" draw:text-style-name="P134" svg:width="0.0717in" svg:height="0.0606in" svg:x="0.7315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718" draw:text-style-name="P134" svg:width="0.1331in" svg:height="0.0713in" svg:x="0.8866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1718" draw:text-style-name="P134" svg:width="0.0713in" svg:height="0.1232in" svg:x="1.1055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718" draw:text-style-name="P134" svg:width="0.035in" svg:height="0.1354in" svg:x="1.2016in" svg:y="0.1736in" svg:viewBox="0 0 90 345" svg:d="M83 0c-65 46-83 119-83 172 0 48 15 124 83 173 2 0 7 0 7-5 0-2 0-2-3-5-46-41-63-100-63-163 0-92 35-138 64-164 2-1 2-2 2-4 0-4-5-4-7-4z"><text:p/></draw:path><draw:path draw:style-name="gr1718" draw:text-style-name="P134" svg:width="0.0717in" svg:height="0.0606in" svg:x="1.2531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718" draw:text-style-name="P134" svg:width="0.0343in" svg:height="0.1354in" svg:x="1.3441in" svg:y="0.1736in" svg:viewBox="0 0 88 345" svg:d="M6 0c-2 0-6 0-6 4 0 2 0 3 3 6 29 26 63 73 63 162 0 72-23 126-60 160-6 6-6 6-6 8s0 5 4 5 37-24 59-66c15-30 25-66 25-107 0-49-14-123-82-172z"><text:p/></draw:path><draw:path draw:style-name="gr1718" draw:text-style-name="P134" svg:width="0.0736in" svg:height="0.3476in" svg:x="1.4114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60"><draw:g text:anchor-type="as-char" svg:y="-0.2217in" draw:z-index="54" draw:name="Shape23" draw:style-name="gr1716"><svg:title>TexMaths</svg:title><svg:desc>14§display§g=\text{f}^{\circ }\left(_{\ t\ \rightarrow \ g\left(t\right)}^{\ I\ \rightarrow \ J\ }\right)§svg§600§FALSE§</svg:desc><draw:g draw:style-name="gr2"><draw:path draw:style-name="gr1717" draw:text-style-name="P133" svg:width="1.3898in" svg:height="0.3276in" svg:x="0.0075in" svg:y="0.0094in" svg:viewBox="0 0 3531 833" svg:d="M1767 833c-589 0-1178 0-1767 0 0-277 0-556 0-833 1178 0 2354 0 3531 0 0 277 0 556 0 833-588 0-1176 0-1764 0z"><text:p/></draw:path><draw:path draw:style-name="gr1718" draw:text-style-name="P134" svg:width="0.089in" svg:height="0.1248in" svg:x="0.0004in" svg:y="0.1362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1718" draw:text-style-name="P134" svg:width="0.128in" svg:height="0.0449in" svg:x="0.1618in" svg:y="0.1512in" svg:viewBox="0 0 326 115" svg:d="M309 20c9 0 17 0 17-10s-8-10-15-10c-98 0-198 0-296 0-7 0-15 0-15 10s8 10 17 10c98 0 194 0 292 0zM311 115c7 0 15 0 15-10s-8-10-17-10c-98 0-194 0-292 0-9 0-17 0-17 10s8 10 15 10c98 0 198 0 296 0z"><text:p/></draw:path><draw:path draw:style-name="gr1718" draw:text-style-name="P134" svg:width="0.0626in" svg:height="0.1362in" svg:x="0.3614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1718" draw:text-style-name="P134" svg:width="0.0579in" svg:height="0.0575in" svg:x="0.4248in" svg:y="0.0724in" svg:viewBox="0 0 148 147" svg:d="M148 74c0-42-33-74-74-74-42 0-74 34-74 73 0 42 34 74 74 74 41 0 74-34 74-73zM74 130c-32 0-57-26-57-56 0-32 25-57 57-57s58 25 58 56c0 32-26 57-58 57z"><text:p/></draw:path><draw:path draw:style-name="gr1718" draw:text-style-name="P134" svg:width="0.0736in" svg:height="0.3476in" svg:x="0.5701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718" draw:text-style-name="P134" svg:width="0.0634in" svg:height="0.0921in" svg:x="0.724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1718" draw:text-style-name="P134" svg:width="0.1331in" svg:height="0.0709in" svg:x="0.8697in" svg:y="0.0724in" svg:viewBox="0 0 339 181" svg:d="M290 98c-44 32-49 77-49 78 0 5 3 5 8 5 6 0 7 0 9-6 2-8 8-31 25-49 21-21 38-27 52-31 2-1 4-3 4-4 0-4-3-4-7-6-49-16-67-51-74-81-2-4-5-4-9-4-5 0-8 0-8 4 0 2 3 24 19 48 9 12 19 22 30 29-93 0-184 0-276 0-6 0-14 0-14 9 0 8 7 8 14 8 92 0 183 0 276 0z"><text:p/></draw:path><draw:path draw:style-name="gr1718" draw:text-style-name="P134" svg:width="0.0791in" svg:height="0.0949in" svg:x="1.0917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718" draw:text-style-name="P134" svg:width="0.0461in" svg:height="0.0854in" svg:x="0.7209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718" draw:text-style-name="P134" svg:width="0.1331in" svg:height="0.0713in" svg:x="0.8488in" svg:y="0.2043in" svg:viewBox="0 0 339 182" svg:d="M291 99c-43 33-33 52-50 77 0 6 4 6 8 6 7 0 7 0 10-7 1-8 7-29 25-49 20-21 37-27 52-31 1 0 3-3 3-4 0-3-2-4-6-6-50-15-67-50-75-81-2-4-5-4-9-4-5 0-8 0-8 6 7 15 4 23 21 47 8 11 17 21 29 30-92 0-185 0-277 0-6 0-14 0-14 8s8 8 14 8c92 0 185 0 277 0z"><text:p/></draw:path><draw:path draw:style-name="gr1718" draw:text-style-name="P134" svg:width="0.0661in" svg:height="0.0874in" svg:x="1.063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1718" draw:text-style-name="P134" svg:width="0.035in" svg:height="0.1354in" svg:x="1.1535in" svg:y="0.1736in" svg:viewBox="0 0 90 345" svg:d="M83 0c-66 46-83 119-83 172 0 48 14 124 83 173 2 0 7 0 7-5 0-2-2-2-5-5-46-41-63-100-63-163 0-92 37-138 65-164 1-1 3-2 3-4 0-4-5-4-7-4z"><text:p/></draw:path><draw:path draw:style-name="gr1718" draw:text-style-name="P134" svg:width="0.0461in" svg:height="0.0854in" svg:x="1.2035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1718" draw:text-style-name="P134" svg:width="0.0343in" svg:height="0.1354in" svg:x="1.2665in" svg:y="0.1736in" svg:viewBox="0 0 88 345" svg:d="M6 0c-2 0-6 0-6 4 0 2 0 3 3 6 29 26 63 73 63 162 0 72-23 126-60 160-6 6-6 6-6 8s0 5 4 5 37-24 59-66c15-30 25-66 25-107 0-49-14-123-82-172z"><text:p/></draw:path><draw:path draw:style-name="gr1718" draw:text-style-name="P134" svg:width="0.0736in" svg:height="0.3476in" svg:x="1.3339in" svg:y="0in" svg:viewBox="0 0 188 884" svg:d="M188 443c0-142-34-292-131-402-7-9-25-27-36-38-4-3-4-3-11-3-6 0-10 0-10 6 0 1 1 2 3 4 17 18 43 45 74 98 53 95 73 217 73 335 0 211-59 341-147 431-2 1-3 3-3 4 0 6 4 6 10 6 7 0 7 0 11-4 48-41 99-110 134-213 21-68 33-147 33-224z"><text:p/></draw:path></draw:g></draw:g></text:p><text:p text:style-name="P62">⇒ on peut donc composer f et g dans le sens <draw:g text:anchor-type="as-char" svg:y="-0.1445in" draw:z-index="56" draw:name="Shape24" draw:style-name="gr1716"><svg:title>TexMaths</svg:title><svg:desc>14§display§f\left(g\left(x\right)\right)§svg§600§FALSE§</svg:desc><draw:g draw:style-name="gr2"><draw:path draw:style-name="gr1717" draw:text-style-name="P133" svg:width="0.6512in" svg:height="0.1724in" svg:x="0.0004in" svg:y="0.0098in" svg:viewBox="0 0 1655 439" svg:d="M829 439c-277 0-553 0-829 0 0-147 0-292 0-439 552 0 1103 0 1655 0 0 147 0 292 0 439-276 0-552 0-826 0z"><text:p/></draw:path><draw:path draw:style-name="gr1718" draw:text-style-name="P134" svg:width="0.0961in" svg:height="0.1748in" svg:x="0.0008in" svg:y="0.0091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1718" draw:text-style-name="P134" svg:width="0.0449in" svg:height="0.1925in" svg:x="0.1575in" svg:y="0.0004in" svg:viewBox="0 0 115 490" svg:d="M115 484c0-1 0-1-9-10-61-63-77-155-77-229 0-86 19-171 79-231 7-7 7-7 7-8 0-5-3-6-6-6-4 0-49 34-78 97-25 53-31 107-31 148 0 38 6 96 32 152 30 60 73 93 77 93 3 0 6-2 6-6z"><text:p/></draw:path><draw:path draw:style-name="gr1718" draw:text-style-name="P134" svg:width="0.0882in" svg:height="0.124in" svg:x="0.2161in" svg:y="0.0598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1718" draw:text-style-name="P134" svg:width="0.0449in" svg:height="0.1925in" svg:x="0.3634in" svg:y="0.0004in" svg:viewBox="0 0 115 490" svg:d="M115 484c0-1 0-1-9-10-61-63-77-155-77-229 0-86 19-171 79-231 7-7 7-7 7-8 0-5-3-6-6-6-4 0-49 34-78 97-24 53-31 107-31 148 0 38 6 96 32 152 31 60 73 93 77 93 3 0 6-2 6-6z"><text:p/></draw:path><draw:path draw:style-name="gr1718" draw:text-style-name="P134" svg:width="0.0961in" svg:height="0.087in" svg:x="0.4252in" svg:y="0.0598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1718" draw:text-style-name="P134" svg:width="0.0441in" svg:height="0.1925in" svg:x="0.5413in" svg:y="0.0004in" svg:viewBox="0 0 113 490" svg:d="M113 245c0-38-5-97-32-153-29-60-71-92-77-92-3 0-4 3-4 6 0 1 0 1 8 11 49 47 77 126 77 228 0 82-18 169-79 231-6 7-6 7-6 8 0 3 1 6 4 6 6 0 49-34 79-97 25-53 30-108 30-148z"><text:p/></draw:path><draw:path draw:style-name="gr1718" draw:text-style-name="P134" svg:width="0.0449in" svg:height="0.1925in" svg:x="0.6165in" svg:y="0.0004in" svg:viewBox="0 0 115 490" svg:d="M115 245c0-38-6-97-32-153-30-60-73-92-77-92-3 0-6 3-6 6 0 1 0 1 10 11 47 47 75 126 75 228 0 82-18 169-78 231-7 7-7 7-7 8 0 3 3 6 6 6 4 0 49-34 78-97 25-53 31-108 31-148z"><text:p/></draw:path></draw:g></draw:g></text:p></text:list-item></text:list><text:p text:style-name="P47"/><text:p text:style-name="P49"><text:span text:style-name="T15">Si, pour un intervalle </text:span><text:span text:style-name="T15"><draw:g text:anchor-type="as-char" svg:y="-0.1445in" draw:z-index="32" draw:name="Shape23" draw:style-name="gr1716"><svg:title>TexMaths</svg:title><svg:desc>14§display§\left[t_A,\ t_B\right]\subseteq I§svg§600§FALSE§</svg:desc><draw:g draw:style-name="gr2"><draw:path draw:style-name="gr1717" draw:text-style-name="P133" svg:width="0.9913in" svg:height="0.1724in" svg:x="0.0004in" svg:y="0.0098in" svg:viewBox="0 0 2519 439" svg:d="M1260 439c-420 0-840 0-1260 0 0-147 0-292 0-439 840 0 1679 0 2519 0 0 147 0 292 0 439-420 0-840 0-1259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1718" draw:text-style-name="P134" svg:width="0.1016in" svg:height="0.0961in" svg:x="0.12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1718" draw:text-style-name="P134" svg:width="0.022in" svg:height="0.0575in" svg:x="0.2571in" svg:y="0.1244in" svg:viewBox="0 0 57 147" svg:d="M57 52c0-32-12-52-32-52-15 0-25 13-25 27 0 12 10 25 25 25 6 0 13-2 18-6 2-1 2-1 2-1 1 0 1 0 1 7 0 36-17 66-33 81-6 6-6 7-6 8 0 3 3 6 6 6 5 0 44-38 44-95z"><text:p/></draw:path><draw:path draw:style-name="gr1718" draw:text-style-name="P134" svg:width="0.0591in" svg:height="0.122in" svg:x="0.3953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718" draw:text-style-name="P134" svg:width="0.1031in" svg:height="0.0921in" svg:x="0.4705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718" draw:text-style-name="P134" svg:width="0.026in" svg:height="0.1925in" svg:x="0.5976in" svg:y="0.0004in" svg:viewBox="0 0 67 490" svg:d="M67 0c-22 0-45 0-67 0 0 7 0 13 0 20 15 0 32 0 48 0 0 149 0 300 0 450-16 0-33 0-48 0 0 7 0 13 0 20 22 0 45 0 67 0 0-164 0-326 0-490z"><text:p/></draw:path><draw:path draw:style-name="gr1718" draw:text-style-name="P134" svg:width="0.1177in" svg:height="0.1484in" svg:x="0.7173in" svg:y="0.0217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1718" draw:text-style-name="P134" svg:width="0.0894in" svg:height="0.1307in" svg:x="0.9118in" svg:y="0.0134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5">, on a:</text:span></text:p><text:list xml:id="list2223436493" text:style-name="L3"><text:list-item><text:p text:style-name="P127"><text:span text:style-name="T72">g</text:span><text:span text:style-name="T64"> </text:span><text:span text:style-name="T18">dérivable</text:span><text:span text:style-name="T64"> sur </text:span><draw:g text:anchor-type="as-char" svg:y="-0.1445in" draw:z-index="33" draw:name="Shape27" draw:style-name="gr1716"><svg:title>TexMaths</svg:title><svg:desc>14§display§\left[t_A,\ t_B\right]§svg§600§FALSE§</svg:desc><draw:g draw:style-name="gr2"><draw:path draw:style-name="gr1717" draw:text-style-name="P133" svg:width="0.6134in" svg:height="0.1724in" svg:x="0.0004in" svg:y="0.0098in" svg:viewBox="0 0 1559 439" svg:d="M779 439c-260 0-519 0-779 0 0-147 0-292 0-439 519 0 1040 0 1559 0 0 147 0 292 0 439-260 0-521 0-780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718" draw:text-style-name="P13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718" draw:text-style-name="P134" svg:width="0.022in" svg:height="0.0575in" svg:x="0.2571in" svg:y="0.1244in" svg:viewBox="0 0 57 147" svg:d="M57 52c0-32-12-52-32-52-15 0-25 13-25 27 0 12 10 25 25 25 6 0 13-2 17-6 1-1 1-1 3-1 1 0 1 0 1 7 0 36-17 66-33 81-6 6-6 7-6 8 0 3 3 6 6 6 5 0 44-38 44-95z"><text:p/></draw:path><draw:path draw:style-name="gr1718" draw:text-style-name="P13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718" draw:text-style-name="P13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718" draw:text-style-name="P134" svg:width="0.026in" svg:height="0.1925in" svg:x="0.5976in" svg:y="0.0004in" svg:viewBox="0 0 67 490" svg:d="M67 0c-22 0-45 0-67 0 0 7 0 13 0 20 15 0 32 0 48 0 0 149 0 300 0 450-16 0-33 0-48 0 0 7 0 13 0 20 22 0 45 0 67 0 0-164 0-326 0-490z"><text:p/></draw:path></draw:g></draw:g></text:p></text:list-item><text:list-item><text:p text:style-name="P131">la fonction dérivée de <draw:g text:anchor-type="as-char" svg:y="-0.0862in" draw:z-index="57" draw:name="Shape26" draw:style-name="gr1716"><svg:title>TexMaths</svg:title><svg:desc>14§display§g§svg§600§FALSE§</svg:desc><draw:g draw:style-name="gr2"><draw:path draw:style-name="gr1717" draw:text-style-name="P133" svg:width="0.0709in" svg:height="0.1043in" svg:x="0.0075in" svg:y="0.0094in" svg:viewBox="0 0 181 266" svg:d="M91 266c-31 0-60 0-91 0 0-88 0-178 0-266 60 0 120 0 181 0 0 88 0 178 0 266-30 0-61 0-90 0z"><text:p/></draw:path><draw:path draw:style-name="gr1718" draw:text-style-name="P134"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4" draw:name="Shape29" draw:style-name="gr1716"><svg:title>TexMaths</svg:title><svg:desc>14§display§\left[t_A,\ t_B\right]§svg§600§FALSE§</svg:desc><draw:g draw:style-name="gr2"><draw:path draw:style-name="gr1717" draw:text-style-name="P133" svg:width="0.6134in" svg:height="0.1724in" svg:x="0.0004in" svg:y="0.0098in" svg:viewBox="0 0 1559 439" svg:d="M779 439c-260 0-519 0-779 0 0-147 0-292 0-439 519 0 1040 0 1559 0 0 147 0 292 0 439-260 0-521 0-780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718" draw:text-style-name="P13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718" draw:text-style-name="P134" svg:width="0.022in" svg:height="0.0575in" svg:x="0.2571in" svg:y="0.1244in" svg:viewBox="0 0 57 147" svg:d="M57 52c0-32-12-52-32-52-15 0-25 13-25 27 0 12 10 25 25 25 6 0 13-2 17-6 1-1 1-1 3-1 1 0 1 0 1 7 0 36-17 66-33 81-6 6-6 7-6 8 0 3 3 6 6 6 5 0 44-38 44-95z"><text:p/></draw:path><draw:path draw:style-name="gr1718" draw:text-style-name="P13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718" draw:text-style-name="P13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718" draw:text-style-name="P134" svg:width="0.026in" svg:height="0.1925in" svg:x="0.5976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35" draw:name="Shape30" draw:style-name="gr1716"><svg:title>TexMaths</svg:title><svg:desc>14§display§\left[t_A,\ t_B\right]§svg§600§FALSE§</svg:desc><draw:g draw:style-name="gr2"><draw:path draw:style-name="gr1717" draw:text-style-name="P133" svg:width="0.6134in" svg:height="0.1724in" svg:x="0.0004in" svg:y="0.0098in" svg:viewBox="0 0 1559 439" svg:d="M779 439c-260 0-519 0-779 0 0-147 0-292 0-439 519 0 1040 0 1559 0 0 147 0 292 0 439-260 0-521 0-780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718" draw:text-style-name="P13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718" draw:text-style-name="P134" svg:width="0.022in" svg:height="0.0575in" svg:x="0.2571in" svg:y="0.1244in" svg:viewBox="0 0 57 147" svg:d="M57 52c0-32-12-52-32-52-15 0-25 13-25 27 0 12 10 25 25 25 6 0 13-2 17-6 1-1 1-1 3-1 1 0 1 0 1 7 0 36-17 66-33 81-6 6-6 7-6 8 0 3 3 6 6 6 5 0 44-38 44-95z"><text:p/></draw:path><draw:path draw:style-name="gr1718" draw:text-style-name="P13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718" draw:text-style-name="P13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718" draw:text-style-name="P134" svg:width="0.026in" svg:height="0.1925in" svg:x="0.5976in" svg:y="0.0004in" svg:viewBox="0 0 67 490" svg:d="M67 0c-22 0-45 0-67 0 0 7 0 13 0 20 15 0 32 0 48 0 0 149 0 300 0 450-16 0-33 0-48 0 0 7 0 13 0 20 22 0 45 0 67 0 0-164 0-326 0-490z"><text:p/></draw:path></draw:g></draw:g></text:p></text:list-item><text:list-item><text:p text:style-name="P128"><draw:g text:anchor-type="as-char" svg:y="-0.1366in" draw:z-index="58" draw:name="Shape28" draw:style-name="gr1716"><svg:title>TexMaths</svg:title><svg:desc>14§display§f§svg§600§FALSE§</svg:desc><draw:g draw:style-name="gr2"><draw:path draw:style-name="gr1717" draw:text-style-name="P133" svg:width="0.0854in" svg:height="0.1551in" svg:x="0.0004in" svg:y="0.0102in" svg:viewBox="0 0 218 395" svg:d="M0 0c73 0 145 0 218 0 0 132 0 263 0 395-73 0-145 0-218 0 0-132 0-263 0-395z"><text:p/></draw:path><draw:path draw:style-name="gr1718" draw:text-style-name="P13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59" draw:name="Shape31" draw:style-name="gr1716"><svg:title>TexMaths</svg:title><svg:desc>14§display§\left[g\left(t_A\right),\ g\left(t_B\right)\right]§svg§600§FALSE§</svg:desc><draw:g draw:style-name="gr2"><draw:path draw:style-name="gr1717" draw:text-style-name="P133" svg:width="1.2106in" svg:height="0.1724in" svg:x="0.0004in" svg:y="0.0098in" svg:viewBox="0 0 3076 439" svg:d="M1539 439c-514 0-1027 0-1539 0 0-147 0-292 0-439 1025 0 2051 0 3076 0 0 147 0 292 0 439-513 0-1025 0-1537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882in" svg:height="0.124in" svg:x="0.0472in" svg:y="0.0598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718" draw:text-style-name="P134" svg:width="0.0449in" svg:height="0.1925in" svg:x="0.1949in" svg:y="0.0004in" svg:viewBox="0 0 115 490" svg:d="M115 484c0-1 0-1-9-10-61-63-77-155-77-228 0-87 19-172 79-232 7-7 7-7 7-8 0-5-3-6-6-6-4 0-49 34-78 97-24 53-31 107-31 149 0 37 6 95 32 151 31 60 73 93 77 93 3 0 6-2 6-6z"><text:p/></draw:path><draw:path draw:style-name="gr1718" draw:text-style-name="P134" svg:width="0.0591in" svg:height="0.122in" svg:x="0.2555in" svg:y="0.0244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718" draw:text-style-name="P134" svg:width="0.1016in" svg:height="0.0961in" svg:x="0.3287in" svg:y="0.078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718" draw:text-style-name="P134" svg:width="0.0441in" svg:height="0.1925in" svg:x="0.4583in" svg:y="0.0004in" svg:viewBox="0 0 113 490" svg:d="M113 246c0-39-4-98-32-154-29-60-71-92-77-92-3 0-4 3-4 6 0 1 0 1 10 11 47 47 75 126 75 229 0 81-18 168-79 230-6 7-6 7-6 8 0 3 1 6 4 6 6 0 51-34 79-97 25-53 30-108 30-147z"><text:p/></draw:path><draw:path draw:style-name="gr1718" draw:text-style-name="P134" svg:width="0.022in" svg:height="0.0575in" svg:x="0.5713in" svg:y="0.1244in" svg:viewBox="0 0 57 147" svg:d="M57 52c0-32-11-52-30-52-17 0-27 13-27 27 0 12 10 25 27 25 5 0 12-2 16-6 2-1 2-1 3-1 0 3 2 0 2 7 0 36-19 66-34 81-6 6-6 7-6 8 0 3 3 6 5 6 5 0 44-38 44-95z"><text:p/></draw:path><draw:path draw:style-name="gr1718" draw:text-style-name="P134" svg:width="0.0882in" svg:height="0.124in" svg:x="0.7079in" svg:y="0.0598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718" draw:text-style-name="P134" svg:width="0.0441in" svg:height="0.1925in" svg:x="0.8555in" svg:y="0.0004in" svg:viewBox="0 0 113 490" svg:d="M113 484c0-1 0-1-8-10-62-63-77-155-77-228 0-87 20-172 80-232 5-7 5-7 5-8 0-5-1-6-4-6-5 0-49 34-78 97-25 53-31 107-31 149 0 37 6 95 32 151 30 60 72 93 77 93 3 0 4-2 4-6z"><text:p/></draw:path><draw:path draw:style-name="gr1718" draw:text-style-name="P134" svg:width="0.0591in" svg:height="0.122in" svg:x="0.9161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718" draw:text-style-name="P134" svg:width="0.1031in" svg:height="0.0921in" svg:x="0.9913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718" draw:text-style-name="P134" svg:width="0.0449in" svg:height="0.1925in" svg:x="1.1256in" svg:y="0.0004in" svg:viewBox="0 0 115 490" svg:d="M115 246c0-39-6-98-32-154-30-60-73-92-77-92-3 0-6 3-6 6 0 1 0 1 10 11 47 47 75 126 75 229 0 81-18 168-78 230-7 7-7 7-7 8 0 3 3 6 6 6 4 0 49-34 78-97 25-53 31-108 31-147z"><text:p/></draw:path><draw:path draw:style-name="gr1718" draw:text-style-name="P134" svg:width="0.026in" svg:height="0.1925in" svg:x="1.1945in" svg:y="0.0004in" svg:viewBox="0 0 67 490" svg:d="M67 0c-22 0-45 0-67 0 0 7 0 13 0 20 15 0 32 0 48 0 0 149 0 300 0 450-16 0-33 0-48 0 0 7 0 13 0 20 22 0 45 0 67 0 0-164 0-326 0-490z"><text:p/></draw:path></draw:g></draw:g></text:p></text:list-item></text:list><text:p text:style-name="Text_20_body"/><text:p text:style-name="P5"><text:tab/><text:span text:style-name="T64">Alors on peut écrire que:</text:span></text:p><text:p text:style-name="P52"><draw:g text:anchor-type="as-char" svg:y="-0.1445in" draw:z-index="60" draw:name="Shape32" draw:style-name="gr1716"><svg:title>TexMaths</svg:title><svg:desc>14§display§\text{par}\ \text{changement}\ \text{de}\ \text{variable},\ \text{en}\ \text{posant}\ u=g\left(t\right)§svg§600§FALSE§</svg:desc><draw:g draw:style-name="gr2"><draw:path draw:style-name="gr1717" draw:text-style-name="P133" svg:width="4.0457in" svg:height="0.172in" svg:x="0.0047in" svg:y="0.0098in" svg:viewBox="0 0 10277 438" svg:d="M0 0c3426 0 6851 0 10277 0 0 145 0 292 0 438-3426 0-6851 0-10277 0 0-146 0-293 0-438z"><text:p/></draw:path><draw:path draw:style-name="gr1718" draw:text-style-name="P134"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1718" draw:text-style-name="P134" svg:width="0.0866in" svg:height="0.0878in" svg:x="0.1106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1718" draw:text-style-name="P134" svg:width="0.0646in" svg:height="0.085in" svg:x="0.2047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1718" draw:text-style-name="P134" svg:width="0.0736in" svg:height="0.0878in" svg:x="0.3465in" svg:y="0.0583in" svg:viewBox="0 0 188 224" svg:d="M41 112c0-80 40-101 65-101 5 0 37 2 54 18-21 2-24 17-24 23 0 14 10 24 22 24 14 0 24-9 24-24 0-34-38-52-76-52-61 0-106 52-106 113 0 63 48 111 105 111 66 0 83-59 83-63 0-6-6-6-7-6-5 0-6 3-7 6-14 45-47 52-65 52-25 0-68-21-68-101z"><text:p/></draw:path><draw:path draw:style-name="gr1718" draw:text-style-name="P134" svg:width="0.0972in" svg:height="0.1331in" svg:x="0.4264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1718" draw:text-style-name="P134" svg:width="0.0874in" svg:height="0.0878in" svg:x="0.5358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1718" draw:text-style-name="P134" svg:width="0.0972in" svg:height="0.085in" svg:x="0.6307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1718" draw:text-style-name="P134" svg:width="0.0882in" svg:height="0.1264in" svg:x="0.7378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1718" draw:text-style-name="P134" svg:width="0.0744in" svg:height="0.0878in" svg:x="0.8346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718" draw:text-style-name="P134" svg:width="0.1512in" svg:height="0.085in" svg:x="0.9213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1718" draw:text-style-name="P134" svg:width="0.0744in" svg:height="0.0878in" svg:x="1.0823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718" draw:text-style-name="P134" svg:width="0.0972in" svg:height="0.085in" svg:x="1.1685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1718" draw:text-style-name="P134" svg:width="0.0602in" svg:height="0.1197in" svg:x="1.2685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1718" draw:text-style-name="P134" svg:width="0.0957in" svg:height="0.1346in" svg:x="1.411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1718" draw:text-style-name="P134" svg:width="0.0744in" svg:height="0.0878in" svg:x="1.5177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1718" draw:text-style-name="P134" svg:width="0.0937in" svg:height="0.0843in" svg:x="1.6669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1718" draw:text-style-name="P134" svg:width="0.0866in" svg:height="0.0878in" svg:x="1.763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1718" draw:text-style-name="P134" svg:width="0.0646in" svg:height="0.085in" svg:x="1.8567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1718" draw:text-style-name="P134" svg:width="0.0409in" svg:height="0.1283in" svg:x="1.9339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1718" draw:text-style-name="P134" svg:width="0.0874in" svg:height="0.0878in" svg:x="1.989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1718" draw:text-style-name="P134" svg:width="0.0949in" svg:height="0.1346in" svg:x="2.0827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1718" draw:text-style-name="P134" svg:width="0.0425in" svg:height="0.1331in" svg:x="2.1909in" svg:y="0.011in" svg:viewBox="0 0 109 339" svg:d="M71 0c-23 1-47 3-71 4 0 6 0 10 0 16 35 0 39 4 39 28 0 84 0 169 0 253 0 22-5 22-39 22 0 6 0 11 0 16 17-2 42-3 55-3 12 0 36 1 54 3 0-5 0-10 0-16-32 0-38 0-38-22 0-100 0-200 0-301z"><text:p/></draw:path><draw:path draw:style-name="gr1718" draw:text-style-name="P134" svg:width="0.0744in" svg:height="0.0878in" svg:x="2.2441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1718" draw:text-style-name="P134" svg:width="0.022in" svg:height="0.0575in" svg:x="2.3413in" svg:y="0.1232in" svg:viewBox="0 0 57 147" svg:d="M57 52c0-32-12-52-32-52-15 0-25 13-25 27 0 12 10 26 25 26 6 0 13-3 18-7 2-1 2-1 2-1 1 0 1 0 1 7 0 36-17 66-33 82-6 5-6 6-6 7 0 4 3 6 6 6 5 0 44-38 44-95z"><text:p/></draw:path><draw:path draw:style-name="gr1718" draw:text-style-name="P134" svg:width="0.0744in" svg:height="0.0878in" svg:x="2.4811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1718" draw:text-style-name="P134" svg:width="0.0972in" svg:height="0.085in" svg:x="2.5673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1718" draw:text-style-name="P134" svg:width="0.0949in" svg:height="0.1213in" svg:x="2.739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1718" draw:text-style-name="P134" svg:width="0.0854in" svg:height="0.0878in" svg:x="2.85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1718" draw:text-style-name="P134" svg:width="0.0626in" svg:height="0.0878in" svg:x="2.95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1718" draw:text-style-name="P134" svg:width="0.0874in" svg:height="0.0878in" svg:x="3.0276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1718" draw:text-style-name="P134" svg:width="0.0972in" svg:height="0.085in" svg:x="3.1224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1718" draw:text-style-name="P134" svg:width="0.0602in" svg:height="0.1197in" svg:x="3.2224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1718" draw:text-style-name="P134" svg:width="0.0988in" svg:height="0.0866in" svg:x="3.3646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1718" draw:text-style-name="P134" svg:width="0.1287in" svg:height="0.0449in" svg:x="3.5343in" svg:y="0.074in" svg:viewBox="0 0 328 115" svg:d="M311 20c7 0 17 0 17-10s-10-10-17-10c-98 0-198 0-296 0-5 0-15 0-15 10s10 10 17 10c98 0 196 0 294 0zM311 115c7 0 17 0 17-10s-10-10-17-10c-98 0-196 0-294 0-7 0-17 0-17 10s10 10 15 10c98 0 198 0 296 0z"><text:p/></draw:path><draw:path draw:style-name="gr1718" draw:text-style-name="P134" svg:width="0.089in" svg:height="0.1236in" svg:x="3.7303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1718" draw:text-style-name="P134" svg:width="0.0441in" svg:height="0.1917in" svg:x="3.8787in" svg:y="0in" svg:viewBox="0 0 113 488" svg:d="M113 483c0-2 0-2-8-10-62-62-77-154-77-228 0-86 18-171 80-232 5-6 5-6 5-9s-1-4-4-4c-5 0-49 34-78 95-25 55-31 109-31 150 0 36 6 96 32 151 30 60 72 92 77 92 3 0 4-1 4-5z"><text:p/></draw:path><draw:path draw:style-name="gr1718" draw:text-style-name="P134" svg:width="0.0591in" svg:height="0.122in" svg:x="3.9394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1718" draw:text-style-name="P134" svg:width="0.0449in" svg:height="0.1917in" svg:x="4.0154in" svg:y="0in" svg:viewBox="0 0 115 488" svg:d="M115 245c0-38-6-98-32-153-30-60-72-92-77-92-3 0-6 1-6 4s0 3 10 13c49 47 77 126 77 228 0 82-18 168-80 231-7 5-7 5-7 7 0 4 3 5 6 5 5 0 49-33 78-95 25-54 31-109 31-148z"><text:p/></draw:path></draw:g></draw:g></text:p><text:p text:style-name="P52"/><text:p text:style-name="P53"><draw:g text:anchor-type="as-char" svg:y="-0.3165in" draw:z-index="76" draw:name="Shape25" draw:style-name="gr1716"><svg:title>TexMaths</svg:title><svg:desc>14§display§\int _{t=t_A}^{t_B}f\left(g\left(t\right)\right)\cdot \text{d}\left(g\right)\left(t\right)=\int _{t=t_A}^{t_B}f\left(u\right)\text{d}u=\int _{u=g\left(t_A\right)}^{g\left(t_B\right)}f\left(u\right)\text{d}u§svg§600§FALSE§</svg:desc><draw:g draw:style-name="gr2"><draw:path draw:style-name="gr1717" draw:text-style-name="P133" svg:width="4.9654in" svg:height="0.5059in" svg:x="-0.0004in" svg:y="0.0102in" svg:viewBox="0 0 12613 1286" svg:d="M0 0c4204 0 8409 0 12613 0 0 428 0 858 0 1286-4204 0-8409 0-12613 0 0-428 0-858 0-1286z"><text:p/></draw:path><draw:path draw:style-name="gr1718" draw:text-style-name="P134" svg:width="0.1709in" svg:height="0.4287in" svg:x="0.0004in" svg:y="0.0539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1718" draw:text-style-name="P134" svg:width="0.0453in" svg:height="0.0854in" svg:x="0.189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1718" draw:text-style-name="P134" svg:width="0.0807in" svg:height="0.0657in" svg:x="0.2535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1718" draw:text-style-name="P134" svg:width="0.0453in" svg:height="0.0854in" svg:x="0.1031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1718" draw:text-style-name="P134" svg:width="0.0992in" svg:height="0.0358in" svg:x="0.1654in" svg:y="0.4402in" svg:viewBox="0 0 253 92" svg:d="M239 17c6 0 14 0 14-9 0-8-8-8-12-8-76 0-153 0-228 0-5 0-13 0-13 8 0 9 7 9 13 9 75 0 151 0 226 0zM241 92c4 0 12 0 12-8s-8-8-14-8c-75 0-151 0-226 0-6 0-13 0-13 8s8 8 13 8c75 0 152 0 228 0z"><text:p/></draw:path><draw:path draw:style-name="gr1718" draw:text-style-name="P134" svg:width="0.0461in" svg:height="0.0854in" svg:x="0.2799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1718" draw:text-style-name="P134" svg:width="0.0807in" svg:height="0.0689in" svg:x="0.3433in" svg:y="0.4429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1718" draw:text-style-name="P134" svg:width="0.0961in" svg:height="0.1752in" svg:x="0.4957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1718" draw:text-style-name="P134" svg:width="0.0449in" svg:height="0.1929in" svg:x="0.652in" svg:y="0.172in" svg:viewBox="0 0 115 491" svg:d="M115 486c0-2 0-2-9-10-61-63-77-156-77-231 0-85 19-171 79-232 7-6 7-7 7-9 0-3-3-4-6-4-4 0-49 34-78 95-25 55-31 109-31 150 0 39 6 98 32 154 31 60 73 92 77 92 3 0 6-1 6-5z"><text:p/></draw:path><draw:path draw:style-name="gr1718" draw:text-style-name="P134" svg:width="0.089in" svg:height="0.1248in" svg:x="0.711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718" draw:text-style-name="P134" svg:width="0.0441in" svg:height="0.1929in" svg:x="0.8594in" svg:y="0.172in" svg:viewBox="0 0 113 491" svg:d="M113 486c0-2 0-2-8-10-62-63-77-156-77-231 0-85 18-171 80-232 5-6 5-7 5-9 0-3-1-4-4-4-5 0-49 34-78 95-25 55-31 109-31 150 0 39 6 98 32 154 30 60 72 92 77 92 3 0 4-1 4-5z"><text:p/></draw:path><draw:path draw:style-name="gr1718" draw:text-style-name="P134" svg:width="0.0591in" svg:height="0.1228in" svg:x="0.9201in" svg:y="0.1957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1718" draw:text-style-name="P134" svg:width="0.0441in" svg:height="0.1929in" svg:x="0.9965in" svg:y="0.172in" svg:viewBox="0 0 113 491" svg:d="M113 245c0-38-5-97-32-153-29-60-71-92-77-92-3 0-4 1-4 4 0 2 0 3 8 13 49 47 77 126 77 228 0 84-18 171-79 232-6 7-6 7-6 9s1 5 4 5c6 0 49-33 79-96 25-54 30-108 30-150z"><text:p/></draw:path><draw:path draw:style-name="gr1718" draw:text-style-name="P134" svg:width="0.0449in" svg:height="0.1929in" svg:x="1.0717in" svg:y="0.172in" svg:viewBox="0 0 115 491" svg:d="M115 245c0-38-6-97-32-153-31-60-73-92-77-92-3 0-6 1-6 4 0 2 0 3 10 13 47 47 75 126 75 228 0 84-18 171-78 232-7 7-7 7-7 9s3 5 6 5c4 0 49-33 78-96 25-54 31-108 31-150z"><text:p/></draw:path><draw:path draw:style-name="gr1718" draw:text-style-name="P134" svg:width="0.0201in" svg:height="0.0201in" svg:x="1.1957in" svg:y="0.2583in" svg:viewBox="0 0 52 52" svg:d="M52 25c0-14-11-25-25-25s-27 10-27 25c0 14 13 27 27 27s25-11 25-27z"><text:p/></draw:path><draw:path draw:style-name="gr1718" draw:text-style-name="P134" svg:width="0.0949in" svg:height="0.1358in" svg:x="1.2827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1718" draw:text-style-name="P134" svg:width="0.0449in" svg:height="0.1929in" svg:x="1.4346in" svg:y="0.172in" svg:viewBox="0 0 115 491" svg:d="M115 486c0-2 0-2-9-10-61-63-77-156-77-231 0-85 19-171 79-232 7-6 7-7 7-9 0-3-3-4-6-4-4 0-49 34-78 95-25 55-31 109-31 150 0 39 6 98 32 154 30 60 73 92 77 92 3 0 6-1 6-5z"><text:p/></draw:path><draw:path draw:style-name="gr1718" draw:text-style-name="P134" svg:width="0.089in" svg:height="0.1248in" svg:x="1.4937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718" draw:text-style-name="P134" svg:width="0.0449in" svg:height="0.1929in" svg:x="1.6012in" svg:y="0.172in" svg:viewBox="0 0 115 491" svg:d="M115 245c0-38-6-97-32-153-30-60-73-92-77-92-3 0-6 1-6 4 0 2 0 3 10 13 47 47 75 126 75 228 0 84-18 171-78 232-7 7-7 7-7 9s3 5 6 5c4 0 49-33 78-96 25-54 31-108 31-150z"><text:p/></draw:path><draw:path draw:style-name="gr1718" draw:text-style-name="P134" svg:width="0.0449in" svg:height="0.1929in" svg:x="1.7169in" svg:y="0.172in" svg:viewBox="0 0 115 491" svg:d="M115 486c0-2 0-2-9-10-61-63-77-156-77-231 0-85 19-171 79-232 7-6 7-7 7-9 0-3-3-4-6-4-4 0-49 34-78 95-24 55-31 109-31 150 0 39 6 98 34 154 29 60 71 92 75 92 3 0 6-1 6-5z"><text:p/></draw:path><draw:path draw:style-name="gr1718" draw:text-style-name="P134" svg:width="0.0591in" svg:height="0.1228in" svg:x="1.7776in" svg:y="0.1957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1718" draw:text-style-name="P134" svg:width="0.0449in" svg:height="0.1929in" svg:x="1.8543in" svg:y="0.172in" svg:viewBox="0 0 115 491" svg:d="M115 245c0-38-6-97-34-153-29-60-71-92-75-92-3 0-6 1-6 4 0 2 0 3 10 13 47 47 75 126 75 228 0 84-18 171-78 232-7 7-7 7-7 9s3 5 6 5c4 0 49-33 78-96 24-54 31-108 31-150z"><text:p/></draw:path><draw:path draw:style-name="gr1718" draw:text-style-name="P134" svg:width="0.1287in" svg:height="0.0449in" svg:x="1.9831in" svg:y="0.2457in" svg:viewBox="0 0 328 115" svg:d="M311 20c7 0 17 0 17-10s-10-10-17-10c-98 0-196 0-294 0-7 0-17 0-17 10s10 10 17 10c98 0 196 0 294 0zM311 115c7 0 17 0 17-10s-10-10-17-10c-98 0-196 0-294 0-7 0-17 0-17 10s10 10 17 10c98 0 196 0 294 0z"><text:p/></draw:path><draw:path draw:style-name="gr1718" draw:text-style-name="P134" svg:width="0.1717in" svg:height="0.4287in" svg:x="2.1878in" svg:y="0.0539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1718" draw:text-style-name="P134" svg:width="0.0453in" svg:height="0.0854in" svg:x="2.3764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1718" draw:text-style-name="P134" svg:width="0.0811in" svg:height="0.0657in" svg:x="2.4406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1718" draw:text-style-name="P134" svg:width="0.0453in" svg:height="0.0854in" svg:x="2.2902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1718" draw:text-style-name="P134" svg:width="0.0992in" svg:height="0.0358in" svg:x="2.3524in" svg:y="0.4402in" svg:viewBox="0 0 253 92" svg:d="M241 17c4 0 12 0 12-9 0-8-8-8-12-8-76 0-153 0-228 0-5 0-13 0-13 8 0 9 8 9 13 9 75 0 152 0 228 0zM241 92c4 0 12 0 12-8s-8-8-12-8c-76 0-153 0-228 0-5 0-13 0-13 8s8 8 13 8c75 0 152 0 228 0z"><text:p/></draw:path><draw:path draw:style-name="gr1718" draw:text-style-name="P134" svg:width="0.0453in" svg:height="0.0854in" svg:x="2.4677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1718" draw:text-style-name="P134" svg:width="0.0807in" svg:height="0.0689in" svg:x="2.5299in" svg:y="0.4429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1718" draw:text-style-name="P134" svg:width="0.0961in" svg:height="0.1752in" svg:x="2.6823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1718" draw:text-style-name="P134" svg:width="0.0441in" svg:height="0.1929in" svg:x="2.8394in" svg:y="0.172in" svg:viewBox="0 0 113 491" svg:d="M113 486c0-2 0-2-8-10-62-63-77-156-77-231 0-85 18-171 80-232 5-6 5-7 5-9 0-3-1-4-4-4-5 0-50 34-78 95-25 55-31 109-31 150 0 39 4 98 32 154 30 60 72 92 77 92 3 0 4-1 4-5z"><text:p/></draw:path><draw:path draw:style-name="gr1718" draw:text-style-name="P134" svg:width="0.0988in" svg:height="0.087in" svg:x="2.901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1718" draw:text-style-name="P134" svg:width="0.0441in" svg:height="0.1929in" svg:x="3.0173in" svg:y="0.172in" svg:viewBox="0 0 113 491" svg:d="M113 245c0-38-5-97-32-153-29-60-71-92-77-92-3 0-4 1-4 4 0 2 0 3 8 13 49 47 77 126 77 228 0 84-18 171-79 232-6 7-6 7-6 9s1 5 4 5c6 0 49-33 79-96 25-54 30-108 30-150z"><text:p/></draw:path><draw:path draw:style-name="gr1718" draw:text-style-name="P134" svg:width="0.0949in" svg:height="0.1358in" svg:x="3.1205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1718" draw:text-style-name="P134" svg:width="0.0992in" svg:height="0.087in" svg:x="3.2268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1718" draw:text-style-name="P134" svg:width="0.128in" svg:height="0.0449in" svg:x="3.3972in" svg:y="0.2457in" svg:viewBox="0 0 326 115" svg:d="M309 20c9 0 17 0 17-10s-8-10-15-10c-98 0-198 0-296 0-7 0-15 0-15 10s8 10 17 10c98 0 194 0 292 0zM311 115c7 0 15 0 15-10s-8-10-17-10c-98 0-194 0-292 0-9 0-17 0-17 10s8 10 15 10c98 0 198 0 296 0z"><text:p/></draw:path><draw:path draw:style-name="gr1718" draw:text-style-name="P134" svg:width="0.1709in" svg:height="0.4287in" svg:x="3.6016in" svg:y="0.0539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1718" draw:text-style-name="P134" svg:width="0.0661in" svg:height="0.0866in" svg:x="3.7902in" svg:y="0.0425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1718" draw:text-style-name="P134" svg:width="0.035in" svg:height="0.1346in" svg:x="3.8799in" svg:y="0in" svg:viewBox="0 0 90 343" svg:d="M84 0c-66 46-84 119-84 172 0 48 15 123 84 171 1 0 6 0 6-4 0-2 0-3-3-5-46-42-63-99-63-162 0-94 36-138 64-164 2-1 2-2 2-4 0-4-5-4-6-4z"><text:p/></draw:path><draw:path draw:style-name="gr1718" draw:text-style-name="P134" svg:width="0.0453in" svg:height="0.0854in" svg:x="3.9307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1718" draw:text-style-name="P134" svg:width="0.0811in" svg:height="0.0657in" svg:x="3.9953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1718" draw:text-style-name="P134" svg:width="0.0343in" svg:height="0.1346in" svg:x="4.1083in" svg:y="0in" svg:viewBox="0 0 88 343" svg:d="M6 0c-2 0-6 0-6 4 0 2 0 3 3 6 29 26 63 73 63 162 0 71-23 126-60 160-6 5-6 4-6 7 0 1 0 4 4 4s37-23 59-66c15-28 25-64 25-105 0-49-14-124-82-172z"><text:p/></draw:path><draw:path draw:style-name="gr1718" draw:text-style-name="P134" svg:width="0.0783in" svg:height="0.0602in" svg:x="3.7047in" svg:y="0.4335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1718" draw:text-style-name="P134" svg:width="0.0992in" svg:height="0.0358in" svg:x="3.7988in" svg:y="0.4402in" svg:viewBox="0 0 253 92" svg:d="M241 17c5 0 12 0 12-9 0-8-7-8-12-8-76 0-151 0-227 0-6 0-14 0-14 8 0 9 8 9 14 9 76 0 151 0 227 0zM241 92c5 0 12 0 12-8s-7-8-12-8c-76 0-151 0-227 0-6 0-14 0-14 8s8 8 14 8c76 0 151 0 227 0z"><text:p/></draw:path><draw:path draw:style-name="gr1718" draw:text-style-name="P134" svg:width="0.0661in" svg:height="0.0866in" svg:x="3.9146in" svg:y="0.4335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1718" draw:text-style-name="P134" svg:width="0.035in" svg:height="0.1346in" svg:x="4.0043in" svg:y="0.3909in" svg:viewBox="0 0 90 343" svg:d="M83 0c-66 46-83 119-83 171 0 49 14 124 83 172 2 0 7 0 7-4 0-2-2-3-3-6-46-41-63-99-63-162 0-93 35-137 63-163 1-1 3-2 3-4 0-4-5-4-7-4z"><text:p/></draw:path><draw:path draw:style-name="gr1718" draw:text-style-name="P134" svg:width="0.0453in" svg:height="0.0854in" svg:x="4.0551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1718" draw:text-style-name="P134" svg:width="0.0811in" svg:height="0.0689in" svg:x="4.1181in" svg:y="0.4429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1718" draw:text-style-name="P134" svg:width="0.035in" svg:height="0.1346in" svg:x="4.2276in" svg:y="0.3909in" svg:viewBox="0 0 90 343" svg:d="M7 0c-3 0-7 0-7 4 0 2 1 3 3 4 29 28 63 75 63 163 0 72-23 126-60 159-6 7-6 7-6 9 0 1 1 4 4 4 4 0 37-23 60-66 16-28 26-66 26-106 0-48-16-123-83-171z"><text:p/></draw:path><draw:path draw:style-name="gr1718" draw:text-style-name="P134" svg:width="0.0961in" svg:height="0.1752in" svg:x="4.3307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1718" draw:text-style-name="P134" svg:width="0.0441in" svg:height="0.1929in" svg:x="4.4878in" svg:y="0.172in" svg:viewBox="0 0 113 491" svg:d="M113 486c0-2 0-2-8-10-62-63-77-156-77-231 0-85 18-171 80-232 5-6 5-7 5-9 0-3-1-4-4-4-5 0-49 34-78 95-25 55-31 109-31 150 0 39 6 98 32 154 30 60 72 92 77 92 3 0 4-1 4-5z"><text:p/></draw:path><draw:path draw:style-name="gr1718" draw:text-style-name="P134" svg:width="0.0988in" svg:height="0.087in" svg:x="4.5496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1718" draw:text-style-name="P134" svg:width="0.0441in" svg:height="0.1929in" svg:x="4.6657in" svg:y="0.172in" svg:viewBox="0 0 113 491" svg:d="M113 245c0-38-5-97-32-153-29-60-71-92-77-92-3 0-4 1-4 4 0 2 0 3 8 13 49 47 77 126 77 228 0 84-18 171-79 232-6 7-6 7-6 9s1 5 4 5c6 0 49-33 79-96 25-54 30-108 30-150z"><text:p/></draw:path><draw:path draw:style-name="gr1718" draw:text-style-name="P134" svg:width="0.0949in" svg:height="0.1358in" svg:x="4.7689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1718" draw:text-style-name="P134" svg:width="0.0992in" svg:height="0.087in" svg:x="4.8752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 Ici on cherche à partir d’une intégrale expanded qu’on voudrait packer<text:line-break/> <text:s text:c="5"/>en posant <draw:g text:anchor-type="as-char" svg:y="-0.1445in" draw:z-index="71" draw:name="Shape33" draw:style-name="gr1716"><svg:title>TexMaths</svg:title><svg:desc>14§display§u=g\left(x\right)§svg§600§FALSE§</svg:desc><draw:g draw:style-name="gr2"><draw:path draw:style-name="gr1717" draw:text-style-name="P133" svg:width="0.7217in" svg:height="0.1724in" svg:x="0.0039in" svg:y="0.0091in" svg:viewBox="0 0 1834 439" svg:d="M919 439c-307 0-612 0-919 0 0-147 0-292 0-439 612 0 1222 0 1834 0 0 147 0 292 0 439-305 0-610 0-915 0z"><text:p/></draw:path><draw:path draw:style-name="gr1718" draw:text-style-name="P134" svg:width="0.0992in" svg:height="0.087in" svg:x="-0.0004in" svg:y="0.0591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1718" draw:text-style-name="P134"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1718" draw:text-style-name="P134" svg:width="0.0882in" svg:height="0.124in" svg:x="0.3654in" svg:y="0.0591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1718" draw:text-style-name="P134" svg:width="0.0441in" svg:height="0.1925in" svg:x="0.5134in" svg:y="-0.0004in" svg:viewBox="0 0 113 490" svg:d="M113 484c0-1 0-1-8-10-62-63-77-155-77-229 0-86 20-171 80-231 5-7 5-7 5-8 0-5-1-6-4-6-5 0-49 34-78 97-25 53-31 107-31 148 0 38 6 96 32 152 30 60 72 93 77 93 3 0 4-2 4-6z"><text:p/></draw:path><draw:path draw:style-name="gr1718" draw:text-style-name="P134" svg:width="0.0961in" svg:height="0.087in" svg:x="0.5752in" svg:y="0.0591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1718" draw:text-style-name="P134" svg:width="0.0449in" svg:height="0.1925in" svg:x="0.6909in" svg:y="-0.0004in" svg:viewBox="0 0 115 490" svg:d="M115 245c0-38-6-97-32-153-30-60-73-92-77-92-3 0-6 3-6 6 0 1 0 1 10 11 47 47 75 126 75 228 0 82-18 169-78 231-7 7-7 7-7 8 0 3 3 6 6 6 4 0 49-34 78-97 25-53 31-108 31-148z"><text:p/></draw:path></draw:g></draw:g></text:p>
      <text:p text:style-name="P17"/>
      <text:p text:style-name="P17"/>
      <text:p text:style-name="P42"><draw:frame draw:style-name="fr1" draw:name="Frame3" text:anchor-type="paragraph" svg:x="0.0965in" svg:y="0.5736in" svg:width="6.5839in" draw:z-index="61"><draw:text-box fo:min-height="2.9902in"><text:p text:style-name="P48"/><text:p text:style-name="P51">Soient:</text:p><text:list xml:id="list232810556751893" text:continue-list="list121530438" text:style-name="L2"><text:list-item><text:p text:style-name="P125"><draw:g text:anchor-type="as-char" svg:y="-0.1327in" draw:z-index="62" draw:name="Shape19_0" draw:style-name="gr1716"><svg:title>TexMaths</svg:title><svg:desc>14§display§I\subseteq \mathbb{R}§svg§600§FALSE§</svg:desc><draw:g draw:style-name="gr2"><draw:path draw:style-name="gr1717" draw:text-style-name="P133" svg:width="0.474in" svg:height="0.1378in" svg:x="0.0035in" svg:y="0.0098in" svg:viewBox="0 0 1205 351" svg:d="M0 0c402 0 803 0 1205 0 0 117 0 234 0 351-402 0-803 0-1205 0 0-117 0-234 0-351z"><text:p/></draw:path><draw:path draw:style-name="gr1718" draw:text-style-name="P13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718" draw:text-style-name="P134" svg:width="0.1177in" svg:height="0.1484in" svg:x="0.1642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718" draw:text-style-name="P134" svg:width="0.1327in" svg:height="0.1311in" svg:x="0.3551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29"><draw:g text:anchor-type="as-char" svg:y="-0.1311in" draw:z-index="63" draw:name="Shape20_0" draw:style-name="gr1716"><svg:title>TexMaths</svg:title><svg:desc>14§display§J\subseteq \mathbb{R}§svg§600§FALSE§</svg:desc><draw:g draw:style-name="gr2"><draw:path draw:style-name="gr1717" draw:text-style-name="P133" svg:width="0.4996in" svg:height="0.1382in" svg:x="0.0004in" svg:y="0.0102in" svg:viewBox="0 0 1270 352" svg:d="M636 352c-213 0-424 0-636 0 0-118 0-234 0-352 423 0 847 0 1270 0 0 118 0 234 0 352-211 0-423 0-634 0z"><text:p/></draw:path><draw:path draw:style-name="gr1718" draw:text-style-name="P134" svg:width="0.1087in" svg:height="0.1354in" svg:x="0.0039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718" draw:text-style-name="P134" svg:width="0.1181in" svg:height="0.1484in" svg:x="0.1862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718" draw:text-style-name="P134" svg:width="0.1327in" svg:height="0.1315in" svg:x="0.3776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59"><draw:g text:anchor-type="as-char" svg:y="-0.1327in" draw:z-index="64" draw:name="Shape21_0" draw:style-name="gr1716"><svg:title>TexMaths</svg:title><svg:desc>14§display§K\subseteq \mathbb{R}§svg§600§FALSE§</svg:desc><draw:g draw:style-name="gr2"><draw:path draw:style-name="gr1717" draw:text-style-name="P133" svg:width="0.5512in" svg:height="0.1378in" svg:x="0.0031in" svg:y="0.0098in" svg:viewBox="0 0 1401 351" svg:d="M0 0c468 0 934 0 1401 0 0 117 0 234 0 351-467 0-933 0-1401 0 0-117 0-234 0-351z"><text:p/></draw:path><draw:path draw:style-name="gr1718" draw:text-style-name="P13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718" draw:text-style-name="P134" svg:width="0.1177in" svg:height="0.1484in" svg:x="0.2409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718" draw:text-style-name="P134" svg:width="0.1323in" svg:height="0.1311in" svg:x="0.4319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60"><draw:g text:anchor-type="as-char" svg:y="-0.2217in" draw:z-index="65" draw:name="Shape22_0" draw:style-name="gr1716"><svg:title>TexMaths</svg:title><svg:desc>14§display§f=\text{f}^{\circ }\left(_{\ x\ \rightarrow \ f\left(x\right)}^{\ J\ \rightarrow \ K}\right)§svg§600§FALSE§</svg:desc><draw:g draw:style-name="gr2"><draw:path draw:style-name="gr1717" draw:text-style-name="P133" svg:width="1.4744in" svg:height="0.3276in" svg:x="0.0004in" svg:y="0.0094in" svg:viewBox="0 0 3746 833" svg:d="M1874 833c-626 0-1250 0-1874 0 0-277 0-556 0-833 1248 0 2498 0 3746 0 0 277 0 556 0 833-624 0-1248 0-1872 0z"><text:p/></draw:path><draw:path draw:style-name="gr1718" draw:text-style-name="P134"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718" draw:text-style-name="P134" svg:width="0.1283in" svg:height="0.0449in" svg:x="0.1705in" svg:y="0.1512in" svg:viewBox="0 0 327 115" svg:d="M311 20c7 0 16 0 16-10s-9-10-16-10c-98 0-196 0-294 0-7 0-17 0-17 10s10 10 17 10c98 0 196 0 294 0zM311 115c7 0 16 0 16-10s-9-10-16-10c-98 0-196 0-294 0-7 0-17 0-17 10s10 10 17 10c98 0 196 0 294 0z"><text:p/></draw:path><draw:path draw:style-name="gr1718" draw:text-style-name="P134" svg:width="0.0626in" svg:height="0.1362in" svg:x="0.3705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718" draw:text-style-name="P134" svg:width="0.0579in" svg:height="0.0575in" svg:x="0.4339in" svg:y="0.0724in" svg:viewBox="0 0 148 147" svg:d="M148 74c0-42-33-74-74-74-42 0-74 34-74 73 0 42 34 74 74 74 41 0 74-34 74-73zM74 130c-32 0-57-26-57-56 0-32 25-57 57-57s58 25 58 56c0 32-27 57-58 57z"><text:p/></draw:path><draw:path draw:style-name="gr1718" draw:text-style-name="P134" svg:width="0.0736in" svg:height="0.3476in" svg:x="0.579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718" draw:text-style-name="P134" svg:width="0.0791in" svg:height="0.0949in" svg:x="0.7382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718" draw:text-style-name="P134" svg:width="0.1331in" svg:height="0.0709in" svg:x="0.8976in" svg:y="0.0724in" svg:viewBox="0 0 339 181" svg:d="M290 98c-44 32-49 77-49 78 0 5 3 5 8 5 6 0 7 0 9-6 2-8 7-31 25-49 21-21 37-27 51-31 3-1 5-3 5-4 0-4-3-4-7-6-49-16-67-51-74-81-2-4-5-4-9-4-5 0-8 0-8 4 0 2 3 24 19 48 9 12 18 22 30 29-93 0-185 0-277 0-5 0-13 0-13 9 0 8 7 8 13 8 92 0 184 0 277 0z"><text:p/></draw:path><draw:path draw:style-name="gr1718" draw:text-style-name="P134" svg:width="0.1228in" svg:height="0.0921in" svg:x="1.1154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718" draw:text-style-name="P134" svg:width="0.0717in" svg:height="0.0606in" svg:x="0.7315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718" draw:text-style-name="P134" svg:width="0.1331in" svg:height="0.0713in" svg:x="0.8866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1718" draw:text-style-name="P134" svg:width="0.0713in" svg:height="0.1232in" svg:x="1.1055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718" draw:text-style-name="P134" svg:width="0.035in" svg:height="0.1354in" svg:x="1.2016in" svg:y="0.1736in" svg:viewBox="0 0 90 345" svg:d="M83 0c-65 46-83 119-83 172 0 48 15 124 83 173 2 0 7 0 7-5 0-2 0-2-3-5-46-41-63-100-63-163 0-92 35-138 64-164 2-1 2-2 2-4 0-4-5-4-7-4z"><text:p/></draw:path><draw:path draw:style-name="gr1718" draw:text-style-name="P134" svg:width="0.0717in" svg:height="0.0606in" svg:x="1.2531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718" draw:text-style-name="P134" svg:width="0.0343in" svg:height="0.1354in" svg:x="1.3441in" svg:y="0.1736in" svg:viewBox="0 0 88 345" svg:d="M6 0c-2 0-6 0-6 4 0 2 0 3 3 6 29 26 63 73 63 162 0 72-23 126-60 160-6 6-6 6-6 8s0 5 4 5 37-24 59-66c15-30 25-66 25-107 0-49-14-123-82-172z"><text:p/></draw:path><draw:path draw:style-name="gr1718" draw:text-style-name="P134" svg:width="0.0736in" svg:height="0.3476in" svg:x="1.4114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61"><draw:g text:anchor-type="as-char" svg:y="-0.2217in" draw:z-index="72" draw:name="Shape34" draw:style-name="gr1716"><svg:title>TexMaths</svg:title><svg:desc>14§display§\varphi =\text{f}^{\circ }\left(_{\ t\ \rightarrow \ \varphi \left(t\right)}^{\ I\ \rightarrow \ J\ }\right)§svg§600§FALSE§</svg:desc><draw:g draw:style-name="gr2"><draw:path draw:style-name="gr1717" draw:text-style-name="P133" svg:width="1.4386in" svg:height="0.3276in" svg:x="-0.0004in" svg:y="0.0094in" svg:viewBox="0 0 3655 833" svg:d="M1828 833c-610 0-1219 0-1828 0 0-277 0-556 0-833 1218 0 2437 0 3655 0 0 277 0 556 0 833-609 0-1218 0-1827 0z"><text:p/></draw:path><draw:path draw:style-name="gr1718" draw:text-style-name="P134" svg:width="0.1098in" svg:height="0.1272in" svg:x="-0.0004in" svg:y="0.1366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1718" draw:text-style-name="P134" svg:width="0.1287in" svg:height="0.0449in" svg:x="0.1807in" svg:y="0.1512in" svg:viewBox="0 0 328 115" svg:d="M311 20c7 0 17 0 17-10s-10-10-17-10c-98 0-196 0-294 0-7 0-17 0-17 10s10 10 17 10c98 0 196 0 294 0zM311 115c7 0 17 0 17-10s-10-10-17-10c-98 0-196 0-294 0-7 0-17 0-17 10s10 10 17 10c98 0 196 0 294 0z"><text:p/></draw:path><draw:path draw:style-name="gr1718" draw:text-style-name="P134" svg:width="0.0626in" svg:height="0.1362in" svg:x="0.3807in" svg:y="0.0862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1718" draw:text-style-name="P134" svg:width="0.0579in" svg:height="0.0575in" svg:x="0.4441in" svg:y="0.0728in" svg:viewBox="0 0 148 147" svg:d="M148 74c0-42-33-74-74-74-42 0-74 34-74 73 0 42 34 74 74 74 41 0 74-34 74-73zM74 130c-32 0-57-26-57-56 0-32 25-57 57-57s58 25 58 56c0 32-27 57-58 57z"><text:p/></draw:path><draw:path draw:style-name="gr1718" draw:text-style-name="P134" svg:width="0.0736in" svg:height="0.3476in" svg:x="0.5898in" svg:y="0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1718" draw:text-style-name="P134" svg:width="0.0634in" svg:height="0.0921in" svg:x="0.7437in" svg:y="0.05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1718" draw:text-style-name="P134" svg:width="0.1331in" svg:height="0.0709in" svg:x="0.889in" svg:y="0.0728in" svg:viewBox="0 0 339 181" svg:d="M290 98c-44 32-49 77-49 78 0 5 3 5 8 5 6 0 7 0 9-6 2-8 8-31 25-49 21-21 38-27 52-31 2-1 4-3 4-4 0-4-3-4-7-6-49-16-67-51-74-81-2-4-5-4-9-4-5 0-8 0-8 4 0 2 3 24 19 48 9 12 19 22 30 29-93 0-184 0-276 0-6 0-14 0-14 9 0 8 7 8 14 8 92 0 183 0 276 0z"><text:p/></draw:path><draw:path draw:style-name="gr1718" draw:text-style-name="P134" svg:width="0.0791in" svg:height="0.0949in" svg:x="1.111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718" draw:text-style-name="P134" svg:width="0.0453in" svg:height="0.0854in" svg:x="0.7402in" svg:y="0.1898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1718" draw:text-style-name="P134" svg:width="0.1331in" svg:height="0.0713in" svg:x="0.8681in" svg:y="0.2047in" svg:viewBox="0 0 339 182" svg:d="M291 99c-43 33-33 52-50 77 0 6 4 6 8 6 7 0 7 0 10-7 1-8 7-29 25-49 20-21 37-27 52-31 1 0 3-3 3-4 0-3-2-4-6-6-50-15-67-50-75-81-2-4-5-4-9-4-5 0-8 0-8 6 7 15 4 23 21 47 8 11 17 21 29 30-92 0-185 0-277 0-6 0-14 0-14 8s8 8 14 8c92 0 185 0 277 0z"><text:p/></draw:path><draw:path draw:style-name="gr1718" draw:text-style-name="P134" svg:width="0.0846in" svg:height="0.089in" svg:x="1.0858in" svg:y="0.215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1718" draw:text-style-name="P134" svg:width="0.035in" svg:height="0.1354in" svg:x="1.1945in" svg:y="0.1736in" svg:viewBox="0 0 90 345" svg:d="M83 0c-66 46-83 119-83 172 0 48 14 124 83 173 2 0 7 0 7-5 0-2-2-2-5-5-46-41-63-100-63-163 0-92 37-138 65-164 1-1 3-2 3-4 0-4-5-4-7-4z"><text:p/></draw:path><draw:path draw:style-name="gr1718" draw:text-style-name="P134" svg:width="0.0461in" svg:height="0.0854in" svg:x="1.2445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718" draw:text-style-name="P134" svg:width="0.0343in" svg:height="0.1354in" svg:x="1.3075in" svg:y="0.1736in" svg:viewBox="0 0 88 345" svg:d="M6 0c-2 0-6 0-6 4 0 2 0 3 3 6 29 26 63 73 63 162 0 72-23 126-60 160-6 6-6 6-6 8s0 5 4 5 37-24 59-66c15-30 25-66 25-107 0-49-14-123-82-172z"><text:p/></draw:path><draw:path draw:style-name="gr1718" draw:text-style-name="P134" svg:width="0.0736in" svg:height="0.3476in" svg:x="1.3748in" svg:y="0in" svg:viewBox="0 0 188 884" svg:d="M188 443c0-142-34-292-131-402-7-9-25-27-36-38-4-3-6-3-11-3-6 0-10 0-10 6 0 1 1 2 3 4 17 18 43 45 74 98 53 95 73 217 73 335 0 211-59 341-147 431-2 1-3 3-3 4 0 6 4 6 10 6 5 0 7 0 11-4 48-41 99-110 134-213 21-68 33-147 33-224z"><text:p/></draw:path></draw:g></draw:g></text:p><text:p text:style-name="P63">⇒ on peut donc composer f et <draw:g text:anchor-type="as-char" svg:y="-0.0866in" draw:z-index="73" draw:name="Shape35" draw:style-name="gr1716"><svg:title>TexMaths</svg:title><svg:desc>14§display§\varphi§svg§600§FALSE§</svg:desc><draw:g draw:style-name="gr2"><draw:path draw:style-name="gr1717" draw:text-style-name="P133" svg:width="0.0988in" svg:height="0.1067in" svg:x="-0.0004in" svg:y="0.0102in" svg:viewBox="0 0 252 272" svg:d="M0 0c84 0 168 0 252 0 0 91 0 181 0 272-84 0-168 0-252 0 0-91 0-181 0-272z"><text:p/></draw:path><draw:path draw:style-name="gr1718" draw:text-style-name="P13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71">dans le sens </text:span><text:span text:style-name="T71"><draw:g text:anchor-type="as-char" svg:y="-0.1445in" draw:z-index="74" draw:name="Shape36" draw:style-name="gr1716"><svg:title>TexMaths</svg:title><svg:desc>14§display§f\left(\varphi \left(t\right)\right)§svg§600§FALSE§</svg:desc><draw:g draw:style-name="gr2"><draw:path draw:style-name="gr1717" draw:text-style-name="P133" svg:width="0.6378in" svg:height="0.172in" svg:x="-0.0004in" svg:y="0.0098in" svg:viewBox="0 0 1621 438" svg:d="M0 0c541 0 1080 0 1621 0 0 145 0 292 0 438-541 0-1080 0-1621 0 0-146 0-293 0-438z"><text:p/></draw:path><draw:path draw:style-name="gr1718" draw:text-style-name="P134" svg:width="0.0961in" svg:height="0.174in" svg:x="0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1718" draw:text-style-name="P134" svg:width="0.0441in" svg:height="0.1917in" svg:x="0.1567in" svg:y="0in" svg:viewBox="0 0 113 488" svg:d="M113 483c0-2 0-2-8-10-62-62-77-154-77-228 0-86 20-171 80-232 5-6 5-6 5-9s-1-4-4-4c-5 0-49 34-78 95-25 55-31 109-31 150 0 36 6 96 32 151 30 60 72 92 77 92 3 0 4-1 4-5z"><text:p/></draw:path><draw:path draw:style-name="gr1718" draw:text-style-name="P134" svg:width="0.1098in" svg:height="0.1264in" svg:x="0.2224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1718" draw:text-style-name="P134" svg:width="0.0441in" svg:height="0.1917in" svg:x="0.3906in" svg:y="0in" svg:viewBox="0 0 113 488" svg:d="M113 483c0-2 0-2-8-10-62-62-77-154-77-228 0-86 18-171 78-232 7-6 7-6 7-9s-1-4-5-4-49 34-77 95c-25 55-31 109-31 150 0 36 4 96 32 151 30 60 72 92 76 92s5-1 5-5z"><text:p/></draw:path><draw:path draw:style-name="gr1718" draw:text-style-name="P134" svg:width="0.0591in" svg:height="0.122in" svg:x="0.4508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1718" draw:text-style-name="P134" svg:width="0.0441in" svg:height="0.1917in" svg:x="0.5272in" svg:y="0in" svg:viewBox="0 0 113 488" svg:d="M113 245c0-38-4-98-32-153-29-60-71-92-75-92-5 0-6 1-6 4s0 3 10 13c47 47 75 126 75 228 0 82-18 168-78 231-7 5-7 5-7 7 0 4 1 5 6 5 4 0 49-33 77-95 25-54 30-109 30-148z"><text:p/></draw:path><draw:path draw:style-name="gr1718" draw:text-style-name="P134" svg:width="0.0441in" svg:height="0.1917in" svg:x="0.6028in" svg:y="0in" svg:viewBox="0 0 113 488" svg:d="M113 245c0-38-5-98-32-153-29-60-71-92-77-92-3 0-4 1-4 4s0 3 8 13c49 47 77 126 77 228 0 82-18 168-79 231-6 5-6 5-6 7 0 4 1 5 4 5 6 0 49-33 79-95 25-54 30-109 30-148z"><text:p/></draw:path></draw:g></draw:g></text:span></text:p></text:list-item></text:list><text:p text:style-name="P47"/><text:p text:style-name="P50"><text:span text:style-name="T15">Si, pour un intervalle </text:span><text:span text:style-name="T15"><draw:g text:anchor-type="as-char" svg:y="-0.1445in" draw:z-index="75" draw:name="Shape37" draw:style-name="gr1716"><svg:title>TexMaths</svg:title><svg:desc>14§display§\left[x_A,x_B\right]\subseteq J§svg§600§FALSE§</svg:desc><draw:g draw:style-name="gr2"><draw:path draw:style-name="gr1717" draw:text-style-name="P133" svg:width="1.0339in" svg:height="0.172in" svg:x="-0.0004in" svg:y="0.0098in" svg:viewBox="0 0 2627 438" svg:d="M0 0c876 0 1751 0 2627 0 0 145 0 292 0 438-876 0-1751 0-2627 0 0-146 0-293 0-438z"><text:p/></draw:path><draw:path draw:style-name="gr1718" draw:text-style-name="P134" svg:width="0.0268in" svg:height="0.1917in" svg:x="0.0122in" svg:y="0in" svg:viewBox="0 0 69 488" svg:d="M69 488c0-7 0-12 0-19-17 0-33 0-49 0 0-150 0-300 0-449 16 0 32 0 49 0 0-7 0-13 0-20-23 0-47 0-69 0 0 162 0 326 0 488 22 0 46 0 69 0z"><text:p/></draw:path><draw:path draw:style-name="gr1718" draw:text-style-name="P134" svg:width="0.0961in" svg:height="0.0866in" svg:x="0.0492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1718" draw:text-style-name="P134" svg:width="0.1016in" svg:height="0.0961in" svg:x="0.1614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1718" draw:text-style-name="P134" svg:width="0.022in" svg:height="0.0575in" svg:x="0.2965in" svg:y="0.1232in" svg:viewBox="0 0 57 147" svg:d="M57 52c0-32-11-52-30-52-17 0-27 13-27 27 0 12 10 26 27 26 5 0 12-3 16-7 2-1 2-1 3-1 0 3 2 0 2 7 0 36-19 66-34 82-6 5-6 6-6 7 0 4 3 6 5 6 5 0 44-38 44-95z"><text:p/></draw:path><draw:path draw:style-name="gr1718" draw:text-style-name="P134" svg:width="0.0961in" svg:height="0.0866in" svg:x="0.3713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1718" draw:text-style-name="P134" svg:width="0.1031in" svg:height="0.0917in" svg:x="0.4866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1718" draw:text-style-name="P134" svg:width="0.0268in" svg:height="0.1917in" svg:x="0.6134in" svg:y="0in" svg:viewBox="0 0 69 488" svg:d="M69 0c-23 0-47 0-69 0 0 7 0 13 0 20 17 0 32 0 49 0 0 149 0 299 0 449-17 0-32 0-49 0 0 7 0 12 0 19 22 0 46 0 69 0 0-162 0-326 0-488z"><text:p/></draw:path><draw:path draw:style-name="gr1718" draw:text-style-name="P134" svg:width="0.1181in" svg:height="0.1476in" svg:x="0.7327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1718" draw:text-style-name="P134" svg:width="0.1083in" svg:height="0.135in" svg:x="0.935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5">, on a:</text:span></text:p><text:list xml:id="list232810495233506" text:continue-list="list2223436493" text:style-name="L3"><text:list-item><text:p text:style-name="P64"><draw:g text:anchor-type="as-char" svg:y="-0.1445in" draw:z-index="78" draw:name="Shape38" draw:style-name="gr1716"><svg:title>TexMaths</svg:title><svg:desc>14§display§t_A=\text{elof}\left(I\right)\ \ |\ \ \varphi \left(t_A\right)=x_A
§svg§600§FALSE§</svg:desc><draw:g draw:style-name="gr2"><draw:path draw:style-name="gr1717" draw:text-style-name="P133" svg:width="2.3417in" svg:height="0.1724in" svg:x="0.0051in" svg:y="0.0091in" svg:viewBox="0 0 5949 439" svg:d="M2975 439c-992 0-1984 0-2975 0 0-147 0-292 0-439 1983 0 3967 0 5949 0 0 147 0 292 0 439-991 0-1982 0-2974 0z"><text:p/></draw:path><draw:path draw:style-name="gr1718" draw:text-style-name="P134" svg:width="0.0591in" svg:height="0.122in" svg:x="-0.0004in" svg:y="0.0236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1718" draw:text-style-name="P134" svg:width="0.1016in" svg:height="0.0961in" svg:x="0.0728in" svg:y="0.0772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1718" draw:text-style-name="P134" svg:width="0.1287in" svg:height="0.0453in" svg:x="0.2559in" svg:y="0.0732in" svg:viewBox="0 0 328 116" svg:d="M311 21c7 0 17-1 17-11s-10-10-17-10c-98 0-196 0-294 0-7 0-17 0-17 10s10 11 17 11c98 0 196 0 294 0zM311 116c7 0 17 0 17-10 0-11-10-11-17-11-98 0-196 0-294 0-7 0-17 0-17 11 0 10 10 10 17 10 98 0 196 0 294 0z"><text:p/></draw:path><draw:path draw:style-name="gr1718" draw:text-style-name="P134" svg:width="0.0744in" svg:height="0.0882in" svg:x="0.4547in" svg:y="0.0575in" svg:viewBox="0 0 190 225" svg:d="M42 97c3-73 43-86 60-86 52 0 56 66 56 86-39 0-77 0-116 0zM41 106c46 0 92 0 138 0 10 0 11 0 11-9 0-49-26-97-88-97-56 0-102 50-102 112 0 66 52 113 109 113 59 0 81-54 81-64 0-4-4-6-5-6-4 0-6 3-7 7-17 51-62 51-66 51-25 0-45-14-56-33-15-23-15-55-15-74z"><text:p/></draw:path><draw:path draw:style-name="gr1718" draw:text-style-name="P134" svg:width="0.0425in" svg:height="0.1331in" svg:x="0.5417in" svg:y="0.0102in" svg:viewBox="0 0 109 339" svg:d="M71 0c-23 1-47 4-71 6 0 5 0 9 0 15 35 0 39 3 39 27 0 85 0 170 0 254 0 21-5 21-39 21 0 6 0 11 0 16 17 0 42-2 55-2 12 0 36 2 54 2 0-5 0-10 0-16-32 0-38 0-38-21 0-101 0-201 0-302z"><text:p/></draw:path><draw:path draw:style-name="gr1718" draw:text-style-name="P134" svg:width="0.0854in" svg:height="0.0882in" svg:x="0.5949in" svg:y="0.0575in" svg:viewBox="0 0 218 225" svg:d="M218 115c0-63-49-115-109-115-61 0-109 53-109 115 0 63 52 110 109 110 59 0 109-47 109-110zM109 213c-21 0-42-10-56-33-12-22-12-51-12-69 0-19 0-45 12-68 13-22 37-32 56-32 21 0 41 11 55 32 12 21 14 49 14 68 0 18 0 44-11 65-12 23-33 37-58 37z"><text:p/></draw:path><draw:path draw:style-name="gr1718" draw:text-style-name="P134" svg:width="0.0618in" svg:height="0.135in" svg:x="0.6929in" svg:y="0.0083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1718" draw:text-style-name="P134" svg:width="0.0441in" svg:height="0.1925in" svg:x="0.7972in" svg:y="-0.0004in" svg:viewBox="0 0 113 490" svg:d="M113 484c0-1 0-1-8-10-62-63-77-155-77-229 0-86 18-171 80-231 5-7 5-7 5-8 0-5-1-6-4-6-5 0-50 34-78 97-25 53-31 107-31 148 0 38 4 96 32 152 30 60 72 93 77 93 3 0 4-2 4-6z"><text:p/></draw:path><draw:path draw:style-name="gr1718" draw:text-style-name="P134" svg:width="0.0894in" svg:height="0.1307in" svg:x="0.8594in" svg:y="0.0126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1718" draw:text-style-name="P134" svg:width="0.0441in" svg:height="0.1925in" svg:x="0.9646in" svg:y="-0.0004in" svg:viewBox="0 0 113 490" svg:d="M113 245c0-38-5-97-32-153-29-60-71-92-77-92-3 0-4 3-4 6 0 1 0 1 8 11 49 47 77 126 77 228 0 82-18 169-79 231-6 7-6 7-6 8 0 3 1 6 4 6 6 0 49-34 79-97 25-53 30-108 30-148z"><text:p/></draw:path><draw:path draw:style-name="gr1718" draw:text-style-name="P134" svg:width="0.0075in" svg:height="0.1925in" svg:x="1.2126in" svg:y="-0.0004in" svg:viewBox="0 0 20 490" svg:d="M20 18c0-8 0-18-10-18s-10 10-10 18c0 151 0 302 0 453 0 9 0 19 10 19s10-10 10-19c0-151 0-302 0-453z"><text:p/></draw:path><draw:path draw:style-name="gr1718" draw:text-style-name="P134" svg:width="0.1098in" svg:height="0.1268in" svg:x="1.3819in" svg:y="0.0591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1718" draw:text-style-name="P134" svg:width="0.0449in" svg:height="0.1925in" svg:x="1.5508in" svg:y="-0.0004in" svg:viewBox="0 0 115 490" svg:d="M115 484c0-1 0-1-9-10-61-63-78-155-78-229 0-86 20-171 80-231 7-7 7-7 7-8 0-5-3-6-6-6-5 0-49 34-78 97-25 53-31 107-31 148 0 38 6 96 32 152 30 60 72 93 77 93 3 0 6-2 6-6z"><text:p/></draw:path><draw:path draw:style-name="gr1718" draw:text-style-name="P134" svg:width="0.0591in" svg:height="0.122in" svg:x="1.6114in" svg:y="0.0236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1718" draw:text-style-name="P134" svg:width="0.1016in" svg:height="0.0961in" svg:x="1.6846in" svg:y="0.0772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1718" draw:text-style-name="P134" svg:width="0.0441in" svg:height="0.1925in" svg:x="1.8142in" svg:y="-0.0004in" svg:viewBox="0 0 113 490" svg:d="M113 245c0-38-5-97-32-153-29-60-71-92-77-92-3 0-4 3-4 6 0 1 0 1 8 11 49 47 77 126 77 228 0 82-18 169-79 231-6 7-6 7-6 8 0 3 1 6 4 6 6 0 49-34 79-97 25-53 30-108 30-148z"><text:p/></draw:path><draw:path draw:style-name="gr1718" draw:text-style-name="P134" svg:width="0.128in" svg:height="0.0453in" svg:x="1.9433in" svg:y="0.0732in" svg:viewBox="0 0 326 116" svg:d="M309 21c9 0 17-1 17-11s-8-10-15-10c-98 0-198 0-296 0-7 0-15 0-15 10s8 11 15 11c98 0 196 0 294 0zM311 116c7 0 15 0 15-10 0-11-8-11-17-11-98 0-196 0-294 0-7 0-15 0-15 11 0 10 8 10 15 10 98 0 198 0 296 0z"><text:p/></draw:path><draw:path draw:style-name="gr1718" draw:text-style-name="P134" svg:width="0.0961in" svg:height="0.087in" svg:x="2.1421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1718" draw:text-style-name="P134" svg:width="0.1016in" svg:height="0.0961in" svg:x="2.2551in" svg:y="0.0772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p></text:list-item><text:list-item><text:p text:style-name="P64"><draw:g text:anchor-type="as-char" svg:y="-0.1445in" draw:z-index="79" draw:name="Shape39" draw:style-name="gr1716"><svg:title>TexMaths</svg:title><svg:desc>14§display§t_B=\text{elof}\left(I\right)\ \ |\ \ \varphi \left(t_B\right)=x_B§svg§600§FALSE§</svg:desc><draw:g draw:style-name="gr2"><draw:path draw:style-name="gr1717" draw:text-style-name="P133" svg:width="2.3594in" svg:height="0.1724in" svg:x="0.0051in" svg:y="0.0091in" svg:viewBox="0 0 5994 439" svg:d="M2999 439c-1000 0-1999 0-2999 0 0-147 0-292 0-439 1998 0 3997 0 5994 0 0 147 0 292 0 439-998 0-1997 0-2995 0z"><text:p/></draw:path><draw:path draw:style-name="gr1718" draw:text-style-name="P134" svg:width="0.0591in" svg:height="0.122in" svg:x="-0.0004in" svg:y="0.0236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1718" draw:text-style-name="P134" svg:width="0.1031in" svg:height="0.0921in" svg:x="0.0748in" svg:y="0.0811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1718" draw:text-style-name="P134" svg:width="0.1287in" svg:height="0.0453in" svg:x="0.263in" svg:y="0.0732in" svg:viewBox="0 0 328 116" svg:d="M311 21c7 0 17-1 17-11s-10-10-17-10c-98 0-196 0-294 0-7 0-17 0-17 10s10 11 17 11c98 0 196 0 294 0zM311 116c7 0 17 0 17-10 0-11-10-11-17-11-98 0-196 0-294 0-7 0-17 0-17 11 0 10 10 10 17 10 98 0 196 0 294 0z"><text:p/></draw:path><draw:path draw:style-name="gr1718" draw:text-style-name="P134" svg:width="0.0744in" svg:height="0.0882in" svg:x="0.4618in" svg:y="0.0575in" svg:viewBox="0 0 190 225" svg:d="M42 97c3-73 45-86 60-86 52 0 56 66 56 86-39 0-77 0-116 0zM42 106c46 0 91 0 137 0 10 0 11 0 11-9 0-49-26-97-88-97-56 0-102 50-102 112 0 66 52 113 109 113 60 0 81-54 81-64 0-4-2-6-5-6-4 0-6 3-7 7-17 51-62 51-66 51-25 0-45-14-56-33-14-23-14-55-14-74z"><text:p/></draw:path><draw:path draw:style-name="gr1718" draw:text-style-name="P134" svg:width="0.0425in" svg:height="0.1331in" svg:x="0.5488in" svg:y="0.0102in" svg:viewBox="0 0 109 339" svg:d="M71 0c-23 1-47 4-71 6 0 5 0 9 0 15 35 0 39 3 39 27 0 85 0 170 0 254 0 21-5 21-39 21 0 6 0 11 0 16 17 0 42-2 55-2 11 0 36 2 54 2 0-5 0-10 0-16-32 0-38 0-38-21 0-101 0-201 0-302z"><text:p/></draw:path><draw:path draw:style-name="gr1718" draw:text-style-name="P134" svg:width="0.0854in" svg:height="0.0882in" svg:x="0.602in" svg:y="0.0575in" svg:viewBox="0 0 218 225" svg:d="M218 115c0-63-49-115-109-115-61 0-109 53-109 115 0 63 52 110 109 110 59 0 109-47 109-110zM109 213c-21 0-42-10-56-33-12-22-12-51-12-69 0-19 0-45 12-68 13-22 37-32 56-32 21 0 42 11 56 32 13 21 13 49 13 68 0 18 0 44-11 65-12 23-33 37-58 37z"><text:p/></draw:path><draw:path draw:style-name="gr1718" draw:text-style-name="P134" svg:width="0.0618in" svg:height="0.135in" svg:x="0.7in" svg:y="0.0083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1718" draw:text-style-name="P134" svg:width="0.0441in" svg:height="0.1925in" svg:x="0.8043in" svg:y="-0.0004in" svg:viewBox="0 0 113 490" svg:d="M113 484c0-1 0-1-8-10-62-63-77-155-77-229 0-86 18-171 80-231 5-7 5-7 5-8 0-5-1-6-4-6-5 0-49 34-78 97-25 53-31 107-31 148 0 38 6 96 32 152 30 60 72 93 77 93 3 0 4-2 4-6z"><text:p/></draw:path><draw:path draw:style-name="gr1718" draw:text-style-name="P134" svg:width="0.089in" svg:height="0.1307in" svg:x="0.8669in" svg:y="0.0126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1718" draw:text-style-name="P134" svg:width="0.0441in" svg:height="0.1925in" svg:x="0.9717in" svg:y="-0.0004in" svg:viewBox="0 0 113 490" svg:d="M113 245c0-38-5-97-32-153-29-60-71-92-77-92-3 0-4 3-4 6 0 1 0 1 8 11 49 47 77 126 77 228 0 82-18 169-79 231-6 7-6 7-6 8 0 3 1 6 4 6 6 0 49-34 79-97 25-53 30-108 30-148z"><text:p/></draw:path><draw:path draw:style-name="gr1718" draw:text-style-name="P134" svg:width="0.0075in" svg:height="0.1925in" svg:x="1.2197in" svg:y="-0.0004in" svg:viewBox="0 0 20 490" svg:d="M20 18c0-8 0-18-10-18s-10 10-10 18c0 151 0 302 0 453 0 9 0 19 10 19s10-10 10-19c0-151 0-302 0-453z"><text:p/></draw:path><draw:path draw:style-name="gr1718" draw:text-style-name="P134" svg:width="0.1098in" svg:height="0.1268in" svg:x="1.3894in" svg:y="0.0591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1718" draw:text-style-name="P134" svg:width="0.0449in" svg:height="0.1925in" svg:x="1.5575in" svg:y="-0.0004in" svg:viewBox="0 0 115 490" svg:d="M115 484c0-1 0-1-9-10-61-63-77-155-77-229 0-86 19-171 79-231 7-7 7-7 7-8 0-5-3-6-6-6-4 0-49 34-78 97-25 53-31 107-31 148 0 38 6 96 32 152 31 60 73 93 77 93 3 0 6-2 6-6z"><text:p/></draw:path><draw:path draw:style-name="gr1718" draw:text-style-name="P134" svg:width="0.0591in" svg:height="0.122in" svg:x="1.6181in" svg:y="0.0236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1718" draw:text-style-name="P134" svg:width="0.1031in" svg:height="0.0921in" svg:x="1.6937in" svg:y="0.0811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1718" draw:text-style-name="P134" svg:width="0.0441in" svg:height="0.1925in" svg:x="1.8283in" svg:y="-0.0004in" svg:viewBox="0 0 113 490" svg:d="M113 245c0-38-4-97-32-153-29-60-71-92-77-92-3 0-4 3-4 6 0 1 0 1 10 11 47 47 75 126 75 228 0 82-18 169-79 231-6 7-6 7-6 8 0 3 1 6 4 6 6 0 51-34 79-97 25-53 30-108 30-148z"><text:p/></draw:path><draw:path draw:style-name="gr1718" draw:text-style-name="P134" svg:width="0.128in" svg:height="0.0453in" svg:x="1.9571in" svg:y="0.0732in" svg:viewBox="0 0 326 116" svg:d="M311 21c7 0 15-1 15-11s-8-10-15-10c-98 0-198 0-296 0-7 0-15 0-15 10s8 11 17 11c98 0 196 0 294 0zM311 116c7 0 15 0 15-10 0-11-8-11-15-11-98 0-196 0-294 0-9 0-17 0-17 11 0 10 8 10 15 10 98 0 198 0 296 0z"><text:p/></draw:path><draw:path draw:style-name="gr1718" draw:text-style-name="P134" svg:width="0.0961in" svg:height="0.087in" svg:x="2.1563in" svg:y="0.0591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1718" draw:text-style-name="P134" svg:width="0.1031in" svg:height="0.0921in" svg:x="2.2713in" svg:y="0.0811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p></text:list-item><text:list-item><text:p text:style-name="P126"><text:span text:style-name="T15"><draw:g text:anchor-type="as-char" svg:y="-0.0866in" draw:z-index="77" draw:name="Shape40" draw:style-name="gr1716"><svg:title>TexMaths</svg:title><svg:desc>14§display§\varphi§svg§600§FALSE§</svg:desc><draw:g draw:style-name="gr2"><draw:path draw:style-name="gr1717" draw:text-style-name="P133" svg:width="0.0988in" svg:height="0.1067in" svg:x="-0.0004in" svg:y="0.0102in" svg:viewBox="0 0 252 272" svg:d="M0 0c84 0 168 0 252 0 0 91 0 181 0 272-84 0-168 0-252 0 0-91 0-181 0-272z"><text:p/></draw:path><draw:path draw:style-name="gr1718" draw:text-style-name="P13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5"><text:s/></text:span><text:span text:style-name="T16">bijective</text:span><text:span text:style-name="T15"> sur </text:span><draw:g text:anchor-type="as-char" svg:y="-0.1445in" draw:z-index="66" draw:name="Shape27_0" draw:style-name="gr1716"><svg:title>TexMaths</svg:title><svg:desc>14§display§\left[t_A,\ t_B\right]§svg§600§FALSE§</svg:desc><draw:g draw:style-name="gr2"><draw:path draw:style-name="gr1717" draw:text-style-name="P133" svg:width="0.6134in" svg:height="0.1724in" svg:x="0.0004in" svg:y="0.0098in" svg:viewBox="0 0 1559 439" svg:d="M779 439c-260 0-519 0-779 0 0-147 0-292 0-439 519 0 1040 0 1559 0 0 147 0 292 0 439-260 0-521 0-780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718" draw:text-style-name="P13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718" draw:text-style-name="P134" svg:width="0.022in" svg:height="0.0575in" svg:x="0.2571in" svg:y="0.1244in" svg:viewBox="0 0 57 147" svg:d="M57 52c0-32-12-52-32-52-15 0-25 13-25 27 0 12 10 25 25 25 6 0 13-2 17-6 1-1 1-1 3-1 1 0 1 0 1 7 0 36-17 66-33 81-6 6-6 7-6 8 0 3 3 6 6 6 5 0 44-38 44-95z"><text:p/></draw:path><draw:path draw:style-name="gr1718" draw:text-style-name="P13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718" draw:text-style-name="P13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718" draw:text-style-name="P134" svg:width="0.026in" svg:height="0.1925in" svg:x="0.5976in" svg:y="0.0004in" svg:viewBox="0 0 67 490" svg:d="M67 0c-22 0-45 0-67 0 0 7 0 13 0 20 15 0 32 0 48 0 0 149 0 300 0 450-16 0-33 0-48 0 0 7 0 13 0 20 22 0 45 0 67 0 0-164 0-326 0-490z"><text:p/></draw:path></draw:g></draw:g></text:p><text:p text:style-name="P130"/></text:list-item><text:list-item><text:p text:style-name="P65"><draw:g text:anchor-type="as-char" svg:y="-0.0866in" draw:z-index="80" draw:name="Shape41" draw:style-name="gr1716"><svg:title>TexMaths</svg:title><svg:desc>14§display§\varphi§svg§600§FALSE§</svg:desc><draw:g draw:style-name="gr2"><draw:path draw:style-name="gr1717" draw:text-style-name="P133" svg:width="0.0988in" svg:height="0.1067in" svg:x="-0.0004in" svg:y="0.0102in" svg:viewBox="0 0 252 272" svg:d="M0 0c84 0 168 0 252 0 0 91 0 181 0 272-84 0-168 0-252 0 0-91 0-181 0-272z"><text:p/></draw:path><draw:path draw:style-name="gr1718" draw:text-style-name="P13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8">dérivable</text:span><text:span text:style-name="T64"> sur </text:span><draw:g text:anchor-type="as-char" svg:y="-0.1445in" draw:z-index="81" draw:name="Shape27_1" draw:style-name="gr1716"><svg:title>TexMaths</svg:title><svg:desc>14§display§\left[t_A,\ t_B\right]§svg§600§FALSE§</svg:desc><draw:g draw:style-name="gr2"><draw:path draw:style-name="gr1717" draw:text-style-name="P133" svg:width="0.6134in" svg:height="0.1724in" svg:x="0.0004in" svg:y="0.0098in" svg:viewBox="0 0 1559 439" svg:d="M779 439c-260 0-519 0-779 0 0-147 0-292 0-439 519 0 1040 0 1559 0 0 147 0 292 0 439-260 0-521 0-780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718" draw:text-style-name="P13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718" draw:text-style-name="P134" svg:width="0.022in" svg:height="0.0575in" svg:x="0.2571in" svg:y="0.1244in" svg:viewBox="0 0 57 147" svg:d="M57 52c0-32-12-52-32-52-15 0-25 13-25 27 0 12 10 25 25 25 6 0 13-2 17-6 1-1 1-1 3-1 1 0 1 0 1 7 0 36-17 66-33 81-6 6-6 7-6 8 0 3 3 6 6 6 5 0 44-38 44-95z"><text:p/></draw:path><draw:path draw:style-name="gr1718" draw:text-style-name="P13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718" draw:text-style-name="P13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718" draw:text-style-name="P134" svg:width="0.026in" svg:height="0.1925in" svg:x="0.5976in" svg:y="0.0004in" svg:viewBox="0 0 67 490" svg:d="M67 0c-22 0-45 0-67 0 0 7 0 13 0 20 15 0 32 0 48 0 0 149 0 300 0 450-16 0-33 0-48 0 0 7 0 13 0 20 22 0 45 0 67 0 0-164 0-326 0-490z"><text:p/></draw:path></draw:g></draw:g></text:p></text:list-item><text:list-item><text:p text:style-name="P132">la fonction dérivée de <draw:g text:anchor-type="as-char" svg:y="-0.0866in" draw:z-index="82" draw:name="Shape42" draw:style-name="gr1716"><svg:title>TexMaths</svg:title><svg:desc>14§display§\varphi§svg§600§FALSE§</svg:desc><draw:g draw:style-name="gr2"><draw:path draw:style-name="gr1717" draw:text-style-name="P133" svg:width="0.0988in" svg:height="0.1067in" svg:x="-0.0004in" svg:y="0.0102in" svg:viewBox="0 0 252 272" svg:d="M0 0c84 0 168 0 252 0 0 91 0 181 0 272-84 0-168 0-252 0 0-91 0-181 0-272z"><text:p/></draw:path><draw:path draw:style-name="gr1718" draw:text-style-name="P13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7" draw:name="Shape29_0" draw:style-name="gr1716"><svg:title>TexMaths</svg:title><svg:desc>14§display§\left[t_A,\ t_B\right]§svg§600§FALSE§</svg:desc><draw:g draw:style-name="gr2"><draw:path draw:style-name="gr1717" draw:text-style-name="P133" svg:width="0.6134in" svg:height="0.1724in" svg:x="0.0004in" svg:y="0.0098in" svg:viewBox="0 0 1559 439" svg:d="M779 439c-260 0-519 0-779 0 0-147 0-292 0-439 519 0 1040 0 1559 0 0 147 0 292 0 439-260 0-521 0-780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718" draw:text-style-name="P13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718" draw:text-style-name="P134" svg:width="0.022in" svg:height="0.0575in" svg:x="0.2571in" svg:y="0.1244in" svg:viewBox="0 0 57 147" svg:d="M57 52c0-32-12-52-32-52-15 0-25 13-25 27 0 12 10 25 25 25 6 0 13-2 17-6 1-1 1-1 3-1 1 0 1 0 1 7 0 36-17 66-33 81-6 6-6 7-6 8 0 3 3 6 6 6 5 0 44-38 44-95z"><text:p/></draw:path><draw:path draw:style-name="gr1718" draw:text-style-name="P13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718" draw:text-style-name="P13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718" draw:text-style-name="P134" svg:width="0.026in" svg:height="0.1925in" svg:x="0.5976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68" draw:name="Shape30_0" draw:style-name="gr1716"><svg:title>TexMaths</svg:title><svg:desc>14§display§\left[t_A,\ t_B\right]§svg§600§FALSE§</svg:desc><draw:g draw:style-name="gr2"><draw:path draw:style-name="gr1717" draw:text-style-name="P133" svg:width="0.6134in" svg:height="0.1724in" svg:x="0.0004in" svg:y="0.0098in" svg:viewBox="0 0 1559 439" svg:d="M779 439c-260 0-519 0-779 0 0-147 0-292 0-439 519 0 1040 0 1559 0 0 147 0 292 0 439-260 0-521 0-780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718" draw:text-style-name="P13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718" draw:text-style-name="P134" svg:width="0.022in" svg:height="0.0575in" svg:x="0.2571in" svg:y="0.1244in" svg:viewBox="0 0 57 147" svg:d="M57 52c0-32-12-52-32-52-15 0-25 13-25 27 0 12 10 25 25 25 6 0 13-2 17-6 1-1 1-1 3-1 1 0 1 0 1 7 0 36-17 66-33 81-6 6-6 7-6 8 0 3 3 6 6 6 5 0 44-38 44-95z"><text:p/></draw:path><draw:path draw:style-name="gr1718" draw:text-style-name="P13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718" draw:text-style-name="P13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718" draw:text-style-name="P134" svg:width="0.026in" svg:height="0.1925in" svg:x="0.5976in" svg:y="0.0004in" svg:viewBox="0 0 67 490" svg:d="M67 0c-22 0-45 0-67 0 0 7 0 13 0 20 15 0 32 0 48 0 0 149 0 300 0 450-16 0-33 0-48 0 0 7 0 13 0 20 22 0 45 0 67 0 0-164 0-326 0-490z"><text:p/></draw:path></draw:g></draw:g></text:p></text:list-item><text:list-item><text:p text:style-name="P128"><draw:g text:anchor-type="as-char" svg:y="-0.1366in" draw:z-index="69" draw:name="Shape28_0" draw:style-name="gr1716"><svg:title>TexMaths</svg:title><svg:desc>14§display§f§svg§600§FALSE§</svg:desc><draw:g draw:style-name="gr2"><draw:path draw:style-name="gr1717" draw:text-style-name="P133" svg:width="0.0854in" svg:height="0.1551in" svg:x="0.0004in" svg:y="0.0102in" svg:viewBox="0 0 218 395" svg:d="M0 0c73 0 145 0 218 0 0 132 0 263 0 395-73 0-145 0-218 0 0-132 0-263 0-395z"><text:p/></draw:path><draw:path draw:style-name="gr1718" draw:text-style-name="P13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70" draw:name="Shape31_0" draw:style-name="gr1716"><svg:title>TexMaths</svg:title><svg:desc>14§display§\left[g\left(t_A\right),\ g\left(t_B\right)\right]§svg§600§FALSE§</svg:desc><draw:g draw:style-name="gr2"><draw:path draw:style-name="gr1717" draw:text-style-name="P133" svg:width="1.2106in" svg:height="0.1724in" svg:x="0.0004in" svg:y="0.0098in" svg:viewBox="0 0 3076 439" svg:d="M1539 439c-514 0-1027 0-1539 0 0-147 0-292 0-439 1025 0 2051 0 3076 0 0 147 0 292 0 439-513 0-1025 0-1537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882in" svg:height="0.124in" svg:x="0.0472in" svg:y="0.0598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718" draw:text-style-name="P134" svg:width="0.0449in" svg:height="0.1925in" svg:x="0.1949in" svg:y="0.0004in" svg:viewBox="0 0 115 490" svg:d="M115 484c0-1 0-1-9-10-61-63-77-155-77-228 0-87 19-172 79-232 7-7 7-7 7-8 0-5-3-6-6-6-4 0-49 34-78 97-24 53-31 107-31 149 0 37 6 95 32 151 31 60 73 93 77 93 3 0 6-2 6-6z"><text:p/></draw:path><draw:path draw:style-name="gr1718" draw:text-style-name="P134" svg:width="0.0591in" svg:height="0.122in" svg:x="0.2555in" svg:y="0.0244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718" draw:text-style-name="P134" svg:width="0.1016in" svg:height="0.0961in" svg:x="0.3287in" svg:y="0.078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718" draw:text-style-name="P134" svg:width="0.0441in" svg:height="0.1925in" svg:x="0.4583in" svg:y="0.0004in" svg:viewBox="0 0 113 490" svg:d="M113 246c0-39-4-98-32-154-29-60-71-92-77-92-3 0-4 3-4 6 0 1 0 1 10 11 47 47 75 126 75 229 0 81-18 168-79 230-6 7-6 7-6 8 0 3 1 6 4 6 6 0 51-34 79-97 25-53 30-108 30-147z"><text:p/></draw:path><draw:path draw:style-name="gr1718" draw:text-style-name="P134" svg:width="0.022in" svg:height="0.0575in" svg:x="0.5713in" svg:y="0.1244in" svg:viewBox="0 0 57 147" svg:d="M57 52c0-32-11-52-30-52-17 0-27 13-27 27 0 12 10 25 27 25 5 0 12-2 16-6 2-1 2-1 3-1 0 3 2 0 2 7 0 36-19 66-34 81-6 6-6 7-6 8 0 3 3 6 5 6 5 0 44-38 44-95z"><text:p/></draw:path><draw:path draw:style-name="gr1718" draw:text-style-name="P134" svg:width="0.0882in" svg:height="0.124in" svg:x="0.7079in" svg:y="0.0598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718" draw:text-style-name="P134" svg:width="0.0441in" svg:height="0.1925in" svg:x="0.8555in" svg:y="0.0004in" svg:viewBox="0 0 113 490" svg:d="M113 484c0-1 0-1-8-10-62-63-77-155-77-228 0-87 20-172 80-232 5-7 5-7 5-8 0-5-1-6-4-6-5 0-49 34-78 97-25 53-31 107-31 149 0 37 6 95 32 151 30 60 72 93 77 93 3 0 4-2 4-6z"><text:p/></draw:path><draw:path draw:style-name="gr1718" draw:text-style-name="P134" svg:width="0.0591in" svg:height="0.122in" svg:x="0.9161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718" draw:text-style-name="P134" svg:width="0.1031in" svg:height="0.0921in" svg:x="0.9913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718" draw:text-style-name="P134" svg:width="0.0449in" svg:height="0.1925in" svg:x="1.1256in" svg:y="0.0004in" svg:viewBox="0 0 115 490" svg:d="M115 246c0-39-6-98-32-154-30-60-73-92-77-92-3 0-6 3-6 6 0 1 0 1 10 11 47 47 75 126 75 229 0 81-18 168-78 230-7 7-7 7-7 8 0 3 3 6 6 6 4 0 49-34 78-97 25-53 31-108 31-147z"><text:p/></draw:path><draw:path draw:style-name="gr1718" draw:text-style-name="P134" svg:width="0.026in" svg:height="0.1925in" svg:x="1.1945in" svg:y="0.0004in" svg:viewBox="0 0 67 490" svg:d="M67 0c-22 0-45 0-67 0 0 7 0 13 0 20 15 0 32 0 48 0 0 149 0 300 0 450-16 0-33 0-48 0 0 7 0 13 0 20 22 0 45 0 67 0 0-164 0-326 0-490z"><text:p/></draw:path></draw:g></draw:g></text:p></text:list-item></text:list><text:p text:style-name="Text_20_body"/><text:p text:style-name="P5"><text:tab/><text:span text:style-name="T64">Alors on peut écrire que:</text:span></text:p><text:p text:style-name="P54"><draw:g text:anchor-type="as-char" svg:y="-0.1445in" draw:z-index="83" draw:name="Shape43" draw:style-name="gr1716"><svg:title>TexMaths</svg:title><svg:desc>14§display§\text{par}\ \text{changement}\ \text{de}\ \text{variable},\ \text{en}\ \text{posant}\ x=\varphi \left(t\right)§svg§600§FALSE§</svg:desc><draw:g draw:style-name="gr2"><draw:path draw:style-name="gr1717" draw:text-style-name="P133" svg:width="4.0728in" svg:height="0.1724in" svg:x="0.0039in" svg:y="0.0091in" svg:viewBox="0 0 10346 439" svg:d="M5174 439c-1725 0-3449 0-5174 0 0-147 0-292 0-439 3449 0 6897 0 10346 0 0 147 0 292 0 439-1724 0-3449 0-5172 0z"><text:p/></draw:path><draw:path draw:style-name="gr1718" draw:text-style-name="P134" svg:width="0.0949in" svg:height="0.122in" svg:x="-0.0004in" svg:y="0.0591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1718" draw:text-style-name="P134" svg:width="0.0874in" svg:height="0.0882in" svg:x="0.1098in" svg:y="0.0575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1718" draw:text-style-name="P134" svg:width="0.0646in" svg:height="0.085in" svg:x="0.2039in" svg:y="0.0591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1718" draw:text-style-name="P134" svg:width="0.0736in" svg:height="0.0882in" svg:x="0.3457in" svg:y="0.0575in" svg:viewBox="0 0 188 225" svg:d="M41 113c0-79 40-100 65-100 6 0 37 0 54 18-20 1-23 15-23 22 0 13 9 23 23 23 12 0 22-9 22-23 0-33-38-53-76-53-61 0-106 53-106 113 0 63 49 112 105 112 67 0 83-60 83-64 0-6-6-4-7-4-5 0-6 1-6 4-15 46-46 52-64 52-27 0-70-21-70-100z"><text:p/></draw:path><draw:path draw:style-name="gr1718" draw:text-style-name="P134" svg:width="0.0965in" svg:height="0.1331in" svg:x="0.426in" svg:y="0.0102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1718" draw:text-style-name="P134" svg:width="0.0874in" svg:height="0.0882in" svg:x="0.535in" svg:y="0.0575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1718" draw:text-style-name="P134" svg:width="0.0965in" svg:height="0.085in" svg:x="0.6307in" svg:y="0.0591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1718" draw:text-style-name="P134" svg:width="0.0882in" svg:height="0.1264in" svg:x="0.737in" svg:y="0.0563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1718" draw:text-style-name="P134" svg:width="0.0744in" svg:height="0.0882in" svg:x="0.8339in" svg:y="0.0575in" svg:viewBox="0 0 190 225" svg:d="M42 97c3-73 43-86 60-86 51 0 56 66 56 86-39 0-77 0-116 0zM41 106c46 0 91 0 137 0 11 0 12 0 12-9 0-49-26-97-88-97-57 0-102 50-102 112 0 66 52 113 108 113 60 0 82-54 82-64 0-4-4-6-7-6-4 0-4 3-5 7-17 51-62 51-67 51-24 0-44-14-55-33-15-23-15-55-15-74z"><text:p/></draw:path><draw:path draw:style-name="gr1718" draw:text-style-name="P134" svg:width="0.1508in" svg:height="0.085in" svg:x="0.9209in" svg:y="0.0591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1718" draw:text-style-name="P134" svg:width="0.0744in" svg:height="0.0882in" svg:x="1.0815in" svg:y="0.0575in" svg:viewBox="0 0 190 225" svg:d="M42 97c3-73 43-86 60-86 51 0 56 66 56 86-39 0-77 0-116 0zM41 106c46 0 91 0 137 0 11 0 12 0 12-9 0-49-26-97-88-97-57 0-102 50-102 112 0 66 52 113 108 113 60 0 82-54 82-64 0-4-4-6-7-6-4 0-4 3-5 7-17 51-62 51-67 51-24 0-44-14-55-33-15-23-15-55-15-74z"><text:p/></draw:path><draw:path draw:style-name="gr1718" draw:text-style-name="P134" svg:width="0.0965in" svg:height="0.085in" svg:x="1.1685in" svg:y="0.0591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1718" draw:text-style-name="P134" svg:width="0.0602in" svg:height="0.1197in" svg:x="1.2681in" svg:y="0.026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1718" draw:text-style-name="P134" svg:width="0.0949in" svg:height="0.135in" svg:x="1.411in" svg:y="0.0102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1718" draw:text-style-name="P134" svg:width="0.0744in" svg:height="0.0882in" svg:x="1.5173in" svg:y="0.0575in" svg:viewBox="0 0 190 225" svg:d="M41 97c2-73 44-86 61-86 51 0 55 66 55 86-39 0-77 0-116 0zM41 106c46 0 91 0 137 0 11 0 12 0 12-9 0-49-26-97-88-97-57 0-102 50-102 112 0 66 52 113 108 113 60 0 82-54 82-64 0-4-4-6-7-6-4 0-5 3-5 7-18 51-62 51-67 51-24 0-45-14-56-33-14-23-14-55-14-74z"><text:p/></draw:path><draw:path draw:style-name="gr1718" draw:text-style-name="P134" svg:width="0.0945in" svg:height="0.085in" svg:x="1.6661in" svg:y="0.061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1718" draw:text-style-name="P134" svg:width="0.0866in" svg:height="0.0882in" svg:x="1.7618in" svg:y="0.0575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1718" draw:text-style-name="P134" svg:width="0.0646in" svg:height="0.085in" svg:x="1.8563in" svg:y="0.0591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1718" draw:text-style-name="P134" svg:width="0.0409in" svg:height="0.128in" svg:x="1.9327in" svg:y="0.0154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1718" draw:text-style-name="P134" svg:width="0.0866in" svg:height="0.0882in" svg:x="1.9886in" svg:y="0.0575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1718" draw:text-style-name="P134" svg:width="0.0949in" svg:height="0.135in" svg:x="2.0823in" svg:y="0.0102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1718" draw:text-style-name="P134" svg:width="0.0425in" svg:height="0.1331in" svg:x="2.1909in" svg:y="0.0102in" svg:viewBox="0 0 109 339" svg:d="M70 0c-24 1-46 4-70 6 0 5 0 9 0 15 34 0 38 3 38 27 0 85 0 170 0 254 0 21-6 21-38 21 0 6 0 11 0 16 15 0 42-2 55-2 11 0 36 2 54 2 0-5 0-10 0-16-33 0-39 0-39-21 0-101 0-201 0-302z"><text:p/></draw:path><draw:path draw:style-name="gr1718" draw:text-style-name="P134" svg:width="0.0744in" svg:height="0.0882in" svg:x="2.2433in" svg:y="0.0575in" svg:viewBox="0 0 190 225" svg:d="M42 97c3-73 45-86 62-86 50 0 54 66 54 86-39 0-77 0-116 0zM42 106c46 0 91 0 137 0 10 0 11 0 11-9 0-49-26-97-86-97-58 0-104 50-104 112 0 66 52 113 109 113 60 0 81-54 81-64 0-4-2-6-5-6-4 0-6 3-7 7-17 51-62 51-66 51-25 0-45-14-56-33-14-23-14-55-14-74z"><text:p/></draw:path><draw:path draw:style-name="gr1718" draw:text-style-name="P134" svg:width="0.022in" svg:height="0.0575in" svg:x="2.3406in" svg:y="0.1236in" svg:viewBox="0 0 57 147" svg:d="M57 52c0-32-12-52-30-52-17 0-27 13-27 27 0 12 10 25 27 25 5 0 11-2 16-6 2-1 2-1 3-1 0 3 0 0 0 7 0 36-17 66-33 81-5 6-5 7-5 8 0 3 2 6 5 6 5 0 44-38 44-95z"><text:p/></draw:path><draw:path draw:style-name="gr1718" draw:text-style-name="P134" svg:width="0.0744in" svg:height="0.0882in" svg:x="2.4799in" svg:y="0.0575in" svg:viewBox="0 0 190 225" svg:d="M41 97c4-73 44-86 61-86 51 0 56 66 56 86-39 0-78 0-117 0zM41 106c46 0 91 0 137 0 11 0 12 0 12-9 0-49-26-97-88-97-57 0-102 50-102 112 0 66 52 113 108 113 60 0 82-54 82-64 0-4-4-6-7-6-4 0-5 3-5 7-18 51-62 51-67 51-24 0-44-14-55-33-15-23-15-55-15-74z"><text:p/></draw:path><draw:path draw:style-name="gr1718" draw:text-style-name="P134" svg:width="0.0972in" svg:height="0.085in" svg:x="2.5665in" svg:y="0.0591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1718" draw:text-style-name="P134" svg:width="0.0957in" svg:height="0.122in" svg:x="2.7382in" svg:y="0.0591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718" draw:text-style-name="P134" svg:width="0.0854in" svg:height="0.0882in" svg:x="2.8512in" svg:y="0.0575in" svg:viewBox="0 0 218 225" svg:d="M218 115c0-63-49-115-109-115s-109 53-109 115c0 63 52 110 109 110 60 0 109-47 109-110zM109 213c-21 0-42-10-56-33-11-22-11-51-11-69 0-19 0-45 11-68 14-22 37-32 56-32 23 0 44 11 56 32 13 21 13 49 13 68 0 18 0 44-11 65-12 23-33 37-58 37z"><text:p/></draw:path><draw:path draw:style-name="gr1718" draw:text-style-name="P134" svg:width="0.063in" svg:height="0.0882in" svg:x="2.9492in" svg:y="0.0575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1718" draw:text-style-name="P134" svg:width="0.0866in" svg:height="0.0882in" svg:x="3.0276in" svg:y="0.0575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1718" draw:text-style-name="P134" svg:width="0.0972in" svg:height="0.085in" svg:x="3.122in" svg:y="0.0591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1718" draw:text-style-name="P134" svg:width="0.0602in" svg:height="0.1197in" svg:x="3.222in" svg:y="0.026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1718" draw:text-style-name="P134" svg:width="0.0961in" svg:height="0.087in" svg:x="3.3634in" svg:y="0.0591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1718" draw:text-style-name="P134" svg:width="0.1287in" svg:height="0.0453in" svg:x="3.5335in" svg:y="0.0732in" svg:viewBox="0 0 328 116" svg:d="M311 21c7 0 17-1 17-11s-10-10-17-10c-98 0-196 0-294 0-7 0-17 0-17 10s10 11 17 11c98 0 196 0 294 0zM311 116c7 0 17 0 17-10 0-11-10-11-17-11-98 0-196 0-294 0-7 0-17 0-17 11 0 10 10 10 17 10 98 0 196 0 294 0z"><text:p/></draw:path><draw:path draw:style-name="gr1718" draw:text-style-name="P134" svg:width="0.1098in" svg:height="0.1268in" svg:x="3.7366in" svg:y="0.0591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1718" draw:text-style-name="P134" svg:width="0.0449in" svg:height="0.1925in" svg:x="3.9047in" svg:y="-0.0004in" svg:viewBox="0 0 115 490" svg:d="M115 484c0-1 0-1-9-10-61-63-77-155-77-229 0-86 19-171 79-231 7-7 7-7 7-8 0-5-2-6-6-6s-49 34-77 97c-25 53-32 107-32 148 0 38 6 96 34 152 29 60 71 93 75 93s6-2 6-6z"><text:p/></draw:path><draw:path draw:style-name="gr1718" draw:text-style-name="P134" svg:width="0.0591in" svg:height="0.122in" svg:x="3.9654in" svg:y="0.0236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1718" draw:text-style-name="P134" svg:width="0.0449in" svg:height="0.1925in" svg:x="4.0421in" svg:y="-0.0004in" svg:viewBox="0 0 115 490" svg:d="M115 245c0-38-6-97-32-153-31-60-73-92-77-92-3 0-6 3-6 6 0 1 0 1 10 11 47 47 75 126 75 228 0 82-18 169-78 231-7 7-7 7-7 8 0 3 3 6 6 6 4 0 49-34 78-97 25-53 31-108 31-148z"><text:p/></draw:path></draw:g></draw:g></text:p><text:p text:style-name="P52"/><text:p text:style-name="P55"><draw:g text:anchor-type="as-char" svg:y="-0.3457in" draw:z-index="85" draw:name="Shape44" draw:style-name="gr1716"><svg:title>TexMaths</svg:title><svg:desc>14§display§\int _{x=x_A}^{x_B}f\left(x\right)\text{d}x=\int _{x=x_A}^{x_B}f\left(\varphi \left(t\right)\right)\cdot \text{d}\left(\varphi \right)\left(t\right)=\int _{t=\left[t_A=\varphi ^{-1}\left(x_A\right)\right]}^{\left[t_b=\varphi ^{-1}\left(x_B\right)\right]}f\left(\varphi \left(t\right)\right)\cdot \text{d}\left(\varphi \right)\left(t\right)§svg§600§FALSE§</svg:desc><draw:g draw:style-name="gr2"><draw:path draw:style-name="gr1717" draw:text-style-name="P133" svg:width="6.0862in" svg:height="0.5362in" svg:x="-0.0004in" svg:y="0.0102in" svg:viewBox="0 0 15460 1363" svg:d="M7731 1363c-2578 0-5155 0-7731 0 0-454 0-909 0-1363 5153 0 10307 0 15460 0 0 454 0 909 0 1363-2576 0-5153 0-7729 0z"><text:p/></draw:path><draw:path draw:style-name="gr1718" draw:text-style-name="P134" svg:width="0.1598in" svg:height="0.4295in" svg:x="0.0004in" svg:y="0.0835in" svg:viewBox="0 0 407 1092" svg:d="M22 1070c15-2 22-13 22-24 0-17-11-25-22-25-10 0-22 8-22 25 0 25 22 46 51 46 69 0 95-115 128-257 35-154 65-311 90-470 17-105 34-203 50-266 5-25 21-88 39-88 14 0 26 10 27 11-14 2-22 13-22 24 0 17 10 25 21 25 12 0 23-8 23-25 0-26-24-46-50-46-34 0-61 55-85 154-2 6-64 252-115 573-12 75-25 158-41 225-8 37-29 129-66 129-16 0-19-7-28-11z"><text:p/></draw:path><draw:path draw:style-name="gr1718" draw:text-style-name="P134" svg:width="0.0673in" svg:height="0.0606in" svg:x="0.1768in" svg:y="0.072in" svg:viewBox="0 0 172 155" svg:d="M65 115c-4 12-14 31-30 31-1 0-10 0-17-6 13-4 13-17 13-18 0-9-5-13-13-13s-18 9-18 21c0 17 18 25 34 25s29-9 37-25c7 18 24 25 37 25 37 0 57-43 57-53 0-4-4-4-6-4-4 0-4 1-5 6-6 23-26 42-44 42-13 0-20-10-20-23 0-10 8-40 17-78 7-27 21-35 31-35 6 1 11 0 17 4-10 3-14 13-14 20s5 12 13 12c7 0 18-7 18-21 0-19-21-25-34-25-15 0-28 11-35 24-5-14-21-24-39-24-35 0-56 42-56 52 0 5 4 4 5 5 5 0 5-1 7-7 7-26 28-40 44-40 10 0 18 5 18 22 0 7-4 24-6 37-4 15-7 30-11 46z"><text:p/></draw:path><draw:path draw:style-name="gr1718" draw:text-style-name="P134" svg:width="0.0756in" svg:height="0.0657in" svg:x="0.2638in" svg:y="0.0846in" svg:viewBox="0 0 193 168" svg:d="M30 147c-3 7-3 10-20 10-6 0-10 0-10 7 0 4 4 4 8 4 34 0 66 0 100 0 41 0 75-28 75-53 0-16-13-31-45-35 23-4 55-20 55-45 0-20-23-35-53-35-32 0-63 0-94 0-6 0-9 0-9 7 0 4 3 4 9 4 2 0 9 0 14 2 0 2 0 2 0 5-10 44-20 86-30 129zM68 76c4-20 9-38 13-58 3-7 3-7 12-7 14 0 27 0 42 0 23 0 33 11 33 25 0 20-24 40-56 40-14 0-30 0-44 0zM57 157c-2 0-5 0-7-2 0-1 0-1 1-4 5-22 10-45 16-67 18 0 37 0 56 0 23 0 34 15 34 31 0 24-26 42-55 42-15 0-30 0-45 0z"><text:p/></draw:path><draw:path draw:style-name="gr1718" draw:text-style-name="P134" svg:width="0.0673in" svg:height="0.0606in" svg:x="0.0965in" svg:y="0.4634in" svg:viewBox="0 0 172 155" svg:d="M65 115c-4 12-14 31-30 31-1 0-11 0-18-6 13-4 14-17 14-18 0-7-5-13-13-13-9 0-18 9-18 21 0 17 18 25 34 25 14 0 29-9 37-25 7 18 24 25 37 25 37 0 57-43 57-53 0-4-4-4-6-4-4 0-4 1-5 6-8 23-26 42-44 42-13 0-20-10-20-23 0-8 8-40 17-78 7-27 21-35 31-35 6 1 11 0 17 4-10 3-14 13-14 20s5 12 13 12 18-7 18-21c0-19-21-25-34-25-15 0-28 11-35 24-6-14-21-24-39-24-35 0-56 42-56 53 0 4 4 4 5 4 4 0 5-1 7-5 7-28 27-42 43-42 11 0 19 5 19 22 0 7-4 24-6 37-4 15-7 30-11 46z"><text:p/></draw:path><draw:path draw:style-name="gr1718" draw:text-style-name="P134" svg:width="0.0925in" svg:height="0.0358in" svg:x="0.1815in" svg:y="0.4705in" svg:viewBox="0 0 236 92" svg:d="M225 17c4 0 11 0 11-9 0-8-7-8-11-8-71 0-143 0-213 0-4 0-12 0-12 8 0 9 8 9 12 9 70 0 142 0 213 0zM225 92c4 0 11 0 11-8s-7-8-11-8c-71 0-143 0-213 0-4 0-12 0-12 8s8 8 12 8c70 0 142 0 213 0z"><text:p/></draw:path><draw:path draw:style-name="gr1718" draw:text-style-name="P134" svg:width="0.0673in" svg:height="0.0606in" svg:x="0.2894in" svg:y="0.4634in" svg:viewBox="0 0 172 155" svg:d="M65 115c-4 12-14 31-30 31-1 0-10 0-18-6 14-4 14-17 14-18 0-7-5-13-13-13s-18 9-18 21c0 17 18 25 34 25s29-9 37-25c7 18 24 25 37 25 37 0 57-43 57-53 0-4-4-4-6-4-4 0-4 1-5 6-6 23-26 42-44 42-13 0-20-10-20-23 0-8 8-40 17-78 7-27 21-35 31-35 6 1 11 0 17 4-10 3-14 13-14 20s5 12 13 12c7 0 18-7 18-21 0-19-21-25-34-25-15 0-28 11-35 24-6-14-21-24-39-24-35 0-56 42-56 53 0 4 4 4 5 4 4 0 5-1 7-5 7-28 28-42 44-42 10 0 18 5 18 22 0 7-4 24-6 37-4 15-7 30-11 46z"><text:p/></draw:path><draw:path draw:style-name="gr1718" draw:text-style-name="P134" svg:width="0.0756in" svg:height="0.0689in" svg:x="0.3748in" svg:y="0.4724in" svg:viewBox="0 0 193 176" svg:d="M144 7c-2-6-3-7-8-7s-7 1-9 6c-30 46-59 93-89 140-11 14-18 18-33 19-5 0-5 6-5 7 0 3 3 4 4 4 3 0 6-1 10-1s8 0 12 0 8 0 13 0c4 0 8 1 13 1 2 0 5 0 5-7 0-4-3-4-5-4-1 0-10-1-10-7 0-3 2-7 5-10 5-8 10-16 16-25 1-3 1-3 6-3 24 0 46 0 69 0 0 3 2 5 2 7 1 6 5 30 5 33 0 5-14 5-16 5s-6 0-6 7c0 2 1 4 4 4 5 0 10-1 15-1 6 0 11 0 16 0s10 0 14 0c6 0 11 1 15 1s6-2 6-7c0-4-4-4-8-4-14 0-14-1-15-7-9-50-17-101-26-151zM123 31c5 26 9 52 14 78-22 0-43 0-65 0 17-26 34-52 51-78z"><text:p/></draw:path><draw:path draw:style-name="gr1718" draw:text-style-name="P134" svg:width="0.0902in" svg:height="0.1756in" svg:x="0.5165in" svg:y="0.2102in" svg:viewBox="0 0 230 447" svg:d="M145 150c13 0 26 0 39 0 9 0 13 0 13-10 0-6-4-6-12-6-13 0-24 0-37 0 2-18 6-37 9-56 2-9 9-44 11-51 4-9 12-16 21-16 3 0 15 0 23 9-20 1-25 19-25 26 0 11 9 17 17 17 13 0 26-11 26-29 0-23-21-34-41-34-15 0-44 8-58 57-3 10-4 16-15 77-10 0-21 0-31 0-9 0-14 0-14 10 0 6 3 6 13 6s19 0 30 0c-12 64-23 129-34 194-9 48-17 93-41 93-1 0-13 0-22-10 22-1 26-18 26-26 0-12-9-17-17-17-12 0-26 11-26 29 0 23 21 34 39 34 26 0 45-28 52-48 15-31 25-90 27-94 9-52 18-103 27-155z"><text:p/></draw:path><draw:path draw:style-name="gr1718" draw:text-style-name="P134" svg:width="0.0413in" svg:height="0.1933in" svg:x="0.6634in" svg:y="0.202in" svg:viewBox="0 0 106 492" svg:d="M106 487c0-1 0-2-7-11-57-61-73-155-73-230 0-85 18-172 75-232 5-7 5-7 5-8 0-5-2-6-4-6-5 0-46 34-73 97-24 53-29 107-29 149 0 38 5 97 30 153 27 60 67 93 72 93 2 0 4-2 4-5z"><text:p/></draw:path><draw:path draw:style-name="gr1718" draw:text-style-name="P134" svg:width="0.0898in" svg:height="0.0874in" svg:x="0.7209in" svg:y="0.261in" svg:viewBox="0 0 229 223" svg:d="M140 69c2-13 13-58 45-58 3 0 13 0 24 6-13 3-22 15-22 26 0 9 5 19 17 19 10 0 25-10 25-30 0-25-28-32-44-32-26 0-41 27-48 38-10-32-35-38-50-38-47 0-73 63-73 76 0 5 4 5 6 5 4 0 5-1 6-5 16-52 46-65 61-65 8 0 25 4 25 32 0 16-8 49-25 118-7 31-23 52-44 52-3 0-13 0-22-7 12-3 21-13 21-27 0-12-9-17-17-17-13 0-25 13-25 28 0 23 24 33 43 33 30 0 47-34 48-37 6 18 23 37 50 37 47 0 73-63 73-76 0-4-4-4-5-4-4 0-5 1-7 5-14 52-45 65-60 65-18 0-26-17-26-34 0-10 3-21 8-43 5-23 11-45 16-67z"><text:p/></draw:path><draw:path draw:style-name="gr1718" draw:text-style-name="P134" svg:width="0.0413in" svg:height="0.1933in" svg:x="0.8291in" svg:y="0.202in" svg:viewBox="0 0 106 492" svg:d="M106 246c0-39-5-98-30-154-28-60-67-92-72-92-3 0-4 1-4 6 0 1 0 1 8 11 46 47 72 126 72 229 0 84-17 170-75 233-5 6-5 7-5 8 0 3 1 5 4 5 5 0 46-34 73-96 24-54 29-109 29-150z"><text:p/></draw:path><draw:path draw:style-name="gr1718" draw:text-style-name="P134" svg:width="0.0886in" svg:height="0.1358in" svg:x="0.9256in" svg:y="0.213in" svg:viewBox="0 0 226 346" svg:d="M158 314c0 9 0 21 0 32 22-3 46-4 68-6 0-5 0-10 0-14-31 0-35-4-35-28 0-99 0-199 0-298-23 1-45 4-67 6 0 4 0 9 0 14 33 0 37 4 37 28 0 35 0 71 0 106-15-18-34-31-59-31-54 0-102 49-102 112 0 62 44 111 97 111 30 0 51-17 61-32zM158 182c0 34 0 67 0 101 0 8 0 10-4 18-14 24-35 35-55 35-21 0-36-14-48-32-12-20-13-48-13-69 0-18 1-47 14-70 9-15 28-31 52-31 16 0 36 7 50 30 4 8 4 10 4 18z"><text:p/></draw:path><draw:path draw:style-name="gr1718" draw:text-style-name="P134" svg:width="0.0898in" svg:height="0.0874in" svg:x="1.0248in" svg:y="0.261in" svg:viewBox="0 0 229 223" svg:d="M141 69c3-13 13-58 44-58 3 0 15 0 24 6-13 3-22 15-22 26 0 9 5 19 17 19 10 0 25-10 25-30 0-25-27-32-42-32-28 0-43 27-49 38-11-32-36-38-49-38-49 0-75 63-75 76 0 5 4 4 6 5 4 0 5-1 6-5 16-52 46-65 61-65 10 0 25 4 25 32 0 16-8 49-25 118-6 31-23 52-43 52-2 0-13 0-23-7 12-3 22-13 22-27 0-12-10-17-17-17-14 0-26 13-26 28 0 23 24 33 43 33 31 0 47-34 48-37 7 18 23 37 50 37 47 0 73-63 73-76 0-4-4-4-5-4-4 0-5 1-5 5-16 52-47 65-62 65-18 0-24-17-24-34 0-10 2-21 7-43 6-23 11-45 16-67z"><text:p/></draw:path><draw:path draw:style-name="gr1718" draw:text-style-name="P134" svg:width="0.1201in" svg:height="0.0449in" svg:x="1.1831in" svg:y="0.2756in" svg:viewBox="0 0 306 115" svg:d="M290 20c6 0 16 0 16-10s-10-10-16-10c-92 0-183 0-274 0-7 0-16 0-16 10s9 10 16 10c91 0 182 0 274 0zM290 115c6 0 16 0 16-10s-10-10-16-10c-92 0-183 0-274 0-7 0-16 0-16 10s9 10 16 10c91 0 182 0 274 0z"><text:p/></draw:path><draw:path draw:style-name="gr1718" draw:text-style-name="P134" svg:width="0.1598in" svg:height="0.4295in" svg:x="1.3736in" svg:y="0.0835in" svg:viewBox="0 0 407 1092" svg:d="M22 1070c15-2 22-13 22-24 0-17-10-25-22-25-10 0-22 8-22 25 0 25 24 46 51 46 70 0 97-115 129-257 35-154 66-311 90-470 17-105 34-203 50-266 5-25 21-88 38-88 14 0 26 10 27 11-14 2-22 13-22 24 0 17 12 25 22 25 11 0 22-8 22-25 0-26-24-46-49-46-35 0-62 55-86 154-2 6-64 252-115 573-12 75-25 158-39 225-10 37-31 129-67 129-17 0-20-7-29-11z"><text:p/></draw:path><draw:path draw:style-name="gr1718" draw:text-style-name="P134" svg:width="0.0669in" svg:height="0.0606in" svg:x="1.5504in" svg:y="0.072in" svg:viewBox="0 0 171 155" svg:d="M64 115c-3 12-13 31-30 31-1 0-10 0-17-6 13-4 14-17 14-18 0-9-5-13-13-13-9 0-18 9-18 21 0 17 18 25 34 25 14 0 27-9 35-25 8 18 26 25 38 25 38 0 58-43 58-53 0-4-4-4-6-4-5 0-5 1-6 6-7 23-26 42-45 42-11 0-19-10-19-23 0-10 8-40 17-78 6-27 21-35 31-35 1 0 11 0 18 4-10 3-14 13-14 20s5 12 13 12c7 0 17-7 17-21 0-19-20-25-33-25-15 0-28 11-36 24-5-14-20-24-38-24-37 0-57 42-57 52 0 5 5 5 6 5 4 0 4-1 5-7 8-26 29-40 45-40 10 0 19 5 19 22 0 7-4 24-6 37-4 15-8 30-12 46z"><text:p/></draw:path><draw:path draw:style-name="gr1718" draw:text-style-name="P134" svg:width="0.0752in" svg:height="0.0657in" svg:x="1.6374in" svg:y="0.0846in" svg:viewBox="0 0 192 168" svg:d="M29 147c-2 7-3 10-20 10-6 0-9 0-9 7 0 4 3 4 7 4 33 0 66 0 100 0 42 0 75-28 75-53 0-16-14-31-45-35 22-4 55-20 55-45 0-20-22-35-54-35-31 0-62 0-94 0-4 0-7 0-7 7 0 4 2 4 7 4 3 0 11 0 16 2 0 2 0 2-1 5-11 44-20 86-30 129zM68 76c4-20 9-38 13-58 1-7 1-7 12-7 14 0 27 0 42 0 22 0 32 11 32 25 0 20-25 40-56 40-14 0-29 0-43 0zM56 157c-1 0-5 0-6-2 0-1 0-1 0-4 5-22 10-45 15-67 19 0 38 0 56 0 24 0 36 15 36 31 0 24-28 42-56 42-15 0-30 0-45 0z"><text:p/></draw:path><draw:path draw:style-name="gr1718" draw:text-style-name="P134" svg:width="0.0669in" svg:height="0.0606in" svg:x="1.4705in" svg:y="0.4634in" svg:viewBox="0 0 171 155" svg:d="M64 115c-3 12-14 31-30 31-1 0-10 0-17-6 13-4 13-17 13-18 0-7-5-13-12-13-9 0-18 9-18 21 0 17 17 25 33 25 15 0 28-9 36-25 8 18 25 25 38 25 38 0 58-43 58-53 0-4-4-3-6-4-5 0-5 1-6 6-7 23-26 42-45 42-13 0-19-10-19-23 0-8 8-40 17-78 6-27 21-35 31-35 1 0 11 0 17 4-9 3-13 13-13 20s4 12 12 12c6 0 18-7 18-21 0-19-21-25-33-25-17 0-28 11-36 24-5-14-21-24-38-24-37 0-57 42-57 53 0 4 3 3 5 4 5 0 5-1 6-5 8-28 29-42 45-42 10 0 19 5 19 22 0 7-4 24-8 37-3 15-6 30-10 46z"><text:p/></draw:path><draw:path draw:style-name="gr1718" draw:text-style-name="P134" svg:width="0.0925in" svg:height="0.0358in" svg:x="1.5547in" svg:y="0.4705in" svg:viewBox="0 0 236 92" svg:d="M225 17c5 0 11 0 11-9 0-8-6-8-11-8-71 0-141 0-212 0-5 0-13 0-13 8 0 9 8 9 13 9 71 0 141 0 212 0zM225 92c5 0 11 0 11-8s-6-8-11-8c-71 0-141 0-212 0-5 0-13 0-13 8s8 8 13 8c71 0 141 0 212 0z"><text:p/></draw:path><draw:path draw:style-name="gr1718" draw:text-style-name="P134" svg:width="0.0669in" svg:height="0.0606in" svg:x="1.663in" svg:y="0.4634in" svg:viewBox="0 0 171 155" svg:d="M64 115c-3 12-13 31-30 31-1 0-10 0-17-6 13-4 14-17 14-18 0-7-6-13-13-13-9 0-18 9-18 21 0 17 18 25 34 25 14 0 27-9 35-25 8 18 26 25 38 25 38 0 58-43 58-53 0-4-4-3-6-4-5 0-5 1-6 6-7 23-26 42-45 42-11 0-19-10-19-23 0-8 8-40 17-78 6-27 21-35 31-35 1 0 11 0 18 4-10 3-14 13-14 20s5 12 13 12c7 0 17-7 17-21 0-19-20-25-33-25-17 0-28 11-36 24-5-14-21-24-38-24-37 0-57 42-57 53 0 4 5 4 6 4 4 0 4-1 5-5 8-28 29-42 45-42 10 0 19 5 19 22 0 7-4 24-6 37-4 15-8 30-12 46z"><text:p/></draw:path><draw:path draw:style-name="gr1718" draw:text-style-name="P134" svg:width="0.0752in" svg:height="0.0689in" svg:x="1.7484in" svg:y="0.4724in" svg:viewBox="0 0 192 176" svg:d="M142 7c-1-6-1-7-6-7s-8 1-9 6c-30 46-60 93-90 140-11 14-19 18-33 19-4 0-4 6-4 7 0 3 1 3 3 4 4 0 7-1 10-1 4 0 8 0 12 0 5 0 9 0 13 0s9 1 13 1c1 0 5 0 5-7 0-4-2-4-4-4s-10-1-10-7c0-3 2-7 4-10 5-8 11-16 17-25 1-3 1-3 5-3 23 0 46 0 69 0 1 3 1 5 1 7 2 6 6 30 6 33 0 5-15 5-16 5-3 0-7 0-7 7 0 2 2 4 4 4 6 0 11-1 16-1s10 0 16 0c5 0 10 0 15 0 4 0 10 1 15 1 4 0 5-2 5-7 0-4-4-4-7-4-15 0-15-1-17-7-9-50-17-101-26-151zM121 31c6 26 10 52 15 78-22 0-43 0-65 0 16-26 33-52 50-78z"><text:p/></draw:path><draw:path draw:style-name="gr1718" draw:text-style-name="P134" svg:width="0.0898in" svg:height="0.1756in" svg:x="1.8906in" svg:y="0.2102in" svg:viewBox="0 0 229 447" svg:d="M144 150c13 0 26 0 39 0 9 0 14 0 14-10 0-6-5-6-13-6-13 0-25 0-38 0 4-18 7-37 11-56 1-9 8-44 10-51 4-9 12-16 21-16 3 0 14 0 24 9-21 1-25 19-25 26 0 11 8 17 17 17 11 0 25-11 25-29 0-23-21-34-41-34-14 0-44 8-57 57-3 10-4 16-16 77-11 0-21 0-31 0s-15 0-15 10c0 6 5 6 13 6 11 0 20 0 30 0-11 64-22 129-34 194-7 48-15 93-39 93-2 0-14 0-22-10 21-1 25-18 25-26 0-12-8-17-17-17-12 0-25 11-25 29 0 23 20 34 39 34 25 0 43-28 51-48 16-31 26-90 26-94 9-52 19-103 28-155z"><text:p/></draw:path><draw:path draw:style-name="gr1718" draw:text-style-name="P134" svg:width="0.0417in" svg:height="0.1933in" svg:x="2.0366in" svg:y="0.202in" svg:viewBox="0 0 107 492" svg:d="M107 487c0-1 0-2-8-11-57-61-72-155-72-230 0-85 17-172 74-232 6-7 6-7 6-8 0-5-3-6-5-6-4 0-46 34-73 97-22 53-29 107-29 149 0 38 5 97 31 153 28 60 67 93 71 93 2 0 5-2 5-5z"><text:p/></draw:path><draw:path draw:style-name="gr1718" draw:text-style-name="P134" svg:width="0.1024in" svg:height="0.1276in" svg:x="2.098in" svg:y="0.261in" svg:viewBox="0 0 261 325" svg:d="M55 301c-1 7-3 7-3 10 0 11 9 14 13 14 3 0 13-2 17-13 2-4 4-21 17-89 4 0 7 0 15 0 77 0 147-77 147-154 0-40-18-69-52-69-67 0-94 95-122 192-49-10-75-38-75-73 0-14 10-69 38-102 4-4 2-4 4-6 0-3-2-5-6-5-13 0-48 71-48 119 0 46 30 81 80 93-8 27-17 55-25 83zM118 195c-3 0-4 0-8 0-6 0-6-2-6-3 0-2 8-46 10-53 13-63 49-110 90-110 31 0 44 27 44 49 0 56-59 117-130 117z"><text:p/></draw:path><draw:path draw:style-name="gr1718" draw:text-style-name="P134" svg:width="0.0417in" svg:height="0.1933in" svg:x="2.2551in" svg:y="0.202in" svg:viewBox="0 0 107 492" svg:d="M107 487c0-1 0-2-8-11-57-61-72-155-72-230 0-85 17-172 74-232 6-7 6-7 6-8 0-5-1-6-5-6s-46 34-72 97c-23 53-30 107-30 149 0 38 5 97 31 153 28 60 67 93 71 93s5-2 5-5z"><text:p/></draw:path><draw:path draw:style-name="gr1718" draw:text-style-name="P134" svg:width="0.0551in" svg:height="0.1224in" svg:x="2.3114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1718" draw:text-style-name="P134" svg:width="0.0417in" svg:height="0.1933in" svg:x="2.3831in" svg:y="0.202in" svg:viewBox="0 0 107 492" svg:d="M107 246c0-39-5-98-30-154-27-60-68-92-72-92-2 0-5 1-5 6 0 1 0 1 9 11 45 47 71 126 71 229 0 84-17 170-73 233-7 6-7 7-7 8 0 3 3 5 5 5 4 0 46-34 73-96 24-54 29-109 29-150z"><text:p/></draw:path><draw:path draw:style-name="gr1718" draw:text-style-name="P134" svg:width="0.0413in" svg:height="0.1933in" svg:x="2.4535in" svg:y="0.202in" svg:viewBox="0 0 106 492" svg:d="M106 246c0-39-4-98-30-154-28-60-67-92-72-92-3 0-4 1-4 6 0 1 0 1 9 11 45 47 71 126 71 229 0 84-17 170-75 233-5 6-5 7-5 8 0 3 1 5 4 5 5 0 47-34 73-96 24-54 29-109 29-150z"><text:p/></draw:path><draw:path draw:style-name="gr1718" draw:text-style-name="P134" svg:width="0.0185in" svg:height="0.0201in" svg:x="2.5689in" svg:y="0.2874in" svg:viewBox="0 0 48 52" svg:d="M48 27c0-16-10-27-23-27-15 0-25 11-25 27 0 14 10 25 25 25 13 0 23-11 23-25z"><text:p/></draw:path><draw:path draw:style-name="gr1718" draw:text-style-name="P134" svg:width="0.089in" svg:height="0.1358in" svg:x="2.6496in" svg:y="0.213in" svg:viewBox="0 0 227 346" svg:d="M159 314c0 9 0 21 0 32 23-3 46-4 68-6 0-5 0-10 0-14-32 0-36-4-36-28 0-99 0-199 0-298-23 1-43 4-66 6 0 4 0 9 0 14 32 0 36 4 36 28 0 35 0 71 0 106-13-18-33-31-58-31-55 0-103 49-103 112 0 62 46 111 98 111 29 0 50-17 61-32zM159 182c0 34 0 67 0 101 0 8 0 10-5 18-13 24-34 35-53 35-21 0-38-14-49-32-12-20-14-48-14-69 0-18 1-47 14-70 11-15 28-31 52-31 16 0 36 7 50 30 5 8 5 10 5 18z"><text:p/></draw:path><draw:path draw:style-name="gr1718" draw:text-style-name="P134" svg:width="0.0413in" svg:height="0.1933in" svg:x="2.7921in" svg:y="0.202in" svg:viewBox="0 0 106 492" svg:d="M106 487c0-1 0-2-7-11-57-61-73-155-73-230 0-85 18-172 75-232 5-7 5-7 5-8 0-5-2-6-4-6-5 0-46 34-73 97-24 53-29 107-29 149 0 38 5 97 30 153 27 60 67 93 72 93 2 0 4-2 4-5z"><text:p/></draw:path><draw:path draw:style-name="gr1718" draw:text-style-name="P134" svg:width="0.1024in" svg:height="0.1276in" svg:x="2.8535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1718" draw:text-style-name="P134" svg:width="0.0413in" svg:height="0.1933in" svg:x="2.9732in" svg:y="0.202in" svg:viewBox="0 0 106 492" svg:d="M106 246c0-39-5-98-30-154-28-60-67-92-72-92-3 0-4 1-4 6 0 1 0 1 8 11 46 47 72 126 72 229 0 84-17 170-75 233-5 6-5 7-5 8 0 3 1 5 4 5 5 0 46-34 73-96 24-54 29-109 29-150z"><text:p/></draw:path><draw:path draw:style-name="gr1718" draw:text-style-name="P134" svg:width="0.0413in" svg:height="0.1933in" svg:x="3.0807in" svg:y="0.202in" svg:viewBox="0 0 106 492" svg:d="M106 487c0-1 0-2-8-11-58-61-72-155-72-230 0-85 18-172 75-232 5-7 5-7 5-8 0-5-2-6-4-6-5 0-46 34-73 97-24 53-29 107-29 149 0 38 5 97 30 153 27 60 67 93 72 93 2 0 4-2 4-5z"><text:p/></draw:path><draw:path draw:style-name="gr1718" draw:text-style-name="P134" svg:width="0.0551in" svg:height="0.1224in" svg:x="3.137in" svg:y="0.2256in" svg:viewBox="0 0 141 312" svg:d="M84 111c14 0 28 0 43 0 9 0 14 0 14-10 0-6-5-6-13-6-13 0-27 0-41 0 16-70 19-80 19-82 0-9-5-13-13-13-2 0-15 0-19 17-6 26-11 52-18 78-14 0-29 0-43 0-9 0-13 0-13 10 0 6 4 6 13 6 13 0 26 0 39 0-32 140-34 148-34 156 0 27 17 45 42 45 47 0 73-71 73-75 0-5-4-5-5-5-4 0-5 2-7 7-20 51-44 63-60 63-10 0-14-7-14-23 0-12 1-16 3-23 11-49 22-96 34-145z"><text:p/></draw:path><draw:path draw:style-name="gr1718" draw:text-style-name="P134" svg:width="0.0413in" svg:height="0.1933in" svg:x="3.2087in" svg:y="0.202in" svg:viewBox="0 0 106 492" svg:d="M106 246c0-39-5-98-30-154-28-60-67-92-72-92-3 0-4 1-4 6 0 1 0 1 8 11 46 47 72 126 72 229 0 84-17 170-75 233-5 6-5 7-5 8 0 3 1 5 4 5 5 0 46-34 73-96 24-54 29-109 29-150z"><text:p/></draw:path><draw:path draw:style-name="gr1718" draw:text-style-name="P134" svg:width="0.1193in" svg:height="0.0449in" svg:x="3.3287in" svg:y="0.2756in" svg:viewBox="0 0 304 115" svg:d="M289 20c7 0 15 0 15-10s-8-10-14-10c-92 0-184 0-276 0-6 0-14 0-14 10s8 10 14 10c92 0 183 0 275 0zM290 115c6 0 14 0 14-10s-8-10-15-10c-92 0-183 0-275 0-6 0-14 0-14 10s8 10 14 10c92 0 184 0 276 0z"><text:p/></draw:path><draw:path draw:style-name="gr1718" draw:text-style-name="P134" svg:width="0.1598in" svg:height="0.4295in" svg:x="3.5193in" svg:y="0.0835in" svg:viewBox="0 0 407 1092" svg:d="M22 1070c16-2 24-13 24-24 0-17-12-25-22-25-12 0-24 8-24 25 0 25 24 46 51 46 70 0 97-115 129-257 35-154 66-311 90-470 17-105 34-203 50-266 5-25 21-88 39-88 13 0 25 10 28 11-16 2-24 13-24 24 0 17 12 25 22 25 11 0 22-8 22-25 0-26-24-46-49-46-35 0-62 55-86 154-2 6-64 252-114 573-12 75-26 158-40 225-10 37-31 129-67 129-17 0-27-11-29-11z"><text:p/></draw:path><draw:path draw:style-name="gr1718" draw:text-style-name="P134" svg:width="0.0244in" svg:height="0.1933in" svg:x="3.7114in" svg:y="0in" svg:viewBox="0 0 63 492" svg:d="M63 492c0-7 0-14 0-20-15 0-30 0-45 0 0-151 0-301 0-452 15 0 30 0 45 0 0-7 0-13 0-20-21 0-42 0-63 0 0 164 0 328 0 492 21 0 42 0 63 0z"><text:p/></draw:path><draw:path draw:style-name="gr1718" draw:text-style-name="P134" svg:width="0.0421in" svg:height="0.0854in" svg:x="3.7453in" svg:y="0.0465in" svg:viewBox="0 0 108 218" svg:d="M65 78c11 0 22 0 33 0 6 0 10 0 10-7 0-5-4-5-9-5-10 0-19 0-30 0 4-17 8-34 12-51 0-1 0-4 0-5 0-6-4-10-10-10-8 0-14 6-16 14-1 8 2-7-12 52-10 0-22 0-33 0-6 0-10 0-10 8 0 4 4 4 10 4 11 0 20 0 30 0-6 27-13 55-19 82-1 8-4 21-4 25 0 21 16 33 34 33 35 0 56-49 56-53s-4-4-5-4c-4 0-4 0-7 7-9 21-26 41-43 41-6 0-12-5-12-17 0-4 2-11 3-14 8-34 14-66 22-100z"><text:p/></draw:path><draw:path draw:style-name="gr1718" draw:text-style-name="P134" svg:width="0.0402in" svg:height="0.0673in" svg:x="3.8051in" svg:y="0.0846in" svg:viewBox="0 0 103 172" svg:d="M46 8c1-2 1-2 1-4 0-4-4-4-7-4-9 0-19 1-28 1-4 2-4 2-5 2-2 1-2 4-2 7s3 3 7 3c2 0 4 0 8 1 4 0 4 1 4 3 0 1-2 11-4 17-7 28-12 54-19 82-1 4-1 9-1 14 0 25 17 42 38 42 34 0 65-33 65-68 0-24-17-42-40-42-9 0-21 4-32 12 6-22 9-43 15-66zM39 164c-10 0-21-6-21-25 0-9 2-17 3-26 1-2 5-18 5-19 1-3 17-24 37-24 9 0 19 6 19 25 0 9-4 32-11 46-8 14-21 23-32 23z"><text:p/></draw:path><draw:path draw:style-name="gr1718" draw:text-style-name="P134" svg:width="0.0925in" svg:height="0.0358in" svg:x="3.8697in" svg:y="0.0791in" svg:viewBox="0 0 236 92" svg:d="M225 17c4 0 11 0 11-9 0-8-7-8-11-8-71 0-143 0-213 0-4 0-12 0-12 8 0 9 8 9 12 9 70 0 142 0 213 0zM225 92c4 0 11 0 11-8s-7-8-11-8c-71 0-143 0-213 0-4 0-12 0-12 8s8 8 12 8c70 0 142 0 213 0z"><text:p/></draw:path><draw:path draw:style-name="gr1718" draw:text-style-name="P134" svg:width="0.0787in" svg:height="0.0882in" svg:x="3.9807in" svg:y="0.072in" svg:viewBox="0 0 201 225" svg:d="M78 154c4 1 8 1 12 1 58 0 111-50 111-105 0-30-17-50-43-50-44 0-68 60-76 87-5 12-11 36-14 43-35-5-58-22-58-49 10-24 3-38 29-70 1-1 3-3 3-4 0-4-4-3-5-4-4 0-6 0-11 8-18 24-26 59-26 74 0 31 21 58 61 66-15 55-17 60-17 63 0 10 7 11 11 11s10-1 12-7c2-5 5-22 11-64zM84 132c5-41 7-56 23-79 14-21 31-29 48-29 23 0 34 15 34 33 0 34-40 75-96 75-3 0-7 0-9 0z"><text:p/></draw:path><draw:path draw:style-name="gr1718" draw:text-style-name="P134" svg:width="0.0685in" svg:height="0.0051in" svg:x="4.0815in" svg:y="0.0457in" svg:viewBox="0 0 175 14" svg:d="M165 14c3 0 10 0 10-7s-7-7-10-7c-53 0-104 0-156 0-4 0-9 0-9 7s5 7 9 7c52 0 103 0 156 0z"><text:p/></draw:path><draw:path draw:style-name="gr1718" draw:text-style-name="P134" svg:width="0.0366in" svg:height="0.0642in" svg:x="4.1776in" svg:y="0.0079in" svg:viewBox="0 0 94 164" svg:d="M59 8c0-8-2-8-9-8-16 17-42 17-46 17-1 0-3 0-4 0 0 3 0 7 0 10 1 0 3 0 4 0 5 0 20 0 34-7 0 40 0 82 0 123 0 8 0 11-25 11-4 0-8 0-12 0 0 3 0 7 0 10 13 0 33 0 47 0 13 0 33 0 46 0 0-3 0-7 0-10-4 0-8 0-12 0-23 0-23-3-23-11 0-45 0-90 0-135z"><text:p/></draw:path><draw:path draw:style-name="gr1718" draw:text-style-name="P134" svg:width="0.0327in" svg:height="0.1346in" svg:x="4.2496in" svg:y="0.0291in" svg:viewBox="0 0 84 343" svg:d="M77 0c-60 46-77 119-77 172 0 48 14 123 77 171 3 0 7 0 7-4 0-2-2-2-3-4-43-42-59-100-59-163 0-94 33-138 59-164 1-1 3-2 3-4 0-4-4-4-7-4z"><text:p/></draw:path><draw:path draw:style-name="gr1718" draw:text-style-name="P134" svg:width="0.0669in" svg:height="0.0606in" svg:x="4.298in" svg:y="0.072in" svg:viewBox="0 0 171 155" svg:d="M64 115c-3 12-14 31-30 31-1 0-10 0-17-6 13-4 13-17 13-18 0-9-5-13-12-13-9 0-18 9-18 21 0 17 17 25 33 25 15 0 28-9 36-25 8 18 25 25 38 25 38 0 58-43 58-53 0-4-4-3-6-4-5 0-5 1-6 6-7 23-26 42-45 42-13 0-19-10-19-23 0-10 8-40 17-78 6-27 21-35 31-35 1 0 11 0 17 4-9 3-13 13-13 20s4 12 12 12c6 0 18-7 18-21 0-19-21-25-33-25-17 0-30 11-36 24-5-14-21-24-38-24-37 0-57 42-57 52 0 5 3 4 5 5 5 0 5-1 6-7 8-26 29-40 45-40 10 0 19 5 19 22 0 7-4 24-8 37-3 15-6 30-10 46z"><text:p/></draw:path><draw:path draw:style-name="gr1718" draw:text-style-name="P134" svg:width="0.0756in" svg:height="0.0657in" svg:x="4.3843in" svg:y="0.0846in" svg:viewBox="0 0 193 168" svg:d="M30 147c-3 7-3 10-20 10-6 0-10 0-10 7 0 4 4 4 8 4 34 0 66 0 100 0 41 0 75-28 75-53 0-16-13-31-45-35 23-4 55-20 55-45 0-20-22-35-53-35-32 0-63 0-94 0-6 0-8 0-8 7 0 4 2 4 8 4 2 0 10 0 14 2 0 2 0 2 0 5-10 44-20 86-30 129zM68 76c5-20 9-38 14-58 2-7 2-7 11-7 14 0 28 0 43 0 22 0 32 11 32 25 0 20-24 40-56 40-14 0-30 0-44 0zM57 157c-1 0-5 0-7-2 1-1 1-1 1-4 5-22 10-45 16-67 18 0 37 0 56 0 23 0 35 15 35 31 0 24-27 42-56 42-15 0-30 0-45 0z"><text:p/></draw:path><draw:path draw:style-name="gr1718" draw:text-style-name="P134" svg:width="0.0319in" svg:height="0.1346in" svg:x="4.4898in" svg:y="0.0291in" svg:viewBox="0 0 82 343" svg:d="M5 0c-1 0-5 0-5 4 0 2 0 3 3 6 27 26 58 73 58 162 0 72-21 126-56 160-5 5-5 4-5 7 0 1 0 4 4 4s34-22 55-64c14-30 23-66 23-107 0-49-13-124-77-172z"><text:p/></draw:path><draw:path draw:style-name="gr1718" draw:text-style-name="P134" svg:width="0.0244in" svg:height="0.1933in" svg:x="4.5413in" svg:y="0in" svg:viewBox="0 0 63 492" svg:d="M63 0c-21 0-42 0-63 0 0 7 0 13 0 20 14 0 30 0 44 0 0 151 0 301 0 452-14 0-30 0-44 0 0 6 0 13 0 20 21 0 42 0 63 0 0-164 0-328 0-492z"><text:p/></draw:path><draw:path draw:style-name="gr1718" draw:text-style-name="P134" svg:width="0.0429in" svg:height="0.0854in" svg:x="3.615in" svg:y="0.4378in" svg:viewBox="0 0 110 218" svg:d="M67 78c10 0 22 0 32 0 5 0 11 0 11-7 0-5-6-5-11-5-10 0-19 0-30 0 4-17 8-34 12-51 0-1 1-2 1-4 0-7-5-11-11-11-8 0-14 6-15 14-2 8 1-7-13 52-10 0-22 0-33 0-5 0-10 0-10 8 0 4 4 4 10 4 11 0 20 0 30 0-6 27-11 55-18 82-2 8-5 21-5 25 0 21 16 33 34 33 36 0 56-49 56-53s-4-4-5-4c-4 0-4 0-7 7-9 21-26 41-43 41-6 0-12-5-12-17 0-4 2-11 3-14 8-34 16-66 24-100z"><text:p/></draw:path><draw:path draw:style-name="gr1718" draw:text-style-name="P134" svg:width="0.0925in" svg:height="0.0358in" svg:x="3.6728in" svg:y="0.4705in" svg:viewBox="0 0 236 92" svg:d="M225 17c5 0 11 0 11-9 0-8-6-8-11-8-71 0-141 0-212 0-5 0-13 0-13 8 0 9 8 9 13 9 71 0 141 0 212 0zM225 92c5 0 11 0 11-8s-6-8-11-8c-71 0-141 0-212 0-5 0-13 0-13 8s8 8 13 8c71 0 141 0 212 0z"><text:p/></draw:path><draw:path draw:style-name="gr1718" draw:text-style-name="P134" svg:width="0.0193in" svg:height="0.135in" svg:x="3.7921in" svg:y="0.4209in" svg:viewBox="0 0 50 344" svg:d="M50 344c0-5 0-11 0-16-12 0-23 0-34 0 0-104 0-208 0-311 11 0 22 0 34 0 0-6 0-11 0-17-17 0-33 0-50 0 0 115 0 230 0 344 17 0 33 0 50 0z"><text:p/></draw:path><draw:path draw:style-name="gr1718" draw:text-style-name="P134" svg:width="0.0421in" svg:height="0.0854in" svg:x="3.8213in" svg:y="0.4378in" svg:viewBox="0 0 108 218" svg:d="M65 78c11 0 22 0 33 0 6 0 10 0 10-7 0-5-4-5-9-5-10 0-21 0-31 0 4-17 8-34 12-51 1-1 1-2 1-4 0-7-4-11-10-11-8 0-14 6-16 14-3 8 2-7-12 52-10 0-22 0-33 0-6 0-10 0-10 8 0 4 4 4 9 4 11 0 21 0 31 0-6 27-13 55-19 82-1 8-5 21-5 25 0 21 17 33 35 33 35 0 55-49 55-53s-3-3-4-4c-4 0-5 0-8 7-8 21-25 41-43 41-7 0-11-5-11-17 0-4 2-11 2-14 8-34 15-66 23-100z"><text:p/></draw:path><draw:path draw:style-name="gr1718" draw:text-style-name="P134" svg:width="0.0752in" svg:height="0.0689in" svg:x="3.8799in" svg:y="0.4724in" svg:viewBox="0 0 192 176" svg:d="M142 7c0-6-1-7-6-7s-7 1-9 6c-30 46-60 93-90 140-10 14-17 18-33 19-4 0-4 6-4 7 0 3 3 4 4 4 3 0 6-1 10-1s8 0 12 0 8 0 12 0 9 1 13 1c3 0 5 0 5-7 0-4-2-4-4-4-1 0-10-1-10-7 0-3 2-7 4-10 5-8 11-16 17-25 1-3 1-3 5-3 23 0 47 0 70 0 0 3 0 5 2 7 0 6 5 30 5 33 0 5-14 5-16 5-4 0-8 0-8 7 0 2 3 4 6 4 4 0 9-1 14-1 7 0 12 0 17 0s9 0 14 0c6 0 11 1 15 1s5-2 5-7c0-4-3-4-7-4-15 0-15-1-15-7-9-50-19-101-28-151zM123 31c4 26 9 52 13 78-22 0-43 0-65 0 16-26 35-52 52-78z"><text:p/></draw:path><draw:path draw:style-name="gr1718" draw:text-style-name="P134" svg:width="0.0925in" svg:height="0.0358in" svg:x="3.9823in" svg:y="0.4705in" svg:viewBox="0 0 236 92" svg:d="M223 17c6 0 13 0 13-9 0-8-7-8-13-8-70 0-141 0-211 0-5 0-12 0-12 8 0 9 7 9 12 9 70 0 141 0 211 0zM223 92c6 0 13 0 13-8s-7-8-13-8c-70 0-141 0-211 0-5 0-12 0-12 8s7 8 12 8c70 0 141 0 211 0z"><text:p/></draw:path><draw:path draw:style-name="gr1718" draw:text-style-name="P134" svg:width="0.0787in" svg:height="0.0882in" svg:x="4.0929in" svg:y="0.4634in" svg:viewBox="0 0 201 225" svg:d="M80 155c2 0 6 0 10 0 58 0 111-50 111-105 0-30-17-50-42-50-44 0-68 60-77 87-4 12-11 36-13 43-35-5-57-22-57-49 9-22 1-38 27-68 3-3 3-5 3-6 0-4-4-4-5-4-3 0-4 0-11 8-18 24-26 59-26 74 0 31 21 58 63 68-17 53-19 58-19 63 0 8 7 9 11 9 2 0 10-1 13-7 3-5 5-22 12-63zM84 132c6-40 9-56 24-77s32-31 47-31c23 0 34 15 34 33 0 35-40 75-95 75-3 0-8 0-10 0z"><text:p/></draw:path><draw:path draw:style-name="gr1718" draw:text-style-name="P134" svg:width="0.0685in" svg:height="0.0051in" svg:x="4.1937in" svg:y="0.4575in" svg:viewBox="0 0 175 14" svg:d="M165 14c3 0 10 0 10-7s-7-7-10-7c-51 0-104 0-155 0-3 0-10 0-10 7s7 7 10 7c51 0 104 0 155 0z"><text:p/></draw:path><draw:path draw:style-name="gr1718" draw:text-style-name="P134" svg:width="0.037in" svg:height="0.0642in" svg:x="4.2898in" svg:y="0.4193in" svg:viewBox="0 0 95 164" svg:d="M59 7c0-7 0-7-8-7-17 15-42 15-47 15-1 0-3 0-4 0 0 5 0 7 0 12 1 0 3 0 4 0 5 0 21 0 34-7 0 40 0 82 0 123 0 7 0 10-25 10-4 0-6 0-10 0 0 4 0 7 0 11 11-2 32-2 45-2s34 0 47 2c0-4 0-7 0-11-4 0-8 0-11 0-25 0-25-3-25-10 0-45 0-91 0-136z"><text:p/></draw:path><draw:path draw:style-name="gr1718" draw:text-style-name="P134" svg:width="0.0327in" svg:height="0.135in" svg:x="4.3622in" svg:y="0.4209in" svg:viewBox="0 0 84 344" svg:d="M77 0c-61 46-77 119-77 172 0 48 13 123 77 172 3 0 7 0 7-4 0-3-2-3-4-5-43-42-59-100-59-163 0-92 34-138 60-164 1-1 3-2 3-4 0-4-4-4-7-4z"><text:p/></draw:path><draw:path draw:style-name="gr1718" draw:text-style-name="P134" svg:width="0.0673in" svg:height="0.0606in" svg:x="4.4102in" svg:y="0.4634in" svg:viewBox="0 0 172 155" svg:d="M64 115c-3 12-13 31-30 31-5-2-10 0-17-6 13-4 14-17 14-18 0-7-5-13-13-13-9 0-18 9-18 21 0 17 18 25 34 25 14 0 27-9 35-25 8 18 26 25 39 25 37 0 57-43 57-53 0-4-4-4-6-4-4 0-5 1-6 6-7 23-26 42-43 42-13 0-20-10-20-23 0-8 8-40 16-78 6-27 21-35 32-35 6 1 11 0 17 4-10 3-14 13-14 20s5 12 13 12 18-7 18-21c0-19-21-25-34-25-15 0-28 11-36 24-5-14-20-24-38-24-37 0-56 42-56 53 0 4 4 4 5 4 4 0 4-1 7-5 7-28 27-42 43-42 10 0 19 5 19 22 0 7-4 24-6 37-4 15-8 30-12 46z"><text:p/></draw:path><draw:path draw:style-name="gr1718" draw:text-style-name="P134" svg:width="0.0752in" svg:height="0.0689in" svg:x="4.4953in" svg:y="0.4724in" svg:viewBox="0 0 192 176" svg:d="M142 7c0-6-1-7-6-7s-7 1-9 6c-30 46-60 93-90 140-10 14-17 18-33 19-4 0-4 6-4 7 0 3 3 4 4 4 3 0 6-1 10-1s8 0 12 0 8 0 12 0 9 1 13 1c1 0 5 0 5-7 0-4-2-4-4-4-1 0-10-1-10-7 0-3 2-7 4-10 5-8 11-16 17-25 1-3 1-3 5-3 23 0 47 0 70 0 0 3 0 5 2 7 0 6 5 30 5 33 0 5-14 5-16 5-4 0-8 0-8 7 0 2 3 4 4 4 6 0 11-1 16-1s12 0 17 0c4 0 9 0 14 0 4 0 11 1 15 1s5-2 5-7c0-4-4-4-7-4-15 0-15-1-15-7-9-50-19-101-28-151zM123 31c4 26 9 52 13 78-22 0-43 0-65 0 16-26 35-52 52-78z"><text:p/></draw:path><draw:path draw:style-name="gr1718" draw:text-style-name="P134" svg:width="0.0319in" svg:height="0.135in" svg:x="4.5976in" svg:y="0.4209in" svg:viewBox="0 0 82 344" svg:d="M5 0c-1 0-5 0-5 4 0 2 0 3 3 6 27 26 58 73 58 162 0 72-21 126-56 160-5 5-5 5-5 8 0 2 0 4 4 4s34-23 55-65c14-30 23-66 23-107 0-49-13-124-77-172z"><text:p/></draw:path><draw:path draw:style-name="gr1718" draw:text-style-name="P134" svg:width="0.0193in" svg:height="0.135in" svg:x="4.6492in" svg:y="0.4209in" svg:viewBox="0 0 50 344" svg:d="M50 0c-17 0-33 0-50 0 0 6 0 11 0 17 12 0 22 0 34 0 0 103 0 207 0 311-12 0-22 0-34 0 0 5 0 11 0 16 17 0 33 0 50 0 0-114 0-229 0-344z"><text:p/></draw:path><draw:path draw:style-name="gr1718" draw:text-style-name="P134" svg:width="0.0902in" svg:height="0.1756in" svg:x="4.7346in" svg:y="0.2102in" svg:viewBox="0 0 230 447" svg:d="M145 150c13 0 26 0 39 0 9 0 13 0 13-10 0-6-4-6-12-6-13 0-24 0-37 0 2-18 6-37 9-56 2-9 9-44 11-51 4-9 12-16 21-16 3 0 15 0 23 9-20 1-25 19-25 26 0 11 9 17 17 17 13 0 26-11 26-29 0-23-21-34-41-34-15 0-44 8-57 57-4 10-5 16-16 77-10 0-21 0-31 0-9 0-14 0-14 10 0 6 3 6 13 6s19 0 30 0c-12 64-23 129-34 194-9 48-17 93-41 93-1 0-13 0-22-10 22-1 26-18 26-26 0-12-9-17-17-17-12 0-26 11-26 29 0 23 21 34 39 34 26 0 45-28 52-48 15-31 25-90 27-94 9-52 18-103 27-155z"><text:p/></draw:path><draw:path draw:style-name="gr1718" draw:text-style-name="P134" svg:width="0.0417in" svg:height="0.1933in" svg:x="4.8811in" svg:y="0.202in" svg:viewBox="0 0 107 492" svg:d="M107 487c0-1 0-2-8-11-57-61-73-155-73-230 0-85 18-172 75-232 6-7 6-7 6-8 0-5-3-6-5-6-5 0-46 34-73 97-24 53-29 107-29 149 0 38 5 97 30 153 27 60 67 93 72 93 2 0 5-2 5-5z"><text:p/></draw:path><draw:path draw:style-name="gr1718" draw:text-style-name="P134" svg:width="0.1024in" svg:height="0.1276in" svg:x="4.9421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1718" draw:text-style-name="P134" svg:width="0.0417in" svg:height="0.1933in" svg:x="5.0996in" svg:y="0.202in" svg:viewBox="0 0 107 492" svg:d="M107 487c0-1 0-2-8-11-57-61-73-155-73-230 0-85 18-172 75-232 6-7 6-7 6-8 0-5-3-6-5-6-4 0-46 34-73 97-24 53-29 107-29 149 0 38 5 97 30 153 27 60 68 93 72 93 2 0 5-2 5-5z"><text:p/></draw:path><draw:path draw:style-name="gr1718" draw:text-style-name="P134" svg:width="0.0551in" svg:height="0.1224in" svg:x="5.1563in" svg:y="0.2256in" svg:viewBox="0 0 141 312" svg:d="M84 111c14 0 28 0 43 0 9 0 14 0 14-10 0-6-5-6-13-6-13 0-27 0-41 0 17-70 20-80 20-82 0-9-6-13-14-13-2 0-13 0-19 17-5 26-11 52-17 78-14 0-28 0-43 0-9 0-14 0-14 10 0 6 4 6 13 6 13 0 27 0 41 0-33 140-36 148-36 156 0 27 17 45 42 45 47 0 73-71 73-75 0-5-2-5-5-5-4 0-4 2-7 7-19 51-44 63-60 63-9 0-14-7-14-23 0-12 1-16 3-23 11-49 22-96 34-145z"><text:p/></draw:path><draw:path draw:style-name="gr1718" draw:text-style-name="P134" svg:width="0.0413in" svg:height="0.1933in" svg:x="5.2276in" svg:y="0.202in" svg:viewBox="0 0 106 492" svg:d="M106 246c0-39-4-98-30-154-28-60-67-92-72-92-3 0-4 1-4 6 0 1 0 1 9 11 45 47 71 126 71 229 0 84-17 170-75 233-5 6-5 7-5 8 0 3 1 5 4 5 5 0 47-34 73-96 24-54 29-109 29-150z"><text:p/></draw:path><draw:path draw:style-name="gr1718" draw:text-style-name="P134" svg:width="0.0413in" svg:height="0.1933in" svg:x="5.298in" svg:y="0.202in" svg:viewBox="0 0 106 492" svg:d="M106 246c0-39-5-98-30-154-28-60-67-92-72-92-3 0-4 1-4 6 0 1 0 1 8 11 46 47 72 126 72 229 0 84-17 170-75 233-5 6-5 7-5 8 0 3 1 5 4 5 5 0 46-34 73-96 24-54 29-109 29-150z"><text:p/></draw:path><draw:path draw:style-name="gr1718" draw:text-style-name="P134" svg:width="0.0185in" svg:height="0.0201in" svg:x="5.4138in" svg:y="0.2874in" svg:viewBox="0 0 48 52" svg:d="M48 27c0-16-11-27-24-27-14 0-24 11-24 27 0 14 10 25 24 25 13 0 24-11 24-25z"><text:p/></draw:path><draw:path draw:style-name="gr1718" draw:text-style-name="P134" svg:width="0.0886in" svg:height="0.1358in" svg:x="5.4945in" svg:y="0.213in" svg:viewBox="0 0 226 346" svg:d="M159 314c0 9 0 21 0 32 23-3 45-4 67-6 0-5 0-10 0-14-31 0-35-4-35-28 0-99 0-199 0-298-23 1-45 4-67 6 0 4 0 9 0 14 33 0 37 4 37 28 0 35 0 71 0 106-15-18-34-31-59-31-54 0-102 49-102 112 0 62 44 111 97 111 30 0 51-17 62-32zM159 182c0 34 0 67 0 101 0 8 0 10-5 18-14 24-35 35-55 35-21 0-36-14-48-32-12-20-13-48-13-69 0-18 1-47 14-70 9-15 28-31 52-31 16 0 36 7 50 30 5 8 5 10 5 18z"><text:p/></draw:path><draw:path draw:style-name="gr1718" draw:text-style-name="P134" svg:width="0.0413in" svg:height="0.1933in" svg:x="5.637in" svg:y="0.202in" svg:viewBox="0 0 106 492" svg:d="M106 487c0-1 0-2-8-11-58-61-72-155-72-230 0-85 17-172 75-232 5-7 5-7 5-8 0-5-2-6-4-6-5 0-46 34-73 97-24 53-29 107-29 149 0 38 4 97 30 153 27 60 67 93 72 93 2 0 4-2 4-5z"><text:p/></draw:path><draw:path draw:style-name="gr1718" draw:text-style-name="P134" svg:width="0.1024in" svg:height="0.1276in" svg:x="5.698in" svg:y="0.261in" svg:viewBox="0 0 261 325" svg:d="M55 301c-1 7-3 7-3 10 0 11 9 14 15 14 1 0 11-2 17-13 1-4 2-21 15-89 4 0 8 0 16 0 76 0 146-77 146-154 0-40-18-69-52-69-67 0-94 95-122 192-49-10-75-38-75-73 0-14 10-69 38-102 4-4 2-4 4-6 0-3-2-5-6-5-13 0-48 71-48 119 0 46 30 81 80 93-8 27-17 55-25 83zM119 195c-4 0-5 0-9 0-6 0-6-2-6-3 0-2 8-46 10-53 14-63 49-110 90-110 32 0 44 27 44 49 0 56-59 117-129 117z"><text:p/></draw:path><draw:path draw:style-name="gr1718" draw:text-style-name="P134" svg:width="0.0417in" svg:height="0.1933in" svg:x="5.8173in" svg:y="0.202in" svg:viewBox="0 0 107 492" svg:d="M107 246c0-39-5-98-30-154-27-60-68-92-72-92-2 0-5 1-5 6 0 1 0 1 9 11 46 47 72 126 72 229 0 84-17 170-74 233-7 6-7 7-7 8 0 3 3 5 5 5 4 0 46-34 73-96 24-54 29-109 29-150z"><text:p/></draw:path><draw:path draw:style-name="gr1718" draw:text-style-name="P134" svg:width="0.0417in" svg:height="0.1933in" svg:x="5.9252in" svg:y="0.202in" svg:viewBox="0 0 107 492" svg:d="M107 487c0-1 0-2-8-11-57-61-72-155-72-230 0-85 17-172 74-232 6-7 6-7 6-8 0-5-1-6-5-6s-46 34-72 97c-23 53-30 107-30 149 0 38 5 97 31 153 28 60 67 93 71 93s5-2 5-5z"><text:p/></draw:path><draw:path draw:style-name="gr1718" draw:text-style-name="P134" svg:width="0.0551in" svg:height="0.1224in" svg:x="5.9819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1718" draw:text-style-name="P134" svg:width="0.0417in" svg:height="0.1933in" svg:x="6.0531in" svg:y="0.202in" svg:viewBox="0 0 107 492" svg:d="M107 246c0-39-5-98-30-154-29-60-68-92-72-92-2 0-5 1-5 6 0 1 0 1 9 11 45 47 71 126 71 229 0 84-17 170-73 233-7 6-7 7-7 8 0 3 3 5 5 5 4 0 46-34 73-96 24-54 29-109 29-150z"><text:p/></draw:path></draw:g></draw:g></text:p><text:p text:style-name="Text_20_body"><text:s text:c="2"/></text:p></draw:text-box></draw:frame><text:soft-page-break/><text:span text:style-name="T27">Ensuite, il y a le corol</text:span><text:span text:style-name="T28">l</text:span><text:span text:style-name="T27">aire </text:span><text:span text:style-name="T28">(cette fois-ci on cherche à partir d’une intégrale packée pour l’expand </text:span><text:span text:style-name="T29">en posant </text:span><text:span text:style-name="T29"><draw:g text:anchor-type="as-char" svg:y="-0.1445in" draw:z-index="84" draw:name="Shape45" draw:style-name="gr1716"><svg:title>TexMaths</svg:title><svg:desc>14§display§x=g\left(u\right)§svg§600§FALSE§</svg:desc><draw:g draw:style-name="gr2"><draw:path draw:style-name="gr1717" draw:text-style-name="P133" svg:width="0.7217in" svg:height="0.1724in" svg:x="0.0039in" svg:y="0.0091in" svg:viewBox="0 0 1834 439" svg:d="M919 439c-307 0-612 0-919 0 0-147 0-292 0-439 612 0 1222 0 1834 0 0 147 0 292 0 439-305 0-610 0-915 0z"><text:p/></draw:path><draw:path draw:style-name="gr1718" draw:text-style-name="P134" svg:width="0.0961in" svg:height="0.087in" svg:x="-0.0004in" svg:y="0.0591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1718" draw:text-style-name="P134"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1718" draw:text-style-name="P134" svg:width="0.089in" svg:height="0.124in" svg:x="0.3654in" svg:y="0.0591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1718" draw:text-style-name="P134" svg:width="0.0449in" svg:height="0.1925in" svg:x="0.5126in" svg:y="-0.0004in" svg:viewBox="0 0 115 490" svg:d="M115 484c0-1 0-1-9-10-61-63-77-155-77-229 0-86 19-171 79-231 7-7 7-7 7-8 0-5-2-6-6-6s-49 34-77 97c-25 53-32 107-32 148 0 38 6 96 34 152 29 60 71 93 75 93s6-2 6-6z"><text:p/></draw:path><draw:path draw:style-name="gr1718" draw:text-style-name="P134" svg:width="0.0992in" svg:height="0.087in" svg:x="0.5744in" svg:y="0.0591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1718" draw:text-style-name="P134" svg:width="0.0449in" svg:height="0.1925in" svg:x="0.6909in" svg:y="-0.0004in" svg:viewBox="0 0 115 490" svg:d="M115 245c0-38-6-97-32-153-30-60-73-92-77-92-3 0-6 3-6 6 0 1 0 1 10 11 47 47 75 126 75 228 0 82-18 169-78 231-7 7-7 7-7 8 0 3 3 6 6 6 4 0 49-34 78-97 25-53 31-108 31-148z"><text:p/></draw:path></draw:g></draw:g></text:span><text:span text:style-name="T29"><text:s/></text:span><text:span text:style-name="T28">)</text:span><text:span text:style-name="T26">:</text:span></text:p>
      <text:p text:style-name="P21"><text:s/></text:p>
      <text:p text:style-name="P21"/>
      <text:p text:style-name="P19"/>
      <text:p text:style-name="P19"/>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
      <text:p text:style-name="P17"/>
      <text:p text:style-name="P43"><text:span text:style-name="T30">⇒ le truc particulier ici est que la fonction expand a besoin d’être </text:span><text:span text:style-name="T31">bijective</text:span><text:span text:style-name="T30">.</text:span></text:p>
      <text:p text:style-name="P10">Remarque importante, dans la mécanique classique, toutes les grandeurs sont des fonctions du temps et à chaque instant ne correspond qu’une seule <text:span text:style-name="T74">valeur de la </text:span>grandeur, donc le passage d’un<text:span text:style-name="T81">e</text:span> <text:span text:style-name="T81">valeur de grandeur à un </text:span>temps ne posera jamais problème <text:span text:style-name="T74">dans ce cas. L’inverse n’est pas vrai.</text:span></text:p>
      <text:p text:style-name="P17"><text:soft-page-break/>Du coup, quand on se trouve dans le cas d’un changement de variable au sein d’une intégrale parce que la variable d’intégration ne correspond pas aux bornes, par exemple:</text:p>
      <text:p text:style-name="P22"><draw:g text:anchor-type="as-char" svg:y="-0.2992in" draw:z-index="19" draw:name="Shape33" draw:style-name="gr1716"><svg:title>TexMaths</svg:title><svg:desc>14§display§\text{W}_1=\int _{t=t_A}^{t_B}\text{d}z=\int _{z=z_A}^{z_B}\text{d}z=\left(z_B-z_A\right)§svg§600§FALSE§</svg:desc><draw:g draw:style-name="gr2"><draw:path draw:style-name="gr1717" draw:text-style-name="P133" svg:width="3.2878in" svg:height="0.4752in" svg:x="0.0067in" svg:y="0.0102in" svg:viewBox="0 0 8352 1208" svg:d="M0 0c2784 0 5569 0 8352 0 0 403 0 805 0 1208-2783 0-5568 0-8352 0 0-403 0-805 0-1208z"><text:p/></draw:path><draw:path draw:style-name="gr1718" draw:text-style-name="P134"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1718" draw:text-style-name="P134" svg:width="0.0488in" svg:height="0.0894in" svg:x="0.211in" svg:y="0.239in" svg:viewBox="0 0 125 228" svg:d="M78 10c0-10-1-10-11-10-22 22-53 22-67 22 0 5 0 9 0 13 8 0 31 0 50-10 0 59 0 116 0 175 0 11 0 17-35 17-4 0-8 0-12 0 0 3 0 7 0 11 5 0 47-1 60-1 11 0 55 1 62 1 0-4 0-8 0-11-5 0-9 0-13 0-34 0-34-6-34-17 0-63 0-127 0-190z"><text:p/></draw:path><draw:path draw:style-name="gr1718" draw:text-style-name="P134" svg:width="0.1287in" svg:height="0.0449in" svg:x="0.3476in" svg:y="0.2291in" svg:viewBox="0 0 328 115" svg:d="M311 20c7 0 17 0 17-10s-10-10-17-10c-98 0-196 0-294 0-7 0-17 0-17 10s10 10 17 10c98 0 196 0 294 0zM311 115c7 0 17 0 17-10s-10-10-17-10c-98 0-196 0-294 0-7 0-17 0-17 10s10 10 17 10c98 0 196 0 294 0z"><text:p/></draw:path><draw:path draw:style-name="gr1718" draw:text-style-name="P134" svg:width="0.1717in" svg:height="0.4291in" svg:x="0.55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1718" draw:text-style-name="P134" svg:width="0.0453in" svg:height="0.0854in" svg:x="0.7406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1718" draw:text-style-name="P134" svg:width="0.0811in" svg:height="0.0657in" svg:x="0.8051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1718" draw:text-style-name="P134" svg:width="0.0453in" svg:height="0.0854in" svg:x="0.6547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1718" draw:text-style-name="P134" svg:width="0.0992in" svg:height="0.0358in" svg:x="0.7169in" svg:y="0.4236in" svg:viewBox="0 0 253 92" svg:d="M241 17c4 0 12 0 12-9 0-8-8-8-12-8-76 0-153 0-228 0-5 0-13 0-13 8 0 9 8 9 13 9 75 0 152 0 228 0zM241 92c4 0 12 0 12-8s-8-8-12-8c-76 0-153 0-228 0-5 0-13 0-13 8s8 8 13 8c75 0 152 0 228 0z"><text:p/></draw:path><draw:path draw:style-name="gr1718" draw:text-style-name="P134" svg:width="0.0453in" svg:height="0.0854in" svg:x="0.8323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1718" draw:text-style-name="P134" svg:width="0.0807in" svg:height="0.0689in" svg:x="0.8949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1718" draw:text-style-name="P134" svg:width="0.0949in" svg:height="0.1362in" svg:x="1.0433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1718" draw:text-style-name="P134" svg:width="0.0819in" svg:height="0.0874in" svg:x="1.1531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1718" draw:text-style-name="P134" svg:width="0.128in" svg:height="0.0449in" svg:x="1.3079in" svg:y="0.2291in" svg:viewBox="0 0 326 115" svg:d="M309 20c9 0 17 0 17-10s-8-10-15-10c-98 0-198 0-296 0-7 0-15 0-15 10s8 10 17 10c98 0 194 0 292 0zM311 115c7 0 15 0 15-10s-8-10-17-10c-98 0-194 0-292 0-9 0-17 0-17 10s8 10 15 10c98 0 198 0 296 0z"><text:p/></draw:path><draw:path draw:style-name="gr1718" draw:text-style-name="P134" svg:width="0.1709in" svg:height="0.4291in" svg:x="1.5126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1718" draw:text-style-name="P134" svg:width="0.0618in" svg:height="0.0606in" svg:x="1.7028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718" draw:text-style-name="P134" svg:width="0.0807in" svg:height="0.0657in" svg:x="1.7803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1718" draw:text-style-name="P134" svg:width="0.0618in" svg:height="0.0606in" svg:x="1.6173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1718" draw:text-style-name="P134" svg:width="0.0992in" svg:height="0.0358in" svg:x="1.6976in" svg:y="0.4236in" svg:viewBox="0 0 253 92" svg:d="M239 17c6 0 14 0 14-9 0-8-8-8-12-8-76 0-153 0-228 0-5 0-13 0-13 8 0 9 7 9 13 9 75 0 151 0 226 0zM241 92c4 0 12 0 12-8s-8-8-14-8c-75 0-151 0-226 0-6 0-13 0-13 8s8 8 13 8c75 0 152 0 228 0z"><text:p/></draw:path><draw:path draw:style-name="gr1718" draw:text-style-name="P134" svg:width="0.0618in" svg:height="0.0606in" svg:x="1.815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1718" draw:text-style-name="P134" svg:width="0.0807in" svg:height="0.0689in" svg:x="1.8913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1718" draw:text-style-name="P134" svg:width="0.0949in" svg:height="0.1362in" svg:x="2.0394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1718" draw:text-style-name="P134" svg:width="0.0819in" svg:height="0.0874in" svg:x="2.1484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1718" draw:text-style-name="P134" svg:width="0.128in" svg:height="0.0449in" svg:x="2.3039in" svg:y="0.2291in" svg:viewBox="0 0 326 115" svg:d="M309 20c9 0 17 0 17-10s-8-10-15-10c-98 0-198 0-296 0-7 0-15 0-15 10s8 10 15 10c98 0 196 0 294 0zM311 115c7 0 15 0 15-10s-8-10-17-10c-98 0-196 0-294 0-7 0-15 0-15 10s8 10 15 10c98 0 198 0 296 0z"><text:p/></draw:path><draw:path draw:style-name="gr1718" draw:text-style-name="P134" svg:width="0.0441in" svg:height="0.1937in" svg:x="2.5169in" svg:y="0.1547in" svg:viewBox="0 0 113 493" svg:d="M113 487c0-1 0-3-8-11-62-62-77-154-77-230 0-85 18-170 78-232 7-6 7-7 7-8 0-5-1-6-4-6-5 0-50 34-78 97-25 54-31 107-31 149 0 38 4 98 32 154 30 61 72 93 77 93 3 0 4-3 4-6z"><text:p/></draw:path><draw:path draw:style-name="gr1718" draw:text-style-name="P134" svg:width="0.0811in" svg:height="0.0874in" svg:x="2.5815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1718" draw:text-style-name="P134" svg:width="0.1031in" svg:height="0.0917in" svg:x="2.6728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1718" draw:text-style-name="P134" svg:width="0.1181in" svg:height="0.0075in" svg:x="2.8555in" svg:y="0.2484in" svg:viewBox="0 0 301 20" svg:d="M283 20c8 0 18 0 18-10s-10-10-18-10c-88 0-178 0-266 0-9 0-17 0-17 10s8 10 17 10c88 0 178 0 266 0z"><text:p/></draw:path><draw:path draw:style-name="gr1718" draw:text-style-name="P134" svg:width="0.0819in" svg:height="0.0874in" svg:x="3.0409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1718" draw:text-style-name="P134" svg:width="0.1016in" svg:height="0.0961in" svg:x="3.1311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1718" draw:text-style-name="P134" svg:width="0.0449in" svg:height="0.1937in" svg:x="3.2598in" svg:y="0.1547in" svg:viewBox="0 0 115 493" svg:d="M115 246c0-37-6-98-32-154-30-60-72-92-77-92-3 0-6 3-6 6 0 1 0 2 10 11 49 49 77 127 77 229 0 84-18 171-80 233-7 5-7 7-7 8 0 3 3 6 6 6 5 0 49-34 78-97 25-54 31-109 31-150z"><text:p/></draw:path></draw:g></draw:g></text:p>
      <text:p text:style-name="P17"><text:line-break/>En réalité ce qui est processé est la chose suivante:</text:p>
      <text:p text:style-name="P37"><draw:g text:anchor-type="as-char" svg:y="-0.2984in" draw:z-index="21" draw:name="Shape34" draw:style-name="gr1716"><svg:title>TexMaths</svg:title><svg:desc>14§display§\text{W}_1=\int _{t=t_A}^{t_B}\text{d}\left(f_z\left(t\right)\right)§svg§600§FALSE§</svg:desc><draw:g draw:style-name="gr2"><draw:path draw:style-name="gr1717" draw:text-style-name="P133" svg:width="1.7268in" svg:height="0.4756in" svg:x="0.0063in" svg:y="0.0102in" svg:viewBox="0 0 4387 1209" svg:d="M2195 1209c-732 0-1463 0-2195 0 0-404 0-806 0-1209 1463 0 2924 0 4387 0 0 403 0 805 0 1209-730 0-1461 0-2192 0z"><text:p/></draw:path><draw:path draw:style-name="gr1718" draw:text-style-name="P134"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1718" draw:text-style-name="P134" svg:width="0.0492in" svg:height="0.0894in" svg:x="0.2102in" svg:y="0.2402in" svg:viewBox="0 0 126 228" svg:d="M78 10c0-10-1-10-11-10-21 22-53 22-67 22 0 5 0 9 0 13 8 0 31 0 50-10 0 59 0 116 0 175 0 12 0 17-35 17-4 0-8 0-12 0 0 3 0 7 0 11 5 0 49-1 61-1 10 0 54 1 62 1 0-4 0-8 0-11-4 0-10 0-14 0-34 0-34-5-34-17 0-63 0-127 0-190z"><text:p/></draw:path><draw:path draw:style-name="gr1718" draw:text-style-name="P134" svg:width="0.1287in" svg:height="0.0449in" svg:x="0.3469in" svg:y="0.2311in" svg:viewBox="0 0 328 115" svg:d="M311 20c7 0 17 0 17-10s-10-10-17-10c-98 0-196 0-294 0-7 0-17 0-17 10s10 10 17 10c98 0 196 0 294 0zM311 115c7 0 17 0 17-10s-10-10-17-10c-98 0-196 0-294 0-7 0-17 0-17 10s10 10 17 10c98 0 196 0 294 0z"><text:p/></draw:path><draw:path draw:style-name="gr1718" draw:text-style-name="P134" svg:width="0.1717in" svg:height="0.4291in" svg:x="0.5516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1718" draw:text-style-name="P134" svg:width="0.0453in" svg:height="0.0858in" svg:x="0.7398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1718" draw:text-style-name="P134" svg:width="0.0811in" svg:height="0.0657in" svg:x="0.8043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1718" draw:text-style-name="P134" svg:width="0.0453in" svg:height="0.0858in" svg:x="0.6539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1718" draw:text-style-name="P134" svg:width="0.0992in" svg:height="0.0358in" svg:x="0.7161in" svg:y="0.4256in" svg:viewBox="0 0 253 92" svg:d="M241 17c4 0 12 0 12-9 0-8-8-8-12-8-76 0-153 0-228 0-5 0-13 0-13 8 0 9 8 9 13 9 75 0 152 0 228 0zM241 92c4 0 12 0 12-8s-8-8-12-8c-76 0-153 0-228 0-5 0-13 0-13 8s8 8 13 8c75 0 152 0 228 0z"><text:p/></draw:path><draw:path draw:style-name="gr1718" draw:text-style-name="P134" svg:width="0.0453in" svg:height="0.0858in" svg:x="0.8315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1718" draw:text-style-name="P134" svg:width="0.0807in" svg:height="0.0689in" svg:x="0.8937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1718" draw:text-style-name="P134" svg:width="0.0949in" svg:height="0.1362in" svg:x="1.0417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1718" draw:text-style-name="P134" svg:width="0.0441in" svg:height="0.1933in" svg:x="1.1945in" svg:y="0.1551in" svg:viewBox="0 0 113 492" svg:d="M113 487c0-1 0-2-8-11-62-61-77-154-77-229 0-86 20-171 80-233 5-6 5-7 5-8 0-3-1-6-4-6-5 0-49 34-78 97-25 54-31 108-31 150 0 37 6 98 32 152 30 62 72 93 77 93 3 0 4-2 4-5z"><text:p/></draw:path><draw:path draw:style-name="gr1718" draw:text-style-name="P134" svg:width="0.0965in" svg:height="0.176in" svg:x="1.2606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1718" draw:text-style-name="P134" svg:width="0.0618in" svg:height="0.0606in" svg:x="1.3539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1718" draw:text-style-name="P134" svg:width="0.0441in" svg:height="0.1933in" svg:x="1.4862in" svg:y="0.1551in" svg:viewBox="0 0 113 492" svg:d="M113 487c0-1 0-2-8-11-62-61-77-154-77-229 0-86 20-171 80-233 5-6 5-7 5-8 0-3-1-6-4-6-5 0-49 34-78 97-25 54-31 108-31 150 0 37 6 98 32 152 30 62 72 93 77 93 3 0 4-2 4-5z"><text:p/></draw:path><draw:path draw:style-name="gr1718" draw:text-style-name="P134" svg:width="0.0591in" svg:height="0.1232in" svg:x="1.5469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1718" draw:text-style-name="P134" svg:width="0.0441in" svg:height="0.1933in" svg:x="1.6232in" svg:y="0.1551in" svg:viewBox="0 0 113 492" svg:d="M113 247c0-38-5-99-32-155-29-60-71-92-77-92-3 0-4 3-4 6 0 1 0 2 8 11 49 49 77 127 77 230 0 84-18 170-79 232-6 6-6 7-6 8 0 3 1 5 4 5 6 0 49-33 79-96 25-54 30-109 30-149z"><text:p/></draw:path><draw:path draw:style-name="gr1718" draw:text-style-name="P134" svg:width="0.0449in" svg:height="0.1933in" svg:x="1.6984in" svg:y="0.1551in" svg:viewBox="0 0 115 492" svg:d="M115 247c0-38-6-99-32-155-30-60-73-92-77-92-3 0-6 3-6 6 0 1 0 2 10 11 47 49 75 127 75 230 0 84-18 170-78 232-7 6-7 7-7 8 0 3 3 5 6 5 4 0 49-33 78-96 25-54 31-109 31-149z"><text:p/></draw:path></draw:g></draw:g><text:line-break/></text:p>
      <text:p text:style-name="P26"><text:span text:style-name="T65">(ce qui est évidemment égal à </text:span><text:span text:style-name="T65"><draw:g text:anchor-type="as-char" svg:y="-0.1445in" draw:z-index="20" draw:name="Shape35" draw:style-name="gr1716"><svg:title>TexMaths</svg:title><svg:desc>14§display§f_z\left(t_B\right)-f_z\left(t_A\right)§svg§600§FALSE§</svg:desc><draw:g draw:style-name="gr2"><draw:path draw:style-name="gr1717" draw:text-style-name="P133" svg:width="1.3295in" svg:height="0.1724in" svg:x="0.0004in" svg:y="0.0098in" svg:viewBox="0 0 3378 439" svg:d="M1690 439c-565 0-1127 0-1690 0 0-147 0-292 0-439 1125 0 2252 0 3378 0 0 147 0 292 0 439-563 0-1126 0-1688 0z"><text:p/></draw:path><draw:path draw:style-name="gr1718" draw:text-style-name="P134" svg:width="0.0961in" svg:height="0.1748in" svg:x="0.0008in" svg:y="0.0091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1718" draw:text-style-name="P134" svg:width="0.0618in" svg:height="0.0602in" svg:x="0.0933in" svg:y="0.1142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1718" draw:text-style-name="P134" svg:width="0.0449in" svg:height="0.1925in" svg:x="0.2256in" svg:y="0.0004in" svg:viewBox="0 0 115 490" svg:d="M115 484c0-1 0-1-9-10-61-63-77-155-77-229 0-86 19-171 79-231 7-7 7-7 7-8 0-5-3-6-6-6-4 0-49 34-78 97-24 53-31 107-31 148 0 38 6 96 34 152 29 60 71 93 75 93 3 0 6-2 6-6z"><text:p/></draw:path><draw:path draw:style-name="gr1718" draw:text-style-name="P134" svg:width="0.0591in" svg:height="0.122in" svg:x="0.2862in" svg:y="0.0244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1718" draw:text-style-name="P134" svg:width="0.1031in" svg:height="0.0921in" svg:x="0.3618in" svg:y="0.0819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1718" draw:text-style-name="P134" svg:width="0.0441in" svg:height="0.1925in" svg:x="0.4965in" svg:y="0.0004in" svg:viewBox="0 0 113 490" svg:d="M113 245c0-38-5-97-32-153-29-60-71-92-77-92-3 0-4 3-4 6 0 1 0 1 8 11 49 47 77 126 77 228 0 82-18 169-79 231-6 7-6 7-6 8 0 3 1 6 4 6 6 0 49-34 79-97 25-53 30-108 30-148z"><text:p/></draw:path><draw:path draw:style-name="gr1718" draw:text-style-name="P134" svg:width="0.1177in" svg:height="0.0079in" svg:x="0.6197in" svg:y="0.0929in" svg:viewBox="0 0 300 21" svg:d="M283 21c8 0 17-1 17-11s-9-10-17-10c-88 0-178 0-266 0-9 0-17 0-17 10s8 11 17 11c88 0 178 0 266 0z"><text:p/></draw:path><draw:path draw:style-name="gr1718" draw:text-style-name="P134" svg:width="0.0965in" svg:height="0.1748in" svg:x="0.8067in" svg:y="0.0091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1718" draw:text-style-name="P134" svg:width="0.0618in" svg:height="0.0602in" svg:x="0.8996in" svg:y="0.1142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1718" draw:text-style-name="P134" svg:width="0.0441in" svg:height="0.1925in" svg:x="1.0319in" svg:y="0.0004in" svg:viewBox="0 0 113 490" svg:d="M113 484c0-1 0-1-8-10-62-63-77-155-77-229 0-86 20-171 80-231 5-7 5-7 5-8 0-5-1-6-4-6-5 0-49 34-78 97-25 53-31 107-31 148 0 38 6 96 32 152 30 60 72 93 77 93 3 0 4-2 4-6z"><text:p/></draw:path><draw:path draw:style-name="gr1718" draw:text-style-name="P134" svg:width="0.0591in" svg:height="0.122in" svg:x="1.0925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718" draw:text-style-name="P134" svg:width="0.102in" svg:height="0.0961in" svg:x="1.1654in" svg:y="0.078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718" draw:text-style-name="P134" svg:width="0.0449in" svg:height="0.1925in" svg:x="1.2949in" svg:y="0.0004in" svg:viewBox="0 0 115 490" svg:d="M115 245c0-38-6-97-32-153-30-60-73-92-77-92-3 0-6 3-6 6 0 1 0 1 10 11 47 47 75 126 75 228 0 82-18 169-78 231-7 7-7 7-7 8 0 3 3 6 6 6 4 0 49-34 78-97 25-53 31-108 31-148z"><text:p/></draw:path></draw:g></draw:g></text:span><text:span text:style-name="T65">, mais c’est pour comprendre la logique du truc)</text:span>.<text:line-break/></text:p>
      <text:p text:style-name="P39"><text:span text:style-name="T33">Et du coup, par changement de variable </text:span><text:span text:style-name="T34">posé</text:span><text:span text:style-name="T33"> en arrière-plan </text:span><text:span text:style-name="T33"><draw:g text:anchor-type="as-char" svg:y="-0.1445in" draw:z-index="22" draw:name="Shape36" draw:style-name="gr1716"><svg:title>TexMaths</svg:title><svg:desc>14§display§V_z=f_z\left(t\right)§svg§600§FALSE§</svg:desc><draw:g draw:style-name="gr2"><draw:path draw:style-name="gr1717" draw:text-style-name="P133" svg:width="0.8571in" svg:height="0.172in" svg:x="0.0004in" svg:y="0.0098in" svg:viewBox="0 0 2178 438" svg:d="M0 0c726 0 1452 0 2178 0 0 145 0 292 0 438-726 0-1452 0-2178 0 0-146 0-293 0-438z"><text:p/></draw:path><draw:path draw:style-name="gr1718" draw:text-style-name="P134" svg:width="0.1374in" svg:height="0.135in" svg:x="0.0012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1718" draw:text-style-name="P134" svg:width="0.0618in" svg:height="0.0602in" svg:x="0.1118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1718" draw:text-style-name="P134" svg:width="0.128in" svg:height="0.0449in" svg:x="0.2571in" svg:y="0.074in" svg:viewBox="0 0 326 115" svg:d="M310 20c8 0 16 0 16-10s-8-10-15-10c-98 0-198 0-296 0-5 0-15 0-15 10s10 10 17 10c98 0 195 0 293 0zM311 115c7 0 15 0 15-10s-8-10-16-10c-98 0-195 0-293 0-7 0-17 0-17 10s10 10 15 10c98 0 198 0 296 0z"><text:p/></draw:path><draw:path draw:style-name="gr1718" draw:text-style-name="P134" svg:width="0.0969in" svg:height="0.174in" svg:x="0.4602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1718" draw:text-style-name="P134" svg:width="0.0618in" svg:height="0.0602in" svg:x="0.5535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1718" draw:text-style-name="P134" svg:width="0.0441in" svg:height="0.1917in" svg:x="0.6858in" svg:y="0in" svg:viewBox="0 0 113 488" svg:d="M113 483c0-2 0-2-8-10-60-62-77-154-77-228 0-86 20-171 80-232 5-6 5-6 5-9s-1-4-4-4c-5 0-49 34-78 95-25 55-31 109-31 150 0 36 6 96 32 151 30 60 72 92 77 92 3 0 4-1 4-5z"><text:p/></draw:path><draw:path draw:style-name="gr1718" draw:text-style-name="P134" svg:width="0.0591in" svg:height="0.122in" svg:x="0.7465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1718" draw:text-style-name="P134" svg:width="0.0441in" svg:height="0.1917in" svg:x="0.8228in" svg:y="0in" svg:viewBox="0 0 113 488" svg:d="M113 245c0-38-5-98-32-153-29-60-71-92-77-92-3 0-4 1-4 4s0 3 8 13c49 47 77 126 77 228 0 82-18 168-79 231-6 5-6 5-6 7 0 4 1 5 4 5 6 0 49-33 79-95 25-54 30-109 30-148z"><text:p/></draw:path></draw:g></draw:g></text:span><text:span text:style-name="T33">, on a</text:span></text:p>
      <text:p text:style-name="P38"><draw:g text:anchor-type="as-char" svg:y="-0.3165in" draw:z-index="23" draw:name="Shape37" draw:style-name="gr1716"><svg:title>TexMaths</svg:title><svg:desc>14§display§\text{W}_1=\int _{t=t_A}^{t_B}\text{d}\left(f_z\left(t\right)\right)\ =\ \int _{V_z=f_z\left(t_A\right)}^{f_z\left(t_B\right)}dV_z=f_z\left(t_B\right)-f_z\left(t_A\right)§svg§600§FALSE§</svg:desc><draw:g draw:style-name="gr2"><draw:path draw:style-name="gr1717" draw:text-style-name="P133" svg:width="4.9307in" svg:height="0.5067in" svg:x="0.0063in" svg:y="0.0102in" svg:viewBox="0 0 12525 1288" svg:d="M6263 1288c-2088 0-4176 0-6263 0 0-430 0-858 0-1288 4175 0 8351 0 12525 0 0 430 0 858 0 1288-2087 0-4174 0-6262 0z"><text:p/></draw:path><draw:path draw:style-name="gr1718" draw:text-style-name="P134"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1718" draw:text-style-name="P134" svg:width="0.0492in" svg:height="0.0894in" svg:x="0.2102in" svg:y="0.2575in" svg:viewBox="0 0 126 228" svg:d="M78 10c0-10-1-10-11-10-21 22-53 22-67 22 0 5 0 9 0 13 8 0 31 0 50-10 0 59 0 116 0 175 0 11 0 16-35 16-4 0-8 0-12 0 0 4 0 8 0 12 5 0 49-1 61-1 10 0 54 1 62 1 0-4 0-8 0-12-4 0-10 0-14 0-34 0-34-5-34-16 0-63 0-127 0-190z"><text:p/></draw:path><draw:path draw:style-name="gr1718" draw:text-style-name="P134" svg:width="0.1287in" svg:height="0.0449in" svg:x="0.3469in" svg:y="0.2465in" svg:viewBox="0 0 328 115" svg:d="M311 20c7 0 17 0 17-10s-10-10-17-10c-98 0-196 0-294 0-7 0-17 0-17 10s10 10 17 10c98 0 196 0 294 0zM311 115c7 0 17 0 17-10s-10-10-17-10c-98 0-196 0-294 0-7 0-17 0-17 10s10 10 17 10c98 0 196 0 294 0z"><text:p/></draw:path><draw:path draw:style-name="gr1718" draw:text-style-name="P134" svg:width="0.1717in" svg:height="0.4291in" svg:x="0.5516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1718" draw:text-style-name="P134" svg:width="0.0453in" svg:height="0.0854in" svg:x="0.7398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1718" draw:text-style-name="P134" svg:width="0.0811in" svg:height="0.0657in" svg:x="0.8043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1718" draw:text-style-name="P134" svg:width="0.0453in" svg:height="0.0854in" svg:x="0.6539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1718" draw:text-style-name="P134" svg:width="0.0992in" svg:height="0.0358in" svg:x="0.7161in" svg:y="0.4413in" svg:viewBox="0 0 253 92" svg:d="M241 17c5 0 12 0 12-9 0-8-8-8-12-8-76 0-153 0-228 0-5 0-13 0-13 8 0 9 8 9 14 9 76 0 151 0 227 0zM241 92c4 0 12 0 12-8s-7-8-12-8c-76 0-151 0-227 0-6 0-14 0-14 8s8 8 13 8c75 0 152 0 228 0z"><text:p/></draw:path><draw:path draw:style-name="gr1718" draw:text-style-name="P134" svg:width="0.0453in" svg:height="0.0854in" svg:x="0.8315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1718" draw:text-style-name="P134" svg:width="0.0811in" svg:height="0.0689in" svg:x="0.8941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1718" draw:text-style-name="P134" svg:width="0.0949in" svg:height="0.1362in" svg:x="1.0429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1718" draw:text-style-name="P134" svg:width="0.0449in" svg:height="0.1933in" svg:x="1.1953in" svg:y="0.172in" svg:viewBox="0 0 115 492" svg:d="M115 487c0-1 0-2-9-11-61-61-77-154-77-230 0-85 19-170 79-232 7-6 7-7 7-8 0-5-3-6-6-6-4 0-49 34-78 97-25 53-31 107-31 149 0 38 6 98 32 153 30 62 73 93 77 93 3 0 6-2 6-5z"><text:p/></draw:path><draw:path draw:style-name="gr1718" draw:text-style-name="P134" svg:width="0.0961in" svg:height="0.176in" svg:x="1.2618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1718" draw:text-style-name="P134" svg:width="0.0618in" svg:height="0.0606in" svg:x="1.3543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1718" draw:text-style-name="P134" svg:width="0.0449in" svg:height="0.1933in" svg:x="1.4866in" svg:y="0.172in" svg:viewBox="0 0 115 492" svg:d="M115 487c0-1 0-2-9-11-61-61-77-154-77-230 0-85 19-170 79-232 7-6 7-7 7-8 0-5-3-6-6-6-4 0-49 34-78 97-24 53-31 107-31 149 0 38 6 98 34 153 29 62 71 93 75 93 3 0 6-2 6-5z"><text:p/></draw:path><draw:path draw:style-name="gr1718" draw:text-style-name="P134" svg:width="0.0591in" svg:height="0.1232in" svg:x="1.5472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1718" draw:text-style-name="P134" svg:width="0.0449in" svg:height="0.1933in" svg:x="1.624in" svg:y="0.172in" svg:viewBox="0 0 115 492" svg:d="M115 246c0-37-6-98-34-154-29-60-71-92-75-92-3 0-6 3-6 6 0 1 0 2 10 11 47 49 75 127 75 229 0 84-18 171-78 233-7 6-7 7-7 8 0 3 3 5 6 5 4 0 49-33 78-96 24-54 31-109 31-150z"><text:p/></draw:path><draw:path draw:style-name="gr1718" draw:text-style-name="P134" svg:width="0.0441in" svg:height="0.1933in" svg:x="1.6996in" svg:y="0.172in" svg:viewBox="0 0 113 492" svg:d="M113 246c0-37-5-98-32-154-29-60-71-92-77-92-3 0-4 3-4 6 0 1 0 2 8 11 49 49 77 127 77 229 0 84-18 171-79 233-6 6-6 7-6 8 0 3 1 5 4 5 6 0 49-33 79-96 25-54 30-109 30-150z"><text:p/></draw:path><draw:path draw:style-name="gr1718" draw:text-style-name="P134" svg:width="0.1287in" svg:height="0.0449in" svg:x="1.8929in" svg:y="0.2465in" svg:viewBox="0 0 328 115" svg:d="M311 20c7 0 17 0 17-10s-10-10-17-10c-98 0-198 0-296 0-5 0-15 0-15 10s10 10 17 10c98 0 196 0 294 0zM311 115c7 0 17 0 17-10s-10-10-17-10c-98 0-196 0-294 0-7 0-17 0-17 10s10 10 15 10c98 0 198 0 296 0z"><text:p/></draw:path><draw:path draw:style-name="gr1718" draw:text-style-name="P134" svg:width="0.1717in" svg:height="0.4291in" svg:x="2.1618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1718" draw:text-style-name="P134" svg:width="0.0713in" svg:height="0.1224in" svg:x="2.3547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1718" draw:text-style-name="P134" svg:width="0.0488in" svg:height="0.0437in" svg:x="2.4303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1718" draw:text-style-name="P134" svg:width="0.035in" svg:height="0.135in" svg:x="2.5154in" svg:y="0in" svg:viewBox="0 0 90 344" svg:d="M83 0c-66 46-83 119-83 172 0 49 14 123 83 172 2 0 7 0 7-4 0-3-2-3-3-5-46-41-63-100-63-163 0-92 35-138 63-164 1-1 3-2 3-4 0-4-5-4-7-4z"><text:p/></draw:path><draw:path draw:style-name="gr1718" draw:text-style-name="P134" svg:width="0.0453in" svg:height="0.0854in" svg:x="2.5661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1718" draw:text-style-name="P134" svg:width="0.0811in" svg:height="0.0657in" svg:x="2.6303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1718" draw:text-style-name="P134" svg:width="0.035in" svg:height="0.135in" svg:x="2.7429in" svg:y="0in" svg:viewBox="0 0 90 344" svg:d="M7 0c-3 0-7 0-7 4 0 2 1 3 3 6 29 26 63 73 63 162 0 72-23 126-59 160-7 5-7 7-7 8 0 2 1 4 4 4 4 0 38-22 60-65 16-30 26-66 26-107 0-49-14-123-83-172z"><text:p/></draw:path><draw:path draw:style-name="gr1718" draw:text-style-name="P134" svg:width="0.1055in" svg:height="0.0945in" svg:x="2.2693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1718" draw:text-style-name="P134" svg:width="0.0488in" svg:height="0.0437in" svg:x="2.3602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1718" draw:text-style-name="P134" svg:width="0.0992in" svg:height="0.0358in" svg:x="2.4398in" svg:y="0.4413in" svg:viewBox="0 0 253 92" svg:d="M239 17c6 0 14 0 14-9 0-8-8-8-12-8-76 0-153 0-228 0-5 0-13 0-13 8 0 9 7 9 13 9 75 0 151 0 226 0zM241 92c4 0 12 0 12-8s-8-8-14-8c-75 0-151 0-226 0-6 0-13 0-13 8s8 8 13 8c75 0 152 0 228 0z"><text:p/></draw:path><draw:path draw:style-name="gr1718" draw:text-style-name="P134" svg:width="0.0717in" svg:height="0.1224in" svg:x="2.5583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1718" draw:text-style-name="P134" svg:width="0.0488in" svg:height="0.0437in" svg:x="2.6343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1718" draw:text-style-name="P134" svg:width="0.035in" svg:height="0.135in" svg:x="2.7197in" svg:y="0.3917in" svg:viewBox="0 0 90 344" svg:d="M83 0c-66 46-83 119-83 172 0 49 14 123 83 172 2 0 7 0 7-4 0-3-2-3-5-5-46-41-63-100-63-163 0-92 37-138 65-164 1-1 3-2 3-4 0-4-5-4-7-4z"><text:p/></draw:path><draw:path draw:style-name="gr1718" draw:text-style-name="P134" svg:width="0.0461in" svg:height="0.0854in" svg:x="2.7697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1718" draw:text-style-name="P134" svg:width="0.0807in" svg:height="0.0689in" svg:x="2.8331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1718" draw:text-style-name="P134" svg:width="0.035in" svg:height="0.135in" svg:x="2.9425in" svg:y="0.3917in" svg:viewBox="0 0 90 344" svg:d="M7 0c-3 0-7 0-7 4 0 2 1 3 4 6 30 26 62 73 62 162 0 72-23 126-59 160-6 5-7 7-7 8 0 2 1 4 6 4 2 0 36-22 58-65 16-30 26-66 26-107 0-49-14-123-83-172z"><text:p/></draw:path><draw:path draw:style-name="gr1718" draw:text-style-name="P134" svg:width="0.0917in" svg:height="0.1362in" svg:x="3.0433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1718" draw:text-style-name="P134" svg:width="0.1378in" svg:height="0.1358in" svg:x="3.1469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1718" draw:text-style-name="P134" svg:width="0.0618in" svg:height="0.0606in" svg:x="3.2575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1718" draw:text-style-name="P134" svg:width="0.1287in" svg:height="0.0449in" svg:x="3.4031in" svg:y="0.2465in" svg:viewBox="0 0 328 115" svg:d="M311 20c7 0 17 0 17-10s-10-10-17-10c-98 0-196 0-294 0-7 0-17 0-17 10s10 10 17 10c98 0 196 0 294 0zM311 115c7 0 17 0 17-10s-10-10-17-10c-98 0-196 0-294 0-7 0-17 0-17 10s10 10 17 10c98 0 196 0 294 0z"><text:p/></draw:path><draw:path draw:style-name="gr1718" draw:text-style-name="P134" svg:width="0.0961in" svg:height="0.176in" svg:x="3.6071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1718" draw:text-style-name="P134" svg:width="0.0618in" svg:height="0.0606in" svg:x="3.6996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1718" draw:text-style-name="P134" svg:width="0.0449in" svg:height="0.1933in" svg:x="3.8319in" svg:y="0.172in" svg:viewBox="0 0 115 492" svg:d="M115 487c0-1 0-2-9-11-61-61-77-154-77-230 0-85 19-170 79-232 7-6 7-7 7-8 0-5-2-6-6-6s-49 34-77 97c-25 53-32 107-32 149 0 38 6 98 34 153 29 62 71 93 75 93s6-2 6-5z"><text:p/></draw:path><draw:path draw:style-name="gr1718" draw:text-style-name="P134" svg:width="0.0591in" svg:height="0.1232in" svg:x="3.8925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1718" draw:text-style-name="P134" svg:width="0.1031in" svg:height="0.0921in" svg:x="3.9681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1718" draw:text-style-name="P134" svg:width="0.0449in" svg:height="0.1933in" svg:x="4.1028in" svg:y="0.172in" svg:viewBox="0 0 115 492" svg:d="M115 246c0-37-6-98-34-154-29-60-71-92-75-92-3 0-6 3-6 6 0 1 0 2 10 11 47 49 75 127 75 229 0 84-18 171-78 233-7 6-7 7-7 8 0 3 3 5 6 5 4 0 49-33 78-96 24-54 31-109 31-150z"><text:p/></draw:path><draw:path draw:style-name="gr1718" draw:text-style-name="P134" svg:width="0.1181in" svg:height="0.0075in" svg:x="4.226in" svg:y="0.2665in" svg:viewBox="0 0 301 20" svg:d="M283 20c8 0 18 0 18-10s-10-10-18-10c-88 0-178 0-266 0-9 0-17 0-17 10s8 10 17 10c88 0 178 0 266 0z"><text:p/></draw:path><draw:path draw:style-name="gr1718" draw:text-style-name="P134" svg:width="0.0961in" svg:height="0.176in" svg:x="4.4142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1718" draw:text-style-name="P134" svg:width="0.0618in" svg:height="0.0606in" svg:x="4.5067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1718" draw:text-style-name="P134" svg:width="0.0441in" svg:height="0.1933in" svg:x="4.6394in" svg:y="0.172in" svg:viewBox="0 0 113 492" svg:d="M113 487c0-1 0-2-8-11-62-61-77-154-77-230 0-85 18-170 80-232 5-6 5-7 5-8 0-5-1-6-4-6-5 0-50 34-78 97-25 53-31 107-31 149 0 38 4 98 32 153 30 62 72 93 77 93 3 0 4-2 4-5z"><text:p/></draw:path><draw:path draw:style-name="gr1718" draw:text-style-name="P134" svg:width="0.0587in" svg:height="0.1232in" svg:x="4.7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1718" draw:text-style-name="P134" svg:width="0.102in" svg:height="0.0961in" svg:x="4.7728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1718" draw:text-style-name="P134" svg:width="0.0449in" svg:height="0.1933in" svg:x="4.9024in" svg:y="0.172in" svg:viewBox="0 0 115 492" svg:d="M115 246c0-37-6-98-32-154-31-60-73-92-77-92-3 0-6 3-6 6 0 1 0 2 10 11 47 49 75 127 75 229 0 84-18 171-78 233-7 6-7 7-7 8 0 3 3 5 6 5 4 0 49-33 78-96 25-54 31-109 31-150z"><text:p/></draw:path></draw:g></draw:g></text:p>
      <text:p text:style-name="P9"/>
      <text:p text:style-name="P9">Bien-sûr, sous réserve que <draw:g text:anchor-type="as-char" svg:y="-0.1366in" draw:z-index="24" draw:name="Shape38" draw:style-name="gr1716"><svg:title>TexMaths</svg:title><svg:desc>14§display§f_z§svg§600§FALSE§</svg:desc><draw:g draw:style-name="gr2"><draw:path draw:style-name="gr1717" draw:text-style-name="P133" svg:width="0.1445in" svg:height="0.1551in" svg:x="0.0004in" svg:y="0.0102in" svg:viewBox="0 0 368 395" svg:d="M0 0c122 0 246 0 368 0 0 132 0 263 0 395-122 0-246 0-368 0 0-132 0-263 0-395z"><text:p/></draw:path><draw:path draw:style-name="gr1718" draw:text-style-name="P134"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718" draw:text-style-name="P134"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1716"><svg:title>TexMaths</svg:title><svg:desc>14§display§\left[t_A,\ t_B\right]§svg§600§FALSE§</svg:desc><draw:g draw:style-name="gr2"><draw:path draw:style-name="gr1717" draw:text-style-name="P133" svg:width="0.6134in" svg:height="0.1724in" svg:x="0.0004in" svg:y="0.0098in" svg:viewBox="0 0 1559 439" svg:d="M779 439c-260 0-519 0-779 0 0-147 0-292 0-439 519 0 1040 0 1559 0 0 147 0 292 0 439-260 0-521 0-780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718" draw:text-style-name="P13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718" draw:text-style-name="P134" svg:width="0.022in" svg:height="0.0575in" svg:x="0.2571in" svg:y="0.1244in" svg:viewBox="0 0 57 147" svg:d="M57 52c0-32-12-52-32-52-15 0-25 13-25 27 0 12 10 25 25 25 6 0 13-2 17-6 1-1 1-1 3-1 1 0 1 0 1 7 0 36-17 66-33 81-6 6-6 7-6 8 0 3 3 6 6 6 5 0 44-38 44-95z"><text:p/></draw:path><draw:path draw:style-name="gr1718" draw:text-style-name="P13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718" draw:text-style-name="P13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718" draw:text-style-name="P134" svg:width="0.026in" svg:height="0.1925in" svg:x="0.5976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1716"><svg:title>TexMaths</svg:title><svg:desc>14§display§\left[t_A,\ t_B\right]§svg§600§FALSE§</svg:desc><draw:g draw:style-name="gr2"><draw:path draw:style-name="gr1717" draw:text-style-name="P133" svg:width="0.6134in" svg:height="0.1724in" svg:x="0.0004in" svg:y="0.0098in" svg:viewBox="0 0 1559 439" svg:d="M779 439c-260 0-519 0-779 0 0-147 0-292 0-439 519 0 1040 0 1559 0 0 147 0 292 0 439-260 0-521 0-780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718" draw:text-style-name="P13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718" draw:text-style-name="P134" svg:width="0.022in" svg:height="0.0575in" svg:x="0.2571in" svg:y="0.1244in" svg:viewBox="0 0 57 147" svg:d="M57 52c0-32-12-52-32-52-15 0-25 13-25 27 0 12 10 25 25 25 6 0 13-2 17-6 1-1 1-1 3-1 1 0 1 0 1 7 0 36-17 66-33 81-6 6-6 7-6 8 0 3 3 6 6 6 5 0 44-38 44-95z"><text:p/></draw:path><draw:path draw:style-name="gr1718" draw:text-style-name="P13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718" draw:text-style-name="P13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718" draw:text-style-name="P134" svg:width="0.026in" svg:height="0.1925in" svg:x="0.5976in" svg:y="0.0004in" svg:viewBox="0 0 67 490" svg:d="M67 0c-22 0-45 0-67 0 0 7 0 13 0 20 15 0 32 0 48 0 0 149 0 300 0 450-16 0-33 0-48 0 0 7 0 13 0 20 22 0 45 0 67 0 0-164 0-326 0-490z"><text:p/></draw:path></draw:g></draw:g>, la fonction <text:span text:style-name="T73">packer =</text:span> <draw:g text:anchor-type="as-char" svg:y="-0.2217in" draw:z-index="27" draw:name="Shape41" draw:style-name="gr1716"><svg:title>TexMaths</svg:title><svg:desc>14§display§\text{f}^{\circ }\left(_{\ \ \ \ \ \ t\ \ \ \rightarrow \ \ \ 1}^{\left[t_A,\ t_B\right]\ \ \rightarrow \ \left\{1\right\}}\right)§svg§600§FALSE§</svg:desc><draw:g draw:style-name="gr2"><draw:path draw:style-name="gr1717" draw:text-style-name="P133" svg:width="1.4898in" svg:height="0.3276in" svg:x="0.0035in" svg:y="0.0094in" svg:viewBox="0 0 3785 833" svg:d="M1893 833c-631 0-1261 0-1893 0 0-277 0-556 0-833 1262 0 2523 0 3785 0 0 277 0 556 0 833-630 0-1262 0-1892 0z"><text:p/></draw:path><draw:path draw:style-name="gr1718" draw:text-style-name="P134"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718" draw:text-style-name="P134" svg:width="0.0575in" svg:height="0.0575in" svg:x="0.0638in" svg:y="0.0717in" svg:viewBox="0 0 147 147" svg:d="M147 74c0-42-34-74-74-74-41 0-73 34-73 73 0 42 32 74 73 74 42 0 74-34 74-73zM73 130c-32 0-56-26-56-56 0-32 25-57 56-57 32 0 57 25 57 56 0 32-25 57-57 57z"><text:p/></draw:path><draw:path draw:style-name="gr1718" draw:text-style-name="P134" svg:width="0.0728in" svg:height="0.3476in" svg:x="0.2091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1718" draw:text-style-name="P134" svg:width="0.0205in" svg:height="0.1354in" svg:x="0.3087in" svg:y="0.0205in" svg:viewBox="0 0 53 345" svg:d="M53 345c0-6 0-12 0-17-12 0-24 0-36 0 0-104 0-208 0-311 12 0 24 0 36 0 0-6 0-11 0-17-18 0-35 0-53 0 0 115 0 230 0 345 18 0 35 0 53 0z"><text:p/></draw:path><draw:path draw:style-name="gr1718" draw:text-style-name="P134" svg:width="0.0453in" svg:height="0.0854in" svg:x="0.3394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1718" draw:text-style-name="P134" svg:width="0.0811in" svg:height="0.0689in" svg:x="0.4024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1718" draw:text-style-name="P134" svg:width="0.0165in" svg:height="0.0413in" svg:x="0.5173in" svg:y="0.1063in" svg:viewBox="0 0 43 106" svg:d="M35 35c0 18-4 41-28 63-1 1-1 1-1 4 0 2 2 4 4 4 5 0 33-28 33-68 0-21-7-38-23-38-12 0-20 10-20 20 0 11 8 21 20 21 8 0 14-6 15-6z"><text:p/></draw:path><draw:path draw:style-name="gr1718" draw:text-style-name="P134" svg:width="0.0453in" svg:height="0.0854in" svg:x="0.6189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1718" draw:text-style-name="P134" svg:width="0.0807in" svg:height="0.0657in" svg:x="0.6835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1718" draw:text-style-name="P134" svg:width="0.0205in" svg:height="0.1354in" svg:x="0.7898in" svg:y="0.0205in" svg:viewBox="0 0 53 345" svg:d="M53 0c-18 0-35 0-53 0 0 6 0 11 0 17 13 0 24 0 36 0 0 103 0 207 0 311-12 0-23 0-36 0 0 5 0 11 0 17 18 0 35 0 53 0 0-115 0-230 0-345z"><text:p/></draw:path><draw:path draw:style-name="gr1718" draw:text-style-name="P134" svg:width="0.1331in" svg:height="0.0713in" svg:x="0.9689in" svg:y="0.0516in" svg:viewBox="0 0 339 182" svg:d="M290 99c-44 33-32 52-49 77 0 6 4 6 8 6 6 0 7 0 9-6 2-9 8-30 26-50 20-21 37-25 51-31 2 0 4-3 4-4 0-3-3-4-7-6-49-15-67-50-74-81-2-4-5-4-9-4s-8 0-8 6c7 15 4 23 21 47 7 11 17 21 28 30-93 0-184 0-276 0-6 0-14 0-14 8s8 8 14 8c92 0 183 0 276 0z"><text:p/></draw:path><draw:path draw:style-name="gr1718" draw:text-style-name="P134" svg:width="0.0535in" svg:height="0.1354in" svg:x="1.1902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1718" draw:text-style-name="P134" svg:width="0.0488in" svg:height="0.0902in" svg:x="1.2717in" svg:y="0.0307in" svg:viewBox="0 0 125 230" svg:d="M77 10c0-9 0-10-10-10-22 22-53 22-67 22 0 5 0 9 0 13 8 0 31 0 50-10 0 59 0 116 0 175 0 13 0 17-35 17-4 0-8 0-12 0 0 4 0 8 0 13 5-2 47-2 60-2 11 0 55 0 62 2 0-5 0-9 0-13-5 0-9 0-13 0-35 0-35-4-35-17 0-63 0-127 0-190z"><text:p/></draw:path><draw:path draw:style-name="gr1718" draw:text-style-name="P134" svg:width="0.0535in" svg:height="0.1354in" svg:x="1.3465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1718" draw:text-style-name="P134" svg:width="0.0453in" svg:height="0.0854in" svg:x="0.6827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1718" draw:text-style-name="P134" svg:width="0.1331in" svg:height="0.0713in" svg:x="0.9394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1718" draw:text-style-name="P134" svg:width="0.0488in" svg:height="0.0902in" svg:x="1.2921in" svg:y="0.1831in" svg:viewBox="0 0 125 230" svg:d="M77 10c0-9 0-10-10-10-22 22-53 22-67 22 0 5 0 9 0 13 8 0 31 0 49-10 0 59 0 116 0 175 0 13 0 17-34 17-4 0-9 0-14 0 0 4 0 8 0 13 7-2 49-2 62-2 11 0 55 0 62 2 0-5 0-9 0-13-5 0-9 0-13 0-35 0-35-4-35-17 0-63 0-127 0-190z"><text:p/></draw:path><draw:path draw:style-name="gr1718" draw:text-style-name="P134" svg:width="0.0736in" svg:height="0.3476in" svg:x="1.4299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1716"><svg:title>TexMaths</svg:title><svg:desc>14§display§\left[t_A,\ t_B\right]§svg§600§FALSE§</svg:desc><draw:g draw:style-name="gr2"><draw:path draw:style-name="gr1717" draw:text-style-name="P133" svg:width="0.6134in" svg:height="0.1724in" svg:x="0.0004in" svg:y="0.0098in" svg:viewBox="0 0 1559 439" svg:d="M779 439c-260 0-519 0-779 0 0-147 0-292 0-439 519 0 1040 0 1559 0 0 147 0 292 0 439-260 0-521 0-780 0z"><text:p/></draw:path><draw:path draw:style-name="gr1718" draw:text-style-name="P134" svg:width="0.026in" svg:height="0.1925in" svg:x="0.0134in" svg:y="0.0004in" svg:viewBox="0 0 67 490" svg:d="M67 490c0-7 0-13 0-20-15 0-32 0-47 0 0-150 0-301 0-450 15 0 32 0 47 0 0-7 0-13 0-20-22 0-45 0-67 0 0 164 0 326 0 490 22 0 45 0 67 0z"><text:p/></draw:path><draw:path draw:style-name="gr1718" draw:text-style-name="P13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718" draw:text-style-name="P13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718" draw:text-style-name="P134" svg:width="0.022in" svg:height="0.0575in" svg:x="0.2571in" svg:y="0.1244in" svg:viewBox="0 0 57 147" svg:d="M57 52c0-32-12-52-32-52-15 0-25 13-25 27 0 12 10 25 25 25 6 0 13-2 17-6 1-1 1-1 3-1 1 0 1 0 1 7 0 36-17 66-33 81-6 6-6 7-6 8 0 3 3 6 6 6 5 0 44-38 44-95z"><text:p/></draw:path><draw:path draw:style-name="gr1718" draw:text-style-name="P13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718" draw:text-style-name="P13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718" draw:text-style-name="P134" svg:width="0.026in" svg:height="0.1925in" svg:x="0.5976in" svg:y="0.0004in" svg:viewBox="0 0 67 490" svg:d="M67 0c-22 0-45 0-67 0 0 7 0 13 0 20 15 0 32 0 48 0 0 149 0 300 0 450-16 0-33 0-48 0 0 7 0 13 0 20 22 0 45 0 67 0 0-164 0-326 0-490z"><text:p/></draw:path></draw:g></draw:g>.</text:p>
      <text:p text:style-name="P9"/>
      <text:p text:style-name="P27">Sauf que comme c’est un peu <text:span text:style-name="T17">contre-intuitif et plus coûteux en charge mentale</text:span> d’introduire moult moult noms de variables pour faire de la technique mathématique, on va simplifier tout ça en créant une convention : <text:span text:style-name="T63">quand je fais un changement de variable au sein d’une intégrale, </text:span><text:span text:style-name="T66">je nomme cette variable comme la grandeur qu’elle désigne. Il n’y aura pas de conflit vu que dans une intégrale, la variable est muette, mais pour nos humbles cerveaux d’humains ça permet de voir vraiment le sens de ce qu’on est en train de faire.</text:span></text:p>
      <text:p text:style-name="P27"/>
      <text:p text:style-name="P28">Du coup ça donne le fameux:</text:p>
      <text:p text:style-name="P37"><draw:g text:anchor-type="as-char" svg:y="-0.2984in" draw:z-index="36" draw:name="Shape43" draw:style-name="gr1716"><svg:title>TexMaths</svg:title><svg:desc>14§display§W_1=\int _{t=t_A}^{t_B}\text{d}z=\int _{z=z_A}^{z_B}\text{d}z§svg§600§FALSE§</svg:desc><draw:g draw:style-name="gr2"><draw:path draw:style-name="gr1717" draw:text-style-name="P133" svg:width="2.1972in" svg:height="0.4756in" svg:x="0.0004in" svg:y="0.0102in" svg:viewBox="0 0 5582 1209" svg:d="M2792 1209c-931 0-1861 0-2792 0 0-404 0-806 0-1209 1861 0 3721 0 5582 0 0 403 0 805 0 1209-930 0-1861 0-2790 0z"><text:p/></draw:path><draw:path draw:style-name="gr1718" draw:text-style-name="P134" svg:width="0.1913in" svg:height="0.1358in" svg:x="0.0012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1718" draw:text-style-name="P134" svg:width="0.0488in" svg:height="0.0894in" svg:x="0.1882in" svg:y="0.2402in" svg:viewBox="0 0 125 228" svg:d="M77 10c0-10 0-10-10-10-22 22-53 22-67 22 0 5 0 9 0 13 8 0 31 0 50-10 0 59 0 116 0 175 0 12 0 17-35 17-4 0-8 0-12 0 0 3 0 7 0 11 5 0 47-1 60-1 11 0 55 1 62 1 0-4 0-8 0-11-5 0-9 0-13 0-35 0-35-5-35-17 0-63 0-127 0-190z"><text:p/></draw:path><draw:path draw:style-name="gr1718" draw:text-style-name="P134" svg:width="0.1287in" svg:height="0.0449in" svg:x="0.3248in" svg:y="0.2311in" svg:viewBox="0 0 328 115" svg:d="M311 20c7 0 17 0 17-10s-10-10-17-10c-98 0-196 0-294 0-7 0-17 0-17 10s10 10 17 10c98 0 196 0 294 0zM311 115c7 0 17 0 17-10s-10-10-17-10c-98 0-196 0-294 0-7 0-17 0-17 10s10 10 17 10c98 0 196 0 294 0z"><text:p/></draw:path><draw:path draw:style-name="gr1718" draw:text-style-name="P134" svg:width="0.1709in" svg:height="0.4291in" svg:x="0.5295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1718" draw:text-style-name="P134" svg:width="0.0453in" svg:height="0.0858in" svg:x="0.7177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1718" draw:text-style-name="P134" svg:width="0.0807in" svg:height="0.0657in" svg:x="0.7823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1718" draw:text-style-name="P134" svg:width="0.0453in" svg:height="0.0858in" svg:x="0.6319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1718" draw:text-style-name="P134" svg:width="0.0992in" svg:height="0.0358in" svg:x="0.6941in" svg:y="0.4256in" svg:viewBox="0 0 253 92" svg:d="M239 17c6 0 14 0 14-9 0-8-8-8-12-8-76 0-153 0-228 0-5 0-13 0-13 8 0 9 7 9 13 9 75 0 151 0 226 0zM241 92c4 0 12 0 12-8s-8-8-14-8c-75 0-151 0-226 0-6 0-13 0-13 8s8 8 13 8c75 0 152 0 228 0z"><text:p/></draw:path><draw:path draw:style-name="gr1718" draw:text-style-name="P134" svg:width="0.0461in" svg:height="0.0858in" svg:x="0.8087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1718" draw:text-style-name="P134" svg:width="0.0811in" svg:height="0.0689in" svg:x="0.8717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1718" draw:text-style-name="P134" svg:width="0.0949in" svg:height="0.1362in" svg:x="1.0205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1718" draw:text-style-name="P134" svg:width="0.0819in" svg:height="0.0874in" svg:x="1.1291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1718" draw:text-style-name="P134" svg:width="0.1287in" svg:height="0.0449in" svg:x="1.2839in" svg:y="0.2311in" svg:viewBox="0 0 328 115" svg:d="M311 20c7 0 17 0 17-10s-10-10-17-10c-98 0-196 0-294 0-7 0-17 0-17 10s10 10 17 10c98 0 196 0 294 0zM311 115c7 0 17 0 17-10s-10-10-17-10c-98 0-196 0-294 0-7 0-17 0-17 10s10 10 17 10c98 0 196 0 294 0z"><text:p/></draw:path><draw:path draw:style-name="gr1718" draw:text-style-name="P134" svg:width="0.1717in" svg:height="0.4291in" svg:x="1.4886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1718" draw:text-style-name="P134" svg:width="0.0618in" svg:height="0.0606in" svg:x="1.6795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1718" draw:text-style-name="P134" svg:width="0.0811in" svg:height="0.0657in" svg:x="1.7567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1718" draw:text-style-name="P134" svg:width="0.0618in" svg:height="0.0606in" svg:x="1.5937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718" draw:text-style-name="P134" svg:width="0.0992in" svg:height="0.0358in" svg:x="1.674in" svg:y="0.4256in" svg:viewBox="0 0 253 92" svg:d="M241 17c4 0 12 0 12-9 0-8-8-8-12-8-76 0-153 0-228 0-5 0-13 0-13 8 0 9 8 9 13 9 75 0 152 0 228 0zM241 92c4 0 12 0 12-8s-8-8-12-8c-76 0-153 0-228 0-5 0-13 0-13 8s8 8 13 8c75 0 152 0 228 0z"><text:p/></draw:path><draw:path draw:style-name="gr1718" draw:text-style-name="P134" svg:width="0.0618in" svg:height="0.0606in" svg:x="1.7921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718" draw:text-style-name="P134" svg:width="0.0807in" svg:height="0.0689in" svg:x="1.8677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1718" draw:text-style-name="P134" svg:width="0.0957in" svg:height="0.1362in" svg:x="2.0157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1718" draw:text-style-name="P134" svg:width="0.0819in" svg:height="0.0874in" svg:x="2.1256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3"/>
      <text:p text:style-name="P4">Donc pour conclure, on peut faire du changement de variable en veux-tu en voilà, mais faut garder à l’esprit que c’est sous réserve de 3 conditions qu’on a dites plus haut.</text:p>
      <text:p text:style-name="P8"><text:soft-page-break/><text:span text:style-name="T12">3</text:span><text:span text:style-name="T10">) </text:span><text:span text:style-name="T7">Équation de cercle dans un repère cartésien</text:span></text:p>
      <text:p text:style-name="P29">Dans un plan repéré par un repère cartésien <draw:g text:anchor-type="as-char" svg:y="-0.1445in" draw:z-index="37" draw:name="Shape44" draw:style-name="gr1716"><svg:title>TexMaths</svg:title><svg:desc>14§display§\left(O,\ \vec{e_x},\ \vec{e_z}\right)§svg§600§FALSE§</svg:desc><draw:g draw:style-name="gr2"><draw:path draw:style-name="gr1717" draw:text-style-name="P133" svg:width="0.9315in" svg:height="0.172in" svg:x="-0.0004in" svg:y="0.0098in" svg:viewBox="0 0 2367 438" svg:d="M0 0c789 0 1578 0 2367 0 0 145 0 292 0 438-789 0-1578 0-2367 0 0-146 0-293 0-438z"><text:p/></draw:path><draw:path draw:style-name="gr1718" draw:text-style-name="P134" svg:width="0.0441in" svg:height="0.1917in" svg:x="0.0087in" svg:y="0in" svg:viewBox="0 0 113 488" svg:d="M113 483c0-2 0-2-8-10-62-62-77-154-77-228 0-86 18-171 80-232 5-6 5-6 5-9s-1-4-4-4c-5 0-49 34-78 95-25 55-31 109-31 150 0 36 6 96 32 151 30 60 72 92 77 92 3 0 4-1 4-5z"><text:p/></draw:path><draw:path draw:style-name="gr1718" draw:text-style-name="P134"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1718" draw:text-style-name="P134" svg:width="0.0228in" svg:height="0.0575in" svg:x="0.2343in" svg:y="0.1232in" svg:viewBox="0 0 59 147" svg:d="M59 52c0-32-13-52-32-52-16 0-27 13-27 27 0 12 11 26 27 26 5 0 12-3 16-7 2-1 2-1 3-1 2 0 2 0 2 7 0 36-17 66-34 82-6 5-6 6-6 7 0 4 3 6 6 6 4 0 45-38 45-95z"><text:p/></draw:path><draw:path draw:style-name="gr1718" draw:text-style-name="P134"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1718" draw:text-style-name="P134"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718" draw:text-style-name="P134"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718" draw:text-style-name="P134" svg:width="0.022in" svg:height="0.0575in" svg:x="0.572in" svg:y="0.1232in" svg:viewBox="0 0 57 147" svg:d="M57 52c0-32-12-52-30-52-17 0-27 13-27 27 0 12 10 26 27 26 5 0 11-3 16-7 2-1 2-1 3-1 0 3 0 0 0 7 0 36-17 66-32 82-6 5-6 6-6 7 0 4 2 6 5 6 5 0 44-38 44-95z"><text:p/></draw:path><draw:path draw:style-name="gr1718" draw:text-style-name="P134"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1718" draw:text-style-name="P134"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718" draw:text-style-name="P134"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718" draw:text-style-name="P134" svg:width="0.0441in" svg:height="0.1917in" svg:x="0.8969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8" draw:name="Shape45" draw:style-name="gr1716"><svg:title>TexMaths</svg:title><svg:desc>14§display§r_{\in \mathbb{R}_+\left[\text{m}\right]}§svg§600§FALSE§</svg:desc><draw:g draw:style-name="gr2"><draw:path draw:style-name="gr1717" draw:text-style-name="P133" svg:width="0.574in" svg:height="0.1343in" svg:x="0.0039in" svg:y="0.0098in" svg:viewBox="0 0 1459 342" svg:d="M0 0c486 0 973 0 1459 0 0 114 0 228 0 342-486 0-973 0-1459 0 0-114 0-228 0-342z"><text:p/></draw:path><draw:path draw:style-name="gr1718" draw:text-style-name="P134"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1718" draw:text-style-name="P134" svg:width="0.0744in" svg:height="0.087in" svg:x="0.0961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1718" draw:text-style-name="P134" svg:width="0.0921in" svg:height="0.0913in" svg:x="0.1878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1718" draw:text-style-name="P134" svg:width="0.0799in" svg:height="0.0791in" svg:x="0.2921in" svg:y="0.0748in" svg:viewBox="0 0 204 202" svg:d="M109 109c28 0 58 0 86 0 4 0 9 0 9-7s-5-7-9-7c-28 0-58 0-86 0 0-29 0-57 0-85 0-3 0-10-7-10s-7 7-7 10c0 28 0 56 0 85-28 0-57 0-85 0-3 0-10 0-10 7s7 7 10 7c28 0 57 0 85 0 0 28 0 56 0 85 0 3 0 8 7 8s7-5 7-8c0-29 0-57 0-85z"><text:p/></draw:path><draw:path draw:style-name="gr1718" draw:text-style-name="P134" svg:width="0.0201in" svg:height="0.1339in" svg:x="0.4106in" svg:y="0.0189in" svg:viewBox="0 0 52 341" svg:d="M52 341c0-6 0-11 0-17-11 0-24 0-35 0 0-102 0-205 0-307 11 0 24 0 35 0 0-6 0-11 0-17-17 0-35 0-52 0 0 113 0 228 0 341 17 0 35 0 52 0z"><text:p/></draw:path><draw:path draw:style-name="gr1718" draw:text-style-name="P134" svg:width="0.1138in" svg:height="0.0591in" svg:x="0.4433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1718" draw:text-style-name="P134" svg:width="0.0205in" svg:height="0.1339in" svg:x="0.5673in" svg:y="0.0189in" svg:viewBox="0 0 53 341" svg:d="M53 0c-18 0-35 0-53 0 0 6 0 11 0 17 13 0 24 0 36 0 0 102 0 205 0 307-12 0-23 0-36 0 0 6 0 11 0 17 18 0 35 0 53 0 0-113 0-228 0-341z"><text:p/></draw:path></draw:g></draw:g><text:s/>sera d’équation: </text:p>
      <text:p text:style-name="P37"><draw:g text:anchor-type="as-char" svg:y="-0.1689in" draw:z-index="39" draw:name="Shape46" draw:style-name="gr1716"><svg:title>TexMaths</svg:title><svg:desc>14§display§x^2+z^2=r^2§svg§600§FALSE§</svg:desc><draw:g draw:style-name="gr2"><draw:path draw:style-name="gr1717" draw:text-style-name="P133" svg:width="1.0177in" svg:height="0.165in" svg:x="0.0039in" svg:y="0.0098in" svg:viewBox="0 0 2586 420" svg:d="M0 0c862 0 1724 0 2586 0 0 140 0 280 0 420-862 0-1724 0-2586 0 0-140 0-280 0-420z"><text:p/></draw:path><draw:path draw:style-name="gr1718" draw:text-style-name="P134"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1718" draw:text-style-name="P134" svg:width="0.0598in" svg:height="0.0894in" svg:x="0.113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1718" draw:text-style-name="P134" svg:width="0.1283in" svg:height="0.128in" svg:x="0.2453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1718" draw:text-style-name="P134" svg:width="0.0815in" svg:height="0.0874in" svg:x="0.4362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1718" draw:text-style-name="P134" svg:width="0.0598in" svg:height="0.0894in" svg:x="0.5343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1718" draw:text-style-name="P134" svg:width="0.1283in" svg:height="0.0449in" svg:x="0.6772in" svg:y="0.098in" svg:viewBox="0 0 327 115" svg:d="M311 20c7 0 16 0 16-10s-9-10-16-10c-98 0-196 0-294 0-7 0-17 0-17 10s10 10 17 10c98 0 196 0 294 0zM311 115c7 0 16 0 16-10s-9-10-16-10c-98 0-196 0-294 0-7 0-17 0-17 10s10 10 17 10c98 0 196 0 294 0z"><text:p/></draw:path><draw:path draw:style-name="gr1718" draw:text-style-name="P134" svg:width="0.0783in" svg:height="0.0874in" svg:x="0.8764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1718" draw:text-style-name="P134" svg:width="0.0598in" svg:height="0.0894in" svg:x="0.9717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30">Si ce cercle est de centre C (point quelconque du plan), alors on aura l’équation:</text:p>
      <text:p text:style-name="P37"><draw:g text:anchor-type="as-char" svg:y="-0.1854in" draw:z-index="40" draw:name="Shape47" draw:style-name="gr1716"><svg:title>TexMaths</svg:title><svg:desc>14§display§\left(x-x_C\right)^2+\left(z-z_C\right)^2=r^2§svg§600§FALSE§</svg:desc><draw:g draw:style-name="gr2"><draw:path draw:style-name="gr1717" draw:text-style-name="P133" svg:width="2.2539in" svg:height="0.2142in" svg:x="-0.0004in" svg:y="0.0094in" svg:viewBox="0 0 5726 545" svg:d="M2864 545c-955 0-1909 0-2864 0 0-181 0-363 0-545 1909 0 3817 0 5726 0 0 182 0 364 0 545-954 0-1909 0-2862 0z"><text:p/></draw:path><draw:path draw:style-name="gr1718" draw:text-style-name="P134" svg:width="0.0449in" svg:height="0.1921in" svg:x="0.0087in" svg:y="0.0413in" svg:viewBox="0 0 115 489" svg:d="M115 484c0-2 0-2-9-10-61-63-78-155-78-228 0-85 20-170 80-232 7-6 7-7 7-8 0-5-3-6-6-6-5 0-49 34-78 96-25 54-31 108-31 150 0 38 6 95 32 151 30 60 72 92 77 92 3 0 6-1 6-5z"><text:p/></draw:path><draw:path draw:style-name="gr1718" draw:text-style-name="P134" svg:width="0.0961in" svg:height="0.087in" svg:x="0.0705in" svg:y="0.1008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1718" draw:text-style-name="P134" svg:width="0.1181in" svg:height="0.0075in" svg:x="0.2346in" svg:y="0.1339in" svg:viewBox="0 0 301 20" svg:d="M283 20c8 0 18 0 18-10s-10-10-18-10c-88 0-178 0-266 0-9 0-17 0-17 10s8 10 17 10c88 0 178 0 266 0z"><text:p/></draw:path><draw:path draw:style-name="gr1718" draw:text-style-name="P134" svg:width="0.0961in" svg:height="0.087in" svg:x="0.4177in" svg:y="0.1008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1718" draw:text-style-name="P134" svg:width="0.1043in" svg:height="0.0976in" svg:x="0.5323in" svg:y="0.1197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1718" draw:text-style-name="P134" svg:width="0.0449in" svg:height="0.1921in" svg:x="0.6642in" svg:y="0.0413in" svg:viewBox="0 0 115 489" svg:d="M115 246c0-39-6-98-32-154-30-60-73-92-77-92-3 0-6 3-6 6 0 1 0 2 10 11 47 49 75 126 75 229 0 83-18 168-78 229-7 7-7 7-7 9 0 3 3 5 6 5 4 0 49-33 78-96 25-53 31-106 31-147z"><text:p/></draw:path><draw:path draw:style-name="gr1718" draw:text-style-name="P134" svg:width="0.0598in" svg:height="0.0894in" svg:x="0.737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1718" draw:text-style-name="P134" svg:width="0.1287in" svg:height="0.1272in" svg:x="0.8689in" svg:y="0.074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1718" draw:text-style-name="P134" svg:width="0.0441in" svg:height="0.1921in" svg:x="1.0713in" svg:y="0.0413in" svg:viewBox="0 0 113 489" svg:d="M113 484c0-2 0-2-8-10-62-63-77-155-77-228 0-85 18-170 80-232 5-6 5-7 5-8 0-5-1-6-4-6-5 0-49 34-78 96-25 54-31 108-31 150 0 38 6 95 32 151 30 60 72 92 77 92 3 0 4-1 4-5z"><text:p/></draw:path><draw:path draw:style-name="gr1718" draw:text-style-name="P134" svg:width="0.0819in" svg:height="0.087in" svg:x="1.1354in" svg:y="0.1008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1718" draw:text-style-name="P134" svg:width="0.1177in" svg:height="0.0075in" svg:x="1.2846in" svg:y="0.1339in" svg:viewBox="0 0 300 20" svg:d="M283 20c8 0 17 0 17-10s-9-10-17-10c-88 0-178 0-266 0-9 0-17 0-17 10s8 10 17 10c88 0 178 0 266 0z"><text:p/></draw:path><draw:path draw:style-name="gr1718" draw:text-style-name="P134" svg:width="0.0819in" svg:height="0.087in" svg:x="1.4705in" svg:y="0.1008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1718" draw:text-style-name="P134" svg:width="0.1047in" svg:height="0.0976in" svg:x="1.5614in" svg:y="0.1197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1718" draw:text-style-name="P134" svg:width="0.0441in" svg:height="0.1921in" svg:x="1.6937in" svg:y="0.0413in" svg:viewBox="0 0 113 489" svg:d="M113 246c0-39-5-98-32-154-29-60-71-92-77-92-3 0-4 3-4 6 0 1 0 2 8 11 49 49 77 126 77 229 0 83-18 168-79 229-6 7-6 7-6 9 0 3 1 5 4 5 6 0 49-33 79-96 25-53 30-106 30-147z"><text:p/></draw:path><draw:path draw:style-name="gr1718" draw:text-style-name="P134" svg:width="0.0591in" svg:height="0.0894in" svg:x="1.7661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1718" draw:text-style-name="P134" svg:width="0.1287in" svg:height="0.0449in" svg:x="1.9091in" svg:y="0.1157in" svg:viewBox="0 0 328 115" svg:d="M311 20c7 0 17 0 17-10s-10-10-17-10c-98 0-196 0-294 0-7 0-17 0-17 10s10 10 17 10c98 0 196 0 294 0zM311 115c7 0 17 0 17-10s-10-10-17-10c-98 0-196 0-294 0-7 0-17 0-17 10s10 10 17 10c98 0 196 0 294 0z"><text:p/></draw:path><draw:path draw:style-name="gr1718" draw:text-style-name="P134" svg:width="0.0783in" svg:height="0.087in" svg:x="2.1079in" svg:y="0.1008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1718" draw:text-style-name="P134" svg:width="0.0598in" svg:height="0.0894in" svg:x="2.2039in" svg:y="0.0169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37"/>
      <text:p text:style-name="P8"><text:span text:style-name="T12">4</text:span><text:span text:style-name="T10">) </text:span><text:span text:style-name="T7">Équation d’ellipse dans un repère cartésien</text:span></text:p>
      <text:p text:style-name="P31">Déjà il faut rappeler qu’une ellipse <text:span text:style-name="T67">correspond à une figure circulaire qui n’est pas ronde mais ovale.</text:span></text:p>
      <text:p text:style-name="P32">Elle a différentes caractéristiques:</text:p>
      <text:list xml:id="list75498618" text:style-name="L4">
        <text:list-item>
          <text:p text:style-name="P68">Elle est composée d’un grand axe et d’un petit axe, perpendiculaires entre eux</text:p>
        </text:list-item>
        <text:list-item>
          <text:p text:style-name="P68">Elle dispose d’un centre qui est l’intersection de ses 2 axes</text:p>
        </text:list-item>
        <text:list-item>
          <text:p text:style-name="P68">Elle dispose de 2 foyers <text:span text:style-name="T70">situés sur le grand axe, </text:span>permettant de tracer l’ellipse avec la méthode du jardinier</text:p>
        </text:list-item>
      </text:list>
      <text:p text:style-name="P32"/>
      <text:p text:style-name="P33">L’équation caractéristique d’une ellipse dans un repère cartésien <draw:g text:anchor-type="as-char" svg:y="-0.1445in" draw:z-index="41" draw:name="Shape48" draw:style-name="gr1716"><svg:title>TexMaths</svg:title><svg:desc>14§display§\left(O,\ \vec{e_x},\ \vec{e_z}\right)§svg§600§FALSE§</svg:desc><draw:g draw:style-name="gr2"><draw:path draw:style-name="gr1717" draw:text-style-name="P133" svg:width="0.9315in" svg:height="0.172in" svg:x="-0.0004in" svg:y="0.0098in" svg:viewBox="0 0 2367 438" svg:d="M0 0c789 0 1578 0 2367 0 0 145 0 292 0 438-789 0-1578 0-2367 0 0-146 0-293 0-438z"><text:p/></draw:path><draw:path draw:style-name="gr1718" draw:text-style-name="P134" svg:width="0.0441in" svg:height="0.1917in" svg:x="0.0087in" svg:y="0in" svg:viewBox="0 0 113 488" svg:d="M113 483c0-2 0-2-8-10-62-62-77-154-77-228 0-86 18-171 80-232 5-6 5-6 5-9s-1-4-4-4c-5 0-49 34-78 95-25 55-31 109-31 150 0 36 6 96 32 151 30 60 72 92 77 92 3 0 4-1 4-5z"><text:p/></draw:path><draw:path draw:style-name="gr1718" draw:text-style-name="P134"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1718" draw:text-style-name="P134" svg:width="0.0228in" svg:height="0.0575in" svg:x="0.2343in" svg:y="0.1232in" svg:viewBox="0 0 59 147" svg:d="M59 52c0-32-13-52-32-52-16 0-27 13-27 27 0 12 11 26 27 26 5 0 12-3 16-7 2-1 2-1 3-1 2 0 2 0 2 7 0 36-17 66-34 82-6 5-6 6-6 7 0 4 3 6 6 6 4 0 45-38 45-95z"><text:p/></draw:path><draw:path draw:style-name="gr1718" draw:text-style-name="P134"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1718" draw:text-style-name="P134"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718" draw:text-style-name="P134"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718" draw:text-style-name="P134" svg:width="0.022in" svg:height="0.0575in" svg:x="0.572in" svg:y="0.1232in" svg:viewBox="0 0 57 147" svg:d="M57 52c0-32-12-52-30-52-17 0-27 13-27 27 0 12 10 26 27 26 5 0 11-3 16-7 2-1 2-1 3-1 0 3 0 0 0 7 0 36-17 66-32 82-6 5-6 6-6 7 0 4 2 6 5 6 5 0 44-38 44-95z"><text:p/></draw:path><draw:path draw:style-name="gr1718" draw:text-style-name="P134"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1718" draw:text-style-name="P134"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718" draw:text-style-name="P134"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718" draw:text-style-name="P134" svg:width="0.0441in" svg:height="0.1917in" svg:x="0.8969in" svg:y="0in" svg:viewBox="0 0 113 488" svg:d="M113 245c0-38-5-98-32-153-29-60-71-92-77-92-3 0-4 1-4 4s0 3 8 13c49 47 77 126 77 228 0 82-18 168-79 231-6 5-6 5-6 7 0 4 1 5 4 5 6 0 49-33 79-95 25-54 30-109 30-148z"><text:p/></draw:path></draw:g></draw:g>, de centre O, est</text:p>
      <text:p text:style-name="P37"><draw:g text:anchor-type="as-char" svg:y="-0.2646in" draw:z-index="42" draw:name="Shape49" draw:style-name="gr1716"><svg:title>TexMaths</svg:title><svg:desc>14§display§\left(\frac{x}{a}\right)^2+\left(\frac{z}{b}\right)^2=1§svg§600§FALSE§</svg:desc><draw:g draw:style-name="gr2"><draw:path draw:style-name="gr1717" draw:text-style-name="P133" svg:width="1.4941in" svg:height="0.3787in" svg:x="-0.0004in" svg:y="0.0094in" svg:viewBox="0 0 3796 963" svg:d="M1899 963c-633 0-1266 0-1899 0 0-320 0-642 0-963 1266 0 2530 0 3796 0 0 321 0 643 0 963-633 0-1266 0-1897 0z"><text:p/></draw:path><draw:path draw:style-name="gr1718" draw:text-style-name="P134" svg:width="0.0736in" svg:height="0.3469in" svg:x="0.0244in" svg:y="0.0417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1718" draw:text-style-name="P134" svg:width="0.0961in" svg:height="0.0874in" svg:x="0.1339in" svg:y="0.04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1718" draw:text-style-name="P134" svg:width="0.1102in" svg:height="0.0075in" svg:x="0.1283in" svg:y="0.211in" svg:viewBox="0 0 281 20" svg:d="M141 20c-47 0-93 0-141 0 0-7 0-13 0-20 94 0 188 0 281 0 0 7 0 13 0 20-46 0-93 0-140 0z"><text:p/></draw:path><draw:path draw:style-name="gr1718" draw:text-style-name="P134" svg:width="0.0882in" svg:height="0.0874in" svg:x="0.1406in" svg:y="0.311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1718" draw:text-style-name="P134" svg:width="0.0728in" svg:height="0.3469in" svg:x="0.2697in" svg:y="0.0417in" svg:viewBox="0 0 186 882" svg:d="M186 441c0-141-32-291-129-402-7-7-25-26-37-36-3-3-5-3-12-3-4 0-8 0-8 4 0 2 1 4 3 6 17 17 43 43 74 98 52 94 73 215 73 333 0 211-60 342-149 433-1 0-1 1-1 2 0 6 4 6 8 6 7 0 9 0 13-4 46-41 99-108 133-212 22-68 32-145 32-225z"><text:p/></draw:path><draw:path draw:style-name="gr1718" draw:text-style-name="P134" svg:width="0.0598in" svg:height="0.0894in" svg:x="0.3866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1718" draw:text-style-name="P134" svg:width="0.1287in" svg:height="0.128in" svg:x="0.5189in" svg:y="0.152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1718" draw:text-style-name="P134" svg:width="0.0736in" svg:height="0.3469in" svg:x="0.7366in" svg:y="0.0417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1718" draw:text-style-name="P134" svg:width="0.0819in" svg:height="0.0874in" svg:x="0.8484in" svg:y="0.04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1718" draw:text-style-name="P134" svg:width="0.0984in" svg:height="0.0075in" svg:x="0.8402in" svg:y="0.211in" svg:viewBox="0 0 251 20" svg:d="M125 20c-42 0-83 0-125 0 0-7 0-13 0-20 84 0 167 0 251 0 0 7 0 13 0 20-42 0-84 0-126 0z"><text:p/></draw:path><draw:path draw:style-name="gr1718" draw:text-style-name="P134" svg:width="0.0713in" svg:height="0.1362in" svg:x="0.8567in" svg:y="0.2618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1718" draw:text-style-name="P134" svg:width="0.0736in" svg:height="0.3469in" svg:x="0.9685in" svg:y="0.0417in" svg:viewBox="0 0 188 882" svg:d="M188 441c0-141-34-291-131-402-7-7-25-26-36-36-4-3-4-3-11-3-4 0-10 0-10 4 0 2 3 4 4 6 16 17 42 43 73 98 53 94 73 215 73 333 0 211-59 342-147 433-2 0-3 1-3 2 0 6 6 6 10 6 7 0 7 0 12-4 47-41 100-108 133-212 21-68 33-145 33-225z"><text:p/></draw:path><draw:path draw:style-name="gr1718" draw:text-style-name="P134" svg:width="0.0598in" svg:height="0.0894in" svg:x="1.0858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1718" draw:text-style-name="P134" svg:width="0.1287in" svg:height="0.0453in" svg:x="1.2287in" svg:y="0.1929in" svg:viewBox="0 0 328 116" svg:d="M311 20c7 0 17 0 17-10s-10-10-17-10c-98 0-196 0-294 0-7 0-17 0-17 10s10 10 17 10c98 0 196 0 294 0zM311 116c7 0 17-1 17-11 0-11-10-10-17-10-98 0-196 0-294 0-7 0-17-1-17 10 0 10 10 11 17 11 98 0 196 0 294 0z"><text:p/></draw:path><draw:path draw:style-name="gr1718" draw:text-style-name="P134" svg:width="0.0634in" svg:height="0.1287in" svg:x="1.4398in" svg:y="0.135in" svg:viewBox="0 0 162 328" svg:d="M101 14c0-13 0-14-11-14-31 32-75 32-90 32 0 6 0 10 0 16 10 0 39 0 64-13 0 84 0 168 0 253 0 19-1 24-46 24-5 0-10 0-15 0 0 4 0 10 0 16 17-2 60-2 80-2 19 0 61 0 79 2 0-6 0-12 0-16-5 0-9 0-15 0-45 0-46-5-46-24 0-92 0-183 0-274z"><text:p/></draw:path></draw:g></draw:g></text:p>
      <text:p text:style-name="P33">où <draw:g text:anchor-type="as-char" svg:y="-0.1445in" draw:z-index="43" draw:name="Shape50" draw:style-name="gr1716"><svg:title>TexMaths</svg:title><svg:desc>14§display§a\in \left(\mathbb{R}^{\ast }\right)\left[\text{m}\right]§svg§600§FALSE§</svg:desc><draw:g draw:style-name="gr2"><draw:path draw:style-name="gr1717" draw:text-style-name="P133" svg:width="0.9764in" svg:height="0.1724in" svg:x="0.0016in" svg:y="0.0091in" svg:viewBox="0 0 2481 439" svg:d="M1242 439c-414 0-828 0-1242 0 0-147 0-292 0-439 828 0 1654 0 2481 0 0 147 0 292 0 439-413 0-826 0-1239 0z"><text:p/></draw:path><draw:path draw:style-name="gr1718" draw:text-style-name="P134" svg:width="0.0882in" svg:height="0.087in" svg:x="-0.0004in" svg:y="0.0591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1718" draw:text-style-name="P134" svg:width="0.0961in" svg:height="0.111in" svg:x="0.1642in" svg:y="0.0402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1718" draw:text-style-name="P134" svg:width="0.0449in" svg:height="0.1925in" svg:x="0.35in" svg:y="-0.0004in" svg:viewBox="0 0 115 490" svg:d="M115 484c0-1 0-1-9-10-61-63-77-155-77-229 0-86 19-171 79-231 7-7 7-7 7-8 0-5-3-6-6-6-4 0-49 34-78 97-25 53-31 107-31 148 0 38 6 96 32 152 30 60 73 93 77 93 3 0 6-2 6-6z"><text:p/></draw:path><draw:path draw:style-name="gr1718" draw:text-style-name="P134" svg:width="0.1323in" svg:height="0.1311in" svg:x="0.4094in" svg:y="0.0122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1718" draw:text-style-name="P134" svg:width="0.0547in" svg:height="0.0579in" svg:x="0.5579in" svg:y="0.0016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1718" draw:text-style-name="P134" svg:width="0.0449in" svg:height="0.1925in" svg:x="0.6457in" svg:y="-0.0004in" svg:viewBox="0 0 115 490" svg:d="M115 245c0-38-6-97-32-153-30-60-73-92-77-92-3 0-6 3-6 6 0 1 0 1 10 11 47 47 75 126 75 228 0 82-18 169-78 231-7 7-7 7-7 8 0 3 3 6 6 6 4 0 49-34 78-97 25-53 31-108 31-148z"><text:p/></draw:path><draw:path draw:style-name="gr1718" draw:text-style-name="P134" svg:width="0.026in" svg:height="0.1925in" svg:x="0.7654in" svg:y="-0.0004in" svg:viewBox="0 0 67 490" svg:d="M67 490c0-7 0-13 0-20-15 0-32 0-47 0 0-150 0-301 0-450 15 0 32 0 47 0 0-7 0-13 0-20-22 0-45 0-67 0 0 164 0 326 0 490 22 0 45 0 67 0z"><text:p/></draw:path><draw:path draw:style-name="gr1718" draw:text-style-name="P134" svg:width="0.1512in" svg:height="0.085in" svg:x="0.802in" svg:y="0.0591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1718" draw:text-style-name="P134" svg:width="0.026in" svg:height="0.1925in" svg:x="0.9618in" svg:y="-0.0004in" svg:viewBox="0 0 67 490" svg:d="M67 0c-22 0-45 0-67 0 0 7 0 13 0 20 15 0 32 0 48 0 0 149 0 300 0 450-16 0-33 0-48 0 0 7 0 13 0 20 22 0 45 0 67 0 0-164 0-326 0-490z"><text:p/></draw:path></draw:g></draw:g><text:s/>correspond à la taille de l’un des 2 axes de l’ellipse</text:p>
      <text:p text:style-name="P24"><text:span text:style-name="T68">et <text:s text:c="2"/></text:span><draw:g text:anchor-type="as-char" svg:y="-0.1445in" draw:z-index="44" draw:name="Shape51" draw:style-name="gr1716"><svg:title>TexMaths</svg:title><svg:desc>14§display§b\in \left(\mathbb{R}^{\ast }\right)\left[\text{m}\right]§svg§600§FALSE§</svg:desc><draw:g draw:style-name="gr2"><draw:path draw:style-name="gr1717" draw:text-style-name="P133" svg:width="0.9563in" svg:height="0.172in" svg:x="0in" svg:y="0.0098in" svg:viewBox="0 0 2430 438" svg:d="M0 0c811 0 1620 0 2430 0 0 145 0 292 0 438-810 0-1619 0-2430 0 0-146 0-293 0-438z"><text:p/></draw:path><draw:path draw:style-name="gr1718" draw:text-style-name="P134"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1718" draw:text-style-name="P134" svg:width="0.0965in" svg:height="0.111in" svg:x="0.1429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1718" draw:text-style-name="P134" svg:width="0.0441in" svg:height="0.1917in" svg:x="0.3291in" svg:y="0in" svg:viewBox="0 0 113 488" svg:d="M113 483c0-2 0-2-8-10-62-62-77-154-77-228 0-86 20-171 80-232 5-6 5-6 5-9s-1-4-4-4c-5 0-49 34-78 95-25 55-31 109-31 150 0 36 6 96 32 151 30 60 72 92 77 92 3 0 4-1 4-5z"><text:p/></draw:path><draw:path draw:style-name="gr1718" draw:text-style-name="P134" svg:width="0.1331in" svg:height="0.1311in" svg:x="0.3882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1718" draw:text-style-name="P134" svg:width="0.0547in" svg:height="0.0579in" svg:x="0.5362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1718" draw:text-style-name="P134" svg:width="0.0441in" svg:height="0.1917in" svg:x="0.6244in" svg:y="0in" svg:viewBox="0 0 113 488" svg:d="M113 245c0-38-5-98-32-153-29-60-71-92-77-92-3 0-4 1-4 4s0 3 8 13c49 47 77 126 77 228 0 82-18 168-79 231-6 5-6 5-6 7 0 4 1 5 4 5 6 0 49-33 79-95 25-54 30-109 30-148z"><text:p/></draw:path><draw:path draw:style-name="gr1718" draw:text-style-name="P134" svg:width="0.026in" svg:height="0.1917in" svg:x="0.7437in" svg:y="0in" svg:viewBox="0 0 67 488" svg:d="M67 488c0-7 0-12 0-19-15 0-32 0-47 0 0-150 0-300 0-449 15 0 32 0 47 0 0-7 0-13 0-20-22 0-45 0-67 0 0 162 0 326 0 488 22 0 45 0 67 0z"><text:p/></draw:path><draw:path draw:style-name="gr1718" draw:text-style-name="P134" svg:width="0.1508in" svg:height="0.085in" svg:x="0.7811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1718" draw:text-style-name="P134" svg:width="0.026in" svg:height="0.1917in" svg:x="0.9402in" svg:y="0in" svg:viewBox="0 0 67 488" svg:d="M67 0c-22 0-45 0-67 0 0 7 0 13 0 20 15 0 32 0 48 0 0 149 0 299 0 449-16 0-33 0-48 0 0 7 0 12 0 19 22 0 45 0 67 0 0-162 0-326 0-488z"><text:p/></draw:path></draw:g></draw:g><text:s/><text:span text:style-name="T68">de même</text:span></text:p>
      <text:p text:style-name="P34"/>
      <text:p text:style-name="P34">Si <draw:g text:anchor-type="as-char" svg:y="-0.1335in" draw:z-index="45" draw:name="Shape52" draw:style-name="gr1716"><svg:title>TexMaths</svg:title><svg:desc>14§display§a&gt;b§svg§600§FALSE§</svg:desc><draw:g draw:style-name="gr2"><draw:path draw:style-name="gr1717" draw:text-style-name="P133" svg:width="0.4201in" svg:height="0.1209in" svg:x="0.0016in" svg:y="0.0094in" svg:viewBox="0 0 1068 308" svg:d="M535 308c-179 0-357 0-535 0 0-102 0-206 0-308 356 0 713 0 1068 0 0 102 0 206 0 308-178 0-355 0-533 0z"><text:p/></draw:path><draw:path draw:style-name="gr1718" draw:text-style-name="P13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718" draw:text-style-name="P134" svg:width="0.1177in" svg:height="0.111in" svg:x="0.1642in" svg:y="0.0299in" svg:viewBox="0 0 300 283" svg:d="M290 153c5-3 10-6 10-12 0-7-5-8-10-9-91-44-181-86-272-129-7-3-7-3-8-3-6 0-10 4-10 10 0 4 1 7 8 11 87 41 173 80 259 120-86 41-172 80-259 121-7 4-8 7-8 11 0 6 4 10 10 10 1 0 1 0 8-4 91-42 181-84 272-126z"><text:p/></draw:path><draw:path draw:style-name="gr1718" draw:text-style-name="P134"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6" draw:name="Shape53" draw:style-name="gr1716"><svg:title>TexMaths</svg:title><svg:desc>14§display§\vec{e_x}§svg§600§FALSE§</svg:desc><draw:g draw:style-name="gr2"><draw:path draw:style-name="gr1717" draw:text-style-name="P133" svg:width="0.1488in" svg:height="0.1472in" svg:x="0.0004in" svg:y="0.0102in" svg:viewBox="0 0 379 375" svg:d="M191 375c-65 0-128 0-191 0 0-125 0-249 0-375 126 0 252 0 379 0 0 126 0 250 0 375-63 0-127 0-188 0z"><text:p/></draw:path><draw:path draw:style-name="gr1718" draw:text-style-name="P134" svg:width="0.0858in" svg:height="0.0382in" svg:x="0.0563in" svg:y="0in" svg:viewBox="0 0 219 98" svg:d="M175 59c-7 7-24 19-24 29 0 4 6 10 10 10 6 0 7-5 10-7 6-7 17-21 39-32 3-2 9-5 9-10 0-6-4-7-7-10-11-7-17-17-20-28-1-4-4-11-10-11-7 0-11 7-11 11 0 2 4 18 13 28-56 0-111 0-166 0-8 0-18 0-18 10s10 10 18 10c52 0 104 0 157 0z"><text:p/></draw:path><draw:path draw:style-name="gr1718" draw:text-style-name="P134"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718" draw:text-style-name="P134" svg:width="0.0724in" svg:height="0.0606in" svg:x="0.0866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40"><text:span text:style-name="T35">Si </text:span><text:span text:style-name="T35"><draw:g text:anchor-type="as-char" svg:y="-0.1335in" draw:z-index="47" draw:name="Shape54" draw:style-name="gr1716"><svg:title>TexMaths</svg:title><svg:desc>14§display§a&lt;b§svg§600§FALSE§</svg:desc><draw:g draw:style-name="gr2"><draw:path draw:style-name="gr1717" draw:text-style-name="P133" svg:width="0.4201in" svg:height="0.1209in" svg:x="0.0016in" svg:y="0.0094in" svg:viewBox="0 0 1068 308" svg:d="M535 308c-179 0-357 0-535 0 0-102 0-206 0-308 356 0 713 0 1068 0 0 102 0 206 0 308-178 0-355 0-533 0z"><text:p/></draw:path><draw:path draw:style-name="gr1718" draw:text-style-name="P13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718" draw:text-style-name="P134" svg:width="0.1177in" svg:height="0.111in" svg:x="0.1642in" svg:y="0.0299in" svg:viewBox="0 0 300 283" svg:d="M290 21c7-3 10-6 10-11 0-6-5-10-10-10-2 0-3 0-9 3-91 43-182 85-273 129-5 1-8 2-8 9 0 6 3 9 8 12 91 42 182 84 273 126 6 4 7 4 9 4 5 0 10-4 10-10s-3-8-10-11c-87-41-172-80-258-121 86-40 171-79 258-120z"><text:p/></draw:path><draw:path draw:style-name="gr1718" draw:text-style-name="P134"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5">, alors on aura le grand axe suivant </text:span><text:span text:style-name="T35"><draw:g text:anchor-type="as-char" svg:y="-0.1374in" draw:z-index="48" draw:name="Shape55" draw:style-name="gr1716"><svg:title>TexMaths</svg:title><svg:desc>14§display§\vec{e_z}§svg§600§FALSE§</svg:desc><draw:g draw:style-name="gr2"><draw:path draw:style-name="gr1717" draw:text-style-name="P133" svg:width="0.1398in" svg:height="0.1469in" svg:x="0.0004in" svg:y="0.0102in" svg:viewBox="0 0 356 374" svg:d="M0 0c119 0 237 0 356 0 0 124 0 250 0 374-119 0-237 0-356 0 0-124 0-250 0-374z"><text:p/></draw:path><draw:path draw:style-name="gr1718" draw:text-style-name="P134" svg:width="0.0846in" svg:height="0.0374in" svg:x="0.0524in" svg:y="0in" svg:viewBox="0 0 216 96" svg:d="M174 59c-7 5-24 19-24 28 0 5 5 9 11 9 4 0 6-3 8-5 6-7 17-21 38-32 3-2 9-5 9-10 0-6-5-9-7-10-10-8-16-17-19-28-1-4-4-11-9-11-7 0-10 7-10 10s3 18 11 29c-56 0-111 0-165 0-9 0-17 0-17 10s8 10 17 10c52 0 103 0 157 0z"><text:p/></draw:path><draw:path draw:style-name="gr1718" draw:text-style-name="P134"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718" draw:text-style-name="P134" svg:width="0.0618in" svg:height="0.0606in" svg:x="0.0882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5">, donc une ellipse allongée verticalement</text:span></text:p>
      <text:p text:style-name="P41"><text:span text:style-name="T32">Si </text:span><text:span text:style-name="T32"><draw:g text:anchor-type="as-char" svg:y="-0.1346in" draw:z-index="49" draw:name="Shape56" draw:style-name="gr1716"><svg:title>TexMaths</svg:title><svg:desc>14§display§a=b§svg§600§FALSE§</svg:desc><draw:g draw:style-name="gr2"><draw:path draw:style-name="gr1717" draw:text-style-name="P133" svg:width="0.4193in" svg:height="0.115in" svg:x="0.0016in" svg:y="0.0102in" svg:viewBox="0 0 1066 293" svg:d="M0 0c355 0 711 0 1066 0 0 98 0 195 0 293-355 0-711 0-1066 0 0-98 0-195 0-293z"><text:p/></draw:path><draw:path draw:style-name="gr1718" draw:text-style-name="P134"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1718" draw:text-style-name="P134" svg:width="0.128in" svg:height="0.0445in" svg:x="0.1587in" svg:y="0.0638in" svg:viewBox="0 0 326 114" svg:d="M309 20c7 0 17 0 17-10s-10-10-17-10c-98 0-196 0-294 0-7 0-15 0-15 10s8 10 17 10c98 0 194 0 292 0zM309 114c7 0 17 0 17-9 0-10-10-10-17-10-98 0-194 0-292 0-9 0-17 0-17 10 0 9 8 9 15 9 98 0 196 0 294 0z"><text:p/></draw:path><draw:path draw:style-name="gr1718" draw:text-style-name="P134" svg:width="0.0705in" svg:height="0.1346in" svg:x="0.3602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32">, alors les 2 axes seront de même longueur ce qui correspond à un cercle.</text:span></text:p>
      <text:p text:style-name="P40"/>
      <text:p text:style-name="P40"/>
      <text:p text:style-name="P40"/>
      <text:p text:style-name="P30"><text:soft-page-break/>Si <text:span text:style-name="T69">cette ellipse est de</text:span> centre C (point quelconque du plan), alors on aura l’équation:</text:p>
      <text:p text:style-name="P37"><draw:g text:anchor-type="as-char" svg:y="-0.3217in" draw:z-index="50" draw:name="Shape57" draw:style-name="gr1716"><svg:title>TexMaths</svg:title><svg:desc>14§display§\left(\frac{x-x_C}{a}\right)^2+\left(\frac{z-z_C}{b}\right)^2=1§svg§600§FALSE§</svg:desc><draw:g draw:style-name="gr2"><draw:path draw:style-name="gr1717" draw:text-style-name="P133" svg:width="2.5366in" svg:height="0.4858in" svg:x="-0.0004in" svg:y="0.0098in" svg:viewBox="0 0 6444 1235" svg:d="M0 0c2148 0 4296 0 6444 0 0 412 0 823 0 1235-2148 0-4296 0-6444 0 0-412 0-823 0-1235z"><text:p/></draw:path><draw:path draw:style-name="gr1718" draw:text-style-name="P134" svg:width="0.0949in" svg:height="0.4638in" svg:x="0.0299in" svg:y="0.0421in" svg:viewBox="0 0 242 1179" svg:d="M242 1173c0-1-1-3-1-4-18-18-52-50-86-104-78-127-114-287-114-474 0-133 18-303 99-450 39-70 78-110 101-131 1-2 1-3 1-4 0-6-4-6-10-6-7 0-8 0-15 8-165 150-217 376-217 583 0 192 45 386 169 533 10 11 28 31 49 49 6 6 7 6 14 6 6 0 10 0 10-6z"><text:p/></draw:path><draw:path draw:style-name="gr1718" draw:text-style-name="P134" svg:width="0.0961in" svg:height="0.0874in" svg:x="0.161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1718" draw:text-style-name="P134" svg:width="0.1181in" svg:height="0.0075in" svg:x="0.3252in" svg:y="0.1398in" svg:viewBox="0 0 301 20" svg:d="M283 20c8 0 18 0 18-10s-10-10-18-10c-88 0-178 0-266 0-9 0-17 0-17 10s8 10 17 10c88 0 178 0 266 0z"><text:p/></draw:path><draw:path draw:style-name="gr1718" draw:text-style-name="P134" svg:width="0.0961in" svg:height="0.0874in" svg:x="0.5083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1718" draw:text-style-name="P134" svg:width="0.1043in" svg:height="0.0976in" svg:x="0.6228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1718" draw:text-style-name="P134" svg:width="0.5878in" svg:height="0.0075in" svg:x="0.1555in" svg:y="0.2701in" svg:viewBox="0 0 1494 20" svg:d="M0 0c498 0 996 0 1494 0 0 7 0 13 0 20-498 0-996 0-1494 0 0-7 0-13 0-20z"><text:p/></draw:path><draw:path draw:style-name="gr1718" draw:text-style-name="P134" svg:width="0.0882in" svg:height="0.0874in" svg:x="0.4063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1718" draw:text-style-name="P134" svg:width="0.0949in" svg:height="0.4638in" svg:x="0.774in" svg:y="0.0421in" svg:viewBox="0 0 242 1179" svg:d="M242 591c0-193-45-388-169-535-10-11-30-32-49-49-6-7-7-7-14-7-6 0-10 0-10 6 0 1 1 4 3 4 17 18 50 52 82 105 80 126 115 285 115 476 0 130-17 301-98 448-39 68-80 110-101 130-1 1-1 3-1 4 0 6 4 6 10 6 7 0 8 0 15-7 165-150 217-375 217-581z"><text:p/></draw:path><draw:path draw:style-name="gr1718" draw:text-style-name="P134" svg:width="0.0598in" svg:height="0.0894in" svg:x="0.9177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1718" draw:text-style-name="P134" svg:width="0.1287in" svg:height="0.1287in" svg:x="1.05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718" draw:text-style-name="P134" svg:width="0.0949in" svg:height="0.4638in" svg:x="1.2728in" svg:y="0.0421in" svg:viewBox="0 0 242 1179" svg:d="M242 1173c0-1-1-3-1-4-18-18-52-50-84-104-80-127-116-287-116-474 0-133 18-303 99-450 39-70 78-110 101-131 1-2 1-3 1-4 0-6-3-6-10-6s-8 0-15 8c-165 150-217 376-217 583 0 192 45 386 169 533 10 11 28 31 49 49 6 6 7 6 14 6s10 0 10-6z"><text:p/></draw:path><draw:path draw:style-name="gr1718" draw:text-style-name="P134" svg:width="0.0819in" svg:height="0.0874in" svg:x="1.4067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1718" draw:text-style-name="P134" svg:width="0.1181in" svg:height="0.0075in" svg:x="1.5563in" svg:y="0.1398in" svg:viewBox="0 0 301 20" svg:d="M283 20c8 0 18 0 18-10s-10-10-18-10c-88 0-178 0-266 0-9 0-17 0-17 10s8 10 17 10c88 0 178 0 266 0z"><text:p/></draw:path><draw:path draw:style-name="gr1718" draw:text-style-name="P134" svg:width="0.0819in" svg:height="0.0874in" svg:x="1.7421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718" draw:text-style-name="P134" svg:width="0.1043in" svg:height="0.0976in" svg:x="1.8335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1718" draw:text-style-name="P134" svg:width="0.5551in" svg:height="0.0075in" svg:x="1.3984in" svg:y="0.2701in" svg:viewBox="0 0 1411 20" svg:d="M0 0c470 0 941 0 1411 0 0 7 0 13 0 20-470 0-941 0-1411 0 0-7 0-13 0-20z"><text:p/></draw:path><draw:path draw:style-name="gr1718" draw:text-style-name="P134" svg:width="0.0709in" svg:height="0.1358in" svg:x="1.6437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1718" draw:text-style-name="P134" svg:width="0.0949in" svg:height="0.4638in" svg:x="1.9839in" svg:y="0.0421in" svg:viewBox="0 0 242 1179" svg:d="M242 591c0-193-43-388-169-535-10-11-28-32-48-49-7-7-7-7-14-7s-11 0-11 6c0 1 1 2 3 4 18 18 50 52 84 105 78 126 115 285 115 476 0 130-19 301-100 448-38 68-80 110-99 130-2 1-3 3-3 4 0 6 4 6 11 6s7 0 16-7c163-150 215-375 215-581z"><text:p/></draw:path><draw:path draw:style-name="gr1718" draw:text-style-name="P134" svg:width="0.0598in" svg:height="0.0894in" svg:x="2.1283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1718" draw:text-style-name="P134" svg:width="0.128in" svg:height="0.0449in" svg:x="2.2717in" svg:y="0.2516in" svg:viewBox="0 0 326 115" svg:d="M309 20c9 0 17 0 17-10s-8-10-15-10c-98 0-198 0-296 0-7 0-15 0-15 10s8 10 17 10c98 0 194 0 292 0zM311 115c7 0 15 0 15-10s-8-10-17-10c-98 0-194 0-292 0-9 0-17 0-17 10s8 10 15 10c98 0 198 0 296 0z"><text:p/></draw:path><draw:path draw:style-name="gr1718" draw:text-style-name="P134" svg:width="0.0634in" svg:height="0.1287in" svg:x="2.4823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5"/>
      <text:p text:style-name="P36">Enfin, si l’ellipse n’a pas ses axes colinéaires avec la base du repère, mais est rotée de <text:s text:c="2"/><draw:g text:anchor-type="as-char" svg:y="-0.1346in" draw:z-index="51" draw:name="Shape58" draw:style-name="gr1716"><svg:title>TexMaths</svg:title><svg:desc>14§display§\theta _{\in \mathbb{R}\left[\text{rad}\right]}§svg§600§FALSE§</svg:desc><draw:g draw:style-name="gr2"><draw:path draw:style-name="gr1717" draw:text-style-name="P133" svg:width="0.5646in" svg:height="0.1843in" svg:x="0.0012in" svg:y="0.0102in" svg:viewBox="0 0 1435 469" svg:d="M0 0c479 0 956 0 1435 0 0 157 0 312 0 469-479 0-956 0-1435 0 0-157 0-312 0-469z"><text:p/></draw:path><draw:path draw:style-name="gr1718" draw:text-style-name="P134"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1718" draw:text-style-name="P134" svg:width="0.0744in" svg:height="0.0878in" svg:x="0.0965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1718" draw:text-style-name="P134" svg:width="0.0929in" svg:height="0.0929in" svg:x="0.1886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1718" draw:text-style-name="P134" svg:width="0.0205in" svg:height="0.1346in" svg:x="0.302in" svg:y="0.0693in" svg:viewBox="0 0 53 343" svg:d="M53 343c0-6 0-11 0-17-12 0-24 0-36 0 0-102 0-206 0-309 12 0 24 0 36 0 0-6 0-11 0-17-18 0-35 0-53 0 0 115 0 230 0 343 18 0 35 0 53 0z"><text:p/></draw:path><draw:path draw:style-name="gr1718" draw:text-style-name="P134" svg:width="0.048in" svg:height="0.0598in" svg:x="0.3339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1718" draw:text-style-name="P134" svg:width="0.0669in" svg:height="0.0614in" svg:x="0.3957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1718" draw:text-style-name="P134" svg:width="0.0724in" svg:height="0.0949in" svg:x="0.4713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1718" draw:text-style-name="P134" svg:width="0.0205in" svg:height="0.1346in" svg:x="0.5551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2" draw:name="Shape59" draw:style-name="gr1716"><svg:title>TexMaths</svg:title><svg:desc>14§display§\left(\frac{\left(x-x_C\right)\cos \left(\theta \right)\ +\ \left(z-z_C\right)\cos \left(\theta \right)}{a}\right)^2+\left(\frac{\left(x-x_C\right)\sin \left(\theta \right)+\left(z-z_C\right)\sin \left(\theta \right)}{b}\right)^2=1§svg§600§FALSE§</svg:desc><draw:g draw:style-name="gr2"><draw:path draw:style-name="gr1717" draw:text-style-name="P133" svg:width="7.1264in" svg:height="0.4858in" svg:x="-0.0004in" svg:y="0.0098in" svg:viewBox="0 0 18102 1235" svg:d="M0 0c6034 0 12068 0 18102 0 0 412 0 823 0 1235-6034 0-12068 0-18102 0 0-412 0-823 0-1235z"><text:p/></draw:path><draw:path draw:style-name="gr1718" draw:text-style-name="P134" svg:width="0.0949in" svg:height="0.4638in" svg:x="0.0299in" svg:y="0.0421in" svg:viewBox="0 0 242 1179" svg:d="M242 1173c0-1-1-3-1-4-18-18-52-50-86-104-78-127-114-287-114-474 0-133 18-303 99-450 39-70 78-110 101-131 1-2 1-3 1-4 0-6-3-6-10-6s-8 0-15 8c-165 150-217 376-217 583 0 192 45 386 169 533 10 11 28 31 49 49 6 6 7 6 14 6s10 0 10-6z"><text:p/></draw:path><draw:path draw:style-name="gr1718" draw:text-style-name="P134" svg:width="0.0441in" svg:height="0.1929in" svg:x="0.1748in" svg:y="0.0469in" svg:viewBox="0 0 113 491" svg:d="M113 486c0-2 0-2-8-10-62-63-77-155-77-231 0-85 18-171 80-232 5-6 5-7 5-9 0-3-1-4-4-4-5 0-49 34-78 95-25 55-31 109-31 150 0 39 6 98 32 154 30 60 72 92 77 92 3 0 4-1 4-5z"><text:p/></draw:path><draw:path draw:style-name="gr1718" draw:text-style-name="P134" svg:width="0.0961in" svg:height="0.0874in" svg:x="0.2366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1718" draw:text-style-name="P134" svg:width="0.1177in" svg:height="0.0075in" svg:x="0.4008in" svg:y="0.1398in" svg:viewBox="0 0 300 20" svg:d="M283 20c8 0 17 0 17-10s-9-10-17-10c-88 0-178 0-266 0-9 0-17 0-17 10s8 10 17 10c88 0 178 0 266 0z"><text:p/></draw:path><draw:path draw:style-name="gr1718" draw:text-style-name="P134" svg:width="0.0961in" svg:height="0.0874in" svg:x="0.5839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1718" draw:text-style-name="P134" svg:width="0.1043in" svg:height="0.0976in" svg:x="0.6984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1718" draw:text-style-name="P134" svg:width="0.0449in" svg:height="0.1929in" svg:x="0.8299in" svg:y="0.0469in" svg:viewBox="0 0 115 491" svg:d="M115 245c0-38-6-98-34-153-29-60-71-92-75-92-3 0-6 1-6 4 0 2 0 3 10 11 47 49 75 128 75 230 0 84-18 171-78 232-7 7-7 7-7 9 0 3 3 5 6 5 4 0 49-33 78-96 24-53 31-108 31-150z"><text:p/></draw:path><draw:path draw:style-name="gr1718" draw:text-style-name="P134" svg:width="0.0736in" svg:height="0.0882in" svg:x="0.9331in" svg:y="0.1055in" svg:viewBox="0 0 188 225" svg:d="M41 113c0-81 40-100 67-100 4 0 35 0 52 18-20 1-23 15-23 22 0 13 9 23 23 23 12 0 22-9 22-24 0-34-36-52-74-52-62 0-108 53-108 113 0 63 49 112 106 112 66 0 82-60 82-64 0-6-5-4-6-4-6 0-6 1-7 4-14 46-46 52-64 52-27 0-70-21-70-100z"><text:p/></draw:path><draw:path draw:style-name="gr1718" draw:text-style-name="P134" svg:width="0.0854in" svg:height="0.0882in" svg:x="1.0181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1718" draw:text-style-name="P134" svg:width="0.063in" svg:height="0.0882in" svg:x="1.1161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1718" draw:text-style-name="P134" svg:width="0.0449in" svg:height="0.1929in" svg:x="1.2374in" svg:y="0.0469in" svg:viewBox="0 0 115 491" svg:d="M115 486c0-2 0-2-9-10-61-63-77-155-77-231 0-85 19-171 79-232 7-6 7-7 7-9 0-3-3-4-6-4-4 0-49 34-78 95-25 55-31 109-31 150 0 39 6 98 32 154 30 60 73 92 77 92 3 0 6-1 6-5z"><text:p/></draw:path><draw:path draw:style-name="gr1718" draw:text-style-name="P134" svg:width="0.0795in" svg:height="0.1386in" svg:x="1.302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1718" draw:text-style-name="P134" svg:width="0.0441in" svg:height="0.1929in" svg:x="1.4012in" svg:y="0.0469in" svg:viewBox="0 0 113 491" svg:d="M113 245c0-38-4-98-32-153-29-60-71-92-77-92-3 0-4 1-4 4 0 2 0 3 10 11 47 49 75 128 75 230 0 84-18 171-79 232-6 7-6 7-6 9 0 3 1 5 4 5 6 0 51-33 79-96 25-53 30-108 30-150z"><text:p/></draw:path><draw:path draw:style-name="gr1718" draw:text-style-name="P134" svg:width="0.1287in" svg:height="0.1287in" svg:x="1.5835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718" draw:text-style-name="P134" svg:width="0.0449in" svg:height="0.1929in" svg:x="1.8504in" svg:y="0.0469in" svg:viewBox="0 0 115 491" svg:d="M115 486c0-2 0-2-9-10-61-63-78-155-78-231 0-85 20-171 80-232 7-6 7-7 7-9 0-3-3-4-6-4-4 0-49 34-78 95-25 55-31 109-31 150 0 39 6 98 32 154 30 60 73 92 77 92 3 0 6-1 6-5z"><text:p/></draw:path><draw:path draw:style-name="gr1718" draw:text-style-name="P134" svg:width="0.0819in" svg:height="0.0874in" svg:x="1.915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1718" draw:text-style-name="P134" svg:width="0.1181in" svg:height="0.0075in" svg:x="2.0642in" svg:y="0.1398in" svg:viewBox="0 0 301 20" svg:d="M284 20c7 0 17 0 17-10s-10-10-17-10c-89 0-178 0-267 0-9 0-17 0-17 10s8 10 17 10c89 0 178 0 267 0z"><text:p/></draw:path><draw:path draw:style-name="gr1718" draw:text-style-name="P134" svg:width="0.0819in" svg:height="0.0874in" svg:x="2.25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1718" draw:text-style-name="P134" svg:width="0.1043in" svg:height="0.0976in" svg:x="2.3413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1718" draw:text-style-name="P134" svg:width="0.0449in" svg:height="0.1929in" svg:x="2.4732in" svg:y="0.0469in" svg:viewBox="0 0 115 491" svg:d="M115 245c0-38-6-98-32-153-31-60-73-92-77-92-3 0-6 1-6 4 0 2 0 3 10 11 47 49 75 128 75 230 0 84-18 171-78 232-7 7-7 7-7 9 0 3 3 5 6 5 4 0 49-33 78-96 24-53 31-108 31-150z"><text:p/></draw:path><draw:path draw:style-name="gr1718" draw:text-style-name="P134" svg:width="0.0736in" svg:height="0.0882in" svg:x="2.5764in" svg:y="0.1055in" svg:viewBox="0 0 188 225" svg:d="M41 113c0-81 40-100 67-100 4 0 35 0 53 18-21 1-24 15-24 22 0 13 9 23 23 23 12 0 22-9 22-24 0-34-36-52-74-52-62 0-108 53-108 113 0 63 49 112 106 112 66 0 82-60 82-64 0-6-5-4-6-4-6 0-6 1-7 4-14 46-46 52-64 52-27 0-70-21-70-100z"><text:p/></draw:path><draw:path draw:style-name="gr1718" draw:text-style-name="P134" svg:width="0.0854in" svg:height="0.0882in" svg:x="2.661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1718" draw:text-style-name="P134" svg:width="0.063in" svg:height="0.0882in" svg:x="2.7591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1718" draw:text-style-name="P134" svg:width="0.0449in" svg:height="0.1929in" svg:x="2.8803in" svg:y="0.0469in" svg:viewBox="0 0 115 491" svg:d="M115 486c0-2 0-2-9-10-61-63-77-155-77-231 0-85 19-171 79-232 7-6 7-7 7-9 0-3-3-4-6-4-4 0-49 34-78 95-25 55-31 109-31 150 0 39 6 98 32 154 31 60 73 92 77 92 3 0 6-1 6-5z"><text:p/></draw:path><draw:path draw:style-name="gr1718" draw:text-style-name="P134" svg:width="0.0795in" svg:height="0.1386in" svg:x="2.9449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1718" draw:text-style-name="P134" svg:width="0.0441in" svg:height="0.1929in" svg:x="3.0441in" svg:y="0.0469in" svg:viewBox="0 0 113 491" svg:d="M113 245c0-38-4-98-32-153-29-60-71-92-77-92-3 0-4 1-4 4 0 2 0 3 10 11 47 49 75 128 75 230 0 84-18 171-79 232-6 7-6 7-6 9 0 3 1 5 4 5 6 0 51-33 79-96 25-53 30-108 30-150z"><text:p/></draw:path><draw:path draw:style-name="gr1718" draw:text-style-name="P134" svg:width="2.9528in" svg:height="0.0075in" svg:x="0.1555in" svg:y="0.2701in" svg:viewBox="0 0 7501 20" svg:d="M0 0c2500 0 5001 0 7501 0 0 7 0 13 0 20-2500 0-5001 0-7501 0 0-7 0-13 0-20z"><text:p/></draw:path><draw:path draw:style-name="gr1718" draw:text-style-name="P134" svg:width="0.0882in" svg:height="0.0874in" svg:x="1.5886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1718" draw:text-style-name="P134" svg:width="0.0949in" svg:height="0.4638in" svg:x="3.1386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1718" draw:text-style-name="P134" svg:width="0.0598in" svg:height="0.0894in" svg:x="3.2827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1718" draw:text-style-name="P134" svg:width="0.128in" svg:height="0.1287in" svg:x="3.415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718" draw:text-style-name="P134" svg:width="0.0949in" svg:height="0.4638in" svg:x="3.6378in" svg:y="0.0421in" svg:viewBox="0 0 242 1179" svg:d="M242 1173c0-1-1-3-3-4-18-18-50-50-84-104-79-127-114-287-114-474 0-133 16-303 98-450 39-70 79-110 100-131 3-2 3-3 3-4 0-6-4-6-11-6s-7 0-15 8c-164 150-216 376-216 583 0 192 43 386 169 533 10 11 28 31 48 49 7 6 7 6 14 6s11 0 11-6z"><text:p/></draw:path><draw:path draw:style-name="gr1718" draw:text-style-name="P134" svg:width="0.0449in" svg:height="0.1929in" svg:x="3.7823in" svg:y="0.0469in" svg:viewBox="0 0 115 491" svg:d="M115 486c0-2 0-2-9-10-61-63-77-155-77-231 0-85 19-171 79-232 7-6 7-7 7-9 0-3-3-4-6-4-4 0-49 34-78 95-25 55-31 109-31 150 0 39 6 98 32 154 30 60 73 92 77 92 3 0 6-1 6-5z"><text:p/></draw:path><draw:path draw:style-name="gr1718" draw:text-style-name="P134" svg:width="0.0961in" svg:height="0.0874in" svg:x="3.8441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1718" draw:text-style-name="P134" svg:width="0.1181in" svg:height="0.0075in" svg:x="4.0083in" svg:y="0.1398in" svg:viewBox="0 0 301 20" svg:d="M284 20c9 0 17 0 17-10s-8-10-17-10c-89 0-178 0-267 0-9 0-17 0-17 10s8 10 17 10c89 0 178 0 267 0z"><text:p/></draw:path><draw:path draw:style-name="gr1718" draw:text-style-name="P134" svg:width="0.0961in" svg:height="0.0874in" svg:x="4.1917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1718" draw:text-style-name="P134" svg:width="0.1047in" svg:height="0.0976in" svg:x="4.3059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1718" draw:text-style-name="P134" svg:width="0.0441in" svg:height="0.1929in" svg:x="4.4382in" svg:y="0.0469in" svg:viewBox="0 0 113 491" svg:d="M113 245c0-38-5-98-32-153-29-60-71-92-77-92-3 0-4 1-4 4 0 2 0 3 8 11 49 49 77 128 77 230 0 84-18 171-79 232-6 7-6 7-6 9 0 3 1 5 4 5 6 0 49-33 79-96 25-53 30-108 30-150z"><text:p/></draw:path><draw:path draw:style-name="gr1718" draw:text-style-name="P134" svg:width="0.063in" svg:height="0.0882in" svg:x="4.5406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1718" draw:text-style-name="P134" svg:width="0.0409in" svg:height="0.1291in" svg:x="4.6173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1718" draw:text-style-name="P134" svg:width="0.0972in" svg:height="0.085in" svg:x="4.6709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1718" draw:text-style-name="P134" svg:width="0.0441in" svg:height="0.1929in" svg:x="4.824in" svg:y="0.0469in" svg:viewBox="0 0 113 491" svg:d="M113 486c0-2 0-2-8-10-62-63-77-155-77-231 0-85 18-171 80-232 5-6 5-7 5-9 0-3-1-4-4-4-5 0-49 34-78 95-25 55-31 109-31 150 0 39 6 98 32 154 30 60 72 92 77 92 3 0 4-1 4-5z"><text:p/></draw:path><draw:path draw:style-name="gr1718" draw:text-style-name="P134" svg:width="0.0795in" svg:height="0.1386in" svg:x="4.8878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1718" draw:text-style-name="P134" svg:width="0.0449in" svg:height="0.1929in" svg:x="4.987in" svg:y="0.0469in" svg:viewBox="0 0 115 491" svg:d="M115 245c0-38-6-98-32-153-30-60-73-92-77-92-3 0-6 1-6 4 0 2 0 3 10 11 47 49 75 128 75 230 0 84-18 171-78 232-7 7-7 7-7 9 0 3 3 5 6 5 4 0 49-33 78-96 25-53 31-108 31-150z"><text:p/></draw:path><draw:path draw:style-name="gr1718" draw:text-style-name="P134" svg:width="0.128in" svg:height="0.1287in" svg:x="5.1055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1718" draw:text-style-name="P134" svg:width="0.0449in" svg:height="0.1929in" svg:x="5.3075in" svg:y="0.0469in" svg:viewBox="0 0 115 491" svg:d="M115 486c0-2 0-2-9-10-61-63-77-155-77-231 0-85 19-171 79-232 7-6 7-7 7-9 0-3-3-4-6-4-4 0-49 34-78 95-25 55-31 109-31 150 0 39 6 98 32 154 31 60 73 92 77 92 3 0 6-1 6-5z"><text:p/></draw:path><draw:path draw:style-name="gr1718" draw:text-style-name="P134" svg:width="0.0819in" svg:height="0.0874in" svg:x="5.3717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718" draw:text-style-name="P134" svg:width="0.1181in" svg:height="0.0075in" svg:x="5.5213in" svg:y="0.1398in" svg:viewBox="0 0 301 20" svg:d="M284 20c9 0 17 0 17-10s-8-10-17-10c-88 0-178 0-266 0-8 0-18 0-18 10s10 10 18 10c88 0 178 0 266 0z"><text:p/></draw:path><draw:path draw:style-name="gr1718" draw:text-style-name="P134" svg:width="0.0819in" svg:height="0.0874in" svg:x="5.7075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1718" draw:text-style-name="P134" svg:width="0.1043in" svg:height="0.0976in" svg:x="5.7984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1718" draw:text-style-name="P134" svg:width="0.0449in" svg:height="0.1929in" svg:x="5.9303in" svg:y="0.0469in" svg:viewBox="0 0 115 491" svg:d="M115 245c0-38-6-98-32-153-30-60-73-92-77-92-3 0-6 1-6 4 0 2 0 3 10 11 47 49 77 128 77 230 0 84-18 171-80 232-7 7-7 7-7 9 0 3 3 5 6 5 4 0 49-33 78-96 25-53 31-108 31-150z"><text:p/></draw:path><draw:path draw:style-name="gr1718" draw:text-style-name="P134" svg:width="0.063in" svg:height="0.0882in" svg:x="6.0331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1718" draw:text-style-name="P134" svg:width="0.0409in" svg:height="0.1291in" svg:x="6.1098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1718" draw:text-style-name="P134" svg:width="0.0972in" svg:height="0.085in" svg:x="6.1634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1718" draw:text-style-name="P134" svg:width="0.0449in" svg:height="0.1929in" svg:x="6.3161in" svg:y="0.0469in" svg:viewBox="0 0 115 491" svg:d="M115 486c0-2 0-2-9-10-61-63-77-155-77-231 0-85 19-171 79-232 7-6 7-7 7-9 0-3-2-4-6-4s-49 34-77 95c-25 55-32 109-32 150 0 39 6 98 34 154 29 60 71 92 75 92s6-1 6-5z"><text:p/></draw:path><draw:path draw:style-name="gr1718" draw:text-style-name="P134" svg:width="0.0795in" svg:height="0.1386in" svg:x="6.3803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1718" draw:text-style-name="P134" svg:width="0.0449in" svg:height="0.1929in" svg:x="6.4795in" svg:y="0.0469in" svg:viewBox="0 0 115 491" svg:d="M115 245c0-38-6-98-34-153-29-60-71-92-75-92-5 0-6 1-6 4 0 2 0 3 10 11 47 49 75 128 75 230 0 84-18 171-78 232-7 7-7 7-7 9 0 3 1 5 6 5 4 0 49-33 77-96 25-53 32-108 32-150z"><text:p/></draw:path><draw:path draw:style-name="gr1718" draw:text-style-name="P134" svg:width="2.7807in" svg:height="0.0075in" svg:x="3.763in" svg:y="0.2701in" svg:viewBox="0 0 7064 20" svg:d="M0 0c2355 0 4710 0 7064 0 0 7 0 13 0 20-2354 0-4709 0-7064 0 0-7 0-13 0-20z"><text:p/></draw:path><draw:path draw:style-name="gr1718" draw:text-style-name="P134" svg:width="0.0709in" svg:height="0.1358in" svg:x="5.1209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1718" draw:text-style-name="P134" svg:width="0.0949in" svg:height="0.4638in" svg:x="6.574in" svg:y="0.0421in" svg:viewBox="0 0 242 1179" svg:d="M242 591c0-193-45-388-169-535-10-11-28-32-49-49-6-7-7-7-13-7-7 0-11 0-11 6 0 1 1 2 3 4 18 18 50 52 84 105 78 126 115 285 115 476 0 130-19 301-100 448-39 68-80 110-99 130-2 1-3 3-3 4 0 6 4 6 11 6 6 0 7 0 14-7 165-150 217-375 217-581z"><text:p/></draw:path><draw:path draw:style-name="gr1718" draw:text-style-name="P134" svg:width="0.0598in" svg:height="0.0894in" svg:x="6.7185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1718" draw:text-style-name="P134" svg:width="0.1287in" svg:height="0.0449in" svg:x="6.861in" svg:y="0.2516in" svg:viewBox="0 0 328 115" svg:d="M311 20c8 0 17 0 17-10s-9-10-16-10c-98 0-197 0-295 0-7 0-17 0-17 10s10 10 17 10c98 0 196 0 294 0zM312 115c7 0 16 0 16-10s-9-10-17-10c-98 0-196 0-294 0-7 0-17 0-17 10s10 10 17 10c98 0 197 0 295 0z"><text:p/></draw:path><draw:path draw:style-name="gr1718" draw:text-style-name="P134" svg:width="0.0634in" svg:height="0.1287in" svg:x="7.072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0"/>
      <text:p text:style-name="P30"/>
      <text:p text:style-name="P30"/>
      <text:p text:style-name="P30"/>
      <text:p text:style-name="P30"/>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6"><text:soft-page-break/><text:span text:style-name="T13">5</text:span><text:span text:style-name="T10">) </text:span><text:span text:style-name="T8">Équations différentielles</text:span></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6"><text:span text:style-name="T8"/></text:p>
      <text:p text:style-name="P87"><text:soft-page-break/><text:span text:style-name="T14">6</text:span><text:span text:style-name="T10">) </text:span><text:span text:style-name="T9">Le gradient</text:span></text:p>
      <text:p text:style-name="P69">Le gradient c’est un opérateur qui prend en argument un <text:span text:style-name="T17">champ scalaire</text:span> (soit la fonction, soit l’expression) et qui retourne un <text:span text:style-name="T17">champ vectoriel</text:span> (en <text:span text:style-name="T75">objet</text:span> fonction ou expression selon ce qu’on lui a donné à manger).</text:p>
      <text:p text:style-name="P95"><text:span text:style-name="T37">En pratique, on a un champ scalaire S du genre</text:span></text:p>
      <text:p text:style-name="P95"><text:span text:style-name="T37"/></text:p>
      <text:p text:style-name="P37"><draw:g text:anchor-type="as-char" svg:y="-0.2217in" draw:z-index="127" draw:style-name="gr1"><svg:title>TexMaths</svg:title><svg:desc>14§display§f_S=\text{f}^{\circ }\left(_{\left(x,\ y,\ z\right)=M\ \rightarrow \ f_S\left(x,\ y,\ z\right)=f_S\left(M\right)=S}^{\ \ \ \ \ \mathbb{R}^3\ \ \ \ \ \ \rightarrow \ \ \ \ \mathbb{R}}\right)§svg§600§FALSE§</svg:desc><draw:g draw:style-name="gr2"><draw:path draw:style-name="gr275" draw:text-style-name="P133" svg:width="3.5512in" svg:height="0.3272in" svg:x="0.0004in" svg:y="0.0102in" svg:viewBox="0 0 9021 832" svg:d="M0 0c3007 0 6014 0 9021 0 0 277 0 555 0 832-3007 0-6014 0-9021 0 0-277 0-555 0-832z"><text:p/></draw:path><draw:path draw:style-name="gr276" draw:text-style-name="P134" svg:width="0.0961in" svg:height="0.1748in" svg:x="0.0008in" svg:y="0.0862in" svg:viewBox="0 0 245 445" svg:d="M154 150c14 0 28 0 42 0 10 0 15 0 15-10 0-6-5-6-14-6-14 0-26 0-40 0 3-18 7-37 10-56 2-9 9-44 12-50 4-10 13-17 23-17 2 0 15 0 25 9-23 2-27 19-27 26 0 11 9 17 18 17 13 0 27-10 27-29 0-23-22-34-43-34-17 0-48 8-62 57-3 10-4 16-17 77-11 0-22 0-33 0-10 0-16 0-16 10 0 6 6 6 14 6 11 0 21 0 32 0-12 64-23 129-36 195-8 47-17 92-43 92-2 0-14 0-23-10 23-1 27-18 27-26 0-12-9-17-18-17-13 0-27 11-27 29 0 23 21 32 41 32 28 0 47-26 56-46 15-31 28-89 28-94 9-51 19-103 29-155z"><text:p/></draw:path><draw:path draw:style-name="gr277" draw:text-style-name="P134" svg:width="0.0862in" svg:height="0.0976in" svg:x="0.0949in" svg:y="0.1563in" svg:viewBox="0 0 220 249" svg:d="M220 6c0-3-2-6-4-6-3 0-3 1-7 6-6 7-12 12-17 19-14-18-35-25-56-25-49 0-93 39-93 80 0 4 2 18 12 31 12 14 25 16 49 22 5 1 23 6 28 7 11 3 32 10 32 36 0 28-30 61-69 61-29 0-66-12-66-49 0-3 0-12 2-17 0-2 0-2 0-3 0-4-4-4-6-4-4 0-4 1-5 7-6 22-13 45-19 68 0 2-1 5-1 6s1 4 6 4c1 0 2 0 7-5 4-3 12-14 16-19 19 20 45 24 66 24 52 0 94-45 94-85 0-16-7-30-14-37-13-12-17-14-62-23-7-3-18-6-22-6-8-4-22-13-22-32 0-27 30-55 65-55 38 0 56 21 56 55 0 4-1 11-1 15s4 4 6 4c5 0 5-1 7-7 5-23 12-49 18-72z"><text:p/></draw:path><draw:path draw:style-name="gr278" draw:text-style-name="P134" svg:width="0.1287in" svg:height="0.0449in" svg:x="0.2622in" svg:y="0.1516in" svg:viewBox="0 0 328 115" svg:d="M311 20c7 0 17 0 17-10s-10-10-17-10c-98 0-196 0-294 0-7 0-17 0-17 10s10 10 17 10c98 0 196 0 294 0zM311 115c7 0 17 0 17-10s-10-10-17-10c-98 0-196 0-294 0-7 0-17 0-17 10s10 10 17 10c98 0 196 0 294 0z"><text:p/></draw:path><draw:path draw:style-name="gr279" draw:text-style-name="P134" svg:width="0.0626in" svg:height="0.1358in" svg:x="0.4622in" svg:y="0.0862in" svg:viewBox="0 0 160 346" svg:d="M70 134c0-18 0-37 0-56 0-43 24-67 45-67 1 0 8 0 17 3-7 3-16 8-16 21 0 11 9 21 21 21 14 0 23-10 23-21 0-18-19-35-45-35-35 0-76 27-76 78 0 19 0 38 0 56-12 0-26 0-39 0 0 6 0 10 0 16 13 0 27 0 39 0 0 53 0 106 0 160 0 21-5 21-39 21 0 4 0 9 0 15 20 0 42-1 56-1 20 0 43 0 63 1 0-6 0-11 0-15-4 0-7 0-11 0-37 0-37-5-37-23 0-53 0-106 0-158 19 0 38 0 56 0 0-6 0-10 0-16-19 0-37 0-57 0z"><text:p/></draw:path><draw:path draw:style-name="gr280" draw:text-style-name="P134" svg:width="0.0579in" svg:height="0.0579in" svg:x="0.5248in" svg:y="0.0724in" svg:viewBox="0 0 148 148" svg:d="M148 74c0-42-33-74-74-74-40 0-74 34-74 74 0 42 34 74 74 74 42 0 74-33 74-74zM74 132c-32 0-56-27-56-58 0-32 25-57 56-57 34 0 58 26 58 57 0 32-26 58-58 58z"><text:p/></draw:path><draw:path draw:style-name="gr281" draw:text-style-name="P134" svg:width="0.0728in" svg:height="0.3469in" svg:x="0.6709in" svg:y="0in" svg:viewBox="0 0 186 882" svg:d="M165 877c2 1 4 4 6 5 4 0 7 0 11 0 1 0 4 0 4-5 0-2 0-3-1-4-18-17-45-45-74-98-54-96-73-216-73-332 0-219 61-348 147-435 1-1 1-1 1-2 0-6-3-6-8-6-7 0-7 0-13 4-46 41-99 108-133 212-21 66-32 144-32 225 0 115 21 247 98 362 14 19 21 26 32 39 4 5 11 14 16 18 7 6 12 11 19 17z"><text:p/></draw:path><draw:path draw:style-name="gr282" draw:text-style-name="P134" svg:width="0.0929in" svg:height="0.0929in" svg:x="1.0768in" svg:y="0.0492in" svg:viewBox="0 0 237 237" svg:d="M87 127c4 0 8 0 12 0 17 27 35 54 52 80 3 6 11 20 16 25 2 5 2 5 11 5 15 0 32 0 47 0 6 0 12 0 12-7 0-3-2-6-6-6-13-3-29-25-38-36-1-5-19-27-42-63 31-6 60-20 60-61 0-47-50-64-91-64-36 0-71 0-107 0-7 0-13 0-13 7 0 6 7 6 10 6 19 0 21 2 21 19 0 58 0 115 0 172 0 17-2 20-21 20-3 0-10 0-10 6 0 7 6 7 13 7 30 0 63 0 93 0 6 0 12 0 12-7 0-6-6-6-10-6-20 0-21-3-21-20 0-26 0-51 0-77zM154 111c10-13 10-31 10-45 0-17-2-35-13-49 14 3 48 12 48 47 0 23-10 41-45 47zM87 31c0-7 0-18 21-18 29 0 45 12 45 53 0 43-12 50-66 50 0-28 0-57 0-85zM41 224c2-6 2-15 2-20 0-57 0-116 0-173 0-3 0-13-2-18 12 0 26 0 39 0-4 5-4 12-4 16 0 59 0 117 0 175 0 5 0 14 2 20-12 0-25 0-37 0zM113 127c3 0 5 0 7 0 5 0 13-1 19-1 4 8 42 70 70 98-12 0-23 0-34 0-21-32-41-64-62-97z"><text:p/></draw:path><draw:path draw:style-name="gr283" draw:text-style-name="P134" svg:width="0.0496in" svg:height="0.0661in" svg:x="1.1803in" svg:y="0.0201in" svg:viewBox="0 0 127 169" svg:d="M62 83c22 0 37 14 37 37 0 26-15 38-37 38-3 0-33 0-45-12 10-2 14-9 14-14 0-10-7-16-16-16-8 0-15 6-15 16 0 25 29 37 63 37 39 0 64-25 64-49 0-19-18-36-46-43 31-10 38-28 38-42 0-20-25-35-56-35-29 0-55 13-55 35 0 11 10 14 14 14 7 0 14-6 14-14 0-6-2-13-11-14 10-11 32-11 38-11 17 0 31 8 31 25 0 14-10 36-37 38-5 0-7 1-14 1-2 0-5 0-5 4 0 5 3 5 7 5 5 0 11 0 17 0z"><text:p/></draw:path><draw:path draw:style-name="gr284" draw:text-style-name="P134" svg:width="0.1331in" svg:height="0.0713in" svg:x="1.6461in" svg:y="0.0724in" svg:viewBox="0 0 339 182" svg:d="M290 99c-44 33-32 51-49 77 0 6 3 6 8 6 6 0 7 0 9-6 2-9 8-30 26-50 20-21 37-25 51-31 2 0 4-3 4-4 0-3-3-4-7-6-49-15-67-50-74-81-2-4-5-4-9-4-5 0-8 0-8 6 0 1 3 23 21 47 7 11 17 21 28 30-93 0-184 0-276 0-6 0-14 0-14 8s7 8 14 8c92 0 183 0 276 0z"><text:p/></draw:path><draw:path draw:style-name="gr285" draw:text-style-name="P134" svg:width="0.0929in" svg:height="0.0929in" svg:x="2.05in" svg:y="0.0492in" svg:viewBox="0 0 237 237" svg:d="M87 127c4 0 7 0 11 0 17 27 35 54 52 80 4 6 12 20 15 25s4 5 11 5c16 0 33 0 48 0 7 0 13 0 13-7 0-3-3-6-6-6-13-3-29-25-38-36-3-5-19-27-43-63 31-6 60-20 60-61 0-47-50-64-91-64-36 0-71 0-108 0-7 0-11 0-11 7 0 6 6 6 8 6 20 0 21 2 21 19 0 58 0 115 0 172 0 17-1 20-21 20-2 0-8 0-8 6 0 7 4 7 11 7 31 0 63 0 94 0 7 0 11 0 11-7 0-6-5-6-8-6-20 0-21-3-21-20 0-26 0-51 0-77zM153 111c9-13 11-31 11-45 0-17-3-35-14-49 14 3 49 12 49 47 0 23-11 41-46 47zM87 31c0-7 0-18 21-18 29 0 43 12 43 53 0 43-11 50-64 50 0-28 0-57 0-85zM39 224c3-6 3-15 3-20 0-57 0-116 0-173 0-3 0-13-3-18 13 0 27 0 39 0-4 5-4 12-4 16 0 59 0 117 0 175 0 5 0 14 3 20-13 0-25 0-38 0zM112 127c3 0 4 0 7 0 6 0 13-1 18-1 6 8 42 70 72 98-12 0-23 0-34 0-21-32-42-64-63-97z"><text:p/></draw:path><draw:path draw:style-name="gr286" draw:text-style-name="P134" svg:width="0.035in" svg:height="0.1346in" svg:x="0.7673in" svg:y="0.1736in" svg:viewBox="0 0 90 343" svg:d="M83 0c-66 46-83 119-83 171 0 49 14 125 83 172 2 0 7 0 7-4 0-1-2-3-5-6-44-40-61-99-61-162 0-93 35-137 63-163 1-1 3-2 3-4 0-4-5-4-7-4z"><text:p/></draw:path><draw:path draw:style-name="gr287" draw:text-style-name="P134" svg:width="0.0724in" svg:height="0.0602in" svg:x="0.8189in" svg:y="0.2154in" svg:viewBox="0 0 185 154" svg:d="M70 115c-4 11-15 29-34 29-5-1-11 0-18-4 14-4 16-17 16-20 0-7-6-12-14-12-10 0-20 8-20 21 0 18 20 25 36 25s30-10 40-24c7 18 26 24 40 24 39 0 60-42 60-52 0-4-4-4-5-4-4 0-6 1-6 6-8 23-28 40-47 40-14 0-21-8-21-22 0-9 8-39 18-79 7-25 22-35 33-35 6 2 12 0 19 6-12 3-16 13-16 18 0 9 6 13 14 13 9 0 20-6 20-21 0-18-23-24-37-24-16 0-30 11-37 24-7-14-23-24-42-24-38 0-61 42-61 52 0 4 5 4 6 4 4 0 4-1 7-6 8-26 29-42 46-42 13 0 21 7 21 24 0 7-4 24-7 35-4 16-7 32-11 48z"><text:p/></draw:path><draw:path draw:style-name="gr288" draw:text-style-name="P134" svg:width="0.0173in" svg:height="0.0409in" svg:x="0.9154in" svg:y="0.2594in" svg:viewBox="0 0 45 105" svg:d="M35 34c0 18-4 40-28 63-1 1-1 2-1 4 0 1 2 4 4 4 5 0 35-27 35-69 0-21-9-36-25-36-12 0-20 8-20 20 0 9 8 19 21 19 7 0 13-5 14-5z"><text:p/></draw:path><draw:path draw:style-name="gr289" draw:text-style-name="P134" svg:width="0.0689in" svg:height="0.0866in" svg:x="1.0173in" svg:y="0.2154in" svg:viewBox="0 0 176 221" svg:d="M175 21c1-4 1-6 1-7 0-7-5-11-11-11-4 0-10 1-14 8-1 2-4 13-5 20-3 10-5 18-7 28-3 8-13 52-14 56-14 10-16 29-42 29-24 0-24-22-24-28 0-18 8-40 18-67 4-10 6-14 6-21 0-15-14-28-33-28-35 0-50 46-50 52 0 4 4 4 6 4 5 0 5-1 5-6 10-28 24-42 38-42 6 0 8 5 8 13s-2 15-4 20c-17 42-19 54-19 70 0 5 0 22 12 33 11 9 25 10 35 10 14 0 25-4 38-15-6 19-8 33-24 50-8 11-22 22-40 22-3 0-20 0-27-11 20-3 20-18 20-19 0-10-12-13-14-13-9 0-20 7-20 22 0 19 17 31 41 31 35 0 77-26 88-70 11-43 21-87 32-130z"><text:p/></draw:path><draw:path draw:style-name="gr290" draw:text-style-name="P134" svg:width="0.0165in" svg:height="0.0409in" svg:x="1.1091in" svg:y="0.2594in" svg:viewBox="0 0 43 105" svg:d="M35 34c0 18-4 40-28 63-1 1-1 2-1 4 0 1 2 4 4 4 5 0 33-27 33-69 0-21-7-36-23-36-12 0-20 8-20 20 0 9 8 19 20 19 8 0 14-5 15-5z"><text:p/></draw:path><draw:path draw:style-name="gr291" draw:text-style-name="P134" svg:width="0.0618in" svg:height="0.0602in" svg:x="1.213in" svg:y="0.2154in" svg:viewBox="0 0 158 154" svg:d="M38 120c8-8 14-15 43-39 7-5 34-25 44-35 21-21 33-39 33-43 0-3-4-3-5-3-3 0-5 0-6 3-11 15-18 21-27 21-4 0-8 0-19-10-11-13-18-14-27-14-28 0-46 29-46 39 0 3 3 4 6 4 4 0 5-1 7-4 4-12 23-12 29-12 8 0 17 1 21 2 20 5 22 5 31 5-10 8-16 15-48 42-28 21-36 29-43 36-21 20-31 35-31 38 0 4 4 4 6 4 4 0 4 0 7-3 8-14 19-21 30-21 5 0 10 0 20 9 10 11 17 15 28 15 36 0 60-41 60-53 0-4-4-4-5-4-5 0-6 1-7 5-7 17-27 25-44 25-8 0-17-1-25-4-15-3-18-3-25-3-3 0-6 0-7 0z"><text:p/></draw:path><draw:path draw:style-name="gr292" draw:text-style-name="P134" svg:width="0.035in" svg:height="0.1346in" svg:x="1.2937in" svg:y="0.1736in" svg:viewBox="0 0 90 343" svg:d="M7 0c-3 0-7 0-7 4 0 2 1 3 3 4 29 28 63 75 63 163 0 71-23 126-59 160-7 7-7 7-7 8s1 4 4 4c4 0 38-22 60-66 16-28 26-66 26-106 0-48-16-123-83-171z"><text:p/></draw:path><draw:path draw:style-name="gr293" draw:text-style-name="P134" svg:width="0.0992in" svg:height="0.0358in" svg:x="1.3543in" svg:y="0.222in" svg:viewBox="0 0 253 92" svg:d="M239 17c6 0 14 0 14-9 0-8-8-8-12-8-76 0-153 0-228 0-5 0-13 0-13 8 0 9 7 9 13 9 75 0 151 0 226 0zM241 92c4 0 12 0 12-8s-8-8-14-8c-75 0-151 0-226 0-6 0-13 0-13 8s8 8 13 8c75 0 152 0 228 0z"><text:p/></draw:path><draw:path draw:style-name="gr294" draw:text-style-name="P134" svg:width="0.1445in" svg:height="0.0921in" svg:x="1.4736in" svg:y="0.1823in" svg:viewBox="0 0 368 235" svg:d="M326 28c4-13 4-15 30-15 7 0 12 0 12-7 0-6-4-6-11-6-15 0-31 0-46 0-10 0-11 0-16 7-44 66-88 130-133 196-11-64-22-129-33-193-2-10-2-10-13-10-17 0-32 0-49 0-7 0-11 0-11 8 0 5 4 5 11 5 6 0 7 0 14 0 7 1 7 1 7 5 0 3 0 3-1 7-14 58-30 116-44 174-2 11-8 22-35 24-2 0-8 0-8 7 0 1 1 5 6 5 9 0 25-1 36-1 8 0 28 1 36 1 2 0 7 0 7-8 0-4-5-4-8-4-22-2-22-10-22-14 0-2 0-5 1-9 15-61 31-122 46-183 13 70 25 138 38 208 0 7 1 10 7 10 4 0 7-4 10-8 47-72 96-143 144-214v1c-15 64-32 130-48 195-2 11-4 14-30 14-6 0-10 0-10 7 0 1 0 5 5 5 6 0 14-1 21-1s14 0 21 0c10 0 35 1 45 1 2 0 7 0 7-8 0-4-4-4-11-4-4-2-7 0-13-2-8 0-8-1-8-4s1-6 1-8c16-61 30-121 45-181z"><text:p/></draw:path><draw:path draw:style-name="gr295" draw:text-style-name="P134" svg:width="0.1331in" svg:height="0.0709in" svg:x="1.7012in" svg:y="0.2047in" svg:viewBox="0 0 339 181" svg:d="M290 98c-44 32-32 50-49 77 0 6 3 6 8 6 6 0 7 0 9-6 2-8 8-31 25-50 21-21 38-26 52-30 2-1 4-3 4-5 0-3-3-5-7-6-49-15-67-50-74-80-2-4-5-4-9-4-5 0-8 0-8 4 0 2 3 24 19 48 9 12 19 21 30 29-93 0-185 0-277 0-5 0-13 0-13 9 0 8 7 8 13 8 92 0 184 0 277 0z"><text:p/></draw:path><draw:path draw:style-name="gr296" draw:text-style-name="P134" svg:width="0.0717in" svg:height="0.1224in" svg:x="1.9189in" svg:y="0.1795in" svg:viewBox="0 0 183 312" svg:d="M115 106c11 0 22 0 33 0 7 0 12 0 12-8 0-4-5-4-10-4-11 0-21 0-32 0 7-44 9-59 12-70 3-7 10-14 18-14 6 1 10 0 17 4-15 4-15 17-15 18 0 9 5 13 14 13 8 0 19-7 19-21 0-16-18-24-35-24-15 0-32 8-42 25-5 13-8 30-16 69-9 0-19 0-27 0-7 0-11 0-11 7 0 5 4 5 10 5 8 0 18 0 26 0-1 2-22 126-31 163-1 7-7 34-23 34-6-2-9 0-16-5 14-4 16-16 16-18 0-8-6-14-14-14-10 0-20 9-20 21 0 17 15 25 34 25 22 0 36-22 40-30 13-23 21-65 21-69 7-37 13-72 20-107z"><text:p/></draw:path><draw:path draw:style-name="gr297" draw:text-style-name="P134" svg:width="0.0669in" svg:height="0.0701in" svg:x="1.9965in" svg:y="0.2252in" svg:viewBox="0 0 171 179" svg:d="M171 4c-2-1 0-4-4-4-2 0-3 1-6 4s-10 11-13 14c-5-8-19-18-46-18-38 0-71 28-71 55 0 18 14 30 32 36 3 0 24 4 28 6 21 4 27 5 32 11 7 4 10 10 10 18 0 20-24 42-57 42-17 0-55-4-55-34 0-4 1-7 1-11l2-1c0-4-4-4-6-4-3 0-4 0-5 5-5 17-9 32-13 49 0 0 0 2 0 3s0 4 4 4c2 0 2 0 4-4 3-3 10-10 13-13 14 13 36 17 55 17 40 0 72-31 72-59 0-18-12-33-32-37-4-2-26-6-32-7-18-5-22-5-29-10-5-4-9-10-9-17 0-20 25-38 56-38 21 0 45 7 45 38 0 4 0 8 0 10 0 3 3 3 4 3 6 0 6 0 6-6 4-17 10-35 14-52z"><text:p/></draw:path><draw:path draw:style-name="gr298" draw:text-style-name="P134" svg:width="0.035in" svg:height="0.1346in" svg:x="2.0972in" svg:y="0.1736in" svg:viewBox="0 0 90 343" svg:d="M83 0c-65 46-83 119-83 171 0 49 15 125 83 172 2 0 7 0 7-4 0-1-2-3-3-6-46-40-63-99-63-162 0-93 35-137 63-163 1-1 3-2 3-4 0-4-5-4-7-4z"><text:p/></draw:path><draw:path draw:style-name="gr299" draw:text-style-name="P134" svg:width="0.0717in" svg:height="0.0602in" svg:x="2.1492in" svg:y="0.2154in" svg:viewBox="0 0 183 154" svg:d="M69 115c-3 11-16 29-33 29-1 0-11 0-18-4 14-4 14-17 14-20 0-7-5-12-12-12-10 0-20 8-20 21 0 18 18 25 35 25s31-10 39-24c9 18 27 24 41 24 39 0 60-42 60-52 0-4-3-3-4-4-6 0-6 1-7 6-7 23-28 40-48 40-14 0-21-8-21-22 0-9 9-39 18-79 7-25 23-35 34-35 1 0 11 0 18 6-11 3-14 13-14 18 0 9 4 13 13 13 7 0 19-6 19-21 0-18-22-24-35-24-18 0-32 11-39 24-5-14-22-24-40-24-40 0-62 42-62 52 0 4 4 3 6 4 5 0 5-1 7-6 8-26 30-42 47-42 11 0 21 7 21 24 0 7-4 24-8 35-4 16-7 32-11 48z"><text:p/></draw:path><draw:path draw:style-name="gr300" draw:text-style-name="P134" svg:width="0.0165in" svg:height="0.0409in" svg:x="2.2457in" svg:y="0.2594in" svg:viewBox="0 0 43 105" svg:d="M34 34c0 18-3 40-27 63-1 1-3 2-3 4 0 1 3 4 6 4 4 0 33-27 33-69 0-21-8-36-23-36-12 0-20 8-20 20 0 9 7 19 20 19 8 0 9-4 14-5z"><text:p/></draw:path><draw:path draw:style-name="gr301" draw:text-style-name="P134" svg:width="0.0689in" svg:height="0.0866in" svg:x="2.3472in" svg:y="0.2154in" svg:viewBox="0 0 176 221" svg:d="M175 21c1-4 1-6 1-7 0-7-4-11-11-11-3 0-10 1-14 8 0 2-3 13-5 20-3 10-5 18-7 28-2 8-13 52-14 56-14 10-16 29-42 29-24 0-24-22-24-28 0-18 8-40 18-67 4-10 7-14 7-21 0-15-15-28-34-28-35 0-50 46-50 52 0 4 4 3 6 4 5 0 5-1 7-6 8-28 23-42 36-42 7 0 10 5 10 13s-4 15-6 20c-17 42-19 54-19 70 0 5 0 22 12 33 11 9 25 10 35 10 14 0 27-4 38-15-4 19-8 33-22 50-10 11-24 22-42 22-3 0-19 0-26-11 19-3 19-18 19-19 0-10-10-13-14-13-9 0-20 7-20 22 0 19 17 31 41 31 35 0 77-26 88-70 11-43 21-87 32-130z"><text:p/></draw:path><draw:path draw:style-name="gr302" draw:text-style-name="P134" svg:width="0.0165in" svg:height="0.0409in" svg:x="2.4398in" svg:y="0.2594in" svg:viewBox="0 0 43 105" svg:d="M34 34c0 18-5 40-27 63-1 1-3 2-3 4 0 1 3 4 4 4 6 0 35-27 35-69 0-21-8-36-23-36-12 0-20 8-20 20 0 9 7 19 20 19 8 0 9-4 14-5z"><text:p/></draw:path><draw:path draw:style-name="gr303" draw:text-style-name="P134" svg:width="0.0618in" svg:height="0.0602in" svg:x="2.5433in" svg:y="0.2154in" svg:viewBox="0 0 158 154" svg:d="M36 120c9-8 16-15 45-39 7-5 32-25 42-35 21-21 35-39 35-43 0-3-4-3-5-3-5 0-5 0-7 3-10 15-17 21-26 21-4 0-9 0-19-10-13-13-20-14-28-14-27 0-46 29-46 39 0 3 4 4 7 4 2 0 4-1 5-4 6-12 24-12 30-12 8 0 16 1 22 2 18 5 21 5 29 5-8 8-15 15-47 42-27 21-37 29-42 36-21 20-31 35-31 38 0 4 4 4 6 4s4 0 5-3c10-14 20-21 32-21 5 0 9 0 19 9 11 11 16 15 28 15 37 0 60-41 60-53 0-4-4-4-6-4-4 0-4 1-5 5-7 17-28 25-45 25-7 0-17-1-25-4-16-3-19-3-24-3-2 0-7 0-9 0z"><text:p/></draw:path><draw:path draw:style-name="gr304" draw:text-style-name="P134" svg:width="0.035in" svg:height="0.1346in" svg:x="2.6236in" svg:y="0.1736in" svg:viewBox="0 0 90 343" svg:d="M7 0c-3 0-7 0-7 4 0 2 1 3 4 4 30 28 62 75 62 163 0 71-23 126-59 160-6 7-7 7-7 8s1 4 6 4c4 0 36-22 58-66 16-28 26-66 26-106 0-48-14-123-83-171z"><text:p/></draw:path><draw:path draw:style-name="gr305" draw:text-style-name="P134" svg:width="0.0992in" svg:height="0.0358in" svg:x="2.6843in" svg:y="0.222in" svg:viewBox="0 0 253 92" svg:d="M241 17c4 0 12 0 12-9 0-8-8-8-12-8-76 0-153 0-228 0-5 0-13 0-13 8 0 9 8 9 13 9 75 0 152 0 228 0zM241 92c4 0 12 0 12-8s-8-8-12-8c-76 0-153 0-228 0-5 0-13 0-13 8s8 8 13 8c75 0 152 0 228 0z"><text:p/></draw:path><draw:path draw:style-name="gr306" draw:text-style-name="P134" svg:width="0.0713in" svg:height="0.1224in" svg:x="2.8039in" svg:y="0.1795in" svg:viewBox="0 0 182 312" svg:d="M115 106c11 0 22 0 33 0 7 0 12 0 12-8 0-4-5-4-12-4-11 0-21 0-32 0 9-44 11-59 14-70 2-7 10-14 18-14 6 1 9 0 16 4-14 4-16 17-16 18 0 9 6 13 14 13 10 0 20-7 20-21 0-16-17-24-34-24-15 0-32 8-42 25-7 13-9 30-16 69-9 0-19 0-27 0-7 0-13 0-13 7 0 5 6 5 12 5 8 0 16 0 25 0 0 2-23 126-30 163-2 7-8 34-25 34-4-2-8 0-14-5 14-4 14-16 14-18 0-8-5-14-12-14-10 0-20 9-20 21 0 17 15 25 32 25 23 0 38-22 42-30 13-23 20-65 21-69 7-37 13-72 20-107z"><text:p/></draw:path><draw:path draw:style-name="gr307" draw:text-style-name="P134" svg:width="0.0669in" svg:height="0.0701in" svg:x="2.8811in" svg:y="0.2252in" svg:viewBox="0 0 171 179" svg:d="M171 4c-2-1 0-4-4-4-2 0-2 1-5 4-2 3-9 11-14 14-5-8-19-18-44-18-40 0-72 28-72 55 0 18 13 30 32 36 2 0 23 4 28 6 21 4 26 5 33 11 5 4 9 10 9 18 0 20-23 42-57 42-18 0-55-4-55-34 0-4 0-7 2-11v-1c0-4-3-4-4-4-5 0-6 0-6 5-4 17-8 32-13 49 0 0-1 2-1 3s0 4 4 4c2 0 2 0 6-4 3-3 10-10 12-13 14 13 35 17 54 17 42 0 74-31 74-59 0-18-13-33-34-37-3-2-26-6-32-7-17-5-21-5-28-10-6-4-8-10-8-17 0-20 25-38 54-38 23 0 46 7 46 38 0 4-1 8-1 10 0 3 4 3 6 3 4 0 4 0 5-6 4-17 9-35 13-52z"><text:p/></draw:path><draw:path draw:style-name="gr308" draw:text-style-name="P134" svg:width="0.035in" svg:height="0.1346in" svg:x="2.9827in" svg:y="0.1736in" svg:viewBox="0 0 90 343" svg:d="M83 0c-66 46-83 119-83 171 0 49 14 125 83 172 2 0 7 0 7-4 0-1-2-3-5-6-44-40-61-99-61-162 0-93 35-137 63-163 1-1 3-2 3-4 0-4-5-4-7-4z"><text:p/></draw:path><draw:path draw:style-name="gr309" draw:text-style-name="P134" svg:width="0.1441in" svg:height="0.0921in" svg:x="3.0378in" svg:y="0.1823in" svg:viewBox="0 0 367 235" svg:d="M325 28c4-13 4-15 29-15 9 0 13 0 13-7 0-6-4-6-11-6-16 0-31 0-47 0-9 0-9 0-15 7-45 66-88 130-133 196-11-64-22-129-34-193-1-10-1-10-12-10-17 0-32 0-49 0-7 0-11 0-11 8 0 5 4 5 11 5 5 0 7 0 14 0 7 1 7 1 7 5 0 3 0 3-2 7-14 58-29 116-43 174-3 11-8 22-35 24-3 0-7 0-7 7 0 1 0 5 4 5 11 0 25-1 37-1 8 0 28 1 36 1 1 0 7 0 7-8 0-4-4-4-8-4-21-2-21-10-21-14 0-2 0-5 1-9 15-61 29-122 45-183h1c13 70 24 138 37 208 1 7 1 10 7 10 4 0 7-4 9-8 48-72 97-143 145-214l1 1c-17 64-32 130-49 195-3 11-4 14-31 14-5 0-10 0-10 7 0 1 0 5 6 5s14-1 21-1 15 0 21 0c10 0 35 1 45 1 1 0 7 0 7-8 0-4-4-4-11-4-5-2-7 0-13-2-8 0-8-1-8-4s1-6 1-8c15-61 29-121 45-181z"><text:p/></draw:path><draw:path draw:style-name="gr310" draw:text-style-name="P134" svg:width="0.035in" svg:height="0.1346in" svg:x="3.1992in" svg:y="0.1736in" svg:viewBox="0 0 90 343" svg:d="M7 0c-3 0-7 0-7 4 0 2 1 3 3 4 31 28 63 75 63 163 0 71-23 126-59 160-7 7-7 7-7 8s1 4 4 4c4 0 38-22 60-66 16-28 26-66 26-106 0-48-14-123-83-171z"><text:p/></draw:path><draw:path draw:style-name="gr311" draw:text-style-name="P134" svg:width="0.0992in" svg:height="0.0358in" svg:x="3.2598in" svg:y="0.222in" svg:viewBox="0 0 253 92" svg:d="M239 17c6 0 14 0 14-9 0-8-8-8-12-8-76 0-153 0-228 0-5 0-13 0-13 8 0 9 7 9 13 9 75 0 151 0 226 0zM241 92c4 0 12 0 12-8s-8-8-14-8c-75 0-151 0-226 0-6 0-13 0-13 8s8 8 13 8c75 0 152 0 228 0z"><text:p/></draw:path><draw:path draw:style-name="gr312" draw:text-style-name="P134" svg:width="0.0854in" svg:height="0.0976in" svg:x="3.3795in" svg:y="0.1795in" svg:viewBox="0 0 218 249" svg:d="M218 4c0-1-1-4-4-4s-3 0-7 6c-5 7-11 12-17 19-14-18-35-25-56-25-49 0-92 39-92 78 0 6 1 20 13 33 11 14 23 16 47 22 7 1 24 6 30 7 11 3 32 10 32 36 0 28-30 61-69 61-31 0-67-12-67-49 0-3 0-12 1-17 2-2 2-2 2-3 0-4-4-4-6-4-5 0-5 1-7 7-5 22-12 45-18 68 0 2 0 5 0 6s1 4 4 4 3-1 7-5c4-5 13-16 17-19 18 20 45 24 66 24 52 0 94-45 94-85 0-16-6-30-14-37-12-12-17-14-62-25-7-1-18-4-21-5-10-3-24-12-24-31 0-27 31-55 67-55 37 0 55 21 55 53 0 6-1 13-1 16 0 5 4 5 5 5 6 0 6-1 7-8 6-24 13-49 18-73z"><text:p/></draw:path><draw:path draw:style-name="gr313" draw:text-style-name="P134" svg:width="0.0736in" svg:height="0.3469in" svg:x="3.4882in" svg:y="0in" svg:viewBox="0 0 188 882" svg:d="M188 441c0-140-34-290-131-400-7-9-25-28-36-38-4-3-4-3-11-3-4 0-10 0-10 6 0 1 3 2 4 4 17 17 42 45 73 98 53 95 73 216 73 333 0 213-59 342-147 433-2 0-3 1-3 3 0 5 6 5 10 5 7 0 7 0 12-4 47-40 100-108 133-211 21-68 33-147 33-226z"><text:p/></draw:path></draw:g></draw:g></text:p>
      <text:p text:style-name="P37"/>
      <text:p text:style-name="P96"><text:span text:style-name="T37">Le gradient de ce champ scalaire sera </text:span><text:span text:style-name="T53">un </text:span><text:span text:style-name="T55">champ vectoriel </text:span><text:span text:style-name="T54">tel que </text:span><text:span text:style-name="T53">la différentielle totale du champ scalaire sera égale au produit scalaire entre le gradient et la différentielle totale du vecteur localisant le point M</text:span><text:span text:style-name="T54">, </text:span><text:span text:style-name="T53">c’est-à-dire que:</text:span></text:p>
      <text:p text:style-name="P37"><text:span text:style-name="T53"><draw:g text:anchor-type="as-char" svg:y="-0.189in" draw:z-index="128" draw:style-name="gr1"><svg:title>TexMaths</svg:title><svg:desc>14§display§\text{d}\left(S\right)=\vec{\text{grad}}\left(S\right)\cdot \vec{\text{d}OM}§svg§600§FALSE§</svg:desc><draw:g draw:style-name="gr2"><draw:path draw:style-name="gr256" draw:text-style-name="P133" svg:width="1.9516in" svg:height="0.2169in" svg:x="0.0035in" svg:y="0.0098in" svg:viewBox="0 0 4958 552" svg:d="M2480 552c-826 0-1654 0-2480 0 0-184 0-368 0-552 1652 0 3306 0 4958 0 0 184 0 368 0 552-826 0-1652 0-2478 0z"><text:p/></draw:path><draw:path draw:style-name="gr257" draw:text-style-name="P134" svg:width="0.0949in" svg:height="0.1354in" svg:x="0.0004in" svg:y="0.0547in" svg:viewBox="0 0 242 345" svg:d="M171 313c0 11 0 21 0 32 24-1 47-4 71-5 0-6 0-10 0-16-33 0-38-3-38-26 0-100 0-199 0-298-23 1-47 4-71 6 0 4 0 9 0 14 35 0 39 4 39 28 0 34 0 71 0 106-14-18-35-31-61-31-59 0-111 48-111 112 0 61 49 110 105 110 31 0 53-17 66-32zM171 182c0 33 0 67 0 100 0 9 0 10-6 18-15 24-36 34-59 34-21 0-39-13-50-31-14-21-15-49-15-68 0-18 1-48 15-70 11-15 29-31 56-31 17 0 38 7 53 30 6 8 6 9 6 18z"><text:p/></draw:path><draw:path draw:style-name="gr258" draw:text-style-name="P134" svg:width="0.0441in" svg:height="0.1929in" svg:x="0.1531in" svg:y="0.0441in" svg:viewBox="0 0 113 491" svg:d="M113 485c0-1 0-1-8-10-62-63-77-155-77-230 0-86 20-171 80-231 5-7 5-7 5-8 0-5-1-6-4-6-5 0-49 34-78 96-25 54-31 108-31 149 0 39 6 97 32 153 30 60 72 93 77 93 3 0 4-2 4-6z"><text:p/></draw:path><draw:path draw:style-name="gr259" draw:text-style-name="P134" svg:width="0.1142in" svg:height="0.1398in" svg:x="0.2193in" svg:y="0.0528in" svg:viewBox="0 0 291 356" svg:d="M291 4c0-1 0-4-5-4-2 0-3 0-9 7-8 10-15 18-24 28-12-22-37-35-70-35-63 0-121 56-121 116 0 39 26 61 51 68 17 5 35 10 52 14 18 5 46 13 46 52 0 45-40 91-89 91-31 0-86-11-86-71 0-13 3-24 3-27s2-3 2-4c0-4-5-4-7-4s-3 0-5 1c-1 2-29 113-29 115 0 3 3 5 6 5 2 0 2-1 8-7 8-9 15-18 24-28 21 28 54 35 84 35 66 0 124-65 124-125 0-34-16-51-23-58-12-11-20-14-63-25-12-3-28-7-33-8-14-4-30-18-30-45 0-39 39-81 86-81 41 0 70 21 70 75 0 16-1 26-1 28 1 2 0 5 6 5 5 0 5-2 7-10 8-37 18-71 26-108z"><text:p/></draw:path><draw:path draw:style-name="gr260" draw:text-style-name="P134" svg:width="0.0449in" svg:height="0.1929in" svg:x="0.3496in" svg:y="0.0441in" svg:viewBox="0 0 115 491" svg:d="M115 245c0-38-6-97-32-153-30-60-73-92-77-92-3 0-6 3-6 6 0 1 0 1 10 11 47 47 77 126 77 228 0 83-18 170-80 232-7 7-7 7-7 8 0 3 3 6 6 6 4 0 49-34 78-97 25-53 31-108 31-149z"><text:p/></draw:path><draw:path draw:style-name="gr261" draw:text-style-name="P134" svg:width="0.1287in" svg:height="0.0449in" svg:x="0.4787in" svg:y="0.1177in" svg:viewBox="0 0 328 115" svg:d="M311 20c7 0 17 0 17-10s-10-10-17-10c-98 0-196 0-294 0-7 0-17 0-17 10s10 10 17 10c98 0 196 0 294 0zM311 115c7 0 17 0 17-10s-10-10-17-10c-98 0-196 0-294 0-7 0-17 0-17 10s10 10 17 10c98 0 196 0 294 0z"><text:p/></draw:path><draw:path draw:style-name="gr262" draw:text-style-name="P134" svg:width="0.085in" svg:height="0.0382in" svg:x="0.8335in" svg:y="0in" svg:viewBox="0 0 217 98" svg:d="M174 59c-7 5-23 19-23 29 0 4 4 10 10 10 4 0 7-4 10-7 5-7 17-21 38-32 4-2 8-4 8-10s-3-7-7-10c-10-7-15-17-20-28-1-4-2-11-9-11s-10 7-10 11c0 2 4 18 11 28-55 0-111 0-165 0-9 0-17 0-17 10s8 10 17 10c52 0 105 0 157 0z"><text:p/></draw:path><draw:path draw:style-name="gr263" draw:text-style-name="P134" svg:width="0.0882in" svg:height="0.1268in" svg:x="0.678in" svg:y="0.1012in" svg:viewBox="0 0 225 323" svg:d="M95 138c-42 0-42-49-42-60 0-14 0-29 9-42 2-5 14-19 33-19 44 0 44 49 44 60 0 14 0 29-9 42-3 5-14 19-35 19zM39 157c0-2 0-13 9-23 18 14 39 16 47 16 46 0 80-34 80-72 0-18-7-36-20-47 19-17 35-20 45-20 2 0 3 0 4 0-5 3-8 9-8 14 0 9 7 14 15 14 5 0 14-3 14-15 0-9-5-24-25-24-10 0-32 3-52 24-21-17-42-18-53-18-45 0-78 33-78 71 0 22 10 40 22 50-7 9-15 24-15 42 0 14 7 34 22 43-29 9-46 30-46 49 0 35 49 62 109 62 58 0 109-25 109-63 0-17-7-42-32-56-26-14-54-14-84-14-12 0-33 0-38 0-15-1-25-17-25-33zM109 312c-49 0-82-26-82-51 0-22 18-40 39-42 10 0 19 0 29 0 42 0 98 0 98 42 0 27-35 51-84 51z"><text:p/></draw:path><draw:path draw:style-name="gr264" draw:text-style-name="P134" svg:width="0.0646in" svg:height="0.085in" svg:x="0.7748in" svg:y="0.1035in" svg:viewBox="0 0 165 217" svg:d="M69 55c0-19 0-37 0-55-23 1-47 4-69 6 0 5 0 9 0 15 35 0 38 3 38 27 0 43 0 88 0 131 0 22-4 22-38 22 0 6 0 10 0 16 20 0 42-2 56-2 20 0 43 0 63 2 0-6 0-10 0-16-4 0-7 0-11 0-37 0-37-5-37-22 0-25 0-50 0-76 0-48 20-92 58-92 4 0 4 0 5 0-1 2-11 7-11 20 0 14 10 21 21 21 9 0 21-4 21-21 0-16-15-31-36-31-37 0-53 34-60 55z"><text:p/></draw:path><draw:path draw:style-name="gr265" draw:text-style-name="P134" svg:width="0.0866in" svg:height="0.0882in" svg:x="0.8535in" svg:y="0.102in" svg:viewBox="0 0 221 225" svg:d="M143 182c1 21 15 40 38 40 11 0 40-7 40-46 0-10 0-18 0-28-4 0-8 0-12 0 0 10 0 18 0 28 0 28-13 31-17 31-17 0-18-21-18-24 0-32 0-66 0-98 0-21 0-40-19-58-19-19-43-27-67-27-40 0-74 24-74 56 0 14 10 22 22 22 14 0 23-10 23-22 0-6-3-22-25-22 14-17 37-23 53-23 24 0 52 18 52 63 0 6 0 13 0 18-26 2-59 3-90 17-38 17-49 42-49 64 0 39 48 52 78 52 33 0 55-20 65-43zM139 102c0 17 0 32 0 49 0 46-35 63-58 63-24 0-43-17-43-42 0-27 19-67 101-70z"><text:p/></draw:path><draw:path draw:style-name="gr266" draw:text-style-name="P134" svg:width="0.0957in" svg:height="0.1354in" svg:x="0.9484in" svg:y="0.0547in" svg:viewBox="0 0 244 345" svg:d="M171 313c0 11 0 21 0 32 24-1 49-4 73-5 0-6 0-10 0-16-35 0-40-3-40-26 0-100 0-199 0-298-23 1-46 4-70 6 0 4 0 9 0 14 34 0 38 4 38 28 0 34 0 71 0 106-14-18-35-31-61-31-59 0-111 48-111 112 0 61 49 110 105 110 31 0 53-17 66-32zM171 182c0 33 0 67 0 100 0 9 0 10-6 18-14 24-36 34-57 34-23 0-41-13-52-31-13-21-14-49-14-68 0-18 0-48 14-70 11-15 29-31 56-31 17 0 38 7 53 30 6 8 6 9 6 18z"><text:p/></draw:path><draw:path draw:style-name="gr267" draw:text-style-name="P134" svg:width="0.0449in" svg:height="0.1929in" svg:x="1.1012in" svg:y="0.0441in" svg:viewBox="0 0 115 491" svg:d="M115 485c0-1 0-1-9-10-61-63-78-155-78-230 0-86 20-171 80-231 7-7 7-7 7-8 0-5-3-6-6-6-5 0-49 34-78 96-25 54-31 108-31 149 0 39 6 97 32 153 30 60 72 93 77 93 3 0 6-2 6-6z"><text:p/></draw:path><draw:path draw:style-name="gr268" draw:text-style-name="P134" svg:width="0.1142in" svg:height="0.1398in" svg:x="1.1673in" svg:y="0.0528in" svg:viewBox="0 0 291 356" svg:d="M291 4c0-1 0-4-4-4-3 0-3 0-10 7-8 10-15 18-24 28-12-22-37-35-70-35-61 0-121 56-121 116 0 39 26 61 51 68 19 5 35 10 54 14 18 5 44 13 44 52 0 45-40 91-88 91-32 0-87-11-87-71 0-13 3-24 3-27 2-3 2-3 2-4 0-4-3-4-6-4-1 0-4 0-6 1-1 2-29 113-29 115 0 3 3 5 6 5 2 0 2-1 8-7 8-9 17-18 25-28 21 28 55 35 83 35 67 0 124-65 124-125 0-34-16-51-23-58-12-11-19-14-63-25-10-3-28-7-33-8-14-4-30-18-30-45 0-39 39-81 86-81 41 0 70 21 70 75 0 16-1 26-1 28 1 2 0 5 6 5 5 0 5-2 8-10 8-37 17-71 25-108z"><text:p/></draw:path><draw:path draw:style-name="gr269" draw:text-style-name="P134" svg:width="0.0441in" svg:height="0.1929in" svg:x="1.2984in" svg:y="0.0441in" svg:viewBox="0 0 113 491" svg:d="M113 245c0-38-5-97-32-153-29-60-71-92-77-92-3 0-4 3-4 6 0 1 0 1 8 11 49 47 77 126 77 228 0 83-18 170-79 232-6 7-6 7-6 8 0 3 1 6 4 6 6 0 49-34 79-97 25-53 30-108 30-149z"><text:p/></draw:path><draw:path draw:style-name="gr270" draw:text-style-name="P134" svg:width="0.0201in" svg:height="0.0201in" svg:x="1.4224in" svg:y="0.1303in" svg:viewBox="0 0 52 52" svg:d="M52 25c0-14-13-25-27-25s-25 11-25 25c0 16 11 27 25 27s27-11 27-27z"><text:p/></draw:path><draw:path draw:style-name="gr271" draw:text-style-name="P134" svg:width="0.0854in" svg:height="0.0382in" svg:x="1.7094in" svg:y="0in" svg:viewBox="0 0 218 98" svg:d="M175 59c-7 5-24 19-24 29 0 4 6 10 10 10 6 0 7-4 10-7 5-7 17-21 39-32 3-2 8-4 8-10s-4-7-7-10c-11-7-16-17-21-28 0-4-2-11-9-11-6 0-10 7-10 11 0 2 4 18 12 28-56 0-110 0-166 0-9 0-17 0-17 10s8 10 17 10c53 0 105 0 158 0z"><text:p/></draw:path><draw:path draw:style-name="gr272" draw:text-style-name="P134" svg:width="0.0949in" svg:height="0.1354in" svg:x="1.5091in" svg:y="0.0547in" svg:viewBox="0 0 242 345" svg:d="M169 313c0 11 0 21 0 32 24-1 49-4 73-5 0-6 0-10 0-16-33 0-38-3-38-26 0-100 0-199 0-298-23 1-47 4-71 6 0 4 0 9 0 14 35 0 39 4 39 28 0 34 0 71 0 106-15-18-36-31-63-31-57 0-109 48-109 112 0 61 48 110 104 110 32 0 54-17 65-32zM169 182c0 33 0 67 0 100 0 9 0 10-4 18-15 24-38 34-59 34-22 0-39-13-51-31-13-21-14-49-14-68 0-18 1-48 15-70 10-15 29-31 56-31 17 0 38 7 53 30 4 8 4 9 4 18z"><text:p/></draw:path><draw:path draw:style-name="gr273" draw:text-style-name="P134" svg:width="0.1335in" svg:height="0.1398in" svg:x="1.6193in" svg:y="0.0528in" svg:viewBox="0 0 340 356" svg:d="M340 131c0-78-52-131-124-131-107 0-216 112-216 225 0 81 56 131 126 131 105 0 214-107 214-225zM129 344c-48 0-83-41-83-105 0-21 7-94 45-151 34-50 83-75 120-75 41 0 86 26 86 100 0 35-14 112-62 172-24 29-64 59-106 59z"><text:p/></draw:path><draw:path draw:style-name="gr274" draw:text-style-name="P134" svg:width="0.1937in" svg:height="0.1311in" svg:x="1.7717in" svg:y="0.0575in" svg:viewBox="0 0 493 334" svg:d="M434 38c4-18 6-24 44-24 11 0 15 0 15-10 0-4-6-4-14-4-21 0-44 0-65 0-12 0-14 0-19 8-60 94-119 186-179 280-13-92-26-185-38-277-3-11-3-11-16-11-22 0-44 0-67 0-10 0-15 0-15 8 0 6 4 6 14 6 7 0 15 1 21 1 8 2 11 3 11 9 0 1 0 3-1 8-21 84-42 166-63 250-6 20-14 35-54 37-2 0-8 1-8 9 0 5 3 6 7 6 15 0 32-1 49-1s34 1 50 1c3 0 9 0 9-10 0-5-6-5-9-5-28 0-33-10-33-21 0-5 0-6 1-12 23-89 45-177 67-266h2c14 100 28 202 42 303 1 5 1 11 7 11 5 0 8-6 11-8 66-104 133-207 199-311-24 94-46 188-70 281-6 18-6 23-45 23-8 0-14 0-14 9 0 6 6 6 7 6 14 0 48-1 62-1 19 0 40 1 61 1 3 0 10 0 10-10 0-5-6-5-14-5-18 0-32 0-32-9 0-1 0-3 3-11 21-87 43-175 64-261z"><text:p/></draw:path></draw:g></draw:g></text:span></text:p>
      <text:p text:style-name="P71"/>
      <text:p text:style-name="P80">Du coup dans un repère cartésien <draw:g text:anchor-type="as-char" svg:y="-0.1457in" draw:z-index="129" draw:style-name="gr1"><svg:title>TexMaths</svg:title><svg:desc>14§display§\left(O,\ \vec{e_x},\ \vec{e_y},\ \vec{e_z}\right)§svg§600§FALSE§</svg:desc><draw:g draw:style-name="gr2"><draw:path draw:style-name="gr240" draw:text-style-name="P133" svg:width="1.2657in" svg:height="0.1811in" svg:x="0.0004in" svg:y="0.0102in" svg:viewBox="0 0 3216 461" svg:d="M0 0c1073 0 2144 0 3216 0 0 154 0 307 0 461-1072 0-2143 0-3216 0 0-154 0-307 0-461z"><text:p/></draw:path><draw:path draw:style-name="gr241" draw:text-style-name="P134" svg:width="0.0441in" svg:height="0.1925in" svg:x="0.0094in" svg:y="0in" svg:viewBox="0 0 113 490" svg:d="M113 485c0-2 0-2-8-10-62-62-77-156-77-230 0-85 20-171 80-232 5-6 5-6 5-7 0-5-1-6-4-6-5 0-49 34-78 95-25 55-31 110-31 150 0 38 6 97 32 153 30 60 72 92 77 92 3 0 4-1 4-5z"><text:p/></draw:path><draw:path draw:style-name="gr242" draw:text-style-name="P134" svg:width="0.1335in" svg:height="0.1398in" svg:x="0.0752in" svg:y="0.0087in" svg:viewBox="0 0 340 356" svg:d="M340 132c0-79-53-132-126-132-106 0-214 111-214 226 0 81 55 130 126 130 104 0 214-107 214-224zM129 343c-49 0-83-40-83-103 0-21 6-94 44-152 35-50 82-75 121-75 41 0 84 26 84 100 0 36-12 113-61 171-24 30-65 59-105 59z"><text:p/></draw:path><draw:path draw:style-name="gr243" draw:text-style-name="P134" svg:width="0.022in" svg:height="0.0575in" svg:x="0.2358in" svg:y="0.1244in" svg:viewBox="0 0 57 147" svg:d="M57 52c0-32-12-52-32-52-15 0-25 13-25 27 0 12 10 25 25 25 6 0 13-2 17-6 3-1 1-1 3-1 1 0 1 0 1 7 0 36-17 66-33 81-6 6-6 7-6 8 0 5 3 6 6 6 5 0 44-38 44-95z"><text:p/></draw:path><draw:path draw:style-name="gr244" draw:text-style-name="P134" svg:width="0.0854in" svg:height="0.0378in" svg:x="0.435in" svg:y="0.0075in" svg:viewBox="0 0 218 97" svg:d="M175 57c-7 7-24 21-24 30 0 5 6 10 10 10s7-3 10-6c5-8 17-22 39-32 3-3 8-4 8-11 0-5-4-7-7-10-11-7-16-16-21-28 0-4-2-10-9-10s-10 6-10 10c0 3 4 18 12 28-56 0-110 0-166 0-9 0-17 0-17 10 0 9 8 9 17 9 53 0 105 0 158 0z"><text:p/></draw:path><draw:path draw:style-name="gr245" draw:text-style-name="P134" svg:width="0.074in" svg:height="0.0874in" svg:x="0.3783in" svg:y="0.0598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246" draw:text-style-name="P134" svg:width="0.0724in" svg:height="0.0602in" svg:x="0.4661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247" draw:text-style-name="P134" svg:width="0.022in" svg:height="0.0575in" svg:x="0.5736in" svg:y="0.1244in" svg:viewBox="0 0 57 147" svg:d="M57 52c0-32-11-52-30-52-17 0-27 13-27 27 0 12 10 25 27 25 5 0 12-2 16-6 2-1 2-1 3-1 0 3 2 0 2 7 0 36-19 66-34 81-6 6-6 7-6 8 0 5 3 6 5 6 5 0 44-38 44-95z"><text:p/></draw:path><draw:path draw:style-name="gr248" draw:text-style-name="P134" svg:width="0.085in" svg:height="0.0378in" svg:x="0.7709in" svg:y="0.0075in" svg:viewBox="0 0 217 97" svg:d="M174 57c-7 7-23 21-23 30 0 5 4 10 10 10 4 0 7-3 10-6 5-8 17-22 38-32 4-3 8-4 8-11 0-5-3-7-7-10-10-7-15-16-20-28-1-4-2-10-9-10s-10 6-10 10c0 3 4 18 11 28-55 0-111 0-165 0-9 0-17 0-17 10 0 9 8 9 17 9 52 0 105 0 157 0z"><text:p/></draw:path><draw:path draw:style-name="gr249" draw:text-style-name="P134" svg:width="0.074in" svg:height="0.0874in" svg:x="0.7157in" svg:y="0.0598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250" draw:text-style-name="P134" svg:width="0.0697in" svg:height="0.0866in" svg:x="0.8035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251" draw:text-style-name="P134" svg:width="0.022in" svg:height="0.0575in" svg:x="0.9071in" svg:y="0.1244in" svg:viewBox="0 0 57 147" svg:d="M57 52c0-32-12-52-30-52-17 0-27 13-27 27 0 12 10 25 27 25 5 0 11-2 16-6 2-1 2-1 3-1 0 3 0 0 0 7 0 36-17 66-33 81-5 6-5 7-5 8 0 5 2 6 5 6 5 0 44-38 44-95z"><text:p/></draw:path><draw:path draw:style-name="gr252" draw:text-style-name="P134" svg:width="0.085in" svg:height="0.0378in" svg:x="1.1028in" svg:y="0.0075in" svg:viewBox="0 0 217 97" svg:d="M175 57c-7 7-24 21-24 30 0 5 6 10 10 10s7-3 10-6c5-8 17-22 38-32 4-3 8-4 8-11 0-5-3-7-6-10-11-7-16-16-21-28-1-4-2-10-9-10s-10 6-10 10c0 3 4 18 12 28-56 0-110 0-166 0-9 0-17 0-17 10 0 9 8 9 17 9 53 0 105 0 158 0z"><text:p/></draw:path><draw:path draw:style-name="gr253" draw:text-style-name="P134" svg:width="0.074in" svg:height="0.0874in" svg:x="1.05in" svg:y="0.0598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254" draw:text-style-name="P134" svg:width="0.0618in" svg:height="0.0602in" svg:x="1.1398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255" draw:text-style-name="P134" svg:width="0.0449in" svg:height="0.1925in" svg:x="1.2311in" svg:y="0in" svg:viewBox="0 0 115 490" svg:d="M115 245c0-38-6-96-32-153-30-60-72-92-77-92-3 0-6 1-6 6 0 1 0 1 10 11 49 47 77 126 77 228 0 84-18 170-80 233-7 5-7 5-7 7 0 4 3 5 6 5 5 0 49-33 78-95 25-55 31-109 31-150z"><text:p/></draw:path></draw:g></draw:g>, <text:span text:style-name="T82">on a</text:span></text:p>
      <text:p text:style-name="P118"><draw:g text:anchor-type="as-char" svg:y="-0.189in" draw:z-index="130" draw:style-name="gr1"><svg:title>TexMaths</svg:title><svg:desc>14§display§\vec{\text{grad}}\left(f_S\left(x,\ y,\ z\right)\right)=\vec{\nabla }\left(f_S\left(x,\ y,\ z\right)\right)§svg§600§FALSE§</svg:desc><draw:g draw:style-name="gr2"><draw:path draw:style-name="gr209" draw:text-style-name="P133" svg:width="3.1276in" svg:height="0.2165in" svg:x="0.0047in" svg:y="0.0098in" svg:viewBox="0 0 7945 551" svg:d="M0 0c2649 0 5296 0 7945 0 0 183 0 368 0 551-2649 0-5296 0-7945 0 0-183 0-368 0-551z"><text:p/></draw:path><draw:path draw:style-name="gr210" draw:text-style-name="P134" svg:width="0.0854in" svg:height="0.0374in" svg:x="0.1551in" svg:y="0in" svg:viewBox="0 0 218 96" svg:d="M175 59c-7 5-24 19-24 28 0 5 6 9 10 9 6 0 7-2 10-5 5-7 17-21 39-32 3-2 8-4 8-10s-4-8-7-10c-11-8-16-17-19-28-2-4-4-11-10-11-7 0-10 7-10 10s3 18 11 29c-54 0-110 0-165 0-8 0-18 0-18 10s10 10 18 10c52 0 105 0 157 0z"><text:p/></draw:path><draw:path draw:style-name="gr211" draw:text-style-name="P134" svg:width="0.0878in" svg:height="0.1268in" svg:x="0.0004in" svg:y="0.1012in" svg:viewBox="0 0 224 323" svg:d="M95 138c-43 0-43-49-43-60 0-14 1-29 8-42 4-5 16-19 35-19 44 0 44 49 44 60 0 14-2 29-9 42-4 5-15 19-35 19zM38 158c0-3 0-14 8-24 20 14 39 16 49 16 46 0 80-34 80-72 0-18-8-36-20-47 17-17 35-20 44-20 1 0 4 0 5 0-5 3-8 9-8 14 0 9 7 14 14 14 6 0 14-3 14-15 0-9-6-24-24-24-11 0-32 3-53 24-20-17-41-18-52-18-46 0-80 33-80 71 0 22 12 40 24 52-7 7-15 22-15 40 0 15 5 34 21 43-30 9-45 30-45 49 0 35 49 62 109 62 58 0 109-24 109-63 0-17-7-42-32-56-26-14-54-14-85-14-13 0-34 0-37 0-15-1-26-17-26-32zM109 310c-50 0-84-22-84-49 0-22 18-40 41-42 10 0 19 0 29 0 42 0 97 0 97 42 0 27-35 49-83 49z"><text:p/></draw:path><draw:path draw:style-name="gr212" draw:text-style-name="P134" svg:width="0.0646in" svg:height="0.085in" svg:x="0.0972in" svg:y="0.1035in" svg:viewBox="0 0 165 217" svg:d="M67 55c0-19 0-37 0-55-22 1-45 4-67 6 0 5 0 9 0 15 34 0 38 3 38 28 0 43 0 87 0 131 0 21-6 21-38 21 0 4 0 10 0 16 18 0 42-2 56-2 20 0 42 0 62 2 0-6 0-12 0-16-3 0-7 0-10 0-37 0-38-4-38-22 0-25 0-50 0-76 0-48 21-92 59-92 3 0 3 0 4 0-1 2-11 7-11 20 0 14 11 21 22 21 9 0 21-6 21-21 0-17-15-31-36-31-37 0-55 34-62 55z"><text:p/></draw:path><draw:path draw:style-name="gr213" draw:text-style-name="P134" svg:width="0.0874in" svg:height="0.0882in" svg:x="0.1756in" svg:y="0.102in" svg:viewBox="0 0 223 225" svg:d="M143 183c3 20 15 39 39 39 10 0 41-7 41-46 0-10 0-19 0-28-5 0-9 0-13 0 0 9 0 18 0 28 0 28-13 31-18 31-16 0-18-21-18-24 0-33 0-66 0-98 0-21 0-40-17-58-20-19-45-27-69-27-39 0-74 22-74 56 0 14 10 22 22 22 14 0 24-10 24-22 0-6-3-22-25-22 13-17 36-23 53-23 24 0 52 18 52 63 0 6 0 13 0 18-25 2-60 3-91 17-36 17-49 42-49 64 0 39 48 52 78 52 34 0 56-20 65-42zM140 102c0 15 0 32 0 49 0 46-35 63-57 63-24 0-45-17-45-41 0-28 21-68 102-71z"><text:p/></draw:path><draw:path draw:style-name="gr214" draw:text-style-name="P134" svg:width="0.0949in" svg:height="0.135in" svg:x="0.2709in" svg:y="0.0547in" svg:viewBox="0 0 242 344" svg:d="M171 312c0 11 0 22 0 32 24-2 47-3 71-6 0-4 0-10 0-15-33 0-38-3-38-25 0-100 0-199 0-298-23 1-47 4-71 6 0 4 0 9 0 14 35 0 39 4 39 28 0 34 0 69 0 106-15-18-36-31-63-31-57 0-109 49-109 112 0 61 48 109 105 109 31 0 53-17 66-32zM171 182c0 33 0 67 0 100 0 9 0 10-6 18-15 23-38 33-59 33-22 0-39-13-51-31-13-18-14-46-14-67 0-18 1-48 15-70 10-15 29-31 56-31 17 0 38 7 53 30 6 8 6 9 6 18z"><text:p/></draw:path><draw:path draw:style-name="gr215" draw:text-style-name="P134" svg:width="0.0441in" svg:height="0.1921in" svg:x="0.4236in" svg:y="0.0441in" svg:viewBox="0 0 113 489" svg:d="M113 484c0-2 0-2-8-10-62-62-77-155-77-229 0-86 18-171 80-232 5-6 5-6 5-7 0-5-1-6-4-6-5 0-49 34-78 95-25 55-31 109-31 150 0 39 6 96 32 152 30 60 72 92 77 92 3 0 4-1 4-5z"><text:p/></draw:path><draw:path draw:style-name="gr216" draw:text-style-name="P134" svg:width="0.0965in" svg:height="0.1744in" svg:x="0.4898in" svg:y="0.0528in" svg:viewBox="0 0 246 444" svg:d="M154 150c14 0 29 0 43 0 10 0 14 0 14-10 0-6-4-6-12-6-14 0-27 0-41 0 3-19 7-38 10-56 1-10 8-44 11-51 6-9 14-16 24-16 1 0 14 0 24 9-21 1-27 19-27 26 0 11 10 17 18 17 13 0 28-11 28-29 0-23-23-34-43-34-17 0-48 8-63 57-3 10-4 16-15 77-12 0-24 0-35 0-9 0-14 0-14 10 0 6 4 6 14 6 11 0 21 0 32 0-13 64-24 128-37 191-9 49-18 92-43 92-1 0-14 0-24-8 23-2 27-20 27-27 0-11-9-16-18-16-13 0-27 11-27 29 0 22 22 33 42 33 27 0 46-29 56-47 15-31 27-90 27-94 9-50 19-102 29-153z"><text:p/></draw:path><draw:path draw:style-name="gr217" draw:text-style-name="P134" svg:width="0.0854in" svg:height="0.0976in" svg:x="0.5846in" svg:y="0.1217in" svg:viewBox="0 0 218 249" svg:d="M218 4c0-1-1-4-4-4-1 0-3 0-7 6-5 7-11 12-17 19-12-18-35-25-56-25-47 0-91 39-91 78 0 6 2 20 12 32 11 14 23 17 47 23 7 1 24 5 30 7 11 3 32 10 32 36 0 28-30 60-69 60-31 0-67-11-67-49 0-3 1-11 3-16 0-2 0-2 0-3 0-4-4-4-6-4-4 0-5 1-7 7-5 22-11 44-17 68 0 1-1 4-1 6 0 1 1 4 4 4s3 0 7-6c4-4 13-14 17-18 18 20 45 24 66 24 52 0 94-45 94-85 0-16-6-30-14-37-12-12-17-14-62-25-7-1-18-4-21-6-8-2-24-11-24-30 0-27 31-55 67-55 38 0 55 21 55 53 0 6-1 13-1 16 0 5 4 5 7 5 4 0 4-1 5-8 6-24 13-49 18-73z"><text:p/></draw:path><draw:path draw:style-name="gr218" draw:text-style-name="P134" svg:width="0.0441in" svg:height="0.1921in" svg:x="0.7382in" svg:y="0.0441in" svg:viewBox="0 0 113 489" svg:d="M113 484c0-2 0-2-8-10-62-62-77-155-77-229 0-86 18-171 78-232 7-6 7-6 7-7 0-5-1-6-4-6-5 0-50 34-78 95-25 55-31 109-31 150 0 39 4 96 32 152 30 60 72 92 77 92 3 0 4-1 4-5z"><text:p/></draw:path><draw:path draw:style-name="gr219" draw:text-style-name="P134" svg:width="0.0961in" svg:height="0.087in" svg:x="0.8in" svg:y="0.1035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3 52-38 6 19 22 38 52 38 52 0 80-63 80-75 0-4-5-4-7-4-5 0-5 1-6 4-17 53-50 64-66 64-19 0-26-15-26-32 0-11 2-21 8-43 6-23 11-45 17-68z"><text:p/></draw:path><draw:path draw:style-name="gr220" draw:text-style-name="P134" svg:width="0.0228in" svg:height="0.0575in" svg:x="0.9213in" svg:y="0.1677in" svg:viewBox="0 0 59 147" svg:d="M59 52c0-32-13-52-32-52-17 0-27 13-27 27 0 12 10 25 27 25 5 0 12-2 16-6 2-1 2-1 3-1 0 3 2 0 2 7 0 36-17 65-34 82-6 4-6 6-6 7 0 4 3 6 6 6 4 0 45-38 45-95z"><text:p/></draw:path><draw:path draw:style-name="gr221" draw:text-style-name="P134" svg:width="0.089in" svg:height="0.124in" svg:x="1.0614in" svg:y="0.1035in" svg:viewBox="0 0 227 316" svg:d="M224 31c3-7 3-9 3-13 0-8-7-12-14-12-6 0-14 2-18 9 0 3-5 19-7 27-3 13-7 26-10 39-7 29-14 59-21 89-3 7-24 41-56 41-25 0-31-21-31-39 0-22 8-53 25-97 9-19 10-25 10-34 0-23-15-41-41-41-46 0-64 71-64 75 0 6 4 6 6 6 4 0 5-1 8-10 13-46 32-60 49-60 4 0 13 0 13 16 0 12-6 25-9 34-19 52-28 80-28 103 0 44 31 58 59 58 20 0 36-8 50-22-7 26-12 50-32 75-12 17-31 30-54 30-7 0-28-2-37-19 7 0 14 0 21-5 4-6 10-11 10-21 0-15-14-17-18-17-11 0-28 7-28 32 0 24 22 41 52 41 51 0 102-43 116-98 15-63 31-124 46-187z"><text:p/></draw:path><draw:path draw:style-name="gr222" draw:text-style-name="P134" svg:width="0.022in" svg:height="0.0575in" svg:x="1.1744in" svg:y="0.1677in" svg:viewBox="0 0 57 147" svg:d="M57 52c0-32-12-52-32-52-15 0-25 13-25 27 0 12 10 25 25 25 7 0 13-2 18-6 2-1 2-1 2-1 1 0 1 0 1 7 0 36-17 65-33 82-6 4-6 6-6 7 0 4 3 6 6 6 5 0 44-38 44-95z"><text:p/></draw:path><draw:path draw:style-name="gr223" draw:text-style-name="P134" svg:width="0.0819in" svg:height="0.087in" svg:x="1.3165in" svg:y="0.1035in" svg:viewBox="0 0 209 222" svg:d="M45 176c26-28 40-40 57-56 17-15 31-26 49-43 46-46 58-70 58-71 0-6-5-6-6-6-3 0-4 1-7 6-15 23-27 30-38 30-12 0-17-7-25-15-8-11-17-21-34-21-36 0-58 46-58 56 0 3 1 5 5 5s6-2 6-5c10-22 39-22 42-22 11 0 19 2 32 7 20 7 24 7 38 7-18 20-60 57-69 64-15 14-29 28-45 42-33 32-50 60-50 64s4 4 6 4c4 0 5-1 8-5 11-19 25-31 42-31 11 0 15 4 28 18 8 10 17 18 31 18 49 0 78-61 78-75 0-3-3-4-7-4s-4 2-5 5c-13 32-44 42-61 42-9 0-18-4-28-7-16-7-25-8-35-8-1 0-8 0-12 1z"><text:p/></draw:path><draw:path draw:style-name="gr224" draw:text-style-name="P134" svg:width="0.0441in" svg:height="0.1921in" svg:x="1.4181in" svg:y="0.0441in" svg:viewBox="0 0 113 489" svg:d="M113 245c0-38-5-97-32-153-29-60-71-92-77-92-3 0-4 1-4 6 0 1 0 1 8 11 49 47 77 126 77 228 0 83-18 169-79 232-6 5-6 5-6 7 0 4 1 5 4 5 6 0 49-33 79-95 25-54 30-108 30-149z"><text:p/></draw:path><draw:path draw:style-name="gr225" draw:text-style-name="P134" svg:width="0.0449in" svg:height="0.1921in" svg:x="1.4929in" svg:y="0.0441in" svg:viewBox="0 0 115 489" svg:d="M115 245c0-38-6-97-32-153-30-60-73-92-77-92-3 0-6 1-6 6 0 1 0 1 10 11 47 47 77 126 77 228 0 83-18 169-80 232-7 5-7 5-7 7 0 4 3 5 6 5 4 0 49-33 78-95 25-54 31-108 31-149z"><text:p/></draw:path><draw:path draw:style-name="gr226" draw:text-style-name="P134" svg:width="0.1287in" svg:height="0.0453in" svg:x="1.6213in" svg:y="0.1177in" svg:viewBox="0 0 328 116" svg:d="M311 20c7 0 17 0 17-10s-10-10-17-10c-98 0-196 0-294 0-7 0-17 0-17 10s10 10 17 10c98 0 196 0 294 0zM311 116c7 0 17 0 17-10s-10-10-17-10c-98 0-196 0-294 0-7 0-17 0-17 10s10 10 17 10c98 0 196 0 294 0z"><text:p/></draw:path><draw:path draw:style-name="gr227" draw:text-style-name="P134" svg:width="0.0854in" svg:height="0.0374in" svg:x="1.8677in" svg:y="0.002in" svg:viewBox="0 0 218 96" svg:d="M175 59c-7 5-24 19-24 28 0 5 6 9 10 9s7-2 10-5c5-7 17-21 39-32 3-2 8-4 8-10s-4-8-7-10c-11-8-16-17-21-28 0-5-2-11-9-11s-10 6-10 10c0 3 4 18 12 29-56 0-110 0-166 0-9 0-17 0-17 10s8 10 17 10c53 0 105 0 158 0z"><text:p/></draw:path><draw:path draw:style-name="gr228" draw:text-style-name="P134" svg:width="0.1425in" svg:height="0.137in" svg:x="1.824in" svg:y="0.0575in" svg:viewBox="0 0 363 349" svg:d="M361 10c0-2 2-4 2-7s0-3-12-3c-113 0-225 0-338 0-13 0-13 0-13 3s1 5 3 7c54 110 110 221 165 330 4 7 6 9 14 9s10-2 13-9c56-109 110-220 166-330zM62 35c89 0 180 0 270 0-45 89-91 179-136 268-45-89-90-179-134-268z"><text:p/></draw:path><draw:path draw:style-name="gr229" draw:text-style-name="P134" svg:width="0.0441in" svg:height="0.1921in" svg:x="2.0283in" svg:y="0.0441in" svg:viewBox="0 0 113 489" svg:d="M113 484c0-2 0-2-8-10-62-62-77-155-77-229 0-86 18-171 80-232 5-6 5-6 5-7 0-5-1-6-4-6-5 0-49 34-78 95-25 55-31 109-31 150 0 39 6 96 32 152 30 60 72 92 77 92 3 0 4-1 4-5z"><text:p/></draw:path><draw:path draw:style-name="gr230" draw:text-style-name="P134" svg:width="0.0965in" svg:height="0.1744in" svg:x="2.0945in" svg:y="0.0528in" svg:viewBox="0 0 246 444" svg:d="M155 150c14 0 28 0 42 0 10 0 14 0 14-10 0-6-4-6-12-6-14 0-27 0-41 0 3-19 7-38 10-56 1-10 8-44 13-51 4-9 12-16 22-16 1 0 15 0 24 9-21 1-27 19-27 26 0 11 10 17 18 17 13 0 28-11 28-29 0-23-23-34-43-34-17 0-48 8-63 57-3 10-4 16-15 77-12 0-23 0-34 0-10 0-15 0-15 10 0 6 4 6 14 6 11 0 21 0 32 0-13 64-24 128-37 191-9 49-18 92-43 92-1 0-14 0-24-8 23-2 28-20 28-27 0-11-10-16-18-16-14 0-28 11-28 29 0 22 22 33 42 33 27 0 48-29 56-47 15-31 27-90 28-94 10-50 20-102 29-153z"><text:p/></draw:path><draw:path draw:style-name="gr231" draw:text-style-name="P134" svg:width="0.0854in" svg:height="0.0976in" svg:x="2.189in" svg:y="0.1217in" svg:viewBox="0 0 218 249" svg:d="M218 4c0-1 0-4-4-4-1 0-3 0-7 6-5 7-11 12-17 19-12-18-35-25-56-25-47 0-91 39-91 78 0 6 2 20 12 32 11 14 23 17 47 23 7 1 24 5 30 7 11 3 32 10 32 36 0 28-30 60-69 60-31 0-67-11-67-49 0-3 1-11 3-16 0-2 0-2 0-3 0-4-4-4-6-4-4 0-5 1-7 7-5 22-11 44-17 68 0 1-1 4-1 6 0 1 1 4 6 4 1 0 1 0 5-6 4-4 14-14 17-18 18 20 46 24 66 24 52 0 94-45 94-85 0-16-6-30-13-37-13-12-18-14-62-25-8-1-19-4-22-6-8-2-22-11-22-30 0-27 29-55 65-55 38 0 55 21 55 53 0 6-1 13-1 16 0 5 4 5 7 5 4 0 5-1 7-8 5-24 11-49 16-73z"><text:p/></draw:path><draw:path draw:style-name="gr232" draw:text-style-name="P134" svg:width="0.0441in" svg:height="0.1921in" svg:x="2.3429in" svg:y="0.0441in" svg:viewBox="0 0 113 489" svg:d="M113 484c0-2 0-2-8-10-62-62-77-155-77-229 0-86 18-171 80-232 5-6 5-6 5-7 0-5-1-6-4-6-5 0-50 34-78 95-25 55-31 109-31 150 0 39 4 96 32 152 30 60 72 92 77 92 3 0 4-1 4-5z"><text:p/></draw:path><draw:path draw:style-name="gr233" draw:text-style-name="P134" svg:width="0.0961in" svg:height="0.087in" svg:x="2.4047in" svg:y="0.1035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3 52-38 6 19 22 38 53 38 51 0 79-63 79-75 0-4-5-4-6-4-6 0-6 1-7 4-17 53-49 64-66 64-18 0-26-15-26-32 0-11 2-21 8-43 6-23 11-45 17-68z"><text:p/></draw:path><draw:path draw:style-name="gr234" draw:text-style-name="P134" svg:width="0.022in" svg:height="0.0575in" svg:x="2.5264in" svg:y="0.1677in" svg:viewBox="0 0 57 147" svg:d="M57 52c0-32-12-52-32-52-15 0-25 13-25 27 0 12 10 25 25 25 6 0 13-2 17-6 3-1 1-1 3-1 1 0 1 0 1 7 0 36-17 65-33 82-6 4-6 6-6 7 0 4 3 6 6 6 5 0 44-38 44-95z"><text:p/></draw:path><draw:path draw:style-name="gr235" draw:text-style-name="P134" svg:width="0.089in" svg:height="0.124in" svg:x="2.6657in" svg:y="0.1035in" svg:viewBox="0 0 227 316" svg:d="M224 31c3-7 3-9 3-13 0-8-7-12-14-12-6 0-13 2-18 9 0 3-5 19-7 27-3 13-6 26-10 39-7 29-14 59-21 89-3 7-24 41-56 41-25 0-31-21-31-39 0-22 8-53 25-97 9-19 10-25 10-34 0-23-15-41-41-41-46 0-64 71-64 75 0 6 4 6 6 6 5 0 5-1 8-10 13-46 32-60 49-60 4 0 13 0 13 16 0 12-6 25-9 34-19 52-28 80-28 103 0 44 31 58 59 58 20 0 36-8 50-22-7 26-12 50-32 75-12 17-31 30-54 30-6 0-28-2-37-19 7 0 14 0 21-5 4-6 10-11 10-21 0-15-14-17-18-17-11 0-28 7-28 32 0 24 22 41 52 41 51 0 102-43 116-98 15-63 31-124 46-187z"><text:p/></draw:path><draw:path draw:style-name="gr236" draw:text-style-name="P134" svg:width="0.022in" svg:height="0.0575in" svg:x="2.7787in" svg:y="0.1677in" svg:viewBox="0 0 57 147" svg:d="M57 52c0-32-12-52-32-52-15 0-25 13-25 27 0 12 10 25 25 25 7 0 13-2 18-6 2-1 2-1 2-1 1 0 1 0 1 7 0 36-17 65-33 82-6 4-6 6-6 7 0 4 3 6 6 6 5 0 44-38 44-95z"><text:p/></draw:path><draw:path draw:style-name="gr237" draw:text-style-name="P134" svg:width="0.0819in" svg:height="0.087in" svg:x="2.9213in" svg:y="0.1035in" svg:viewBox="0 0 209 222" svg:d="M45 176c26-28 40-40 57-56 17-15 31-26 49-43 46-46 58-70 58-71 0-6-5-6-6-6-3 0-4 1-7 6-15 23-25 30-36 30-13 0-19-7-26-15-9-11-18-21-35-21-36 0-58 46-58 56 0 3 1 5 5 5s6-2 7-5c9-22 38-22 41-22 11 0 21 2 32 7 20 7 25 7 38 7-18 20-59 57-69 64-15 14-29 28-45 42-33 32-50 60-50 64s4 3 6 4c4 0 5-1 8-5 11-19 25-31 42-31 11 0 15 4 28 18 8 10 17 18 32 18 48 0 77-61 77-75 0-3-3-4-5-4-6 0-6 2-7 5-12 32-44 42-61 42-9 0-18-4-28-7-16-7-23-8-35-8-1 0-8 0-12 1z"><text:p/></draw:path><draw:path draw:style-name="gr238" draw:text-style-name="P134" svg:width="0.0441in" svg:height="0.1921in" svg:x="3.0224in" svg:y="0.0441in" svg:viewBox="0 0 113 489" svg:d="M113 245c0-38-5-97-32-153-29-60-71-92-77-92-3 0-4 1-4 6 0 1 0 1 8 11 49 47 77 126 77 228 0 83-18 169-79 232-6 5-6 5-6 7 0 4 1 5 4 5 6 0 49-33 79-95 25-54 30-108 30-149z"><text:p/></draw:path><draw:path draw:style-name="gr239" draw:text-style-name="P134" svg:width="0.0449in" svg:height="0.1921in" svg:x="3.0976in" svg:y="0.0441in" svg:viewBox="0 0 115 489" svg:d="M115 245c0-38-6-97-32-153-30-60-73-92-77-92-3 0-6 1-6 6 0 1 0 1 10 11 49 47 77 126 77 228 0 83-18 169-80 232-7 5-7 5-7 7 0 4 3 5 6 5 4 0 49-33 78-95 25-54 31-108 31-149z"><text:p/></draw:path></draw:g></draw:g></text:p>
      <text:p text:style-name="P118"><draw:g text:anchor-type="as-char" svg:y="-0.189in" draw:z-index="131" draw:style-name="gr1"><svg:title>TexMaths</svg:title><svg:desc>14§display§\vec{\text{grad}}\left(S\right)=\vec{\nabla }\left(S\right)§svg§600§FALSE§</svg:desc><draw:g draw:style-name="gr2"><draw:path draw:style-name="gr194" draw:text-style-name="P133" svg:width="1.3819in" svg:height="0.2165in" svg:x="0.0047in" svg:y="0.0098in" svg:viewBox="0 0 3511 551" svg:d="M0 0c1170 0 2340 0 3511 0 0 183 0 368 0 551-1171 0-2341 0-3511 0 0-183 0-368 0-551z"><text:p/></draw:path><draw:path draw:style-name="gr195" draw:text-style-name="P134" svg:width="0.0854in" svg:height="0.0374in" svg:x="0.1551in" svg:y="0in" svg:viewBox="0 0 218 96" svg:d="M175 59c-7 5-24 19-24 28 0 5 6 9 10 9 6 0 7-2 10-5 5-7 17-21 39-32 3-2 8-4 8-10s-4-8-7-10c-11-8-16-17-21-28 0-4-2-11-9-11s-10 7-10 10 4 18 12 29c-56 0-110 0-166 0-9 0-17 0-17 10s8 10 17 10c53 0 105 0 158 0z"><text:p/></draw:path><draw:path draw:style-name="gr196" draw:text-style-name="P134" svg:width="0.0878in" svg:height="0.1268in" svg:x="0.0004in" svg:y="0.1012in" svg:viewBox="0 0 224 323" svg:d="M95 138c-43 0-43-49-43-60 0-14 1-29 8-42 4-5 16-19 35-19 44 0 44 49 44 60 0 14-2 29-9 42-4 5-15 19-35 19zM38 158c0-3 0-14 8-24 20 14 39 16 49 16 46 0 80-34 80-72 0-18-8-36-21-47 18-17 36-20 45-20 1 0 4 0 5 0-5 3-8 9-8 14 0 9 7 14 14 14 6 0 14-3 14-15 0-9-6-24-25-24-10 0-31 3-52 24-21-17-41-18-52-18-46 0-80 33-80 71 0 22 12 40 24 52-7 7-15 22-15 40 0 15 5 34 21 43-30 9-45 30-45 49 0 35 49 62 108 62s109-24 109-63c0-17-6-42-31-56-26-14-54-14-85-14-13 0-34 0-37 0-15-1-26-17-26-32zM109 310c-50 0-84-22-84-49 0-22 18-40 41-42 10 0 19 0 29 0 42 0 97 0 97 42 0 27-35 49-83 49z"><text:p/></draw:path><draw:path draw:style-name="gr197" draw:text-style-name="P134" svg:width="0.0654in" svg:height="0.085in" svg:x="0.0969in" svg:y="0.1035in" svg:viewBox="0 0 167 217" svg:d="M69 55c0-19 0-37 0-55-23 1-47 4-69 6 0 5 0 9 0 15 35 0 39 3 39 28 0 43 0 87 0 131 0 21-5 21-39 21 0 4 0 10 0 16 20 0 43-2 57-2 20 0 42 0 62 2 0-6 0-12 0-16-3 0-7 0-10 0-36 0-38-4-38-22 0-25 0-50 0-76 0-48 21-92 59-92 3 0 3 0 4 0-1 2-11 7-11 20 0 14 11 21 21 21s23-6 23-21c0-17-16-31-37-31-36 0-54 34-61 55z"><text:p/></draw:path><draw:path draw:style-name="gr198" draw:text-style-name="P134" svg:width="0.0866in" svg:height="0.0882in" svg:x="0.1756in" svg:y="0.102in" svg:viewBox="0 0 221 225" svg:d="M143 183c3 20 15 39 39 39 10 0 39-7 39-46 0-10 0-19 0-28-4 0-7 0-11 0 0 9 0 18 0 28 0 28-13 31-18 31-17 0-18-21-18-24 0-33 0-66 0-98 0-21 0-40-19-58-18-19-43-27-67-27-40 0-74 22-74 56 0 14 10 22 22 22 14 0 24-10 24-22 0-6-3-22-25-22 13-17 36-23 53-23 24 0 52 18 52 63 0 6 0 13 0 18-25 2-60 3-91 17-36 17-49 42-49 64 0 39 48 52 78 52 33 0 56-20 65-42zM140 102c0 15 0 32 0 49 0 46-36 63-57 63-26 0-45-17-45-41 0-28 21-68 102-71z"><text:p/></draw:path><draw:path draw:style-name="gr199" draw:text-style-name="P134" svg:width="0.0949in" svg:height="0.135in" svg:x="0.2709in" svg:y="0.0547in" svg:viewBox="0 0 242 344" svg:d="M169 312c0 11 0 22 0 32 24-2 49-3 73-6 0-4 0-10 0-15-35 0-38-3-38-25 0-100 0-199 0-298-23 1-47 4-71 6 0 4 0 9 0 14 35 0 38 4 38 28 0 34 0 69 0 106-14-18-35-31-62-31-57 0-109 49-109 112 0 61 48 109 104 109 32 0 54-17 65-32zM169 182c0 33 0 67 0 100 0 9 0 10-4 18-15 23-38 33-59 33-22 0-39-13-51-31-13-18-14-46-14-67 0-18 1-48 15-70 10-15 29-31 56-31 17 0 38 7 53 30 4 8 4 9 4 18z"><text:p/></draw:path><draw:path draw:style-name="gr200" draw:text-style-name="P134" svg:width="0.0449in" svg:height="0.1921in" svg:x="0.4228in" svg:y="0.0441in" svg:viewBox="0 0 115 489" svg:d="M115 484c0-2 0-2-9-10-61-62-77-155-77-229 0-86 19-171 79-232 7-6 7-6 7-7 0-5-3-6-6-6-4 0-49 34-77 95-25 55-32 109-32 150 0 39 6 96 34 152 29 60 71 92 75 92 3 0 6-1 6-5z"><text:p/></draw:path><draw:path draw:style-name="gr201" draw:text-style-name="P134" svg:width="0.115in" svg:height="0.1394in" svg:x="0.489in" svg:y="0.0528in" svg:viewBox="0 0 293 355" svg:d="M293 4c0-1-2-4-6-4-3 0-3 0-8 7-9 10-16 18-24 28-13-22-39-35-70-35-63 0-122 56-122 116 0 39 25 61 50 68 19 5 35 9 54 14 18 5 44 13 44 54 0 43-40 88-88 88-32 0-87-12-87-70 0-13 3-24 5-27 0-3 0-3 0-4 0-4-3-4-6-4s-3 0-4 1c-3 2-31 112-31 113 0 5 3 6 6 6 2 0 2 0 9-7 9-8 16-18 24-28 21 28 55 35 83 35 67 0 124-64 124-124 0-34-15-51-23-58-12-11-19-14-62-25-11-3-29-7-34-8-12-4-29-20-29-45 0-40 39-81 85-81 41 0 72 21 72 75 0 16-3 26-3 28 3 2 0 5 7 5 4 0 4-2 7-10 8-37 18-71 27-108z"><text:p/></draw:path><draw:path draw:style-name="gr202" draw:text-style-name="P134" svg:width="0.0441in" svg:height="0.1921in" svg:x="0.6201in" svg:y="0.0441in" svg:viewBox="0 0 113 489" svg:d="M113 245c0-38-4-97-32-153-29-60-71-92-77-92-3 0-4 1-4 6 0 1 0 1 10 11 47 47 75 126 75 228 0 83-18 169-79 232-6 5-6 5-6 7 0 4 1 5 4 5 6 0 51-33 79-95 25-54 30-108 30-149z"><text:p/></draw:path><draw:path draw:style-name="gr203" draw:text-style-name="P134" svg:width="0.128in" svg:height="0.0453in" svg:x="0.7488in" svg:y="0.1177in" svg:viewBox="0 0 326 116" svg:d="M309 20c9 0 17 0 17-10s-8-10-15-10c-98 0-198 0-296 0-7 0-15 0-15 10s8 10 17 10c98 0 194 0 292 0zM311 116c7 0 15 0 15-10s-8-10-17-10c-98 0-194 0-292 0-9 0-17 0-17 10s8 10 15 10c98 0 198 0 296 0z"><text:p/></draw:path><draw:path draw:style-name="gr204" draw:text-style-name="P134" svg:width="0.0854in" svg:height="0.0374in" svg:x="0.9945in" svg:y="0.002in" svg:viewBox="0 0 218 96" svg:d="M175 59c-7 5-22 19-22 28 0 5 4 9 9 9s7-2 9-5c5-7 18-21 39-32 3-2 8-4 8-10s-2-8-7-10c-11-8-16-17-19-28-2-5-3-11-10-11s-10 6-10 10c0 3 3 18 11 29-54 0-110 0-165 0-8 0-18 0-18 10s10 10 18 10c52 0 105 0 157 0z"><text:p/></draw:path><draw:path draw:style-name="gr205" draw:text-style-name="P134" svg:width="0.1429in" svg:height="0.137in" svg:x="0.9508in" svg:y="0.0575in" svg:viewBox="0 0 364 349" svg:d="M361 10c2-2 3-4 3-7s-1-3-13-3c-113 0-225 0-338 0-12 0-13 0-13 3s1 5 3 7c56 110 110 221 166 330 3 7 5 9 13 9s10-2 14-9c55-109 111-220 165-330zM62 35c89 0 180 0 270 0-45 89-90 179-135 268-44-89-91-179-135-268z"><text:p/></draw:path><draw:path draw:style-name="gr206" draw:text-style-name="P134" svg:width="0.0441in" svg:height="0.1921in" svg:x="1.1547in" svg:y="0.0441in" svg:viewBox="0 0 113 489" svg:d="M113 484c0-2 0-2-7-10-61-62-78-155-78-229 0-86 20-171 80-232 5-6 5-6 5-7 0-5-1-6-4-6-5 0-49 34-78 95-25 55-31 109-31 150 0 39 6 96 32 152 30 60 72 92 77 92 3 0 4-1 4-5z"><text:p/></draw:path><draw:path draw:style-name="gr207" draw:text-style-name="P134" svg:width="0.1142in" svg:height="0.1394in" svg:x="1.2209in" svg:y="0.0528in" svg:viewBox="0 0 291 355" svg:d="M291 4c0-1 0-4-4-4-3 0-4 0-10 7-8 10-15 18-24 28-12-22-37-35-70-35-63 0-121 56-121 116 0 39 26 61 51 68 17 5 35 9 52 14 18 5 46 13 46 54 0 43-40 88-88 88-32 0-87-12-87-70 0-13 3-24 3-27 2-3 2-3 2-4 0-4-5-4-6-4-3 0-4 0-6 1-1 2-29 112-29 113 0 5 3 6 6 6 2 0 2 0 8-7 8-8 15-18 24-28 22 28 54 35 84 35 67 0 124-64 124-124 0-34-16-51-23-58-12-11-19-14-63-25-10-3-28-7-33-8-14-4-30-20-30-45 0-40 39-81 86-81 41 0 70 21 70 75 0 16-1 26-1 28 1 2 0 5 6 5 5 0 5-2 7-10 8-37 18-71 26-108z"><text:p/></draw:path><draw:path draw:style-name="gr208" draw:text-style-name="P134" svg:width="0.0449in" svg:height="0.1921in" svg:x="1.3516in" svg:y="0.0441in" svg:viewBox="0 0 115 489" svg:d="M115 245c0-38-6-97-32-153-30-60-72-92-77-92-3 0-6 1-6 6 0 1 0 1 10 11 49 47 77 126 77 228 0 83-18 169-80 232-7 5-7 5-7 7 0 4 3 5 6 5 5 0 49-33 78-95 25-54 31-108 31-149z"><text:p/></draw:path></draw:g></draw:g></text:p>
      <text:p text:style-name="P81">C’est-à-dire</text:p>
      <text:p text:style-name="Text_20_body"><draw:g text:anchor-type="as-char" svg:y="-0.1898in" draw:z-index="86" draw:style-name="gr1"><svg:title>TexMaths</svg:title><svg:desc>14§display§\vec{\text{grad}}\left(f_S\left(x,\ y,\ z\right)\right)=\left[\partial _x\left(f_S\left(x,\ y,\ z\right)\right)\right]\cdot \vec{e_x}+\left[\partial _y\left(f_S\left(x,\ y,\ z\right)\right)\right]\cdot \vec{e_y}+\left[\partial _z\left(f_S\left(x,\ y,\ z\right)\right)\right]\cdot \vec{e_z}§svg§600§FALSE§</svg:desc><draw:g draw:style-name="gr2"><draw:path draw:style-name="gr1639" draw:text-style-name="P133" svg:width="7.1181in" svg:height="0.2252in" svg:x="0.0043in" svg:y="0.0098in" svg:viewBox="0 0 18081 573" svg:d="M9042 573c-3014 0-6028 0-9042 0 0-191 0-382 0-573 6028 0 12054 0 18081 0 0 191 0 382 0 573-3013 0-6026 0-9039 0z"><text:p/></draw:path><draw:path draw:style-name="gr1640" draw:text-style-name="P134" svg:width="0.0791in" svg:height="0.0382in" svg:x="0.1437in" svg:y="0.0004in" svg:viewBox="0 0 202 98" svg:d="M162 59c-7 5-21 19-21 29 0 4 4 10 9 10 4 0 7-4 8-7 7-7 17-21 36-32 4-2 8-4 8-10s-3-7-6-10c-11-7-15-17-19-28-1-4-2-11-9-11-6 0-9 7-9 11 0 2 4 18 11 28-51 0-103 0-153 0-8 0-17 0-17 10s9 10 17 10c48 0 97 0 145 0z"><text:p/></draw:path><draw:path draw:style-name="gr1641" draw:text-style-name="P134" svg:width="0.0819in" svg:height="0.1272in" svg:x="0.0004in" svg:y="0.1016in" svg:viewBox="0 0 209 324" svg:d="M88 139c-39 0-39-49-39-61 0-14 0-29 7-42 4-5 14-19 32-19 40 0 40 49 40 60 0 14-1 29-8 42-3 6-14 20-32 20zM35 157c0-2 0-13 8-23 18 14 37 16 45 16 43 0 74-34 74-72 0-18-7-36-18-47 15-17 32-20 40-20 1 0 4 0 5 0-5 3-8 9-8 14 0 9 7 14 13 14 5 0 15-3 15-15 0-9-7-24-24-24-9 0-30 3-49 24-18-17-38-18-48-18-41 0-74 33-74 71 0 22 11 41 22 50-6 9-14 24-14 42 0 15 6 34 19 44-27 8-41 29-41 49 0 35 45 62 101 62 53 0 101-26 101-63 0-17-6-42-30-56s-50-14-79-14c-10 0-30 0-33 0-15-2-25-17-25-34zM101 312c-45 0-78-25-78-50 0-22 18-41 38-42 9 0 18 0 27 0 39 0 89 0 89 42 0 27-31 50-76 50z"><text:p/></draw:path><draw:path draw:style-name="gr1642" draw:text-style-name="P134" svg:width="0.0598in" svg:height="0.085in" svg:x="0.0902in" svg:y="0.1043in" svg:viewBox="0 0 153 217" svg:d="M63 55c0-19 0-37 0-55-20 1-42 4-63 6 0 5 0 9 0 15 31 0 35 3 35 27 0 43 0 86 0 131 0 23-5 23-35 23 0 4 0 10 0 15 17 0 39-1 52-1 18 0 39 0 57 1 0-5 0-11 0-15-3 0-7 0-9 0-34 0-35-6-35-23 0-25 0-50 0-75 0-49 19-93 54-93 3 0 4 0 5 0-1 2-10 7-10 20 0 14 9 21 19 21 8 0 20-6 20-21 0-17-14-31-34-31-34 0-49 34-56 55z"><text:p/></draw:path><draw:path draw:style-name="gr1643" draw:text-style-name="P134" svg:width="0.0807in" svg:height="0.0886in" svg:x="0.1626in" svg:y="0.1028in" svg:viewBox="0 0 206 226" svg:d="M133 182c2 20 15 41 35 41 9 0 38-7 38-47 0-9 0-19 0-28-4 0-8 0-12 0 0 9 0 19 0 28 0 29-11 31-17 31-14 0-16-21-16-23 0-34 0-66 0-99 0-21 0-40-16-58-18-19-41-27-62-27-38 0-69 24-69 56 0 14 9 22 21 22 13 0 21-9 21-22 0-6-3-22-24-22 12-17 35-23 50-23 22 0 48 18 48 63 0 6 0 13 0 18-24 2-55 3-85 17-33 17-45 42-45 65 0 39 44 52 74 52s50-20 59-44zM130 102c0 16 0 32 0 49 0 47-33 63-54 63-22 0-41-16-41-42s19-67 95-70z"><text:p/></draw:path><draw:path draw:style-name="gr1644" draw:text-style-name="P134" svg:width="0.0882in" svg:height="0.1354in" svg:x="0.2508in" svg:y="0.0551in" svg:viewBox="0 0 225 345" svg:d="M158 314c0 10 0 21 0 31 22-2 45-3 67-6 0-4 0-10 0-14-32 0-36-3-36-27 0-99 0-199 0-298-22 1-44 4-66 6 0 4 0 9 0 14 32 0 36 4 36 28 0 35 0 70 0 106-13-18-32-31-57-31-54 0-102 48-102 112 0 62 45 110 97 110 29 0 49-16 61-31zM158 182c0 34 0 67 0 101 0 8 0 10-5 18-14 24-34 32-53 32-21 0-38-11-48-29-13-21-14-49-14-69 0-18 1-47 14-70 10-15 27-31 52-31 15 0 35 7 49 30 5 8 5 10 5 18z"><text:p/></draw:path><draw:path draw:style-name="gr1645" draw:text-style-name="P134" svg:width="0.0409in" svg:height="0.1925in" svg:x="0.3921in" svg:y="0.0445in" svg:viewBox="0 0 105 490" svg:d="M105 485c0-2 0-2-8-10-56-63-71-154-71-230 0-85 18-171 74-231 5-7 5-7 5-8 0-5-1-6-4-6-5 0-45 34-73 95-23 55-28 110-28 150 0 39 5 97 30 153 27 60 66 92 71 92 3 0 4-1 4-5z"><text:p/></draw:path><draw:path draw:style-name="gr1646" draw:text-style-name="P134" svg:width="0.0894in" svg:height="0.1748in" svg:x="0.4531in" svg:y="0.0535in" svg:viewBox="0 0 228 445" svg:d="M144 150c13 0 26 0 39 0 9 0 14 0 14-10 0-6-5-6-13-6-13 0-25 0-38 0 3-19 7-37 9-56 3-9 10-44 12-50 4-10 12-17 21-17 2 0 14 0 22 9-20 1-25 19-25 26 0 11 9 17 17 17 13 0 26-11 26-29 0-23-21-34-40-34-16 0-44 8-57 57-4 10-5 16-16 77-10 0-20 0-31 0-9 0-14 0-14 10 0 6 4 6 13 6 10 0 19 0 30 0-12 64-22 129-34 192-8 47-16 92-40 92-1 0-13 0-22-8 22-2 26-20 26-27 0-11-9-17-17-17-12 0-26 10-26 30 0 22 21 33 39 33 26 0 44-29 52-47 14-31 24-90 26-93 9-51 18-103 27-155z"><text:p/></draw:path><draw:path draw:style-name="gr1647" draw:text-style-name="P134" svg:width="0.0791in" svg:height="0.0976in" svg:x="0.5409in" svg:y="0.1232in" svg:viewBox="0 0 202 249" svg:d="M202 4c0-1 0-4-4-4-1 0-1 0-6 6-5 7-11 12-16 19-11-18-32-25-52-25-44 0-84 39-84 78 0 6 1 20 11 33 11 14 23 16 44 22 6 1 23 6 27 7 10 3 30 10 30 36 0 27-28 61-64 61-27 0-62-11-62-49 0-4 1-12 2-17 0-2 0-3 0-3 0-4-3-4-5-4-4 0-4 0-5 7-5 22-12 45-17 69 0 1-1 2-1 5 0 2 1 4 5 4 1 0 1-1 7-5 2-4 11-16 14-20 17 21 43 25 61 25 49 0 88-44 88-85 0-16-7-30-13-38-12-11-17-13-57-24-7-1-18-4-21-5-8-3-21-12-21-31 0-27 29-55 61-55 35 0 52 21 52 53 0 5-1 13-1 16 0 5 4 5 5 5 4 0 5-1 7-8 5-24 10-49 15-73z"><text:p/></draw:path><draw:path draw:style-name="gr1648" draw:text-style-name="P134" svg:width="0.0409in" svg:height="0.1925in" svg:x="0.6831in" svg:y="0.0445in" svg:viewBox="0 0 105 490" svg:d="M105 485c0-2 0-2-8-10-57-63-71-154-71-230 0-85 18-171 74-231 5-7 5-7 5-8 0-5-1-6-4-6-5 0-45 34-73 95-23 55-28 110-28 150 0 39 5 97 30 153 27 60 66 92 71 92 3 0 4-1 4-5z"><text:p/></draw:path><draw:path draw:style-name="gr1649" draw:text-style-name="P134" svg:width="0.089in" svg:height="0.0874in" svg:x="0.7402in" svg:y="0.1043in" svg:viewBox="0 0 227 223" svg:d="M139 69c2-13 13-58 45-58 3 0 13 0 22 6-12 3-21 15-21 26 0 9 4 19 17 19 10 0 25-10 25-30 0-25-28-32-43-32-26 0-43 27-48 38-12-32-35-38-49-38-47 0-73 63-73 76 0 5 4 5 5 5 4 0 6-1 7-5 14-52 45-65 61-65 8 0 24 4 24 32 0 16-7 49-24 118-8 31-24 51-44 51-3 0-13 0-22-6 10-3 20-13 20-27s-10-18-16-18c-13 0-25 14-25 30 0 22 22 32 43 32 30 0 46-35 48-38 5 18 22 38 49 38 47 0 72-63 72-76 0-6-3-6-5-6-4 0-5 3-6 6-14 53-46 65-61 65-17 0-25-16-25-33 0-11 3-21 8-43 5-23 10-45 16-67z"><text:p/></draw:path><draw:path draw:style-name="gr1650" draw:text-style-name="P134" svg:width="0.0205in" svg:height="0.0575in" svg:x="0.8531in" svg:y="0.1685in" svg:viewBox="0 0 53 147" svg:d="M53 52c0-32-12-52-30-52-14 0-23 13-23 27 0 12 9 25 23 25 7 0 12-2 17-6 1-1 1-1 1-1 2 0 2 0 2 7 0 36-16 66-31 81-6 6-6 7-6 8 0 3 3 6 6 6 5 0 41-38 41-95z"><text:p/></draw:path><draw:path draw:style-name="gr1651" draw:text-style-name="P134" svg:width="0.0823in" svg:height="0.1248in" svg:x="0.9819in" svg:y="0.1043in" svg:viewBox="0 0 210 318" svg:d="M209 31c1-7 1-9 1-13 0-8-7-12-13-12-5 0-12 2-16 9-1 3-5 19-6 27-4 13-7 27-9 39-7 30-14 59-21 88-3 9-22 43-52 43-23 0-28-21-28-40 0-22 8-53 23-96 8-20 9-26 9-35 0-23-14-41-37-41-43 0-60 71-60 76s4 4 5 5c5 0 5-1 8-10 12-46 30-60 45-60 4 0 12 0 12 16 0 12-4 25-8 35-18 51-26 79-26 102 0 43 29 59 56 59 17 0 32-9 45-23-5 26-11 51-29 76-12 17-29 31-50 31-6 0-27-2-35-20 8 0 13 0 20-7 5-4 9-10 9-19 0-16-12-17-17-17-10 0-26 7-26 32 0 24 21 42 49 42 47 0 94-45 107-101 14-63 29-125 44-186z"><text:p/></draw:path><draw:path draw:style-name="gr1652" draw:text-style-name="P134" svg:width="0.0205in" svg:height="0.0575in" svg:x="1.0866in" svg:y="0.1685in" svg:viewBox="0 0 53 147" svg:d="M53 52c0-32-12-52-28-52s-25 13-25 27c0 12 9 25 25 25 5 0 10-2 15-6 1-1 1-1 3-1 0 3 0 0 0 7 0 36-16 64-31 81-6 4-4 7-4 8 0 3 1 6 4 6 5 0 41-38 41-95z"><text:p/></draw:path><draw:path draw:style-name="gr1653" draw:text-style-name="P134" svg:width="0.0756in" svg:height="0.0874in" svg:x="1.2181in" svg:y="0.1043in" svg:viewBox="0 0 193 223" svg:d="M41 177c25-29 38-41 55-57 14-15 27-26 44-44 43-45 53-69 53-70 0-6-4-6-5-6-3 0-4 1-7 6-13 23-23 30-33 30-12 0-17-7-24-15-9-11-16-21-31-21-35 0-55 46-55 56 0 3 1 6 5 6s5-3 6-6c8-22 35-22 39-22 9 0 18 2 29 7 18 7 23 7 35 7-17 21-55 56-64 64-14 14-27 28-41 42-31 32-47 60-47 63 0 6 4 3 5 6 4 0 5-2 8-7 10-17 25-30 39-30 10 0 14 5 26 19 7 9 17 18 30 18 45 0 71-63 71-76 0-3-2-6-5-6-4 0-6 5-7 7-10 33-40 41-54 41-9 0-18-3-28-5-15-8-22-9-32-9-4 0-8 0-12 2z"><text:p/></draw:path><draw:path draw:style-name="gr1654" draw:text-style-name="P134" svg:width="0.0413in" svg:height="0.1925in" svg:x="1.3118in" svg:y="0.0445in" svg:viewBox="0 0 106 490" svg:d="M106 245c0-38-5-97-31-153-27-60-66-92-70-92s-5 3-5 6c0 1 0 1 9 11 44 47 70 126 70 228 0 84-17 170-73 231-6 7-6 7-6 9s1 5 5 5 46-33 71-96c24-54 30-107 30-149z"><text:p/></draw:path><draw:path draw:style-name="gr1655" draw:text-style-name="P134" svg:width="0.0409in" svg:height="0.1925in" svg:x="1.3819in" svg:y="0.0445in" svg:viewBox="0 0 105 490" svg:d="M105 245c0-38-5-97-30-153-27-60-66-92-71-92-3 0-4 3-4 6 0 1 0 1 8 11 45 47 71 126 71 228 0 84-17 170-74 231-5 7-5 7-5 9s1 5 4 5c5 0 45-33 72-96 24-54 29-107 29-149z"><text:p/></draw:path><draw:path draw:style-name="gr1656" draw:text-style-name="P134" svg:width="0.1185in" svg:height="0.0449in" svg:x="1.5012in" svg:y="0.1185in" svg:viewBox="0 0 302 115" svg:d="M286 20c8 0 16 0 16-10s-8-10-14-10c-91 0-183 0-274 0-6 0-14 0-14 10s8 10 16 10c90 0 180 0 270 0zM288 115c6 0 14 0 14-10s-8-10-16-10c-90 0-180 0-270 0-8 0-16 0-16 10s8 10 14 10c91 0 183 0 274 0z"><text:p/></draw:path><draw:path draw:style-name="gr1657" draw:text-style-name="P134" svg:width="0.024in" svg:height="0.1925in" svg:x="1.7012in" svg:y="0.0445in" svg:viewBox="0 0 62 490" svg:d="M62 490c0-5 0-12 0-19-14 0-30 0-44 0 0-150 0-302 0-451 14 0 30 0 44 0 0-7 0-13 0-20-21 0-41 0-62 0 0 164 0 328 0 490 21 0 41 0 62 0z"><text:p/></draw:path><draw:path draw:style-name="gr1658" draw:text-style-name="P134" svg:width="0.0933in" svg:height="0.1417in" svg:x="1.7374in" svg:y="0.0512in" svg:viewBox="0 0 238 361" svg:d="M192 185c-4-30-24-58-59-58-28 0-57 7-93 47-37 40-40 87-40 101 0 30 19 86 83 86 109 0 155-163 155-234 0-78-41-127-98-127-65 0-87 64-87 77 0 7 4 18 18 18s25-15 25-26c0-17-14-17-22-17 21-37 53-39 66-39 32 0 65 25 65 88 0 19-3 45-12 84zM84 347c-49 0-49-49-49-54 0-13 10-81 30-111 18-28 40-43 68-43 50 0 51 54 51 64 0 35-30 144-100 144z"><text:p/></draw:path><draw:path draw:style-name="gr1659" draw:text-style-name="P134" svg:width="0.0665in" svg:height="0.0606in" svg:x="1.8311in" svg:y="0.1579in" svg:viewBox="0 0 170 155" svg:d="M63 116c-2 11-12 30-29 30-2 0-11 0-17-5 13-4 14-16 14-19 0-7-5-13-13-13-9 0-18 9-18 21 0 18 18 25 34 25 14 0 27-9 35-23 7 18 26 23 39 23 36 0 55-43 55-51 0-6-4-6-5-6-5 0-5 3-6 7-7 24-26 41-43 41-13 0-20-9-20-23 0-8 7-39 16-78 6-27 21-35 31-35 1 0 12 0 18 5-10 3-14 13-14 19 0 8 5 12 13 12 6 0 17-5 17-21 0-18-20-25-33-25-15 0-28 13-36 25-5-14-19-25-38-25-36 0-55 43-55 53 0 4 4 4 5 4 4 0 4-1 5-5 9-27 29-42 44-42 11 0 20 7 20 24 0 5-4 23-7 35-4 15-8 32-12 47z"><text:p/></draw:path><draw:path draw:style-name="gr1660" draw:text-style-name="P134" svg:width="0.0413in" svg:height="0.1925in" svg:x="1.9626in" svg:y="0.0445in" svg:viewBox="0 0 106 490" svg:d="M106 485c0-2 0-2-8-10-57-63-71-154-71-230 0-85 17-171 73-231 6-7 6-7 6-8 0-5-2-6-5-6-4 0-45 34-71 95-24 55-30 110-30 150 0 39 5 97 31 153 27 60 66 92 70 92 3 0 5-1 5-5z"><text:p/></draw:path><draw:path draw:style-name="gr1661" draw:text-style-name="P134" svg:width="0.089in" svg:height="0.1748in" svg:x="2.0244in" svg:y="0.0535in" svg:viewBox="0 0 227 445" svg:d="M142 150c13 0 26 0 39 0 9 0 15 0 15-10 0-6-6-6-13-6-13 0-25 0-38 0 4-19 7-37 10-56 2-9 8-44 11-50 4-10 11-17 22-17 1 0 13 0 22 9-21 1-25 19-25 26 0 11 8 17 17 17 12 0 25-11 25-29 0-23-21-34-39-34-16 0-44 8-58 57-3 10-4 16-16 77-10 0-21 0-31 0-9 0-13 0-13 10 0 6 4 6 12 6 10 0 20 0 31 0-12 64-24 129-35 192-8 47-16 92-39 92-3 0-13 0-22-8 21-2 24-20 24-27 0-11-7-17-16-17-12 0-25 10-25 30 0 22 19 33 39 33 24 0 43-29 50-47 16-31 26-90 26-93 9-51 18-103 27-155z"><text:p/></draw:path><draw:path draw:style-name="gr1662" draw:text-style-name="P134" svg:width="0.0791in" svg:height="0.0976in" svg:x="2.1122in" svg:y="0.1232in" svg:viewBox="0 0 202 249" svg:d="M202 4c0-1-1-4-4-4-2 0-2 0-6 6-5 7-11 12-16 19-13-18-32-25-52-25-45 0-85 39-85 78 0 6 1 20 12 33 10 14 22 16 44 22 6 1 22 6 27 7 10 3 30 10 30 36 0 27-28 61-64 61-28 0-62-11-62-49 0-4 0-12 1-17 1-2 1-3 1-3 0-4-3-4-5-4-5 0-5 0-6 7-5 22-12 45-17 69 0 1 0 2 0 5 0 2 1 4 4 4 2 0 2-1 6-5s12-16 16-20c17 21 41 25 61 25 48 0 87-44 87-85 0-16-6-30-13-38-11-11-16-13-57-24-7-1-17-4-20-5-8-3-22-12-22-31 0-27 29-55 62-55 34 0 51 21 51 53 0 5-1 13-1 16 0 5 3 5 5 5 5 0 5-1 6-8 5-24 12-49 17-73z"><text:p/></draw:path><draw:path draw:style-name="gr1663" draw:text-style-name="P134" svg:width="0.0413in" svg:height="0.1925in" svg:x="2.2539in" svg:y="0.0445in" svg:viewBox="0 0 106 490" svg:d="M106 485c0-2 0-2-8-10-57-63-71-154-71-230 0-85 17-171 73-231 6-7 6-7 6-8 0-5-2-6-5-6-4 0-45 34-73 95-23 55-28 110-28 150 0 39 5 97 30 153 28 60 67 92 71 92 3 0 5-1 5-5z"><text:p/></draw:path><draw:path draw:style-name="gr1664" draw:text-style-name="P134" svg:width="0.089in" svg:height="0.0874in" svg:x="2.311in" svg:y="0.1043in" svg:viewBox="0 0 227 223" svg:d="M139 69c3-13 14-58 45-58 3 0 13 0 23 6-13 3-22 15-22 26 0 9 5 19 17 19 10 0 25-10 25-30 0-25-26-32-42-32-27 0-43 27-48 38-11-32-36-38-49-38-48 0-74 63-74 76 0 5 4 4 5 5 4 0 6-1 7-5 15-52 45-65 61-65 9 0 24 4 24 32 0 16-7 49-24 118-8 31-24 51-43 51-3 0-13 0-23-6 11-3 22-13 22-27s-11-18-17-18c-14 0-26 14-26 30 0 22 23 32 43 32 31 0 46-35 48-38 5 18 22 38 49 38 47 0 72-63 72-76 0-6-3-6-5-6-4 0-5 3-5 6-15 53-47 65-61 65-18 0-24-16-24-33 0-11 2-21 7-43 6-23 9-45 15-67z"><text:p/></draw:path><draw:path draw:style-name="gr1665" draw:text-style-name="P134" svg:width="0.0205in" svg:height="0.0575in" svg:x="2.4236in" svg:y="0.1685in" svg:viewBox="0 0 53 147" svg:d="M53 52c0-32-10-52-28-52-16 0-25 13-25 27 0 12 9 25 25 25 5 0 11-2 15-6 1-1 1-1 3-1 0 3 1 0 1 7 0 36-17 66-31 81-5 6-5 7-5 8 0 3 2 6 4 6 5 0 41-38 41-95z"><text:p/></draw:path><draw:path draw:style-name="gr1666" draw:text-style-name="P134" svg:width="0.0823in" svg:height="0.1248in" svg:x="2.5528in" svg:y="0.1043in" svg:viewBox="0 0 210 318" svg:d="M209 31c1-7 1-9 1-13 0-8-5-12-13-12-4 0-12 2-16 9-1 3-5 19-6 27-3 13-7 27-9 39-7 30-14 59-21 88-1 9-21 43-50 43-24 0-29-21-29-40 0-22 8-53 23-96 7-20 9-26 9-35 0-23-15-41-37-41-44 0-61 71-61 76s5 5 6 5c4 0 6-1 7-10 13-46 31-60 47-60 3 0 11 0 11 16 0 12-5 25-8 35-18 51-27 79-27 102 0 43 29 59 56 59 18 0 34-9 47-23-7 26-12 51-30 76-12 17-30 31-51 31-6 0-27-2-35-20 8 0 15 0 21-7 4-4 9-10 9-19 0-16-13-17-17-17-11 0-26 7-26 32 0 24 20 42 48 42 47 0 95-45 107-101 14-63 29-125 44-186z"><text:p/></draw:path><draw:path draw:style-name="gr1667" draw:text-style-name="P134" svg:width="0.0209in" svg:height="0.0575in" svg:x="2.6575in" svg:y="0.1685in" svg:viewBox="0 0 54 147" svg:d="M54 52c0-32-11-52-29-52-16 0-25 13-25 27 0 12 9 25 25 25 5 0 11-2 15-6 1-1 1-1 3-1 0 3 1 0 1 7 0 36-16 66-31 81-5 6-5 7-5 8 0 3 2 6 5 6 4 0 41-38 41-95z"><text:p/></draw:path><draw:path draw:style-name="gr1668" draw:text-style-name="P134" svg:width="0.0756in" svg:height="0.0874in" svg:x="2.7894in" svg:y="0.1043in" svg:viewBox="0 0 193 223" svg:d="M40 177c25-29 38-41 55-57 15-15 28-26 45-44 43-45 53-69 53-70 0-6-4-5-5-6-4 0-5 1-7 6-14 23-24 30-35 30s-15-7-23-15c-8-11-15-21-31-21-34 0-56 46-56 56 0 3 3 6 7 6s5-3 5-6c9-22 35-22 39-22 10 0 18 2 28 7 18 7 24 7 35 7-15 21-54 56-63 64-13 14-27 28-40 42-31 32-47 60-47 63 0 6 4 6 5 6 4 0 4-2 7-7 11-17 24-30 39-30 10 0 15 5 27 19 7 9 15 18 28 18 46 0 71-63 71-76 0-3-1-6-5-6s-5 5-6 7c-11 33-39 41-55 41-9 0-16-3-27-5-15-8-22-9-31-9-1 0-9 0-13 2z"><text:p/></draw:path><draw:path draw:style-name="gr1669" draw:text-style-name="P134" svg:width="0.0413in" svg:height="0.1925in" svg:x="2.8827in" svg:y="0.0445in" svg:viewBox="0 0 106 490" svg:d="M106 245c0-38-5-97-30-153-27-60-67-92-71-92-2 0-5 3-5 6 0 1 0 1 9 11 45 47 71 126 71 228 0 84-17 170-74 231-6 7-6 7-6 9s3 5 5 5c4 0 46-33 73-96 23-54 28-107 28-149z"><text:p/></draw:path><draw:path draw:style-name="gr1670" draw:text-style-name="P134" svg:width="0.0413in" svg:height="0.1925in" svg:x="2.9528in" svg:y="0.0445in" svg:viewBox="0 0 106 490" svg:d="M106 245c0-38-5-97-31-153-27-60-66-92-70-92-2 0-5 3-5 6 0 1 0 1 9 11 44 47 70 126 70 228 0 84-17 170-73 231-6 7-6 7-6 9s3 5 5 5c4 0 46-33 73-96 22-54 28-107 28-149z"><text:p/></draw:path><draw:path draw:style-name="gr1671" draw:text-style-name="P134" svg:width="0.0244in" svg:height="0.1925in" svg:x="3.0157in" svg:y="0.0445in" svg:viewBox="0 0 63 490" svg:d="M63 0c-20 0-42 0-63 0 0 7 0 13 0 20 16 0 30 0 45 0 0 149 0 301 0 451-15 0-29 0-45 0 0 7 0 14 0 19 21 0 43 0 63 0 0-162 0-326 0-490z"><text:p/></draw:path><draw:path draw:style-name="gr1672" draw:text-style-name="P134" svg:width="0.0185in" svg:height="0.0201in" svg:x="3.1173in" svg:y="0.1307in" svg:viewBox="0 0 48 52" svg:d="M48 25c0-14-12-25-25-25-14 0-23 10-23 25 0 14 9 27 23 27 13 0 25-11 25-27z"><text:p/></draw:path><draw:path draw:style-name="gr1673" draw:text-style-name="P134" svg:width="0.0787in" svg:height="0.0378in" svg:x="3.2524in" svg:y="0.0516in" svg:viewBox="0 0 201 97" svg:d="M161 57c-7 7-21 21-21 30 0 5 4 10 9 10 4 0 6-3 8-6 6-8 17-21 36-32 4-3 8-4 8-11 0-5-3-7-7-10-9-7-14-16-18-28-1-4-2-10-9-10-6 0-9 6-9 10 0 3 4 18 10 28-50 0-102 0-152 0-8 0-16 0-16 10 0 9 8 9 16 9 47 0 97 0 145 0z"><text:p/></draw:path><draw:path draw:style-name="gr1674" draw:text-style-name="P134" svg:width="0.0685in" svg:height="0.0874in" svg:x="3.1996in" svg:y="0.1043in" svg:viewBox="0 0 175 223" svg:d="M65 104c13 0 46-2 70-12 31-14 33-43 33-50 0-21-16-42-49-42-50 0-119 48-119 134 0 50 27 89 73 89 64 0 102-52 102-58 0-4-3-7-5-7-3 0-3 2-5 6-37 48-87 48-92 48-35 0-39-41-39-57 0-7 0-21 6-51 8 0 17 0 25 0zM43 92c18-74 65-81 76-81 22 0 34 14 34 31 0 50-73 50-91 50-6 0-13 0-19 0z"><text:p/></draw:path><draw:path draw:style-name="gr1675" draw:text-style-name="P134" svg:width="0.0665in" svg:height="0.0606in" svg:x="3.2811in" svg:y="0.1579in" svg:viewBox="0 0 170 155" svg:d="M63 116c-2 11-14 30-29 30-2 0-11 0-17-5 13-4 13-16 13-19 0-7-5-13-12-13-9 0-18 9-18 21 0 18 17 25 32 25 16 0 29-9 37-23 7 18 24 23 37 23 38 0 57-43 57-51 0-6-4-5-5-6-5 0-5 3-6 7-7 24-26 41-44 41-13 0-20-9-20-23 0-8 8-39 17-78 6-27 21-35 31-35 1 0 10 0 17 5-9 3-13 13-13 19 0 8 4 12 12 12 6 0 18-5 18-21 0-18-21-25-33-25-17 0-28 13-36 25-5-14-21-25-38-25-36 0-57 43-57 53 0 4 4 3 6 4 5 0 5-1 6-5 8-27 29-42 44-42 11 0 20 7 20 24 0 5-4 23-8 35-4 15-7 32-11 47z"><text:p/></draw:path><draw:path draw:style-name="gr1676" draw:text-style-name="P134" svg:width="0.1185in" svg:height="0.128in" svg:x="3.4154in" svg:y="0.0772in" svg:viewBox="0 0 302 326" svg:d="M161 172c42 0 84 0 127 0 6 0 14 0 14-10 0-9-8-9-14-9-43 0-85 0-127 0 0-47 0-91 0-138 0-7 0-15-9-15-10 0-10 8-10 15 0 47 0 91 0 138-42 0-85 0-128 0-6 0-14 0-14 9 0 10 8 10 14 10 43 0 86 0 128 0 0 47 0 93 0 139 0 7 0 15 10 15 9 0 9-8 9-15 0-46 0-92 0-139z"><text:p/></draw:path><draw:path draw:style-name="gr1677" draw:text-style-name="P134" svg:width="0.024in" svg:height="0.1925in" svg:x="3.6051in" svg:y="0.0445in" svg:viewBox="0 0 62 490" svg:d="M62 490c0-5 0-12 0-19-14 0-30 0-44 0 0-150 0-302 0-451 14 0 30 0 44 0 0-7 0-13 0-20-21 0-41 0-62 0 0 164 0 328 0 490 21 0 41 0 62 0z"><text:p/></draw:path><draw:path draw:style-name="gr1678" draw:text-style-name="P134" svg:width="0.0941in" svg:height="0.1417in" svg:x="3.6406in" svg:y="0.0512in" svg:viewBox="0 0 240 361" svg:d="M193 185c-5-30-23-58-60-58-27 0-57 7-92 47-38 40-41 87-41 101 0 30 19 86 84 86 108 0 156-163 156-234 0-78-43-127-99-127-66 0-87 64-87 77 0 7 4 18 17 18 16 0 25-15 25-26 0-17-14-17-21-17 20-37 52-39 65-39 34 0 65 25 65 88 0 19-3 45-12 84zM85 347c-50 0-50-49-50-54 0-13 12-81 30-111 18-28 40-43 68-43 51 0 51 54 51 64 0 35-29 144-99 144z"><text:p/></draw:path><draw:path draw:style-name="gr1679" draw:text-style-name="P134" svg:width="0.0638in" svg:height="0.0874in" svg:x="3.7346in" svg:y="0.1579in" svg:viewBox="0 0 163 223" svg:d="M162 22c1-4 1-5 1-7 0-7-5-11-10-11-4 0-9 2-13 9-1 1-4 12-5 19-3 10-4 18-7 28-2 9-11 52-13 56-13 10-14 30-39 30-22 0-22-23-22-28 0-19 8-41 17-68 4-11 5-14 5-21 0-15-13-29-29-29-33 0-47 48-47 53 0 4 4 4 5 4 5 0 5-1 7-5 7-28 20-42 33-42 6 0 8 4 8 12 0 9-2 16-4 20-15 42-18 55-18 70 0 6 0 22 12 34 10 8 23 9 32 9 13 0 25-5 35-15-5 20-8 34-22 51-8 11-21 22-37 22-3 0-17 0-25-11 18-3 18-18 18-20 0-11-9-13-13-13-8 0-18 7-18 23 0 18 15 31 38 31 32 0 71-27 81-70 10-44 20-87 30-131z"><text:p/></draw:path><draw:path draw:style-name="gr1680" draw:text-style-name="P134" svg:width="0.0409in" svg:height="0.1925in" svg:x="3.8626in" svg:y="0.0445in" svg:viewBox="0 0 105 490" svg:d="M105 485c0-2 0-2-8-10-57-63-71-154-71-230 0-85 17-171 74-231 5-7 5-7 5-8 0-5-1-6-4-6-5 0-45 34-73 95-23 55-28 110-28 150 0 39 5 97 30 153 27 60 66 92 71 92 3 0 4-1 4-5z"><text:p/></draw:path><draw:path draw:style-name="gr1681" draw:text-style-name="P134" svg:width="0.0894in" svg:height="0.1748in" svg:x="3.9236in" svg:y="0.0535in" svg:viewBox="0 0 228 445" svg:d="M144 150c13 0 26 0 39 0 9 0 13 0 13-10 0-6-4-6-12-6-13 0-25 0-38 0 3-19 7-37 9-56 3-9 8-44 12-50 4-10 12-17 21-17 1 0 14 0 22 9-20 1-25 19-25 26 0 11 9 17 17 17 12 0 26-11 26-29 0-23-22-34-40-34-16 0-44 8-58 57-3 10-4 16-15 77-10 0-20 0-31 0-9 0-14 0-14 10 0 6 4 6 13 6 10 0 19 0 30 0-12 64-22 129-34 192-9 47-17 92-40 92-1 0-13 0-22-8 21-2 26-20 26-27 0-11-9-17-17-17-13 0-26 10-26 30 0 22 21 33 39 33 24 0 44-29 52-47 14-31 24-90 26-93 9-51 18-103 27-155z"><text:p/></draw:path><draw:path draw:style-name="gr1682" draw:text-style-name="P134" svg:width="0.0791in" svg:height="0.0976in" svg:x="4.0114in" svg:y="0.1232in" svg:viewBox="0 0 202 249" svg:d="M202 4c0-1 0-4-4-4-1 0-2 0-6 6-5 7-11 12-16 19-11-18-32-25-52-25-44 0-84 39-84 78 0 6 1 20 11 33 10 14 22 16 44 22 6 1 22 6 27 7 10 3 30 10 30 36 0 27-28 61-64 61-28 0-62-11-62-49 0-4 1-12 2-17 0-2 0-3 0-3 0-4-3-4-5-4-4 0-5 0-6 7-5 22-11 45-16 69 0 1-1 2-1 5 0 2 1 4 5 4 1 0 1-1 7-5 2-4 11-16 14-20 17 21 43 25 61 25 48 0 87-44 87-85 0-16-6-30-12-38-12-11-17-13-57-24-8-1-18-4-21-5-8-3-21-12-21-31 0-27 28-55 61-55 35 0 51 21 51 53 0 5-1 13-1 16 0 5 3 5 6 5 4 0 5-1 7-8 5-24 10-49 15-73z"><text:p/></draw:path><draw:path draw:style-name="gr1683" draw:text-style-name="P134" svg:width="0.0409in" svg:height="0.1925in" svg:x="4.1535in" svg:y="0.0445in" svg:viewBox="0 0 105 490" svg:d="M105 485c0-2 0-2-8-10-57-63-71-154-71-230 0-85 17-171 74-231 5-7 5-7 5-8 0-5-1-6-4-6-5 0-45 34-73 95-23 55-28 110-28 150 0 39 5 97 30 153 27 60 66 92 71 92 3 0 4-1 4-5z"><text:p/></draw:path><draw:path draw:style-name="gr1684" draw:text-style-name="P134" svg:width="0.089in" svg:height="0.0874in" svg:x="4.211in" svg:y="0.1043in" svg:viewBox="0 0 227 223" svg:d="M139 69c2-13 13-58 45-58 1 0 13 0 22 6-13 3-22 15-22 26 0 9 5 19 18 19 9 0 25-10 25-30 0-25-28-32-43-32-26 0-43 27-48 38-12-32-36-38-49-38-47 0-73 63-73 76 0 5 4 5 5 5 4 0 6-1 6-5 15-52 46-65 60-65 10 0 25 4 25 32 0 16-8 49-25 118-6 31-22 51-42 51-3 0-13 0-22-6 10-3 20-13 20-27s-10-18-16-18c-15 0-25 14-25 30 0 22 22 32 43 32 30 0 46-35 48-38 5 18 22 38 49 38 47 0 72-63 72-76 0-6-3-6-5-6-5 0-5 3-6 6-16 53-46 65-61 65-17 0-25-16-25-33 0-11 3-21 8-43 5-23 10-45 16-67z"><text:p/></draw:path><draw:path draw:style-name="gr1685" draw:text-style-name="P134" svg:width="0.0205in" svg:height="0.0575in" svg:x="4.3236in" svg:y="0.1685in" svg:viewBox="0 0 53 147" svg:d="M53 52c0-32-12-52-30-52-14 0-23 13-23 27 0 12 9 25 23 25 5 0 12-2 17-6 1-1 1-1 1-1 2 0 2 0 2 7 0 36-16 66-31 81-6 6-6 7-6 8 0 3 3 6 6 6 5 0 41-38 41-95z"><text:p/></draw:path><draw:path draw:style-name="gr1686" draw:text-style-name="P134" svg:width="0.0823in" svg:height="0.1248in" svg:x="4.4528in" svg:y="0.1043in" svg:viewBox="0 0 210 318" svg:d="M207 31c3-7 3-9 3-13 0-8-7-12-13-12-5 0-12 2-17 9 0 3-4 19-6 27-3 13-6 27-9 39-7 30-13 59-20 88-3 9-22 43-52 43-23 0-28-21-28-40 0-22 8-53 23-96 8-20 9-26 9-35 0-23-14-41-37-41-43 0-60 71-60 76s4 5 5 5c5 0 5-1 8-10 12-46 30-60 45-60 4 0 12 0 12 16 0 12-5 25-8 35-18 51-26 79-26 102 0 43 29 59 56 59 17 0 32-9 45-23-6 26-11 51-29 76-12 17-29 31-50 31-6 0-27-2-35-20 7 0 13 0 20-7 4-4 9-10 9-19 0-16-13-17-17-17-10 0-26 7-26 32 0 24 21 42 49 42 47 0 94-45 107-101 14-63 28-125 42-186z"><text:p/></draw:path><draw:path draw:style-name="gr1687" draw:text-style-name="P134" svg:width="0.0205in" svg:height="0.0575in" svg:x="4.5571in" svg:y="0.1685in" svg:viewBox="0 0 53 147" svg:d="M53 52c0-32-12-52-30-52-14 0-23 13-23 27 0 12 9 25 23 25 7 0 12-2 17-6 1-1 1-1 3-1 0 3 0 0 0 7 0 36-16 66-31 81-6 6-6 7-6 8 0 3 3 6 6 6 5 0 41-38 41-95z"><text:p/></draw:path><draw:path draw:style-name="gr1688" draw:text-style-name="P134" svg:width="0.0756in" svg:height="0.0874in" svg:x="4.6886in" svg:y="0.1043in" svg:viewBox="0 0 193 223" svg:d="M41 177c25-29 38-41 54-57 15-15 28-26 45-44 43-45 53-69 53-70 0-6-4-6-5-6-3 0-4 1-7 6-14 23-23 30-33 30-12 0-17-7-24-15-9-11-16-21-32-21-34 0-54 46-54 56 0 3 1 6 5 6s5-3 6-6c8-22 35-22 39-22 9 0 18 2 29 7 18 7 23 7 35 7-17 21-55 56-64 64-14 14-27 28-41 42-31 32-47 60-47 63 0 6 4 3 5 6 4 0 5-2 8-7 10-17 25-30 39-30 10 0 14 5 26 19 7 9 15 18 30 18 44 0 71-63 71-76 0-3-3-6-5-6-6 0-6 5-7 7-10 33-40 41-56 41-9 0-16-3-26-5-15-8-22-9-32-9-1 0-8 0-12 2z"><text:p/></draw:path><draw:path draw:style-name="gr1689" draw:text-style-name="P134" svg:width="0.0409in" svg:height="0.1925in" svg:x="4.7827in" svg:y="0.0445in" svg:viewBox="0 0 105 490" svg:d="M105 245c0-38-4-97-30-153-27-60-66-92-71-92-3 0-4 3-4 6 0 1 0 1 9 11 44 47 70 126 70 228 0 84-17 170-74 231-5 7-5 7-5 9s1 5 4 5c5 0 47-33 72-96 24-54 29-107 29-149z"><text:p/></draw:path><draw:path draw:style-name="gr1690" draw:text-style-name="P134" svg:width="0.0409in" svg:height="0.1925in" svg:x="4.8524in" svg:y="0.0445in" svg:viewBox="0 0 105 490" svg:d="M105 245c0-38-5-97-30-153-27-60-66-92-71-92-3 0-4 3-4 6 0 1 0 1 8 11 45 47 71 126 71 228 0 84-17 170-74 231-5 7-5 7-5 9s1 5 4 5c5 0 45-33 72-96 24-54 29-107 29-149z"><text:p/></draw:path><draw:path draw:style-name="gr1691" draw:text-style-name="P134" svg:width="0.024in" svg:height="0.1925in" svg:x="4.9157in" svg:y="0.0445in" svg:viewBox="0 0 62 490" svg:d="M62 0c-21 0-41 0-62 0 0 7 0 13 0 20 14 0 30 0 44 0 0 149 0 301 0 451-14 0-30 0-44 0 0 7 0 14 0 19 21 0 41 0 62 0 0-162 0-326 0-490z"><text:p/></draw:path><draw:path draw:style-name="gr1692" draw:text-style-name="P134" svg:width="0.0185in" svg:height="0.0201in" svg:x="5.0165in" svg:y="0.1307in" svg:viewBox="0 0 48 52" svg:d="M48 25c0-14-10-25-23-25s-25 10-25 25c0 14 12 27 25 27s23-11 23-27z"><text:p/></draw:path><draw:path draw:style-name="gr1693" draw:text-style-name="P134" svg:width="0.0791in" svg:height="0.0378in" svg:x="5.1496in" svg:y="0.0516in" svg:viewBox="0 0 202 97" svg:d="M162 57c-7 7-22 21-22 30 0 5 5 10 9 10s6-3 9-6c5-8 16-21 36-32 3-3 8-4 8-11 0-5-4-7-6-10-11-7-16-16-20-28 0-4-2-10-9-10-6 0-9 6-9 10 0 3 4 18 12 28-52 0-103 0-154 0-8 0-16 0-16 10 0 9 8 9 16 9 49 0 97 0 146 0z"><text:p/></draw:path><draw:path draw:style-name="gr1694" draw:text-style-name="P134" svg:width="0.0685in" svg:height="0.0874in" svg:x="5.0992in" svg:y="0.1043in" svg:viewBox="0 0 175 223" svg:d="M63 104c13 0 47-2 70-12 33-14 34-43 34-50 0-21-17-42-48-42-50 0-119 48-119 134 0 50 26 89 71 89 65 0 104-52 104-58 0-4-3-7-7-7-1 0-2 2-5 6-36 48-85 48-90 48-37 0-41-41-41-57 0-7 0-21 8-51 8 0 16 0 23 0zM43 92c17-74 65-81 76-81 21 0 34 14 34 31 0 50-73 50-92 50-7 0-12 0-18 0z"><text:p/></draw:path><draw:path draw:style-name="gr1695" draw:text-style-name="P134" svg:width="0.0638in" svg:height="0.0874in" svg:x="5.1803in" svg:y="0.1579in" svg:viewBox="0 0 163 223" svg:d="M162 22c1-4 1-5 1-7 0-7-5-11-10-11-4 0-11 2-13 9-1 1-4 12-5 19-3 10-4 18-7 28-2 9-11 52-13 56-13 10-14 30-39 30-22 0-22-23-22-28 0-19 8-41 17-68 4-11 5-14 5-21 0-15-13-29-29-29-33 0-47 48-47 53 0 4 4 4 5 4 4 0 5-1 5-5 9-28 22-42 35-42 6 0 8 4 8 12 0 9-2 16-4 20-15 42-19 55-19 70 0 6 0 22 13 34 10 8 23 9 32 9 12 0 23-5 34-15-4 20-8 34-21 51-8 11-21 22-37 22-3 0-19 0-25-11 17-3 17-18 17-20 0-11-9-13-12-13-8 0-18 7-18 23 0 18 14 31 38 31 32 0 71-27 81-70 10-44 20-87 30-131z"><text:p/></draw:path><draw:path draw:style-name="gr1696" draw:text-style-name="P134" svg:width="0.1189in" svg:height="0.128in" svg:x="5.3102in" svg:y="0.0772in" svg:viewBox="0 0 303 326" svg:d="M161 172c42 0 84 0 127 0 6 0 15 0 15-10 0-9-9-9-15-9-43 0-85 0-127 0 0-47 0-91 0-138 0-7 0-15-9-15-10 0-10 8-10 15 0 47 0 91 0 138-42 0-84 0-126 0-7 0-16 0-16 9 0 10 9 10 16 10 42 0 84 0 126 0 0 47 0 93 0 139 0 7 0 15 10 15 9 0 9-8 9-15 0-46 0-92 0-139z"><text:p/></draw:path><draw:path draw:style-name="gr1697" draw:text-style-name="P134" svg:width="0.024in" svg:height="0.1925in" svg:x="5.5008in" svg:y="0.0445in" svg:viewBox="0 0 62 490" svg:d="M62 490c0-5 0-12 0-19-14 0-30 0-44 0 0-150 0-302 0-451 14 0 30 0 44 0 0-7 0-13 0-20-21 0-41 0-62 0 0 164 0 328 0 490 21 0 41 0 62 0z"><text:p/></draw:path><draw:path draw:style-name="gr1698" draw:text-style-name="P134" svg:width="0.0941in" svg:height="0.1417in" svg:x="5.5362in" svg:y="0.0512in" svg:viewBox="0 0 240 361" svg:d="M193 185c-5-30-23-58-58-58-29 0-59 7-94 47-37 40-41 87-41 101 0 30 21 86 84 86 109 0 156-163 156-234 0-78-42-127-99-127-66 0-87 64-87 77 0 7 4 18 19 18 14 0 23-15 23-26 0-17-13-17-21-17 20-37 52-39 66-39 33 0 65 25 65 88 0 19-3 45-13 84zM85 347c-50 0-50-49-50-54 0-13 12-81 31-111 18-28 40-43 69-43 49 0 50 54 50 64 0 35-30 144-100 144z"><text:p/></draw:path><draw:path draw:style-name="gr1699" draw:text-style-name="P134" svg:width="0.0571in" svg:height="0.0606in" svg:x="5.6323in" svg:y="0.1579in" svg:viewBox="0 0 146 155" svg:d="M34 122c9-9 14-16 41-39 7-6 31-27 40-35 20-21 31-40 31-44s-4-4-5-4c-2 0-4 1-5 4-10 16-17 21-25 21-3 0-9 0-18-10-10-12-18-15-24-15-26 0-43 31-43 41 0 2 2 4 5 4 4 0 4-2 5-4 5-13 24-13 29-13 6 0 15 1 19 3 18 4 20 4 27 4-7 8-13 15-44 41-24 22-33 30-39 37-19 20-28 35-28 38 0 4 4 4 5 4 4 0 4 0 5-2 9-14 18-21 30-21 4 0 9 0 17 8 10 10 17 15 27 15 34 0 55-42 55-53 0-4-3-4-6-4s-3 1-5 6c-6 16-24 25-40 25-8 0-15-2-23-4-16-3-18-3-24-3-1 0-5 0-7 0z"><text:p/></draw:path><draw:path draw:style-name="gr1700" draw:text-style-name="P134" svg:width="0.0413in" svg:height="0.1925in" svg:x="5.7547in" svg:y="0.0445in" svg:viewBox="0 0 106 490" svg:d="M106 485c0-2 0-2-8-10-57-63-71-154-71-230 0-85 17-171 73-231 6-7 6-7 6-8 0-5-2-6-5-6-4 0-45 34-73 95-23 55-28 110-28 150 0 39 5 97 30 153 27 60 67 92 71 92 3 0 5-1 5-5z"><text:p/></draw:path><draw:path draw:style-name="gr1701" draw:text-style-name="P134" svg:width="0.089in" svg:height="0.1748in" svg:x="5.8161in" svg:y="0.0535in" svg:viewBox="0 0 227 445" svg:d="M142 150c13 0 26 0 39 0 9 0 15 0 15-10 0-6-6-6-13-6-13 0-25 0-38 0 3-19 7-37 9-56 3-9 9-44 12-50 4-10 11-17 21-17 2 0 14 0 23 9-21 1-25 19-25 26 0 11 8 17 17 17 12 0 25-11 25-29 0-23-21-34-40-34-16 0-45 8-57 57-3 10-4 16-16 77-10 0-21 0-31 0-9 0-14 0-14 10 0 6 5 6 13 6 10 0 19 0 29 0-11 64-22 129-33 192-8 47-16 92-39 92-3 0-14 0-22-8 21-2 24-20 24-27 0-11-7-17-16-17-12 0-25 10-25 30 0 22 19 33 39 33 24 0 43-29 50-47 15-31 26-90 26-93 9-51 18-103 27-155z"><text:p/></draw:path><draw:path draw:style-name="gr1702" draw:text-style-name="P134" svg:width="0.0791in" svg:height="0.0976in" svg:x="5.9039in" svg:y="0.1232in" svg:viewBox="0 0 202 249" svg:d="M202 4c0-1-1-4-4-4-2 0-2 0-6 6-5 7-11 12-16 19-13-18-32-25-52-25-45 0-85 39-85 78 0 6 1 20 10 33 12 14 24 16 46 22 6 1 22 6 25 7 11 3 30 10 30 36 0 27-27 61-63 61-27 0-61-11-61-49 0-4 0-12 1-17 0-2 0-3 0-3 0-4-4-4-5-4-4 0-4 0-5 7-5 22-12 45-17 69 0 1 0 2 0 5 0 2 1 4 4 4 1 0 2-1 6-5s12-16 16-20c17 21 41 25 61 25 48 0 87-44 87-85 0-16-7-30-13-38-12-11-16-13-57-24-7-1-17-4-21-5-8-3-21-12-21-31 0-27 29-55 61-55 35 0 52 21 52 53 0 5-1 13-1 16 0 5 3 5 5 5 5 0 5-1 6-8 5-24 12-49 17-73z"><text:p/></draw:path><draw:path draw:style-name="gr1703" draw:text-style-name="P134" svg:width="0.0413in" svg:height="0.1925in" svg:x="6.0457in" svg:y="0.0445in" svg:viewBox="0 0 106 490" svg:d="M106 485c0-2 0-2-8-10-57-63-72-154-72-230 0-85 18-171 74-231 6-7 6-7 6-8 0-5-2-6-5-6-4 0-45 34-73 95-23 55-28 110-28 150 0 39 5 97 30 153 27 60 67 92 71 92 3 0 5-1 5-5z"><text:p/></draw:path><draw:path draw:style-name="gr1704" draw:text-style-name="P134" svg:width="0.089in" svg:height="0.0874in" svg:x="6.1031in" svg:y="0.1043in" svg:viewBox="0 0 227 223" svg:d="M139 69c2-13 13-58 45-58 3 0 13 0 23 6-13 3-22 15-22 26 0 9 5 19 17 19 10 0 25-10 25-30 0-25-28-32-43-32-26 0-42 27-47 38-11-32-36-38-49-38-48 0-74 63-74 76 0 5 4 5 5 5 4 0 6-1 7-5 15-52 45-65 61-65 9 0 24 4 24 32 0 16-7 49-24 118-8 31-24 51-44 51-3 0-13 0-22-6 11-3 20-13 20-27s-9-18-16-18c-13 0-25 14-25 30 0 22 23 32 43 32 30 0 46-35 48-38 5 18 22 38 49 38 47 0 72-63 72-76 0-6-3-6-5-6-4 0-5 3-6 6-14 53-46 65-60 65-18 0-26-16-26-33 0-11 3-21 8-43 5-23 10-45 16-67z"><text:p/></draw:path><draw:path draw:style-name="gr1705" draw:text-style-name="P134" svg:width="0.0205in" svg:height="0.0575in" svg:x="6.2157in" svg:y="0.1685in" svg:viewBox="0 0 53 147" svg:d="M53 52c0-32-12-52-28-52s-25 13-25 27c0 12 9 25 25 25 5 0 10-2 15-6 1-1 1-1 3-1 0 3 0 0 0 7 0 36-16 66-31 81-4 6-4 7-4 8 0 3 1 6 4 6 5 0 41-38 41-95z"><text:p/></draw:path><draw:path draw:style-name="gr1706" draw:text-style-name="P134" svg:width="0.0823in" svg:height="0.1248in" svg:x="6.3449in" svg:y="0.1043in" svg:viewBox="0 0 210 318" svg:d="M209 31c1-7 1-9 1-13 0-8-7-12-13-12-4 0-12 2-16 9-1 3-5 19-6 27-4 13-7 27-9 39-7 30-14 59-21 88-1 9-21 43-52 43-23 0-27-21-27-40 0-22 8-53 22-96 8-20 9-26 9-35 0-23-14-41-36-41-44 0-61 71-61 76s4 4 5 5c5 0 5-1 8-10 13-46 31-60 47-60 2 0 10 0 10 16 0 12-4 25-8 35-18 51-26 79-26 102 0 43 29 59 56 59 18 0 34-9 45-23-5 26-10 51-28 76-13 17-30 31-51 31-6 0-27-2-35-20 8 0 13 0 20-7 5-4 9-10 9-19 0-16-12-17-17-17-10 0-25 7-25 32 0 24 20 42 48 42 47 0 94-45 107-101 14-63 29-125 44-186z"><text:p/></draw:path><draw:path draw:style-name="gr1707" draw:text-style-name="P134" svg:width="0.0205in" svg:height="0.0575in" svg:x="6.4492in" svg:y="0.1685in" svg:viewBox="0 0 53 147" svg:d="M53 52c0-32-10-52-28-52-16 0-25 13-25 27 0 12 9 25 25 25 5 0 11-2 15-6 1-1 1-1 3-1 0 3 1 0 1 7 0 36-17 66-31 81-5 6-5 7-5 8 0 3 2 6 4 6 5 0 41-38 41-95z"><text:p/></draw:path><draw:path draw:style-name="gr1708" draw:text-style-name="P134" svg:width="0.0756in" svg:height="0.0874in" svg:x="6.5807in" svg:y="0.1043in" svg:viewBox="0 0 193 223" svg:d="M41 177c25-29 38-41 55-57 14-15 28-26 44-44 44-45 53-69 53-70 0-6-3-5-4-6-4 0-5 1-8 6-13 23-23 30-33 30-11 0-17-7-24-15-9-11-16-21-31-21-35 0-55 46-55 56 0 3 0 6 5 6 4 0 5-3 6-6 9-22 35-22 39-22 9 0 18 2 29 7 18 7 23 7 35 7-17 21-55 56-64 64-13 14-27 28-40 42-31 32-48 60-48 63 0 6 5 6 6 6 3 0 4-2 7-7 10-17 25-30 39-30 10 0 15 5 27 19 8 9 16 18 29 18 45 0 71-63 71-76 0-3-2-6-5-6-4 0-6 5-7 7-10 33-40 41-54 41-9 0-17-3-28-5-15-8-22-9-31-9-1 0-9 0-13 2z"><text:p/></draw:path><draw:path draw:style-name="gr1709" draw:text-style-name="P134" svg:width="0.0413in" svg:height="0.1925in" svg:x="6.6748in" svg:y="0.0445in" svg:viewBox="0 0 106 490" svg:d="M106 245c0-38-5-97-30-153-28-60-67-92-71-92-2 0-5 3-5 6 0 1 0 1 9 11 44 47 70 126 70 228 0 84-17 170-73 231-6 7-6 7-6 9s3 5 5 5c4 0 46-33 73-96 23-54 28-107 28-149z"><text:p/></draw:path><draw:path draw:style-name="gr1710" draw:text-style-name="P134" svg:width="0.0409in" svg:height="0.1925in" svg:x="6.7445in" svg:y="0.0445in" svg:viewBox="0 0 105 490" svg:d="M105 245c0-38-4-97-30-153-27-60-66-92-71-92-3 0-4 3-4 6 0 1 0 1 9 11 44 47 70 126 70 228 0 84-17 170-74 231-5 7-5 7-5 9s1 5 4 5c5 0 47-33 72-96 24-54 29-107 29-149z"><text:p/></draw:path><draw:path draw:style-name="gr1711" draw:text-style-name="P134" svg:width="0.024in" svg:height="0.1925in" svg:x="6.8079in" svg:y="0.0445in" svg:viewBox="0 0 62 490" svg:d="M62 0c-21 0-41 0-62 0 0 7 0 13 0 20 14 0 30 0 44 0 0 149 0 301 0 451-14 0-30 0-44 0 0 7 0 14 0 19 21 0 41 0 62 0 0-162 0-326 0-490z"><text:p/></draw:path><draw:path draw:style-name="gr1712" draw:text-style-name="P134" svg:width="0.0189in" svg:height="0.0201in" svg:x="6.9087in" svg:y="0.1307in" svg:viewBox="0 0 49 52" svg:d="M49 25c0-14-11-25-24-25s-25 10-25 25c0 14 12 27 25 27s24-11 24-27z"><text:p/></draw:path><draw:path draw:style-name="gr1713" draw:text-style-name="P134" svg:width="0.0791in" svg:height="0.0378in" svg:x="7.0402in" svg:y="0.0516in" svg:viewBox="0 0 202 97" svg:d="M162 57c-7 7-22 21-22 30 0 5 5 10 9 10s6-3 9-6c5-8 16-21 36-32 3-3 8-4 8-11 0-5-4-7-6-10-11-7-16-16-20-28-1-4-2-10-9-10-6 0-9 6-9 10 0 3 4 18 12 28-52 0-103 0-154 0-8 0-16 0-16 10 0 9 8 9 16 9 49 0 97 0 146 0z"><text:p/></draw:path><draw:path draw:style-name="gr1714" draw:text-style-name="P134" svg:width="0.0685in" svg:height="0.0874in" svg:x="6.9913in" svg:y="0.1043in" svg:viewBox="0 0 175 223" svg:d="M65 104c13 0 46-2 68-12 33-14 35-43 35-50 0-21-18-42-49-42-50 0-119 48-119 134 0 50 27 89 71 89 66 0 104-52 104-58 0-4-3-7-5-7-3 0-4 2-7 6-35 48-85 48-90 48-35 0-41-41-41-57 0-7 2-21 8-51 8 0 17 0 25 0zM43 92c18-74 65-81 76-81 22 0 34 14 34 31 0 50-73 50-91 50-6 0-13 0-19 0z"><text:p/></draw:path><draw:path draw:style-name="gr1715" draw:text-style-name="P134" svg:width="0.0571in" svg:height="0.0606in" svg:x="7.0744in" svg:y="0.1579in" svg:viewBox="0 0 146 155" svg:d="M34 122c7-9 14-16 41-39 7-6 30-27 39-35 19-21 32-40 32-44s-4-4-5-4c-4 0-4 1-6 4-9 16-16 21-24 21-3 0-9 0-18-10-11-12-18-15-26-15-24 0-42 31-42 41 0 2 3 4 5 4 4 0 5-2 6-4 5-13 22-13 27-13 8 0 16 1 21 3 17 4 20 4 27 4-7 8-14 15-44 41-24 22-33 30-39 37-19 20-28 35-28 38 0 4 4 4 5 4 3 0 4 0 5-2 9-14 18-21 30-21 4 0 8 0 17 8 10 10 16 15 26 15 35 0 56-42 56-53 0-4-4-4-6-4-3 0-5 1-5 6-6 16-26 25-41 25-7 0-16-2-24-4-14-3-16-3-22-3-1 0-6 0-7 0z"><text:p/></draw:path></draw:g></draw:g></text:p>
      <text:p text:style-name="Text_20_body"><draw:g text:anchor-type="as-char" svg:y="-0.3965in" draw:z-index="88" draw:style-name="gr1"><svg:title>TexMaths</svg:title><svg:desc>14§display§\vec{\text{grad}}\left(f_S\left(x,\ y,\ z\right)\right)=\begin{pmatrix}
\partial _x\left(f_S\left(x,\ y,\ z\right)\right) \\
\partial _y\left(f_S\left(x,\ y,\ z\right)\right) \\
\partial _z\left(f_S\left(x,\ y,\ z\right)\right)
\end{pmatrix}_{\left(O,\ \vec{e_x},\ \vec{e_y},\ \vec{e_z}\right)}§svg§600§FALSE§</svg:desc><draw:g draw:style-name="gr2"><draw:path draw:style-name="gr1519" draw:text-style-name="P133" svg:width="4.5547in" svg:height="0.7248in" svg:x="0.0047in" svg:y="0.0098in" svg:viewBox="0 0 11570 1842" svg:d="M0 0c3857 0 7713 0 11570 0 0 614 0 1227 0 1842-3857 0-7713 0-11570 0 0-615 0-1228 0-1842z"><text:p/></draw:path><draw:path draw:style-name="gr1520" draw:text-style-name="P134" svg:width="0.0854in" svg:height="0.0382in" svg:x="0.1551in" svg:y="0.2075in" svg:viewBox="0 0 218 98" svg:d="M175 59c-7 7-24 19-24 29 0 4 6 10 10 10 6 0 7-4 10-7 5-7 17-21 39-32 3-2 8-4 8-10 0-4-4-7-7-10-11-7-16-17-19-28-2-4-4-11-10-11-7 0-10 7-10 11 0 2 3 18 11 28-54 0-110 0-165 0-8 0-18 0-18 10s10 10 18 10c52 0 105 0 157 0z"><text:p/></draw:path><draw:path draw:style-name="gr1521" draw:text-style-name="P134"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4-24-11 0-32 3-53 22-20-15-41-16-52-16-46 0-80 33-80 71 0 21 12 41 24 50-7 7-15 24-15 41 0 15 5 34 21 43-30 9-45 30-45 51 0 35 49 61 109 61 58 0 109-25 109-63 0-16-7-42-32-56-26-14-54-14-85-14-13 0-34 0-37 0-15-2-26-18-26-33zM109 312c-50 0-84-25-84-50 0-24 18-42 41-44 10 0 19 0 29 0 42 0 97 0 97 44 0 26-35 50-83 50z"><text:p/></draw:path><draw:path draw:style-name="gr1522" draw:text-style-name="P134" svg:width="0.0646in" svg:height="0.085in" svg:x="0.0972in" svg:y="0.3114in" svg:viewBox="0 0 165 217" svg:d="M67 53c0-18 0-35 0-53-22 1-45 3-67 4 0 6 0 10 0 16 34 0 38 4 38 28 0 43 0 88 0 131 0 23-6 23-38 23 0 5 0 9 0 15 18-1 42-1 56-1 20 0 42 0 62 1 0-6 0-10 0-15-3 0-7 0-10 0-37 0-38-6-38-24 0-25 0-51 0-76 0-47 21-92 59-92 3 0 4 0 4 1-1 0-11 6-11 18 0 14 11 21 22 21 9 0 21-5 21-21 0-15-15-29-36-29-37 0-55 32-62 53z"><text:p/></draw:path><draw:path draw:style-name="gr1523" draw:text-style-name="P134" svg:width="0.0874in" svg:height="0.089in" svg:x="0.1756in" svg:y="0.3094in" svg:viewBox="0 0 223 227" svg:d="M143 183c3 20 15 41 39 41 10 0 41-7 41-46 0-10 0-18 0-28-5 0-9 0-13 0 0 10 0 18 0 28 0 28-13 31-18 31-16 0-18-23-18-26 0-32 0-65 0-98 0-21 0-39-17-57-20-20-45-28-69-28-39 0-74 24-74 56 0 15 10 24 22 24 14 0 24-10 24-24 0-6-3-21-25-22 13-17 36-23 53-23 24 0 52 20 52 63 0 6 0 13 0 18-25 2-60 3-91 19-36 16-49 42-49 63 0 40 48 53 78 53 34 0 56-20 65-44zM140 102c0 17 0 34 0 51 0 46-35 63-57 63-24 0-45-17-45-42 0-27 21-68 102-72z"><text:p/></draw:path><draw:path draw:style-name="gr1524" draw:text-style-name="P134" svg:width="0.0949in" svg:height="0.1362in" svg:x="0.2709in" svg:y="0.2622in" svg:viewBox="0 0 242 347" svg:d="M171 313c0 12 0 23 0 34 24-3 47-4 71-6 0-5 0-11 0-15-33 0-38-4-38-28 0-99 0-199 0-298-23 1-47 4-71 6 0 5 0 9 0 15 35 0 39 3 39 27 0 35 0 71 0 106-15-17-36-29-63-29-57 0-109 47-109 110s48 112 105 112c31 0 53-17 66-34zM171 182c0 34 0 67 0 101 0 9 0 9-6 18-15 24-38 35-59 35-22 0-39-13-51-32-13-20-14-48-14-67s1-48 15-70c10-16 29-33 56-33 17 0 38 9 53 30 6 8 6 10 6 18z"><text:p/></draw:path><draw:path draw:style-name="gr1525" draw:text-style-name="P134" svg:width="0.0441in" svg:height="0.1937in" svg:x="0.4236in" svg:y="0.2516in" svg:viewBox="0 0 113 493" svg:d="M113 487c0-1 0-3-8-11-62-62-77-154-77-230 0-85 18-170 80-232 5-6 5-7 5-8 0-5-1-6-4-6-5 0-49 34-78 97-25 53-31 107-31 149 0 38 6 98 32 154 30 60 72 93 77 93 3 0 4-2 4-6z"><text:p/></draw:path><draw:path draw:style-name="gr1526" draw:text-style-name="P134" svg:width="0.0965in" svg:height="0.176in" svg:x="0.4898in" svg:y="0.2598in" svg:viewBox="0 0 246 448" svg:d="M155 150c14 0 28 0 42 0 10 0 14 0 14-10 0-6-4-6-12-6-14 0-27 0-41 0 3-18 7-37 10-56 1-9 8-44 11-50 6-10 14-17 24-17 1 0 14 0 24 9-21 2-27 19-27 26 0 11 10 17 18 17 13 0 28-10 28-29 0-23-23-34-43-34-17 0-48 8-63 57-3 12-4 16-15 77-12 0-24 0-35 0-9 0-14 0-14 10 0 6 4 6 14 6 11 0 21 0 32 0-13 64-24 130-37 194-9 48-18 93-43 93-1 0-14 0-24-9 23-1 27-19 27-26 0-12-9-19-18-19-13 0-27 12-27 31 0 21 22 34 42 34 27 0 46-30 56-48 15-31 27-91 27-94 9-51 21-104 30-156z"><text:p/></draw:path><draw:path draw:style-name="gr1527" draw:text-style-name="P134" svg:width="0.0854in" svg:height="0.0972in" svg:x="0.5846in" svg:y="0.3311in" svg:viewBox="0 0 218 248" svg:d="M218 4c0-1 0-4-4-4-1 0-3 0-7 4-5 7-11 13-17 20-12-18-35-24-56-24-47 0-91 39-91 78 0 6 2 19 12 33 11 12 23 16 47 22 7 1 24 4 30 6 11 2 32 11 32 36 0 28-30 62-69 62-31 0-67-12-67-49 0-5 1-12 3-19 0-1 0-1 0-1 0-4-4-4-6-4-4 0-5 0-7 7-5 22-11 46-17 68 0 2-1 3-1 5s1 4 4 4 3 0 7-4c4-5 14-16 17-20 18 20 45 24 66 24 52 0 94-45 94-86 0-14-6-28-13-36-13-13-18-14-63-24-7-1-18-4-21-5-8-3-22-12-22-31 0-28 29-56 65-56 38 0 55 21 55 54 0 5-1 13-1 16 0 4 4 4 7 4 4 0 4-1 5-7 6-24 13-49 18-73z"><text:p/></draw:path><draw:path draw:style-name="gr1528" draw:text-style-name="P134" svg:width="0.0441in" svg:height="0.1937in" svg:x="0.7382in" svg:y="0.2516in" svg:viewBox="0 0 113 493" svg:d="M113 487c0-1 0-3-8-11-62-62-77-154-77-230 0-85 18-170 80-232 5-6 5-7 5-8 0-5-1-6-4-6-5 0-50 34-78 97-25 53-31 107-31 149 0 38 4 98 32 154 30 60 72 93 77 93 3 0 4-2 4-6z"><text:p/></draw:path><draw:path draw:style-name="gr1529" draw:text-style-name="P134" svg:width="0.0961in" svg:height="0.0874in" svg:x="0.8in" svg:y="0.3114in" svg:viewBox="0 0 245 223" svg:d="M150 69c3-13 14-59 49-59 1 0 14 0 24 7-14 3-24 14-24 26 0 7 5 17 19 17 10 0 27-8 27-28 0-26-29-32-46-32-28 0-46 25-52 36-13-32-39-36-53-36-51 0-80 63-80 76 0 4 6 4 7 4 4 0 6-2 6-6 16-52 49-64 65-64 10 0 27 4 27 33 0 16-8 48-27 117-7 30-25 51-46 51-3 0-14 0-25-7 13-1 24-12 24-26 0-13-11-17-18-17-16 0-27 13-27 28 0 24 24 34 46 34 32 0 49-35 52-38 6 18 22 38 52 38 52 0 80-65 80-76 0-6-5-6-6-6-6 0-6 2-7 6-17 53-50 64-66 64-19 0-26-15-26-32 0-11 2-22 8-43 6-23 11-45 17-67z"><text:p/></draw:path><draw:path draw:style-name="gr1530" draw:text-style-name="P134" svg:width="0.0228in" svg:height="0.0575in" svg:x="0.9213in" svg:y="0.3756in" svg:viewBox="0 0 59 147" svg:d="M59 50c0-32-13-50-32-50-16 0-27 11-27 25s11 27 27 27c5 0 12-3 16-7 2 0 2-2 3-2 2 0 2 2 2 7 0 37-17 68-34 83-6 6-6 7-6 8 0 3 3 6 6 6 4 0 45-38 45-97z"><text:p/></draw:path><draw:path draw:style-name="gr1531" draw:text-style-name="P134" svg:width="0.089in" svg:height="0.1248in" svg:x="1.0614in" svg:y="0.3114in" svg:viewBox="0 0 227 318" svg:d="M224 29c3-7 3-8 3-11 0-8-7-14-14-14-6 0-14 3-18 11 0 3-5 17-7 27-3 13-7 25-10 39-7 30-14 59-21 88-3 7-24 42-56 42-25 0-31-22-31-40 0-23 8-52 25-95 9-21 10-27 10-37 0-21-15-39-41-39-46 0-64 70-64 76 0 4 4 4 6 4 5 0 5-2 8-9 13-46 32-61 49-61 4 0 13 0 13 15 0 13-6 25-9 35-19 52-28 80-28 104 0 43 31 59 59 59 20 0 36-9 50-23-7 25-12 49-32 76-12 16-31 30-54 30-7 0-28-1-37-21 7 0 14 0 21-5 4-4 10-11 10-20 0-15-14-18-18-18-11 0-28 9-28 32 0 25 22 44 52 44 51 0 102-45 116-101 15-63 31-125 46-188z"><text:p/></draw:path><draw:path draw:style-name="gr1532" draw:text-style-name="P134" svg:width="0.022in" svg:height="0.0575in" svg:x="1.1744in" svg:y="0.3756in" svg:viewBox="0 0 57 147" svg:d="M57 50c0-32-12-50-32-50-15 0-25 11-25 25s10 27 25 27c7 0 13-3 18-7 2 0 2-2 2-2 1 0 1 2 1 7 0 37-17 68-33 83-6 6-6 7-6 8 0 3 3 6 6 6 5 0 44-38 44-97z"><text:p/></draw:path><draw:path draw:style-name="gr1533" draw:text-style-name="P134" svg:width="0.0819in" svg:height="0.0874in" svg:x="1.3165in" svg:y="0.3114in" svg:viewBox="0 0 209 223" svg:d="M45 176c26-29 40-42 57-56 0-1 31-26 49-44 46-47 58-70 58-72 0-4-5-4-6-4-3 0-4 0-7 4-15 24-27 32-38 32-12 0-17-7-24-15-9-11-18-21-35-21-36 0-58 45-58 56 0 1 1 4 5 4s6-1 7-4c9-24 38-24 41-24 11 0 19 4 32 7 20 9 24 9 38 9-18 21-60 56-69 64-15 14-29 27-45 41-33 33-50 61-50 64 0 6 4 6 6 6 4 0 5-2 8-7 11-17 25-31 42-31 11 0 15 4 28 19 8 10 17 19 32 19 48 0 77-63 77-76 0-3-3-6-7-6s-4 3-5 7c-13 31-44 41-61 41-9 0-18-3-28-6-16-7-25-8-35-8-1 0-8 0-12 1z"><text:p/></draw:path><draw:path draw:style-name="gr1534" draw:text-style-name="P134" svg:width="0.0441in" svg:height="0.1937in" svg:x="1.4181in" svg:y="0.2516in" svg:viewBox="0 0 113 493" svg:d="M113 246c0-37-5-98-32-154-29-60-71-92-77-92-3 0-4 3-4 6 0 1 0 2 8 11 49 49 77 127 77 229 0 84-18 171-79 233-6 5-6 7-6 8 0 3 1 6 4 6 6 0 49-34 79-97 25-55 30-109 30-150z"><text:p/></draw:path><draw:path draw:style-name="gr1535" draw:text-style-name="P134" svg:width="0.0449in" svg:height="0.1937in" svg:x="1.4929in" svg:y="0.2516in" svg:viewBox="0 0 115 493" svg:d="M115 246c0-37-6-98-32-154-30-60-73-92-77-92-3 0-6 3-6 6 0 1 0 2 10 11 49 49 77 127 77 229 0 84-18 171-80 233-7 5-7 7-7 8 0 3 3 6 6 6 4 0 49-34 78-97 25-55 31-109 31-150z"><text:p/></draw:path><draw:path draw:style-name="gr1536" draw:text-style-name="P134" svg:width="0.1287in" svg:height="0.0449in" svg:x="1.622in" svg:y="0.3256in" svg:viewBox="0 0 328 115" svg:d="M311 20c7 0 17 0 17-10s-10-10-17-10c-98 0-196 0-294 0-7 0-17 0-17 10s10 10 17 10c98 0 196 0 294 0zM311 115c7 0 17 0 17-10s-10-10-17-10c-98 0-196 0-294 0-7 0-17 0-17 10s10 10 17 10c98 0 196 0 294 0z"><text:p/></draw:path><draw:path draw:style-name="gr1537" draw:text-style-name="P134" svg:width="0.1067in" svg:height="0.3496in" svg:x="1.872in" svg:y="0in" svg:viewBox="0 0 272 889" svg:d="M41 889c11 0 14 0 14-6 1-346 40-631 212-872 5-4 3-4 5-5 0-6-6-6-13-6-8 0-8 0-10 1-1 2-64 73-113 173-66 128-107 278-125 457-1 16-11 118-11 234 0 5 0 12 0 19 0 5 3 5 14 5 8 0 18 0 27 0z"><text:p/></draw:path><draw:path draw:style-name="gr1538" draw:text-style-name="P134" svg:width="0.1067in" svg:height="0.35in" svg:x="1.872in" svg:y="0.3461in" svg:viewBox="0 0 272 890" svg:d="M14 0c-11 0-14 0-14 6 0 7 0 12 0 19 0 301 53 476 69 526 33 110 88 224 170 325 7 10 9 13 12 13 0 1 0 1 8 1 7 0 13 0 13-6-2-2 0-1-5-5-163-227-212-501-212-872 0-7-3-7-14-7-9 0-19 0-27 0z"><text:p/></draw:path><draw:path draw:style-name="gr1539" draw:text-style-name="P134" svg:width="0.1016in" svg:height="0.1421in" svg:x="1.9929in" svg:y="0.0236in" svg:viewBox="0 0 259 362" svg:d="M209 186c-6-31-26-59-65-59-29 0-61 9-99 47-41 40-45 86-45 102 0 30 22 86 91 86 116 0 168-165 168-235 0-78-46-127-106-127-72 0-94 64-94 78 0 7 4 17 18 17 17 0 27-15 27-26 0-17-16-17-23-17 21-37 56-39 70-39 37 0 72 25 72 89 0 18-3 44-14 84zM92 350c-54 0-54-52-54-56 0-14 12-83 32-112 20-28 45-43 74-43 55 0 55 54 55 64 0 36-31 147-107 147z"><text:p/></draw:path><draw:path draw:style-name="gr1540" draw:text-style-name="P134" svg:width="0.0724in" svg:height="0.0606in" svg:x="2.0945in" svg:y="0.1315in" svg:viewBox="0 0 185 155" svg:d="M70 115c-4 12-15 31-32 31-2 0-11 0-18-5 14-5 14-16 14-19 0-7-6-13-13-13-10 0-21 9-21 21 0 17 20 25 36 25 17 0 31-9 40-25 8 18 26 25 40 25 39 0 60-43 60-53 0-4-2-3-4-4-5 0-5 1-7 6-7 23-28 42-47 42-14 0-21-10-21-23 0-8 8-40 18-78 7-27 22-35 33-35 2 0 12 0 19 4-12 4-16 13-16 20s6 12 14 12c7 0 20-7 20-21 0-19-23-25-35-25-18 0-32 11-39 24-6-14-23-24-42-24-38 0-61 42-61 53 0 4 5 3 6 4 6 0 6-1 7-5 8-28 31-42 48-42 11 0 19 5 19 22 0 7-3 24-7 37-4 15-7 30-11 46z"><text:p/></draw:path><draw:path draw:style-name="gr1541" draw:text-style-name="P134" svg:width="0.0449in" svg:height="0.1937in" svg:x="2.237in" svg:y="0.0169in" svg:viewBox="0 0 115 493" svg:d="M115 487c0-1 0-3-9-11-61-62-78-154-78-230 0-85 20-170 80-232 7-6 7-7 7-8 0-5-3-6-6-6-5 0-49 34-78 97-25 53-31 107-31 149 0 38 6 98 32 154 30 60 72 93 77 93 3 0 6-2 6-6z"><text:p/></draw:path><draw:path draw:style-name="gr1542" draw:text-style-name="P134" svg:width="0.0965in" svg:height="0.176in" svg:x="2.3028in" svg:y="0.026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1 0 21 22 34 42 34 28 0 48-30 56-48 15-31 27-91 28-94 10-51 20-104 29-156z"><text:p/></draw:path><draw:path draw:style-name="gr1543" draw:text-style-name="P134" svg:width="0.0862in" svg:height="0.0972in" svg:x="2.3976in" svg:y="0.0965in" svg:viewBox="0 0 220 248" svg:d="M220 4c0-1-2-4-6-4-1 0-1 0-7 4-5 7-11 13-17 20-12-18-33-24-54-24-49 0-93 39-93 78 0 6 2 19 12 31 12 14 25 18 47 23 7 2 25 5 30 7 11 2 32 11 32 36 0 28-30 60-69 60-29 0-66-10-66-47 0-5 0-12 2-19 0-1 0-1 0-1 0-4-4-4-6-4-4 0-4 0-5 7-6 22-13 46-19 68 0 2-1 3-1 5s1 4 6 4c1 0 2 0 7-4 2-5 12-16 16-20 19 20 45 24 66 24 52 0 94-45 94-86 0-14-7-28-14-36-13-13-17-14-62-24-7-1-18-4-22-5-8-3-22-12-22-31 0-28 30-56 65-56 38 0 56 21 56 54 0 5-1 13-1 16 0 4 4 4 6 4 5 0 5-1 7-7 5-24 12-49 18-73z"><text:p/></draw:path><draw:path draw:style-name="gr1544" draw:text-style-name="P134" svg:width="0.0441in" svg:height="0.1937in" svg:x="2.5512in" svg:y="0.0169in" svg:viewBox="0 0 113 493" svg:d="M113 487c0-1 0-3-8-11-62-62-77-154-77-230 0-85 20-170 80-232 5-6 5-7 5-8 0-5-1-6-4-6-5 0-49 34-78 97-25 53-31 107-31 149 0 38 6 98 32 154 30 60 72 93 77 93 3 0 4-2 4-6z"><text:p/></draw:path><draw:path draw:style-name="gr1545" draw:text-style-name="P134" svg:width="0.0961in" svg:height="0.0878in" svg:x="2.613in" svg:y="0.0764in" svg:viewBox="0 0 245 224" svg:d="M150 70c3-13 14-59 49-59 3 0 14 0 24 7-13 3-23 14-23 27 0 7 4 17 18 17 12 0 27-9 27-28 0-27-29-34-46-34-28 0-45 27-52 38-11-32-38-38-53-38-51 0-79 64-79 77 0 4 5 4 6 4 4 0 6-1 7-5 17-52 49-65 66-65 8 0 26 4 26 34 0 15-8 47-26 116-9 31-25 52-48 52-3 0-14 0-24-7 13-2 23-13 23-27 0-12-10-17-18-17-14 0-27 13-27 28 0 24 24 34 46 34 32 0 51-35 52-38 6 18 24 38 53 38 51 0 79-64 79-76 0-5-5-5-6-5-4 0-6 1-7 5-15 52-49 65-64 65-20 0-28-16-28-32 0-12 2-23 8-44 6-22 11-45 17-67z"><text:p/></draw:path><draw:path draw:style-name="gr1546" draw:text-style-name="P134" svg:width="0.022in" svg:height="0.0579in" svg:x="2.735in" svg:y="0.1413in" svg:viewBox="0 0 57 148" svg:d="M57 52c0-32-12-52-32-52-15 0-25 13-25 27s10 26 25 26c7 0 13-3 18-7 2-1 2-1 2-1 1 0 1 0 1 7 0 36-17 66-33 82-6 6-6 7-6 9 0 3 3 5 6 5 5 0 44-39 44-96z"><text:p/></draw:path><draw:path draw:style-name="gr1547" draw:text-style-name="P134" svg:width="0.089in" svg:height="0.1252in" svg:x="2.8744in" svg:y="0.0764in" svg:viewBox="0 0 227 319" svg:d="M225 31c2-7 2-9 2-11 0-10-7-14-14-14-6 0-13 2-17 11-1 1-6 17-7 26-4 13-7 26-10 40-7 29-15 58-22 88-3 7-24 42-56 42-25 0-31-23-31-41 0-22 8-53 25-95 9-21 10-27 10-36 0-23-15-41-41-41-46 0-64 71-64 77 0 4 4 3 6 4 5 0 5-1 8-8 13-46 32-62 49-62 4 0 13 0 13 16 0 12-5 25-9 35-19 51-28 79-28 103 0 44 31 59 60 59 19 0 35-8 49-22-5 25-12 49-32 75-12 17-31 31-53 31-7 0-29-2-38-21 9 0 14 0 21-6 6-4 10-11 10-19 0-16-13-18-18-18-11 0-28 8-28 32 0 25 22 43 53 43 50 0 101-45 115-101 15-63 32-124 47-187z"><text:p/></draw:path><draw:path draw:style-name="gr1548" draw:text-style-name="P134" svg:width="0.022in" svg:height="0.0579in" svg:x="2.9874in" svg:y="0.1413in" svg:viewBox="0 0 57 148" svg:d="M57 52c0-32-12-52-30-52-17 0-27 13-27 27s10 26 27 26c5 0 11-3 16-7 2-1 2-1 3-1 0 3 0 0 0 7 0 36-17 66-32 82-6 6-6 7-6 9 0 3 2 5 5 5 5 0 44-39 44-96z"><text:p/></draw:path><draw:path draw:style-name="gr1549" draw:text-style-name="P134" svg:width="0.0819in" svg:height="0.0878in" svg:x="3.1295in" svg:y="0.0764in" svg:viewBox="0 0 209 224" svg:d="M45 178c26-30 40-42 59-56 0-2 29-27 47-45 48-46 58-70 58-71 0-6-5-6-6-6-3 0-4 1-7 6-14 23-25 32-36 32-13 0-19-7-26-16-9-12-18-22-33-22-38 0-60 46-60 57 0 2 1 5 5 5s6-2 7-5c10-23 38-23 42-23 10 0 20 2 31 7 20 8 25 8 38 8-18 21-59 56-69 64-15 14-29 27-45 41-32 34-50 62-50 64 0 6 4 5 6 6 4 0 5-1 8-7 11-17 27-31 42-31 11 0 17 4 28 20 8 10 18 18 32 18 49 0 77-63 77-76 0-2-1-5-5-5-5 0-6 3-7 7-12 31-44 40-59 40-10 0-20-2-30-7-16-5-23-7-35-7-4 0-8 0-12 2z"><text:p/></draw:path><draw:path draw:style-name="gr1550" draw:text-style-name="P134" svg:width="0.0449in" svg:height="0.1937in" svg:x="3.2311in" svg:y="0.0169in" svg:viewBox="0 0 115 493" svg:d="M115 246c0-37-6-98-34-154-29-60-71-92-75-92-5 0-6 3-6 6 0 1 0 2 10 11 47 49 75 126 75 229 0 84-18 171-78 233-7 5-7 7-7 8 0 3 1 6 6 6 4 0 49-34 77-97 25-55 32-109 32-150z"><text:p/></draw:path><draw:path draw:style-name="gr1551" draw:text-style-name="P134" svg:width="0.0441in" svg:height="0.1937in" svg:x="3.3063in" svg:y="0.0169in" svg:viewBox="0 0 113 493" svg:d="M113 246c0-37-5-98-32-154-29-60-71-92-77-92-3 0-4 3-4 6 0 1 0 2 8 11 49 49 77 126 77 229 0 84-18 171-79 233-6 5-6 7-6 8 0 3 1 6 4 6 6 0 49-34 79-97 25-55 30-109 30-150z"><text:p/></draw:path><draw:path draw:style-name="gr1552" draw:text-style-name="P134" svg:width="0.1016in" svg:height="0.1421in" svg:x="1.9953in" svg:y="0.2563in" svg:viewBox="0 0 259 362" svg:d="M209 185c-6-31-26-58-65-58-29 0-61 7-99 47-41 40-45 86-45 100 0 31 22 88 91 88 116 0 168-165 168-235 0-78-46-127-106-127-72 0-94 63-94 77 0 7 4 18 18 18 17 0 27-15 27-26 0-17-16-17-23-17 21-37 56-39 70-39 37 0 72 25 72 88 0 19-3 45-14 84zM92 348c-54 0-54-50-54-56 0-12 12-81 32-110 20-28 45-45 74-45 55 0 55 56 55 66 0 35-31 145-107 145z"><text:p/></draw:path><draw:path draw:style-name="gr1553" draw:text-style-name="P134" svg:width="0.0689in" svg:height="0.0866in" svg:x="2.0965in" svg:y="0.3642in" svg:viewBox="0 0 176 221" svg:d="M175 21c1-4 1-6 1-7 0-7-4-11-11-11-3 0-10 1-14 8 0 2-3 13-5 20-3 10-5 19-7 29-2 7-13 51-14 55-14 10-16 31-42 31-24 0-24-23-24-30 0-18 8-40 18-67 4-10 7-14 7-21 0-15-15-28-34-28-35 0-50 46-50 52 0 4 4 3 6 4 5 0 5-1 7-6 8-28 23-42 36-42 7 0 10 5 10 13s-4 15-6 20c-17 42-19 54-19 70 0 5 0 22 12 33 11 9 25 10 35 10 14 0 27-4 38-15-4 19-8 33-22 51-10 10-24 21-42 21-3 0-19 0-26-11 19-1 13-12 19-18 0-11-10-14-14-14-9 0-20 7-20 24s17 29 41 29c35 0 77-26 88-70 11-43 21-87 32-130z"><text:p/></draw:path><draw:path draw:style-name="gr1554" draw:text-style-name="P134" svg:width="0.0441in" svg:height="0.1929in" svg:x="2.235in" svg:y="0.2496in" svg:viewBox="0 0 113 491" svg:d="M113 487c0-1 0-3-7-11-61-62-78-156-78-231 0-85 20-171 80-232 5-6 5-7 5-9 0-3-1-4-4-4-5 0-49 34-78 95-25 55-31 109-31 150 0 39 6 98 32 154 30 60 72 92 77 92 3 0 4-1 4-4z"><text:p/></draw:path><draw:path draw:style-name="gr1555" draw:text-style-name="P134" svg:width="0.0965in" svg:height="0.1752in" svg:x="2.3004in" svg:y="0.2583in" svg:viewBox="0 0 246 446" svg:d="M155 150c14 0 28 0 42 0 10 0 16 0 16-10 0-6-6-6-14-6-14 0-27 0-41 0 3-18 7-37 10-56 3-11 10-44 13-51 4-9 12-17 22-17 3 0 15 0 24 10-21 1-27 18-27 26 0 11 10 17 20 17 12 0 26-11 26-29 0-23-22-34-43-34-17 0-48 8-62 57-2 10-5 16-16 77-12 0-23 0-34 0-10 0-15 0-15 10 0 6 4 6 14 6 11 0 21 0 32 0-13 64-24 130-37 194-8 48-16 93-43 93-1 0-14 0-24-10 24-2 28-18 28-27 0-11-10-17-18-17-13 0-28 12-28 30 0 22 22 33 42 33 28 0 48-28 56-47 15-31 27-90 28-94 10-52 20-103 29-155z"><text:p/></draw:path><draw:path draw:style-name="gr1556" draw:text-style-name="P134" svg:width="0.0862in" svg:height="0.0976in" svg:x="2.3953in" svg:y="0.3283in" svg:viewBox="0 0 220 249" svg:d="M220 4c0-1-2-4-6-4-1 0-1 0-7 6-5 7-11 12-17 19-12-18-33-25-54-25-49 0-93 39-93 78 0 6 2 20 12 33 12 14 25 16 47 22 7 1 25 6 30 7 11 3 32 10 32 36 0 28-30 61-69 61-29 0-66-12-66-49 0-3 0-12 2-17 0-2 0-2 0-3 0-4-4-4-6-4-4 0-4 1-5 7-6 22-13 46-19 68 0 2-1 5-1 6s1 4 6 4c1 0 2 0 7-5 2-3 12-14 16-19 19 20 45 24 66 24 52 0 94-45 94-85 0-16-7-30-14-37-13-12-17-14-62-25-7-1-18-4-22-5-8-3-22-12-22-31 0-27 30-55 65-55 38 0 56 21 56 53 0 6-1 13-1 16 0 5 4 5 6 5 5 0 5-1 7-8 5-24 12-49 18-73z"><text:p/></draw:path><draw:path draw:style-name="gr1557" draw:text-style-name="P134" svg:width="0.0441in" svg:height="0.1929in" svg:x="2.5492in" svg:y="0.2496in" svg:viewBox="0 0 113 491" svg:d="M113 487c0-1 0-3-8-11-62-62-77-156-77-231 0-85 20-171 80-232 5-6 5-7 5-9 0-3-1-4-4-4-5 0-49 34-78 95-25 55-31 109-31 150 0 39 6 98 32 154 30 60 72 92 77 92 3 0 4-1 4-4z"><text:p/></draw:path><draw:path draw:style-name="gr1558" draw:text-style-name="P134" svg:width="0.0961in" svg:height="0.0874in" svg:x="2.6106in" svg:y="0.3091in" svg:viewBox="0 0 245 223" svg:d="M150 69c3-13 14-58 49-58 3 0 14 0 24 6-13 3-23 15-23 26 0 9 4 19 18 19 12 0 27-10 27-30 0-25-29-32-46-32-28 0-45 27-52 38-11-32-38-38-53-38-51 0-79 63-79 76 0 5 5 5 6 5 4 0 6-1 7-5 17-52 49-65 66-65 8 0 26 4 26 32 0 16-8 49-26 118-9 31-25 50-48 50-3 0-14 0-24-5 13-3 23-13 23-27s-10-17-18-17c-14 0-27 13-27 28 0 23 24 33 46 33 32 0 51-34 52-38 6 18 24 38 53 38 51 0 79-63 79-76 0-4-5-4-6-4-4 0-6 1-7 4-15 53-49 64-66 64-18 0-26-15-26-32 0-10 2-21 8-43 6-23 11-45 17-67z"><text:p/></draw:path><draw:path draw:style-name="gr1559" draw:text-style-name="P134" svg:width="0.022in" svg:height="0.0575in" svg:x="2.7327in" svg:y="0.3736in" svg:viewBox="0 0 57 147" svg:d="M57 52c0-32-12-52-32-52-15 0-25 13-25 27 0 12 10 25 25 25 7 0 13-2 18-6 2-1 2-1 2-1 1 0 1 0 1 7 0 36-17 66-33 82-6 5-6 6-6 7 0 5 3 6 6 6 5 0 44-38 44-95z"><text:p/></draw:path><draw:path draw:style-name="gr1560" draw:text-style-name="P134" svg:width="0.089in" svg:height="0.1248in" svg:x="2.872in" svg:y="0.3091in" svg:viewBox="0 0 227 318" svg:d="M225 29c2-5 2-7 2-11 0-8-7-12-14-12-6 0-13 2-17 9-1 3-6 19-7 27-4 13-7 27-10 39-7 30-15 60-22 90-3 7-24 40-56 40-25 0-31-21-31-39 0-22 8-53 25-96 9-20 10-26 10-35 0-23-15-41-41-41-46 0-64 71-64 76s4 4 6 5c5 0 5-1 8-10 13-46 32-60 49-60 4 0 13 0 13 16 0 12-5 25-9 35-19 51-28 79-28 102 0 45 31 59 60 59 19 0 35-9 49-23-5 27-12 51-32 76-12 16-31 32-53 32-7 0-29-2-38-21 9 0 14 0 21-6 6-5 10-11 10-21 0-15-13-16-18-16-11 0-28 8-28 32 0 23 22 42 53 42 50 0 101-45 115-100 15-63 32-126 47-189z"><text:p/></draw:path><draw:path draw:style-name="gr1561" draw:text-style-name="P134" svg:width="0.022in" svg:height="0.0575in" svg:x="2.985in" svg:y="0.3736in" svg:viewBox="0 0 57 147" svg:d="M57 52c0-32-12-52-30-52-17 0-27 13-27 27 0 12 10 25 27 25 5 0 11-2 16-6 2-1 2-1 3-1 0 3 0 0 0 7 0 36-15 66-32 82-6 5-6 6-6 7 0 5 2 6 5 6 5 0 44-38 44-95z"><text:p/></draw:path><draw:path draw:style-name="gr1562" draw:text-style-name="P134" svg:width="0.0819in" svg:height="0.0874in" svg:x="3.1272in" svg:y="0.3091in" svg:viewBox="0 0 209 223" svg:d="M45 176c26-28 40-40 59-56 15-15 29-26 47-44 48-45 58-69 58-70 0-6-5-6-6-6-3 0-4 1-7 6-14 23-25 30-36 30-13 0-19-7-26-15-9-11-18-21-33-21-38 0-60 46-60 56 0 3 1 6 5 6s6-3 7-6c10-22 38-22 42-22 10 0 20 2 31 7 20 7 25 7 38 7-18 21-59 56-69 64-15 14-29 28-45 42-32 32-50 60-50 64 0 5 4 3 6 5 4 0 5-2 8-6 11-18 27-31 42-31 11 0 17 4 28 18 8 12 18 19 32 19 49 0 77-62 77-76 0-3-1-4-5-4-5 0-6 3-7 5-12 33-44 42-59 42-10 0-20-2-30-7-16-7-23-8-35-8-4 0-8 0-12 1z"><text:p/></draw:path><draw:path draw:style-name="gr1563" draw:text-style-name="P134" svg:width="0.0449in" svg:height="0.1929in" svg:x="3.2287in" svg:y="0.2496in" svg:viewBox="0 0 115 491" svg:d="M115 245c0-38-6-97-34-153-29-60-71-92-75-92-5 0-6 1-6 4 0 2 0 3 10 11 47 49 75 128 75 230 0 85-18 171-78 234-7 5-7 7-7 8 0 3 1 4 6 4 4 0 49-33 77-95 25-55 32-109 32-151z"><text:p/></draw:path><draw:path draw:style-name="gr1564" draw:text-style-name="P134" svg:width="0.0441in" svg:height="0.1929in" svg:x="3.3043in" svg:y="0.2496in" svg:viewBox="0 0 113 491" svg:d="M113 245c0-38-5-97-32-153-29-60-71-92-77-92-3 0-4 1-4 4 0 2 0 3 8 11 49 49 77 128 77 230 0 85-18 171-79 234-6 5-6 7-6 8 0 3 1 4 4 4 6 0 49-33 79-95 25-55 30-109 30-151z"><text:p/></draw:path><draw:path draw:style-name="gr1565" draw:text-style-name="P134" svg:width="0.1016in" svg:height="0.1429in" svg:x="1.9972in" svg:y="0.4874in" svg:viewBox="0 0 259 364" svg:d="M207 186c-4-31-25-59-63-59-29 0-61 9-101 47-40 40-43 86-43 102 0 30 21 88 90 88 117 0 169-165 169-237 0-78-46-127-106-127-72 0-96 64-96 78 0 7 5 17 20 17s27-14 27-26c0-17-16-17-24-17 22-37 57-39 71-39 37 0 70 25 70 89 0 18-3 44-12 84zM91 350c-53 0-53-51-53-56 0-13 12-83 32-112 20-28 43-43 74-43 53 0 55 54 55 64 0 36-31 147-108 147z"><text:p/></draw:path><draw:path draw:style-name="gr1566" draw:text-style-name="P134" svg:width="0.0618in" svg:height="0.0606in" svg:x="2.1004in" svg:y="0.5957in" svg:viewBox="0 0 158 155" svg:d="M38 122c8-10 14-16 43-39 7-6 34-27 44-37 21-19 33-38 33-42s-4-4-5-4c-3 0-5 1-6 4-11 16-18 21-27 21-4 0-8-1-19-11-11-11-20-14-27-14-28 0-46 29-46 41 0 2 3 4 6 4 4 0 4-2 5-6 6-11 25-12 31-12 8 0 17 2 21 2 20 5 22 5 31 5-10 9-16 15-48 42-28 21-36 30-43 36-21 21-31 36-31 39 0 4 4 4 6 4 4 0 4-1 7-2 8-14 19-21 30-21 5 0 10 0 19 8 11 10 18 15 29 15 36 0 60-42 60-53 0-4-4-4-5-4-5 0-6 1-7 6-7 16-27 25-44 25-8 0-17-2-25-4-15-3-18-3-25-3-3 0-6 0-7 0z"><text:p/></draw:path><draw:path draw:style-name="gr1567" draw:text-style-name="P134" svg:width="0.0449in" svg:height="0.1937in" svg:x="2.2327in" svg:y="0.4811in" svg:viewBox="0 0 115 493" svg:d="M115 487c0-1 0-3-9-11-61-62-77-154-77-230 0-85 19-170 79-232 7-6 7-7 7-8 0-5-2-6-6-6s-49 34-77 97c-25 54-32 107-32 149 0 38 6 98 34 154 29 60 71 93 75 93s6-2 6-6z"><text:p/></draw:path><draw:path draw:style-name="gr1568" draw:text-style-name="P134" svg:width="0.0961in" svg:height="0.176in" svg:x="2.2988in" svg:y="0.4902in" svg:viewBox="0 0 245 448" svg:d="M154 150c14 0 29 0 43 0 10 0 14 0 14-10 0-6-4-6-12-6-14 0-28 0-42 0 4-18 7-37 11-56 1-9 8-44 11-50 4-10 13-17 24-17 1 0 14 0 24 9-21 2-27 19-27 26 0 11 9 17 18 17 13 0 27-10 27-29 0-23-22-34-42-34-17 0-48 8-63 57-3 12-4 16-15 77-12 0-24 0-35 0-9 0-14 0-14 10 0 6 4 6 14 6 11 0 21 0 32 0-13 64-25 130-38 194-8 48-17 93-42 93-3 0-14 0-24-9 23-1 27-19 27-26 0-12-9-17-18-17-13 0-27 10-27 29 0 21 21 34 42 34 27 0 46-30 56-48 15-31 27-91 27-94 9-51 19-104 29-156z"><text:p/></draw:path><draw:path draw:style-name="gr1569" draw:text-style-name="P134" svg:width="0.0854in" svg:height="0.0972in" svg:x="2.3937in" svg:y="0.5602in" svg:viewBox="0 0 218 248" svg:d="M218 4c0-1-1-4-4-4s-3 0-7 4c-5 7-11 13-17 20-12-18-35-24-56-24-49 0-91 39-91 78 0 6 0 19 12 33 11 12 23 16 47 22 7 1 24 6 30 6 11 2 32 11 32 36 0 28-30 62-69 62-31 0-67-12-67-49 0-5 1-12 1-19 2-1 2-1 2-1 0-4-4-4-6-4-5 0-5 0-7 7-5 22-11 46-17 68-1 2-1 3-1 5s1 4 4 4 3 0 7-4c4-5 13-16 17-20 18 20 45 24 66 24 52 0 94-45 94-86 0-14-6-28-14-36-12-13-17-14-62-24-7-1-18-4-21-5-8-3-24-12-24-31 0-28 31-55 67-55 37 0 55 21 55 53 0 5-1 13-1 16 0 4 4 4 5 4 6 0 6-1 7-7 6-24 13-49 18-73z"><text:p/></draw:path><draw:path draw:style-name="gr1570" draw:text-style-name="P134" svg:width="0.0449in" svg:height="0.1937in" svg:x="2.5469in" svg:y="0.4811in" svg:viewBox="0 0 115 493" svg:d="M115 487c0-1 0-3-9-11-61-62-77-154-77-230 0-85 19-170 79-232 7-6 7-7 7-8 0-5-3-6-6-6-4 0-49 34-78 97-24 54-31 107-31 149 0 38 6 98 34 154 29 60 71 93 75 93 3 0 6-2 6-6z"><text:p/></draw:path><draw:path draw:style-name="gr1571" draw:text-style-name="P134" svg:width="0.0961in" svg:height="0.0874in" svg:x="2.6087in" svg:y="0.5409in" svg:viewBox="0 0 245 223" svg:d="M151 69c3-13 14-59 48-59 3 0 15 0 25 7-14 3-24 14-24 26 0 7 6 17 18 17s27-8 27-28c0-26-28-32-45-32-29 0-46 25-52 36-12-32-39-36-53-36-52 0-80 63-80 76 0 4 6 4 7 4 3 0 5-2 6-6 17-52 49-64 66-64 10 0 26 4 26 33 0 16-8 48-26 117-7 30-25 51-46 51-3 0-14 0-26-7 13-1 24-12 24-26 0-13-11-17-18-17-15 0-28 13-28 29 0 23 25 33 46 33 34 0 51-35 52-38 7 18 24 38 53 38 51 0 80-65 80-76 0-6-6-6-7-6-4 0-6 2-6 6-16 53-50 64-65 64-20 0-27-15-27-32 0-11 3-22 8-43 6-23 12-45 17-67z"><text:p/></draw:path><draw:path draw:style-name="gr1572" draw:text-style-name="P134" svg:width="0.022in" svg:height="0.0575in" svg:x="2.7303in" svg:y="0.6059in" svg:viewBox="0 0 57 147" svg:d="M57 50c0-32-11-50-30-50-17 0-27 11-27 25s10 27 27 27c5 0 12-3 16-7 2 0 2-2 3-2 0 3 2 2 2 7 0 37-19 68-34 83-6 6-6 7-6 8 0 3 3 6 5 6 5 0 44-38 44-97z"><text:p/></draw:path><draw:path draw:style-name="gr1573" draw:text-style-name="P134" svg:width="0.089in" svg:height="0.1248in" svg:x="2.8705in" svg:y="0.5409in" svg:viewBox="0 0 227 318" svg:d="M224 29c3-7 3-8 3-11 0-8-7-14-16-14-4 0-12 4-16 11-2 3-5 17-7 27-3 13-7 25-10 39-7 30-16 59-23 88-1 7-22 42-54 42-25 0-31-21-31-39 0-24 8-53 25-96 7-21 10-27 10-37 0-21-15-39-41-39-46 0-64 70-64 76 0 4 4 4 6 4 4 0 5-2 7-9 14-46 33-61 50-61 4 0 13 0 13 17 0 11-6 23-9 33-19 52-29 80-29 104 0 43 31 59 60 59 20 0 36-9 50-23-7 25-12 49-32 76-12 16-32 30-54 30-7 0-30-1-37-21 7 0 14 0 21-5 4-4 10-11 10-20 0-15-14-18-18-18-11 0-28 9-28 32 0 25 21 44 52 44 50 0 102-45 114-101 16-63 33-125 48-188z"><text:p/></draw:path><draw:path draw:style-name="gr1574" draw:text-style-name="P134" svg:width="0.022in" svg:height="0.0575in" svg:x="2.9835in" svg:y="0.6059in" svg:viewBox="0 0 57 147" svg:d="M57 50c0-32-12-50-32-50-15 0-25 11-25 25s10 27 25 27c6 0 13-3 17-7 3 0 1-2 3-2 1 0 1 2 1 7 0 37-17 68-33 83-6 6-6 7-6 8 0 3 3 6 6 6 5 0 44-38 44-97z"><text:p/></draw:path><draw:path draw:style-name="gr1575" draw:text-style-name="P134" svg:width="0.0819in" svg:height="0.0874in" svg:x="3.1256in" svg:y="0.5409in" svg:viewBox="0 0 209 223" svg:d="M43 176c27-29 42-40 59-56 0-1 31-26 49-44 46-47 58-70 58-72 0-4-5-4-6-4-4 0-6 0-7 4-15 24-27 32-38 32-12 0-17-7-25-15-8-11-17-21-34-21-36 0-58 45-58 56 0 1 1 4 5 4s6-1 6-4c10-24 38-24 42-24 11 0 19 4 31 7 19 9 25 9 37 9-16 21-58 56-67 64-15 14-29 27-45 41-33 33-50 61-50 64 0 6 4 6 6 6 4 0 4-2 8-7 11-17 25-31 41-31 12 0 16 5 29 19 8 10 17 19 31 19 49 0 78-63 78-76 0-3-3-6-7-6s-5 3-7 7c-11 31-42 41-59 41-9 0-18-3-29-6-15-7-24-8-34-8-1 0-8 0-14 1z"><text:p/></draw:path><draw:path draw:style-name="gr1576" draw:text-style-name="P134" svg:width="0.0441in" svg:height="0.1937in" svg:x="3.2272in" svg:y="0.4811in" svg:viewBox="0 0 113 493" svg:d="M113 246c0-37-5-98-32-154-29-60-71-92-77-92-3 0-4 3-4 6 0 1 0 2 8 11 49 49 77 127 77 229 0 84-18 171-79 233-6 5-6 7-6 8 0 3 1 6 4 6 6 0 49-34 79-97 25-53 30-108 30-150z"><text:p/></draw:path><draw:path draw:style-name="gr1577" draw:text-style-name="P134" svg:width="0.0449in" svg:height="0.1937in" svg:x="3.302in" svg:y="0.4811in" svg:viewBox="0 0 115 493" svg:d="M115 246c0-37-6-98-32-154-31-60-73-92-77-92-3 0-6 3-6 6 0 1 0 2 10 11 47 49 75 127 75 229 0 84-18 171-78 233-7 5-7 7-7 8 0 3 3 6 6 6 4 0 49-34 78-97 25-53 31-108 31-150z"><text:p/></draw:path><draw:path draw:style-name="gr1578" draw:text-style-name="P134" svg:width="0.1059in" svg:height="0.3496in" svg:x="3.3772in" svg:y="0in" svg:viewBox="0 0 270 889" svg:d="M270 865c0-301-53-476-68-526-34-109-89-224-171-326-7-9-9-12-11-12 0-1-2-1-9-1-8 0-11 0-11 6 1 2 0 1 6 9 170 240 210 535 210 868 0 6 2 6 14 6 8 0 18 0 26 0 11 0 14 0 14-5 0-7 0-14 0-19z"><text:p/></draw:path><draw:path draw:style-name="gr1579" draw:text-style-name="P134" svg:width="0.1059in" svg:height="0.35in" svg:x="3.3772in" svg:y="0.3461in" svg:viewBox="0 0 270 890" svg:d="M270 6c0-6-3-6-14-6-8 0-18 0-26 0-12 0-14 0-14 7 0 52 0 168-13 291-27 253-92 430-200 581-3 4-2 3-3 5 0 6 3 6 11 6 7 0 9 0 10-1 1-2 64-73 113-172 66-129 107-279 125-458 1-15 11-118 11-234 0-7 0-12 0-19z"><text:p/></draw:path><draw:path draw:style-name="gr1580" draw:text-style-name="P134" svg:width="0.035in" svg:height="0.135in" svg:x="3.5555in" svg:y="0.6043in" svg:viewBox="0 0 90 344" svg:d="M83 0c-66 46-83 120-83 172 0 49 14 125 83 172 2 0 7 0 7-4 0-1-2-3-3-6-46-40-63-99-63-162 0-92 35-137 63-164 1-1 3-1 3-4 0-4-5-4-7-4z"><text:p/></draw:path><draw:path draw:style-name="gr1581" draw:text-style-name="P134" svg:width="0.1028in" svg:height="0.0976in" svg:x="3.6102in" svg:y="0.6102in" svg:viewBox="0 0 262 249" svg:d="M262 95c0-53-39-95-101-95-83 0-161 77-161 154 0 56 41 95 99 95 83 0 163-75 163-154zM102 238c-36 0-67-25-67-76 0-18 4-67 36-106 24-28 56-45 87-45 37 0 69 23 69 73 0 25-10 76-42 112-24 28-56 42-83 42z"><text:p/></draw:path><draw:path draw:style-name="gr1582" draw:text-style-name="P134" svg:width="0.0165in" svg:height="0.0409in" svg:x="3.7382in" svg:y="0.6902in" svg:viewBox="0 0 43 105" svg:d="M34 34c0 18-5 40-27 63-1 1-3 2-3 4 0 3 3 4 4 4 6 0 35-27 35-69 0-21-8-36-23-36-13 0-20 8-20 20 0 9 7 19 20 19 8 0 9-4 14-5z"><text:p/></draw:path><draw:path draw:style-name="gr1583" draw:text-style-name="P134" svg:width="0.0661in" svg:height="0.0276in" svg:x="3.8902in" svg:y="0.6083in" svg:viewBox="0 0 169 71" svg:d="M130 45c-3 1-14 12-14 18 0 4 3 8 9 8 2 0 5-2 7-5 9-10 19-17 29-21 4-2 8-4 8-10 0-4-4-6-7-8-11-6-14-16-16-20 0-1-3-7-9-7-1 0-8 3-8 8 0 6 5 16 8 19-40 0-82 0-123 0-6 0-14 0-14 8 0 10 8 10 14 10 39 0 77 0 116 0z"><text:p/></draw:path><draw:path draw:style-name="gr1584" draw:text-style-name="P134" svg:width="0.0575in" svg:height="0.0606in" svg:x="3.8421in" svg:y="0.6457in" svg:viewBox="0 0 147 155" svg:d="M55 74c9 0 36-1 54-7 27-10 31-26 31-36 0-18-20-31-43-31-41 0-97 32-97 91 0 35 22 64 62 64 58 0 85-33 85-37 0-3-3-7-6-7-1 0-2 1-5 4-27 31-67 31-73 31-21 0-35-13-35-41 0-6 0-13 4-31 7 0 16 0 23 0zM35 64c14-50 53-54 62-54 15 0 28 8 28 21 0 33-58 33-73 33-6 0-11 0-17 0z"><text:p/></draw:path><draw:path draw:style-name="gr1585" draw:text-style-name="P134" svg:width="0.0571in" svg:height="0.0437in" svg:x="3.9154in" svg:y="0.6819in" svg:viewBox="0 0 146 112" svg:d="M130 13c-11 4-11 14-11 15 0 3 3 10 11 10 7 0 16-7 16-17 0-15-17-21-30-21-17 0-26 11-31 17-8-14-25-17-33-17-31 0-48 29-48 39 0 3 3 2 4 3 3 0 5 0 6-3 7-24 28-31 36-31 9 0 19 5 19 17 0 6-5 24-13 56-4 14-15 23-25 23-3 0-10 0-16-5 12-4 12-12 12-14 0-7-6-9-12-9-5 0-15 4-15 16 0 14 17 20 29 20 14 0 26-8 31-17 10 16 25 17 34 17 31 0 47-29 47-38 0-4-2-3-4-4-4 0-5 1-5 4-7 23-27 30-38 30-7 0-17-3-17-17 0-3 0-4 1-13 5-17 12-45 13-49 4-7 13-17 25-17 4 2 9 0 14 5z"><text:p/></draw:path><draw:path draw:style-name="gr1586" draw:text-style-name="P134" svg:width="0.0165in" svg:height="0.0409in" svg:x="4.0083in" svg:y="0.6902in" svg:viewBox="0 0 43 105" svg:d="M35 34c0 18-4 40-28 63-1 1-1 2-1 4 0 3 2 4 4 4 4 0 33-27 33-69 0-21-8-36-23-36-12 0-20 8-20 20 0 9 8 19 20 19 8 0 14-5 15-5z"><text:p/></draw:path><draw:path draw:style-name="gr1587" draw:text-style-name="P134" svg:width="0.0657in" svg:height="0.0276in" svg:x="4.1598in" svg:y="0.6083in" svg:viewBox="0 0 168 71" svg:d="M130 45c-3 1-15 12-15 18 0 4 4 8 8 8s6-2 9-5c8-10 19-17 28-21 4-2 8-4 8-10 0-4-3-6-7-8-11-6-14-16-15-20-2-1-3-7-9-7-3 0-8 3-8 8 0 6 4 16 8 19-42 0-82 0-124 0-6 0-13 0-13 8 0 10 7 10 13 10 39 0 78 0 117 0z"><text:p/></draw:path><draw:path draw:style-name="gr1588" draw:text-style-name="P134" svg:width="0.0575in" svg:height="0.0606in" svg:x="4.113in" svg:y="0.6457in" svg:viewBox="0 0 147 155" svg:d="M53 74c10 0 38-1 56-7 25-10 31-26 31-36 0-18-20-31-43-31-41 0-97 32-97 91 0 35 21 64 62 64 58 0 85-33 85-37 0-3-3-7-6-7-2 0-2 1-5 4-27 31-67 31-74 31-20 0-34-13-34-41 0-6 0-13 4-31 7 0 14 0 21 0zM35 64c14-50 52-54 62-54 15 0 28 8 28 21 0 33-59 33-73 33-6 0-11 0-17 0z"><text:p/></draw:path><draw:path draw:style-name="gr1589" draw:text-style-name="P134" svg:width="0.0551in" svg:height="0.0626in" svg:x="4.1862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1590" draw:text-style-name="P134" svg:width="0.0173in" svg:height="0.0409in" svg:x="4.276in" svg:y="0.6902in" svg:viewBox="0 0 45 105" svg:d="M35 34c0 18-4 40-27 63-1 1-2 2-2 4 0 3 2 4 4 4 5 0 35-27 35-69 0-21-9-36-25-36-12 0-20 8-20 20 0 9 8 19 21 19 8 0 13-5 14-5z"><text:p/></draw:path><draw:path draw:style-name="gr1591" draw:text-style-name="P134" svg:width="0.0661in" svg:height="0.0276in" svg:x="4.4256in" svg:y="0.6083in" svg:viewBox="0 0 169 71" svg:d="M130 45c-3 1-14 12-14 18 0 4 4 8 9 8 2 0 5-2 7-5 9-10 19-17 29-21 4-2 8-4 8-10 0-4-4-6-7-8-11-6-14-16-16-20 0-1-3-7-9-7-1 0-8 3-8 8 0 6 5 16 8 19-40 0-82 0-123 0-6 0-14 0-14 8 0 10 8 10 14 10 39 0 77 0 116 0z"><text:p/></draw:path><draw:path draw:style-name="gr1592" draw:text-style-name="P134" svg:width="0.0575in" svg:height="0.0606in" svg:x="4.3807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1593" draw:text-style-name="P134" svg:width="0.0488in" svg:height="0.0437in" svg:x="4.4551in" svg:y="0.6819in" svg:viewBox="0 0 125 112" svg:d="M31 87c10-10 22-18 36-28 17-13 27-20 38-30 11-12 20-22 20-25 0-4-3-4-5-4-4 0-4 1-5 3-10 14-16 14-20 14s-7 0-15-6c-9-7-14-11-23-11-22 0-37 22-37 29 0 5 4 5 5 5 3 0 4 0 6-3 0-3 3-10 22-10 7 0 13 1 25 3 9 1 12 1 16 1-7 7-14 14-32 27-19 12-28 19-41 31-10 9-21 21-21 25 0 3 4 4 6 4s4 0 5-3c7-10 16-14 24-14 7 0 11 3 20 9 7 5 12 8 19 8 28 0 48-29 48-39 0-3-4-3-6-3-4 0-4 0-5 3-6 15-24 18-34 18-6 0-11-1-20-3-12-1-16-1-21-1-2 0-4 0-5 0z"><text:p/></draw:path><draw:path draw:style-name="gr1594" draw:text-style-name="P134" svg:width="0.035in" svg:height="0.135in" svg:x="4.5346in" svg:y="0.6043in" svg:viewBox="0 0 90 344" svg:d="M7 0c-3 0-7 0-7 4 0 3 1 3 4 6 30 28 62 74 62 162 0 73-23 126-59 160-6 7-7 7-7 8s1 4 4 4c4 0 38-22 60-66 16-27 26-65 26-106 0-47-14-123-83-172z"><text:p/></draw:path></draw:g></draw:g></text:p>
      <text:p text:style-name="P77"/>
      <text:p text:style-name="P77">Soit plus simplement</text:p>
      <text:p text:style-name="P77"/>
      <text:p text:style-name="P77"><draw:g text:anchor-type="as-char" svg:y="-0.1898in" draw:z-index="91" draw:style-name="gr1"><svg:title>TexMaths</svg:title><svg:desc>14§display§\vec{\text{grad}}\left(S\right)=\left[\partial _x\left(S\right)\right]\cdot \vec{e_x}+\left[\partial _y\left(S\right)\right]\cdot \vec{e_y}+\left[\partial _z\left(S\right)\right]\cdot \vec{e_z}§svg§600§FALSE§</svg:desc><draw:g draw:style-name="gr2"><draw:path draw:style-name="gr1436" draw:text-style-name="P133" svg:width="4.2024in" svg:height="0.2252in" svg:x="0.0047in" svg:y="0.0098in" svg:viewBox="0 0 10675 573" svg:d="M5338 573c-1779 0-3559 0-5338 0 0-191 0-382 0-573 3559 0 7116 0 10675 0 0 191 0 382 0 573-1779 0-3559 0-5337 0z"><text:p/></draw:path><draw:path draw:style-name="gr1437" draw:text-style-name="P134" svg:width="0.0854in" svg:height="0.0382in" svg:x="0.1551in" svg:y="0.0004in" svg:viewBox="0 0 218 98" svg:d="M175 59c-7 5-22 19-22 29 0 4 4 10 9 10s7-4 9-7c7-7 18-21 39-32 4-2 8-4 8-10s-2-7-7-10c-11-7-15-17-19-28-2-4-3-11-10-11s-10 7-10 11c0 2 4 18 11 28-54 0-110 0-165 0-8 0-18 0-18 10s10 10 18 10c52 0 105 0 157 0z"><text:p/></draw:path><draw:path draw:style-name="gr1438" draw:text-style-name="P134" svg:width="0.0882in" svg:height="0.1272in" svg:x="0.0004in" svg:y="0.1016in" svg:viewBox="0 0 225 324" svg:d="M95 139c-42 0-42-49-42-61 0-14 0-29 7-42 4-5 16-19 35-19 44 0 44 49 44 60 0 14-2 29-9 42-4 6-15 20-35 20zM38 157c0-2 0-13 8-23 20 14 41 16 49 16 46 0 80-34 80-72 0-18-7-36-20-47 17-17 35-20 44-20 1 0 4 0 5 0-5 3-8 9-8 14 0 9 7 14 14 14 6 0 15-3 15-15 0-9-7-24-25-24-10 0-32 3-53 24-20-17-41-18-52-18-45 0-80 33-80 71 0 22 12 41 24 50-7 9-15 24-15 42 0 15 7 34 21 44-30 8-45 29-45 49 0 35 49 62 109 62 58 0 109-26 109-63 0-17-7-42-32-56-26-14-54-14-85-14-11 0-32 0-37 0-15-2-26-17-26-34zM109 312c-49 0-84-25-84-50 0-22 20-41 41-42 10 0 19 0 29 0 42 0 97 0 97 42 0 27-34 50-83 50z"><text:p/></draw:path><draw:path draw:style-name="gr1439" draw:text-style-name="P134" svg:width="0.0646in" svg:height="0.085in" svg:x="0.0972in" svg:y="0.1043in" svg:viewBox="0 0 165 217" svg:d="M69 55c0-19 0-37 0-55-23 1-47 4-69 6 0 5 0 9 0 15 34 0 38 3 38 27 0 43 0 86 0 131 0 23-6 23-38 23 0 4 0 10 0 15 18 0 42-1 56-1 20 0 42 0 62 1 0-5 0-11 0-15-3 0-7 0-10 0-37 0-38-6-38-23 0-25 0-50 0-75 0-49 21-93 59-93 3 0 4 0 5 0-1 2-11 7-11 20 0 14 10 21 21 21 9 0 21-6 21-21 0-17-15-31-36-31-37 0-53 34-60 55z"><text:p/></draw:path><draw:path draw:style-name="gr1440" draw:text-style-name="P134" svg:width="0.0874in" svg:height="0.0886in" svg:x="0.1756in" svg:y="0.1028in" svg:viewBox="0 0 223 226" svg:d="M144 182c2 20 14 41 38 41 10 0 41-7 41-47 0-9 0-19 0-28-5 0-9 0-13 0 0 9 0 19 0 28 0 29-13 31-18 31-16 0-18-21-18-23 0-34 0-66 0-99 0-21 0-40-17-58-20-19-45-27-67-27-41 0-75 24-75 56 0 14 10 22 23 22 14 0 22-9 22-22 0-6-3-22-25-22 13-17 38-23 53-23 24 0 52 18 52 63 0 6 0 13 0 18-25 2-59 3-91 17-36 17-49 42-49 65 0 39 48 52 80 52s54-20 64-44zM140 102c0 16 0 32 0 49 0 47-35 63-57 63-24 0-45-16-45-42s21-67 102-70z"><text:p/></draw:path><draw:path draw:style-name="gr1441" draw:text-style-name="P134" svg:width="0.0949in" svg:height="0.1354in" svg:x="0.2709in" svg:y="0.0551in" svg:viewBox="0 0 242 345" svg:d="M171 314c0 10 0 21 0 31 24-2 47-3 71-6 0-4 0-10 0-14-33 0-38-3-38-27 0-99 0-199 0-298-23 1-47 4-71 6 0 4 0 9 0 14 35 0 39 4 39 28 0 35 0 70 0 106-14-18-35-31-61-31-59 0-111 48-111 112 0 62 49 110 105 110 31 0 53-16 66-31zM171 182c0 34 0 67 0 101 0 8 0 10-6 18-15 24-36 32-59 32-21 0-39-11-50-29-14-21-15-49-15-69 0-18 1-47 15-70 11-15 29-31 56-31 17 0 38 7 53 30 6 8 6 10 6 18z"><text:p/></draw:path><draw:path draw:style-name="gr1442" draw:text-style-name="P134" svg:width="0.0441in" svg:height="0.1925in" svg:x="0.4236in" svg:y="0.0445in" svg:viewBox="0 0 113 490" svg:d="M113 485c0-2 0-2-8-10-62-63-77-154-77-230 0-85 20-171 80-231 5-7 5-7 5-8 0-5-1-6-4-6-5 0-49 34-78 95-25 55-31 110-31 150 0 39 6 97 32 153 30 60 72 92 77 92 3 0 4-1 4-5z"><text:p/></draw:path><draw:path draw:style-name="gr1443" draw:text-style-name="P134" svg:width="0.1142in" svg:height="0.1398in" svg:x="0.4898in" svg:y="0.0535in" svg:viewBox="0 0 291 356" svg:d="M291 4c0-1 0-4-4-4-3 0-4 0-10 7-8 10-15 18-24 28-12-22-37-35-70-35-63 0-121 56-121 116 0 39 26 62 51 69 17 4 35 8 52 14 18 4 46 13 46 52 0 45-40 89-89 89-31 0-86-9-86-70 0-12 3-23 3-26s2-3 2-4c0-5-5-5-6-5-3 0-4 0-6 2-1 1-29 112-29 113 0 3 3 6 6 6 2 0 2-2 8-7 8-9 15-18 24-27 22 27 54 34 84 34 67 0 124-65 124-125 0-33-16-50-23-57-12-12-20-14-63-26-12-2-28-7-33-8-14-4-30-18-30-45 0-39 39-81 86-81 41 0 70 21 70 76 0 15-1 25-1 28 1 1 0 4 6 4 5 0 5-2 7-10 8-36 18-71 26-108z"><text:p/></draw:path><draw:path draw:style-name="gr1444" draw:text-style-name="P134" svg:width="0.0449in" svg:height="0.1925in" svg:x="0.6205in" svg:y="0.0445in" svg:viewBox="0 0 115 490" svg:d="M115 245c0-38-6-97-32-153-30-60-72-92-77-92-3 0-6 3-6 6 0 1 0 1 10 11 49 47 77 126 77 228 0 84-18 170-80 231-7 7-7 7-7 9s3 5 6 5c5 0 49-33 78-96 25-54 31-107 31-149z"><text:p/></draw:path><draw:path draw:style-name="gr1445" draw:text-style-name="P134" svg:width="0.1287in" svg:height="0.0449in" svg:x="0.7492in" svg:y="0.1185in" svg:viewBox="0 0 328 115" svg:d="M311 20c7 0 17 0 17-10s-10-10-17-10c-98 0-196 0-294 0-7 0-17 0-17 10s10 10 17 10c98 0 196 0 294 0zM311 115c7 0 17 0 17-10s-10-10-17-10c-98 0-196 0-294 0-7 0-17 0-17 10s10 10 17 10c98 0 196 0 294 0z"><text:p/></draw:path><draw:path draw:style-name="gr1446" draw:text-style-name="P134" svg:width="0.026in" svg:height="0.1925in" svg:x="0.9661in" svg:y="0.0445in" svg:viewBox="0 0 67 490" svg:d="M67 490c0-5 0-12 0-19-15 0-32 0-47 0 0-150 0-302 0-451 15 0 32 0 47 0 0-7 0-13 0-20-22 0-45 0-67 0 0 164 0 328 0 490 22 0 45 0 67 0z"><text:p/></draw:path><draw:path draw:style-name="gr1447" draw:text-style-name="P134" svg:width="0.1016in" svg:height="0.1417in" svg:x="1.0047in" svg:y="0.0512in" svg:viewBox="0 0 259 361" svg:d="M209 185c-6-30-26-58-63-58-31 0-63 7-101 47-41 40-45 87-45 101 0 30 22 86 91 86 118 0 168-163 168-234 0-78-46-127-106-127-72 0-94 64-94 77 0 7 4 18 18 18 17 0 27-15 27-26 0-17-14-17-23-17 21-37 56-39 72-39 35 0 70 25 70 88 0 19-3 45-14 84zM92 347c-54 0-54-49-54-54 0-13 12-81 33-111 20-28 44-43 75-43 53 0 54 54 54 64 0 35-32 144-108 144z"><text:p/></draw:path><draw:path draw:style-name="gr1448" draw:text-style-name="P134" svg:width="0.0717in" svg:height="0.0606in" svg:x="1.1067in" svg:y="0.1579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2 13-39 25-5-14-22-25-40-25-40 0-62 43-62 53 0 4 4 3 6 4 5 0 5-1 7-5 8-27 30-42 47-42 11 0 21 7 21 24 0 5-4 23-8 35-4 15-7 32-11 47z"><text:p/></draw:path><draw:path draw:style-name="gr1449" draw:text-style-name="P134" svg:width="0.0449in" svg:height="0.1925in" svg:x="1.2488in" svg:y="0.0445in" svg:viewBox="0 0 115 490" svg:d="M115 485c0-2 0-2-9-10-61-63-78-154-78-230 0-85 20-171 80-231 7-7 7-7 7-8 0-5-3-6-6-6-4 0-49 34-78 95-25 55-31 110-31 150 0 39 6 97 32 153 30 60 73 92 77 92 3 0 6-1 6-5z"><text:p/></draw:path><draw:path draw:style-name="gr1450" draw:text-style-name="P134" svg:width="0.115in" svg:height="0.1398in" svg:x="1.315in" svg:y="0.0535in" svg:viewBox="0 0 293 356" svg:d="M293 4c0-1-2-4-6-4-3 0-3 0-10 7-7 10-15 18-22 28-14-22-39-35-72-35-61 0-120 56-120 116 0 39 25 62 50 69 19 4 35 8 54 14 18 4 44 13 44 52 0 45-40 89-88 89-32 0-87-9-87-70 0-12 3-23 3-26 2-3 2-3 2-4 0-5-3-5-6-5s-4 0-6 2c-1 1-29 112-29 113 0 3 3 6 6 6 2 0 2-2 8-7 8-9 17-18 25-27 21 27 55 34 83 34 67 0 124-65 124-125 0-33-16-50-23-57-12-12-19-14-63-26-10-2-28-7-33-8-14-4-30-18-30-45 0-39 40-81 86-81 41 0 72 21 72 76 0 15-3 25-3 28 1 1 0 4 6 4 5 0 5-2 8-10 8-36 18-71 27-108z"><text:p/></draw:path><draw:path draw:style-name="gr1451" draw:text-style-name="P134" svg:width="0.0441in" svg:height="0.1925in" svg:x="1.4461in" svg:y="0.0445in" svg:viewBox="0 0 113 490" svg:d="M113 245c0-38-5-97-32-153-29-60-71-92-77-92-3 0-4 3-4 6 0 1 0 1 8 11 49 47 77 126 77 228 0 84-18 170-79 231-6 7-6 7-6 9s1 5 4 5c6 0 49-33 79-96 25-54 30-107 30-149z"><text:p/></draw:path><draw:path draw:style-name="gr1452" draw:text-style-name="P134" svg:width="0.026in" svg:height="0.1925in" svg:x="1.5146in" svg:y="0.0445in" svg:viewBox="0 0 67 490" svg:d="M67 0c-22 0-45 0-67 0 0 7 0 13 0 20 15 0 32 0 48 0 0 149 0 301 0 451-16 0-33 0-48 0 0 7 0 14 0 19 22 0 45 0 67 0 0-162 0-326 0-490z"><text:p/></draw:path><draw:path draw:style-name="gr1453" draw:text-style-name="P134" svg:width="0.0205in" svg:height="0.0201in" svg:x="1.6236in" svg:y="0.1307in" svg:viewBox="0 0 53 52" svg:d="M53 25c0-14-12-25-26-25s-27 10-27 25c0 14 13 27 27 27s26-11 26-27z"><text:p/></draw:path><draw:path draw:style-name="gr1454" draw:text-style-name="P134" svg:width="0.0854in" svg:height="0.0378in" svg:x="1.7697in" svg:y="0.0516in" svg:viewBox="0 0 218 97" svg:d="M175 57c-7 7-24 21-24 30 0 5 6 10 10 10 6 0 7-3 10-6 5-8 17-21 39-32 3-3 8-4 8-11 0-5-4-7-7-10-11-7-16-16-21-28 0-4-2-10-9-10s-10 6-10 10c0 3 4 18 12 28-56 0-110 0-166 0-9 0-17 0-17 10 0 9 8 9 17 9 53 0 105 0 158 0z"><text:p/></draw:path><draw:path draw:style-name="gr1455" draw:text-style-name="P134" svg:width="0.074in" svg:height="0.0874in" svg:x="1.713in" svg:y="0.1043in" svg:viewBox="0 0 189 223" svg:d="M69 104c15 0 51-2 75-12 35-14 38-43 38-50 0-21-20-42-53-42-55 0-129 48-129 134 0 50 29 89 77 89 70 0 112-52 112-58 0-4-3-7-6-7-2 0-4 2-7 6-39 48-92 48-98 48-39 0-43-41-43-57 0-7 1-21 8-51 9 0 17 0 26 0zM46 92c20-74 70-81 83-81 22 0 36 14 36 31 0 50-78 50-99 50-7 0-13 0-20 0z"><text:p/></draw:path><draw:path draw:style-name="gr1456" draw:text-style-name="P134" svg:width="0.0724in" svg:height="0.0606in" svg:x="1.8004in" svg:y="0.1579in" svg:viewBox="0 0 185 155" svg:d="M70 116c-4 11-15 30-34 30-5-2-11 0-18-5 14-4 16-16 16-19 0-7-6-13-14-13-10 0-20 9-20 21 0 18 20 25 36 25s30-9 40-23c7 18 26 23 40 23 39 0 60-43 60-51 0-6-4-6-5-6-4 0-6 3-6 7-8 24-28 41-47 41-14 0-21-9-21-23 0-8 8-39 18-78 7-27 22-35 33-35 6 1 12 0 19 5-12 3-16 13-16 19 0 8 6 12 14 12 9 0 20-5 20-21 0-18-23-25-37-25-16 0-30 13-37 25-7-14-23-25-42-25-38 0-61 43-61 53 0 4 5 4 6 4 4 0 4-1 7-5 8-27 29-42 46-42 13 0 21 7 21 24 0 5-4 23-7 35-4 15-7 32-11 47z"><text:p/></draw:path><draw:path draw:style-name="gr1457" draw:text-style-name="P134" svg:width="0.1287in" svg:height="0.128in" svg:x="1.9453in" svg:y="0.0772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1458" draw:text-style-name="P134" svg:width="0.026in" svg:height="0.1925in" svg:x="2.1504in" svg:y="0.0445in" svg:viewBox="0 0 67 490" svg:d="M67 490c0-5 0-12 0-19-15 0-32 0-47 0 0-150 0-302 0-451 15 0 32 0 47 0 0-7 0-13 0-20-22 0-45 0-67 0 0 164 0 328 0 490 22 0 45 0 67 0z"><text:p/></draw:path><draw:path draw:style-name="gr1459" draw:text-style-name="P134" svg:width="0.1016in" svg:height="0.1417in" svg:x="2.189in" svg:y="0.0512in" svg:viewBox="0 0 259 361" svg:d="M209 185c-5-30-26-58-63-58-31 0-63 7-101 47-41 40-45 87-45 101 0 30 22 86 91 86 118 0 168-163 168-234 0-78-45-127-106-127-72 0-94 64-94 77 0 7 4 18 19 18 16 0 27-15 27-26 0-17-15-17-24-17 23-37 56-39 72-39 35 0 70 25 70 88 0 19-3 45-14 84zM92 347c-53 0-53-49-53-54 0-13 11-81 32-111 20-28 44-43 75-43 53 0 54 54 54 64 0 35-32 144-108 144z"><text:p/></draw:path><draw:path draw:style-name="gr1460" draw:text-style-name="P134" svg:width="0.0689in" svg:height="0.0874in" svg:x="2.2909in" svg:y="0.1579in" svg:viewBox="0 0 176 223" svg:d="M175 22c1-4 1-5 1-7 0-7-5-11-11-11-4 0-11 2-15 9 0 1-3 12-4 19-3 10-6 18-9 28-1 9-12 52-12 56-2 0-17 30-44 30-22 0-22-23-22-28 0-19 7-41 18-68 4-11 6-14 6-21 0-15-14-29-34-29-34 0-49 48-49 53 0 4 4 4 6 4 4 0 4-1 5-5 9-28 24-42 38-42 6 0 8 4 8 12 0 9-2 16-5 20-16 42-20 55-20 70 0 6 0 22 14 34 10 8 25 9 34 9 14 0 26-5 38-15-5 20-9 34-23 51-10 11-24 22-42 22-1 0-18 0-25-11 18-3 18-18 18-20 0-11-10-13-12-13-10 0-21 7-21 23 0 18 16 31 42 31 33 0 77-27 86-70 12-44 23-87 34-131z"><text:p/></draw:path><draw:path draw:style-name="gr1461" draw:text-style-name="P134" svg:width="0.0449in" svg:height="0.1925in" svg:x="2.4287in" svg:y="0.0445in" svg:viewBox="0 0 115 490" svg:d="M115 485c0-2 0-2-9-10-61-63-77-154-77-230 0-85 19-171 79-231 7-7 7-7 7-8 0-5-3-6-6-6-4 0-49 34-78 95-25 55-31 110-31 150 0 39 6 97 32 153 30 60 73 92 77 92 3 0 6-1 6-5z"><text:p/></draw:path><draw:path draw:style-name="gr1462" draw:text-style-name="P134" svg:width="0.115in" svg:height="0.1398in" svg:x="2.4949in" svg:y="0.0535in" svg:viewBox="0 0 293 356" svg:d="M293 4c0-1-2-4-6-4-3 0-3 0-8 7-9 10-16 18-24 28-13-22-39-35-72-35-61 0-120 56-120 116 0 39 25 62 50 69 19 4 35 8 54 14 18 4 44 13 44 52 0 45-40 89-88 89-32 0-87-9-87-70 0-12 3-23 3-26 2-3 2-3 2-4 0-5-3-5-6-5s-4 0-6 2c-1 1-29 112-29 113 0 3 3 6 6 6 2 0 2-2 9-7 9-9 16-18 24-27 21 27 55 34 83 34 67 0 124-65 124-125 0-33-16-50-23-57-12-12-19-14-62-26-11-2-29-7-34-8-12-4-29-18-29-45 0-39 39-81 85-81 41 0 72 21 72 76 0 15-3 25-3 28 1 1 0 4 6 4 5 0 5-2 8-10 8-36 18-71 27-108z"><text:p/></draw:path><draw:path draw:style-name="gr1463" draw:text-style-name="P134" svg:width="0.0441in" svg:height="0.1925in" svg:x="2.6264in" svg:y="0.0445in" svg:viewBox="0 0 113 490" svg:d="M113 245c0-38-4-97-32-153-29-60-71-92-77-92-3 0-4 3-4 6 0 1 0 1 10 11 47 47 75 126 75 228 0 84-18 170-79 231-6 7-6 7-6 9s1 5 4 5c6 0 49-33 79-96 25-54 30-107 30-149z"><text:p/></draw:path><draw:path draw:style-name="gr1464" draw:text-style-name="P134" svg:width="0.026in" svg:height="0.1925in" svg:x="2.6945in" svg:y="0.0445in" svg:viewBox="0 0 67 490" svg:d="M67 0c-22 0-45 0-67 0 0 7 0 13 0 20 15 0 32 0 48 0 0 149 0 301 0 451-16 0-33 0-48 0 0 7 0 14 0 19 22 0 45 0 67 0 0-162 0-326 0-490z"><text:p/></draw:path><draw:path draw:style-name="gr1465" draw:text-style-name="P134" svg:width="0.0205in" svg:height="0.0201in" svg:x="2.8035in" svg:y="0.1307in" svg:viewBox="0 0 53 52" svg:d="M53 25c0-14-12-25-26-25s-27 10-27 25c0 14 13 27 27 27s26-11 26-27z"><text:p/></draw:path><draw:path draw:style-name="gr1466" draw:text-style-name="P134" svg:width="0.0854in" svg:height="0.0378in" svg:x="2.9476in" svg:y="0.0516in" svg:viewBox="0 0 218 97" svg:d="M175 57c-7 7-24 21-24 30 0 5 6 10 10 10 6 0 7-3 10-6 5-8 17-21 39-32 3-3 8-4 8-11 0-5-4-7-7-10-11-7-16-16-19-28-2-4-4-10-10-10-7 0-10 6-10 10 0 3 3 18 11 28-54 0-110 0-165 0-8 0-18 0-18 10 0 9 10 9 18 9 52 0 105 0 157 0z"><text:p/></draw:path><draw:path draw:style-name="gr1467" draw:text-style-name="P134" svg:width="0.074in" svg:height="0.0874in" svg:x="2.8929in" svg:y="0.1043in" svg:viewBox="0 0 189 223" svg:d="M70 104c14 0 50-2 74-12 35-14 38-43 38-50 0-21-20-42-53-42-55 0-129 48-129 134 0 50 29 89 77 89 70 0 112-52 112-58 0-4-3-7-6-7-2 0-4 2-7 6-39 48-92 48-98 48-39 0-43-41-43-57 0-7 1-21 8-51 9 0 19 0 27 0zM46 92c20-74 70-81 83-81 24 0 36 14 36 31 0 50-78 50-99 50-7 0-13 0-20 0z"><text:p/></draw:path><draw:path draw:style-name="gr1468" draw:text-style-name="P134" svg:width="0.0689in" svg:height="0.0874in" svg:x="2.9807in" svg:y="0.1579in" svg:viewBox="0 0 176 223" svg:d="M175 22c1-4 1-5 1-7 0-7-5-11-11-11-4 0-10 2-14 9-1 1-4 12-5 19-3 10-5 18-7 28-3 9-13 52-14 56-14 10-16 30-42 30-24 0-24-23-24-28 0-19 8-41 18-68 4-11 6-14 6-21 0-15-14-29-33-29-35 0-50 48-50 53 0 4 4 4 6 4 5 0 5-1 7-5 8-28 22-42 36-42 6 0 8 4 8 12 0 9-2 16-4 20-17 42-19 55-19 70 0 6 0 22 12 34 11 8 25 9 35 9 14 0 27-5 38-15-6 20-8 34-24 51-8 11-22 22-40 22-3 0-19 0-27-11 20-3 20-18 20-20 0-11-10-13-14-13-9 0-20 7-20 23 0 18 17 31 41 31 35 0 77-27 88-70 11-44 21-87 32-131z"><text:p/></draw:path><draw:path draw:style-name="gr1469" draw:text-style-name="P134" svg:width="0.1287in" svg:height="0.128in" svg:x="3.1213in" svg:y="0.0772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1470" draw:text-style-name="P134" svg:width="0.0268in" svg:height="0.1925in" svg:x="3.3268in" svg:y="0.0445in" svg:viewBox="0 0 69 490" svg:d="M69 490c0-5 0-12 0-19-17 0-33 0-49 0 0-150 0-302 0-451 16 0 32 0 49 0 0-7 0-13 0-20-23 0-47 0-69 0 0 164 0 328 0 490 22 0 46 0 69 0z"><text:p/></draw:path><draw:path draw:style-name="gr1471" draw:text-style-name="P134" svg:width="0.1012in" svg:height="0.1417in" svg:x="3.3657in" svg:y="0.0512in" svg:viewBox="0 0 258 361" svg:d="M207 185c-4-30-25-58-63-58-31 0-61 7-101 47s-43 87-43 101c0 30 21 86 90 86 117 0 168-163 168-234 0-78-45-127-107-127-70 0-94 64-94 77 0 7 5 18 20 18s27-15 27-26c0-17-16-17-24-17 22-37 57-39 71-39 35 0 70 25 70 88 0 19-3 45-12 84zM91 347c-53 0-53-49-53-54 0-13 11-81 32-111 20-28 43-43 74-43 53 0 55 54 55 64 0 35-32 144-108 144z"><text:p/></draw:path><draw:path draw:style-name="gr1472" draw:text-style-name="P134" svg:width="0.0618in" svg:height="0.0606in" svg:x="3.4689in" svg:y="0.1579in" svg:viewBox="0 0 158 155" svg:d="M36 122c10-9 16-16 45-39 7-6 34-27 44-35 21-21 33-40 33-44s-4-4-5-4c-3 0-5 1-6 4-11 16-18 21-27 21-4 0-8 0-19-10-11-12-20-15-27-15-28 0-46 31-46 41 0 2 3 4 6 4 4 0 4-2 5-4 6-13 25-13 31-13 7 0 17 1 21 3 20 4 22 4 31 4-10 8-16 15-49 41-27 22-35 30-42 37-21 20-31 35-31 38 0 4 4 4 6 4 4 0 4 0 5-2 10-14 21-21 32-21 5 0 10 0 19 8 11 10 18 15 29 15 36 0 60-42 60-53 0-4-4-4-7-4-4 0-4 1-5 6-7 16-27 25-44 25-8 0-17-2-25-4-17-3-20-3-25-3-3 0-6 0-9 0z"><text:p/></draw:path><draw:path draw:style-name="gr1473" draw:text-style-name="P134" svg:width="0.0449in" svg:height="0.1925in" svg:x="3.6012in" svg:y="0.0445in" svg:viewBox="0 0 115 490" svg:d="M115 485c0-2 0-2-9-10-61-63-77-154-77-230 0-85 19-171 79-231 7-7 7-7 7-8 0-5-3-6-6-6-4 0-49 34-78 95-24 55-31 110-31 150 0 39 6 97 34 153 29 60 71 92 75 92 3 0 6-1 6-5z"><text:p/></draw:path><draw:path draw:style-name="gr1474" draw:text-style-name="P134" svg:width="0.115in" svg:height="0.1398in" svg:x="3.6673in" svg:y="0.0535in" svg:viewBox="0 0 293 356" svg:d="M293 4c0-1-2-4-6-4-3 0-3 0-8 7-9 10-16 18-24 28-13-22-39-35-70-35-63 0-122 56-122 116 0 39 25 62 50 69 19 4 35 8 54 14 18 4 44 13 44 52 0 45-40 89-88 89-32 0-87-9-87-70 0-12 3-23 5-26 0-3 0-3 0-4 0-5-3-5-6-5s-3 0-4 2c-3 1-31 112-31 113 0 3 3 6 6 6 2 0 2-2 9-7 9-9 16-18 24-27 21 27 55 34 83 34 67 0 126-65 126-125 0-33-17-50-25-57-12-12-19-14-62-26-11-2-29-7-34-8-12-4-29-18-29-45 0-39 39-81 85-81 41 0 72 21 72 76 0 15-3 25-3 28 3 1 0 4 7 4 4 0 4-2 7-10 8-36 18-71 27-108z"><text:p/></draw:path><draw:path draw:style-name="gr1475" draw:text-style-name="P134" svg:width="0.0441in" svg:height="0.1925in" svg:x="3.7984in" svg:y="0.0445in" svg:viewBox="0 0 113 490" svg:d="M113 245c0-38-4-97-32-153-29-60-71-92-77-92-3 0-4 3-4 6 0 1 0 1 10 11 47 47 75 126 75 228 0 84-18 170-78 231-7 7-7 7-7 9s1 5 4 5c6 0 51-33 79-96 25-54 30-107 30-149z"><text:p/></draw:path><draw:path draw:style-name="gr1476" draw:text-style-name="P134" svg:width="0.026in" svg:height="0.1925in" svg:x="3.8669in" svg:y="0.0445in" svg:viewBox="0 0 67 490" svg:d="M67 0c-22 0-45 0-67 0 0 7 0 13 0 20 15 0 32 0 48 0 0 149 0 301 0 451-16 0-33 0-48 0 0 7 0 14 0 19 22 0 45 0 67 0 0-162 0-326 0-490z"><text:p/></draw:path><draw:path draw:style-name="gr1477" draw:text-style-name="P134" svg:width="0.0201in" svg:height="0.0201in" svg:x="3.9768in" svg:y="0.1307in" svg:viewBox="0 0 52 52" svg:d="M52 25c0-14-13-25-27-25s-25 10-25 25c0 14 11 27 25 27s27-11 27-27z"><text:p/></draw:path><draw:path draw:style-name="gr1478" draw:text-style-name="P134" svg:width="0.0854in" svg:height="0.0378in" svg:x="4.1181in" svg:y="0.0516in" svg:viewBox="0 0 218 97" svg:d="M175 57c-7 7-24 21-24 30 0 5 6 10 10 10s7-3 10-6c5-8 17-21 39-32 3-3 8-4 8-11 0-5-4-7-7-10-11-7-16-16-21-28-1-4-2-10-9-10s-10 6-10 10c0 3 4 18 12 28-56 0-110 0-166 0-9 0-17 0-17 10 0 9 8 9 17 9 53 0 105 0 158 0z"><text:p/></draw:path><draw:path draw:style-name="gr1479" draw:text-style-name="P134" svg:width="0.074in" svg:height="0.0874in" svg:x="4.0654in" svg:y="0.1043in" svg:viewBox="0 0 189 223" svg:d="M70 104c14 0 50-2 74-12 35-14 38-43 38-50 0-21-20-42-53-42-55 0-129 48-129 134 0 50 29 89 77 89 71 0 112-52 112-58 0-4-3-7-6-7-2 0-4 2-7 6-37 48-92 48-98 48-37 0-43-41-43-57 0-7 1-21 8-51 9 0 19 0 27 0zM46 92c20-74 70-81 83-81 24 0 36 14 36 31 0 50-78 50-98 50-7 0-14 0-21 0z"><text:p/></draw:path><draw:path draw:style-name="gr1480" draw:text-style-name="P134" svg:width="0.0618in" svg:height="0.0606in" svg:x="4.1551in" svg:y="0.1579in" svg:viewBox="0 0 158 155" svg:d="M36 122c9-9 16-16 45-39 7-6 32-27 42-35 21-21 35-40 35-44s-4-4-5-4c-5 0-5 1-7 4-10 16-17 21-26 21-4 0-9 0-19-10-13-12-20-15-28-15-27 0-46 31-46 41 0 2 4 4 5 4 4 0 6-2 7-4 6-13 24-13 30-13 8 0 16 1 22 3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87" draw:style-name="gr1"><svg:title>TexMaths</svg:title><svg:desc>14§display§\vec{\text{grad}}\left(S\right)=\begin{pmatrix}
\partial _x\left(S\right) \\
\partial _y\left(S\right) \\
\partial _z\left(S\right)
\end{pmatrix}_{\left(O,\ \vec{e_x},\ \vec{e_y},\ \vec{e_z}\right)}§svg§600§FALSE§</svg:desc><draw:g draw:style-name="gr2"><draw:path draw:style-name="gr1595" draw:text-style-name="P133" svg:width="2.8087in" svg:height="0.7248in" svg:x="0.0047in" svg:y="0.0098in" svg:viewBox="0 0 7135 1842" svg:d="M0 0c2378 0 4756 0 7135 0 0 614 0 1227 0 1842-2379 0-4757 0-7135 0 0-615 0-1228 0-1842z"><text:p/></draw:path><draw:path draw:style-name="gr1596" draw:text-style-name="P134" svg:width="0.0854in" svg:height="0.0382in" svg:x="0.1551in" svg:y="0.2075in" svg:viewBox="0 0 218 98" svg:d="M175 59c-7 7-24 19-24 29 0 4 6 10 10 10 6 0 7-4 10-7 5-7 17-21 39-32 3-2 8-4 8-10 0-4-4-7-7-10-11-7-16-17-19-28-2-4-6-11-11-11-7 0-10 7-10 11 0 2 4 18 12 28-56 0-110 0-166 0-7 0-17 0-17 10s10 10 17 10c53 0 105 0 158 0z"><text:p/></draw:path><draw:path draw:style-name="gr1597" draw:text-style-name="P134"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5-24-10 0-31 3-52 22-21-15-41-16-52-16-46 0-80 33-80 71 0 21 12 41 24 50-7 7-15 24-15 41 0 15 5 34 21 43-30 9-45 30-45 51 0 35 49 61 108 61s109-25 109-63c0-16-6-42-31-56-26-14-54-14-85-14-13 0-34 0-37 0-15-2-26-18-26-33zM109 312c-50 0-84-25-84-50 0-24 18-42 41-44 10 0 19 0 29 0 42 0 97 0 97 44 0 26-35 50-83 50z"><text:p/></draw:path><draw:path draw:style-name="gr1598" draw:text-style-name="P134" svg:width="0.0646in" svg:height="0.085in" svg:x="0.0972in" svg:y="0.3114in" svg:viewBox="0 0 165 217" svg:d="M67 53c0-18 0-35 0-53-22 1-45 3-67 4 0 6 0 10 0 16 34 0 38 4 38 28 0 43 0 88 0 131 0 23-6 23-38 23 0 5 0 9 0 15 18-1 42-1 56-1 20 0 42 0 62 1 0-6 0-10 0-15-3 0-7 0-10 0-37 0-38-6-38-24 0-25 0-51 0-76 0-47 21-92 59-92 3 0 4 0 4 1-1 0-11 6-11 18 0 14 11 21 21 21s22-5 22-21c0-15-15-29-36-29-37 0-55 32-62 53z"><text:p/></draw:path><draw:path draw:style-name="gr1599" draw:text-style-name="P134" svg:width="0.0874in" svg:height="0.089in" svg:x="0.1756in" svg:y="0.3094in" svg:viewBox="0 0 223 227" svg:d="M143 183c3 20 15 41 39 41 10 0 41-7 41-46 0-10 0-18 0-28-5 0-9 0-13 0 0 10 0 18 0 28 0 28-13 31-18 31-16 0-18-23-18-26 0-32 0-65 0-98 0-21 0-39-19-57-18-20-43-28-67-28-40 0-74 24-74 56 0 15 10 24 22 24 14 0 24-10 24-24 0-6-3-21-25-22 13-17 36-23 53-23 24 0 52 20 52 63 0 6 0 13 0 18-25 2-60 3-91 19-36 16-49 42-49 63 0 40 48 53 78 53 33 0 56-20 65-44zM140 102c0 17 0 34 0 51 0 46-35 63-57 63-24 0-45-17-45-42 0-27 21-68 102-72z"><text:p/></draw:path><draw:path draw:style-name="gr1600" draw:text-style-name="P134" svg:width="0.0949in" svg:height="0.1362in" svg:x="0.2709in" svg:y="0.2622in" svg:viewBox="0 0 242 347" svg:d="M171 313c0 12 0 23 0 34 24-3 47-4 71-6 0-5 0-11 0-15-33 0-38-4-38-28 0-99 0-199 0-298-23 1-47 4-71 6 0 5 0 9 0 15 35 0 39 3 39 27 0 35 0 71 0 106-15-17-36-29-63-29-57 0-109 47-109 110s48 112 104 112c32 0 54-17 67-34zM171 182c0 34 0 67 0 101 0 9 0 9-6 18-15 24-38 35-59 35-22 0-39-13-51-32-13-20-14-48-14-67s1-48 15-70c10-16 29-33 56-33 17 0 38 9 53 30 6 8 6 10 6 18z"><text:p/></draw:path><draw:path draw:style-name="gr1601" draw:text-style-name="P134" svg:width="0.0441in" svg:height="0.1937in" svg:x="0.4236in" svg:y="0.2516in" svg:viewBox="0 0 113 493" svg:d="M113 487c0-1 0-3-8-11-62-62-77-154-77-230 0-85 18-170 78-232 7-6 7-7 7-8 0-5-1-6-4-6-5 0-50 34-78 97-25 53-31 107-31 149 0 38 4 98 32 154 30 60 72 93 77 93 3 0 4-2 4-6z"><text:p/></draw:path><draw:path draw:style-name="gr1602" draw:text-style-name="P134" svg:width="0.1142in" svg:height="0.1406in" svg:x="0.4898in" svg:y="0.2598in" svg:viewBox="0 0 291 358" svg:d="M291 6c0-2-1-6-5-6-3 0-3 0-9 7-8 10-15 18-24 28-12-22-37-35-70-35-63 0-121 57-121 116 0 39 26 63 50 70 18 4 35 10 53 14s45 11 45 52c0 45-39 91-88 91-31 0-86-11-86-73 0-11 2-24 3-26 0-2 0-2 0-3 0-6-4-6-5-6-3 0-3 0-5 2s-29 114-29 116 1 5 6 5c1 0 2-1 8-8 8-10 15-20 24-28 21 29 54 36 82 36 68 0 126-66 126-127 0-34-16-50-25-57-11-12-18-13-61-24-12-4-30-9-34-10-13-4-29-18-29-45 0-39 39-81 85-81 42 0 71 21 71 76 0 16-1 25-1 28 1 1 0 5 6 5 4 0 5-1 7-10 8-36 18-71 26-107z"><text:p/></draw:path><draw:path draw:style-name="gr1603" draw:text-style-name="P134" svg:width="0.0449in" svg:height="0.1937in" svg:x="0.6201in" svg:y="0.2516in" svg:viewBox="0 0 115 493" svg:d="M115 246c0-37-6-98-34-154-29-60-71-92-75-92-3 0-6 3-6 6 0 1 0 2 10 11 47 49 75 127 75 229 0 84-18 171-78 233-7 5-7 7-7 8 0 3 3 6 6 6 4 0 49-34 78-97 24-55 31-109 31-150z"><text:p/></draw:path><draw:path draw:style-name="gr1604" draw:text-style-name="P134" svg:width="0.1287in" svg:height="0.0449in" svg:x="0.7492in" svg:y="0.3256in" svg:viewBox="0 0 328 115" svg:d="M311 20c7 0 17 0 17-10s-10-10-17-10c-98 0-196 0-294 0-7 0-17 0-17 10s10 10 17 10c98 0 196 0 294 0zM311 115c7 0 17 0 17-10s-10-10-17-10c-98 0-196 0-294 0-7 0-17 0-17 10s10 10 17 10c98 0 196 0 294 0z"><text:p/></draw:path><draw:path draw:style-name="gr1605" draw:text-style-name="P134" svg:width="0.1067in" svg:height="0.3496in" svg:x="0.9988in" svg:y="0in" svg:viewBox="0 0 272 889" svg:d="M42 889c10 0 13 0 13-6 1-346 42-631 214-872 3-4 1-4 3-5 0-6-3-6-12-6-8 0-8 0-9 1-2 2-65 73-115 173-65 128-105 278-123 457-2 16-13 118-13 234 0 5 0 12 0 19 1 5 4 5 14 5s18 0 28 0z"><text:p/></draw:path><draw:path draw:style-name="gr1606" draw:text-style-name="P134" svg:width="0.1067in" svg:height="0.35in" svg:x="0.9988in" svg:y="0.3461in" svg:viewBox="0 0 272 890" svg:d="M14 0c-10 0-13 0-14 6 0 7 0 12 0 19 0 301 55 476 70 526 34 110 88 224 169 325 9 10 10 13 12 13 1 1 1 1 9 1 9 0 12 0 12-6-2-2 0-1-3-5-164-227-213-501-214-872 0-7-3-7-13-7s-18 0-28 0z"><text:p/></draw:path><draw:path draw:style-name="gr1607" draw:text-style-name="P134" svg:width="0.1016in" svg:height="0.1421in" svg:x="1.1201in" svg:y="0.0236in" svg:viewBox="0 0 259 362" svg:d="M207 186c-4-31-25-59-63-59-29 0-61 9-101 47-40 40-43 86-43 102 0 30 21 86 90 86 117 0 169-165 169-235 0-78-46-127-106-127-72 0-94 64-94 78 0 7 3 17 18 17 17 0 27-15 27-26 0-17-16-17-24-17 22-37 57-39 71-39 37 0 70 25 70 89 0 18-3 44-12 84zM91 350c-53 0-53-52-53-56 0-14 12-83 32-112 20-28 43-43 74-43 53 0 55 54 55 64 0 36-31 147-108 147z"><text:p/></draw:path><draw:path draw:style-name="gr1608" draw:text-style-name="P134" svg:width="0.0724in" svg:height="0.0606in" svg:x="1.2217in" svg:y="0.1315in" svg:viewBox="0 0 185 155" svg:d="M69 115c-3 12-14 31-33 31-5-2-11 0-18-5 14-5 16-16 16-19 0-7-6-13-14-13-10 0-20 9-20 21 0 17 20 25 36 25s30-9 38-25c9 18 28 25 42 25 39 0 60-43 60-53 0-4-4-4-5-4-4 0-6 1-7 6-7 23-28 42-46 42-14 0-21-10-21-23 0-8 8-40 16-78 7-27 23-35 35-35 6 1 12 0 19 4-12 4-16 13-16 20s6 12 14 12c9 0 20-7 20-21 0-19-23-25-37-25-16 0-30 11-37 24-7-14-23-24-42-24-40 0-61 42-61 53 0 4 5 4 6 4 4 0 4-1 7-5 8-28 29-42 46-42 11 0 21 5 21 22 0 7-4 24-7 37-4 15-8 30-12 46z"><text:p/></draw:path><draw:path draw:style-name="gr1609" draw:text-style-name="P134" svg:width="0.0449in" svg:height="0.1937in" svg:x="1.3638in" svg:y="0.0169in" svg:viewBox="0 0 115 493" svg:d="M115 487c0-1 0-3-9-11-61-62-77-154-77-230 0-85 19-170 79-232 7-6 7-7 7-8 0-5-2-6-6-6s-49 34-77 97c-25 53-32 107-32 149 0 38 6 98 34 154 29 60 71 93 75 93s6-2 6-6z"><text:p/></draw:path><draw:path draw:style-name="gr1610" draw:text-style-name="P134" svg:width="0.1142in" svg:height="0.1402in" svg:x="1.4299in" svg:y="0.026in" svg:viewBox="0 0 291 357" svg:d="M291 6c0-2-1-6-5-6-3 0-3 0-9 7-8 10-15 18-24 28-12-22-37-35-70-35-63 0-121 56-121 116 0 39 26 63 50 70 18 4 35 10 53 14s45 11 45 52c0 45-39 91-88 91-31 0-86-11-86-73 0-11 2-24 3-26 0-2 0-2 0-3 0-6-3-6-5-6-3 0-3 0-5 2s-29 114-29 116 1 4 4 4 4 0 10-7c8-10 15-20 24-28 21 29 54 35 82 35 68 0 126-65 126-126 0-34-16-50-25-57-11-12-18-13-61-24-12-4-30-9-34-10-13-4-29-18-29-45 0-39 39-81 85-81 41 0 71 21 71 76 0 16-1 25-1 28 1 1 0 5 6 5 4 0 5-3 7-10 8-36 18-71 26-107z"><text:p/></draw:path><draw:path draw:style-name="gr1611" draw:text-style-name="P134" svg:width="0.0449in" svg:height="0.1937in" svg:x="1.5606in" svg:y="0.0169in" svg:viewBox="0 0 115 493" svg:d="M115 246c0-37-6-98-34-154-29-60-71-92-75-92-5 0-6 3-6 6 0 1 0 2 10 11 47 49 75 126 75 229 0 84-18 171-78 233-7 5-7 7-7 8 0 3 1 6 6 6 4 0 49-34 77-97 25-55 32-109 32-150z"><text:p/></draw:path><draw:path draw:style-name="gr1612" draw:text-style-name="P134" svg:width="0.1016in" svg:height="0.1421in" svg:x="1.1224in" svg:y="0.2563in" svg:viewBox="0 0 259 362" svg:d="M207 185c-4-31-25-58-63-58-29 0-61 7-101 47s-43 86-43 100c0 31 21 88 90 88 117 0 169-165 169-235 0-78-46-127-106-127-72 0-94 63-94 77 0 7 3 18 18 18 17 0 27-15 27-26 0-17-16-17-24-17 22-37 57-39 71-39 37 0 70 25 70 88 0 19-3 45-12 84zM91 348c-53 0-53-50-53-56 0-12 12-81 32-110 20-28 43-45 74-45 53 0 55 56 55 66 0 35-31 145-108 145z"><text:p/></draw:path><draw:path draw:style-name="gr1613" draw:text-style-name="P134" svg:width="0.0689in" svg:height="0.0866in" svg:x="1.2236in" svg:y="0.3642in" svg:viewBox="0 0 176 221" svg:d="M175 21c1-4 1-6 1-7 0-7-5-11-11-11-4 0-11 1-14 8-1 2-4 13-5 20-3 10-5 19-7 29-3 7-13 51-14 55-14 10-16 31-42 31-24 0-24-23-24-30 0-18 8-40 18-67 4-10 6-14 6-21 0-15-14-28-33-28-35 0-50 46-50 52 0 4 4 4 6 4 4 0 5-1 5-6 10-28 24-42 38-42 6 0 8 5 8 13s-2 15-4 20c-17 42-21 54-21 70 0 5 0 22 14 33 11 9 25 10 35 10 13 0 25-4 37-15-5 19-7 33-23 51-8 10-22 21-40 21-3 0-20 0-27-11 18-1 13-12 18-18 0-11-10-14-12-14-9 0-20 7-20 24s15 29 41 29c35 0 77-26 88-70 11-43 21-87 32-130z"><text:p/></draw:path><draw:path draw:style-name="gr1614" draw:text-style-name="P134" svg:width="0.0449in" svg:height="0.1929in" svg:x="1.3614in" svg:y="0.2496in" svg:viewBox="0 0 115 491" svg:d="M115 487c0-1 0-3-9-11-61-62-77-156-77-231 0-85 19-171 79-232 7-6 7-7 7-9 0-3-2-4-6-4s-49 34-77 95c-25 55-32 109-32 150 0 39 6 98 34 154 29 60 71 92 75 92s6-1 6-4z"><text:p/></draw:path><draw:path draw:style-name="gr1615" draw:text-style-name="P134" svg:width="0.1142in" svg:height="0.1402in" svg:x="1.4276in" svg:y="0.2583in" svg:viewBox="0 0 291 357" svg:d="M291 4c0-1-1-4-5-4-3 0-3 0-9 7-8 10-15 18-24 28-12-24-37-35-70-35-63 0-121 56-121 116 0 39 26 62 50 69 18 4 35 10 53 14s45 12 45 52c0 44-39 90-88 90-31 0-86-11-86-71 0-12 2-24 3-26 0-3 0-3 0-5 0-4-3-4-5-4-3 0-3 0-5 2-2 1-29 113-29 114 0 4 1 6 4 6s4 0 10-7c8-10 15-20 24-28 21 28 54 35 82 35 68 0 126-66 126-126 0-35-16-50-25-57-11-12-18-14-61-26-12-2-30-8-34-8-13-4-29-20-29-45 0-40 39-82 85-82 41 0 71 22 71 77 0 15-1 23-1 28 1 1 0 4 6 4 4 0 5-2 7-10 8-36 18-71 26-108z"><text:p/></draw:path><draw:path draw:style-name="gr1616" draw:text-style-name="P134" svg:width="0.0449in" svg:height="0.1929in" svg:x="1.5583in" svg:y="0.2496in" svg:viewBox="0 0 115 491" svg:d="M115 245c0-38-6-97-34-153-29-60-71-92-75-92-5 0-6 1-6 4 0 2 0 3 10 11 47 49 75 128 75 230 0 85-18 171-78 234-7 5-7 7-7 8 0 3 1 4 6 4 4 0 49-33 77-95 25-55 32-109 32-151z"><text:p/></draw:path><draw:path draw:style-name="gr1617" draw:text-style-name="P134" svg:width="0.1016in" svg:height="0.1429in" svg:x="1.124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1618" draw:text-style-name="P134" svg:width="0.0618in" svg:height="0.0606in" svg:x="1.2276in" svg:y="0.5957in" svg:viewBox="0 0 158 155" svg:d="M36 122c9-10 16-16 45-39 7-6 32-27 44-37 21-19 33-38 33-42s-4-4-5-4c-5 0-5 1-6 4-11 16-18 21-27 21-4 0-9-1-19-11-13-11-20-14-28-14-27 0-46 29-46 41 0 2 4 4 7 4 4 0 4-2 5-6 6-11 24-12 30-12 8 0 16 2 22 2 18 5 21 5 29 5-8 9-15 15-47 42-27 21-37 30-42 36-21 21-31 36-31 39 0 4 4 4 6 4s4-1 5-2c10-14 20-21 32-21 5 0 9 0 19 8 11 10 18 15 28 15 37 0 60-42 60-53 0-4-3-4-6-4-4 0-4 1-5 6-7 16-28 25-45 25-7 0-16-2-25-4-16-3-19-3-24-3-2 0-6 0-9 0z"><text:p/></draw:path><draw:path draw:style-name="gr1619" draw:text-style-name="P134" svg:width="0.0449in" svg:height="0.1937in" svg:x="1.3598in" svg:y="0.4811in" svg:viewBox="0 0 115 493" svg:d="M115 487c0-1 0-3-9-11-61-62-78-154-78-230 0-85 20-170 80-232 7-6 7-7 7-8 0-5-3-6-6-6-5 0-49 34-78 97-25 54-31 107-31 149 0 38 6 98 32 154 30 60 72 93 77 93 3 0 6-2 6-6z"><text:p/></draw:path><draw:path draw:style-name="gr1620" draw:text-style-name="P134" svg:width="0.1142in" svg:height="0.1406in" svg:x="1.4256in" svg:y="0.4902in" svg:viewBox="0 0 291 358" svg:d="M291 6c0-2 0-6-4-6-3 0-3 1-10 7-8 10-15 18-24 28-12-22-37-35-70-35-61 0-121 57-121 116 0 41 26 63 51 70 19 4 35 10 54 14 18 4 44 11 44 52 0 45-40 91-88 91-32 0-87-11-87-73 0-11 3-22 3-26 2-2 2-2 2-3 0-6-5-6-6-6-3 0-4 0-6 2-1 2-29 114-29 116s3 5 6 5c2 0 2-1 8-8 8-10 17-20 25-28 21 29 55 36 83 36 67 0 124-66 124-127 0-34-16-50-23-57-12-12-19-13-63-24-10-3-28-9-33-10-14-4-30-18-30-45 0-39 39-81 86-81 41 0 70 21 70 76 0 16-1 25-1 28 1 1 0 5 6 5 5 0 5-1 8-10 8-36 17-71 25-107z"><text:p/></draw:path><draw:path draw:style-name="gr1621" draw:text-style-name="P134" svg:width="0.0441in" svg:height="0.1937in" svg:x="1.5567in" svg:y="0.4811in" svg:viewBox="0 0 113 493" svg:d="M113 246c0-37-5-98-32-154-29-60-71-92-77-92-3 0-4 3-4 6 0 1 0 2 8 11 49 49 77 127 77 229 0 84-18 171-79 233-6 5-6 7-6 8 0 3 1 6 4 6 6 0 49-34 79-97 25-53 30-108 30-150z"><text:p/></draw:path><draw:path draw:style-name="gr1622" draw:text-style-name="P134" svg:width="0.1067in" svg:height="0.3496in" svg:x="1.6311in" svg:y="0in" svg:viewBox="0 0 272 889" svg:d="M272 865c0-301-55-476-70-526-34-109-89-224-170-326-7-9-10-12-11-12-1-1-1-1-10-1-7 0-11 0-11 6 3 2 0 1 7 9 171 240 209 535 210 868 0 6 3 6 13 6 9 0 18 0 28 0 9 0 12 0 14-5 0-7 0-14 0-19z"><text:p/></draw:path><draw:path draw:style-name="gr1623" draw:text-style-name="P134" svg:width="0.1067in" svg:height="0.35in" svg:x="1.6311in" svg:y="0.3461in" svg:viewBox="0 0 272 890" svg:d="M272 6c-2-6-5-6-14-6-10 0-19 0-28 0-10 0-13 0-13 7 0 52-1 168-14 291-27 253-92 430-200 581-3 4-2 3-3 5 0 6 4 6 11 6 9 0 9 0 10-1 1-2 64-73 115-172 64-129 105-279 123-458 1-15 13-118 13-234 0-7 0-12 0-19z"><text:p/></draw:path><draw:path draw:style-name="gr1624" draw:text-style-name="P134" svg:width="0.035in" svg:height="0.135in" svg:x="1.8094in" svg:y="0.6043in" svg:viewBox="0 0 90 344" svg:d="M83 0c-65 46-83 120-83 172 0 49 15 125 83 172 2 0 7 0 7-4 0-1 0-3-3-6-46-40-63-99-63-162 0-92 35-137 64-164 2-1 2-1 2-4 0-4-5-4-7-4z"><text:p/></draw:path><draw:path draw:style-name="gr1625" draw:text-style-name="P134" svg:width="0.1028in" svg:height="0.0976in" svg:x="1.8642in" svg:y="0.6102in" svg:viewBox="0 0 262 249" svg:d="M262 95c0-53-39-95-100-95-82 0-162 77-162 154 0 56 41 95 99 95 83 0 163-75 163-154zM102 238c-36 0-67-25-67-76 0-18 6-67 36-106 24-28 58-45 89-45 35 0 68 23 68 73 0 25-11 76-43 112-24 28-55 42-83 42z"><text:p/></draw:path><draw:path draw:style-name="gr1626" draw:text-style-name="P134" svg:width="0.0165in" svg:height="0.0409in" svg:x="1.9921in" svg:y="0.6902in" svg:viewBox="0 0 43 105" svg:d="M34 34c0 18-3 40-27 63-1 1-3 2-3 4 0 3 3 4 6 4 4 0 33-27 33-69 0-21-8-36-23-36-12 0-20 8-20 20 0 9 7 19 20 19 8 0 9-4 14-5z"><text:p/></draw:path><draw:path draw:style-name="gr1627" draw:text-style-name="P134" svg:width="0.0661in" svg:height="0.0276in" svg:x="2.1441in" svg:y="0.6083in" svg:viewBox="0 0 169 71" svg:d="M130 45c-3 1-14 12-14 18 0 4 4 8 9 8 4 0 5-2 8-5 8-10 18-17 28-21 4-2 8-4 8-10 0-4-4-6-7-8-11-6-14-16-15-20-1-1-3-7-10-7-1 0-7 3-7 8 0 6 4 16 7 19-40 0-82 0-123 0-6 0-14 0-14 8 0 10 8 10 14 10 39 0 77 0 116 0z"><text:p/></draw:path><draw:path draw:style-name="gr1628" draw:text-style-name="P134" svg:width="0.0579in" svg:height="0.0606in" svg:x="2.0961in" svg:y="0.6457in" svg:viewBox="0 0 148 155" svg:d="M55 74c9 0 36-1 56-7 25-10 29-26 29-36 0-18-18-31-42-31-42 0-98 32-98 91 0 35 22 64 63 64 57 0 85-33 85-37 0-3-4-7-7-7-1 0-2 1-5 4-27 31-67 31-73 31-21 0-35-13-35-41 0-6 0-13 4-31 7 0 16 0 23 0zM35 64c14-50 53-54 63-54 14 0 28 8 28 21 0 33-59 33-74 33-6 0-11 0-17 0z"><text:p/></draw:path><draw:path draw:style-name="gr1629" draw:text-style-name="P134" svg:width="0.0571in" svg:height="0.0437in" svg:x="2.1693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3-13 3-17 10-45 12-49 3-7 12-17 24-17 4 2 9 0 14 5z"><text:p/></draw:path><draw:path draw:style-name="gr1630" draw:text-style-name="P134" svg:width="0.0173in" svg:height="0.0409in" svg:x="2.2618in" svg:y="0.6902in" svg:viewBox="0 0 45 105" svg:d="M35 34c0 18-4 40-28 63 0 1-1 2-1 4 0 3 2 4 4 4 5 0 35-27 35-69 0-21-9-36-25-36-12 0-20 8-20 20 0 9 8 19 21 19 7 0 13-5 14-5z"><text:p/></draw:path><draw:path draw:style-name="gr1631" draw:text-style-name="P134" svg:width="0.0657in" svg:height="0.0276in" svg:x="2.4134in" svg:y="0.6083in" svg:viewBox="0 0 168 71" svg:d="M130 45c-3 1-15 12-15 18 0 4 4 8 8 8s6-2 9-5c8-10 19-17 28-21 4-2 8-4 8-10 0-4-3-6-6-8-12-6-15-16-16-20-2-1-3-7-9-7-3 0-8 3-8 8 0 6 5 16 8 19-42 0-82 0-124 0-5 0-13 0-13 8 0 10 7 10 13 10 39 0 78 0 117 0z"><text:p/></draw:path><draw:path draw:style-name="gr1632" draw:text-style-name="P134" svg:width="0.0575in" svg:height="0.0606in" svg:x="2.3665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1633" draw:text-style-name="P134" svg:width="0.0551in" svg:height="0.0626in" svg:x="2.4402in" svg:y="0.6819in" svg:viewBox="0 0 141 160" svg:d="M140 17c1-3 1-4 1-6 0-4-4-8-9-8-10 0-12 8-13 15s-4 14-6 21c-2 10-5 21-8 31 0 3-1 8-1 10-2 0-14 24-35 24-12 0-20-6-20-21 0-14 7-33 14-49 1-3 3-7 3-12 0-12-11-22-27-22-26 0-39 32-39 39 0 3 3 3 4 3 4 0 6-1 6-4 5-18 17-30 28-30 5 0 8 3 8 10 0 6-3 9-4 13-11 29-14 38-14 47 0 28 22 34 39 34 14 0 25-7 31-13-4 14-6 26-18 37-6 5-17 15-32 15-5 0-14 0-20-5 11-3 13-13 13-16 0-7-6-10-12-10-7 0-15 6-15 17 0 13 13 23 34 23 28 0 61-19 68-51 9-31 16-61 24-92z"><text:p/></draw:path><draw:path draw:style-name="gr1634" draw:text-style-name="P134" svg:width="0.0173in" svg:height="0.0409in" svg:x="2.5299in" svg:y="0.6902in" svg:viewBox="0 0 45 105" svg:d="M35 34c0 18-4 40-27 63-1 1-2 2-2 4 0 3 2 4 4 4 5 0 35-27 35-69 0-21-9-36-25-36-12 0-20 8-20 20 0 9 8 19 21 19 8 0 10-4 14-5z"><text:p/></draw:path><draw:path draw:style-name="gr1635" draw:text-style-name="P134" svg:width="0.0661in" svg:height="0.0276in" svg:x="2.6791in" svg:y="0.6083in" svg:viewBox="0 0 169 71" svg:d="M130 45c-3 1-14 12-14 18 0 4 4 8 9 8 2 0 5-2 7-5 9-10 19-17 29-21 4-2 8-4 8-10 0-4-4-6-7-8-11-6-14-16-16-20 0-1-2-7-9-7-1 0-8 3-8 8 0 6 5 16 8 19-40 0-82 0-123 0-6 0-14 0-14 8 0 10 8 10 14 10 39 0 77 0 116 0z"><text:p/></draw:path><draw:path draw:style-name="gr1636" draw:text-style-name="P134" svg:width="0.0575in" svg:height="0.0606in" svg:x="2.6346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1637" draw:text-style-name="P134" svg:width="0.0488in" svg:height="0.0437in" svg:x="2.7091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1638" draw:text-style-name="P134" svg:width="0.035in" svg:height="0.135in" svg:x="2.7882in" svg:y="0.6043in" svg:viewBox="0 0 90 344" svg:d="M7 0c-3 0-7 0-7 4 0 3 1 3 4 6 30 28 62 74 62 162 0 73-23 126-59 160-6 7-7 7-7 8s1 4 4 4c4 0 38-22 60-66 16-27 26-65 26-106 0-47-14-123-83-172z"><text:p/></draw:path></draw:g></draw:g></text:p>
      <text:p text:style-name="P119"/>
      <text:p text:style-name="P119"/>
      <text:p text:style-name="P79"><text:soft-page-break/><text:span text:style-name="T76">C</text:span>ependant, quand on bosse dans un repère non cartésien mais généré à partir d’un repère cartésien (genre polaire, cylindrique, sphérique, etc), l’opérateur gradient <text:span text:style-name="T83">ne correspondra pas à l’opérateur nabla et il faudra partir de la définition originelle <text:line-break/>(</text:span><text:span text:style-name="T83"><draw:g text:anchor-type="as-char" svg:y="-0.189in" draw:z-index="132" draw:style-name="gr1"><svg:title>TexMaths</svg:title><svg:desc>14§display§\text{d}\left(S\right)=\vec{\text{grad}}\left(S\right)\cdot \vec{\text{d}OM}§svg§600§FALSE§</svg:desc><draw:g draw:style-name="gr2"><draw:path draw:style-name="gr175" draw:text-style-name="P133" svg:width="1.9516in" svg:height="0.2169in" svg:x="0.0035in" svg:y="0.0098in" svg:viewBox="0 0 4958 552" svg:d="M2480 552c-826 0-1654 0-2480 0 0-184 0-368 0-552 1652 0 3306 0 4958 0 0 184 0 368 0 552-826 0-1652 0-2478 0z"><text:p/></draw:path><draw:path draw:style-name="gr176" draw:text-style-name="P134" svg:width="0.0949in" svg:height="0.1354in" svg:x="0.0004in" svg:y="0.0547in" svg:viewBox="0 0 242 345" svg:d="M171 313c0 11 0 21 0 32 24-1 47-4 71-5 0-6 0-10 0-16-33 0-38-3-38-26 0-100 0-199 0-298-23 1-47 4-71 6 0 4 0 9 0 14 35 0 39 4 39 28 0 34 0 71 0 106-14-18-35-31-61-31-59 0-111 48-111 112 0 61 49 110 105 110 31 0 53-17 66-32zM171 182c0 33 0 67 0 100 0 9 0 10-6 18-15 24-36 34-59 34-21 0-39-13-50-31-14-21-15-49-15-68 0-18 1-48 15-70 11-15 29-31 56-31 17 0 38 7 53 30 6 8 6 9 6 18z"><text:p/></draw:path><draw:path draw:style-name="gr177" draw:text-style-name="P134" svg:width="0.0441in" svg:height="0.1929in" svg:x="0.1531in" svg:y="0.0441in" svg:viewBox="0 0 113 491" svg:d="M113 485c0-1 0-1-8-10-62-63-77-155-77-230 0-86 20-171 80-231 5-7 5-7 5-8 0-5-1-6-4-6-5 0-49 34-78 96-25 54-31 108-31 149 0 39 6 97 32 153 30 60 72 93 77 93 3 0 4-2 4-6z"><text:p/></draw:path><draw:path draw:style-name="gr178" draw:text-style-name="P134" svg:width="0.1142in" svg:height="0.1398in" svg:x="0.2193in" svg:y="0.0528in" svg:viewBox="0 0 291 356" svg:d="M291 4c0-1 0-4-5-4-2 0-3 0-9 7-8 10-15 18-24 28-12-22-37-35-70-35-63 0-121 56-121 116 0 39 26 61 51 68 17 5 35 10 52 14 18 5 46 13 46 52 0 45-40 91-89 91-31 0-86-11-86-71 0-13 3-24 3-27s2-3 2-4c0-4-5-4-7-4s-3 0-5 1c-1 2-29 113-29 115 0 3 3 5 6 5 2 0 2-1 8-7 8-9 15-18 24-28 21 28 54 35 84 35 66 0 124-65 124-125 0-34-16-51-23-58-12-11-20-14-63-25-12-3-28-7-33-8-14-4-30-18-30-45 0-39 39-81 86-81 41 0 70 21 70 75 0 16-1 26-1 28 1 2 0 5 6 5 5 0 5-2 7-10 8-37 18-71 26-108z"><text:p/></draw:path><draw:path draw:style-name="gr179" draw:text-style-name="P134" svg:width="0.0449in" svg:height="0.1929in" svg:x="0.3496in" svg:y="0.0441in" svg:viewBox="0 0 115 491" svg:d="M115 245c0-38-6-97-32-153-30-60-73-92-77-92-3 0-6 3-6 6 0 1 0 1 10 11 47 47 77 126 77 228 0 83-18 170-80 232-7 7-7 7-7 8 0 3 3 6 6 6 4 0 49-34 78-97 25-53 31-108 31-149z"><text:p/></draw:path><draw:path draw:style-name="gr180" draw:text-style-name="P134" svg:width="0.1287in" svg:height="0.0449in" svg:x="0.4787in" svg:y="0.1177in" svg:viewBox="0 0 328 115" svg:d="M311 20c7 0 17 0 17-10s-10-10-17-10c-98 0-196 0-294 0-7 0-17 0-17 10s10 10 17 10c98 0 196 0 294 0zM311 115c7 0 17 0 17-10s-10-10-17-10c-98 0-196 0-294 0-7 0-17 0-17 10s10 10 17 10c98 0 196 0 294 0z"><text:p/></draw:path><draw:path draw:style-name="gr181" draw:text-style-name="P134" svg:width="0.085in" svg:height="0.0382in" svg:x="0.8335in" svg:y="0in" svg:viewBox="0 0 217 98" svg:d="M174 59c-7 5-23 19-23 29 0 4 4 10 10 10 4 0 7-4 10-7 5-7 17-21 38-32 4-2 8-4 8-10s-3-7-7-10c-10-7-15-17-20-28-1-4-2-11-9-11s-10 7-10 11c0 2 4 18 11 28-55 0-111 0-165 0-9 0-17 0-17 10s8 10 17 10c52 0 105 0 157 0z"><text:p/></draw:path><draw:path draw:style-name="gr182" draw:text-style-name="P134" svg:width="0.0882in" svg:height="0.1268in" svg:x="0.678in" svg:y="0.1012in" svg:viewBox="0 0 225 323" svg:d="M95 138c-42 0-42-49-42-60 0-14 0-29 9-42 2-5 14-19 33-19 44 0 44 49 44 60 0 14 0 29-9 42-3 5-14 19-35 19zM39 157c0-2 0-13 9-23 18 14 39 16 47 16 46 0 80-34 80-72 0-18-7-36-20-47 19-17 35-20 45-20 2 0 3 0 4 0-5 3-8 9-8 14 0 9 7 14 15 14 5 0 14-3 14-15 0-9-5-24-25-24-10 0-32 3-52 24-21-17-42-18-53-18-45 0-78 33-78 71 0 22 10 40 22 50-7 9-15 24-15 42 0 14 7 34 22 43-29 9-46 30-46 49 0 35 49 62 109 62 58 0 109-25 109-63 0-17-7-42-32-56-26-14-54-14-84-14-12 0-33 0-38 0-15-1-25-17-25-33zM109 312c-49 0-82-26-82-51 0-22 18-40 39-42 10 0 19 0 29 0 42 0 98 0 98 42 0 27-35 51-84 51z"><text:p/></draw:path><draw:path draw:style-name="gr183" draw:text-style-name="P134" svg:width="0.0646in" svg:height="0.085in" svg:x="0.7748in" svg:y="0.1035in" svg:viewBox="0 0 165 217" svg:d="M69 55c0-19 0-37 0-55-23 1-47 4-69 6 0 5 0 9 0 15 35 0 38 3 38 27 0 43 0 88 0 131 0 22-4 22-38 22 0 6 0 10 0 16 20 0 42-2 56-2 20 0 43 0 63 2 0-6 0-10 0-16-4 0-7 0-11 0-37 0-37-5-37-22 0-25 0-50 0-76 0-48 20-92 58-92 4 0 4 0 5 0-1 2-11 7-11 20 0 14 10 21 21 21 9 0 21-4 21-21 0-16-15-31-36-31-37 0-53 34-60 55z"><text:p/></draw:path><draw:path draw:style-name="gr184" draw:text-style-name="P134" svg:width="0.0866in" svg:height="0.0882in" svg:x="0.8535in" svg:y="0.102in" svg:viewBox="0 0 221 225" svg:d="M143 182c1 21 15 40 38 40 11 0 40-7 40-46 0-10 0-18 0-28-4 0-8 0-12 0 0 10 0 18 0 28 0 28-13 31-17 31-17 0-18-21-18-24 0-32 0-66 0-98 0-21 0-40-19-58-19-19-43-27-67-27-40 0-74 24-74 56 0 14 10 22 22 22 14 0 23-10 23-22 0-6-3-22-25-22 14-17 37-23 53-23 24 0 52 18 52 63 0 6 0 13 0 18-26 2-59 3-90 17-38 17-49 42-49 64 0 39 48 52 78 52 33 0 55-20 65-43zM139 102c0 17 0 32 0 49 0 46-35 63-58 63-24 0-43-17-43-42 0-27 19-67 101-70z"><text:p/></draw:path><draw:path draw:style-name="gr185" draw:text-style-name="P134" svg:width="0.0957in" svg:height="0.1354in" svg:x="0.9484in" svg:y="0.0547in" svg:viewBox="0 0 244 345" svg:d="M171 313c0 11 0 21 0 32 24-1 49-4 73-5 0-6 0-10 0-16-35 0-40-3-40-26 0-100 0-199 0-298-23 1-46 4-70 6 0 4 0 9 0 14 34 0 38 4 38 28 0 34 0 71 0 106-14-18-35-31-61-31-59 0-111 48-111 112 0 61 49 110 105 110 31 0 53-17 66-32zM171 182c0 33 0 67 0 100 0 9 0 10-6 18-14 24-36 34-57 34-23 0-41-13-52-31-13-21-14-49-14-68 0-18 0-48 14-70 11-15 29-31 56-31 17 0 38 7 53 30 6 8 6 9 6 18z"><text:p/></draw:path><draw:path draw:style-name="gr186" draw:text-style-name="P134" svg:width="0.0449in" svg:height="0.1929in" svg:x="1.1012in" svg:y="0.0441in" svg:viewBox="0 0 115 491" svg:d="M115 485c0-1 0-1-9-10-61-63-78-155-78-230 0-86 20-171 80-231 7-7 7-7 7-8 0-5-3-6-6-6-5 0-49 34-78 96-25 54-31 108-31 149 0 39 6 97 32 153 30 60 72 93 77 93 3 0 6-2 6-6z"><text:p/></draw:path><draw:path draw:style-name="gr187" draw:text-style-name="P134" svg:width="0.1142in" svg:height="0.1398in" svg:x="1.1673in" svg:y="0.0528in" svg:viewBox="0 0 291 356" svg:d="M291 4c0-1 0-4-4-4-3 0-3 0-10 7-8 10-15 18-24 28-12-22-37-35-70-35-61 0-121 56-121 116 0 39 26 61 51 68 19 5 35 10 54 14 18 5 44 13 44 52 0 45-40 91-88 91-32 0-87-11-87-71 0-13 3-24 3-27 2-3 2-3 2-4 0-4-3-4-6-4-1 0-4 0-6 1-1 2-29 113-29 115 0 3 3 5 6 5 2 0 2-1 8-7 8-9 17-18 25-28 21 28 55 35 83 35 67 0 124-65 124-125 0-34-16-51-23-58-12-11-19-14-63-25-10-3-28-7-33-8-14-4-30-18-30-45 0-39 39-81 86-81 41 0 70 21 70 75 0 16-1 26-1 28 1 2 0 5 6 5 5 0 5-2 8-10 8-37 17-71 25-108z"><text:p/></draw:path><draw:path draw:style-name="gr188" draw:text-style-name="P134" svg:width="0.0441in" svg:height="0.1929in" svg:x="1.2984in" svg:y="0.0441in" svg:viewBox="0 0 113 491" svg:d="M113 245c0-38-5-97-32-153-29-60-71-92-77-92-3 0-4 3-4 6 0 1 0 1 8 11 49 47 77 126 77 228 0 83-18 170-79 232-6 7-6 7-6 8 0 3 1 6 4 6 6 0 49-34 79-97 25-53 30-108 30-149z"><text:p/></draw:path><draw:path draw:style-name="gr189" draw:text-style-name="P134" svg:width="0.0201in" svg:height="0.0201in" svg:x="1.4224in" svg:y="0.1303in" svg:viewBox="0 0 52 52" svg:d="M52 25c0-14-13-25-27-25s-25 11-25 25c0 16 11 27 25 27s27-11 27-27z"><text:p/></draw:path><draw:path draw:style-name="gr190" draw:text-style-name="P134" svg:width="0.0854in" svg:height="0.0382in" svg:x="1.7094in" svg:y="0in" svg:viewBox="0 0 218 98" svg:d="M175 59c-7 5-24 19-24 29 0 4 6 10 10 10 6 0 7-4 10-7 5-7 17-21 39-32 3-2 8-4 8-10s-4-7-7-10c-11-7-16-17-21-28 0-4-2-11-9-11-6 0-10 7-10 11 0 2 4 18 12 28-56 0-110 0-166 0-9 0-17 0-17 10s8 10 17 10c53 0 105 0 158 0z"><text:p/></draw:path><draw:path draw:style-name="gr191" draw:text-style-name="P134" svg:width="0.0949in" svg:height="0.1354in" svg:x="1.5091in" svg:y="0.0547in" svg:viewBox="0 0 242 345" svg:d="M169 313c0 11 0 21 0 32 24-1 49-4 73-5 0-6 0-10 0-16-33 0-38-3-38-26 0-100 0-199 0-298-23 1-47 4-71 6 0 4 0 9 0 14 35 0 39 4 39 28 0 34 0 71 0 106-15-18-36-31-63-31-57 0-109 48-109 112 0 61 48 110 104 110 32 0 54-17 65-32zM169 182c0 33 0 67 0 100 0 9 0 10-4 18-15 24-38 34-59 34-22 0-39-13-51-31-13-21-14-49-14-68 0-18 1-48 15-70 10-15 29-31 56-31 17 0 38 7 53 30 4 8 4 9 4 18z"><text:p/></draw:path><draw:path draw:style-name="gr192" draw:text-style-name="P134" svg:width="0.1335in" svg:height="0.1398in" svg:x="1.6193in" svg:y="0.0528in" svg:viewBox="0 0 340 356" svg:d="M340 131c0-78-52-131-124-131-107 0-216 112-216 225 0 81 56 131 126 131 105 0 214-107 214-225zM129 344c-48 0-83-41-83-105 0-21 7-94 45-151 34-50 83-75 120-75 41 0 86 26 86 100 0 35-14 112-62 172-24 29-64 59-106 59z"><text:p/></draw:path><draw:path draw:style-name="gr193" draw:text-style-name="P134" svg:width="0.1937in" svg:height="0.1311in" svg:x="1.7717in" svg:y="0.0575in" svg:viewBox="0 0 493 334" svg:d="M434 38c4-18 6-24 44-24 11 0 15 0 15-10 0-4-6-4-14-4-21 0-44 0-65 0-12 0-14 0-19 8-60 94-119 186-179 280-13-92-26-185-38-277-3-11-3-11-16-11-22 0-44 0-67 0-10 0-15 0-15 8 0 6 4 6 14 6 7 0 15 1 21 1 8 2 11 3 11 9 0 1 0 3-1 8-21 84-42 166-63 250-6 20-14 35-54 37-2 0-8 1-8 9 0 5 3 6 7 6 15 0 32-1 49-1s34 1 50 1c3 0 9 0 9-10 0-5-6-5-9-5-28 0-33-10-33-21 0-5 0-6 1-12 23-89 45-177 67-266h2c14 100 28 202 42 303 1 5 1 11 7 11 5 0 8-6 11-8 66-104 133-207 199-311-24 94-46 188-70 281-6 18-6 23-45 23-8 0-14 0-14 9 0 6 6 6 7 6 14 0 48-1 62-1 19 0 40 1 61 1 3 0 10 0 10-10 0-5-6-5-14-5-18 0-32 0-32-9 0-1 0-3 3-11 21-87 43-175 64-261z"><text:p/></draw:path></draw:g></draw:g></text:span><text:span text:style-name="T83">) pour trouver l’expression du gradient en fonction des vecteurs de la base (ou alors utiliser les formules de changement de base en exprimant tel vecteur unitaire en fonction des autres, etc).</text:span></text:p>
      <text:p text:style-name="P82">En l’occurrence, dans un <text:span text:style-name="T17">repère cylindrique</text:span>, on aurait</text:p>
      <text:p text:style-name="Text_20_body"><draw:g text:anchor-type="as-char" svg:y="-0.2799in" draw:z-index="133" draw:style-name="gr1"><svg:title>TexMaths</svg:title><svg:desc>14§display§\vec{\text{grad}}\left(S\right)=\vec{\text{grad}}\left(f_S\left(r,\ \theta ,\ z\right)\right)=\left[\partial _r\left(S\right)\right]\vec{e_r}+\left[\frac{1}{r}\cdot \partial _{\theta }\left(S\right)\right]\vec{e_{\theta }}+\left[\partial _z\left(S\right)\right]\vec{e_z}
§svg§600§FALSE§</svg:desc><draw:g draw:style-name="gr2"><draw:path draw:style-name="gr112" draw:text-style-name="P133" svg:width="6.0118in" svg:height="0.4433in" svg:x="0.0047in" svg:y="0.0098in" svg:viewBox="0 0 15271 1127" svg:d="M7637 1127c-2547 0-5092 0-7637 0 0-376 0-751 0-1127 5090 0 10181 0 15271 0 0 376 0 751 0 1127-2545 0-5090 0-7634 0z"><text:p/></draw:path><draw:path draw:style-name="gr113" draw:text-style-name="P134" svg:width="0.0854in" svg:height="0.0382in" svg:x="0.1551in" svg:y="0.0917in" svg:viewBox="0 0 218 98" svg:d="M175 59c-7 5-22 19-22 29 0 4 4 10 9 10s7-4 9-7c7-7 18-21 39-32 4-2 8-4 8-10s-2-7-7-10c-11-7-15-17-19-28-2-4-3-11-10-11s-10 7-10 10 4 18 11 29c-54 0-110 0-165 0-8 0-18 0-18 10s10 10 18 10c52 0 105 0 157 0z"><text:p/></draw:path><draw:path draw:style-name="gr114" draw:text-style-name="P134" svg:width="0.0882in" svg:height="0.1272in" svg:x="0.0004in" svg:y="0.1925in" svg:viewBox="0 0 225 324" svg:d="M95 138c-42 0-42-49-42-60 0-14 0-29 7-42 4-5 16-19 35-19 44 0 44 49 44 61 0 13-2 28-9 41-4 5-15 19-35 19zM38 158c0-3 0-14 8-24 20 14 41 16 49 16 46 0 80-34 80-72 0-18-7-36-20-47 17-17 35-20 44-20 1 0 4 0 5 0-5 3-8 9-8 14 0 9 7 14 14 14 6 0 15-3 15-14 0-8-7-25-25-25-10 0-32 3-53 24-20-17-41-18-52-18-45 0-80 33-80 72 0 21 12 39 24 51-7 7-15 23-15 40 0 16 7 34 21 44-30 8-45 29-45 48 0 37 49 63 109 63 58 0 109-25 109-63 0-18-7-43-32-57-26-12-54-12-85-12-11 0-32 0-37-2-15-1-26-17-26-32zM109 313c-49 0-84-25-84-52 0-22 20-40 41-41 10 0 19 0 29 0 42 0 97 0 97 41 0 27-34 52-83 52z"><text:p/></draw:path><draw:path draw:style-name="gr115" draw:text-style-name="P134" svg:width="0.0646in" svg:height="0.085in" svg:x="0.0972in" svg:y="0.1953in" svg:viewBox="0 0 165 217" svg:d="M69 55c0-19 0-37 0-55-23 1-47 4-69 6 0 5 0 9 0 15 34 0 38 3 38 28 0 43 0 88 0 131 0 23-6 23-38 23 0 4 0 8 0 14 18 0 42-2 56-2 20 0 42 0 62 2 0-6 0-10 0-14-3 0-7 0-10 0-37 0-38-6-38-24 0-25 0-50 0-76 0-48 21-92 59-92 3 0 4 0 5 0-1 2-11 7-11 20 0 14 10 21 21 21 9 0 21-6 21-21 0-17-15-31-36-31-37 0-53 34-60 55z"><text:p/></draw:path><draw:path draw:style-name="gr116" draw:text-style-name="P134" svg:width="0.0874in" svg:height="0.0882in" svg:x="0.1756in" svg:y="0.1941in" svg:viewBox="0 0 223 225" svg:d="M144 183c2 20 14 41 38 41 10 0 41-7 41-48 0-8 0-18 0-26-5 0-9 0-13 0 0 8 0 18 0 26 0 30-13 32-18 32-16 0-18-22-18-25 0-32 0-66 0-98 0-21 0-40-17-58-20-19-45-27-67-27-41 0-75 24-75 56 0 14 10 22 23 22 14 0 22-9 22-22 0-6-3-22-25-22 13-17 38-23 53-23 24 0 52 20 52 63 0 6 0 13 0 18-25 2-59 3-91 17-36 17-49 43-49 64 0 41 48 52 80 52s54-19 64-42zM140 102c0 17 0 32 0 49 0 48-35 64-57 64-24 0-45-18-45-42 0-28 21-68 102-71z"><text:p/></draw:path><draw:path draw:style-name="gr117" draw:text-style-name="P134" svg:width="0.0949in" svg:height="0.1354in" svg:x="0.2709in" svg:y="0.1469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118" draw:text-style-name="P134" svg:width="0.0441in" svg:height="0.1929in" svg:x="0.4236in" svg:y="0.1358in" svg:viewBox="0 0 113 491" svg:d="M113 487c0-2 0-3-8-12-60-61-77-155-77-229 0-85 20-172 80-232 5-7 5-7 5-8 0-5-1-6-4-6-5 0-49 34-78 96-25 54-31 108-31 150 0 38 6 98 32 153 30 60 72 92 77 92 3 0 4-2 4-4z"><text:p/></draw:path><draw:path draw:style-name="gr119" draw:text-style-name="P134" svg:width="0.1142in" svg:height="0.1402in" svg:x="0.4898in" svg:y="0.1445in" svg:viewBox="0 0 291 357" svg:d="M291 4c0-1 0-4-4-4-3 0-4 0-10 7-8 10-15 18-24 28-12-22-37-35-70-35-63 0-121 56-121 116 0 39 26 62 51 70 17 4 35 8 52 13 18 5 46 12 46 53 0 43-40 89-88 89-32 0-87-10-87-71 0-11 3-24 3-27 0-1 2-2 2-2 0-6-5-6-6-6-3 0-4 0-6 1-1 3-29 115-29 116 0 3 3 5 6 5 2 0 2 0 8-7 8-10 15-20 24-28 22 28 54 35 84 35 67 0 124-66 124-126 0-34-16-51-23-58-12-11-19-14-63-25-10-3-28-7-33-8-14-4-30-18-30-45 0-39 39-81 86-81 41 0 70 21 70 75 0 16-1 26-1 28 1 2 0 5 6 5 5 0 5-2 7-10 8-36 18-71 26-108z"><text:p/></draw:path><draw:path draw:style-name="gr120" draw:text-style-name="P134" svg:width="0.0441in" svg:height="0.1929in" svg:x="0.6209in" svg:y="0.1358in" svg:viewBox="0 0 113 491" svg:d="M113 246c0-39-5-98-32-154-29-60-71-92-77-92-3 0-4 1-4 6 0 1 0 1 8 11 49 47 77 126 77 229 0 84-18 171-79 232-6 6-6 7-6 9s1 4 4 4c6 0 49-34 79-95 25-55 30-109 30-150z"><text:p/></draw:path><draw:path draw:style-name="gr121" draw:text-style-name="P134" svg:width="0.1287in" svg:height="0.0449in" svg:x="0.7492in" svg:y="0.2102in" svg:viewBox="0 0 328 115" svg:d="M311 20c7 0 17 0 17-10s-10-10-16-10c-98 0-197 0-295 0-7 0-17 0-17 10s10 10 17 10c98 0 196 0 294 0zM312 115c6 0 16 0 16-10s-10-10-17-10c-98 0-196 0-294 0-7 0-17 0-17 10s10 10 17 10c98 0 197 0 295 0z"><text:p/></draw:path><draw:path draw:style-name="gr122" draw:text-style-name="P134" svg:width="0.0854in" svg:height="0.0382in" svg:x="1.1035in" svg:y="0.0917in" svg:viewBox="0 0 218 98" svg:d="M175 59c-7 5-24 19-24 29 0 4 6 10 10 10s7-4 10-7c5-7 17-21 39-32 3-2 8-4 8-10s-4-7-7-10c-11-7-16-17-21-28 0-4-2-11-9-11s-10 7-10 10 4 18 12 29c-56 0-110 0-166 0-9 0-17 0-17 10s8 10 17 10c53 0 105 0 158 0z"><text:p/></draw:path><draw:path draw:style-name="gr123" draw:text-style-name="P134" svg:width="0.0878in" svg:height="0.1272in" svg:x="0.9488in" svg:y="0.1925in" svg:viewBox="0 0 224 324" svg:d="M95 138c-43 0-43-49-43-60 0-14 0-29 8-42 4-5 16-19 35-19 42 0 42 49 42 61 0 13 0 28-7 41-4 5-15 19-35 19zM38 158c0-3 0-14 8-24 20 14 39 16 49 16 45 0 80-34 80-72 0-18-8-36-21-47 18-17 36-20 45-20 1 0 3 0 4 0-4 3-7 9-7 14 0 9 6 14 14 14 4 0 14-3 14-14 0-8-6-25-25-25-10 0-31 3-52 24-21-17-42-18-52-18-46 0-80 33-80 72 0 21 12 39 23 51-6 7-16 23-16 40 0 16 7 34 23 44-30 8-45 29-45 48 0 37 48 63 108 63 59 0 109-25 109-63 0-18-7-43-32-57-25-12-55-12-84-12-13 0-34 0-37-2-16-1-26-17-26-32zM109 313c-50 0-84-25-84-52 0-22 18-40 41-41 10 0 18 0 28 0 43 0 98 0 98 41 0 27-35 52-83 52z"><text:p/></draw:path><draw:path draw:style-name="gr124" draw:text-style-name="P134" svg:width="0.0646in" svg:height="0.085in" svg:x="1.0453in" svg:y="0.1953in" svg:viewBox="0 0 165 217" svg:d="M69 55c0-19 0-37 0-55-23 1-47 4-69 6 0 5 0 9 0 15 35 0 39 3 39 28 0 43 0 88 0 131 0 23-5 23-39 23 0 4 0 8 0 14 20 0 42-2 56-2 20 0 43 0 63 2 0-6 0-10 0-14-3 0-7 0-10 0-36 0-38-6-38-24 0-25 0-50 0-76 0-48 21-92 58-92 4 0 4 0 5 0-1 2-11 7-11 20 0 14 10 21 21 21 10 0 21-6 21-21 0-17-15-31-36-31-35 0-53 34-60 55z"><text:p/></draw:path><draw:path draw:style-name="gr125" draw:text-style-name="P134" svg:width="0.0866in" svg:height="0.0882in" svg:x="1.124in" svg:y="0.1941in" svg:viewBox="0 0 221 225" svg:d="M143 183c1 20 15 41 38 41 11 0 40-7 40-48 0-8 0-18 0-26-4 0-7 0-11 0 0 8 0 18 0 26 0 30-13 32-18 32-17 0-18-22-18-25 0-32 0-66 0-98 0-21 0-40-19-58-18-19-43-27-67-27-40 0-74 24-74 56 0 14 10 22 22 22 14 0 23-9 23-22 0-6-2-22-25-22 14-17 37-23 53-23 25 0 53 20 53 63 0 6 0 13 0 18-25 2-60 3-91 17-36 17-49 43-49 64 0 41 48 52 78 52 33 0 55-19 65-42zM140 102c0 17 0 32 0 49 0 48-36 64-59 64-24 0-43-18-43-42 0-28 21-68 102-71z"><text:p/></draw:path><draw:path draw:style-name="gr126" draw:text-style-name="P134" svg:width="0.0949in" svg:height="0.1354in" svg:x="1.2193in" svg:y="0.1469in" svg:viewBox="0 0 242 345" svg:d="M169 313c0 10 0 21 0 32 24-2 49-4 73-5 0-6 0-10 0-14-35 0-38-4-38-28 0-99 0-199 0-298-23 1-47 4-71 6 0 4 0 9 0 14 35 0 38 4 38 28 0 35 0 71 0 106-14-18-35-31-62-31-57 0-109 49-109 112s48 110 104 110c32 0 54-16 65-32zM169 182c0 33 0 67 0 100 0 9 0 10-5 19-14 23-37 35-58 35-22 0-39-14-51-33-13-19-14-47-14-68 0-18 1-48 15-70 10-14 29-31 55-31 18 0 39 7 53 30 5 8 5 9 5 18z"><text:p/></draw:path><draw:path draw:style-name="gr127" draw:text-style-name="P134" svg:width="0.0449in" svg:height="0.1929in" svg:x="1.3717in" svg:y="0.1358in" svg:viewBox="0 0 115 491" svg:d="M115 487c0-2 0-3-9-12-61-61-77-155-77-229 0-85 19-172 79-232 7-7 7-7 7-8 0-5-3-6-6-6-4 0-49 34-78 96-24 54-31 108-31 150 0 38 6 98 34 153 29 60 71 92 75 92 3 0 6-2 6-4z"><text:p/></draw:path><draw:path draw:style-name="gr128" draw:text-style-name="P134" svg:width="0.0961in" svg:height="0.1752in" svg:x="1.4382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129" draw:text-style-name="P134" svg:width="0.0854in" svg:height="0.0976in" svg:x="1.5331in" svg:y="0.2146in" svg:viewBox="0 0 218 249" svg:d="M218 6c0-3-1-6-4-6s-3 1-7 6c-5 7-11 12-17 19-14-18-35-25-56-25-49 0-92 39-92 80 0 4 1 18 13 30 11 14 23 17 47 23 7 1 24 5 30 7 11 3 32 11 32 36 0 28-30 60-69 60-31 0-67-9-67-49 0-2 0-11 1-16 2-2 2-2 2-2 0-5-4-5-6-5-5 0-5 1-7 7-5 22-12 44-18 68 0 2 0 4 0 6 0 3 1 4 4 4s3 0 7-4 13-16 17-20c18 20 45 24 66 24 52 0 94-45 94-85 0-16-6-30-14-37-12-12-17-14-62-24-7-2-18-5-21-5-8-4-24-13-24-32 0-27 31-55 67-55 37 0 55 21 55 55 0 4-1 11-1 15s4 4 5 4c6 0 6-1 7-7 6-23 13-49 18-72z"><text:p/></draw:path><draw:path draw:style-name="gr130" draw:text-style-name="P134" svg:width="0.0449in" svg:height="0.1929in" svg:x="1.6862in" svg:y="0.1358in" svg:viewBox="0 0 115 491" svg:d="M115 487c0-2 0-3-9-12-61-61-77-155-77-229 0-85 19-172 79-232 7-7 7-7 7-8 0-5-3-6-6-6-4 0-49 34-78 96-25 54-31 108-31 150 0 38 6 98 32 153 30 60 73 92 77 92 3 0 6-2 6-4z"><text:p/></draw:path><draw:path draw:style-name="gr131" draw:text-style-name="P134" svg:width="0.0783in" svg:height="0.087in" svg:x="1.748in" svg:y="0.1953in" svg:viewBox="0 0 200 222" svg:d="M29 189c-1 7-4 18-4 21 0 8 7 12 14 12 6 0 16-2 18-12 2-3 19-70 20-79 4-16 13-50 15-64 3-5 17-29 28-39 5-4 19-17 40-17 12 0 14 4 21 6-16 3-26 14-26 28 0 7 5 17 19 17 12 0 26-12 26-30 0-17-15-32-40-32-33 0-54 24-63 38-5-23-21-38-45-38-23 0-32 20-37 28-8 17-15 46-15 48 0 5 4 4 6 5 5 0 5-1 8-11 8-35 18-59 36-59 9 0 16 4 16 23 0 11-2 15-9 42-9 37-18 75-28 113z"><text:p/></draw:path><draw:path draw:style-name="gr132" draw:text-style-name="P134" svg:width="0.022in" svg:height="0.0575in" svg:x="1.8413in" svg:y="0.2594in" svg:viewBox="0 0 57 147" svg:d="M57 52c0-32-12-52-30-52-17 0-27 13-27 27 0 12 10 25 27 25 5 0 11-2 16-6 2-1 2-1 3-1 0 3 0 0 0 7 0 36-17 65-32 82-6 6-6 6-6 7 0 4 2 6 5 6 5 0 44-38 44-95z"><text:p/></draw:path><draw:path draw:style-name="gr133" draw:text-style-name="P134" svg:width="0.0795in" svg:height="0.1378in" svg:x="1.9835in" svg:y="0.1445in" svg:viewBox="0 0 203 351" svg:d="M203 101c0-32-8-101-59-101-68 0-144 138-144 250 0 46 14 101 59 101 70 0 144-140 144-250zM52 168c8-31 18-72 38-106 14-24 32-51 54-51 24 0 27 31 27 59 0 24-4 49-16 98-35 0-68 0-103 0zM150 183c-4 23-16 65-34 101-17 32-36 57-57 57-16 0-27-15-27-60 0-21 3-49 16-98 33 0 68 0 102 0z"><text:p/></draw:path><draw:path draw:style-name="gr134" draw:text-style-name="P134" svg:width="0.022in" svg:height="0.0575in" svg:x="2.0882in" svg:y="0.2594in" svg:viewBox="0 0 57 147" svg:d="M57 52c0-32-12-52-30-52-17 0-27 13-27 27 0 12 10 25 27 25 5 0 12-2 16-6 2-1 2-1 3-1 0 3 2 0 2 7 0 36-19 65-34 82-6 6-6 6-6 7 0 4 3 6 5 6 5 0 44-38 44-95z"><text:p/></draw:path><draw:path draw:style-name="gr135" draw:text-style-name="P134" svg:width="0.0819in" svg:height="0.087in" svg:x="2.2303in" svg:y="0.1953in" svg:viewBox="0 0 209 222" svg:d="M45 176c26-28 40-40 59-56 15-14 30-26 47-43 48-46 58-70 58-71 0-6-5-6-6-6-3 0-4 1-7 6-14 23-25 32-36 32-13 0-19-9-26-17-9-11-18-21-33-21-38 0-60 46-60 56 0 3 0 6 5 6 4 0 6-3 7-6 10-22 38-22 42-22 10 0 20 2 31 7 20 7 25 7 38 7-18 21-59 57-69 64-14 14-29 28-43 42-34 32-52 60-52 64s6 4 7 4c3 0 4 0 7-5 11-18 27-31 42-31 11 0 17 4 28 18 8 11 18 18 32 18 49 0 77-61 77-75 0-2-1-4-5-4-5 0-6 2-7 5-12 32-44 42-59 42-10 0-20-3-30-7-16-5-23-8-35-8-4 0-8 0-12 1z"><text:p/></draw:path><draw:path draw:style-name="gr136" draw:text-style-name="P134" svg:width="0.0449in" svg:height="0.1929in" svg:x="2.3319in" svg:y="0.1358in" svg:viewBox="0 0 115 491" svg:d="M115 246c0-39-6-98-34-154-29-60-71-92-75-92-3 0-6 1-6 6 0 1 0 1 10 11 47 47 75 126 75 229 0 84-18 171-78 232-7 6-7 7-7 9s3 4 6 4c4 0 49-34 78-95 24-55 31-109 31-150z"><text:p/></draw:path><draw:path draw:style-name="gr137" draw:text-style-name="P134" svg:width="0.0441in" svg:height="0.1929in" svg:x="2.4071in" svg:y="0.1358in" svg:viewBox="0 0 113 491" svg:d="M113 246c0-39-5-98-32-154-29-60-71-92-77-92-3 0-4 1-4 6 0 1 0 1 8 11 49 47 77 126 77 229 0 84-18 171-79 232-6 6-6 7-6 9s1 4 4 4c6 0 49-34 79-95 25-55 30-109 30-150z"><text:p/></draw:path><draw:path draw:style-name="gr138" draw:text-style-name="P134" svg:width="0.128in" svg:height="0.0449in" svg:x="2.5362in" svg:y="0.2102in" svg:viewBox="0 0 326 115" svg:d="M309 20c9 0 17 0 17-10s-8-10-15-10c-98 0-198 0-296 0-7 0-15 0-15 10s8 10 17 10c98 0 194 0 292 0zM311 115c7 0 15 0 15-10s-8-10-17-10c-98 0-194 0-292 0-9 0-17 0-17 10s8 10 15 10c98 0 198 0 296 0z"><text:p/></draw:path><draw:path draw:style-name="gr139" draw:text-style-name="P134" svg:width="0.0268in" svg:height="0.1929in" svg:x="2.7524in" svg:y="0.1358in" svg:viewBox="0 0 69 491" svg:d="M69 491c0-7 0-14 0-20-16 0-33 0-48 0 0-151 0-300 0-451 15 0 32 0 48 0 0-7 0-13 0-20-23 0-47 0-69 0 0 164 0 327 0 491 22 0 46 0 69 0z"><text:p/></draw:path><draw:path draw:style-name="gr140" draw:text-style-name="P134" svg:width="0.1016in" svg:height="0.1421in" svg:x="2.7913in" svg:y="0.1425in" svg:viewBox="0 0 259 362" svg:d="M207 185c-4-30-25-58-63-58-29 0-61 9-101 46-40 41-43 87-43 102 0 30 21 87 90 87 117 0 169-165 169-235 0-78-46-127-106-127-72 0-96 64-96 78 0 6 5 17 20 17s27-15 27-26c0-17-16-17-24-17 22-37 57-39 71-39 37 0 70 25 70 88 0 19-3 44-12 84zM91 348c-53 0-53-50-53-54 0-14 12-83 32-112 20-28 43-44 74-44 53 0 55 55 55 65 0 35-31 145-108 145z"><text:p/></draw:path><draw:path draw:style-name="gr141" draw:text-style-name="P134" svg:width="0.0626in" svg:height="0.0606in" svg:x="2.8929in" svg:y="0.2496in" svg:viewBox="0 0 160 155" svg:d="M64 83c0-3 9-34 9-35 1-3 11-21 22-28 4-3 13-10 28-10 3 0 11 0 18 4-11 3-14 13-14 20s5 12 13 12c7 0 20-7 20-21 0-18-19-25-37-25s-33 7-49 24c-5-21-26-24-35-24-12 0-21 7-26 17-9 14-13 33-13 35 0 5 4 5 6 5 4 0 5-1 7-11 5-21 12-36 25-36 10 0 11 7 11 17 0 5-3 18-6 28-2 9-5 23-7 30-4 16-7 30-11 45-1 4-3 13-3 14 0 7 6 11 12 11 5 0 12-4 15-11 0-1 4-17 6-25 2-13 7-24 9-36z"><text:p/></draw:path><draw:path draw:style-name="gr142" draw:text-style-name="P134" svg:width="0.0449in" svg:height="0.1929in" svg:x="3.0228in" svg:y="0.1358in" svg:viewBox="0 0 115 491" svg:d="M115 487c0-2 0-3-9-12-61-61-77-155-77-229 0-85 19-172 79-232 7-7 7-7 7-8 0-5-3-6-6-6-4 0-49 34-78 96-25 54-31 108-31 150 0 38 6 98 32 153 30 60 73 92 77 92 3 0 6-2 6-4z"><text:p/></draw:path><draw:path draw:style-name="gr143" draw:text-style-name="P134" svg:width="0.115in" svg:height="0.1402in" svg:x="3.089in" svg:y="0.1445in" svg:viewBox="0 0 293 357" svg:d="M293 4c0-1-2-4-6-4-3 0-3 0-8 7-9 10-16 18-24 28-13-22-39-35-72-35-61 0-120 56-120 116 0 39 25 62 50 70 19 4 35 8 54 13 18 5 44 12 44 53 0 43-40 89-88 89-32 0-87-10-87-71 0-11 3-24 3-27 2-1 2-2 2-2 0-6-3-6-6-6s-4 0-6 1c-1 3-29 115-29 116 0 3 3 5 6 5 2 0 2 0 9-7 9-10 16-20 24-28 21 28 55 35 83 35 67 0 124-66 124-126 0-34-16-51-23-58-12-11-19-14-62-25-11-3-29-7-34-8-14-4-29-18-29-45 0-39 39-81 85-81 41 0 72 21 72 75 0 16-3 26-3 28 1 2 0 5 6 5 5 0 5-2 8-10 8-36 18-71 27-108z"><text:p/></draw:path><draw:path draw:style-name="gr144" draw:text-style-name="P134" svg:width="0.0441in" svg:height="0.1929in" svg:x="3.2201in" svg:y="0.1358in" svg:viewBox="0 0 113 491" svg:d="M113 246c0-39-5-98-32-154-29-60-71-92-77-92-3 0-4 1-4 6 0 1 0 1 8 11 49 47 77 126 77 229 0 84-18 171-79 232-6 6-6 7-6 9s1 4 4 4c6 0 49-34 79-95 25-55 30-109 30-150z"><text:p/></draw:path><draw:path draw:style-name="gr145" draw:text-style-name="P134" svg:width="0.026in" svg:height="0.1929in" svg:x="3.2886in" svg:y="0.1358in" svg:viewBox="0 0 67 491" svg:d="M67 0c-22 0-45 0-67 0 0 7 0 13 0 20 15 0 32 0 48 0 0 151 0 300 0 451-16 0-33 0-48 0 0 6 0 13 0 20 22 0 45 0 67 0 0-164 0-327 0-491z"><text:p/></draw:path><draw:path draw:style-name="gr146" draw:text-style-name="P134" svg:width="0.0854in" svg:height="0.0374in" svg:x="3.4303in" svg:y="0.1425in" svg:viewBox="0 0 218 96" svg:d="M175 59c-7 5-22 19-22 28 0 5 4 9 9 9s7-2 9-5c5-8 18-21 39-32 3-3 8-4 8-11 0-5-2-7-7-10-11-7-16-16-19-28-2-4-3-10-10-10s-10 6-10 10c0 3 3 18 11 28-54 0-110 0-165 0-8 0-18-2-18 10 0 9 10 11 18 11 52 0 105 0 157 0z"><text:p/></draw:path><draw:path draw:style-name="gr147" draw:text-style-name="P134" svg:width="0.074in" svg:height="0.087in" svg:x="3.3795in" svg:y="0.1953in" svg:viewBox="0 0 189 222" svg:d="M69 103c15 0 51 0 75-11 35-14 37-43 37-50 0-21-19-42-52-42-55 0-129 48-129 134 0 51 29 88 77 88 70 0 112-51 112-57 0-3-3-7-6-7-2 0-4 1-7 6-39 49-92 49-98 49-39 0-43-42-43-58 0-5 0-21 8-52 9 0 17 0 26 0zM46 94c20-76 70-83 83-83 22 0 36 14 36 31 0 52-78 52-99 52-7 0-13 0-20 0z"><text:p/></draw:path><draw:path draw:style-name="gr148" draw:text-style-name="P134" svg:width="0.0626in" svg:height="0.0606in" svg:x="3.4669in" svg:y="0.2496in" svg:viewBox="0 0 160 155" svg:d="M64 83c0-3 9-34 9-35 1-3 11-21 22-28 4-3 13-10 28-10 3 0 11 0 18 4-9 3-14 13-14 20s5 12 13 12c7 0 20-7 20-21 0-18-19-25-37-25s-33 7-49 24c-5-21-26-24-35-24-12 0-21 7-26 17-9 14-13 33-13 35 0 5 4 5 6 5 4 0 5-1 7-11 5-21 12-36 25-36 10 0 11 7 11 17 0 5-1 18-4 28-3 9-7 23-9 30-4 16-7 30-11 45-1 4-3 13-3 14 0 7 6 11 12 11 5 0 12-4 15-11 0-1 4-17 6-25 2-13 7-24 9-36z"><text:p/></draw:path><draw:path draw:style-name="gr149" draw:text-style-name="P134" svg:width="0.128in" svg:height="0.1283in" svg:x="3.6004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150" draw:text-style-name="P134" svg:width="0.0508in" svg:height="0.463in" svg:x="3.8315in" svg:y="0.0004in" svg:viewBox="0 0 130 1177" svg:d="M0 1177c43 0 87 0 130 0 0-9 0-18 0-28-33 0-68 0-102 0 0-373 0-748 0-1121 34 0 69 0 102 0 0-10 0-18 0-28-43 0-87 0-130 0 0 393 0 784 0 1177z"><text:p/></draw:path><draw:path draw:style-name="gr151" draw:text-style-name="P134" svg:width="0.0634in" svg:height="0.1283in" svg:x="3.9256in" svg:y="0.0213in" svg:viewBox="0 0 162 327" svg:d="M101 13c0-12 0-13-11-13-31 31-73 31-90 31 0 5 0 10 0 15 10 0 39 0 64-12 0 85 0 169 0 254 0 18-1 24-44 24-6 0-12 0-17 0 0 4 0 10 0 15 18-1 60-1 80-1 19 0 63 0 79 1 0-5 0-11 0-15-5 0-9 0-15 0-45 0-46-6-46-24 0-92 0-183 0-275z"><text:p/></draw:path><draw:path draw:style-name="gr152" draw:text-style-name="P134" svg:width="0.0965in" svg:height="0.0075in" svg:x="3.9087in" svg:y="0.2287in" svg:viewBox="0 0 246 20" svg:d="M123 20c-40 0-82 0-123 0 0-7 0-13 0-20 83 0 164 0 246 0 0 7 0 13 0 20-40 0-82 0-123 0z"><text:p/></draw:path><draw:path draw:style-name="gr153" draw:text-style-name="P134" svg:width="0.0783in" svg:height="0.087in" svg:x="3.9161in" svg:y="0.3272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154" draw:text-style-name="P134" svg:width="0.0201in" svg:height="0.0201in" svg:x="4.0882in" svg:y="0.2217in" svg:viewBox="0 0 52 52" svg:d="M52 27c0-16-11-27-25-27s-27 11-27 27c0 14 13 25 27 25s25-11 25-25z"><text:p/></draw:path><draw:path draw:style-name="gr155" draw:text-style-name="P134" svg:width="0.1016in" svg:height="0.1421in" svg:x="4.1764in" svg:y="0.1425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156" draw:text-style-name="P134" svg:width="0.0602in" svg:height="0.0965in" svg:x="4.2799in" svg:y="0.2146in" svg:viewBox="0 0 154 246" svg:d="M154 74c0-35-14-74-48-74-51 0-106 92-106 171 0 42 15 75 48 75 51 0 106-94 106-172zM39 116c17-74 46-106 67-106 23 0 23 38 23 45 0 14-3 33-11 61-27 0-52 0-79 0zM115 129c-10 37-17 56-28 72-10 19-24 35-39 35-20 0-23-26-23-44 0-23 7-51 10-63 27 0 53 0 80 0z"><text:p/></draw:path><draw:path draw:style-name="gr157" draw:text-style-name="P134" svg:width="0.0441in" svg:height="0.1929in" svg:x="4.4106in" svg:y="0.1358in" svg:viewBox="0 0 113 491" svg:d="M113 487c0-2 0-3-8-12-62-61-77-155-77-229 0-85 18-172 80-232 5-7 5-7 5-8 0-5-1-6-4-6-5 0-50 34-78 96-25 54-31 108-31 150 0 38 4 98 32 153 30 60 72 92 77 92 3 0 4-2 4-4z"><text:p/></draw:path><draw:path draw:style-name="gr158" draw:text-style-name="P134" svg:width="0.1142in" svg:height="0.1402in" svg:x="4.4768in" svg:y="0.1445in" svg:viewBox="0 0 291 357" svg:d="M291 4c0-1-1-4-5-4-2 0-3 0-9 7-8 10-15 18-24 28-12-22-37-35-70-35-63 0-121 56-121 116 0 39 26 62 51 70 17 4 35 8 52 13 18 5 46 12 46 53 0 43-40 89-89 89-31 0-86-10-86-71 0-11 3-24 3-27 0-1 2-2 2-2 0-6-6-6-7-6-3 0-3 0-5 1-2 3-29 115-29 116 0 3 3 5 6 5 1 0 2 0 8-7 8-10 15-20 24-28 21 28 54 35 84 35 66 0 124-66 124-126 0-34-16-51-23-58-12-11-20-14-63-25-12-3-28-7-34-8-13-4-29-18-29-45 0-39 39-81 85-81 42 0 71 21 71 75 0 16-1 26-1 28 1 2 0 5 6 5 4 0 5-2 7-10 8-36 18-71 26-108z"><text:p/></draw:path><draw:path draw:style-name="gr159" draw:text-style-name="P134" svg:width="0.0449in" svg:height="0.1929in" svg:x="4.6075in" svg:y="0.1358in" svg:viewBox="0 0 115 491" svg:d="M115 246c0-39-6-98-32-154-30-60-73-92-77-92-3 0-6 1-6 6 0 1 0 1 10 11 47 47 75 126 75 229 0 84-18 171-78 232-7 6-7 7-7 9s3 4 6 4c4 0 49-34 78-95 25-55 31-109 31-150z"><text:p/></draw:path><draw:path draw:style-name="gr160" draw:text-style-name="P134" svg:width="0.0504in" svg:height="0.463in" svg:x="4.6748in" svg:y="0.0004in" svg:viewBox="0 0 129 1177" svg:d="M102 1149c-33 0-68 0-102 0 0 10 0 19 0 28 43 0 85 0 129 0 0-393 0-784 0-1177-44 0-86 0-129 0 0 10 0 18 0 28 34 0 69 0 102 0 0 373 0 748 0 1121z"><text:p/></draw:path><draw:path draw:style-name="gr161" draw:text-style-name="P134" svg:width="0.0854in" svg:height="0.0374in" svg:x="4.8669in" svg:y="0.1425in" svg:viewBox="0 0 218 96" svg:d="M175 59c-7 5-22 19-22 28 0 5 4 9 9 9s6-2 9-5c5-8 18-21 39-32 3-3 8-4 8-11 0-5-2-7-7-10-11-7-16-16-19-28-2-4-3-10-10-10s-10 6-10 10c0 3 3 18 11 28-54 0-110 0-165 0-8 0-18-2-18 10 0 9 10 11 18 11 52 0 105 0 157 0z"><text:p/></draw:path><draw:path draw:style-name="gr162" draw:text-style-name="P134" svg:width="0.074in" svg:height="0.087in" svg:x="4.8154in" svg:y="0.1953in" svg:viewBox="0 0 189 222" svg:d="M70 103c14 0 50 0 74-11 35-14 38-43 38-50 0-21-20-42-53-42-55 0-129 48-129 134 0 51 29 88 77 88 71 0 112-51 112-57 0-3-3-7-6-7-2 0-4 1-7 6-39 49-92 49-98 49-37 0-43-42-43-58 0-5 1-21 8-52 9 0 19 0 27 0zM46 94c20-76 70-83 83-83 24 0 36 14 36 31 0 52-78 52-98 52-7 0-14 0-21 0z"><text:p/></draw:path><draw:path draw:style-name="gr163" draw:text-style-name="P134" svg:width="0.0602in" svg:height="0.0965in" svg:x="4.9051in" svg:y="0.2146in" svg:viewBox="0 0 154 246" svg:d="M154 74c0-35-14-74-48-74-51 0-106 92-106 171 0 42 15 75 48 75 51 0 106-94 106-172zM39 116c17-74 48-106 67-106 23 0 23 38 23 45 0 14-3 33-10 61-27 0-53 0-80 0zM115 129c-9 37-17 56-27 72-11 19-25 35-40 35-19 0-21-26-21-44 0-23 5-51 9-63 27 0 52 0 79 0z"><text:p/></draw:path><draw:path draw:style-name="gr164" draw:text-style-name="P134" svg:width="0.1287in" svg:height="0.1283in" svg:x="5.0378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65" draw:text-style-name="P134" svg:width="0.026in" svg:height="0.1929in" svg:x="5.2441in" svg:y="0.1358in" svg:viewBox="0 0 67 491" svg:d="M67 491c0-7 0-14 0-20-15 0-32 0-47 0 0-151 0-300 0-451 15 0 32 0 47 0 0-7 0-13 0-20-22 0-45 0-67 0 0 164 0 327 0 491 22 0 45 0 67 0z"><text:p/></draw:path><draw:path draw:style-name="gr166" draw:text-style-name="P134" svg:width="0.1016in" svg:height="0.1421in" svg:x="5.2827in" svg:y="0.1425in" svg:viewBox="0 0 259 362" svg:d="M207 185c-4-30-25-58-63-58-29 0-61 9-101 46-40 41-43 87-43 102 0 30 21 87 90 87 117 0 169-165 169-235 0-78-46-127-106-127-72 0-94 64-94 78 0 6 3 17 18 17s27-15 27-26c0-17-16-17-24-17 22-37 57-39 71-39 37 0 70 25 70 88 0 19-3 44-12 84zM91 348c-53 0-53-50-53-54 0-14 12-83 32-112 20-28 43-44 74-44 53 0 55 55 55 65 0 35-31 145-108 145z"><text:p/></draw:path><draw:path draw:style-name="gr167" draw:text-style-name="P134" svg:width="0.0618in" svg:height="0.0606in" svg:x="5.3858in" svg:y="0.2496in" svg:viewBox="0 0 158 155" svg:d="M38 122c8-10 14-17 43-39 7-6 34-27 44-37 21-21 33-38 33-42s-4-4-5-4c-3 0-5 0-6 3-11 17-18 21-27 21-4 0-8 0-19-10-11-13-18-14-27-14-28 0-46 29-46 41 0 2 3 2 6 2 4 0 5 0 7-4 4-12 23-12 29-12 8 0 17 1 21 2 20 5 22 5 31 5-10 9-16 15-48 42-28 20-36 29-43 36-21 21-31 35-31 39s4 4 6 4c4 0 4-1 7-4 8-13 19-21 30-21 5 0 10 0 20 10s17 15 28 15c36 0 60-42 60-53 0-4-4-6-5-6-5 0-6 3-7 6-7 18-27 25-44 25-8 0-17-1-25-3-15-4-18-4-25-4-3 0-6 0-7 2z"><text:p/></draw:path><draw:path draw:style-name="gr168" draw:text-style-name="P134" svg:width="0.0441in" svg:height="0.1929in" svg:x="5.5185in" svg:y="0.1358in" svg:viewBox="0 0 113 491" svg:d="M113 487c0-2 0-3-8-12-62-61-77-155-77-229 0-85 18-172 78-232 7-7 7-7 7-8 0-5-1-6-4-6-5 0-50 34-78 96-25 54-31 108-31 150 0 38 4 98 32 153 30 60 72 92 77 92 3 0 4-2 4-4z"><text:p/></draw:path><draw:path draw:style-name="gr169" draw:text-style-name="P134" svg:width="0.1142in" svg:height="0.1402in" svg:x="5.5846in" svg:y="0.1445in" svg:viewBox="0 0 291 357" svg:d="M291 4c0-1-1-4-5-4-3 0-3 0-9 7-8 10-15 18-24 28-12-22-37-35-70-35-63 0-121 56-121 116 0 39 26 62 50 70 18 4 35 8 53 13s45 12 45 53c0 43-39 89-88 89-31 0-86-10-86-71 0-11 2-24 3-27 0-1 0-2 0-2 0-6-4-6-5-6-3 0-3 0-5 1-2 3-29 115-29 116 0 3 1 5 6 5 1 0 2 0 8-7 8-10 15-20 24-28 21 28 54 35 82 35 68 0 126-66 126-126 0-34-16-51-23-58-13-11-20-14-63-25-12-3-30-7-34-8-13-4-29-18-29-45 0-39 39-81 85-81 42 0 71 21 71 75 0 16-1 26-1 28 1 2 0 5 6 5 4 0 5-2 7-10 8-36 18-71 26-108z"><text:p/></draw:path><draw:path draw:style-name="gr170" draw:text-style-name="P134" svg:width="0.0449in" svg:height="0.1929in" svg:x="5.7154in" svg:y="0.1358in" svg:viewBox="0 0 115 491" svg:d="M115 246c0-39-6-98-32-154-31-60-73-92-77-92-3 0-6 1-6 6 0 1 0 1 10 11 47 47 75 126 75 229 0 84-18 171-78 232-7 6-7 7-7 9s3 4 6 4c4 0 49-34 78-95 24-55 31-109 31-150z"><text:p/></draw:path><draw:path draw:style-name="gr171" draw:text-style-name="P134" svg:width="0.026in" svg:height="0.1929in" svg:x="5.7843in" svg:y="0.1358in" svg:viewBox="0 0 67 491" svg:d="M67 0c-22 0-45 0-67 0 0 7 0 13 0 20 15 0 32 0 48 0 0 151 0 300 0 451-16 0-33 0-48 0 0 6 0 13 0 20 22 0 45 0 67 0 0-164 0-327 0-491z"><text:p/></draw:path><draw:path draw:style-name="gr172" draw:text-style-name="P134" svg:width="0.0854in" svg:height="0.0374in" svg:x="5.9276in" svg:y="0.1425in" svg:viewBox="0 0 218 96" svg:d="M175 59c-7 5-24 19-24 28 0 5 6 9 10 9s7-2 10-5c5-8 17-21 39-32 3-3 8-4 8-11 0-5-4-7-7-10-11-7-16-16-21-28-1-4-2-10-9-10s-10 6-10 10c0 3 4 18 12 28-56 0-110 0-166 0-9 0-17-2-17 10 0 9 8 11 17 11 53 0 105 0 158 0z"><text:p/></draw:path><draw:path draw:style-name="gr173" draw:text-style-name="P134" svg:width="0.074in" svg:height="0.087in" svg:x="5.8748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174" draw:text-style-name="P134" svg:width="0.0618in" svg:height="0.0606in" svg:x="5.9646in" svg:y="0.2496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P121"><text:span text:style-name="T36">E</text:span><text:span text:style-name="T32">t dans un </text:span><text:span text:style-name="T56">repère sphérique convention </text:span><text:span text:style-name="T56"><draw:g text:anchor-type="as-char" svg:y="-0.1453in" draw:z-index="135" draw:style-name="gr1"><svg:title>TexMaths</svg:title><svg:desc>14§display§\left(R_rL_{\theta }C_{\phi }\right)§svg§600§FALSE§</svg:desc><draw:g draw:style-name="gr2"><draw:path draw:style-name="gr30" draw:text-style-name="P133" svg:width="0.8031in" svg:height="0.1807in" svg:x="0.0004in" svg:y="0.0098in" svg:viewBox="0 0 2041 460" svg:d="M1021 460c-341 0-681 0-1021 0 0-154 0-306 0-460 680 0 1361 0 2041 0 0 154 0 306 0 460-340 0-680 0-1020 0z"><text:p/></draw:path><draw:path draw:style-name="gr31" draw:text-style-name="P134" svg:width="0.0441in" svg:height="0.1921in" svg:x="0.0094in" svg:y="0.0004in" svg:viewBox="0 0 113 489" svg:d="M113 484c0-2 0-2-8-10-60-63-77-155-77-229 0-86 20-171 80-231 5-7 5-7 5-8 0-5-1-6-4-6-5 0-49 34-78 96-25 54-31 108-31 149 0 37 6 96 32 152 30 60 72 92 77 92 3 0 4-1 4-5z"><text:p/></draw:path><draw:path draw:style-name="gr32" draw:text-style-name="P134" svg:width="0.1378in" svg:height="0.135in" svg:x="0.0736in" svg:y="0.0138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33" draw:text-style-name="P134" svg:width="0.0622in" svg:height="0.0602in" svg:x="0.2189in" svg:y="0.1138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34" draw:text-style-name="P134" svg:width="0.1165in" svg:height="0.1307in" svg:x="0.3059in" svg:y="0.0138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35" draw:text-style-name="P134" svg:width="0.0606in" svg:height="0.0961in" svg:x="0.4378in" svg:y="0.0791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36" draw:text-style-name="P134" svg:width="0.1374in" svg:height="0.1394in" svg:x="0.5264in" svg:y="0.0091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37" draw:text-style-name="P134" svg:width="0.078in" svg:height="0.1209in" svg:x="0.6646in" svg:y="0.0803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38" draw:text-style-name="P134" svg:width="0.0449in" svg:height="0.1921in" svg:x="0.7685in" svg:y="0.0004in" svg:viewBox="0 0 115 489" svg:d="M115 245c0-38-6-97-32-153-30-60-73-92-77-92-3 0-6 3-6 6 0 1 0 1 10 11 47 47 75 126 75 228 0 82-18 169-78 230-7 7-7 7-7 9 0 3 3 5 6 5 4 0 49-33 78-96 25-53 31-108 31-148z"><text:p/></draw:path></draw:g></draw:g></text:span><text:span text:style-name="T32">, on aurait </text:span></text:p>
      <text:p text:style-name="Text_20_body"><text:span text:style-name="T32"><draw:g text:anchor-type="as-char" svg:y="-0.2799in" draw:z-index="134" draw:style-name="gr1"><svg:title>TexMaths</svg:title><svg:desc>14§display§\vec{\text{grad}}\left(S\right)=\vec{\text{grad}}\left(f_S\left(r,\ \theta ,\ \phi \right)\right)=\left[\partial _r\left(S\right)\right]\vec{e_r}+\left[\frac{1}{r\sin \left(\theta \right)}\cdot \partial _{\theta }\left(S\right)\right]\vec{e_{\theta }}+\left[\frac{1}{r}\cdot \partial _{\phi }\left(S\right)\right]\vec{e_{\phi }}§svg§600§FALSE§</svg:desc><draw:g draw:style-name="gr2"><draw:path draw:style-name="gr39" draw:text-style-name="P133" svg:width="6.9843in" svg:height="0.4433in" svg:x="0.0047in" svg:y="0.0098in" svg:viewBox="0 0 17741 1127" svg:d="M8871 1127c-2958 0-5914 0-8871 0 0-376 0-751 0-1127 5913 0 11828 0 17741 0 0 376 0 751 0 1127-2956 0-5913 0-8870 0z"><text:p/></draw:path><draw:path draw:style-name="gr40" draw:text-style-name="P134" svg:width="0.0854in" svg:height="0.0382in" svg:x="0.1551in" svg:y="0.0917in" svg:viewBox="0 0 218 98" svg:d="M175 59c-7 5-22 19-22 29 0 4 4 10 9 10s7-4 9-7c7-7 18-21 39-32 4-2 8-4 8-10s-2-7-7-10c-11-7-15-17-19-28-2-4-3-11-10-11s-10 7-10 10 4 18 11 29c-54 0-110 0-165 0-8 0-18 0-18 10s10 10 18 10c52 0 105 0 157 0z"><text:p/></draw:path><draw:path draw:style-name="gr41" draw:text-style-name="P134" svg:width="0.0882in" svg:height="0.1272in" svg:x="0.0004in" svg:y="0.1925in" svg:viewBox="0 0 225 324" svg:d="M95 138c-42 0-42-49-42-60 0-14 0-29 7-42 4-5 16-19 35-19 44 0 44 49 44 61 0 13-2 28-9 41-4 5-15 19-35 19zM38 158c0-3 0-14 8-24 20 14 41 16 49 16 46 0 80-34 80-72 0-18-7-36-20-47 17-17 35-20 44-20 1 0 4 0 5 0-5 3-8 9-8 14 0 9 7 14 14 14 6 0 15-3 15-14 0-8-7-25-25-25-10 0-32 3-53 24-20-17-41-18-52-18-45 0-80 33-80 72 0 21 12 39 24 51-7 7-15 23-15 40 0 16 7 34 21 44-30 8-45 29-45 48 0 37 49 63 109 63 58 0 109-25 109-63 0-18-7-43-32-57-26-12-54-12-85-12-11 0-32 0-37-2-15-1-26-17-26-32zM109 313c-49 0-84-25-84-52 0-22 20-40 41-41 10 0 19 0 29 0 42 0 97 0 97 41 0 27-34 52-83 52z"><text:p/></draw:path><draw:path draw:style-name="gr42" draw:text-style-name="P134" svg:width="0.0646in" svg:height="0.085in" svg:x="0.0972in" svg:y="0.1953in" svg:viewBox="0 0 165 217" svg:d="M69 55c0-19 0-37 0-55-23 1-47 4-69 6 0 5 0 9 0 15 34 0 38 3 38 28 0 43 0 88 0 131 0 23-6 23-38 23 0 4 0 8 0 14 18 0 42-2 56-2 20 0 42 0 62 2 0-6 0-10 0-14-3 0-7 0-10 0-37 0-38-6-38-24 0-25 0-50 0-76 0-48 21-92 59-92 3 0 4 0 5 0-1 2-11 7-11 20 0 14 10 21 21 21 9 0 21-6 21-21 0-17-15-31-36-31-37 0-53 34-60 55z"><text:p/></draw:path><draw:path draw:style-name="gr43" draw:text-style-name="P134" svg:width="0.0874in" svg:height="0.0882in" svg:x="0.1756in" svg:y="0.1941in" svg:viewBox="0 0 223 225" svg:d="M144 183c2 20 14 41 38 41 10 0 41-7 41-48 0-8 0-18 0-26-5 0-9 0-13 0 0 8 0 18 0 26 0 30-13 32-18 32-16 0-18-22-18-25 0-32 0-66 0-98 0-21 0-40-17-58-20-19-45-27-67-27-41 0-75 24-75 56 0 14 10 22 23 22 14 0 22-9 22-22 0-6-3-22-25-22 13-17 38-23 53-23 24 0 52 20 52 63 0 6 0 13 0 18-25 2-59 3-91 17-36 17-49 43-49 64 0 41 48 52 80 52s54-19 64-42zM140 102c0 17 0 32 0 49 0 48-35 64-57 64-24 0-45-18-45-42 0-28 21-68 102-71z"><text:p/></draw:path><draw:path draw:style-name="gr44" draw:text-style-name="P134" svg:width="0.0949in" svg:height="0.1354in" svg:x="0.2709in" svg:y="0.1469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45" draw:text-style-name="P134" svg:width="0.0441in" svg:height="0.1929in" svg:x="0.4236in" svg:y="0.1358in" svg:viewBox="0 0 113 491" svg:d="M113 487c0-2 0-3-8-12-60-61-77-155-77-229 0-85 20-172 80-232 5-7 5-7 5-8 0-5-1-6-4-6-5 0-49 34-78 96-25 54-31 108-31 150 0 38 6 98 32 153 30 60 72 92 77 92 3 0 4-2 4-4z"><text:p/></draw:path><draw:path draw:style-name="gr46" draw:text-style-name="P134" svg:width="0.1142in" svg:height="0.1402in" svg:x="0.4898in" svg:y="0.1445in" svg:viewBox="0 0 291 357" svg:d="M291 4c0-1 0-4-4-4-3 0-4 0-10 7-8 10-15 18-24 28-12-22-37-35-70-35-63 0-121 56-121 116 0 39 26 62 51 70 17 4 35 8 52 13 18 5 46 12 46 53 0 43-40 89-88 89-32 0-87-10-87-71 0-11 3-24 3-27 0-1 2-2 2-2 0-6-5-6-6-6-3 0-4 0-6 1-1 3-29 115-29 116 0 3 3 5 6 5 2 0 2 0 8-7 8-10 15-20 24-28 22 28 54 35 84 35 67 0 124-66 124-126 0-34-16-51-23-58-12-11-19-14-63-25-10-3-28-7-33-8-14-4-30-18-30-45 0-39 39-81 86-81 41 0 70 21 70 75 0 16-1 26-1 28 1 2 0 5 6 5 5 0 5-2 7-10 8-36 18-71 26-108z"><text:p/></draw:path><draw:path draw:style-name="gr47" draw:text-style-name="P134" svg:width="0.0441in" svg:height="0.1929in" svg:x="0.6209in" svg:y="0.1358in" svg:viewBox="0 0 113 491" svg:d="M113 246c0-39-5-98-32-154-29-60-71-92-77-92-3 0-4 1-4 6 0 1 0 1 8 11 49 47 77 126 77 229 0 84-18 171-79 232-6 6-6 7-6 9s1 4 4 4c6 0 49-34 79-95 25-55 30-109 30-150z"><text:p/></draw:path><draw:path draw:style-name="gr48" draw:text-style-name="P134" svg:width="0.1287in" svg:height="0.0449in" svg:x="0.7492in" svg:y="0.2102in" svg:viewBox="0 0 328 115" svg:d="M311 20c7 0 17 0 17-10s-10-10-16-10c-98 0-197 0-295 0-7 0-17 0-17 10s10 10 17 10c98 0 196 0 294 0zM312 115c6 0 16 0 16-10s-10-10-17-10c-98 0-196 0-294 0-7 0-17 0-17 10s10 10 17 10c98 0 197 0 295 0z"><text:p/></draw:path><draw:path draw:style-name="gr49" draw:text-style-name="P134" svg:width="0.0854in" svg:height="0.0382in" svg:x="1.1035in" svg:y="0.0917in" svg:viewBox="0 0 218 98" svg:d="M175 59c-7 5-24 19-24 29 0 4 6 10 10 10s7-4 10-7c5-7 17-21 39-32 3-2 8-4 8-10s-4-7-7-10c-11-7-16-17-21-28 0-4-2-11-9-11s-10 7-10 10 4 18 12 29c-56 0-110 0-166 0-9 0-17 0-17 10s8 10 17 10c53 0 105 0 158 0z"><text:p/></draw:path><draw:path draw:style-name="gr50" draw:text-style-name="P134" svg:width="0.0878in" svg:height="0.1272in" svg:x="0.9488in" svg:y="0.1925in" svg:viewBox="0 0 224 324" svg:d="M95 138c-43 0-43-49-43-60 0-14 1-29 8-42 4-5 16-19 35-19 42 0 42 49 42 61 0 13 0 28-7 41-4 5-15 19-35 19zM38 158c0-3 0-14 8-24 20 14 39 16 49 16 45 0 80-34 80-72 0-18-8-36-21-47 18-17 36-20 45-20 1 0 3 0 4 0-4 3-7 9-7 14 0 9 6 14 14 14 4 0 14-3 14-14 0-8-6-25-25-25-10 0-31 3-52 24-21-17-42-18-52-18-46 0-80 33-80 72 0 21 12 39 23 51-6 7-16 23-16 40 0 16 7 34 23 44-30 8-45 29-45 48 0 37 48 63 108 63 59 0 109-25 109-63 0-18-7-43-32-57-25-12-55-12-84-12-13 0-34 0-37-2-16-1-26-17-26-32zM109 313c-50 0-84-25-84-52 0-22 18-40 41-41 10 0 18 0 28 0 43 0 98 0 98 41 0 27-35 52-83 52z"><text:p/></draw:path><draw:path draw:style-name="gr51" draw:text-style-name="P134" svg:width="0.0646in" svg:height="0.085in" svg:x="1.0453in" svg:y="0.1953in" svg:viewBox="0 0 165 217" svg:d="M69 55c0-19 0-37 0-55-23 1-47 4-69 6 0 5 0 9 0 15 35 0 39 3 39 28 0 43 0 88 0 131 0 23-5 23-39 23 0 4 0 8 0 14 20 0 42-2 56-2 20 0 43 0 63 2 0-6 0-10 0-14-3 0-7 0-10 0-36 0-38-6-38-24 0-25 0-50 0-76 0-48 21-92 58-92 4 0 4 0 5 0-1 2-11 7-11 20 0 14 10 21 21 21 10 0 21-6 21-21 0-17-15-31-36-31-35 0-53 34-60 55z"><text:p/></draw:path><draw:path draw:style-name="gr52" draw:text-style-name="P134" svg:width="0.0866in" svg:height="0.0882in" svg:x="1.124in" svg:y="0.1941in" svg:viewBox="0 0 221 225" svg:d="M143 183c1 20 15 41 38 41 11 0 40-7 40-48 0-8 0-18 0-26-4 0-7 0-11 0 0 8 0 18 0 26 0 30-13 32-18 32-17 0-18-22-18-25 0-32 0-66 0-98 0-21 0-40-19-58-18-19-43-27-67-27-40 0-74 24-74 56 0 14 10 22 22 22 14 0 23-9 23-22 0-6-2-22-25-22 14-17 37-23 53-23 25 0 53 20 53 63 0 6 0 13 0 18-25 2-60 3-91 17-36 17-49 43-49 64 0 41 48 52 78 52 33 0 55-19 65-42zM140 102c0 17 0 32 0 49 0 48-36 64-57 64-26 0-45-18-45-42 0-28 21-68 102-71z"><text:p/></draw:path><draw:path draw:style-name="gr53" draw:text-style-name="P134" svg:width="0.0949in" svg:height="0.1354in" svg:x="1.2193in" svg:y="0.1469in" svg:viewBox="0 0 242 345" svg:d="M169 313c0 10 0 21 0 32 24-2 49-4 73-5 0-6 0-10 0-14-35 0-38-4-38-28 0-99 0-199 0-298-23 1-47 4-71 6 0 4 0 9 0 14 35 0 38 4 38 28 0 35 0 71 0 106-14-18-35-31-62-31-57 0-109 49-109 112s48 110 104 110c32 0 54-16 65-32zM169 182c0 33 0 67 0 100 0 9 0 10-5 19-14 23-37 35-58 35-22 0-39-14-51-33-13-19-14-47-14-68 0-18 1-48 15-70 10-14 29-31 55-31 18 0 39 7 53 30 5 8 5 9 5 18z"><text:p/></draw:path><draw:path draw:style-name="gr54" draw:text-style-name="P134" svg:width="0.0449in" svg:height="0.1929in" svg:x="1.3717in" svg:y="0.1358in" svg:viewBox="0 0 115 491" svg:d="M115 487c0-2 0-3-9-12-61-61-77-155-77-229 0-85 19-172 79-232 7-7 7-7 7-8 0-5-3-6-6-6-4 0-49 34-77 96-25 54-32 108-32 150 0 38 6 98 34 153 29 60 71 92 75 92 3 0 6-2 6-4z"><text:p/></draw:path><draw:path draw:style-name="gr55" draw:text-style-name="P134" svg:width="0.0961in" svg:height="0.1752in" svg:x="1.4382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56" draw:text-style-name="P134" svg:width="0.0854in" svg:height="0.0976in" svg:x="1.5331in" svg:y="0.2146in" svg:viewBox="0 0 218 249" svg:d="M218 6c0-3-1-6-4-6s-3 1-7 6c-5 7-11 12-17 19-14-18-35-25-56-25-49 0-92 39-92 80 0 4 1 18 13 30 11 14 23 17 47 23 7 1 24 5 30 7 11 3 32 11 32 36 0 28-30 60-69 60-31 0-67-9-67-49 0-2 0-11 1-16 2-2 2-2 2-2 0-5-4-5-6-5-5 0-5 1-7 7-5 22-12 44-18 68 0 2 0 4 0 6 0 3 1 4 4 4s3 0 7-4 13-16 17-20c18 20 45 24 66 24 52 0 94-45 94-85 0-16-6-30-14-37-12-12-17-14-62-24-7-2-18-5-21-5-8-4-24-13-24-32 0-27 31-55 67-55 37 0 55 21 55 55 0 4-1 11-1 15s4 4 5 4c6 0 6-1 7-7 6-23 13-49 18-72z"><text:p/></draw:path><draw:path draw:style-name="gr57" draw:text-style-name="P134" svg:width="0.0449in" svg:height="0.1929in" svg:x="1.6862in" svg:y="0.1358in" svg:viewBox="0 0 115 491" svg:d="M115 487c0-2 0-3-9-12-61-61-77-155-77-229 0-85 19-172 79-232 7-7 7-7 7-8 0-5-3-6-6-6-4 0-49 34-78 96-25 54-31 108-31 150 0 38 6 98 32 153 31 60 73 92 77 92 3 0 6-2 6-4z"><text:p/></draw:path><draw:path draw:style-name="gr58" draw:text-style-name="P134" svg:width="0.0783in" svg:height="0.087in" svg:x="1.748in" svg:y="0.1953in" svg:viewBox="0 0 200 222" svg:d="M29 189c-1 7-4 18-4 21 0 8 7 12 14 12 6 0 16-2 18-12 2-3 19-70 20-79 4-16 13-50 15-64 3-5 17-29 28-39 5-4 19-17 40-17 12 0 14 4 21 6-16 3-26 14-26 28 0 7 6 17 19 17 12 0 26-12 26-30 0-17-15-32-40-32-33 0-54 24-63 38-5-23-21-38-45-38-23 0-32 20-37 28-8 17-15 46-15 48 0 5 6 5 7 5 4 0 4-1 7-11 8-35 18-59 36-59 9 0 16 4 16 23 0 11-2 15-9 42-9 37-18 75-28 113z"><text:p/></draw:path><draw:path draw:style-name="gr59" draw:text-style-name="P134" svg:width="0.022in" svg:height="0.0575in" svg:x="1.8409in" svg:y="0.2594in" svg:viewBox="0 0 57 147" svg:d="M57 52c0-32-12-52-30-52-17 0-27 13-27 27 0 12 10 25 27 25 5 0 12-2 16-6 2-1 2-1 3-1 0 3 0 0 0 7 0 36-17 65-32 82-6 6-6 6-6 7 0 4 2 6 5 6 5 0 44-38 44-95z"><text:p/></draw:path><draw:path draw:style-name="gr60" draw:text-style-name="P134" svg:width="0.0795in" svg:height="0.1378in" svg:x="1.9835in" svg:y="0.1445in" svg:viewBox="0 0 203 351" svg:d="M203 101c0-32-8-101-59-101-68 0-144 138-144 250 0 46 14 101 59 101 70 0 144-140 144-250zM52 168c8-31 18-72 38-106 14-24 32-51 54-51 24 0 27 31 27 59 0 24-4 49-16 98-35 0-68 0-103 0zM151 183c-5 23-17 65-35 101-17 32-36 57-57 57-16 0-27-15-27-60 0-21 3-49 16-98 35 0 68 0 103 0z"><text:p/></draw:path><draw:path draw:style-name="gr61" draw:text-style-name="P134" svg:width="0.022in" svg:height="0.0575in" svg:x="2.0882in" svg:y="0.2594in" svg:viewBox="0 0 57 147" svg:d="M57 52c0-32-12-52-30-52-17 0-27 13-27 27 0 12 10 25 27 25 5 0 12-2 16-6 2-1 2-1 3-1 0 3 2 0 2 7 0 36-19 65-34 82-6 6-6 6-6 7 0 4 3 6 5 6 5 0 44-38 44-95z"><text:p/></draw:path><draw:path draw:style-name="gr62" draw:text-style-name="P134" svg:width="0.1016in" svg:height="0.1728in" svg:x="2.2315in" svg:y="0.1469in" svg:viewBox="0 0 259 440" svg:d="M192 11c0-1 1-5 1-7-1-1 0-4-5-4-6 0-6 1-9 10-10 38-18 75-28 113-78 3-151 67-151 134 0 46 35 86 95 90-4 15-7 31-11 46-6 22-11 42-11 43 0 4 3 4 5 4s5 0 6-1 4-13 6-20c5-25 12-48 18-72 80-3 151-69 151-136 0-38-27-84-95-88 10-38 18-74 28-112zM98 336c-29-2-66-19-66-68 0-60 44-128 116-134-16 67-33 134-50 202zM161 134c38 2 66 24 66 67 0 59-42 129-116 135 16-68 33-135 50-202z"><text:p/></draw:path><draw:path draw:style-name="gr63" draw:text-style-name="P134" svg:width="0.0441in" svg:height="0.1929in" svg:x="2.3488in" svg:y="0.1358in" svg:viewBox="0 0 113 491" svg:d="M113 246c0-39-5-98-32-154-29-60-71-92-77-92-3 0-4 1-4 6 0 1 0 1 8 11 49 47 77 126 77 229 0 84-18 171-79 232-6 6-6 7-6 9s1 4 4 4c6 0 49-34 79-95 25-55 30-109 30-150z"><text:p/></draw:path><draw:path draw:style-name="gr64" draw:text-style-name="P134" svg:width="0.0449in" svg:height="0.1929in" svg:x="2.4236in" svg:y="0.1358in" svg:viewBox="0 0 115 491" svg:d="M115 246c0-39-6-98-32-154-30-60-73-92-77-92-3 0-6 1-6 6 0 1 0 1 10 11 47 47 75 126 75 229 0 84-18 171-78 232-7 6-7 7-7 9s3 4 6 4c4 0 49-34 78-95 25-55 31-109 31-150z"><text:p/></draw:path><draw:path draw:style-name="gr65" draw:text-style-name="P134" svg:width="0.1287in" svg:height="0.0449in" svg:x="2.5528in" svg:y="0.2102in" svg:viewBox="0 0 328 115" svg:d="M311 20c7 0 17 0 17-10s-10-10-17-10c-98 0-196 0-294 0-7 0-17 0-17 10s10 10 17 10c98 0 196 0 294 0zM311 115c7 0 17 0 17-10s-10-10-17-10c-98 0-196 0-294 0-7 0-17 0-17 10s10 10 17 10c98 0 196 0 294 0z"><text:p/></draw:path><draw:path draw:style-name="gr66" draw:text-style-name="P134" svg:width="0.026in" svg:height="0.1929in" svg:x="2.7693in" svg:y="0.1358in" svg:viewBox="0 0 67 491" svg:d="M67 491c0-7 0-14 0-20-15 0-32 0-47 0 0-151 0-300 0-451 15 0 32 0 47 0 0-7 0-13 0-20-22 0-45 0-67 0 0 164 0 327 0 491 22 0 45 0 67 0z"><text:p/></draw:path><draw:path draw:style-name="gr67" draw:text-style-name="P134" svg:width="0.1016in" svg:height="0.1421in" svg:x="2.8079in" svg:y="0.1425in" svg:viewBox="0 0 259 362" svg:d="M209 185c-6-30-26-58-63-58-31 0-63 9-101 46-41 41-45 87-45 102 0 30 22 87 91 87 118 0 168-165 168-235 0-78-46-127-106-127-72 0-94 64-94 78 0 6 4 17 18 17 17 0 27-15 27-26 0-17-16-17-23-17 21-37 56-39 70-39 37 0 72 25 72 88 0 19-3 44-14 84zM92 348c-54 0-54-50-54-54 0-14 12-83 32-112 21-28 45-44 76-44 53 0 54 55 54 65 0 35-32 145-108 145z"><text:p/></draw:path><draw:path draw:style-name="gr68" draw:text-style-name="P134" svg:width="0.063in" svg:height="0.0606in" svg:x="2.9091in" svg:y="0.2496in" svg:viewBox="0 0 161 155" svg:d="M66 83c0-3 7-34 8-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7-24 10-36z"><text:p/></draw:path><draw:path draw:style-name="gr69" draw:text-style-name="P134" svg:width="0.0441in" svg:height="0.1929in" svg:x="3.0406in" svg:y="0.1358in" svg:viewBox="0 0 113 491" svg:d="M113 487c0-2 0-3-8-12-62-61-77-155-77-229 0-85 18-172 80-232 5-7 5-7 5-8 0-5-1-6-4-6-5 0-49 34-78 96-25 54-31 108-31 150 0 38 6 98 32 153 30 60 72 92 77 92 3 0 4-2 4-4z"><text:p/></draw:path><draw:path draw:style-name="gr70" draw:text-style-name="P134" svg:width="0.1142in" svg:height="0.1402in" svg:x="3.1067in" svg:y="0.1445in" svg:viewBox="0 0 291 357" svg:d="M291 4c0-1 0-4-5-4-2 0-3 0-9 7-8 10-15 18-24 28-12-22-37-35-70-35-63 0-121 56-121 116 0 39 26 62 51 70 17 4 35 8 52 13 18 5 46 12 46 53 0 43-40 89-89 89-31 0-86-10-86-71 0-11 3-24 3-27 0-1 2-2 2-2 0-6-6-6-7-6-3 0-3 0-5 1-1 3-29 115-29 116 0 3 3 5 6 5 1 0 2 0 8-7 8-10 15-20 24-28 21 28 54 35 84 35 66 0 124-66 124-126 0-34-16-51-23-58-12-11-20-14-63-25-12-3-28-7-33-8-14-4-30-18-30-45 0-39 39-81 86-81 41 0 70 21 70 75 0 16-1 26-1 28 1 2 0 5 6 5 5 0 5-2 7-10 8-36 18-71 26-108z"><text:p/></draw:path><draw:path draw:style-name="gr71" draw:text-style-name="P134" svg:width="0.0449in" svg:height="0.1929in" svg:x="3.237in" svg:y="0.1358in" svg:viewBox="0 0 115 491" svg:d="M115 246c0-39-6-98-32-154-30-60-73-92-77-92-3 0-6 1-6 6 0 1 0 1 10 11 47 47 75 126 75 229 0 84-18 171-78 232-7 6-7 7-7 9s3 4 6 4c4 0 49-34 78-95 25-55 31-109 31-150z"><text:p/></draw:path><draw:path draw:style-name="gr72" draw:text-style-name="P134" svg:width="0.026in" svg:height="0.1929in" svg:x="3.3059in" svg:y="0.1358in" svg:viewBox="0 0 67 491" svg:d="M67 0c-22 0-45 0-67 0 0 7 0 13 0 20 15 0 32 0 48 0 0 151 0 300 0 451-16 0-33 0-48 0 0 6 0 13 0 20 22 0 45 0 67 0 0-164 0-327 0-491z"><text:p/></draw:path><draw:path draw:style-name="gr73" draw:text-style-name="P134" svg:width="0.0854in" svg:height="0.0374in" svg:x="3.4476in" svg:y="0.1425in" svg:viewBox="0 0 218 96" svg:d="M175 59c-7 5-24 19-24 28 0 5 6 9 10 9s7-2 10-5c5-8 17-21 39-32 3-3 8-4 8-11 0-5-4-7-7-10-11-7-16-16-21-28 0-4-2-10-9-10s-10 6-10 10c0 3 4 18 12 28-56 0-110 0-166 0-9 0-17-2-17 10 0 9 8 11 17 11 53 0 105 0 158 0z"><text:p/></draw:path><draw:path draw:style-name="gr74" draw:text-style-name="P134" svg:width="0.074in" svg:height="0.087in" svg:x="3.3965in" svg:y="0.1953in" svg:viewBox="0 0 189 222" svg:d="M70 103c14 0 50 0 76-11 33-14 36-43 36-50 0-21-18-42-53-42-55 0-129 48-129 134 0 51 29 88 77 88 71 0 112-51 112-57 0-3-3-7-6-7-2 0-2 1-7 6-37 49-92 49-98 49-37 0-42-42-42-58 0-5 0-21 7-52 9 0 19 0 27 0zM46 94c20-76 70-83 83-83 24 0 36 14 36 31 0 52-78 52-98 52-7 0-14 0-21 0z"><text:p/></draw:path><draw:path draw:style-name="gr75" draw:text-style-name="P134" svg:width="0.063in" svg:height="0.0606in" svg:x="3.4843in" svg:y="0.2496in" svg:viewBox="0 0 161 155" svg:d="M66 83c0-3 8-34 8-35 0-3 11-21 21-28 4-3 14-10 28-10 4 0 13 0 20 4-11 3-16 13-16 20s6 12 14 12c9 0 20-7 20-21 0-18-20-25-36-25-19 0-34 7-49 24-6-21-27-24-35-24-13 0-23 7-28 17-7 14-13 33-13 35 0 5 6 5 7 5 4 0 4-1 7-11 6-21 11-36 25-36 9 0 11 7 11 17 0 5-2 18-5 28-3 9-6 23-7 30-4 16-7 30-11 45-2 4-5 13-5 14 0 7 7 11 13 11 4 0 11-4 14-11 1-1 4-17 7-25 3-13 7-24 10-36z"><text:p/></draw:path><draw:path draw:style-name="gr76" draw:text-style-name="P134" svg:width="0.1287in" svg:height="0.1283in" svg:x="3.6169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77" draw:text-style-name="P134" svg:width="0.0504in" svg:height="0.463in" svg:x="3.8484in" svg:y="0.0004in" svg:viewBox="0 0 129 1177" svg:d="M0 1177c43 0 85 0 129 0 0-9 0-18 0-28-34 0-69 0-102 0 0-373 0-748 0-1121 33 0 68 0 102 0 0-10 0-18 0-28-44 0-86 0-129 0 0 393 0 784 0 1177z"><text:p/></draw:path><draw:path draw:style-name="gr78" draw:text-style-name="P134" svg:width="0.0634in" svg:height="0.1283in" svg:x="4.215in" svg:y="0.0213in" svg:viewBox="0 0 162 327" svg:d="M102 13c0-12 0-13-12-13-30 31-73 31-90 31 0 5 0 10 0 15 10 0 39 0 66-12 0 85 0 169 0 254 0 18-3 24-46 24-6 0-10 0-16 0 0 4 0 10 0 15 17-1 59-1 80-1 20 0 62 0 78 1 0-5 0-11 0-15-5 0-9 0-15 0-43 0-45-6-45-24 0-92 0-183 0-275z"><text:p/></draw:path><draw:path draw:style-name="gr79" draw:text-style-name="P134" svg:width="0.6417in" svg:height="0.0075in" svg:x="3.9256in" svg:y="0.2287in" svg:viewBox="0 0 1631 20" svg:d="M815 20c-272 0-543 0-815 0 0-7 0-13 0-20 543 0 1088 0 1631 0 0 7 0 13 0 20-272 0-545 0-816 0z"><text:p/></draw:path><draw:path draw:style-name="gr80" draw:text-style-name="P134" svg:width="0.0783in" svg:height="0.087in" svg:x="3.9311in" svg:y="0.3272in" svg:viewBox="0 0 200 222" svg:d="M28 189c-1 7-4 18-4 21 0 8 7 12 15 12 6 0 14-4 18-14 0-1 17-68 20-77 3-16 13-50 15-64 2-5 16-29 27-40 4-3 20-16 41-16 12 0 12 4 19 6-14 3-25 14-25 26 0 9 4 19 18 19 13 0 28-12 28-30 0-17-15-32-40-32-33 0-55 24-63 38-5-23-23-38-45-38-24 0-32 20-37 28-9 17-15 46-15 48 0 5 4 5 6 5 4 0 5-1 8-11 8-35 18-59 36-59 9 0 14 4 14 23 0 9-1 15-7 42-9 37-19 75-29 113z"><text:p/></draw:path><draw:path draw:style-name="gr81" draw:text-style-name="P134" svg:width="0.063in" svg:height="0.0882in" svg:x="4.0567in" svg:y="0.3264in" svg:viewBox="0 0 161 225" svg:d="M87 124c10 3 50 10 50 47 0 23-17 44-56 44-40 0-59-28-67-70-3-7-3-8-7-8-7 0-7 3-7 11 0 23 0 44 0 66 0 8 0 11 6 11 2 0 2 0 12-10 3-4 0-1 10-11 21 21 43 21 53 21 58 0 80-32 80-68 0-26-15-41-21-47-15-15-35-19-56-23-28-6-60-11-60-41 0-17 12-36 54-36 55 0 58 43 58 59 1 4 5 4 7 4 5 0 5-2 5-11 0-17 0-34 0-51 0-7 0-11-5-11-2 0-3 0-10 6-1 2-6 7-8 8-19-14-38-14-47-14-60 0-78 34-78 60 0 18 8 31 21 42 15 13 29 15 66 22z"><text:p/></draw:path><draw:path draw:style-name="gr82" draw:text-style-name="P134" svg:width="0.0409in" svg:height="0.1291in" svg:x="4.1335in" svg:y="0.2835in" svg:viewBox="0 0 105 329" svg:d="M70 112c-22 1-46 4-69 5 0 6 0 10 0 16 33 0 37 3 37 26 0 44 0 89 0 133 0 23-6 23-38 23 0 4 0 8 0 14 15 0 42-2 53-2 18 0 35 2 52 2 0-6 0-10 0-14-32 0-35-3-35-23 0-60 0-120 0-180zM73 27c0-16-13-27-27-27-15 0-26 14-26 27 0 14 11 26 26 26 14 0 27-11 27-26z"><text:p/></draw:path><draw:path draw:style-name="gr83" draw:text-style-name="P134" svg:width="0.0972in" svg:height="0.085in" svg:x="4.1866in" svg:y="0.3272in" svg:viewBox="0 0 248 217" svg:d="M38 49c0 43 0 88 0 131 0 23-6 23-38 23 0 4 0 8 0 14 17 0 42-2 56-2 13 0 38 2 55 2 0-6 0-10 0-14-34 0-38 0-38-23 0-30 0-60 0-91 0-50 35-78 66-78 30 0 36 27 36 55 0 37 0 77 0 114 0 23-6 23-38 23 0 4 0 8 0 14 17 0 42-2 55-2 12 0 39 2 56 2 0-6 0-10 0-14-27 0-38 0-39-16 0-30 0-63 0-93 0-42 0-58-16-76-7-8-22-18-52-18-35 0-58 21-72 52 0-17 0-35 0-52-23 1-47 4-69 6 0 5 0 9 0 15 35 0 38 3 38 28z"><text:p/></draw:path><draw:path draw:style-name="gr84" draw:text-style-name="P134" svg:width="0.0449in" svg:height="0.1929in" svg:x="4.3394in" svg:y="0.2677in" svg:viewBox="0 0 115 491" svg:d="M115 487c0-2 0-3-9-12-61-61-77-155-77-229 0-87 19-172 79-233 7-6 7-6 7-7 0-5-3-6-6-6-4 0-49 34-78 95-25 55-31 109-31 151 0 38 6 97 32 153 31 60 73 92 77 92 3 0 6-2 6-4z"><text:p/></draw:path><draw:path draw:style-name="gr85" draw:text-style-name="P134" svg:width="0.0795in" svg:height="0.1378in" svg:x="4.4039in" svg:y="0.2768in" svg:viewBox="0 0 203 351" svg:d="M203 101c0-32-8-101-59-101-68 0-144 138-144 250 0 46 14 101 59 101 70 0 144-141 144-250zM52 168c8-32 18-72 38-106 14-24 32-51 54-51 24 0 27 31 27 59 0 24-4 49-16 98-35 0-68 0-103 0zM150 183c-4 23-16 65-34 99-17 34-36 59-57 59-17 0-27-15-27-60 0-21 3-49 16-98 33 0 68 0 102 0z"><text:p/></draw:path><draw:path draw:style-name="gr86" draw:text-style-name="P134" svg:width="0.0441in" svg:height="0.1929in" svg:x="4.5031in" svg:y="0.2677in" svg:viewBox="0 0 113 491" svg:d="M113 246c0-39-4-98-32-154-29-60-71-92-77-92-3 0-4 1-4 6 0 1 0 1 10 11 47 47 75 126 75 229 0 84-18 169-79 232-6 6-6 7-6 9s1 4 4 4c6 0 51-34 79-95 25-55 30-109 30-150z"><text:p/></draw:path><draw:path draw:style-name="gr87" draw:text-style-name="P134" svg:width="0.0201in" svg:height="0.0201in" svg:x="4.6504in" svg:y="0.2217in" svg:viewBox="0 0 52 52" svg:d="M52 27c0-16-11-27-25-27-16 0-27 11-27 27 0 14 11 25 27 25 14 0 25-11 25-25z"><text:p/></draw:path><draw:path draw:style-name="gr88" draw:text-style-name="P134" svg:width="0.1012in" svg:height="0.1421in" svg:x="4.7386in" svg:y="0.1425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89" draw:text-style-name="P134" svg:width="0.0602in" svg:height="0.0965in" svg:x="4.8421in" svg:y="0.2146in" svg:viewBox="0 0 154 246" svg:d="M154 74c0-35-14-74-48-74-51 0-106 92-106 171 0 42 15 75 48 75 51 0 106-94 106-172zM38 116c18-74 47-106 68-106s21 38 21 45c0 14-2 33-9 61-27 0-54 0-80 0zM115 129c-10 37-18 56-28 72-11 19-24 35-39 35-20 0-23-26-23-44 0-23 7-51 10-63 27 0 53 0 80 0z"><text:p/></draw:path><draw:path draw:style-name="gr90" draw:text-style-name="P134" svg:width="0.0449in" svg:height="0.1929in" svg:x="4.972in" svg:y="0.1358in" svg:viewBox="0 0 115 491" svg:d="M115 487c0-2 0-3-9-12-61-61-77-155-77-229 0-85 19-172 79-232 7-7 7-7 7-8 0-5-2-6-6-6s-49 34-77 96c-25 54-32 108-32 150 0 38 6 98 34 153 29 60 71 92 75 92s6-2 6-4z"><text:p/></draw:path><draw:path draw:style-name="gr91" draw:text-style-name="P134" svg:width="0.1142in" svg:height="0.1402in" svg:x="5.039in" svg:y="0.1445in" svg:viewBox="0 0 291 357" svg:d="M291 4c0-1-1-4-5-4-3 0-3 0-9 7-8 10-15 18-24 28-12-22-39-35-70-35-63 0-121 56-121 116 0 39 25 62 50 70 18 4 35 8 53 13s45 12 45 53c0 43-39 89-88 89-31 0-86-10-86-71 0-11 2-24 3-27 0-1 0-2 0-2 0-6-3-6-5-6-3 0-3 0-5 1-2 3-29 115-29 116 0 3 1 5 4 5s4 0 10-7c8-10 15-20 24-28 21 28 54 35 82 35 68 0 126-66 126-126 0-34-16-51-25-58-11-11-18-14-61-25-12-3-30-7-34-8-13-4-29-18-29-45 0-39 39-81 85-81 41 0 71 21 71 75 0 16-2 26-2 28 2 2 0 5 7 5 4 0 5-2 7-10 8-36 18-71 26-108z"><text:p/></draw:path><draw:path draw:style-name="gr92" draw:text-style-name="P134" svg:width="0.0449in" svg:height="0.1929in" svg:x="5.1697in" svg:y="0.1358in" svg:viewBox="0 0 115 491" svg:d="M115 246c0-39-6-98-34-154-29-60-71-92-75-92-5 0-6 1-6 6 0 1 0 1 10 11 47 47 75 126 75 229 0 84-18 171-78 232-7 6-7 7-7 9s1 4 6 4c4 0 49-34 77-95 25-55 32-109 32-150z"><text:p/></draw:path><draw:path draw:style-name="gr93" draw:text-style-name="P134" svg:width="0.0504in" svg:height="0.463in" svg:x="5.2366in" svg:y="0.0004in" svg:viewBox="0 0 129 1177" svg:d="M102 1149c-33 0-68 0-102 0 0 10 0 19 0 28 43 0 85 0 129 0 0-393 0-784 0-1177-44 0-86 0-129 0 0 10 0 18 0 28 34 0 69 0 102 0 0 373 0 748 0 1121z"><text:p/></draw:path><draw:path draw:style-name="gr94" draw:text-style-name="P134" svg:width="0.0854in" svg:height="0.0374in" svg:x="5.4291in" svg:y="0.1425in" svg:viewBox="0 0 218 96" svg:d="M175 59c-7 5-24 19-24 28 0 5 6 9 10 9 6 0 7-2 10-5 5-8 17-21 39-32 3-3 8-4 8-11 0-5-4-7-7-10-11-7-16-16-21-28 0-4-4-10-9-10-7 0-10 6-10 10 0 3 4 18 12 28-56 0-110 0-166 0-9 0-17-2-17 10 0 9 8 11 17 11 53 0 105 0 158 0z"><text:p/></draw:path><draw:path draw:style-name="gr95" draw:text-style-name="P134" svg:width="0.074in" svg:height="0.087in" svg:x="5.3772in" svg:y="0.1953in" svg:viewBox="0 0 189 222" svg:d="M69 103c15 0 51 0 75-11 35-14 38-43 38-50 0-21-20-42-53-42-55 0-129 48-129 134 0 51 29 88 77 88 70 0 112-51 112-57 0-3-3-7-6-7-2 0-4 1-7 6-39 49-92 49-98 49-39 0-43-42-43-58 0-5 1-21 8-52 9 0 17 0 26 0zM46 94c20-76 70-83 83-83 22 0 36 14 36 31 0 52-78 52-99 52-7 0-13 0-20 0z"><text:p/></draw:path><draw:path draw:style-name="gr96" draw:text-style-name="P134" svg:width="0.0602in" svg:height="0.0965in" svg:x="5.4669in" svg:y="0.2146in" svg:viewBox="0 0 154 246" svg:d="M154 74c0-35-14-74-48-74-51 0-106 92-106 171 0 42 15 75 48 75 51 0 106-94 106-172zM39 116c17-74 46-106 67-106 23 0 23 38 23 45 0 14-3 33-11 61-27 0-52 0-79 0zM115 129c-10 37-17 56-28 72-10 19-24 35-39 35-19 0-23-26-23-44 0-23 7-51 10-63 27 0 53 0 80 0z"><text:p/></draw:path><draw:path draw:style-name="gr97" draw:text-style-name="P134" svg:width="0.1287in" svg:height="0.1283in" svg:x="5.6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 draw:text-style-name="P134" svg:width="0.0504in" svg:height="0.463in" svg:x="5.8315in" svg:y="0.0004in" svg:viewBox="0 0 129 1177" svg:d="M0 1177c43 0 85 0 129 0 0-9 0-18 0-28-34 0-69 0-102 0 0-373 0-748 0-1121 33 0 68 0 102 0 0-10 0-18 0-28-44 0-86 0-129 0 0 393 0 784 0 1177z"><text:p/></draw:path><draw:path draw:style-name="gr99" draw:text-style-name="P134" svg:width="0.0634in" svg:height="0.1283in" svg:x="5.9256in" svg:y="0.0213in" svg:viewBox="0 0 162 327" svg:d="M101 13c0-12 0-13-11-13-31 31-75 31-90 31 0 5 0 10 0 15 10 0 39 0 64-12 0 85 0 169 0 254 0 18-1 24-46 24-5 0-10 0-15 0 0 4 0 10 0 15 17-1 60-1 80-1 19 0 61 0 79 1 0-5 0-11 0-15-5 0-9 0-15 0-45 0-46-6-46-24 0-92 0-183 0-275z"><text:p/></draw:path><draw:path draw:style-name="gr100" draw:text-style-name="P134" svg:width="0.0961in" svg:height="0.0075in" svg:x="5.9087in" svg:y="0.2287in" svg:viewBox="0 0 245 20" svg:d="M122 20c-41 0-81 0-122 0 0-7 0-13 0-20 81 0 164 0 245 0 0 7 0 13 0 20-41 0-83 0-123 0z"><text:p/></draw:path><draw:path draw:style-name="gr101" draw:text-style-name="P134" svg:width="0.0783in" svg:height="0.087in" svg:x="5.9157in" svg:y="0.3272in" svg:viewBox="0 0 200 222" svg:d="M29 189c-1 7-4 18-4 21 0 8 7 12 14 12 6 0 16-4 18-14 2-1 19-68 20-77 4-16 13-50 15-64 3-5 17-29 28-40 5-3 19-16 40-16 12 0 14 4 21 6-16 3-26 14-26 26 0 9 5 19 19 19 12 0 26-12 26-30 0-17-15-32-40-32-33 0-54 24-63 38-5-23-21-38-45-38-23 0-32 20-37 28-8 17-15 46-15 48 0 5 6 5 7 5 4 0 4-1 8-11 9-35 19-59 35-59 9 0 16 4 16 23 0 9-2 15-7 42-10 37-20 75-30 113z"><text:p/></draw:path><draw:path draw:style-name="gr102" draw:text-style-name="P134" svg:width="0.0201in" svg:height="0.0201in" svg:x="6.0882in" svg:y="0.2217in" svg:viewBox="0 0 52 52" svg:d="M52 27c0-16-13-27-27-27-15 0-25 11-25 27 0 14 10 25 25 25 14 0 27-11 27-25z"><text:p/></draw:path><draw:path draw:style-name="gr103" draw:text-style-name="P134" svg:width="0.1016in" svg:height="0.1421in" svg:x="6.176in" svg:y="0.1425in" svg:viewBox="0 0 259 362" svg:d="M209 185c-6-30-26-58-63-58-31 0-63 9-101 46-41 41-45 87-45 102 0 30 22 87 91 87 118 0 168-165 168-235 0-78-46-127-106-127-72 0-94 64-94 78 0 6 4 17 18 17 17 0 27-15 27-26 0-17-14-17-23-17 21-37 56-39 70-39 37 0 72 25 72 88 0 19-3 44-14 84zM92 348c-54 0-54-50-54-54 0-14 12-83 33-112 20-28 44-44 75-44 53 0 54 55 54 65 0 35-32 145-108 145z"><text:p/></draw:path><draw:path draw:style-name="gr104" draw:text-style-name="P134" svg:width="0.078in" svg:height="0.1209in" svg:x="6.2807in" svg:y="0.2161in" svg:viewBox="0 0 199 308" svg:d="M146 4c0-4-5-4-6-4-6 0-6 1-7 7-7 27-13 52-20 78-61 3-113 46-113 93 0 39 35 63 74 64-3 10-5 21-8 32-4 17-4 20-7 29 0 5 4 5 5 5 5 0 6 0 7-9 5-19 10-39 14-57 59-3 114-46 114-92 0-37-32-62-74-65 7-26 14-54 21-81zM76 232c-27-1-51-15-51-47 0-35 27-84 86-90-12 46-24 91-35 137zM122 95c26 1 52 15 52 49 0 38-30 84-86 88 11-46 23-91 34-137z"><text:p/></draw:path><draw:path draw:style-name="gr105" draw:text-style-name="P134" svg:width="0.0441in" svg:height="0.1929in" svg:x="6.4256in" svg:y="0.1358in" svg:viewBox="0 0 113 491" svg:d="M113 487c0-2 0-3-8-12-62-61-77-155-77-229 0-85 18-172 80-232 5-7 5-7 5-8 0-5-1-6-4-6-5 0-49 34-78 96-25 54-31 108-31 150 0 38 6 98 32 153 30 60 72 92 77 92 3 0 4-2 4-4z"><text:p/></draw:path><draw:path draw:style-name="gr106" draw:text-style-name="P134" svg:width="0.1142in" svg:height="0.1402in" svg:x="6.4917in" svg:y="0.1445in" svg:viewBox="0 0 291 357" svg:d="M291 4c0-1 0-4-5-4-2 0-3 0-9 7-8 10-15 18-24 28-12-22-37-35-70-35-63 0-121 56-121 116 0 39 26 62 51 70 17 4 35 8 52 13 18 5 46 12 46 53 0 43-40 89-89 89-31 0-86-10-86-71 0-11 3-24 3-27 0-1 2-2 2-2 0-6-6-6-7-6-3 0-3 0-5 1-2 3-29 115-29 116 0 3 3 5 6 5 1 0 2 0 8-7 8-10 15-20 24-28 21 28 54 35 84 35 66 0 124-66 124-126 0-34-16-51-23-58-12-11-20-14-63-25-12-3-28-7-34-8-13-4-29-18-29-45 0-39 39-81 86-81 41 0 70 21 70 75 0 16-1 26-1 28 1 2 0 5 6 5 4 0 5-2 7-10 8-36 18-71 26-108z"><text:p/></draw:path><draw:path draw:style-name="gr107" draw:text-style-name="P134" svg:width="0.0449in" svg:height="0.1929in" svg:x="6.6224in" svg:y="0.1358in" svg:viewBox="0 0 115 491" svg:d="M115 246c0-39-6-98-32-154-30-60-73-92-77-92-3 0-6 1-6 6 0 1 0 1 10 11 47 47 75 126 75 229 0 84-18 171-78 232-7 6-7 7-7 9s3 4 6 4c4 0 49-34 78-95 25-55 31-109 31-150z"><text:p/></draw:path><draw:path draw:style-name="gr108" draw:text-style-name="P134" svg:width="0.0504in" svg:height="0.463in" svg:x="6.6894in" svg:y="0.0004in" svg:viewBox="0 0 129 1177" svg:d="M102 1149c-33 0-68 0-102 0 0 10 0 19 0 28 43 0 85 0 129 0 0-393 0-784 0-1177-44 0-86 0-129 0 0 10 0 18 0 28 34 0 69 0 102 0 0 373 0 748 0 1121z"><text:p/></draw:path><draw:path draw:style-name="gr109" draw:text-style-name="P134" svg:width="0.0854in" svg:height="0.0374in" svg:x="6.8898in" svg:y="0.1425in" svg:viewBox="0 0 218 96" svg:d="M175 59c-7 5-24 19-24 28 0 5 6 9 10 9 6 0 7-2 10-5 5-8 17-21 39-32 3-3 8-4 8-11 0-5-4-7-7-10-11-7-16-16-21-28 0-4-4-10-9-10-7 0-10 6-10 10 0 3 4 18 12 28-56 0-110 0-166 0-9 0-17-2-17 10 0 9 8 11 17 11 53 0 105 0 158 0z"><text:p/></draw:path><draw:path draw:style-name="gr110" draw:text-style-name="P134" svg:width="0.074in" svg:height="0.087in" svg:x="6.8299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111" draw:text-style-name="P134" svg:width="0.078in" svg:height="0.1209in" svg:x="6.9209in" svg:y="0.2161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g></draw:g></text:span></text:p>
      <text:p text:style-name="P122"><text:span text:style-name="T36">E</text:span><text:span text:style-name="T32">t dans un </text:span><text:span text:style-name="T56">repère sphérique convention </text:span><text:span text:style-name="T56"><draw:g text:anchor-type="as-char" svg:y="-0.1445in" draw:z-index="136" draw:style-name="gr1"><svg:title>TexMaths</svg:title><svg:desc>14§display§\left(R_rL_{\theta }L_{\delta }\right)§svg§600§FALSE§</svg:desc><draw:g draw:style-name="gr2"><draw:path draw:style-name="gr21" draw:text-style-name="P133" svg:width="0.7795in" svg:height="0.1724in" svg:x="0.0004in" svg:y="0.0098in" svg:viewBox="0 0 1981 439" svg:d="M991 439c-330 0-661 0-991 0 0-147 0-292 0-439 661 0 1320 0 1981 0 0 147 0 292 0 439-330 0-661 0-990 0z"><text:p/></draw:path><draw:path draw:style-name="gr22" draw:text-style-name="P134" svg:width="0.0441in" svg:height="0.1925in" svg:x="0.0094in" svg:y="0.0004in" svg:viewBox="0 0 113 490" svg:d="M113 484c0-1 0-1-7-10-61-63-78-155-78-229 0-86 20-171 80-231 5-7 5-7 5-8 0-5-1-6-4-6-5 0-49 34-78 97-25 53-31 107-31 148 0 38 6 96 32 152 30 60 72 93 77 93 3 0 4-2 4-6z"><text:p/></draw:path><draw:path draw:style-name="gr23" draw:text-style-name="P134" svg:width="0.1378in" svg:height="0.135in" svg:x="0.0736in" svg:y="0.0134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24" draw:text-style-name="P134" svg:width="0.0626in" svg:height="0.0602in" svg:x="0.2193in" svg:y="0.1142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25" draw:text-style-name="P134" svg:width="0.1165in" svg:height="0.1307in" svg:x="0.3063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26" draw:text-style-name="P134" svg:width="0.0602in" svg:height="0.0961in" svg:x="0.4386in" svg:y="0.0791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27" draw:text-style-name="P134" svg:width="0.1165in" svg:height="0.1307in" svg:x="0.5252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28" draw:text-style-name="P134" svg:width="0.0598in" svg:height="0.0976in" svg:x="0.6575in" svg:y="0.078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29" draw:text-style-name="P134" svg:width="0.0449in" svg:height="0.1925in" svg:x="0.7449in" svg:y="0.0004in" svg:viewBox="0 0 115 490" svg:d="M115 245c0-38-6-97-32-153-30-60-73-92-77-92-3 0-6 3-6 6 0 1 0 1 10 11 47 47 75 126 75 228 0 82-18 169-78 231-7 7-7 7-7 8 0 3 3 6 6 6 4 0 49-34 78-97 25-53 31-108 31-148z"><text:p/></draw:path></draw:g></draw:g></text:span><text:span text:style-name="T32">, on aurait </text:span></text:p>
      <text:p text:style-name="P123"><text:span text:style-name="T32">&lt;à compléter à l’occasion&gt;</text:span></text:p>
      <text:p text:style-name="P122"><text:span text:style-name="T32"/></text:p>
      <text:p text:style-name="P122"><text:span text:style-name="T32"/></text:p>
      <text:p text:style-name="P108"><text:span text:style-name="T36">De manière générale, le gradient prend une fonction </text:span><text:span text:style-name="T40">scalaire </text:span><text:span text:style-name="T36">à «n» variables (ou son expression) et retourne une fonction vectorielle à «n» variables (ou son expression) où chaque composante du vecteur </text:span><text:span text:style-name="T40">retourné </text:span><text:span text:style-name="T36">est la dérivée de la fonction </text:span><text:span text:style-name="T40">scalaire </text:span><text:span text:style-name="T36">par rapport à une </text:span><text:span text:style-name="T40">de ses variables</text:span><text:span text:style-name="T36">, ce qui fait un vecteur à «n» composantes.</text:span></text:p>
      <text:p text:style-name="P108"><text:span text:style-name="T36"/></text:p>
      <text:p text:style-name="P120"><text:span text:style-name="T36">C</text:span><text:span text:style-name="T32">haque vecteur du champ vectoriel obtenu est </text:span><text:span text:style-name="T56">perpendiculaire</text:span><text:span text:style-name="T61"> aux nappes équi-valeur</text:span><text:span text:style-name="T62">s </text:span><text:span text:style-name="T61">du champ scalaire, et orienté vers là ou le champ scalaire a la plus grande valeur.</text:span></text:p>
      <text:p text:style-name="P120"><text:span text:style-name="T61"/></text:p>
      <text:p text:style-name="P107"><text:span text:style-name="T36"/></text:p>
      <text:p text:style-name="P120"><text:span text:style-name="T32"/></text:p>
      <text:p text:style-name="P107"><text:span text:style-name="T36"/></text:p>
      <text:p text:style-name="P107"><text:span text:style-name="T36"/></text:p>
      <text:p text:style-name="P107"><text:span text:style-name="T36"/></text:p>
      <text:p text:style-name="P107"><text:span text:style-name="T36"/></text:p>
      <text:p text:style-name="P107"><text:span text:style-name="T36"/></text:p>
      <text:p text:style-name="P107"><text:span text:style-name="T36"/></text:p>
      <text:p text:style-name="P101"><text:soft-page-break/><text:span text:style-name="T4">7) La divergence</text:span></text:p>
      <text:p text:style-name="P88"><text:span text:style-name="T37">L</text:span><text:span text:style-name="T38">a divergence</text:span><text:span text:style-name="T37"> c’est un opérateur qui prend en argument un </text:span><text:span text:style-name="T57">champ </text:span><text:span text:style-name="T58">vectoriel</text:span><text:span text:style-name="T37"> (soit la fonction, soit l’expression) et qui retourne un </text:span><text:span text:style-name="T57">champ </text:span><text:span text:style-name="T58">scalaire</text:span><text:span text:style-name="T37"> (en </text:span><text:span text:style-name="T39">objet</text:span><text:span text:style-name="T37"> fonction ou expression selon ce qu’on lui a donné à manger).</text:span></text:p>
      <text:p text:style-name="P89"><text:span text:style-name="T37">En pratique, on a un champ </text:span><text:span text:style-name="T38">vectoriel</text:span><text:span text:style-name="T37"> </text:span><text:span text:style-name="T37"><draw:g text:anchor-type="as-char" svg:y="-0.1902in" draw:z-index="89" draw:style-name="gr1"><svg:title>TexMaths</svg:title><svg:desc>14§display§\vec{V}§svg§600§FALSE§</svg:desc><draw:g draw:style-name="gr2"><draw:path draw:style-name="gr1516" draw:text-style-name="P133" svg:width="0.128in" svg:height="0.1701in" svg:x="0.0004in" svg:y="0.0102in" svg:viewBox="0 0 326 433" svg:d="M0 0c108 0 218 0 326 0 0 144 0 289 0 433-108 0-218 0-326 0 0-144 0-289 0-433z"><text:p/></draw:path><draw:path draw:style-name="gr1517" draw:text-style-name="P134"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1518" draw:text-style-name="P134"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37"><draw:g text:anchor-type="as-char" svg:y="-0.2244in" draw:z-index="90" draw:style-name="gr1"><svg:title>TexMaths</svg:title><svg:desc>14§display§f_{\vec{V}}=\text{f}^{\circ }\left(_{\left(x,\ y,\ z\right)\ \rightarrow \ f_{\vec{V}}\left(x,\ y,\ z\right)=\vec{V}}^{\ \ \ \mathbb{R}^3\ \ \ \ \rightarrow \ \ \ \ \ \ \mathbb{R}^3}\right)§svg§600§FALSE§</svg:desc><draw:g draw:style-name="gr2"><draw:path draw:style-name="gr1481" draw:text-style-name="P133" svg:width="2.7594in" svg:height="0.3343in" svg:x="0.0004in" svg:y="0.0098in" svg:viewBox="0 0 7010 850" svg:d="M0 0c2337 0 4673 0 7010 0 0 283 0 567 0 850-2337 0-4673 0-7010 0 0-283 0-567 0-850z"><text:p/></draw:path><draw:path draw:style-name="gr1482" draw:text-style-name="P134"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1483" draw:text-style-name="P134"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1484" draw:text-style-name="P134"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1485" draw:text-style-name="P134"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1486" draw:text-style-name="P134"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1487" draw:text-style-name="P134" svg:width="0.0579in" svg:height="0.0579in" svg:x="0.5476in" svg:y="0.0728in" svg:viewBox="0 0 148 148" svg:d="M148 74c0-40-33-74-74-74-42 0-74 34-74 74 0 42 34 74 74 74 41 0 74-33 74-74zM74 132c-32 0-57-27-57-58 0-32 25-57 57-57s58 26 58 57c0 32-27 58-58 58z"><text:p/></draw:path><draw:path draw:style-name="gr1488" draw:text-style-name="P134"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1489" draw:text-style-name="P134"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1490" draw:text-style-name="P134"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1491" draw:text-style-name="P134"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1492" draw:text-style-name="P134"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1493" draw:text-style-name="P134"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1494" draw:text-style-name="P134" svg:width="0.035in" svg:height="0.135in" svg:x="0.7898in" svg:y="0.2028in" svg:viewBox="0 0 90 344" svg:d="M83 0c-65 46-83 119-83 172 0 49 15 123 83 172 2 0 7 0 7-4 0-3 0-3-3-5-46-41-63-100-63-163 0-92 35-138 64-164 2-1 2-1 2-4 0-4-5-4-7-4z"><text:p/></draw:path><draw:path draw:style-name="gr1495" draw:text-style-name="P134"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1496" draw:text-style-name="P134" svg:width="0.0165in" svg:height="0.0413in" svg:x="0.9382in" svg:y="0.289in" svg:viewBox="0 0 43 106" svg:d="M34 35c0 18-3 41-27 63-1 1-3 1-3 4 0 2 3 4 6 4 4 0 33-28 33-68 0-21-8-38-23-38-12 0-20 10-20 20 0 11 7 21 20 21 8 0 9-5 14-6z"><text:p/></draw:path><draw:path draw:style-name="gr1497" draw:text-style-name="P134"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1498" draw:text-style-name="P134" svg:width="0.0165in" svg:height="0.0413in" svg:x="1.1319in" svg:y="0.289in" svg:viewBox="0 0 43 106" svg:d="M34 35c0 18-3 41-27 63-1 1-3 1-3 4 0 2 3 4 6 4 4 0 33-28 33-68 0-21-8-38-23-38-12 0-20 10-20 20 0 11 7 21 20 21 8 0 9-5 14-6z"><text:p/></draw:path><draw:path draw:style-name="gr1499" draw:text-style-name="P134"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1500" draw:text-style-name="P134" svg:width="0.0343in" svg:height="0.135in" svg:x="1.3169in" svg:y="0.2028in" svg:viewBox="0 0 88 344" svg:d="M6 0c-3 0-6 0-6 4 0 3 0 3 3 6 29 26 63 74 63 162 0 72-23 126-60 160-6 5-6 7-6 8 0 2 0 4 4 4s37-22 59-65c15-30 25-66 25-107 0-47-14-123-82-172z"><text:p/></draw:path><draw:path draw:style-name="gr1501" draw:text-style-name="P134"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1502" draw:text-style-name="P134"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1503" draw:text-style-name="P134" svg:width="0.0535in" svg:height="0.0205in" svg:x="1.7598in" svg:y="0.2575in" svg:viewBox="0 0 137 53" svg:d="M104 34c-2 1-10 7-10 12 0 3 4 7 7 7s4-1 5-3c5-4 10-11 24-16 3-2 7-3 7-7 0-5-4-6-5-7-10-6-13-10-14-16-2-1-3-4-7-4-5 0-7 4-7 7s4 8 7 13c-34 0-66 0-100 0-4 0-11 0-11 7s7 7 11 7c31 0 62 0 93 0z"><text:p/></draw:path><draw:path draw:style-name="gr1504" draw:text-style-name="P134"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1505" draw:text-style-name="P134" svg:width="0.035in" svg:height="0.135in" svg:x="1.8583in" svg:y="0.2028in" svg:viewBox="0 0 90 344" svg:d="M83 0c-65 46-83 119-83 172 0 49 15 123 83 172 2 0 7 0 7-4 0-3 0-3-3-5-46-41-63-100-63-163 0-92 36-138 64-164 2-1 2-1 2-4 0-4-5-4-7-4z"><text:p/></draw:path><draw:path draw:style-name="gr1506" draw:text-style-name="P134"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1507" draw:text-style-name="P134" svg:width="0.0165in" svg:height="0.0413in" svg:x="2.0063in" svg:y="0.289in" svg:viewBox="0 0 43 106" svg:d="M34 35c0 18-3 41-27 63-1 1-3 1-3 4 0 2 3 4 6 4 4 0 33-28 33-68 0-21-8-38-23-38-12 0-20 10-20 20 0 11 8 21 20 21 8 0 9-5 14-6z"><text:p/></draw:path><draw:path draw:style-name="gr1508" draw:text-style-name="P134"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1509" draw:text-style-name="P134" svg:width="0.0165in" svg:height="0.0413in" svg:x="2.2004in" svg:y="0.289in" svg:viewBox="0 0 43 106" svg:d="M34 35c0 18-3 41-27 63-1 1-3 1-3 4 0 2 3 4 6 4 4 0 33-28 33-68 0-21-8-38-23-38-12 0-20 10-20 20 0 11 7 21 20 21 8 0 9-5 14-6z"><text:p/></draw:path><draw:path draw:style-name="gr1510" draw:text-style-name="P134"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1511" draw:text-style-name="P134" svg:width="0.0343in" svg:height="0.135in" svg:x="2.385in" svg:y="0.2028in" svg:viewBox="0 0 88 344" svg:d="M6 0c-2 0-6 0-6 4 0 3 0 3 3 6 29 26 63 74 63 162 0 72-23 126-60 160-6 5-6 7-6 8 0 2 0 4 4 4s37-22 59-65c15-30 25-66 25-107 0-47-14-123-82-172z"><text:p/></draw:path><draw:path draw:style-name="gr1512" draw:text-style-name="P134" svg:width="0.0992in" svg:height="0.0358in" svg:x="2.4453in" svg:y="0.2524in" svg:viewBox="0 0 253 92" svg:d="M241 17c5 0 12 0 12-9 0-8-8-8-12-8-76 0-153 0-228 0-5 0-13 0-13 8 0 9 8 9 14 9 76 0 151 0 227 0zM241 92c4 0 12 0 12-8s-7-8-12-8c-76 0-151 0-227 0-6 0-14 0-14 8s8 8 13 8c75 0 152 0 228 0z"><text:p/></draw:path><draw:path draw:style-name="gr1513" draw:text-style-name="P134"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1514" draw:text-style-name="P134"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1515" draw:text-style-name="P134"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97"><text:span text:style-name="T37"/></text:p>
      <text:p text:style-name="P97"><text:span text:style-name="T37">L</text:span><text:span text:style-name="T38">a</text:span><text:span text:style-name="T37"> </text:span><text:span text:style-name="T38">divergence</text:span><text:span text:style-name="T37"> de ce champ </text:span><text:span text:style-name="T38">vectoriel</text:span><text:span text:style-name="T37"> sera</text:span></text:p>
      <text:p text:style-name="P72"/>
      <text:p text:style-name="Text_20_body"><draw:g text:anchor-type="as-char" svg:y="-0.2217in" draw:z-index="94" draw:style-name="gr1"><svg:title>TexMaths</svg:title><svg:desc>14§display§\text{div}\left(f_{\vec{V}}\left(x,\ y,\ z\right)\right)=\partial _x\left(\left(f_{\vec{V}}\left(x,\ y,\ z\right)\right)_x\right)+\partial _y\left(\left(f_{\vec{V}}\left(x,\ y,\ z\right)\right)_y\right)+\partial _z\left(\left(f_{\vec{V}}\left(x,\ y,\ z\right)\right)_z\right)§svg§600§FALSE§</svg:desc><draw:g draw:style-name="gr2"><draw:path draw:style-name="gr1340" draw:text-style-name="P133" svg:width="7.3386in" svg:height="0.3276in" svg:x="0.0035in" svg:y="0.0098in" svg:viewBox="0 0 18641 833" svg:d="M9321 833c-3108 0-6214 0-9321 0 0-277 0-556 0-833 6213 0 12428 0 18641 0 0 277 0 556 0 833-3106 0-6213 0-9320 0z"><text:p/></draw:path><draw:path draw:style-name="gr1341" draw:text-style-name="P134"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1342" draw:text-style-name="P134"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1343" draw:text-style-name="P134" svg:width="0.0945in" svg:height="0.085in" svg:x="0.1591in" svg:y="0.1398in" svg:viewBox="0 0 241 217" svg:d="M195 48c4-12 12-33 46-33 0-5 0-9 0-15-11 0-27 1-38 1s-34-1-42-1c0 6 0 10 0 15 18 0 24 12 24 21 0 5-2 6-4 12-17 42-33 84-49 126-19-47-38-91-56-138-3-7-2-5-3-8 0-13 19-13 28-13 0-5 0-9 0-15-14 0-42 1-53 1-14 0-34-1-48-1 0 6 0 10 0 15 31 0 32 3 39 19 24 57 46 116 70 173 4 7 4 10 11 10 6 0 9-4 10-10 21-53 44-106 65-159z"><text:p/></draw:path><draw:path draw:style-name="gr1344" draw:text-style-name="P134" svg:width="0.0496in" svg:height="0.2307in" svg:x="0.3193in" svg:y="0.0587in" svg:viewBox="0 0 127 587" svg:d="M127 583c0-2 0-3-1-5-22-23-56-64-77-142-11-45-15-96-15-142 0-129 30-220 89-283 4-5 4-5 4-7 0-4-4-4-5-4-7 0-34 29-41 36-50 59-81 149-81 258 0 70 11 167 76 251 5 5 37 42 46 42 1 0 5 0 5-4z"><text:p/></draw:path><draw:path draw:style-name="gr1345" draw:text-style-name="P134" svg:width="0.0961in" svg:height="0.176in" svg:x="0.389in" svg:y="0.0866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346" draw:text-style-name="P134" svg:width="0.0661in" svg:height="0.0276in" svg:x="0.513in" svg:y="0.1563in" svg:viewBox="0 0 169 71" svg:d="M130 43c-3 3-15 14-15 20 0 4 4 8 10 8 2 0 5-2 7-5 8-10 19-17 28-21 5-3 9-4 9-10 0-4-4-6-7-8-11-7-14-16-16-20 0-1-3-7-9-7-3 0-8 1-8 8 0 6 5 14 8 19-40 0-82 0-123 0-6 0-14 0-14 8s8 8 14 8c39 0 77 0 116 0z"><text:p/></draw:path><draw:path draw:style-name="gr1347" draw:text-style-name="P134" svg:width="0.1055in" svg:height="0.0949in" svg:x="0.4843in" svg:y="0.1949in" svg:viewBox="0 0 269 242" svg:d="M218 41c13-19 24-27 42-28 5 0 9-2 9-9-2-1 0-4-4-4-9 0-20 1-28 1-12 0-26-1-37-1-3 0-7 1-7 7s6 6 7 6c11 0 14 4 14 9s-3 9-5 14c-38 56-76 111-114 167-11-59-21-118-32-176 0-3 0-5 0-6 0-8 20-8 21-8 7 0 11 0 11-9-1-1 0-4-5-4-10 0-35 1-45 1-9 0-30-1-38-1-4 0-7 1-7 7s4 6 8 6c20 0 20 1 21 11 13 70 26 138 38 208 2 7 2 10 9 10 5 0 8-3 11-8 43-65 88-129 131-193z"><text:p/></draw:path><draw:path draw:style-name="gr1348" draw:text-style-name="P134" svg:width="0.0441in" svg:height="0.1925in" svg:x="0.6594in" svg:y="0.078in" svg:viewBox="0 0 113 490" svg:d="M113 485c0-2 0-3-8-12-62-60-77-152-77-228 0-85 18-171 80-232 5-6 5-7 5-9 0-3-1-4-4-4-5 0-49 34-78 95-25 55-31 109-31 150 0 39 6 98 32 154 30 60 72 91 77 91 3 0 4-1 4-5z"><text:p/></draw:path><draw:path draw:style-name="gr1349" draw:text-style-name="P134" svg:width="0.0961in" svg:height="0.0874in" svg:x="0.7213in" svg:y="0.1374in" svg:viewBox="0 0 245 223" svg:d="M150 69c3-13 14-59 49-59 1 0 14 0 24 7-14 3-24 15-24 26 0 9 5 17 19 17 12 0 27-8 27-28 0-25-29-32-46-32-28 0-46 25-52 36-13-32-39-36-53-36-51 0-79 63-79 76 0 4 5 4 6 4 4 0 6 0 6-6 16-52 50-64 67-64 8 0 25 5 25 33 0 16-7 48-25 118-9 29-25 50-48 50-3 0-14 0-24-5 12-3 23-14 23-27 0-14-11-18-18-18-14 0-27 13-27 29 0 23 24 33 46 33 32 0 51-35 52-38 6 18 24 38 53 38 51 0 79-63 79-76 0-6-5-6-6-6-6 0-6 3-7 6-17 53-49 64-66 64-18 0-26-15-26-32 0-11 2-22 8-43 6-23 11-45 17-67z"><text:p/></draw:path><draw:path draw:style-name="gr1350" draw:text-style-name="P134" svg:width="0.022in" svg:height="0.0575in" svg:x="0.8429in" svg:y="0.202in" svg:viewBox="0 0 57 147" svg:d="M57 52c0-34-12-52-32-52-15 0-25 13-25 25 0 14 10 27 25 27 6 0 13-2 18-7 2 0 2-2 2-2 1 0 1 2 1 9 0 36-17 66-33 81-6 6-6 7-6 8 0 3 3 6 6 6 5 0 44-38 44-95z"><text:p/></draw:path><draw:path draw:style-name="gr1351" draw:text-style-name="P134" svg:width="0.089in" svg:height="0.1248in" svg:x="0.9827in" svg:y="0.1374in" svg:viewBox="0 0 227 318" svg:d="M225 29c2-7 2-7 2-11 0-8-7-12-14-12-6 0-13 2-18 9 0 3-5 19-6 27-4 13-7 27-11 39-7 30-14 59-21 88-3 9-24 42-56 42-25 0-31-21-31-39 0-24 8-53 25-96 9-21 10-26 10-35 0-23-15-41-41-41-46 0-64 71-64 76 0 4 4 4 6 4 5 0 5 0 8-9 13-46 32-61 49-61 4 0 13 0 13 17 0 12-5 25-9 33-19 53-28 81-28 104 0 43 31 59 60 59 19 0 35-9 49-23-7 25-12 49-32 76-12 17-31 31-53 31-7 0-29-2-38-21 7 0 14 0 21-6 4-4 10-10 10-19 0-16-14-17-18-17-11 0-28 7-28 31 0 25 22 43 53 43 50 0 101-45 115-101 15-63 32-125 47-188z"><text:p/></draw:path><draw:path draw:style-name="gr1352" draw:text-style-name="P134" svg:width="0.022in" svg:height="0.0575in" svg:x="1.0957in" svg:y="0.202in" svg:viewBox="0 0 57 147" svg:d="M57 52c0-34-12-52-32-52-15 0-25 13-25 25 0 14 10 27 25 27 7 0 13-2 18-7 2 0 2-2 3-2 0 3 0 2 0 9 0 36-17 66-33 81-6 6-6 7-6 8 0 3 3 6 6 6 5 0 44-38 44-95z"><text:p/></draw:path><draw:path draw:style-name="gr1353" draw:text-style-name="P134" svg:width="0.0819in" svg:height="0.0874in" svg:x="1.2378in" svg:y="0.1374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7 19 32 19 48 0 77-63 77-76 0-3-3-6-5-6-6 0-6 3-7 7-12 33-44 41-59 41-10 0-20-3-30-6-16-7-23-8-35-8-1 0-8 0-12 1z"><text:p/></draw:path><draw:path draw:style-name="gr1354" draw:text-style-name="P134" svg:width="0.0441in" svg:height="0.1925in" svg:x="1.339in" svg:y="0.078in" svg:viewBox="0 0 113 490" svg:d="M113 245c0-38-4-98-32-153-29-61-71-92-77-92-3 0-4 1-4 4 0 2 0 3 10 11 47 49 75 128 75 230 0 84-18 171-79 231-6 6-6 7-6 9s1 5 4 5c6 0 51-32 79-95 25-53 30-108 30-150z"><text:p/></draw:path><draw:path draw:style-name="gr1355" draw:text-style-name="P134" svg:width="0.0504in" svg:height="0.2307in" svg:x="1.4118in" svg:y="0.0587in" svg:viewBox="0 0 129 587" svg:d="M129 294c0-70-13-168-77-252-6-6-37-42-46-42-3 0-6 0-6 4 0 2 1 4 3 6 24 25 56 64 75 143 12 44 16 95 16 141 0 49-4 100-17 147-18 69-48 108-73 135-4 5-4 5-4 7 0 4 3 4 6 4 7 0 35-30 40-37 51-58 83-147 83-256z"><text:p/></draw:path><draw:path draw:style-name="gr1356" draw:text-style-name="P134" svg:width="0.1287in" svg:height="0.0449in" svg:x="1.5567in" svg:y="0.1516in" svg:viewBox="0 0 328 115" svg:d="M311 20c7 0 17 0 17-10s-10-10-17-10c-98 0-198 0-296 0-5 0-15 0-15 10s10 10 17 10c98 0 196 0 294 0zM311 115c7 0 17 0 17-10s-10-10-17-10c-98 0-196 0-294 0-7 0-17 0-17 10s10 10 15 10c98 0 198 0 296 0z"><text:p/></draw:path><draw:path draw:style-name="gr1357" draw:text-style-name="P134" svg:width="0.1016in" svg:height="0.1425in" svg:x="1.7579in" svg:y="0.0843in" svg:viewBox="0 0 259 363" svg:d="M209 185c-6-31-26-58-63-58-31 0-63 7-101 47-41 40-45 85-45 101 0 30 22 88 91 88 118 0 168-166 168-236 0-78-46-127-106-127-72 0-94 63-94 77 0 7 4 17 18 17 17 0 27-14 27-25 0-19-16-19-23-19 21-36 56-39 70-39 37 0 72 27 72 90 0 19-3 43-14 84zM92 349c-54 0-54-51-54-56 0-13 12-82 32-112 21-28 45-44 76-44 53 0 54 56 54 66 0 35-32 146-108 146z"><text:p/></draw:path><draw:path draw:style-name="gr1358" draw:text-style-name="P134" svg:width="0.0717in" svg:height="0.0606in" svg:x="1.8598in" svg:y="0.1917in" svg:viewBox="0 0 183 155" svg:d="M69 116c-3 11-16 30-33 30-1 0-11 0-18-5 14-4 14-16 14-19 0-7-5-13-12-13-10 0-20 9-20 21 0 17 18 25 35 25s31-9 39-23c9 18 27 23 41 23 39 0 61-43 61-53 0-4-4-3-5-4-6 0-6 1-7 6-7 23-28 42-48 42-14 0-21-9-21-23 0-8 9-40 18-78 7-27 23-35 34-35 1 0 11 0 18 5-11 3-14 13-14 19 0 7 4 12 13 12 7 0 19-7 19-21 0-19-22-25-35-25-18 0-32 11-39 25-5-14-22-25-40-25-40 0-62 42-62 53 0 4 4 3 6 4 5 0 5-1 7-5 8-27 30-42 47-42 11 0 21 7 21 22 0 7-4 25-8 37-4 15-7 32-11 47z"><text:p/></draw:path><draw:path draw:style-name="gr1359" draw:text-style-name="P134" svg:width="0.0496in" svg:height="0.2307in" svg:x="2.0126in" svg:y="0.0587in" svg:viewBox="0 0 127 587" svg:d="M127 583c0-2 0-3-1-5-22-23-56-64-77-142-11-45-15-96-15-142 0-129 30-220 89-283 4-5 4-5 4-7 0-4-2-4-5-4-7 0-34 29-41 36-49 59-81 149-81 258 0 70 11 167 76 251 5 5 37 42 46 42 3 0 5 0 5-4z"><text:p/></draw:path><draw:path draw:style-name="gr1360" draw:text-style-name="P134" svg:width="0.0496in" svg:height="0.2307in" svg:x="2.1016in" svg:y="0.0587in" svg:viewBox="0 0 127 587" svg:d="M127 583c0-2 0-3-1-5-22-23-56-64-77-142-11-45-15-96-15-142 0-129 30-220 89-283 4-5 4-5 4-7 0-4-2-4-5-4-7 0-34 29-41 36-49 59-81 149-81 258 0 70 13 167 77 251 4 5 36 42 45 42 3 0 5 0 5-4z"><text:p/></draw:path><draw:path draw:style-name="gr1361" draw:text-style-name="P134" svg:width="0.0961in" svg:height="0.176in" svg:x="2.1709in" svg:y="0.0866in" svg:viewBox="0 0 245 448" svg:d="M154 151c14 0 29 0 43 0 10 0 14 0 14-11 0-4-4-4-12-4-14 0-28 0-42 0 4-18 7-38 11-56 1-11 8-46 11-52 4-10 13-17 24-17 1 0 14 0 24 9-21 2-27 19-27 26 0 13 9 18 18 18 13 0 27-11 27-29 0-22-22-35-42-35-17 0-48 10-63 59-3 10-4 14-15 77-12 0-24 0-35 0-9 0-14 0-14 8 0 7 4 7 14 7 11 0 21 0 32 0-13 65-25 129-38 194-8 47-17 92-42 92-3 0-14 0-24-8 23-2 27-20 27-27 0-11-9-17-18-17-13 0-27 10-27 30 0 21 21 33 42 33 27 0 46-29 56-47 15-31 27-91 27-94 9-52 19-104 29-156z"><text:p/></draw:path><draw:path draw:style-name="gr1362" draw:text-style-name="P134" svg:width="0.0661in" svg:height="0.0276in" svg:x="2.2949in" svg:y="0.1563in" svg:viewBox="0 0 169 71" svg:d="M130 43c-3 3-14 14-14 20 0 4 4 8 9 8 2 0 5-2 7-5 9-10 19-17 29-21 4-3 8-4 8-10 0-4-4-6-7-8-11-7-14-16-15-20-1-1-3-7-10-7-1 0-8 1-8 8 0 6 5 14 8 19-40 0-82 0-123 0-6 0-14 0-14 8s8 8 14 8c39 0 77 0 116 0z"><text:p/></draw:path><draw:path draw:style-name="gr1363" draw:text-style-name="P134" svg:width="0.1055in" svg:height="0.0949in" svg:x="2.2661in" svg:y="0.1949in" svg:viewBox="0 0 269 242" svg:d="M218 41c13-19 24-27 44-28 4 0 7-2 7-9-2-1 0-4-4-4-9 0-20 1-28 1-12 0-26-1-35-1-5 0-7 1-7 7s4 6 5 6c11 0 14 4 14 9s-3 9-5 14c-38 56-76 111-114 167-10-59-21-118-31-176-1-3-1-5-1-6 0-8 20-8 22-8 6 0 10 0 10-9-1-1 0-4-5-4-10 0-35 1-45 1-9 0-30-1-38-1-3 0-7 1-7 7s4 6 8 6c20 0 20 1 21 11 13 70 26 138 38 208 2 7 2 10 9 10s8-3 11-8c43-65 88-129 131-193z"><text:p/></draw:path><draw:path draw:style-name="gr1364" draw:text-style-name="P134" svg:width="0.0441in" svg:height="0.1925in" svg:x="2.4413in" svg:y="0.078in" svg:viewBox="0 0 113 490" svg:d="M113 485c0-2 0-3-8-12-62-60-77-152-77-228 0-85 20-171 80-232 5-6 5-7 5-9 0-3-1-4-4-4-5 0-49 34-78 95-25 55-31 109-31 150 0 39 6 98 32 154 30 60 72 91 77 91 3 0 4-1 4-5z"><text:p/></draw:path><draw:path draw:style-name="gr1365" draw:text-style-name="P134" svg:width="0.0961in" svg:height="0.0874in" svg:x="2.5031in" svg:y="0.1374in" svg:viewBox="0 0 245 223" svg:d="M150 69c3-13 14-59 49-59 3 0 14 0 24 7-13 3-23 15-23 26 0 9 4 17 18 17 12 0 27-8 27-28 0-25-29-32-46-32-28 0-45 25-52 36-11-32-38-36-53-36-51 0-79 63-79 76 0 4 5 4 6 4 4 0 6 0 7-6 17-52 49-64 66-64 8 0 26 5 26 33 0 16-8 48-26 118-9 29-25 50-48 50-3 0-14 0-24-5 13-3 23-14 23-27 0-14-10-18-18-18-14 0-27 13-27 29 0 23 24 33 46 33 32 0 51-35 52-38 6 18 24 38 53 38 51 0 79-63 79-76 0-6-5-6-6-6-4 0-6 3-7 6-15 53-49 64-64 64-20 0-28-15-28-32 0-11 2-22 8-43 6-23 11-45 17-67z"><text:p/></draw:path><draw:path draw:style-name="gr1366" draw:text-style-name="P134" svg:width="0.022in" svg:height="0.0575in" svg:x="2.6252in" svg:y="0.202in" svg:viewBox="0 0 57 147" svg:d="M57 52c0-34-12-52-32-52-15 0-25 13-25 25 0 14 10 27 25 27 7 0 13-2 18-7 2 0 2-2 2-2 1 0 1 2 1 9 0 36-17 66-33 81-6 6-6 7-6 8 0 3 3 6 6 6 5 0 44-38 44-95z"><text:p/></draw:path><draw:path draw:style-name="gr1367" draw:text-style-name="P134" svg:width="0.089in" svg:height="0.1248in" svg:x="2.7646in" svg:y="0.1374in" svg:viewBox="0 0 227 318" svg:d="M225 29c2-7 2-7 2-11 0-8-7-12-14-12-6 0-13 2-17 9-1 3-6 19-7 27-4 13-7 27-10 39-7 30-15 59-22 88-3 9-24 42-56 42-25 0-31-21-31-39 0-24 8-53 25-96 9-21 10-26 10-35 0-23-15-41-41-41-46 0-64 71-64 76 0 4 4 2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1368" draw:text-style-name="P134" svg:width="0.022in" svg:height="0.0575in" svg:x="2.8776in" svg:y="0.202in" svg:viewBox="0 0 57 147" svg:d="M57 52c0-34-12-52-30-52-17 0-27 13-27 25 0 14 10 27 27 27 5 0 11-2 16-7 2 0 2-2 3-2 0 3 0 2 0 9 0 36-17 66-32 81-6 6-6 7-6 8 0 3 2 6 5 6 5 0 44-38 44-95z"><text:p/></draw:path><draw:path draw:style-name="gr1369" draw:text-style-name="P134" svg:width="0.0819in" svg:height="0.0874in" svg:x="3.0197in" svg:y="0.1374in" svg:viewBox="0 0 209 223" svg:d="M45 176c26-29 40-40 59-56 0-1 30-26 47-44 48-45 58-69 58-72 0-4-5-4-6-4-3 0-4 0-7 6-14 22-25 30-36 30-13 0-19-7-26-15-9-11-18-21-33-21-38 0-60 45-60 56 0 3 1 6 5 6s6-3 7-6c10-22 38-24 42-24 10 0 20 4 31 9 20 7 25 7 38 7-18 21-59 56-69 64-15 14-29 27-45 41-32 33-50 61-50 64 0 6 4 3 6 6 4 0 5-2 8-7 11-17 27-31 42-31 11 0 17 5 28 19 8 10 18 19 32 19 49 0 77-63 77-76 0-3-1-6-5-6-5 0-6 3-7 7-12 33-44 41-59 41-10 0-20-3-30-6-16-7-23-8-35-8-4 0-8 0-12 1z"><text:p/></draw:path><draw:path draw:style-name="gr1370" draw:text-style-name="P134" svg:width="0.0449in" svg:height="0.1925in" svg:x="3.1213in" svg:y="0.078in" svg:viewBox="0 0 115 490" svg:d="M115 245c0-38-6-98-34-153-29-61-71-92-75-92-5 0-6 1-6 4 0 2 0 3 10 11 47 49 75 128 75 230 0 84-18 171-78 231-7 6-7 7-7 9s1 5 6 5c4 0 49-32 77-95 25-53 32-108 32-150z"><text:p/></draw:path><draw:path draw:style-name="gr1371" draw:text-style-name="P134" svg:width="0.0504in" svg:height="0.2307in" svg:x="3.1937in" svg:y="0.0587in" svg:viewBox="0 0 129 587" svg:d="M129 294c0-70-13-168-77-252-4-6-37-42-46-42-2 0-6 0-6 4 0 2 1 4 3 6 24 25 56 64 75 143 12 44 17 95 17 141 0 49-5 100-18 147-18 69-48 108-73 135-4 5-4 5-4 7 0 4 4 4 6 4 8 0 35-30 40-37 51-58 83-147 83-256z"><text:p/></draw:path><draw:path draw:style-name="gr1372" draw:text-style-name="P134" svg:width="0.0717in" svg:height="0.0606in" svg:x="3.2811in" svg:y="0.2398in" svg:viewBox="0 0 183 155" svg:d="M69 115c-3 12-16 31-33 31-1 0-11 0-18-5 14-5 14-18 14-19 0-7-5-13-12-13-10 0-20 9-20 21 0 17 18 25 35 25s31-9 39-25c9 18 27 25 41 25 40 0 61-43 61-53 0-4-4-3-5-4-6 0-6 1-7 6-7 23-28 42-48 42-14 0-21-10-21-23 0-8 9-40 18-78 7-27 23-35 34-35 1 0 11 0 18 4-10 4-14 13-14 20s4 12 13 12c7 0 19-7 19-21 0-19-22-25-35-25-18 0-32 11-39 24-5-14-22-24-40-24-40 0-62 42-62 53 0 4 4 3 6 4 5 0 5-1 7-5 8-28 30-42 47-42 11 0 21 5 21 22 0 7-4 24-8 37-4 15-7 30-11 46z"><text:p/></draw:path><draw:path draw:style-name="gr1373" draw:text-style-name="P134" svg:width="0.0504in" svg:height="0.2307in" svg:x="3.3803in" svg:y="0.0587in" svg:viewBox="0 0 129 587" svg:d="M129 294c0-70-13-168-77-252-4-6-37-42-46-42-2 0-6 0-6 4 0 2 1 4 3 6 24 25 56 64 75 143 12 44 17 95 17 141 0 49-5 100-18 147-18 69-48 108-73 135-4 5-4 5-4 7 0 4 4 4 6 4 8 0 35-30 40-37 51-58 83-147 83-256z"><text:p/></draw:path><draw:path draw:style-name="gr1374" draw:text-style-name="P134" svg:width="0.128in" svg:height="0.1287in" svg:x="3.5146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375" draw:text-style-name="P134" svg:width="0.1016in" svg:height="0.1425in" svg:x="3.7043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1376" draw:text-style-name="P134" svg:width="0.0697in" svg:height="0.0874in" svg:x="3.8055in" svg:y="0.1917in" svg:viewBox="0 0 178 223" svg:d="M176 22c2-4 2-5 2-7 0-7-6-11-11-11s-12 2-16 9c0 1-3 12-4 19-3 10-6 18-8 28-2 9-13 52-14 56-14 10-16 30-42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1377" draw:text-style-name="P134" svg:width="0.0728in" svg:height="0.3476in" svg:x="3.9598in" svg:y="0.0004in" svg:viewBox="0 0 186 884" svg:d="M164 878c1 0 5 6 7 6 3 0 7 0 10 0 1 0 5-2 5-6 0-1-1-3-1-4-18-18-45-45-76-98-53-95-73-217-73-333 0-219 63-346 149-433 1-3 1-3 1-4 0-6-3-6-8-6-7 0-9 0-13 4-46 41-99 109-133 213-21 65-32 144-32 226 0 114 21 246 98 361 13 18 21 27 31 39 5 6 12 14 17 17 5 6 12 13 18 18z"><text:p/></draw:path><draw:path draw:style-name="gr1378" draw:text-style-name="P134" svg:width="0.0496in" svg:height="0.2307in" svg:x="4.0701in" svg:y="0.0587in" svg:viewBox="0 0 127 587" svg:d="M127 583c0-2 0-3-1-5-22-23-56-64-77-142-11-45-15-96-15-142 0-129 30-220 89-283 4-5 4-5 4-7 0-4-2-4-5-4-7 0-34 29-41 36-49 59-81 149-81 258 0 70 11 167 77 251 4 5 36 42 45 42 3 0 5 0 5-4z"><text:p/></draw:path><draw:path draw:style-name="gr1379" draw:text-style-name="P134" svg:width="0.0961in" svg:height="0.176in" svg:x="4.1398in" svg:y="0.0866in" svg:viewBox="0 0 245 448" svg:d="M154 151c14 0 29 0 43 0 10 0 14 0 14-11 0-4-4-4-12-4-14 0-28 0-42 0 4-18 7-38 11-56 1-11 8-46 11-52 4-10 13-17 24-17 1 0 14 0 24 9-21 2-27 19-27 26 0 13 9 18 18 18 13 0 27-11 27-29 0-22-22-35-42-35-17 0-48 10-63 59-3 10-4 14-15 77-12 0-24 0-35 0-9 0-14 0-14 8 0 7 4 7 14 7 11 0 21 0 32 0-13 65-25 129-38 194-8 47-17 92-42 92-3 0-14 0-24-8 23-2 27-20 27-27 0-11-9-17-18-17-13 0-27 10-27 30 0 21 21 33 42 33 27 0 46-29 56-47 15-31 27-91 27-94 9-52 19-104 29-156z"><text:p/></draw:path><draw:path draw:style-name="gr1380" draw:text-style-name="P134" svg:width="0.0661in" svg:height="0.0276in" svg:x="4.2638in" svg:y="0.1563in" svg:viewBox="0 0 169 71" svg:d="M130 43c-3 3-14 14-14 20 0 4 4 8 9 8 2 0 5-2 7-5 9-10 19-17 29-21 4-3 8-4 8-10 0-4-4-6-7-8-11-7-14-16-16-20 0-1-3-7-9-7-1 0-8 1-8 8 0 6 5 14 8 19-40 0-82 0-123 0-6 0-14 0-14 8s8 8 14 8c39 0 77 0 116 0z"><text:p/></draw:path><draw:path draw:style-name="gr1381" draw:text-style-name="P134" svg:width="0.1055in" svg:height="0.0949in" svg:x="4.235in" svg:y="0.1949in" svg:viewBox="0 0 269 242" svg:d="M218 41c13-19 24-27 44-28 3 0 7-2 7-9-2-1 0-4-4-4-9 0-20 1-28 1-12 0-26-1-37-1-3 0-5 1-5 7s4 6 5 6c11 0 14 4 14 9s-3 9-5 14c-38 56-76 111-114 167-10-59-21-118-31-176-1-3-1-5-1-6 0-8 20-8 22-8 6 0 10 0 10-9-1-1 0-4-5-4-10 0-35 1-45 1-9 0-30-1-38-1-3 0-7 1-7 7s4 6 8 6c20 0 20 1 21 11 13 70 26 138 38 208 2 7 2 10 9 10s8-3 11-8c43-65 88-129 131-193z"><text:p/></draw:path><draw:path draw:style-name="gr1382" draw:text-style-name="P134" svg:width="0.0441in" svg:height="0.1925in" svg:x="4.4102in" svg:y="0.078in" svg:viewBox="0 0 113 490" svg:d="M113 485c0-2 0-3-8-12-62-60-77-152-77-228 0-85 20-171 80-232 5-6 5-7 5-9 0-3-1-4-4-4-5 0-49 34-78 95-25 55-31 109-31 150 0 39 6 98 32 154 30 60 72 91 77 91 3 0 4-1 4-5z"><text:p/></draw:path><draw:path draw:style-name="gr1383" draw:text-style-name="P134" svg:width="0.0961in" svg:height="0.0874in" svg:x="4.472in" svg:y="0.1374in" svg:viewBox="0 0 245 223" svg:d="M150 69c3-13 14-59 49-59 3 0 14 0 24 7-13 3-23 15-23 26 0 9 4 17 18 17 12 0 27-8 27-28 0-25-29-32-46-32-28 0-45 25-52 36-11-32-38-36-53-36-51 0-79 63-79 76 0 4 5 4 6 4 4 0 6 0 7-6 15-52 49-64 66-64 8 0 26 5 26 33 0 16-8 48-26 118-9 29-25 50-48 50-3 0-14 0-24-5 12-3 23-14 23-27 0-14-11-18-18-18-14 0-27 13-27 29 0 23 24 33 46 33 32 0 51-35 52-38 6 18 24 38 53 38 51 0 79-63 79-76 0-6-5-6-6-6-4 0-6 3-7 6-15 53-49 64-66 64-18 0-26-15-26-32 0-11 2-22 8-43 6-23 11-45 17-67z"><text:p/></draw:path><draw:path draw:style-name="gr1384" draw:text-style-name="P134" svg:width="0.022in" svg:height="0.0575in" svg:x="4.5941in" svg:y="0.202in" svg:viewBox="0 0 57 147" svg:d="M57 52c0-34-12-52-32-52-15 0-25 13-25 25 0 14 10 27 25 27 7 0 13-2 18-7 2 0 2-2 2-2 1 0 1 2 1 9 0 36-17 66-33 81-6 6-6 7-6 8 0 3 3 6 6 6 5 0 44-38 44-95z"><text:p/></draw:path><draw:path draw:style-name="gr1385" draw:text-style-name="P134" svg:width="0.089in" svg:height="0.1248in" svg:x="4.7335in" svg:y="0.1374in" svg:viewBox="0 0 227 318" svg:d="M225 29c2-7 2-7 2-11 0-8-7-12-14-12-6 0-13 2-17 9-1 3-6 19-7 27-4 13-7 27-10 39-7 30-15 59-22 88-3 9-24 42-56 42-25 0-31-21-31-39 0-24 8-53 25-96 9-21 10-26 10-35 0-23-15-41-41-41-46 0-64 71-64 76 0 4 4 2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1386" draw:text-style-name="P134" svg:width="0.022in" svg:height="0.0575in" svg:x="4.8465in" svg:y="0.202in" svg:viewBox="0 0 57 147" svg:d="M57 52c0-34-12-52-30-52-17 0-27 13-27 25 0 14 10 27 27 27 5 0 11-2 16-7 2 0 2-2 3-2 0 3 0 2 0 9 0 36-17 66-33 81-5 6-5 7-5 8 0 3 2 6 5 6 5 0 44-38 44-95z"><text:p/></draw:path><draw:path draw:style-name="gr1387" draw:text-style-name="P134" svg:width="0.0819in" svg:height="0.0874in" svg:x="4.9886in" svg:y="0.1374in" svg:viewBox="0 0 209 223" svg:d="M45 176c26-29 40-40 59-56 0-1 29-26 47-44 46-45 58-69 58-72 0-4-5-4-6-4-3 0-4 0-7 6-14 22-25 30-36 30-13 0-19-7-26-15-9-11-18-21-33-21-38 0-60 45-60 56 0 3 1 6 5 6s6-3 7-6c9-22 38-24 42-24 10 0 20 4 31 9 20 7 25 7 38 7-18 21-59 56-69 64-15 14-29 27-45 41-32 33-50 61-50 64 0 6 4 3 6 6 4 0 5-2 8-7 11-17 27-31 42-31 11 0 17 5 28 19 8 10 18 19 32 19 49 0 77-63 77-76 0-3-1-6-5-6-5 0-6 3-7 7-12 33-44 41-59 41-10 0-20-3-30-6-16-7-23-8-35-8-4 0-8 0-12 1z"><text:p/></draw:path><draw:path draw:style-name="gr1388" draw:text-style-name="P134" svg:width="0.0449in" svg:height="0.1925in" svg:x="5.0902in" svg:y="0.078in" svg:viewBox="0 0 115 490" svg:d="M115 245c0-38-6-98-34-153-29-61-71-92-75-92-5 0-6 1-6 4 0 2 0 3 10 11 47 49 75 128 75 230 0 84-18 171-78 231-7 6-7 7-7 9s1 5 6 5c4 0 49-32 77-95 25-53 32-108 32-150z"><text:p/></draw:path><draw:path draw:style-name="gr1389" draw:text-style-name="P134" svg:width="0.0504in" svg:height="0.2307in" svg:x="5.1626in" svg:y="0.0587in" svg:viewBox="0 0 129 587" svg:d="M129 294c0-70-13-168-77-252-4-6-37-42-46-42-2 0-6 0-6 4 0 2 1 4 3 6 24 25 56 64 75 143 12 44 17 95 17 141 0 49-5 100-18 147-18 69-48 108-73 135-4 5-4 5-4 7 0 4 4 4 6 4 8 0 35-30 40-37 51-58 83-147 83-256z"><text:p/></draw:path><draw:path draw:style-name="gr1390" draw:text-style-name="P134" svg:width="0.0689in" svg:height="0.0874in" svg:x="5.2492in" svg:y="0.2398in" svg:viewBox="0 0 176 223" svg:d="M176 22c0-5 0-5 0-8 0-7-4-11-11-11-3 0-10 3-14 8 0 3-3 14-5 21-3 10-5 18-7 28-2 9-13 52-14 56-14 10-16 30-42 30-24 0-24-23-24-28 0-20 8-41 18-68 4-11 7-15 7-21 0-16-15-29-34-29-35 0-50 46-50 53 0 4 4 3 6 4 5 0 5-1 7-5 8-30 23-42 36-42 7 0 10 4 10 11 0 8-4 17-6 21-17 42-19 55-19 70 0 6 0 21 12 32 11 10 25 11 35 11 14 0 27-5 38-15-4 18-8 34-22 50-10 12-24 23-42 23-3 0-19 0-26-11 19-3 13-14 19-20 0-11-10-13-14-13-9 0-20 7-20 23 0 17 17 31 41 31 35 0 78-28 88-70 11-44 22-87 33-131z"><text:p/></draw:path><draw:path draw:style-name="gr1391" draw:text-style-name="P134" svg:width="0.0736in" svg:height="0.3476in" svg:x="5.3429in" svg:y="0.0004in" svg:viewBox="0 0 188 884" svg:d="M188 443c0-142-34-292-131-402-7-9-25-27-36-38-4-3-4-3-11-3-6 0-10 0-10 6 0 1 1 2 3 4 17 18 43 45 74 98 53 95 73 217 73 335 0 211-59 341-147 431-2 1-3 3-3 4 0 6 4 6 10 6 7 0 7 0 11-4 48-41 99-110 134-213 21-68 33-147 33-224z"><text:p/></draw:path><draw:path draw:style-name="gr1392" draw:text-style-name="P134" svg:width="0.1287in" svg:height="0.1287in" svg:x="5.5055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393" draw:text-style-name="P134" svg:width="0.1016in" svg:height="0.1425in" svg:x="5.6965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1394" draw:text-style-name="P134" svg:width="0.0618in" svg:height="0.0606in" svg:x="5.8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4 1-5 6-7 16-28 25-45 25-7 0-17-2-25-4-16-3-19-3-24-3-2 0-7 0-9 0z"><text:p/></draw:path><draw:path draw:style-name="gr1395" draw:text-style-name="P134" svg:width="0.0496in" svg:height="0.2307in" svg:x="5.9425in" svg:y="0.0587in" svg:viewBox="0 0 127 587" svg:d="M127 583c0-2 0-3-1-5-22-23-56-64-77-142-11-45-15-96-15-142 0-129 30-220 89-283 4-5 4-5 4-7 0-4-4-4-5-4-7 0-34 29-41 36-50 59-81 149-81 258 0 70 11 167 76 251 5 5 37 42 46 42 1 0 5 0 5-4z"><text:p/></draw:path><draw:path draw:style-name="gr1396" draw:text-style-name="P134" svg:width="0.0496in" svg:height="0.2307in" svg:x="6.0315in" svg:y="0.0587in" svg:viewBox="0 0 127 587" svg:d="M127 583c0-2 0-3-1-5-22-23-56-64-77-142-11-45-15-96-15-142 0-129 30-220 89-283 4-5 4-5 4-7 0-4-2-4-5-4-7 0-34 29-41 36-50 59-81 149-81 258 0 70 11 167 76 251 5 5 37 42 46 42 3 0 5 0 5-4z"><text:p/></draw:path><draw:path draw:style-name="gr1397" draw:text-style-name="P134" svg:width="0.0961in" svg:height="0.176in" svg:x="6.1008in" svg:y="0.0866in" svg:viewBox="0 0 245 448" svg:d="M154 151c14 0 28 0 42 0 10 0 15 0 15-11 0-4-5-4-12-4-14 0-28 0-42 0 4-18 7-38 11-56 1-11 8-46 11-52 4-10 13-17 24-17 1 0 14 0 24 9-23 2-27 19-27 26 0 13 9 18 18 18 13 0 27-11 27-29 0-22-22-35-42-35-17 0-48 10-63 59-3 10-4 14-17 77-11 0-22 0-33 0-9 0-14 0-14 8 0 7 4 7 14 7 11 0 21 0 32 0-13 65-25 129-38 194-8 47-17 92-42 92-3 0-14 0-24-8 23-2 27-20 27-27 0-11-9-17-18-17-13 0-27 10-27 30 0 21 21 33 42 33 27 0 46-29 55-47 16-31 28-91 28-94 9-52 19-104 29-156z"><text:p/></draw:path><draw:path draw:style-name="gr1398" draw:text-style-name="P134" svg:width="0.0661in" svg:height="0.0276in" svg:x="6.2248in" svg:y="0.1563in" svg:viewBox="0 0 169 71" svg:d="M130 43c-3 3-14 14-14 20 0 4 3 8 9 8 2 0 5-2 7-5 8-10 19-17 28-21 5-3 9-4 9-10 0-4-4-6-7-8-11-7-14-16-16-20 0-1-3-7-9-7-1 0-8 1-8 8 0 6 5 14 8 19-40 0-82 0-123 0-6 0-14 0-14 8s8 8 14 8c39 0 77 0 116 0z"><text:p/></draw:path><draw:path draw:style-name="gr1399" draw:text-style-name="P134" svg:width="0.1055in" svg:height="0.0949in" svg:x="6.1961in" svg:y="0.1949in" svg:viewBox="0 0 269 242" svg:d="M218 41c13-19 24-27 42-28 5 0 9-2 9-9-2-1 0-4-4-4-9 0-20 1-28 1-12 0-26-1-37-1-3 0-5 1-5 7s4 6 5 6c11 0 14 4 14 9s-3 9-5 14c-38 56-76 111-114 167-10-59-21-118-31-176-1-3-1-5-1-6 0-8 20-8 22-8 6 0 10 0 10-9-1-1 0-4-5-4-10 0-35 1-45 1-9 0-30-1-38-1-4 0-7 1-7 7s4 6 8 6c20 0 20 1 21 11 13 70 26 138 38 208 2 7 2 10 9 10s8-3 11-8c43-65 88-129 131-193z"><text:p/></draw:path><draw:path draw:style-name="gr1400" draw:text-style-name="P134" svg:width="0.0441in" svg:height="0.1925in" svg:x="6.3717in" svg:y="0.078in" svg:viewBox="0 0 113 490" svg:d="M113 485c0-2 0-3-8-12-62-60-77-152-77-228 0-85 18-171 80-232 5-6 5-7 5-9 0-3-1-4-4-4-5 0-49 34-78 95-25 55-31 109-31 150 0 39 6 98 32 154 30 60 72 91 77 91 3 0 4-1 4-5z"><text:p/></draw:path><draw:path draw:style-name="gr1401" draw:text-style-name="P134" svg:width="0.0961in" svg:height="0.0874in" svg:x="6.4331in" svg:y="0.1374in" svg:viewBox="0 0 245 223" svg:d="M150 69c3-13 14-59 49-59 3 0 14 0 24 7-13 3-24 15-24 26 0 9 5 17 19 17 12 0 27-8 27-28 0-25-29-32-46-32-28 0-46 25-52 36-13-32-39-36-53-36-51 0-79 63-79 76 0 4 5 4 6 4 4 0 6 0 6-6 16-52 50-64 67-64 8 0 26 5 26 33 0 16-8 48-26 118-9 29-25 50-48 50-3 0-14 0-24-5 12-3 23-14 23-27 0-14-11-18-18-18-14 0-27 13-27 29 0 23 24 33 46 33 32 0 51-35 52-38 6 18 24 38 53 38 51 0 79-63 79-76 0-6-5-6-6-6-4 0-6 3-7 6-15 53-49 64-66 64-18 0-26-15-26-32 0-11 2-22 8-43 6-23 11-45 17-67z"><text:p/></draw:path><draw:path draw:style-name="gr1402" draw:text-style-name="P134" svg:width="0.022in" svg:height="0.0575in" svg:x="6.5551in" svg:y="0.202in" svg:viewBox="0 0 57 147" svg:d="M57 52c0-34-12-52-32-52-15 0-25 13-25 25 0 14 10 27 25 27 7 0 13-2 18-7 2 0 2-2 2-2 1 0 1 2 1 9 0 36-17 66-33 81-6 6-6 7-6 8 0 3 3 6 6 6 5 0 44-38 44-95z"><text:p/></draw:path><draw:path draw:style-name="gr1403" draw:text-style-name="P134" svg:width="0.089in" svg:height="0.1248in" svg:x="6.6945in" svg:y="0.1374in" svg:viewBox="0 0 227 318" svg:d="M225 29c2-7 2-7 2-11 0-8-7-12-14-12-6 0-13 2-17 9-1 3-6 19-7 27-4 13-7 27-10 39-7 30-15 59-22 88-3 9-24 42-56 42-25 0-31-21-31-39 0-24 8-53 25-96 9-21 10-26 10-35 0-23-15-41-41-41-46 0-64 71-64 76 0 4 4 4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1404" draw:text-style-name="P134" svg:width="0.022in" svg:height="0.0575in" svg:x="6.8075in" svg:y="0.202in" svg:viewBox="0 0 57 147" svg:d="M57 52c0-34-12-52-30-52-17 0-27 13-27 25 0 14 10 27 27 27 5 0 11-2 16-7 2 0 2-2 3-2 0 3 0 2 0 9 0 36-17 66-33 81-5 6-5 7-5 8 0 3 2 6 5 6 5 0 44-38 44-95z"><text:p/></draw:path><draw:path draw:style-name="gr1405" draw:text-style-name="P134" svg:width="0.0819in" svg:height="0.0874in" svg:x="6.9496in" svg:y="0.1374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9 0 77-63 77-76 0-3-3-6-5-6-5 0-6 3-7 7-12 33-44 41-59 41-10 0-20-3-30-6-16-7-23-8-35-8-4 0-8 0-12 1z"><text:p/></draw:path><draw:path draw:style-name="gr1406" draw:text-style-name="P134" svg:width="0.0441in" svg:height="0.1925in" svg:x="7.0512in" svg:y="0.078in" svg:viewBox="0 0 113 490" svg:d="M113 245c0-38-4-98-32-153-29-61-71-92-77-92-3 0-4 1-4 4 0 2 0 3 10 11 47 49 75 128 75 230 0 84-18 171-78 231-7 6-7 7-7 9s1 5 4 5c6 0 51-32 79-95 25-53 30-108 30-150z"><text:p/></draw:path><draw:path draw:style-name="gr1407" draw:text-style-name="P134" svg:width="0.0504in" svg:height="0.2307in" svg:x="7.124in" svg:y="0.0587in" svg:viewBox="0 0 129 587" svg:d="M129 294c0-70-13-168-77-252-6-6-37-42-46-42-2 0-6 0-6 4 0 2 1 4 3 6 24 25 56 64 75 143 12 44 17 95 17 141 0 49-5 100-18 147-18 69-48 108-73 135-4 5-4 5-4 7 0 4 4 4 6 4 8 0 35-30 40-37 51-58 83-147 83-256z"><text:p/></draw:path><draw:path draw:style-name="gr1408" draw:text-style-name="P134" svg:width="0.0618in" svg:height="0.0606in" svg:x="7.2126in" svg:y="0.2398in" svg:viewBox="0 0 158 155" svg:d="M36 122c9-10 16-16 45-39 7-6 32-27 42-37 21-21 35-38 35-42s-4-4-5-4c-5 0-5 0-7 3-10 17-17 21-26 21-4 0-9 0-19-10-13-11-20-14-28-14-27 0-46 29-46 41 0 2 4 4 7 4 2 0 4-2 5-6 6-11 24-12 30-12 8 0 16 2 22 2 18 5 21 5 29 5-8 9-15 15-47 42-27 21-37 29-42 36-21 21-31 36-31 39 0 4 4 4 6 4s4-1 5-4c10-12 20-21 32-21 5 0 9 2 19 10 11 10 16 15 28 15 37 0 60-42 60-53 0-4-4-4-6-4-4 0-4 1-5 4-7 18-28 27-45 27-7 0-16-3-25-4-16-3-19-3-24-3-2 0-7 0-9 0z"><text:p/></draw:path><draw:path draw:style-name="gr1409" draw:text-style-name="P134" svg:width="0.0504in" svg:height="0.2307in" svg:x="7.302in" svg:y="0.0587in" svg:viewBox="0 0 129 587" svg:d="M129 294c0-70-13-168-77-252-6-6-37-42-46-42-2 0-6 0-6 4 0 2 1 4 3 6 24 25 56 64 75 143 12 44 17 95 17 141 0 49-5 100-18 147-18 69-48 108-73 135-4 5-4 5-4 7 0 4 4 4 6 4 8 0 35-30 40-37 51-58 83-147 83-256z"><text:p/></draw:path></draw:g></draw:g></text:p>
      <text:p text:style-name="Text_20_body"/>
      <text:p text:style-name="P83">ou plus simplement</text:p>
      <text:p text:style-name="P83"/>
      <text:p text:style-name="Text_20_body"><draw:g text:anchor-type="as-char" svg:y="-0.2799in" draw:z-index="95" draw:style-name="gr1"><svg:title>TexMaths</svg:title><svg:desc>14§display§\text{div}\left(\vec{V}\right)=\partial _x\left(\left(\vec{V}\right)_x\right)+\partial _y\left(\left(\vec{V}\right)_y\right)+\partial _z\left(\left(\vec{V}\right)_z\right)§svg§600§FALSE§</svg:desc><draw:g draw:style-name="gr2"><draw:path draw:style-name="gr1302" draw:text-style-name="P133" svg:width="4.2339in" svg:height="0.4433in" svg:x="0.0035in" svg:y="0.0098in" svg:viewBox="0 0 10755 1127" svg:d="M5378 1127c-1793 0-3585 0-5378 0 0-376 0-751 0-1127 3585 0 7170 0 10755 0 0 376 0 751 0 1127-1792 0-3585 0-5377 0z"><text:p/></draw:path><draw:path draw:style-name="gr1303" draw:text-style-name="P134" svg:width="0.0949in" svg:height="0.1354in" svg:x="0.0004in" svg:y="0.1469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1304" draw:text-style-name="P134" svg:width="0.0409in" svg:height="0.1283in" svg:x="0.107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1305" draw:text-style-name="P134" svg:width="0.0945in" svg:height="0.085in" svg:x="0.1591in" svg:y="0.1972in" svg:viewBox="0 0 241 217" svg:d="M195 49c4-13 12-34 46-34 0-5 0-9 0-15-13 1-27 1-38 1s-34-1-42-1c0 6 0 10 0 15 18 0 24 12 24 21 0 5-2 7-4 13-17 42-33 82-49 124-19-46-38-90-56-137-3-5-3-7-3-8 0-13 19-13 28-13 0-5 0-9 0-15-14 0-42 1-53 1-14 0-34 0-48-1 0 6 0 10 0 15 31 0 32 3 39 19 24 58 46 116 70 174 4 7 4 9 11 9 6 0 9-4 10-9 21-53 44-106 65-159z"><text:p/></draw:path><draw:path draw:style-name="gr1306" draw:text-style-name="P134" svg:width="0.0736in" svg:height="0.3465in" svg:x="0.3244in" svg:y="0.0587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1307" draw:text-style-name="P134" svg:width="0.085in" svg:height="0.0374in" svg:x="0.4555in" svg:y="0.0941in" svg:viewBox="0 0 217 96" svg:d="M174 59c-7 5-23 19-23 28 0 5 4 9 10 9 4 0 7-2 10-5 5-7 17-21 38-32 4-2 8-4 8-10s-3-8-7-10c-10-8-15-17-20-28-1-4-2-11-9-11s-10 7-10 10 4 18 11 29c-55 0-111 0-165 0-9 0-17 0-17 10s8 10 17 10c52 0 105 0 157 0z"><text:p/></draw:path><draw:path draw:style-name="gr1308" draw:text-style-name="P134" svg:width="0.1374in" svg:height="0.1354in" svg:x="0.4165in" svg:y="0.1484in" svg:viewBox="0 0 350 345" svg:d="M281 56c24-39 45-41 63-42 6 0 5-6 6-8 0-5-3-6-6-6-14 0-28 1-40 1-17 0-34-1-49-1-3 0-10 0-10 8 0 6 4 6 8 6 13 1 23 7 23 17 0 7-4 12-7 18-51 80-101 159-151 240-12-86-23-173-34-260 0-8 11-15 34-15 7 0 12 0 12-10 0-4-4-4-7-4-19 0-40 1-60 1-10 0-20-1-28-1-10 0-18 0-27 0-2 0-8 0-8 8 0 6 4 6 11 6 28 0 28 6 31 17 13 100 25 201 38 303 1 10 4 11 10 11 8 0 9-2 14-8 58-94 119-187 177-281z"><text:p/></draw:path><draw:path draw:style-name="gr1309" draw:text-style-name="P134" svg:width="0.0728in" svg:height="0.3465in" svg:x="0.5685in" svg:y="0.0587in" svg:viewBox="0 0 186 881" svg:d="M186 440c0-139-32-290-130-401-6-7-24-26-36-36-3-3-5-3-12-3-4 0-8 0-8 4 0 3 1 4 3 6 17 17 43 43 73 98 53 93 74 215 74 332 0 213-60 343-149 433-1 1-1 2-1 4 0 4 4 4 8 4 7 0 9 0 13-3 46-40 99-109 133-212 21-66 32-146 32-226z"><text:p/></draw:path><draw:path draw:style-name="gr1310" draw:text-style-name="P134" svg:width="0.1287in" svg:height="0.0449in" svg:x="0.7417in" svg:y="0.2102in" svg:viewBox="0 0 328 115" svg:d="M311 20c7 0 17 0 17-10s-10-10-17-10c-98 0-196 0-294 0-7 0-17 0-17 10s10 10 17 10c98 0 196 0 294 0zM311 115c7 0 17 0 17-10s-10-10-17-10c-98 0-196 0-294 0-7 0-17 0-17 10s10 10 17 10c98 0 196 0 294 0z"><text:p/></draw:path><draw:path draw:style-name="gr1311" draw:text-style-name="P134" svg:width="0.1016in" svg:height="0.1421in" svg:x="0.9425in" svg:y="0.1425in" svg:viewBox="0 0 259 362" svg:d="M209 185c-5-30-26-58-63-58-31 0-62 9-101 46-41 41-45 87-45 102 0 30 22 87 91 87 118 0 168-165 168-235 0-78-45-127-106-127-72 0-94 64-94 78 0 6 4 17 19 17 16 0 27-15 27-26 0-17-15-17-24-17 23-37 58-39 72-39 35 0 70 25 70 88 0 19-3 44-14 84zM92 348c-53 0-53-50-53-54 0-14 11-83 32-112 20-28 44-44 75-44 53 0 54 55 54 65 0 35-32 145-108 145z"><text:p/></draw:path><draw:path draw:style-name="gr1312" draw:text-style-name="P134" svg:width="0.0717in" svg:height="0.0606in" svg:x="1.0445in" svg:y="0.2496in" svg:viewBox="0 0 183 155" svg:d="M69 115c-3 11-14 30-33 30-1 0-11 0-18-5 14-4 16-17 16-18 0-9-7-13-14-13-10 0-20 8-20 21 0 17 20 25 36 25s30-11 38-25c9 18 28 25 41 25 40 0 61-43 61-53 0-4-4-4-5-4-6 0-6 1-7 5-7 24-28 42-48 42-12 0-21-9-21-22 0-10 9-40 18-78 7-27 23-35 34-35 1 0 11 0 20 4-12 3-16 13-16 20s6 12 14 12c7 0 18-7 18-21 0-19-21-25-35-25-16 0-30 11-39 24-5-14-21-24-40-24-40 0-62 42-62 52 0 5 6 5 7 5 4 0 4-1 6-7 8-26 30-40 47-40 11 0 21 5 21 22 0 7-4 24-7 35-4 16-8 32-12 48z"><text:p/></draw:path><draw:path draw:style-name="gr1313" draw:text-style-name="P134" svg:width="0.0728in" svg:height="0.3465in" svg:x="1.2028in" svg:y="0.0587in" svg:viewBox="0 0 186 881" svg:d="M164 877c1 0 5 4 7 4 3 0 7 0 10 0 1 0 5 0 5-4 0-2 0-3-1-4-18-19-45-45-76-100-53-93-73-214-73-331 0-218 63-347 149-434 1-1 1-2 1-4 0-4-3-4-8-4-7 0-9 0-13 3-46 40-99 109-133 212-21 65-32 144-32 225 0 118 21 248 98 361 13 20 31 39 31 41 5 5 12 12 17 17 5 7 12 12 18 18z"><text:p/></draw:path><draw:path draw:style-name="gr1314" draw:text-style-name="P134" svg:width="0.0728in" svg:height="0.3465in" svg:x="1.3185in" svg:y="0.0587in" svg:viewBox="0 0 186 881" svg:d="M164 877c1 0 5 4 7 4 3 0 7 0 10 0 1 0 5 0 5-4 0-2-1-3-1-4-18-19-45-45-76-100-53-93-73-214-73-331 0-218 63-347 149-434 1-1 1-2 1-4 0-4-3-4-10-4-5 0-7 0-11 3-46 40-99 109-133 212-21 65-32 144-32 225 0 118 21 248 98 361 13 20 31 39 31 41 5 5 12 12 17 17 5 7 12 12 18 18z"><text:p/></draw:path><draw:path draw:style-name="gr1315" draw:text-style-name="P134" svg:width="0.085in" svg:height="0.0374in" svg:x="1.4492in" svg:y="0.0941in" svg:viewBox="0 0 217 96" svg:d="M175 59c-7 5-24 19-24 28 0 5 6 9 10 9s7-2 10-5c5-7 17-21 39-32 3-2 7-4 7-10s-3-8-6-10c-11-8-16-17-21-28-1-4-2-11-9-11s-10 7-10 10 4 18 12 29c-56 0-110 0-166 0-9 0-17 0-17 10s8 10 17 10c53 0 105 0 158 0z"><text:p/></draw:path><draw:path draw:style-name="gr1316" draw:text-style-name="P134" svg:width="0.1374in" svg:height="0.1354in" svg:x="1.4102in" svg:y="0.1484in" svg:viewBox="0 0 350 345" svg:d="M281 56c24-39 45-41 63-42 6 0 5-6 6-8 0-5-1-6-6-6-12 0-26 1-40 1-17 0-34-1-49-1-3 0-9 0-9 8 0 6 5 6 7 6 14 1 23 7 23 17 0 7-4 12-7 18-51 80-101 159-151 240-12-86-23-173-34-260 0-8 11-15 35-15 6 0 11 0 11-10 0-4-3-4-7-4-19 0-40 1-60 1-8 0-18-1-27-1s-18 0-26 0c-4 0-10 0-10 8 0 6 4 6 13 6 26 0 28 6 29 17 13 100 27 201 39 303 2 10 3 11 10 11s10-2 13-8c58-94 119-187 177-281z"><text:p/></draw:path><draw:path draw:style-name="gr1317" draw:text-style-name="P134" svg:width="0.0728in" svg:height="0.3465in" svg:x="1.5622in" svg:y="0.0587in" svg:viewBox="0 0 186 881" svg:d="M186 440c0-139-32-290-129-401-7-7-25-26-37-36-3-3-5-3-10-3-6 0-10 0-10 4 0 3 1 4 3 6 17 17 43 43 74 98 53 93 73 215 73 332 0 213-59 343-149 433 0 1-1 2-1 4 0 4 4 4 10 4 5 0 7 0 11-3 46-40 99-109 133-212 22-66 32-146 32-226z"><text:p/></draw:path><draw:path draw:style-name="gr1318" draw:text-style-name="P134" svg:width="0.0724in" svg:height="0.0606in" svg:x="1.6772in" svg:y="0.3559in" svg:viewBox="0 0 185 155" svg:d="M69 115c-3 12-14 30-33 30-5-1-11 0-18-5 14-4 16-17 16-18 0-7-6-13-14-13-10 0-20 8-20 21 0 17 20 25 36 25s30-10 38-25c9 18 28 25 42 25 39 0 60-43 60-53 0-4-4-4-5-4-6 0-6 1-7 5-7 24-28 42-46 42-14 0-21-9-21-22 0-8 7-40 16-78 7-27 23-35 34-35 1 0 13 0 20 4-12 3-16 13-16 20s6 12 14 12c7 0 20-7 20-21 0-19-23-25-37-25-16 0-30 11-39 24-5-14-21-24-40-24-40 0-61 42-61 53 0 4 5 4 6 4 4 0 4-1 6-5 9-28 30-42 47-42 11 0 21 5 21 22 0 7-4 24-7 37-4 15-8 30-12 46z"><text:p/></draw:path><draw:path draw:style-name="gr1319" draw:text-style-name="P134" svg:width="0.0728in" svg:height="0.3465in" svg:x="1.7756in" svg:y="0.0587in" svg:viewBox="0 0 186 881" svg:d="M186 440c0-139-32-290-130-401-6-7-24-26-36-36-3-3-5-3-12-3-4 0-8 0-8 4 0 3 1 4 3 6 17 17 43 43 74 98 52 93 73 215 73 332 0 213-60 343-149 433-1 1-1 2-1 4 0 4 4 4 8 4 7 0 9 0 13-3 46-40 99-109 133-212 22-66 32-146 32-226z"><text:p/></draw:path><draw:path draw:style-name="gr1320" draw:text-style-name="P134" svg:width="0.128in" svg:height="0.1283in" svg:x="1.9382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1321" draw:text-style-name="P134" svg:width="0.1016in" svg:height="0.1421in" svg:x="2.1276in" svg:y="0.1425in" svg:viewBox="0 0 259 362" svg:d="M209 185c-5-30-26-58-63-58-31 0-63 9-101 46-41 41-45 87-45 102 0 30 22 87 91 87 118 0 168-165 168-235 0-78-45-127-106-127-72 0-94 64-94 78 0 6 4 17 19 17 16 0 27-15 27-26 0-17-15-17-24-17 23-37 56-39 72-39 35 0 70 25 70 88 0 19-3 44-14 84zM92 348c-53 0-53-50-53-54 0-14 11-83 32-112 20-28 44-44 75-44 53 0 54 55 54 65 0 35-32 145-108 145z"><text:p/></draw:path><draw:path draw:style-name="gr1322" draw:text-style-name="P134" svg:width="0.0689in" svg:height="0.0866in" svg:x="2.2295in" svg:y="0.2496in" svg:viewBox="0 0 176 221" svg:d="M175 21c1-4 1-4 1-7 0-7-5-11-11-11-4 0-11 1-14 8-1 3-4 13-5 20-3 10-6 19-9 29-1 9-12 52-12 55-2 0-17 30-44 30-22 0-22-22-22-29 0-18 7-39 18-66 4-11 6-15 6-21 0-16-14-29-34-29-34 0-49 46-49 52 0 5 4 5 6 5 4 0 4-2 5-5 9-30 24-42 38-42 6 0 8 3 8 11s-2 15-5 20c-16 42-20 55-20 69 0 7 0 23 14 34 10 8 25 11 34 11 14 0 26-5 38-15-5 18-9 32-23 50-10 10-24 21-42 21-1 0-18 0-25-11 18-1 13-13 18-18 0-11-10-14-12-14-10 0-21 7-21 24 0 16 16 29 42 29 33 0 77-27 86-70 12-43 23-87 34-130z"><text:p/></draw:path><draw:path draw:style-name="gr1323" draw:text-style-name="P134" svg:width="0.0945in" svg:height="0.463in" svg:x="2.389in" svg:y="0.0004in" svg:viewBox="0 0 241 1177" svg:d="M241 1172c0-2 0-3-2-4-18-19-51-51-84-104-79-127-114-287-114-474 0-133 16-303 98-449 39-70 79-110 100-131 3-3 2-3 2-4 0-6-3-6-10-6s-8 0-15 7c-166 151-216 375-216 582 0 191 43 386 168 532 10 13 29 33 49 51 6 5 7 5 14 5s10 0 10-5z"><text:p/></draw:path><draw:path draw:style-name="gr1324" draw:text-style-name="P134" svg:width="0.0736in" svg:height="0.3465in" svg:x="2.5256in" svg:y="0.0587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1325" draw:text-style-name="P134" svg:width="0.085in" svg:height="0.0374in" svg:x="2.6567in" svg:y="0.0941in" svg:viewBox="0 0 217 96" svg:d="M174 59c-7 5-23 19-23 28 0 5 4 9 10 9 4 0 7-2 10-5 5-7 17-21 38-32 4-2 8-4 8-10s-3-8-7-10c-10-8-15-17-20-28-1-4-2-11-9-11s-10 7-10 10 4 18 11 29c-55 0-111 0-165 0-9 0-17 0-17 10s8 10 17 10c52 0 105 0 157 0z"><text:p/></draw:path><draw:path draw:style-name="gr1326" draw:text-style-name="P134" svg:width="0.1374in" svg:height="0.1354in" svg:x="2.6177in" svg:y="0.1484in" svg:viewBox="0 0 350 345" svg:d="M281 56c24-39 45-41 63-42 6 0 5-6 6-8 0-5-3-6-6-6-14 0-28 1-40 1-17 0-34-1-49-1-3 0-10 0-10 8 0 6 6 6 8 6 13 1 23 7 23 17 0 7-4 12-7 18-51 80-101 159-151 240-12-86-23-173-34-260 0-8 11-15 34-15 7 0 12 0 12-10 0-4-4-4-7-4-19 0-40 1-60 1-10 0-20-1-28-1-10 0-18 0-27 0-2 0-8 0-8 8 0 6 4 6 11 6 28 0 28 6 31 17 13 100 25 201 38 303 1 10 4 11 10 11 8 0 9-2 14-8 58-94 119-187 177-281z"><text:p/></draw:path><draw:path draw:style-name="gr1327" draw:text-style-name="P134" svg:width="0.0728in" svg:height="0.3465in" svg:x="2.7697in" svg:y="0.0587in" svg:viewBox="0 0 186 881" svg:d="M186 440c0-139-32-290-130-401-6-7-24-26-36-36-3-3-5-3-12-3-4 0-8 0-8 4 0 3 1 4 3 6 17 17 43 43 74 98 52 93 73 215 73 332 0 213-60 343-149 433-1 1-1 2-1 4 0 4 4 4 8 4 7 0 9 0 13-3 46-40 99-109 133-212 21-66 32-146 32-226z"><text:p/></draw:path><draw:path draw:style-name="gr1328" draw:text-style-name="P134" svg:width="0.0697in" svg:height="0.0866in" svg:x="2.8843in" svg:y="0.3559in" svg:viewBox="0 0 178 221" svg:d="M176 22c2-5 2-5 2-8 0-7-6-11-11-11s-12 3-16 8c0 3-3 14-4 21-3 10-6 18-8 28-2 9-13 52-13 56-1 0-17 29-43 29-23 0-23-22-23-28 0-19 7-40 18-67 5-11 6-15 6-21 0-16-14-29-34-29-33 0-50 46-50 53 0 4 6 4 7 4 4 0 4-2 6-5 8-30 23-42 37-42 6 0 9 4 9 11 0 8-3 15-6 21-15 42-19 54-19 70 0 5 0 21 14 32 9 10 25 11 33 11 14 0 27-5 38-15-4 18-8 33-22 50-10 10-24 23-42 23-2 0-19 0-26-13 19-1 13-13 19-18 0-11-10-13-13-13-10 0-21 7-21 23s17 29 42 29c34 0 77-27 87-69 11-43 22-86 33-130z"><text:p/></draw:path><draw:path draw:style-name="gr1329" draw:text-style-name="P134" svg:width="0.0949in" svg:height="0.463in" svg:x="2.978in" svg:y="0.0004in" svg:viewBox="0 0 242 1177" svg:d="M242 590c0-193-45-387-169-534-10-13-28-32-49-50-6-6-7-6-14-6-6 0-10 0-10 6 0 1 1 2 3 4 18 18 50 50 84 103 78 128 115 287 115 476 0 131-19 302-100 447-39 70-80 111-99 132-2 1-3 2-3 4 0 5 4 5 10 5 7 0 8 0 15-7 165-151 217-374 217-580z"><text:p/></draw:path><draw:path draw:style-name="gr1330" draw:text-style-name="P134" svg:width="0.1287in" svg:height="0.1283in" svg:x="3.1677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331" draw:text-style-name="P134" svg:width="0.1016in" svg:height="0.1421in" svg:x="3.3583in" svg:y="0.1425in" svg:viewBox="0 0 259 362" svg:d="M209 185c-6-30-26-58-65-58-29 0-61 9-99 46-42 41-45 87-45 102 0 30 21 87 91 87 116 0 168-165 168-235 0-78-46-127-106-127-72 0-94 64-94 78 0 6 4 17 18 17 17 0 27-15 27-26 0-17-16-17-23-17 21-37 56-39 70-39 37 0 72 25 72 88 0 19-5 44-14 84zM92 348c-54 0-54-50-54-54 0-14 12-83 32-112 20-28 45-44 74-44 55 0 55 55 55 65 0 35-31 145-107 145z"><text:p/></draw:path><draw:path draw:style-name="gr1332" draw:text-style-name="P134" svg:width="0.0618in" svg:height="0.0606in" svg:x="3.4618in" svg:y="0.2496in" svg:viewBox="0 0 158 155" svg:d="M36 122c9-10 16-17 45-39 7-6 32-27 42-37 21-21 35-38 35-42s-4-3-5-4c-5 0-5 0-7 3-10 17-17 21-26 21-4 0-9 0-19-10-13-13-20-14-28-14-28 0-46 29-46 41 0 2 4 2 5 2 4 0 6 0 7-4 6-12 24-12 30-12 8 0 16 1 22 2 18 5 21 5 29 5-8 9-15 15-47 42-27 20-37 29-44 36-19 21-29 35-29 39s4 4 6 4 4-1 5-4c10-13 20-21 32-21 3 0 9 0 19 10 9 10 16 15 28 15 37 0 60-42 60-53 0-4-4-6-6-6-4 0-5 3-7 6-5 18-26 25-43 25-7 0-17-1-25-3-16-4-19-4-24-4-2 0-7 0-9 2z"><text:p/></draw:path><draw:path draw:style-name="gr1333" draw:text-style-name="P134" svg:width="0.0736in" svg:height="0.3465in" svg:x="3.6094in" svg:y="0.0587in" svg:viewBox="0 0 188 881" svg:d="M165 877c2 0 4 3 6 4 4 0 7 0 11 0 1 0 6 0 6-4 0-2-2-3-3-4-17-19-44-45-74-100-54-93-73-214-73-331 0-218 61-347 148-434 2-1 2-2 2-4 0-4-5-4-10-4-6 0-7 0-11 3-48 40-100 109-135 212-21 65-32 144-32 225 0 118 21 248 99 361 13 20 31 39 31 41 6 5 11 12 16 17 7 7 12 12 19 18z"><text:p/></draw:path><draw:path draw:style-name="gr1334" draw:text-style-name="P134" svg:width="0.0736in" svg:height="0.3465in" svg:x="3.7252in" svg:y="0.0587in" svg:viewBox="0 0 188 881" svg:d="M165 877c2 0 4 3 6 4 4 0 7 0 11 0 1 0 6 0 6-4 0-2-2-3-3-4-17-19-44-45-74-100-54-93-73-214-73-331 0-218 61-347 148-434 2-1 2-2 2-4 0-4-5-4-10-4-7 0-7 0-11 3-48 40-100 109-135 212-21 65-32 144-32 225 0 118 21 248 98 361 14 20 32 39 32 41 4 5 11 12 16 17 7 7 12 12 19 18z"><text:p/></draw:path><draw:path draw:style-name="gr1335" draw:text-style-name="P134" svg:width="0.0854in" svg:height="0.0374in" svg:x="3.8559in" svg:y="0.0941in" svg:viewBox="0 0 218 96" svg:d="M175 59c-7 5-22 19-22 28 0 5 4 9 9 9s7-2 9-5c7-7 18-21 39-32 4-2 8-4 8-10s-2-8-7-10c-11-8-15-17-19-28-2-4-3-11-10-11s-10 7-10 10 3 18 11 29c-54 0-110 0-165 0-8 0-18 0-18 10s10 10 18 10c52 0 105 0 157 0z"><text:p/></draw:path><draw:path draw:style-name="gr1336" draw:text-style-name="P134" svg:width="0.1378in" svg:height="0.1354in" svg:x="3.8169in" svg:y="0.1484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4 11 10 11 8 0 10-2 14-8 59-94 118-187 176-281z"><text:p/></draw:path><draw:path draw:style-name="gr1337" draw:text-style-name="P134" svg:width="0.0736in" svg:height="0.3465in" svg:x="3.9689in" svg:y="0.0587in" svg:viewBox="0 0 188 881" svg:d="M188 440c0-139-34-290-131-401-7-7-25-26-36-36-4-3-4-3-11-3-4 0-10 0-10 4 0 3 3 4 4 6 17 17 42 43 73 98 53 93 73 215 73 332 0 213-59 343-147 433-2 1-3 2-3 4 0 4 6 4 10 4 7 0 7 0 12-3 47-40 100-109 133-212 21-66 33-146 33-226z"><text:p/></draw:path><draw:path draw:style-name="gr1338" draw:text-style-name="P134" svg:width="0.0618in" svg:height="0.0606in" svg:x="4.0862in" svg:y="0.3559in" svg:viewBox="0 0 158 155" svg:d="M36 122c9-10 16-16 45-39 7-6 32-27 42-37 21-21 35-38 35-42s-4-4-5-4c-5 0-5 0-7 3-10 17-17 21-26 21-4 0-9 0-19-10-13-11-20-14-28-14-27 0-46 29-46 41 0 2 4 4 7 4 2 0 4-2 5-6 6-11 24-12 30-12 8 0 16 2 22 2 18 5 21 5 29 5-8 9-15 15-47 42-27 20-37 29-42 36-21 21-31 36-31 39 0 4 4 4 6 4s4-1 5-4c10-13 20-21 32-21 5 0 9 1 19 10 11 10 18 15 28 15 37 0 60-42 60-53 0-4-4-6-6-6-4 0-4 3-5 6-7 18-28 27-45 27-7 0-16-3-25-5-16-4-19-4-24-4-2 0-7 0-9 2z"><text:p/></draw:path><draw:path draw:style-name="gr1339" draw:text-style-name="P134" svg:width="0.0736in" svg:height="0.3465in" svg:x="4.174in" svg:y="0.0587in" svg:viewBox="0 0 188 881" svg:d="M188 440c0-139-34-290-131-401-7-7-25-26-36-36-4-3-6-3-11-3-6 0-10 0-10 4 0 3 3 4 3 6 17 17 43 43 74 98 53 93 73 215 73 332 0 213-59 343-147 433-2 1-3 2-3 4 0 4 4 4 10 4 5 0 7 0 11-3 48-40 99-109 134-212 21-66 33-146 33-226z"><text:p/></draw:path></draw:g></draw:g></text:p>
      <text:p text:style-name="Text_20_body"><draw:g text:anchor-type="as-char" svg:y="-0.2217in" draw:z-index="96" draw:style-name="gr1"><svg:title>TexMaths</svg:title><svg:desc>14§display§\text{div}\left(\vec{V}\right)=\partial _x\left(V_x\right)+\partial _y\left(V_y\right)+\partial _z\left(V_x\right)§svg§600§FALSE§</svg:desc><draw:g draw:style-name="gr2"><draw:path draw:style-name="gr1273" draw:text-style-name="P133" svg:width="3.1394in" svg:height="0.3276in" svg:x="0.0035in" svg:y="0.0098in" svg:viewBox="0 0 7975 833" svg:d="M3989 833c-1330 0-2659 0-3989 0 0-277 0-556 0-833 2659 0 5316 0 7975 0 0 277 0 556 0 833-1329 0-2658 0-3986 0z"><text:p/></draw:path><draw:path draw:style-name="gr1274" draw:text-style-name="P134"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1275" draw:text-style-name="P134"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1276" draw:text-style-name="P134"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1277" draw:text-style-name="P134" svg:width="0.0736in" svg:height="0.3476in" svg:x="0.3244in" svg:y="0.0004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1278" draw:text-style-name="P134"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1279" draw:text-style-name="P134"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1280" draw:text-style-name="P134"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1281" draw:text-style-name="P134"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1282" draw:text-style-name="P134" svg:width="0.1016in" svg:height="0.1425in" svg:x="0.9429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1283" draw:text-style-name="P134" svg:width="0.0717in" svg:height="0.0606in" svg:x="1.0449in" svg:y="0.1917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1284" draw:text-style-name="P134" svg:width="0.0449in" svg:height="0.1925in" svg:x="1.187in" svg:y="0.078in" svg:viewBox="0 0 115 490" svg:d="M115 485c0-2 0-3-9-12-61-60-77-152-77-228 0-85 19-171 79-232 7-6 7-7 7-9 0-3-3-4-6-4-4 0-49 34-78 95-25 55-31 109-31 150 0 39 6 98 32 154 30 60 73 91 77 91 3 0 6-1 6-5z"><text:p/></draw:path><draw:path draw:style-name="gr1285" draw:text-style-name="P134" svg:width="0.1374in" svg:height="0.1362in" svg:x="1.2543in" svg:y="0.0909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1286" draw:text-style-name="P134" svg:width="0.0717in" svg:height="0.0606in" svg:x="1.363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1287" draw:text-style-name="P134" svg:width="0.0441in" svg:height="0.1925in" svg:x="1.465in" svg:y="0.078in" svg:viewBox="0 0 113 490" svg:d="M113 245c0-38-4-98-32-153-29-61-71-92-77-92-3 0-4 1-4 4 0 2 0 3 10 11 47 49 75 128 75 230 0 84-18 171-79 231-6 6-6 7-6 9s1 5 4 5c6 0 51-32 79-95 25-53 30-108 30-150z"><text:p/></draw:path><draw:path draw:style-name="gr1288" draw:text-style-name="P134" svg:width="0.1287in" svg:height="0.1287in" svg:x="1.582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89" draw:text-style-name="P134" svg:width="0.1016in" svg:height="0.1425in" svg:x="1.7728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1290" draw:text-style-name="P134" svg:width="0.0689in" svg:height="0.0874in" svg:x="1.8744in" svg:y="0.1917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1291" draw:text-style-name="P134" svg:width="0.0441in" svg:height="0.1925in" svg:x="2.0126in" svg:y="0.078in" svg:viewBox="0 0 113 490" svg:d="M113 485c0-2 0-3-8-12-62-60-77-152-77-228 0-85 20-171 80-232 5-6 5-7 5-9 0-3-1-4-4-4-5 0-49 34-78 95-25 55-31 109-31 150 0 39 6 98 32 154 30 60 72 91 77 91 3 0 4-1 4-5z"><text:p/></draw:path><draw:path draw:style-name="gr1292" draw:text-style-name="P134" svg:width="0.1378in" svg:height="0.1362in" svg:x="2.0795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1293" draw:text-style-name="P134" svg:width="0.0689in" svg:height="0.0874in" svg:x="2.1882in" svg:y="0.1917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1294" draw:text-style-name="P134" svg:width="0.0441in" svg:height="0.1925in" svg:x="2.2862in" svg:y="0.078in" svg:viewBox="0 0 113 490" svg:d="M113 245c0-38-5-98-32-153-29-61-71-92-77-92-3 0-4 1-4 4 0 2 0 3 8 11 49 49 77 128 77 230 0 84-18 171-79 231-6 6-6 7-6 9s1 5 4 5c6 0 49-32 79-95 25-53 30-108 30-150z"><text:p/></draw:path><draw:path draw:style-name="gr1295" draw:text-style-name="P134" svg:width="0.1287in" svg:height="0.1287in" svg:x="2.40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96" draw:text-style-name="P134" svg:width="0.1016in" svg:height="0.1425in" svg:x="2.5949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1297" draw:text-style-name="P134" svg:width="0.0618in" svg:height="0.0606in" svg:x="2.698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1298" draw:text-style-name="P134" svg:width="0.0449in" svg:height="0.1925in" svg:x="2.8303in" svg:y="0.078in" svg:viewBox="0 0 115 490" svg:d="M115 485c0-2 0-3-9-12-61-60-77-152-77-228 0-85 19-171 79-232 7-6 7-7 7-9 0-3-2-4-6-4s-49 34-77 95c-25 55-32 109-32 150 0 39 6 98 34 154 29 60 71 91 75 91s6-1 6-5z"><text:p/></draw:path><draw:path draw:style-name="gr1299" draw:text-style-name="P134" svg:width="0.1378in" svg:height="0.1362in" svg:x="2.8972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1300" draw:text-style-name="P134" svg:width="0.0724in" svg:height="0.0606in" svg:x="3.0059in" svg:y="0.1917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1301" draw:text-style-name="P134" svg:width="0.0449in" svg:height="0.1925in" svg:x="3.1079in" svg:y="0.078in" svg:viewBox="0 0 115 490" svg:d="M115 245c0-38-6-98-32-153-31-61-73-92-77-92-3 0-6 1-6 4 0 2 0 3 10 11 47 49 75 128 75 230 0 84-18 171-78 231-7 6-7 7-7 9s3 5 6 5c4 0 49-32 78-95 25-53 31-108 31-150z"><text:p/></draw:path></draw:g></draw:g></text:p>
      <text:p text:style-name="Text_20_body"/>
      <text:p text:style-name="P74"/>
      <text:p text:style-name="P75">Remarque: quand on travaille dans un repère cartésien, <text:span text:style-name="T77">la divergence c’est un peu comme si on faisait un produit scalaire entre </text:span><text:span text:style-name="T78">l’opérateur gradient (ce qui n’a pas trop de sens vu que ça serait un vecteur dont les composantes ne sont pas des scalaires mais des opérateurs de dérivation wtf)</text:span><text:span text:style-name="T77"> et </text:span><text:span text:style-name="T78">l’expression du champ vectoriel, du coup certains (certainement pas moi) le notent comme ça:</text:span></text:p>
      <text:p text:style-name="Text_20_body"><draw:g text:anchor-type="as-char" svg:y="-0.2217in" draw:z-index="93" draw:style-name="gr1"><svg:title>TexMaths</svg:title><svg:desc>14§display§\text{div}\left(\vec{V}\right)=\vec{\nabla }\cdot \vec{V}=\vec{\nabla }\cdot \left(\vec{V}\right)§svg§600§FALSE§</svg:desc><draw:g draw:style-name="gr2"><draw:path draw:style-name="gr1410" draw:text-style-name="P133" svg:width="2.2902in" svg:height="0.3272in" svg:x="0.0035in" svg:y="0.0102in" svg:viewBox="0 0 5818 832" svg:d="M0 0c1939 0 3878 0 5818 0 0 277 0 555 0 832-1940 0-3879 0-5818 0 0-277 0-555 0-832z"><text:p/></draw:path><draw:path draw:style-name="gr1411" draw:text-style-name="P134" svg:width="0.0949in" svg:height="0.1358in" svg:x="0.0004in" svg:y="0.0882in" svg:viewBox="0 0 242 346" svg:d="M171 314c0 10 0 21 0 32 24-3 47-4 71-6 0-5 0-11 0-15-33 0-38-3-38-27 0-99 0-199 0-298-23 1-47 4-71 6 0 5 0 9 0 15 35 0 39 3 39 27 0 35 0 71 0 106-15-18-36-31-63-31-57 0-109 49-109 112s48 111 104 111c32 0 54-17 67-32zM171 182c0 34 0 67 0 101 0 8 0 10-6 18-15 24-38 35-59 35-22 0-39-14-51-32-13-20-14-48-14-69 0-18 1-47 15-70 10-14 29-31 56-31 17 0 38 7 53 30 6 8 6 10 6 18z"><text:p/></draw:path><draw:path draw:style-name="gr1412" draw:text-style-name="P134" svg:width="0.0409in" svg:height="0.1287in" svg:x="0.1079in" svg:y="0.0929in" svg:viewBox="0 0 105 328" svg:d="M70 111c-22 1-46 4-69 5 0 6 0 10 0 16 33 0 37 2 37 26 0 44 0 88 0 133 0 21-6 21-38 21 0 5 0 10 0 16 15 0 42-2 53-2 18 0 35 2 52 2 0-6 0-11 0-16-32 0-35-1-35-21 0-60 0-120 0-180zM73 25c0-15-13-25-27-25-15 0-25 13-25 25 0 14 10 27 25 27 14 0 27-10 27-27z"><text:p/></draw:path><draw:path draw:style-name="gr1413" draw:text-style-name="P134" svg:width="0.0945in" svg:height="0.085in" svg:x="0.1587in" svg:y="0.139in" svg:viewBox="0 0 241 217" svg:d="M196 49c4-13 13-34 45-34 0-5 0-9 0-15-11 1-25 1-37 1-11 0-35 0-43-1 0 6 0 10 0 15 18 0 24 12 24 21 0 5 0 7-3 13-17 42-34 83-50 125-19-47-37-91-55-138-3-5-3-7-3-8 0-13 20-13 28-13 0-5 0-9 0-15-15 1-42 1-53 1-14 0-34 0-49-1 0 6 0 10 0 15 32 0 34 3 41 19 23 58 46 116 70 175 2 5 4 8 11 8 5 0 8-4 10-8 21-54 43-107 64-160z"><text:p/></draw:path><draw:path draw:style-name="gr1414" draw:text-style-name="P134" svg:width="0.0736in" svg:height="0.3469in" svg:x="0.3244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1415" draw:text-style-name="P134" svg:width="0.0854in" svg:height="0.0382in" svg:x="0.4551in" svg:y="0.0354in" svg:viewBox="0 0 218 98" svg:d="M175 59c-7 7-22 19-22 29 0 4 4 10 9 10s6-4 9-7c5-7 18-21 39-32 3-2 8-4 8-10s-2-7-7-10c-11-7-16-17-19-28-2-4-3-11-10-11s-10 7-10 11c0 2 3 18 11 28-54 0-110 0-165 0-8 0-18 0-18 10s10 10 18 10c52 0 105 0 157 0z"><text:p/></draw:path><draw:path draw:style-name="gr1416" draw:text-style-name="P134" svg:width="0.1378in" svg:height="0.1358in" svg:x="0.4157in" svg:y="0.0902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1417" draw:text-style-name="P134" svg:width="0.0736in" svg:height="0.3469in" svg:x="0.5681in" svg:y="0in" svg:viewBox="0 0 188 882" svg:d="M188 441c0-140-34-290-131-400-7-9-25-28-36-38-4-3-4-3-11-3-4 0-10 0-10 6 0 1 3 2 4 4 16 17 42 45 73 98 53 95 73 216 73 333 0 213-59 342-147 433-2 0-3 1-3 3 0 5 6 5 10 5 7 0 7 0 12-4 47-40 100-108 133-211 21-68 33-147 33-226z"><text:p/></draw:path><draw:path draw:style-name="gr1418" draw:text-style-name="P134" svg:width="0.1287in" svg:height="0.0449in" svg:x="0.7417in" svg:y="0.1516in" svg:viewBox="0 0 328 115" svg:d="M311 20c7 0 17 0 17-10s-10-10-17-10c-98 0-198 0-296 0-5 0-15 0-15 10s10 10 17 10c98 0 196 0 294 0zM311 115c7 0 17 0 17-10s-10-10-17-10c-98 0-196 0-294 0-7 0-17 0-17 10s10 10 15 10c98 0 198 0 296 0z"><text:p/></draw:path><draw:path draw:style-name="gr1419" draw:text-style-name="P134" svg:width="0.085in" svg:height="0.0382in" svg:x="0.9882in" svg:y="0.0354in" svg:viewBox="0 0 217 98" svg:d="M174 59c-7 7-23 19-23 29 0 4 4 10 10 10 4 0 7-4 10-7 5-7 17-21 38-32 4-2 8-4 8-10s-3-7-7-10c-10-7-15-17-20-28-1-4-2-11-9-11s-10 7-10 11c0 2 4 18 11 28-55 0-111 0-165 0-9 0-17 0-17 10s8 10 17 10c52 0 105 0 157 0z"><text:p/></draw:path><draw:path draw:style-name="gr1420" draw:text-style-name="P134" svg:width="0.1425in" svg:height="0.1382in" svg:x="0.9445in" svg:y="0.0902in" svg:viewBox="0 0 363 352" svg:d="M360 11c1-3 3-5 3-7 0-4 0-4-12-4-113 0-226 0-340 0-11 0-11 0-11 4 0 2 1 4 1 7 56 111 111 220 167 331 3 7 4 10 13 10 8 0 9-3 14-10 54-111 110-220 165-331zM60 35c90 0 181 0 270 0-44 90-89 179-134 270-45-91-91-180-136-270z"><text:p/></draw:path><draw:path draw:style-name="gr1421" draw:text-style-name="P134" svg:width="0.0205in" svg:height="0.0201in" svg:x="1.1555in" svg:y="0.1634in" svg:viewBox="0 0 53 52" svg:d="M53 27c0-14-12-27-26-27s-27 13-27 27 13 25 27 25 26-11 26-25z"><text:p/></draw:path><draw:path draw:style-name="gr1422" draw:text-style-name="P134" svg:width="0.0854in" svg:height="0.0382in" svg:x="1.2858in" svg:y="0.0354in" svg:viewBox="0 0 218 98" svg:d="M175 59c-7 7-22 19-22 29 0 4 4 10 9 10s7-4 9-7c5-7 18-21 39-32 3-2 8-4 8-10s-2-7-7-10c-11-7-16-17-19-28-2-4-3-11-10-11s-10 7-10 11c0 2 3 18 11 28-54 0-110 0-165 0-8 0-18 0-18 10s10 10 18 10c52 0 105 0 157 0z"><text:p/></draw:path><draw:path draw:style-name="gr1423" draw:text-style-name="P134" svg:width="0.1378in" svg:height="0.1358in" svg:x="1.2465in" svg:y="0.0902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1424" draw:text-style-name="P134" svg:width="0.1287in" svg:height="0.0449in" svg:x="1.4567in" svg:y="0.1516in" svg:viewBox="0 0 328 115" svg:d="M311 20c7 0 17 0 17-10s-10-10-17-10c-98 0-196 0-294 0-7 0-17 0-17 10s10 10 17 10c98 0 196 0 294 0zM311 115c7 0 17 0 17-10s-10-10-17-10c-98 0-196 0-294 0-7 0-17 0-17 10s10 10 17 10c98 0 196 0 294 0z"><text:p/></draw:path><draw:path draw:style-name="gr1425" draw:text-style-name="P134" svg:width="0.085in" svg:height="0.0382in" svg:x="1.7031in" svg:y="0.0354in" svg:viewBox="0 0 217 98" svg:d="M175 59c-7 7-24 19-24 29 0 4 6 10 10 10s7-4 10-7c5-7 17-21 38-32 4-2 8-4 8-10s-3-7-6-10c-11-7-16-17-21-28-1-4-2-11-9-11s-10 7-10 11c0 2 4 18 12 28-56 0-110 0-166 0-9 0-17 0-17 10s8 10 17 10c53 0 105 0 158 0z"><text:p/></draw:path><draw:path draw:style-name="gr1426" draw:text-style-name="P134" svg:width="0.1425in" svg:height="0.1382in" svg:x="1.6594in" svg:y="0.0902in" svg:viewBox="0 0 363 352" svg:d="M360 11c1-3 3-5 3-7 0-4 0-4-12-4-113 0-226 0-340 0-11 0-11 0-11 4 0 2 1 4 3 7 54 111 110 220 165 331 3 7 4 10 13 10 7 0 11-3 14-10 54-111 110-220 165-331zM60 35c90 0 181 0 270 0-44 90-89 179-134 270-45-91-91-180-136-270z"><text:p/></draw:path><draw:path draw:style-name="gr1427" draw:text-style-name="P134" svg:width="0.0205in" svg:height="0.0201in" svg:x="1.8713in" svg:y="0.1634in" svg:viewBox="0 0 53 52" svg:d="M53 27c0-14-12-27-26-27s-27 13-27 27 13 25 27 25 26-11 26-25z"><text:p/></draw:path><draw:path draw:style-name="gr1428" draw:text-style-name="P134" svg:width="0.0736in" svg:height="0.3469in" svg:x="1.9866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1429" draw:text-style-name="P134" svg:width="0.0854in" svg:height="0.0382in" svg:x="2.1169in" svg:y="0.0354in" svg:viewBox="0 0 218 98" svg:d="M175 59c-7 7-22 19-22 29 0 4 4 10 9 10s7-4 9-7c7-7 18-21 39-32 4-2 8-4 8-10s-2-7-7-10c-11-7-15-17-19-28-2-4-3-11-10-11s-10 7-10 11c0 2 3 18 11 28-54 0-110 0-165 0-8 0-18 0-18 10s10 10 18 10c52 0 105 0 157 0z"><text:p/></draw:path><draw:path draw:style-name="gr1430" draw:text-style-name="P134" svg:width="0.1378in" svg:height="0.1358in" svg:x="2.078in" svg:y="0.0902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4 11 10 11 8 0 10-3 14-8 59-94 118-188 176-282z"><text:p/></draw:path><draw:path draw:style-name="gr1431" draw:text-style-name="P134" svg:width="0.0736in" svg:height="0.3469in" svg:x="2.2299in" svg:y="0in" svg:viewBox="0 0 188 882" svg:d="M188 441c0-140-34-290-131-400-7-9-25-28-36-38-4-3-4-3-11-3-4 0-10 0-10 6 0 1 3 2 4 4 17 17 44 45 73 98 53 95 73 216 73 333 0 213-59 342-147 433-2 0-3 1-3 3 0 5 6 5 10 5 7 0 7 0 12-4 47-40 100-108 133-211 21-68 33-147 33-226z"><text:p/></draw:path></draw:g></draw:g></text:p>
      <text:p text:style-name="P108"><text:span text:style-name="T40">Ce qu’il faut comprendre comme le fait que l’opérateur div soit noté </text:span><text:span text:style-name="T40"><draw:g text:anchor-type="as-char" svg:y="-0.1925in" draw:z-index="92" draw:style-name="gr1"><svg:title>TexMaths</svg:title><svg:desc>14§display§\vec{\nabla }\cdot 
§svg§600§FALSE§</svg:desc><draw:g draw:style-name="gr2"><draw:path draw:style-name="gr1432" draw:text-style-name="P133" svg:width="0.1768in" svg:height="0.172in" svg:x="0.0012in" svg:y="0.0102in" svg:viewBox="0 0 450 438" svg:d="M0 0c150 0 301 0 450 0 0 145 0 292 0 438-149 0-300 0-450 0 0-146 0-293 0-438z"><text:p/></draw:path><draw:path draw:style-name="gr1433" draw:text-style-name="P134" svg:width="0.085in" svg:height="0.0378in" svg:x="0.0437in" svg:y="0in" svg:viewBox="0 0 217 97" svg:d="M173 59c-5 5-22 19-22 28 0 5 4 10 10 10 4 0 7-3 10-6 5-7 16-21 37-32 5-2 9-4 9-10s-3-8-7-10c-10-8-16-17-20-28-1-4-3-11-10-11s-9 7-9 10 4 18 11 29c-56 0-111 0-165 0-9 0-17 0-17 10s8 10 17 10c52 0 103 0 156 0z"><text:p/></draw:path><draw:path draw:style-name="gr1434" draw:text-style-name="P134"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1435" draw:text-style-name="P134" svg:width="0.0201in" svg:height="0.0201in" svg:x="0.1681in" svg:y="0.1276in" svg:viewBox="0 0 52 52" svg:d="M52 27c0-14-13-27-27-27-15 0-25 13-25 27s10 25 25 25c14 0 27-11 27-25z"><text:p/></draw:path></draw:g></draw:g></text:span><text:span text:style-name="T40">, </text:span><text:span text:style-name="T41">ultra pas ergonomique.</text:span></text:p>
      <text:p text:style-name="P107"/>
      <text:p text:style-name="P90"><text:span text:style-name="T36">De manière générale, l</text:span><text:span text:style-name="T40">a divergence</text:span><text:span text:style-name="T36"> prend une fonction </text:span><text:span text:style-name="T40">vectorielle </text:span><text:span text:style-name="T36">à «n» variables (ou son expression) et retourne une fonction </text:span><text:span text:style-name="T40">scalaire</text:span><text:span text:style-name="T36"> à «n» variables (ou son expression) </text:span><text:span text:style-name="T40">correspondant à la somme des dérivées de </text:span><text:span text:style-name="T42">chaque composante du vecteur, par rapport à leur variable respective en gros.</text:span></text:p>
      <text:p text:style-name="P109"><text:soft-page-break/><text:span text:style-name="T36">A</text:span><text:span text:style-name="T32">ttention par contre, on pourrait y voir une analogie avec l’opérateur de différentiation totale vu que</text:span></text:p>
      <text:p text:style-name="Text_20_body"><text:span text:style-name="T32"><draw:g text:anchor-type="as-char" svg:y="-0.2217in" draw:z-index="97" draw:style-name="gr1"><svg:title>TexMaths</svg:title><svg:desc>14§display§\text{div}\left(\vec{V}\right)=\partial _x\left(V_x\right)+\partial _y\left(V_y\right)+\partial _z\left(V_x\right)§svg§600§FALSE§</svg:desc><draw:g draw:style-name="gr2"><draw:path draw:style-name="gr1244" draw:text-style-name="P133" svg:width="3.1394in" svg:height="0.3276in" svg:x="0.0035in" svg:y="0.0098in" svg:viewBox="0 0 7975 833" svg:d="M3989 833c-1330 0-2659 0-3989 0 0-277 0-556 0-833 2659 0 5316 0 7975 0 0 277 0 556 0 833-1329 0-2658 0-3986 0z"><text:p/></draw:path><draw:path draw:style-name="gr1245" draw:text-style-name="P134"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1246" draw:text-style-name="P134"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1247" draw:text-style-name="P134"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1248" draw:text-style-name="P134" svg:width="0.0736in" svg:height="0.3476in" svg:x="0.3244in" svg:y="0.0004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1249" draw:text-style-name="P134"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1250" draw:text-style-name="P134"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1251" draw:text-style-name="P134"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1252" draw:text-style-name="P134"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1253" draw:text-style-name="P134" svg:width="0.1016in" svg:height="0.1425in" svg:x="0.9429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1254" draw:text-style-name="P134" svg:width="0.0717in" svg:height="0.0606in" svg:x="1.0449in" svg:y="0.1917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1255" draw:text-style-name="P134" svg:width="0.0449in" svg:height="0.1925in" svg:x="1.187in" svg:y="0.078in" svg:viewBox="0 0 115 490" svg:d="M115 485c0-2 0-3-9-12-61-60-77-152-77-228 0-85 19-171 79-232 7-6 7-7 7-9 0-3-3-4-6-4-4 0-49 34-78 95-25 55-31 109-31 150 0 39 6 98 32 154 30 60 73 91 77 91 3 0 6-1 6-5z"><text:p/></draw:path><draw:path draw:style-name="gr1256" draw:text-style-name="P134" svg:width="0.1374in" svg:height="0.1362in" svg:x="1.2543in" svg:y="0.0909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1257" draw:text-style-name="P134" svg:width="0.0717in" svg:height="0.0606in" svg:x="1.363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1258" draw:text-style-name="P134" svg:width="0.0441in" svg:height="0.1925in" svg:x="1.465in" svg:y="0.078in" svg:viewBox="0 0 113 490" svg:d="M113 245c0-38-4-98-32-153-29-61-71-92-77-92-3 0-4 1-4 4 0 2 0 3 10 11 47 49 75 128 75 230 0 84-18 171-79 231-6 6-6 7-6 9s1 5 4 5c6 0 51-32 79-95 25-53 30-108 30-150z"><text:p/></draw:path><draw:path draw:style-name="gr1259" draw:text-style-name="P134" svg:width="0.1287in" svg:height="0.1287in" svg:x="1.582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60" draw:text-style-name="P134" svg:width="0.1016in" svg:height="0.1425in" svg:x="1.7728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1261" draw:text-style-name="P134" svg:width="0.0689in" svg:height="0.0874in" svg:x="1.8744in" svg:y="0.1917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1262" draw:text-style-name="P134" svg:width="0.0441in" svg:height="0.1925in" svg:x="2.0126in" svg:y="0.078in" svg:viewBox="0 0 113 490" svg:d="M113 485c0-2 0-3-8-12-62-60-77-152-77-228 0-85 20-171 80-232 5-6 5-7 5-9 0-3-1-4-4-4-5 0-49 34-78 95-25 55-31 109-31 150 0 39 6 98 32 154 30 60 72 91 77 91 3 0 4-1 4-5z"><text:p/></draw:path><draw:path draw:style-name="gr1263" draw:text-style-name="P134" svg:width="0.1378in" svg:height="0.1362in" svg:x="2.0795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1264" draw:text-style-name="P134" svg:width="0.0689in" svg:height="0.0874in" svg:x="2.1882in" svg:y="0.1917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1265" draw:text-style-name="P134" svg:width="0.0441in" svg:height="0.1925in" svg:x="2.2862in" svg:y="0.078in" svg:viewBox="0 0 113 490" svg:d="M113 245c0-38-5-98-32-153-29-61-71-92-77-92-3 0-4 1-4 4 0 2 0 3 8 11 49 49 77 128 77 230 0 84-18 171-79 231-6 6-6 7-6 9s1 5 4 5c6 0 49-32 79-95 25-53 30-108 30-150z"><text:p/></draw:path><draw:path draw:style-name="gr1266" draw:text-style-name="P134" svg:width="0.1287in" svg:height="0.1287in" svg:x="2.40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67" draw:text-style-name="P134" svg:width="0.1016in" svg:height="0.1425in" svg:x="2.5949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1268" draw:text-style-name="P134" svg:width="0.0618in" svg:height="0.0606in" svg:x="2.698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1269" draw:text-style-name="P134" svg:width="0.0449in" svg:height="0.1925in" svg:x="2.8303in" svg:y="0.078in" svg:viewBox="0 0 115 490" svg:d="M115 485c0-2 0-3-9-12-61-60-77-152-77-228 0-85 19-171 79-232 7-6 7-7 7-9 0-3-2-4-6-4s-49 34-77 95c-25 55-32 109-32 150 0 39 6 98 34 154 29 60 71 91 75 91s6-1 6-5z"><text:p/></draw:path><draw:path draw:style-name="gr1270" draw:text-style-name="P134" svg:width="0.1378in" svg:height="0.1362in" svg:x="2.8972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1271" draw:text-style-name="P134" svg:width="0.0724in" svg:height="0.0606in" svg:x="3.0059in" svg:y="0.1917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1272" draw:text-style-name="P134" svg:width="0.0449in" svg:height="0.1925in" svg:x="3.1079in" svg:y="0.078in" svg:viewBox="0 0 115 490" svg:d="M115 245c0-38-6-98-32-153-31-61-73-92-77-92-3 0-6 1-6 4 0 2 0 3 10 11 47 49 75 128 75 230 0 84-18 171-78 231-7 6-7 7-7 9s3 5 6 5c4 0 49-32 78-95 25-53 31-108 31-150z"><text:p/></draw:path></draw:g></draw:g></text:span></text:p>
      <text:p text:style-name="P110"><text:span text:style-name="T32">et que </text:span></text:p>
      <text:p text:style-name="Text_20_body"><text:span text:style-name="T32"><draw:g text:anchor-type="as-char" svg:y="-0.1453in" draw:z-index="98" draw:style-name="gr1"><svg:title>TexMaths</svg:title><svg:desc>14§display§\text{d}\left(f\right)=\partial _x\left(f\right)\text{d}x+\partial _y\left(f\right)\text{d}y+\partial _z\left(f\right)\text{d}z§svg§600§FALSE§</svg:desc><draw:g draw:style-name="gr2"><draw:path draw:style-name="gr1215" draw:text-style-name="P133" svg:width="3.324in" svg:height="0.1807in" svg:x="0.0035in" svg:y="0.0098in" svg:viewBox="0 0 8444 460" svg:d="M4222 460c-1408 0-2815 0-4222 0 0-154 0-306 0-460 2815 0 5629 0 8444 0 0 154 0 306 0 460-1406 0-2815 0-4222 0z"><text:p/></draw:path><draw:path draw:style-name="gr1216" draw:text-style-name="P134" svg:width="0.0949in" svg:height="0.135in" svg:x="0.0004in" svg:y="0.011in" svg:viewBox="0 0 242 344" svg:d="M171 312c0 11 0 22 0 32 24-1 47-3 71-6 0-4 0-9 0-15-33 0-38-3-38-27 0-97 0-197 0-296-23 1-47 4-71 6 0 5 0 9 0 15 35 0 39 3 39 27 0 34 0 69 0 106-14-18-35-31-61-31-59 0-111 49-111 112 0 60 49 109 105 109 31 0 53-17 66-32zM171 182c0 33 0 67 0 99 0 8 0 10-6 18-15 24-36 34-59 34-21 0-39-13-50-31-14-21-15-48-15-67 0-18 1-48 15-70 11-15 29-31 56-31 17 0 38 7 53 30 6 8 6 9 6 18z"><text:p/></draw:path><draw:path draw:style-name="gr1217" draw:text-style-name="P134" svg:width="0.0441in" svg:height="0.1921in" svg:x="0.1528in" svg:y="0.0004in" svg:viewBox="0 0 113 489" svg:d="M113 484c0-2 0-2-8-10-62-63-77-155-77-229 0-86 20-171 80-231 5-7 5-7 5-8 0-5-1-6-4-6-5 0-49 34-78 96-25 54-31 108-31 149 0 37 6 96 32 152 30 60 72 92 77 92 3 0 4-1 4-5z"><text:p/></draw:path><draw:path draw:style-name="gr1218" draw:text-style-name="P134" svg:width="0.0965in" svg:height="0.1748in" svg:x="0.2189in" svg:y="0.0091in" svg:viewBox="0 0 246 445" svg:d="M155 150c14 0 28 0 42 0 10 0 14 0 14-10 0-6-4-6-12-6-14 0-27 0-41 0 3-19 7-38 10-56 3-9 8-44 13-50 4-10 12-17 22-17 1 0 15 0 24 9-21 1-27 19-27 26 0 11 10 17 18 17 13 0 28-11 28-29 0-23-22-34-43-34-17 0-48 8-63 57-3 10-4 16-15 77-12 0-23 0-34 0-10 0-15 0-15 10 0 6 4 6 14 6 11 0 21 0 32 0-13 64-24 127-37 191-9 48-18 92-43 92-1 0-14 0-24-8 23-1 28-20 28-27 0-11-10-16-18-16-13 0-28 11-28 29 0 22 22 34 42 34 28 0 48-30 56-48 15-31 27-89 28-94 10-50 20-102 29-153z"><text:p/></draw:path><draw:path draw:style-name="gr1219" draw:text-style-name="P134" svg:width="0.0441in" svg:height="0.1921in" svg:x="0.3358in" svg:y="0.0004in" svg:viewBox="0 0 113 489" svg:d="M113 245c0-38-5-97-32-153-29-60-71-92-77-92-3 0-4 3-4 6 0 1 0 1 8 11 49 47 77 126 77 228 0 82-18 169-79 230-6 7-6 7-6 9 0 3 1 5 4 5 6 0 49-33 79-96 25-53 30-108 30-148z"><text:p/></draw:path><draw:path draw:style-name="gr1220" draw:text-style-name="P134" svg:width="0.128in" svg:height="0.0453in" svg:x="0.465in" svg:y="0.074in" svg:viewBox="0 0 326 116" svg:d="M309 21c9 0 17-1 17-11s-8-10-15-10c-98 0-198 0-296 0-7 0-15 0-15 10s8 11 15 11c98 0 196 0 294 0zM311 116c7 0 15 0 15-10 0-11-8-11-17-11-98 0-196 0-294 0-7 0-15 0-15 11 0 10 8 10 15 10 98 0 198 0 296 0z"><text:p/></draw:path><draw:path draw:style-name="gr1221" draw:text-style-name="P134" svg:width="0.1016in" svg:height="0.1417in" svg:x="0.6661in" svg:y="0.0071in" svg:viewBox="0 0 259 361" svg:d="M207 185c-4-30-24-58-63-58-29 0-61 9-101 46-40 41-43 87-43 101 0 29 21 87 90 87 117 0 169-164 169-234 0-78-46-127-106-127-72 0-94 64-94 78 0 6 3 17 18 17 17 0 27-15 27-26 0-17-16-17-24-17 22-37 57-39 71-39 37 0 70 25 70 88 0 19-3 44-12 84zM92 347c-54 0-54-51-54-56 0-13 12-80 32-109 20-28 43-44 74-44 53 0 55 55 55 65 0 35-31 144-107 144z"><text:p/></draw:path><draw:path draw:style-name="gr1222" draw:text-style-name="P134" svg:width="0.0724in" svg:height="0.0602in" svg:x="0.7673in" svg:y="0.1138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1223" draw:text-style-name="P134" svg:width="0.0441in" svg:height="0.1921in" svg:x="0.9102in" svg:y="0.0004in" svg:viewBox="0 0 113 489" svg:d="M113 484c0-2 0-2-8-10-62-63-77-155-77-229 0-86 18-171 80-231 5-7 5-7 5-8 0-5-1-6-4-6-5 0-50 34-78 96-25 54-31 108-31 149 0 37 4 96 32 152 30 60 72 92 77 92 3 0 4-1 4-5z"><text:p/></draw:path><draw:path draw:style-name="gr1224" draw:text-style-name="P134" svg:width="0.0961in" svg:height="0.1748in" svg:x="0.9764in" svg:y="0.0091in" svg:viewBox="0 0 245 445" svg:d="M154 150c14 0 29 0 43 0 10 0 14 0 14-10 0-6-4-6-12-6-14 0-27 0-41 0 3-19 7-38 10-56 1-9 8-44 11-50 6-10 14-17 24-17 1 0 14 0 24 9-21 1-27 19-27 26 0 11 9 17 18 17 13 0 27-11 27-29 0-23-22-34-42-34-17 0-48 8-63 57-3 10-4 16-15 77-12 0-24 0-35 0-9 0-14 0-14 10 0 6 4 6 14 6 11 0 21 0 32 0-13 64-24 127-37 191-9 48-18 92-43 92-1 0-14 0-24-8 23-1 27-20 27-27 0-11-9-16-18-16-13 0-27 11-27 29 0 22 22 34 42 34 27 0 46-30 56-48 15-31 27-89 27-94 9-50 19-102 29-153z"><text:p/></draw:path><draw:path draw:style-name="gr1225" draw:text-style-name="P134" svg:width="0.0449in" svg:height="0.1921in" svg:x="1.0925in" svg:y="0.0004in" svg:viewBox="0 0 115 489" svg:d="M115 245c0-38-6-97-32-153-30-60-73-92-77-92-3 0-6 3-6 6 0 1 0 1 10 11 49 47 77 126 77 228 0 82-18 169-80 230-7 7-7 7-7 9 0 3 3 5 6 5 4 0 49-33 78-96 25-53 31-108 31-148z"><text:p/></draw:path><draw:path draw:style-name="gr1226" draw:text-style-name="P134" svg:width="0.0949in" svg:height="0.135in" svg:x="1.1965in" svg:y="0.011in" svg:viewBox="0 0 242 344" svg:d="M169 312c0 11 0 22 0 32 24-1 49-3 73-6 0-4 0-9 0-15-35 0-39-3-39-27 0-97 0-197 0-296-24 1-46 4-70 6 0 5 0 9 0 15 34 0 38 3 38 27 0 34 0 69 0 106-14-18-35-31-62-31-59 0-109 49-109 112 0 60 48 109 104 109 32 0 53-17 65-32zM169 182c0 33 0 67 0 99 0 8 0 10-5 18-14 24-37 34-58 34-22 0-40-13-51-31-13-21-14-48-14-67 0-18 0-48 15-70 10-15 28-31 55-31 18 0 37 7 53 30 5 8 5 9 5 18z"><text:p/></draw:path><draw:path draw:style-name="gr1227" draw:text-style-name="P134" svg:width="0.0961in" svg:height="0.087in" svg:x="1.3028in" svg:y="0.0598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1228" draw:text-style-name="P134" svg:width="0.1287in" svg:height="0.1272in" svg:x="1.4614in" svg:y="0.0331in" svg:viewBox="0 0 328 324" svg:d="M174 173c46 0 92 0 138 0 6 0 16-1 16-11 0-11-10-10-16-10-46 0-92 0-138 0 0-46 0-90 0-137 0-7 0-15-10-15s-10 8-10 15c0 47 0 91 0 137-46 0-91 0-137 0-7 0-17-1-17 10 0 10 10 11 17 11 46 0 91 0 137 0 0 45 0 91 0 136 0 7 0 15 10 15s10-8 10-15c0-45 0-91 0-136z"><text:p/></draw:path><draw:path draw:style-name="gr1229" draw:text-style-name="P134" svg:width="0.1016in" svg:height="0.1417in" svg:x="1.652in" svg:y="0.0071in" svg:viewBox="0 0 259 361" svg:d="M209 185c-6-30-26-58-63-58-31 0-63 9-101 46-41 41-45 87-45 101 0 29 22 87 91 87 118 0 168-164 168-234 0-78-46-127-106-127-72 0-94 64-94 78 0 6 4 17 18 17 17 0 27-15 27-26 0-17-16-17-23-17 21-37 56-39 70-39 37 0 72 25 72 88 0 19-3 44-14 84zM92 347c-54 0-54-51-54-56 0-13 12-80 32-109 21-28 45-44 76-44 53 0 54 55 54 65 0 35-32 144-108 144z"><text:p/></draw:path><draw:path draw:style-name="gr1230" draw:text-style-name="P134" svg:width="0.0689in" svg:height="0.0866in" svg:x="1.7531in" svg:y="0.1138in" svg:viewBox="0 0 176 221" svg:d="M176 21c0-4 0-6 0-7 0-7-4-11-11-11-3 0-10 1-14 8 0 2-3 13-5 20-3 10-5 18-7 28-2 8-13 51-14 56-14 9-16 29-42 29-24 0-24-22-24-28 0-18 8-41 18-67 4-11 7-14 7-21 0-15-15-28-34-28-35 0-50 46-50 52 0 4 4 3 6 4 5 0 5-1 7-6 8-28 23-42 36-42 7 0 10 5 10 13s-4 15-6 20c-17 41-19 54-19 69 0 6 0 23 14 34 9 8 23 10 33 10 14 0 27-4 38-16-4 20-8 34-22 51-10 11-24 22-42 22-3 0-19 0-26-11 19-3 19-18 19-20 0-11-10-12-14-12-9 0-20 7-20 22 0 18 17 31 41 31 35 0 78-27 88-70 11-43 22-87 33-130z"><text:p/></draw:path><draw:path draw:style-name="gr1231" draw:text-style-name="P134" svg:width="0.0449in" svg:height="0.1921in" svg:x="1.8913in" svg:y="0.0004in" svg:viewBox="0 0 115 489" svg:d="M115 484c0-2 0-2-9-10-61-63-78-155-78-229 0-86 20-171 80-231 7-7 7-7 7-8 0-5-3-6-6-6-4 0-49 34-78 96-25 54-31 108-31 149 0 37 6 96 32 152 30 60 73 92 77 92 3 0 6-1 6-5z"><text:p/></draw:path><draw:path draw:style-name="gr1232" draw:text-style-name="P134" svg:width="0.0961in" svg:height="0.1748in" svg:x="1.9579in" svg:y="0.0091in" svg:viewBox="0 0 245 445" svg:d="M154 150c14 0 28 0 42 0 10 0 15 0 15-10 0-6-5-6-14-6-14 0-26 0-40 0 3-19 7-38 10-56 2-9 9-44 12-50 4-10 13-17 23-17 2 0 15 0 25 9-23 1-27 19-27 26 0 11 9 17 18 17 13 0 27-11 27-29 0-23-22-34-43-34-17 0-48 8-62 57-3 10-6 16-17 77-11 0-22 0-33 0-10 0-16 0-16 10 0 6 4 6 14 6 11 0 21 0 32 0-12 64-23 127-36 191-8 48-17 92-43 92-2 0-14 0-23-8 23-1 27-20 27-27 0-11-9-16-18-16-13 0-27 11-27 29 0 22 21 34 41 34 28 0 47-30 56-48 15-31 26-89 28-94 9-50 19-102 29-153z"><text:p/></draw:path><draw:path draw:style-name="gr1233" draw:text-style-name="P134" svg:width="0.0441in" svg:height="0.1921in" svg:x="2.0744in" svg:y="0.0004in" svg:viewBox="0 0 113 489" svg:d="M113 245c0-38-5-97-32-153-29-60-71-92-77-92-3 0-4 3-4 6 0 1 0 1 8 11 49 47 77 126 77 228 0 82-18 169-79 230-6 7-6 7-6 9 0 3 1 5 4 5 6 0 49-33 79-96 25-53 30-108 30-148z"><text:p/></draw:path><draw:path draw:style-name="gr1234" draw:text-style-name="P134" svg:width="0.0949in" svg:height="0.135in" svg:x="2.1772in" svg:y="0.011in" svg:viewBox="0 0 242 344" svg:d="M171 312c0 11 0 22 0 32 24-1 47-3 71-6 0-4 0-9 0-15-33 0-38-3-38-27 0-97 0-197 0-296-23 1-47 4-71 6 0 5 0 9 0 15 35 0 39 3 39 27 0 34 0 69 0 106-15-18-36-31-63-31-57 0-109 49-109 112 0 60 48 109 104 109 32 0 54-17 67-32zM171 182c0 33 0 67 0 99 0 8 0 10-6 18-15 24-38 34-59 34-22 0-39-13-51-31-13-21-14-48-14-67 0-18 1-48 15-70 10-15 29-31 56-31 17 0 38 7 53 30 6 8 6 9 6 18z"><text:p/></draw:path><draw:path draw:style-name="gr1235" draw:text-style-name="P134" svg:width="0.089in" svg:height="0.124in" svg:x="2.2839in" svg:y="0.0598in" svg:viewBox="0 0 227 316" svg:d="M225 31c2-7 2-9 2-11 0-10-7-14-14-14-4 0-13 2-17 9-1 3-6 19-7 27-3 13-7 27-10 39-7 29-15 59-22 88-2 9-23 42-56 42-24 0-30-21-30-39 0-22 9-53 26-97 7-19 9-25 9-34 0-23-16-41-40-41-48 0-66 71-66 75 0 6 6 6 7 6 4 0 4-1 7-10 14-46 34-60 50-60 5 0 13 0 13 16 0 12-6 25-8 35-21 51-30 79-30 102 0 43 31 58 60 58 20 0 37-8 51-22-7 25-13 50-32 74-13 17-33 31-55 31-7 0-29-2-38-20 9 0 16 0 21-7 6-4 10-8 10-18 0-15-13-17-18-17-11 0-27 7-27 31s21 42 52 42c50 0 101-43 115-99 15-63 32-125 47-186z"><text:p/></draw:path><draw:path draw:style-name="gr1236" draw:text-style-name="P134" svg:width="0.1287in" svg:height="0.1272in" svg:x="2.4343in" svg:y="0.0331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1237" draw:text-style-name="P134" svg:width="0.1016in" svg:height="0.1417in" svg:x="2.6248in" svg:y="0.0071in" svg:viewBox="0 0 259 361" svg:d="M207 185c-4-30-25-58-63-58-29 0-61 9-101 46-40 41-43 87-43 101 0 29 21 87 90 87 117 0 169-164 169-234 0-78-46-127-106-127-72 0-96 64-96 78 0 6 5 17 20 17s27-15 27-26c0-17-16-17-24-17 22-37 57-39 71-39 37 0 70 25 70 88 0 19-3 44-12 84zM91 347c-53 0-53-51-53-56 0-13 12-80 32-109 20-28 43-44 74-44 53 0 55 55 55 65 0 35-31 144-108 144z"><text:p/></draw:path><draw:path draw:style-name="gr1238" draw:text-style-name="P134" svg:width="0.0618in" svg:height="0.0602in" svg:x="2.728in" svg:y="0.1138in" svg:viewBox="0 0 158 154" svg:d="M38 120c8-8 14-15 43-39 7-6 34-25 44-35 21-21 33-39 33-43 0-3-4-3-5-3-3 0-5 0-6 3-11 15-18 21-27 21-4 0-8 0-19-10-11-13-20-14-27-14-28 0-46 29-46 39 0 3 3 4 6 4 4 0 4-1 5-4 6-12 25-12 31-12 8 0 17 1 21 2 20 5 22 5 31 5-10 8-16 15-48 40-28 22-36 31-43 38-21 19-31 35-31 38 0 4 4 4 6 4 4 0 4 0 7-3 8-14 19-21 30-21 5 0 10 0 19 8 11 12 18 16 29 16 36 0 60-42 60-53 0-5-4-5-5-5-5 0-6 2-7 6-7 17-27 25-44 25-8 0-17-1-25-4-15-3-18-3-25-3-3 0-6 0-7 0z"><text:p/></draw:path><draw:path draw:style-name="gr1239" draw:text-style-name="P134" svg:width="0.0449in" svg:height="0.1921in" svg:x="2.8602in" svg:y="0.0004in" svg:viewBox="0 0 115 489" svg:d="M115 484c0-2 0-2-9-10-61-63-77-155-77-229 0-86 19-171 79-231 7-7 7-7 7-8 0-5-2-6-6-6s-49 34-77 96c-25 54-32 108-32 149 0 37 6 96 34 152 29 60 71 92 75 92s6-1 6-5z"><text:p/></draw:path><draw:path draw:style-name="gr1240" draw:text-style-name="P134" svg:width="0.0961in" svg:height="0.1748in" svg:x="2.9268in" svg:y="0.0091in" svg:viewBox="0 0 245 445" svg:d="M154 150c14 0 29 0 43 0 10 0 14 0 14-10 0-6-4-6-12-6-14 0-28 0-42 0 4-19 7-38 11-56 1-9 8-44 11-50 4-10 13-17 24-17 1 0 14 0 24 9-23 1-27 19-27 26 0 11 9 17 18 17 13 0 27-11 27-29 0-23-22-34-42-34-17 0-48 8-63 57-3 10-4 16-15 77-12 0-24 0-35 0-9 0-14 0-14 10 0 6 4 6 14 6 11 0 21 0 32 0-13 64-25 127-38 191-8 48-17 92-42 92-3 0-14 0-24-8 23-1 27-20 27-27 0-11-9-16-18-16-13 0-27 11-27 29 0 22 21 34 42 34 27 0 46-30 56-48 15-31 27-89 27-94 9-50 19-102 29-153z"><text:p/></draw:path><draw:path draw:style-name="gr1241" draw:text-style-name="P134" svg:width="0.0449in" svg:height="0.1921in" svg:x="3.0433in" svg:y="0.0004in" svg:viewBox="0 0 115 489" svg:d="M115 245c0-38-6-97-32-153-31-60-73-92-77-92-3 0-6 3-6 6 0 1 0 1 10 11 47 47 75 126 75 228 0 82-18 169-78 230-7 7-7 7-7 9 0 3 3 5 6 5 4 0 49-33 78-96 25-53 31-108 31-148z"><text:p/></draw:path><draw:path draw:style-name="gr1242" draw:text-style-name="P134" svg:width="0.0957in" svg:height="0.135in" svg:x="3.1465in" svg:y="0.011in" svg:viewBox="0 0 244 344" svg:d="M171 312c0 11 0 22 0 32 24-1 49-3 73-6 0-4 0-9 0-15-35 0-40-3-40-27 0-97 0-197 0-296-23 1-46 4-70 6 0 5 0 9 0 15 34 0 38 3 38 27 0 34 0 69 0 106-14-18-35-31-61-31-59 0-111 49-111 112 0 60 49 109 105 109 31 0 53-17 66-32zM171 182c0 33 0 67 0 99 0 8 0 10-6 18-14 24-36 34-57 34-23 0-41-13-52-31-13-21-14-48-14-67 0-18 0-48 14-70 11-15 29-31 56-31 17 0 38 7 53 30 6 8 6 9 6 18z"><text:p/></draw:path><draw:path draw:style-name="gr1243" draw:text-style-name="P134" svg:width="0.0819in" svg:height="0.087in" svg:x="3.2559in" svg:y="0.0598in" svg:viewBox="0 0 209 222" svg:d="M43 176c27-28 42-40 59-56 17-15 31-26 49-43 46-46 58-70 58-71 0-6-5-6-6-6-4 0-6 1-7 6-15 23-27 30-38 30-12 0-17-7-25-15-8-11-17-21-34-21-36 0-58 46-58 56 0 3 1 6 5 6s6-3 6-6c10-22 38-22 42-22 11 0 19 2 31 7 19 7 25 7 37 7-16 21-58 57-67 64-15 14-29 28-45 42-33 32-50 60-50 63 0 5 4 5 6 5 4 0 5-1 8-7 11-16 25-29 41-29 12 0 16 4 29 18 8 10 17 18 31 18 49 0 78-63 78-75 0-3-3-4-7-4s-5 2-7 5c-11 32-42 42-59 42-9 0-18-4-29-7-15-7-24-8-34-8-1 0-8 0-14 1z"><text:p/></draw:path></draw:g></draw:g></text:span></text:p>
      <text:p text:style-name="P111"><text:span text:style-name="T42">un peu comme si la divergence c’était un peu comme la différentiation totale mis à part qu’on divise chaque élément de la somme par la différentielle totale de la variable, sauf que non parce que</text:span></text:p>
      <text:p text:style-name="Text_20_body"><text:span text:style-name="T42"><draw:g text:anchor-type="as-char" svg:y="-0.2217in" draw:z-index="99" draw:style-name="gr1"><svg:title>TexMaths</svg:title><svg:desc>14§display§\text{div}\left(\vec{V}\right)\ne \partial _x\left(\vec{V}\right)+\partial _y\left(\vec{V}\right)+\partial _z\left(\vec{V}\right)§svg§600§FALSE§</svg:desc><draw:g draw:style-name="gr2"><draw:path draw:style-name="gr1185" draw:text-style-name="P133" svg:width="3.2067in" svg:height="0.3276in" svg:x="0.0035in" svg:y="0.0098in" svg:viewBox="0 0 8146 833" svg:d="M4073 833c-1358 0-2715 0-4073 0 0-277 0-556 0-833 2715 0 5431 0 8146 0 0 277 0 556 0 833-1359 0-2717 0-4073 0z"><text:p/></draw:path><draw:path draw:style-name="gr1186" draw:text-style-name="P134"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1187" draw:text-style-name="P134"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1188" draw:text-style-name="P134"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1189" draw:text-style-name="P134" svg:width="0.0736in" svg:height="0.3476in" svg:x="0.3244in" svg:y="0.0004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1190" draw:text-style-name="P134"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1191" draw:text-style-name="P134"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1192" draw:text-style-name="P134"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1193" draw:text-style-name="P134" svg:width="0.0965in" svg:height="0.1799in" svg:x="0.7575in" svg:y="0.0843in" svg:viewBox="0 0 246 458" svg:d="M242 18c4-7 4-7 4-8 0-4-4-10-9-10-7 0-9 3-12 10-74 143-147 286-221 428-4 7-4 9-4 10 0 4 4 10 10 10 5 0 8-3 11-10 74-144 147-287 221-430z"><text:p/></draw:path><draw:path draw:style-name="gr1194" draw:text-style-name="P134"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1195" draw:text-style-name="P134" svg:width="0.1016in" svg:height="0.1425in" svg:x="0.9429in" svg:y="0.0843in" svg:viewBox="0 0 259 363" svg:d="M209 185c-6-31-26-58-63-58-31 0-63 7-101 47-41 40-45 85-45 101 0 30 22 88 91 88 118 0 168-166 168-236 0-78-46-127-106-127-72 0-94 63-94 77 0 7 4 17 19 17 16 0 26-14 26-25 0-19-14-19-23-19 21-36 56-39 72-39 35 0 70 27 70 90 0 19-3 43-14 84zM92 349c-54 0-54-51-54-56 0-13 12-82 33-112 20-28 44-44 75-44 53 0 54 56 54 66 0 35-32 146-108 146z"><text:p/></draw:path><draw:path draw:style-name="gr1196" draw:text-style-name="P134" svg:width="0.0717in" svg:height="0.0606in" svg:x="1.0449in" svg:y="0.1917in" svg:viewBox="0 0 183 155" svg:d="M69 116c-3 11-16 30-33 30-1 0-11 0-18-5 14-4 14-16 14-19 0-7-5-13-12-13-10 0-20 9-20 21 0 17 18 25 35 25s31-9 39-23c9 18 27 23 41 23 40 0 61-43 61-53 0-4-4-3-5-4-6 0-6 1-7 6-7 23-28 42-48 42-14 0-21-9-21-23 0-8 9-40 18-78 7-27 23-35 34-35 1 0 11 0 18 5-10 3-14 13-14 19 0 7 4 12 13 12 7 0 19-7 19-21 0-19-22-25-35-25-18 0-30 11-39 25-5-14-22-25-40-25-40 0-62 42-62 53 0 4 4 3 6 4 5 0 5-1 7-5 8-27 30-42 47-42 11 0 21 7 21 22 0 7-4 25-8 37-4 15-7 32-11 47z"><text:p/></draw:path><draw:path draw:style-name="gr1197" draw:text-style-name="P134" svg:width="0.0728in" svg:height="0.3476in" svg:x="1.2031in" svg:y="0.0004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1198" draw:text-style-name="P134" svg:width="0.085in" svg:height="0.0378in" svg:x="1.3335in" svg:y="0.0362in" svg:viewBox="0 0 217 97" svg:d="M174 57c-6 7-23 21-23 30 0 5 4 10 10 10 4 0 7-3 10-7 5-7 17-21 38-31 4-3 8-4 8-11 0-5-3-7-7-10-10-7-15-16-20-28-1-4-2-10-9-10s-10 6-10 10c0 3 4 18 11 28-55 0-111 0-165 0-9 0-17 0-17 10 0 9 8 9 17 9 52 0 105 0 157 0z"><text:p/></draw:path><draw:path draw:style-name="gr1199" draw:text-style-name="P134" svg:width="0.1374in" svg:height="0.1362in" svg:x="1.2945in" svg:y="0.0909in" svg:viewBox="0 0 350 347" svg:d="M281 56c24-38 45-39 63-41 6 0 6-8 6-9 0-3-1-6-6-6-12 0-28 1-40 1-17 0-34-1-49-1-3 0-9 0-9 10 0 5 5 5 7 5 14 2 23 6 23 17 0 7-4 13-7 18-51 80-101 160-151 240-12-87-23-172-34-259 0-9 11-16 35-16 6 0 11 0 11-9 0-5-4-6-7-6-19 0-40 1-60 1-10 0-20 0-28 0-10 0-18-1-27-1-2 0-8 0-8 10 0 5 4 5 13 5 26 0 28 5 29 17 13 101 25 202 38 304 3 10 4 11 10 11 8 0 11-2 14-9 58-94 119-188 177-282z"><text:p/></draw:path><draw:path draw:style-name="gr1200" draw:text-style-name="P134" svg:width="0.0728in" svg:height="0.3476in" svg:x="1.4465in" svg:y="0.0004in" svg:viewBox="0 0 186 884" svg:d="M186 443c0-142-32-292-129-402-7-9-25-27-37-38-3-3-5-3-10-3-6 0-10 0-10 6 0 1 1 4 3 4 17 18 43 45 74 98 53 95 73 217 73 335 0 211-60 341-149 431 0 1-1 3-1 4 0 6 4 6 10 6 5 0 7 0 11-4 46-41 99-110 133-213 22-68 32-147 32-224z"><text:p/></draw:path><draw:path draw:style-name="gr1201" draw:text-style-name="P134" svg:width="0.128in" svg:height="0.1287in" svg:x="1.6087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202" draw:text-style-name="P134" svg:width="0.1012in" svg:height="0.1425in" svg:x="1.7992in" svg:y="0.0843in" svg:viewBox="0 0 258 363" svg:d="M207 185c-4-31-25-58-63-58-31 0-61 7-101 47s-43 85-43 101c0 30 21 88 90 88 117 0 168-166 168-236 0-78-45-127-107-127-70 0-94 63-94 77 0 7 5 17 20 17s27-14 27-25c0-19-16-19-24-19 22-36 57-39 71-39 35 0 70 27 70 90 0 19-3 43-12 84zM91 349c-53 0-53-51-53-56 0-13 11-82 32-112 20-28 43-44 74-44 53 0 55 56 55 66 0 35-32 146-108 146z"><text:p/></draw:path><draw:path draw:style-name="gr1203" draw:text-style-name="P134" svg:width="0.0689in" svg:height="0.0874in" svg:x="1.9008in" svg:y="0.1917in" svg:viewBox="0 0 176 223" svg:d="M175 22c1-4 1-5 1-7 0-7-5-11-11-11-4 0-11 2-14 9-1 1-4 12-5 19-3 10-6 18-9 28-1 9-12 52-12 56-2 0-16 30-44 30-22 0-22-23-22-28 0-19 7-41 18-68 4-11 6-15 6-21 0-16-14-29-33-29-35 0-50 48-50 53 0 4 4 4 6 4 4 0 4-1 5-5 9-28 24-42 38-42 6 0 8 4 8 12 0 7-2 16-5 20-16 42-20 55-20 70 0 6 0 22 14 32 10 10 25 11 34 11 14 0 26-5 38-15-5 20-9 34-23 50-10 12-24 23-42 23-1 0-18 0-25-11 18-3 13-14 18-20 0-11-10-13-12-13-9 0-21 7-21 23 0 18 16 31 42 31 35 0 77-27 86-70 12-44 23-87 34-131z"><text:p/></draw:path><draw:path draw:style-name="gr1204" draw:text-style-name="P134" svg:width="0.0728in" svg:height="0.3476in" svg:x="2.0547in" svg:y="0.0004in" svg:viewBox="0 0 186 884" svg:d="M164 878c1 0 5 6 7 6 3 0 7 0 10 0 1 0 5-2 5-6 0-1 0-3-1-4-18-18-45-45-76-98-52-95-73-217-73-333 0-219 63-346 149-433 1-3 1-3 1-4 0-6-3-6-8-6-7 0-9 0-13 4-46 41-99 109-133 213-21 65-32 144-32 226 0 114 21 246 98 361 14 18 21 27 32 39 4 6 11 14 16 17 5 6 12 13 18 18z"><text:p/></draw:path><draw:path draw:style-name="gr1205" draw:text-style-name="P134" svg:width="0.0854in" svg:height="0.0378in" svg:x="2.1854in" svg:y="0.0362in" svg:viewBox="0 0 218 97" svg:d="M175 57c-7 7-24 21-24 30 0 5 6 10 10 10s7-3 10-7c5-7 17-21 39-31 3-3 8-4 8-11 0-5-4-7-7-10-11-7-16-16-21-28 0-4-2-10-9-10s-10 6-10 10c0 3 4 18 12 28-56 0-110 0-166 0-9 0-17 0-17 10 0 9 8 9 17 9 53 0 105 0 158 0z"><text:p/></draw:path><draw:path draw:style-name="gr1206" draw:text-style-name="P134" svg:width="0.1378in" svg:height="0.1362in" svg:x="2.1461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1207" draw:text-style-name="P134" svg:width="0.0736in" svg:height="0.3476in" svg:x="2.2984in" svg:y="0.0004in" svg:viewBox="0 0 188 884" svg:d="M188 443c0-142-34-292-131-402-7-9-25-27-37-38-3-3-5-3-10-3-6 0-10 0-10 6 0 1 1 4 3 4 17 18 43 45 74 98 53 95 73 217 73 335 0 211-59 341-149 431 0 1-1 3-1 4 0 6 4 6 10 6 5 0 7 0 11-4 48-41 99-110 133-213 22-68 34-147 34-224z"><text:p/></draw:path><draw:path draw:style-name="gr1208" draw:text-style-name="P134" svg:width="0.1287in" svg:height="0.1287in" svg:x="2.461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09" draw:text-style-name="P134" svg:width="0.1016in" svg:height="0.1425in" svg:x="2.6516in" svg:y="0.0843in" svg:viewBox="0 0 259 363" svg:d="M207 185c-4-31-25-58-63-58-29 0-61 7-101 47s-43 85-43 101c0 30 21 88 90 88 117 0 169-166 169-236 0-78-46-127-106-127-72 0-94 63-94 77 0 7 3 17 18 17 17 0 27-14 27-25 0-19-16-19-24-19 22-36 57-39 71-39 37 0 70 27 70 90 0 19-3 43-12 84zM91 349c-53 0-53-51-53-56 0-13 12-82 32-112 20-28 43-44 74-44 53 0 55 56 55 66 0 35-31 146-108 146z"><text:p/></draw:path><draw:path draw:style-name="gr1210" draw:text-style-name="P134" svg:width="0.0618in" svg:height="0.0606in" svg:x="2.7547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211" draw:text-style-name="P134" svg:width="0.0728in" svg:height="0.3476in" svg:x="2.9028in" svg:y="0.0004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1212" draw:text-style-name="P134" svg:width="0.0854in" svg:height="0.0378in" svg:x="3.0335in" svg:y="0.0362in" svg:viewBox="0 0 218 97" svg:d="M175 57c-7 7-24 21-24 30 0 5 6 10 10 10 6 0 7-3 10-7 5-7 17-21 39-31 3-3 8-4 8-11 0-5-4-7-7-10-11-7-16-16-21-28 0-4-4-10-9-10-7 0-10 6-10 10 0 3 4 18 12 28-56 0-110 0-166 0-9 0-17 0-17 10 0 9 8 9 17 9 53 0 105 0 158 0z"><text:p/></draw:path><draw:path draw:style-name="gr1213" draw:text-style-name="P134" svg:width="0.1378in" svg:height="0.1362in" svg:x="2.9945in" svg:y="0.0909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1214" draw:text-style-name="P134" svg:width="0.0736in" svg:height="0.3476in" svg:x="3.1465in" svg:y="0.0004in" svg:viewBox="0 0 188 884" svg:d="M188 443c0-142-34-292-131-402-7-9-25-27-36-38-4-3-6-3-11-3-6 0-10 0-10 6 0 1 1 2 3 4 17 18 43 45 74 98 53 95 73 217 73 335 0 211-59 341-147 431-2 1-3 3-3 4 0 6 4 6 10 6 5 0 7 0 11-4 48-41 99-110 134-213 21-68 33-147 33-224z"><text:p/></draw:path></draw:g></draw:g></text:span></text:p>
      <text:p text:style-name="P110"><text:span text:style-name="T32">mais</text:span></text:p>
      <text:p text:style-name="P58"><text:span text:style-name="T32"><draw:g text:anchor-type="as-char" svg:y="-0.2217in" draw:z-index="100" draw:style-name="gr1"><svg:title>TexMaths</svg:title><svg:desc>14§display§\text{div}\left(\vec{V}\right)=\partial _x\left(V_x\right)+\partial _y\left(V_y\right)+\partial _z\left(V_x\right)§svg§600§FALSE§</svg:desc><draw:g draw:style-name="gr2"><draw:path draw:style-name="gr1156" draw:text-style-name="P133" svg:width="3.1394in" svg:height="0.3276in" svg:x="0.0035in" svg:y="0.0098in" svg:viewBox="0 0 7975 833" svg:d="M3989 833c-1330 0-2659 0-3989 0 0-277 0-556 0-833 2659 0 5316 0 7975 0 0 277 0 556 0 833-1329 0-2658 0-3986 0z"><text:p/></draw:path><draw:path draw:style-name="gr1157" draw:text-style-name="P134"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1158" draw:text-style-name="P134"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1159" draw:text-style-name="P134"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1160" draw:text-style-name="P134" svg:width="0.0736in" svg:height="0.3476in" svg:x="0.3244in" svg:y="0.0004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1161" draw:text-style-name="P134"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1162" draw:text-style-name="P134"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1163" draw:text-style-name="P134"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1164" draw:text-style-name="P134"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1165" draw:text-style-name="P134" svg:width="0.1016in" svg:height="0.1425in" svg:x="0.9429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1166" draw:text-style-name="P134" svg:width="0.0717in" svg:height="0.0606in" svg:x="1.0449in" svg:y="0.1917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1167" draw:text-style-name="P134" svg:width="0.0449in" svg:height="0.1925in" svg:x="1.187in" svg:y="0.078in" svg:viewBox="0 0 115 490" svg:d="M115 485c0-2 0-3-9-12-61-60-77-152-77-228 0-85 19-171 79-232 7-6 7-7 7-9 0-3-3-4-6-4-4 0-49 34-78 95-25 55-31 109-31 150 0 39 6 98 32 154 30 60 73 91 77 91 3 0 6-1 6-5z"><text:p/></draw:path><draw:path draw:style-name="gr1168" draw:text-style-name="P134" svg:width="0.1374in" svg:height="0.1362in" svg:x="1.2543in" svg:y="0.0909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1169" draw:text-style-name="P134" svg:width="0.0717in" svg:height="0.0606in" svg:x="1.363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1170" draw:text-style-name="P134" svg:width="0.0441in" svg:height="0.1925in" svg:x="1.465in" svg:y="0.078in" svg:viewBox="0 0 113 490" svg:d="M113 245c0-38-4-98-32-153-29-61-71-92-77-92-3 0-4 1-4 4 0 2 0 3 10 11 47 49 75 128 75 230 0 84-18 171-79 231-6 6-6 7-6 9s1 5 4 5c6 0 51-32 79-95 25-53 30-108 30-150z"><text:p/></draw:path><draw:path draw:style-name="gr1171" draw:text-style-name="P134" svg:width="0.1287in" svg:height="0.1287in" svg:x="1.582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172" draw:text-style-name="P134" svg:width="0.1016in" svg:height="0.1425in" svg:x="1.7728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1173" draw:text-style-name="P134" svg:width="0.0689in" svg:height="0.0874in" svg:x="1.8744in" svg:y="0.1917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1174" draw:text-style-name="P134" svg:width="0.0441in" svg:height="0.1925in" svg:x="2.0126in" svg:y="0.078in" svg:viewBox="0 0 113 490" svg:d="M113 485c0-2 0-3-8-12-62-60-77-152-77-228 0-85 20-171 80-232 5-6 5-7 5-9 0-3-1-4-4-4-5 0-49 34-78 95-25 55-31 109-31 150 0 39 6 98 32 154 30 60 72 91 77 91 3 0 4-1 4-5z"><text:p/></draw:path><draw:path draw:style-name="gr1175" draw:text-style-name="P134" svg:width="0.1378in" svg:height="0.1362in" svg:x="2.0795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1176" draw:text-style-name="P134" svg:width="0.0689in" svg:height="0.0874in" svg:x="2.1882in" svg:y="0.1917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1177" draw:text-style-name="P134" svg:width="0.0441in" svg:height="0.1925in" svg:x="2.2862in" svg:y="0.078in" svg:viewBox="0 0 113 490" svg:d="M113 245c0-38-5-98-32-153-29-61-71-92-77-92-3 0-4 1-4 4 0 2 0 3 8 11 49 49 77 128 77 230 0 84-18 171-79 231-6 6-6 7-6 9s1 5 4 5c6 0 49-32 79-95 25-53 30-108 30-150z"><text:p/></draw:path><draw:path draw:style-name="gr1178" draw:text-style-name="P134" svg:width="0.1287in" svg:height="0.1287in" svg:x="2.40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179" draw:text-style-name="P134" svg:width="0.1016in" svg:height="0.1425in" svg:x="2.5949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1180" draw:text-style-name="P134" svg:width="0.0618in" svg:height="0.0606in" svg:x="2.698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1181" draw:text-style-name="P134" svg:width="0.0449in" svg:height="0.1925in" svg:x="2.8303in" svg:y="0.078in" svg:viewBox="0 0 115 490" svg:d="M115 485c0-2 0-3-9-12-61-60-77-152-77-228 0-85 19-171 79-232 7-6 7-7 7-9 0-3-2-4-6-4s-49 34-77 95c-25 55-32 109-32 150 0 39 6 98 34 154 29 60 71 91 75 91s6-1 6-5z"><text:p/></draw:path><draw:path draw:style-name="gr1182" draw:text-style-name="P134" svg:width="0.1378in" svg:height="0.1362in" svg:x="2.8972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1183" draw:text-style-name="P134" svg:width="0.0724in" svg:height="0.0606in" svg:x="3.0059in" svg:y="0.1917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1184" draw:text-style-name="P134" svg:width="0.0449in" svg:height="0.1925in" svg:x="3.1079in" svg:y="0.078in" svg:viewBox="0 0 115 490" svg:d="M115 245c0-38-6-98-32-153-31-61-73-92-77-92-3 0-6 1-6 4 0 2 0 3 10 11 47 49 75 128 75 230 0 84-18 171-78 231-7 6-7 7-7 9s3 5 6 5c4 0 49-32 78-95 25-53 31-108 31-150z"><text:p/></draw:path></draw:g></draw:g></text:span></text:p>
      <text:p text:style-name="P58"><text:span text:style-name="T32"/></text:p>
      <text:p text:style-name="P58"><text:span text:style-name="T32">Te fai</text:span><text:span text:style-name="T47">s</text:span><text:span text:style-name="T32"> pas piéger frérot.</text:span></text:p>
      <text:p text:style-name="P110"><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9"><text:span text:style-name="T32"/></text:p>
      <text:p text:style-name="P101"><text:soft-page-break/><text:span text:style-name="T4">8) Le rotationnel</text:span></text:p>
      <text:p text:style-name="P91"><text:span text:style-name="T37">L</text:span><text:span text:style-name="T43">e rotationnel</text:span><text:span text:style-name="T37"> c’est un opérateur qui prend en argument un </text:span><text:span text:style-name="T57">champ </text:span><text:span text:style-name="T58">vectoriel</text:span><text:span text:style-name="T37"> (soit la fonction, soit l’expression) et qui retourne un </text:span><text:span text:style-name="T57">champ </text:span><text:span text:style-name="T59">vectoriel</text:span><text:span text:style-name="T37"> (en </text:span><text:span text:style-name="T39">objet</text:span><text:span text:style-name="T37"> fonction ou expression selon ce qu’on lui a donné à manger).</text:span></text:p>
      <text:p text:style-name="P91"><text:span text:style-name="T37">En pratique, on a un champ </text:span><text:span text:style-name="T38">vectoriel</text:span><text:span text:style-name="T37"> </text:span><text:span text:style-name="T37"><draw:g text:anchor-type="as-char" svg:y="-0.1902in" draw:z-index="101" draw:style-name="gr1"><svg:title>TexMaths</svg:title><svg:desc>14§display§\vec{V}§svg§600§FALSE§</svg:desc><draw:g draw:style-name="gr2"><draw:path draw:style-name="gr1153" draw:text-style-name="P133" svg:width="0.128in" svg:height="0.1701in" svg:x="0.0004in" svg:y="0.0102in" svg:viewBox="0 0 326 433" svg:d="M0 0c108 0 218 0 326 0 0 144 0 289 0 433-108 0-218 0-326 0 0-144 0-289 0-433z"><text:p/></draw:path><draw:path draw:style-name="gr1154" draw:text-style-name="P134"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1155" draw:text-style-name="P134"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103"><draw:g text:anchor-type="as-char" svg:y="-0.2244in" draw:z-index="102" draw:style-name="gr1"><svg:title>TexMaths</svg:title><svg:desc>14§display§f_{\vec{V}}=\text{f}^{\circ }\left(_{\left(x,\ y,\ z\right)\ \rightarrow \ f_{\vec{V}}\left(x,\ y,\ z\right)=\vec{V}}^{\ \ \ \mathbb{R}^3\ \ \ \ \rightarrow \ \ \ \ \ \ \mathbb{R}^3}\right)§svg§600§FALSE§</svg:desc><draw:g draw:style-name="gr2"><draw:path draw:style-name="gr1118" draw:text-style-name="P133" svg:width="2.7594in" svg:height="0.3343in" svg:x="0.0004in" svg:y="0.0098in" svg:viewBox="0 0 7010 850" svg:d="M0 0c2337 0 4673 0 7010 0 0 283 0 567 0 850-2337 0-4673 0-7010 0 0-283 0-567 0-850z"><text:p/></draw:path><draw:path draw:style-name="gr1119" draw:text-style-name="P134"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1120" draw:text-style-name="P134"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1121" draw:text-style-name="P134"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1122" draw:text-style-name="P134"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1123" draw:text-style-name="P134"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1124" draw:text-style-name="P134" svg:width="0.0579in" svg:height="0.0579in" svg:x="0.5476in" svg:y="0.0728in" svg:viewBox="0 0 148 148" svg:d="M148 74c0-40-33-74-74-74-42 0-74 34-74 74 0 42 34 74 74 74 41 0 74-33 74-74zM74 132c-32 0-57-27-57-58 0-32 25-57 57-57s58 26 58 57c0 32-27 58-58 58z"><text:p/></draw:path><draw:path draw:style-name="gr1125" draw:text-style-name="P134"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1126" draw:text-style-name="P134"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1127" draw:text-style-name="P134"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1128" draw:text-style-name="P134"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1129" draw:text-style-name="P134"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1130" draw:text-style-name="P134"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1131" draw:text-style-name="P134" svg:width="0.035in" svg:height="0.135in" svg:x="0.7898in" svg:y="0.2028in" svg:viewBox="0 0 90 344" svg:d="M83 0c-65 46-83 119-83 172 0 49 15 123 83 172 2 0 7 0 7-4 0-3 0-3-3-5-46-41-63-100-63-163 0-92 35-138 64-164 2-1 2-1 2-4 0-4-5-4-7-4z"><text:p/></draw:path><draw:path draw:style-name="gr1132" draw:text-style-name="P134"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1133" draw:text-style-name="P134" svg:width="0.0165in" svg:height="0.0413in" svg:x="0.9382in" svg:y="0.289in" svg:viewBox="0 0 43 106" svg:d="M34 35c0 18-3 41-27 63-1 1-3 1-3 4 0 2 3 4 6 4 4 0 33-28 33-68 0-21-8-38-23-38-12 0-20 10-20 20 0 11 7 21 20 21 8 0 9-5 14-6z"><text:p/></draw:path><draw:path draw:style-name="gr1134" draw:text-style-name="P134"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1135" draw:text-style-name="P134" svg:width="0.0165in" svg:height="0.0413in" svg:x="1.1319in" svg:y="0.289in" svg:viewBox="0 0 43 106" svg:d="M34 35c0 18-3 41-27 63-1 1-3 1-3 4 0 2 3 4 6 4 4 0 33-28 33-68 0-21-8-38-23-38-12 0-20 10-20 20 0 11 7 21 20 21 8 0 9-5 14-6z"><text:p/></draw:path><draw:path draw:style-name="gr1136" draw:text-style-name="P134"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1137" draw:text-style-name="P134" svg:width="0.0343in" svg:height="0.135in" svg:x="1.3169in" svg:y="0.2028in" svg:viewBox="0 0 88 344" svg:d="M6 0c-3 0-6 0-6 4 0 3 0 3 3 6 29 26 63 74 63 162 0 72-23 126-60 160-6 5-6 7-6 8 0 2 0 4 4 4s37-22 59-65c15-30 25-66 25-107 0-47-14-123-82-172z"><text:p/></draw:path><draw:path draw:style-name="gr1138" draw:text-style-name="P134"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1139" draw:text-style-name="P134"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1140" draw:text-style-name="P134" svg:width="0.0535in" svg:height="0.0205in" svg:x="1.7598in" svg:y="0.2575in" svg:viewBox="0 0 137 53" svg:d="M104 34c-2 1-10 7-10 12 0 3 4 7 7 7s4-1 5-3c5-4 10-11 24-16 3-2 7-3 7-7 0-5-4-6-5-7-10-6-13-10-14-16-2-1-3-4-7-4-5 0-7 4-7 7s4 8 7 13c-34 0-66 0-100 0-4 0-11 0-11 7s7 7 11 7c31 0 62 0 93 0z"><text:p/></draw:path><draw:path draw:style-name="gr1141" draw:text-style-name="P134"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1142" draw:text-style-name="P134" svg:width="0.035in" svg:height="0.135in" svg:x="1.8583in" svg:y="0.2028in" svg:viewBox="0 0 90 344" svg:d="M83 0c-65 46-83 119-83 172 0 49 15 123 83 172 2 0 7 0 7-4 0-3 0-3-3-5-46-41-63-100-63-163 0-92 36-138 64-164 2-1 2-1 2-4 0-4-5-4-7-4z"><text:p/></draw:path><draw:path draw:style-name="gr1143" draw:text-style-name="P134"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1144" draw:text-style-name="P134" svg:width="0.0165in" svg:height="0.0413in" svg:x="2.0063in" svg:y="0.289in" svg:viewBox="0 0 43 106" svg:d="M34 35c0 18-3 41-27 63-1 1-3 1-3 4 0 2 3 4 6 4 4 0 33-28 33-68 0-21-8-38-23-38-12 0-20 10-20 20 0 11 8 21 20 21 8 0 9-5 14-6z"><text:p/></draw:path><draw:path draw:style-name="gr1145" draw:text-style-name="P134"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1146" draw:text-style-name="P134" svg:width="0.0165in" svg:height="0.0413in" svg:x="2.2004in" svg:y="0.289in" svg:viewBox="0 0 43 106" svg:d="M34 35c0 18-3 41-27 63-1 1-3 1-3 4 0 2 3 4 6 4 4 0 33-28 33-68 0-21-8-38-23-38-12 0-20 10-20 20 0 11 7 21 20 21 8 0 9-5 14-6z"><text:p/></draw:path><draw:path draw:style-name="gr1147" draw:text-style-name="P134"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1148" draw:text-style-name="P134" svg:width="0.0343in" svg:height="0.135in" svg:x="2.385in" svg:y="0.2028in" svg:viewBox="0 0 88 344" svg:d="M6 0c-2 0-6 0-6 4 0 3 0 3 3 6 29 26 63 74 63 162 0 72-23 126-60 160-6 5-6 7-6 8 0 2 0 4 4 4s37-22 59-65c15-30 25-66 25-107 0-47-14-123-82-172z"><text:p/></draw:path><draw:path draw:style-name="gr1149" draw:text-style-name="P134" svg:width="0.0992in" svg:height="0.0358in" svg:x="2.4453in" svg:y="0.2524in" svg:viewBox="0 0 253 92" svg:d="M241 17c5 0 12 0 12-9 0-8-8-8-12-8-76 0-153 0-228 0-5 0-13 0-13 8 0 9 8 9 14 9 76 0 151 0 227 0zM241 92c4 0 12 0 12-8s-7-8-12-8c-76 0-151 0-227 0-6 0-14 0-14 8s8 8 13 8c75 0 152 0 228 0z"><text:p/></draw:path><draw:path draw:style-name="gr1150" draw:text-style-name="P134"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1151" draw:text-style-name="P134"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1152" draw:text-style-name="P134"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98"><text:span text:style-name="T37"/></text:p>
      <text:p text:style-name="P98"><text:span text:style-name="T37">L</text:span><text:span text:style-name="T43">e rotationnel</text:span><text:span text:style-name="T37"> de ce champ </text:span><text:span text:style-name="T38">vectoriel</text:span><text:span text:style-name="T37"> sera</text:span></text:p>
      <text:p text:style-name="P73"/>
      <text:p text:style-name="Text_20_body"><draw:g text:anchor-type="as-char" svg:y="-0.2217in" draw:z-index="103" draw:style-name="gr1"><svg:title>TexMaths</svg:title><svg:desc>14§display§\vec{\text{rot}}\left(\vec{V}\right)=\left[\partial _y\left(V_z\right)-\partial _z\left(V_y\right)\right]\cdot \vec{e_x}+\left[\partial _z\left(V_x\right)-\partial _x\left(V_z\right)\right]\cdot \vec{e_y}+\left[\partial _x\left(V_y\right)-\partial _y\left(V_x\right)\right]\cdot \vec{e_z}§svg§600§FALSE§</svg:desc><draw:g draw:style-name="gr2"><draw:path draw:style-name="gr1049" draw:text-style-name="P133" svg:width="6.8756in" svg:height="0.3276in" svg:x="0.0047in" svg:y="0.0098in" svg:viewBox="0 0 17465 833" svg:d="M8733 833c-2912 0-5822 0-8733 0 0-277 0-556 0-833 5821 0 11644 0 17465 0 0 277 0 556 0 833-2910 0-5821 0-8732 0z"><text:p/></draw:path><draw:path draw:style-name="gr1050" draw:text-style-name="P134" svg:width="0.0854in" svg:height="0.0378in" svg:x="0.0906in" svg:y="0.0492in" svg:viewBox="0 0 218 97" svg:d="M175 57c-7 7-22 21-22 30 0 5 4 10 9 10s6-3 9-7c5-7 18-21 39-31 3-3 8-6 8-11s-2-7-7-10c-11-7-16-16-19-28-2-4-3-10-10-10s-10 6-10 10c0 3 3 18 11 28-54 0-110 0-165 0-8 0-18 0-18 10 0 9 10 9 18 9 52 0 105 0 157 0z"><text:p/></draw:path><draw:path draw:style-name="gr1051" draw:text-style-name="P134" svg:width="0.0646in" svg:height="0.085in" svg:x="0.0004in" svg:y="0.1374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1052" draw:text-style-name="P134" svg:width="0.085in" svg:height="0.0882in" svg:x="0.0764in" svg:y="0.1362in" svg:viewBox="0 0 217 225" svg:d="M217 115c0-63-49-115-108-115-61 0-109 53-109 115 0 63 50 110 108 110 60 0 109-49 109-110zM109 213c-21 0-43-10-56-32-12-23-12-52-12-70 0-20 0-47 11-68 14-22 36-33 56-33 22 0 43 11 56 32 12 21 12 50 12 69 0 18 0 44-11 65-10 23-32 37-56 37z"><text:p/></draw:path><draw:path draw:style-name="gr1053" draw:text-style-name="P134" svg:width="0.0602in" svg:height="0.1209in" svg:x="0.1713in" svg:y="0.1039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1054" draw:text-style-name="P134" svg:width="0.0736in" svg:height="0.3476in" svg:x="0.3102in" svg:y="0.0004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055" draw:text-style-name="P134" svg:width="0.0854in" svg:height="0.0378in" svg:x="0.4406in" svg:y="0.0362in" svg:viewBox="0 0 218 97" svg:d="M175 57c-7 7-22 21-22 30 0 5 4 10 9 10s7-3 9-7c5-7 18-21 39-31 3-3 8-4 8-11 0-5-2-7-7-10-11-7-16-16-19-28-2-4-3-10-10-10s-10 6-10 10c0 3 3 18 11 28-54 0-110 0-165 0-8 0-18 0-18 10 0 9 10 9 18 9 52 0 105 0 157 0z"><text:p/></draw:path><draw:path draw:style-name="gr1056" draw:text-style-name="P134" svg:width="0.1378in" svg:height="0.1362in" svg:x="0.4016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1057" draw:text-style-name="P134" svg:width="0.0736in" svg:height="0.3476in" svg:x="0.5535in" svg:y="0.0004in" svg:viewBox="0 0 188 884" svg:d="M188 443c0-142-34-292-131-402-7-9-25-27-36-38-4-3-4-3-11-3-4 0-10 0-10 6 0 1 3 4 4 4 16 18 42 45 73 98 53 95 73 217 73 335 0 211-59 341-147 431-2 1-3 3-3 4 0 6 6 6 10 6 7 0 7 0 12-4 47-41 100-110 133-213 21-68 33-147 33-224z"><text:p/></draw:path><draw:path draw:style-name="gr1058" draw:text-style-name="P134" svg:width="0.1287in" svg:height="0.0449in" svg:x="0.7272in" svg:y="0.1516in" svg:viewBox="0 0 328 115" svg:d="M311 20c7 0 17 0 17-10s-10-10-17-10c-98 0-196 0-294 0-7 0-17 0-17 10s10 10 17 10c98 0 196 0 294 0zM311 115c7 0 17 0 17-10s-10-10-17-10c-98 0-196 0-294 0-7 0-17 0-17 10s10 10 17 10c98 0 196 0 294 0z"><text:p/></draw:path><draw:path draw:style-name="gr1059" draw:text-style-name="P134" svg:width="0.026in" svg:height="0.1925in" svg:x="0.9441in" svg:y="0.078in" svg:viewBox="0 0 67 490" svg:d="M67 490c0-5 0-12 0-19-15 0-32 0-47 0 0-150 0-302 0-451 15 0 32 0 47 0 0-7 0-13 0-20-22 0-45 0-67 0 0 164 0 328 0 490 22 0 45 0 67 0z"><text:p/></draw:path><draw:path draw:style-name="gr1060" draw:text-style-name="P134" svg:width="0.1016in" svg:height="0.1425in" svg:x="0.9827in" svg:y="0.0843in" svg:viewBox="0 0 259 363" svg:d="M209 185c-6-31-26-58-65-58-29 0-61 7-99 47-42 40-45 85-45 101 0 30 21 88 91 88 116 0 168-166 168-236 0-78-46-127-106-127-72 0-94 63-94 77 0 7 4 17 18 17 17 0 27-14 27-25 0-19-16-19-23-19 21-36 56-39 70-39 37 0 70 27 70 90 0 19-3 43-12 84zM92 349c-54 0-54-51-54-56 0-13 12-82 32-112 20-28 43-44 74-44 55 0 55 56 55 66 0 35-31 146-107 146z"><text:p/></draw:path><draw:path draw:style-name="gr1061" draw:text-style-name="P134" svg:width="0.0689in" svg:height="0.0874in" svg:x="1.0839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1062" draw:text-style-name="P134" svg:width="0.0441in" svg:height="0.1925in" svg:x="1.2224in" svg:y="0.078in" svg:viewBox="0 0 113 490" svg:d="M113 485c0-2 0-3-8-12-62-60-77-152-77-228 0-85 18-171 80-232 5-6 5-7 5-9 0-3-1-4-4-4-5 0-49 34-78 95-25 55-31 109-31 150 0 39 6 98 32 154 30 60 72 91 77 91 3 0 4-1 4-5z"><text:p/></draw:path><draw:path draw:style-name="gr1063" draw:text-style-name="P134" svg:width="0.1378in" svg:height="0.1362in" svg:x="1.289in" svg:y="0.0909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1064" draw:text-style-name="P134" svg:width="0.0618in" svg:height="0.0606in" svg:x="1.3996in" svg:y="0.1917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1065" draw:text-style-name="P134" svg:width="0.0441in" svg:height="0.1925in" svg:x="1.4917in" svg:y="0.078in" svg:viewBox="0 0 113 490" svg:d="M113 245c0-38-5-98-32-153-29-61-71-92-77-92-3 0-4 1-4 4 0 2 0 3 8 11 49 49 77 128 77 230 0 84-18 171-79 231-6 6-6 7-6 9s1 5 4 5c6 0 49-32 79-95 25-53 30-108 30-150z"><text:p/></draw:path><draw:path draw:style-name="gr1066" draw:text-style-name="P134" svg:width="0.1181in" svg:height="0.0075in" svg:x="1.6146in" svg:y="0.1709in" svg:viewBox="0 0 301 20" svg:d="M284 20c9 0 17 0 17-10s-8-10-17-10c-88 0-178 0-266 0-8 0-18 0-18 10s10 10 18 10c88 0 178 0 266 0z"><text:p/></draw:path><draw:path draw:style-name="gr1067" draw:text-style-name="P134" svg:width="0.1016in" svg:height="0.1425in" svg:x="1.8004in" svg:y="0.0843in" svg:viewBox="0 0 259 363" svg:d="M207 185c-4-31-25-58-63-58-29 0-61 7-101 47s-43 85-43 101c0 30 21 88 90 88 117 0 169-166 169-236 0-78-46-127-106-127-72 0-94 63-94 77 0 7 3 17 18 17 17 0 27-14 27-25 0-19-16-19-24-19 22-36 57-39 71-39 37 0 70 27 70 90 0 19-3 43-12 84zM91 349c-53 0-53-51-53-56 0-13 12-82 32-112 20-28 43-44 74-44 53 0 55 56 55 66 0 35-31 146-108 146z"><text:p/></draw:path><draw:path draw:style-name="gr1068" draw:text-style-name="P134" svg:width="0.0618in" svg:height="0.0606in" svg:x="1.9035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069" draw:text-style-name="P134" svg:width="0.0441in" svg:height="0.1925in" svg:x="2.0362in" svg:y="0.078in" svg:viewBox="0 0 113 490" svg:d="M113 485c0-2 0-3-8-12-62-60-77-152-77-228 0-85 18-171 78-232 7-6 7-7 7-9 0-3-1-4-4-4-5 0-50 34-78 95-25 55-31 109-31 150 0 39 4 98 32 154 30 60 72 91 77 91 3 0 4-1 4-5z"><text:p/></draw:path><draw:path draw:style-name="gr1070" draw:text-style-name="P134" svg:width="0.1378in" svg:height="0.1362in" svg:x="2.1031in" svg:y="0.0909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1071" draw:text-style-name="P134" svg:width="0.0689in" svg:height="0.0874in" svg:x="2.2118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1072" draw:text-style-name="P134" svg:width="0.0449in" svg:height="0.1925in" svg:x="2.3091in" svg:y="0.078in" svg:viewBox="0 0 115 490" svg:d="M115 245c0-38-6-98-32-153-30-61-73-92-77-92-3 0-6 1-6 4 0 2 0 3 10 11 47 49 77 128 77 230 0 84-18 171-80 231-7 6-7 7-7 9s3 5 6 5c4 0 49-32 78-95 25-53 31-108 31-150z"><text:p/></draw:path><draw:path draw:style-name="gr1073" draw:text-style-name="P134" svg:width="0.026in" svg:height="0.1925in" svg:x="2.378in" svg:y="0.078in" svg:viewBox="0 0 67 490" svg:d="M67 0c-22 0-45 0-67 0 0 7 0 13 0 20 15 0 32 0 48 0 0 149 0 301 0 451-16 0-33 0-48 0 0 7 0 14 0 19 22 0 45 0 67 0 0-162 0-326 0-490z"><text:p/></draw:path><draw:path draw:style-name="gr1074" draw:text-style-name="P134" svg:width="0.0201in" svg:height="0.0201in" svg:x="2.4874in" svg:y="0.1646in" svg:viewBox="0 0 52 52" svg:d="M52 25c0-14-11-25-25-25-16 0-27 11-27 25s11 27 27 27c14 0 25-13 25-27z"><text:p/></draw:path><draw:path draw:style-name="gr1075" draw:text-style-name="P134" svg:width="0.085in" svg:height="0.0382in" svg:x="2.6335in" svg:y="0.0843in" svg:viewBox="0 0 217 98" svg:d="M175 59c-7 7-24 19-24 29 0 4 6 10 10 10s7-4 10-7c5-7 17-21 38-32 4-2 8-4 8-10 0-4-3-7-6-10-11-7-16-17-21-28-1-4-2-11-9-11s-10 7-10 11c0 2 4 18 12 28-56 0-110 0-166 0-9 0-17 0-17 10s8 10 17 10c53 0 105 0 158 0z"><text:p/></draw:path><draw:path draw:style-name="gr1076" draw:text-style-name="P134" svg:width="0.074in" svg:height="0.0874in" svg:x="2.5764in" svg:y="0.1374in" svg:viewBox="0 0 189 223" svg:d="M69 104c14 0 50-2 75-12 34-15 37-43 37-50 0-22-19-42-52-42-55 0-129 48-129 133 0 50 28 90 77 90 70 0 112-52 112-59 0-3-4-6-7-6-1 0-3 2-6 4-39 49-92 49-99 49-38 0-42-40-42-57 0-6 0-21 8-50 9 0 17 0 26 0zM46 92c18-74 70-82 83-82 22 0 36 15 36 32 0 50-80 50-99 50-7 0-13 0-20 0z"><text:p/></draw:path><draw:path draw:style-name="gr1077" draw:text-style-name="P134" svg:width="0.0717in" svg:height="0.0606in" svg:x="2.6642in" svg:y="0.1917in" svg:viewBox="0 0 183 155" svg:d="M69 116c-3 11-14 30-33 30-1 0-11 0-18-5 14-4 16-16 16-19 0-7-6-13-14-13-10 0-20 9-20 21 0 17 20 25 36 25s30-9 38-23c9 18 28 23 42 23 39 0 60-43 60-53 0-4-4-4-5-4-6 0-6 1-7 6-7 23-28 42-48 42-12 0-21-9-21-23 0-8 9-40 18-78 7-27 23-35 34-35 1 0 13 0 20 5-12 3-16 13-16 19 0 7 6 12 14 12 7 0 18-7 18-21 0-19-21-25-35-25-16 0-30 11-39 25-5-14-21-25-40-25-40 0-61 42-61 53 0 4 5 4 6 4 4 0 4-1 6-5 9-27 30-42 47-42 11 0 21 7 21 22 0 7-4 25-7 37-4 15-8 32-12 47z"><text:p/></draw:path><draw:path draw:style-name="gr1078" draw:text-style-name="P134" svg:width="0.128in" svg:height="0.1287in" svg:x="2.8091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079" draw:text-style-name="P134" svg:width="0.026in" svg:height="0.1925in" svg:x="3.0146in" svg:y="0.078in" svg:viewBox="0 0 67 490" svg:d="M67 490c0-5 0-12 0-19-15 0-32 0-47 0 0-150 0-302 0-451 15 0 32 0 47 0 0-7 0-13 0-20-22 0-45 0-67 0 0 164 0 328 0 490 22 0 45 0 67 0z"><text:p/></draw:path><draw:path draw:style-name="gr1080" draw:text-style-name="P134" svg:width="0.1016in" svg:height="0.1425in" svg:x="3.0531in" svg:y="0.0843in" svg:viewBox="0 0 259 363" svg:d="M209 185c-6-31-26-58-65-58-29 0-61 7-99 47-41 40-45 85-45 101 0 30 22 88 91 88 116 0 168-166 168-236 0-78-46-127-106-127-72 0-94 63-94 77 0 7 4 17 18 17 17 0 27-14 27-25 0-19-16-19-23-19 21-36 56-39 70-39 37 0 72 27 72 90 0 19-3 43-14 84zM92 349c-54 0-54-51-54-56 0-13 12-82 32-112 20-28 45-44 74-44 55 0 55 56 55 66 0 35-31 146-107 146z"><text:p/></draw:path><draw:path draw:style-name="gr1081" draw:text-style-name="P134" svg:width="0.0618in" svg:height="0.0606in" svg:x="3.1571in" svg:y="0.1917in" svg:viewBox="0 0 158 155" svg:d="M36 122c9-9 16-16 45-39 7-6 32-27 42-37 23-19 35-38 35-42s-4-4-5-4c-5 0-5 1-7 4-10 16-17 21-26 21-4 0-9-1-19-11-13-11-20-14-28-14-27 0-46 31-46 41 0 2 4 4 7 4 4 0 4-2 5-6 6-11 24-12 30-12 8 0 16 2 22 4 18 4 21 4 29 4-8 8-15 15-47 41-27 22-37 30-42 37-21 20-31 35-31 38 0 4 4 4 6 4s4 0 5-2c10-14 20-21 32-21 5 0 9 0 19 8 11 10 18 15 28 15 37 0 60-42 60-53 0-4-4-4-6-4-4 0-4 1-5 6-7 16-28 25-45 25-7 0-16-2-25-4-16-3-19-3-24-3-2 0-7 0-9 0z"><text:p/></draw:path><draw:path draw:style-name="gr1082" draw:text-style-name="P134" svg:width="0.0449in" svg:height="0.1925in" svg:x="3.2894in" svg:y="0.078in" svg:viewBox="0 0 115 490" svg:d="M115 485c0-2 0-3-9-12-61-60-78-152-78-228 0-85 20-171 80-232 7-6 7-7 7-9 0-3-3-4-6-4-5 0-49 34-78 95-25 55-31 109-31 150 0 39 6 98 32 154 30 60 72 91 77 91 3 0 6-1 6-5z"><text:p/></draw:path><draw:path draw:style-name="gr1083" draw:text-style-name="P134" svg:width="0.1374in" svg:height="0.1362in" svg:x="3.3563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1084" draw:text-style-name="P134" svg:width="0.0717in" svg:height="0.0606in" svg:x="3.4646in" svg:y="0.1917in" svg:viewBox="0 0 183 155" svg:d="M69 116c-3 11-14 30-33 30-1 0-11 0-18-5 14-4 16-16 16-19 0-7-7-13-14-13-10 0-20 9-20 21 0 17 18 25 35 25s31-9 39-23c9 18 27 23 41 23 40 0 61-43 61-53 0-4-4-3-5-4-6 0-6 1-7 6-7 23-28 42-48 42-14 0-21-9-21-23 0-8 9-40 18-78 7-27 23-35 34-35 1 0 11 0 18 5-10 3-14 13-14 19 0 7 4 12 13 12 7 0 19-7 19-21 0-19-21-25-35-25-18 0-30 11-39 25-5-14-22-25-40-25-40 0-62 42-62 53 0 4 4 3 6 4 5 0 5-1 7-5 8-27 30-42 47-42 11 0 21 7 21 22 0 7-4 25-8 37-4 15-7 32-11 47z"><text:p/></draw:path><draw:path draw:style-name="gr1085" draw:text-style-name="P134" svg:width="0.0441in" svg:height="0.1925in" svg:x="3.5665in" svg:y="0.078in" svg:viewBox="0 0 113 490" svg:d="M113 245c0-38-5-98-32-153-29-61-71-92-77-92-3 0-4 1-4 4 0 2 0 3 8 11 49 49 77 128 77 230 0 84-18 171-79 231-6 6-6 7-6 9s1 5 4 5c6 0 49-32 79-95 25-53 30-108 30-150z"><text:p/></draw:path><draw:path draw:style-name="gr1086" draw:text-style-name="P134" svg:width="0.1177in" svg:height="0.0075in" svg:x="3.6898in" svg:y="0.1709in" svg:viewBox="0 0 300 20" svg:d="M283 20c8 0 17 0 17-10s-9-10-17-10c-88 0-178 0-266 0-9 0-17 0-17 10s8 10 17 10c88 0 178 0 266 0z"><text:p/></draw:path><draw:path draw:style-name="gr1087" draw:text-style-name="P134" svg:width="0.1016in" svg:height="0.1425in" svg:x="3.8752in" svg:y="0.0843in" svg:viewBox="0 0 259 363" svg:d="M209 185c-6-31-26-58-65-58-29 0-61 7-99 47-42 40-45 85-45 101 0 30 21 88 91 88 116 0 168-166 168-236 0-78-46-127-106-127-72 0-94 63-94 77 0 7 4 17 18 17 17 0 27-14 27-25 0-19-16-19-23-19 21-36 56-39 70-39 37 0 72 27 72 90 0 19-5 43-14 84zM92 349c-54 0-54-51-54-56 0-13 12-82 32-112 20-28 45-44 74-44 55 0 55 56 55 66 0 35-31 146-107 146z"><text:p/></draw:path><draw:path draw:style-name="gr1088" draw:text-style-name="P134" svg:width="0.0724in" svg:height="0.0606in" svg:x="3.9764in" svg:y="0.1917in" svg:viewBox="0 0 185 155" svg:d="M70 116c-4 11-15 30-32 30-2 0-11 0-20-5 14-4 16-16 16-19 0-7-6-13-14-13-10 0-20 9-20 21 0 17 20 25 36 25s31-9 40-23c8 18 26 23 40 23 39 0 60-43 60-53 0-4-4-4-5-4-4 0-4 1-6 6-7 23-28 42-47 42-14 0-21-9-21-23 0-8 8-40 18-78 7-27 22-35 33-35 6 1 12 0 19 5-12 3-16 13-16 19 0 7 6 12 14 12 7 0 20-7 20-21 0-19-23-25-37-25-16 0-30 11-37 25-7-14-23-25-42-25-38 0-61 42-61 53 0 4 5 4 6 4 4 0 6-1 7-5 8-27 29-42 48-42 11 0 19 7 19 22 0 7-4 25-7 37-4 15-7 32-11 47z"><text:p/></draw:path><draw:path draw:style-name="gr1089" draw:text-style-name="P134" svg:width="0.0441in" svg:height="0.1925in" svg:x="4.1193in" svg:y="0.078in" svg:viewBox="0 0 113 490" svg:d="M113 485c0-2 0-3-8-12-62-60-77-152-77-228 0-85 20-171 80-232 5-6 5-7 5-9 0-3-1-4-4-4-5 0-49 34-78 95-25 55-31 109-31 150 0 39 6 98 32 154 30 60 72 91 77 91 3 0 4-1 4-5z"><text:p/></draw:path><draw:path draw:style-name="gr1090" draw:text-style-name="P134" svg:width="0.1378in" svg:height="0.1362in" svg:x="4.1862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1091" draw:text-style-name="P134" svg:width="0.0618in" svg:height="0.0606in" svg:x="4.2969in" svg:y="0.1917in" svg:viewBox="0 0 158 155" svg:d="M36 122c9-9 16-16 45-39 7-6 32-27 44-37 21-19 33-38 33-42s-4-4-5-4c-5 0-5 1-7 4-10 16-17 21-26 21-4 0-9-1-19-11-13-11-20-14-28-14-27 0-46 31-46 41 0 2 4 4 7 4 4 0 4-2 5-6 6-11 24-12 30-12 8 0 16 2 22 4 18 4 21 4 29 4-8 8-15 15-47 41-27 22-37 30-42 37-21 20-31 35-31 38 0 4 4 4 6 4s4 0 5-2c10-14 20-21 32-21 5 0 9 0 19 8 11 10 18 15 28 15 37 0 60-42 60-53 0-4-4-4-6-4-4 0-4 1-5 6-7 16-28 25-45 25-7 0-16-2-25-4-16-3-19-3-24-3-2 0-7 0-9 0z"><text:p/></draw:path><draw:path draw:style-name="gr1092" draw:text-style-name="P134" svg:width="0.0441in" svg:height="0.1925in" svg:x="4.389in" svg:y="0.078in" svg:viewBox="0 0 113 490" svg:d="M113 245c0-38-5-98-32-153-29-61-71-92-77-92-3 0-4 1-4 4 0 2 0 3 8 11 49 49 77 128 77 230 0 84-18 171-79 231-6 6-6 7-6 9s1 5 4 5c6 0 49-32 79-95 25-53 30-108 30-150z"><text:p/></draw:path><draw:path draw:style-name="gr1093" draw:text-style-name="P134" svg:width="0.026in" svg:height="0.1925in" svg:x="4.4571in" svg:y="0.078in" svg:viewBox="0 0 67 490" svg:d="M67 0c-22 0-45 0-67 0 0 7 0 13 0 20 15 0 32 0 48 0 0 149 0 301 0 451-16 0-33 0-48 0 0 7 0 14 0 19 22 0 45 0 67 0 0-162 0-326 0-490z"><text:p/></draw:path><draw:path draw:style-name="gr1094" draw:text-style-name="P134" svg:width="0.0201in" svg:height="0.0201in" svg:x="4.5665in" svg:y="0.1646in" svg:viewBox="0 0 52 52" svg:d="M52 25c0-14-11-25-25-25s-27 11-27 25 13 27 27 27 25-13 25-27z"><text:p/></draw:path><draw:path draw:style-name="gr1095" draw:text-style-name="P134" svg:width="0.0854in" svg:height="0.0382in" svg:x="4.7102in" svg:y="0.0843in" svg:viewBox="0 0 218 98" svg:d="M175 59c-7 7-24 19-24 29 0 4 6 10 10 10s7-4 10-7c5-7 17-21 39-32 3-2 8-4 8-10 0-4-4-7-7-10-11-7-16-17-21-28 0-4-2-11-9-11s-10 7-10 11c0 2 4 18 12 28-56 0-110 0-166 0-9 0-17 0-17 10s8 10 17 10c53 0 105 0 158 0z"><text:p/></draw:path><draw:path draw:style-name="gr1096" draw:text-style-name="P134" svg:width="0.074in" svg:height="0.0874in" svg:x="4.6555in" svg:y="0.1374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1097" draw:text-style-name="P134" svg:width="0.0689in" svg:height="0.0874in" svg:x="4.7433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20 0-27-11 20-3 13-14 20-20 0-11-12-13-14-13-9 0-20 7-20 23 0 18 17 31 41 31 35 0 77-27 88-70 11-44 21-87 32-131z"><text:p/></draw:path><draw:path draw:style-name="gr1098" draw:text-style-name="P134" svg:width="0.1287in" svg:height="0.1287in" svg:x="4.88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099" draw:text-style-name="P134" svg:width="0.026in" svg:height="0.1925in" svg:x="5.0894in" svg:y="0.078in" svg:viewBox="0 0 67 490" svg:d="M67 490c0-5 0-12 0-19-15 0-32 0-47 0 0-150 0-302 0-451 15 0 32 0 47 0 0-7 0-13 0-20-22 0-45 0-67 0 0 164 0 328 0 490 22 0 45 0 67 0z"><text:p/></draw:path><draw:path draw:style-name="gr1100" draw:text-style-name="P134" svg:width="0.1016in" svg:height="0.1425in" svg:x="5.128in" svg:y="0.0843in" svg:viewBox="0 0 259 363" svg:d="M209 185c-5-31-26-58-63-58-31 0-63 7-101 47-41 40-45 85-45 101 0 30 22 88 91 88 118 0 168-166 168-236 0-78-45-127-106-127-72 0-94 63-94 77 0 7 4 17 19 17 16 0 27-14 27-25 0-19-15-19-24-19 23-36 56-39 72-39 35 0 70 27 70 90 0 19-3 43-14 84zM92 349c-53 0-53-51-53-56 0-13 11-82 32-112 20-28 44-44 75-44 53 0 54 56 54 66 0 35-32 146-108 146z"><text:p/></draw:path><draw:path draw:style-name="gr1101" draw:text-style-name="P134" svg:width="0.0717in" svg:height="0.0606in" svg:x="5.2299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8 0-30 11-39 25-5-14-21-25-40-25-40 0-62 42-62 53 0 4 6 4 7 4 4 0 4-1 6-5 8-27 30-42 47-42 11 0 21 7 21 22 0 7-4 25-7 37-4 15-8 32-12 47z"><text:p/></draw:path><draw:path draw:style-name="gr1102" draw:text-style-name="P134" svg:width="0.0449in" svg:height="0.1925in" svg:x="5.372in" svg:y="0.078in" svg:viewBox="0 0 115 490" svg:d="M115 485c0-2 0-3-9-12-61-60-77-152-77-228 0-85 19-171 79-232 7-6 7-7 7-9 0-3-3-4-6-4-4 0-49 34-78 95-25 55-31 109-31 150 0 39 6 98 32 154 31 60 73 91 77 91 3 0 6-1 6-5z"><text:p/></draw:path><draw:path draw:style-name="gr1103" draw:text-style-name="P134" svg:width="0.1374in" svg:height="0.1362in" svg:x="5.4394in" svg:y="0.0909in" svg:viewBox="0 0 350 347" svg:d="M281 56c24-38 45-39 63-41 6 0 6-8 6-9 0-3-1-6-6-6-12 0-28 1-40 1-17 0-34-1-49-1-3 0-9 0-9 10 0 5 5 5 7 5 14 2 23 6 23 17 0 7-4 13-7 18-51 80-101 160-151 240-12-87-23-172-34-259 0-9 11-16 35-16 6 0 11 0 11-9 0-5-4-6-7-6-19 0-40 1-60 1-10 0-20 0-28 0-10 0-18-1-27-1-2 0-8 0-8 10 0 5 4 5 13 5 26 0 28 5 29 17 13 101 25 202 38 304 1 10 4 11 10 11 8 0 11-2 14-9 58-94 119-188 177-282z"><text:p/></draw:path><draw:path draw:style-name="gr1104" draw:text-style-name="P134" svg:width="0.0689in" svg:height="0.0874in" svg:x="5.548in" svg:y="0.1917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1105" draw:text-style-name="P134" svg:width="0.0449in" svg:height="0.1925in" svg:x="5.6457in" svg:y="0.078in" svg:viewBox="0 0 115 490" svg:d="M115 245c0-38-6-98-34-153-29-61-71-92-75-92-5 0-6 1-6 4 0 2 0 3 10 11 47 49 75 128 75 230 0 84-18 171-78 231-7 6-7 7-7 9s1 5 6 5c4 0 49-32 77-95 25-53 32-108 32-150z"><text:p/></draw:path><draw:path draw:style-name="gr1106" draw:text-style-name="P134" svg:width="0.1181in" svg:height="0.0075in" svg:x="5.7689in" svg:y="0.1709in" svg:viewBox="0 0 301 20" svg:d="M283 20c8 0 18 0 18-10s-10-10-18-10c-88 0-178 0-266 0-9 0-17 0-17 10s8 10 17 10c88 0 178 0 266 0z"><text:p/></draw:path><draw:path draw:style-name="gr1107" draw:text-style-name="P134" svg:width="0.1016in" svg:height="0.1425in" svg:x="5.9543in" svg:y="0.0843in" svg:viewBox="0 0 259 363" svg:d="M209 185c-6-31-26-58-63-58-31 0-63 7-101 47-41 40-45 85-45 101 0 30 22 88 91 88 118 0 168-166 168-236 0-78-46-127-106-127-72 0-94 63-94 77 0 7 4 17 18 17 17 0 27-14 27-25 0-19-14-19-23-19 21-36 56-39 72-39 35 0 70 27 70 90 0 19-3 43-14 84zM92 349c-54 0-54-51-54-56 0-13 12-82 33-112 20-28 44-44 75-44 53 0 54 56 54 66 0 35-32 146-108 146z"><text:p/></draw:path><draw:path draw:style-name="gr1108" draw:text-style-name="P134" svg:width="0.0697in" svg:height="0.0874in" svg:x="6.0555in" svg:y="0.1917in" svg:viewBox="0 0 178 223" svg:d="M176 22c2-4 2-5 2-7 0-7-6-11-13-11-3 0-10 2-14 9 0 1-3 12-5 19-3 10-5 18-7 28-2 9-13 52-14 56-14 10-16 30-42 30-24 0-24-23-24-28 0-19 8-41 18-68 4-11 7-15 7-21 0-16-14-29-34-29-35 0-50 48-50 53 0 4 6 4 7 4 4 0 4-1 6-5 8-28 23-42 37-42 6 0 9 4 9 12 0 7-4 16-6 20-17 42-19 55-19 70 0 6 0 22 14 32 9 10 25 11 33 11 14 0 27-5 38-15-4 20-8 34-22 50-10 12-24 23-42 23-2 0-19 0-26-11 19-3 13-14 19-20 0-11-10-13-14-13-9 0-20 7-20 23 0 18 17 31 41 31 35 0 78-27 88-70 11-44 22-87 33-131z"><text:p/></draw:path><draw:path draw:style-name="gr1109" draw:text-style-name="P134" svg:width="0.0449in" svg:height="0.1925in" svg:x="6.1941in" svg:y="0.078in" svg:viewBox="0 0 115 490" svg:d="M115 485c0-2 0-3-9-12-61-60-78-152-78-228 0-85 20-171 80-232 7-6 7-7 7-9 0-3-3-4-6-4-4 0-49 34-78 95-25 55-31 109-31 150 0 39 6 98 32 154 30 60 73 91 77 91 3 0 6-1 6-5z"><text:p/></draw:path><draw:path draw:style-name="gr1110" draw:text-style-name="P134" svg:width="0.1374in" svg:height="0.1362in" svg:x="6.2614in" svg:y="0.0909in" svg:viewBox="0 0 350 347" svg:d="M281 56c24-38 45-39 63-41 6 0 6-8 6-9 0-3-3-6-6-6-14 0-28 1-40 1-17 0-34-1-49-1-3 0-10 0-10 10 0 5 6 5 8 5 13 2 23 6 23 17 0 7-4 13-7 18-51 80-101 160-151 240-12-87-23-172-34-259 0-9 11-16 34-16 7 0 12 0 12-9 0-5-4-6-7-6-19 0-40 1-60 1-10 0-20 0-28 0-10 0-18-1-27-1-2 0-8 0-8 10 0 5 4 5 11 5 28 0 28 5 31 17 13 101 25 202 38 304 1 10 4 11 10 11 8 0 9-2 14-9 58-94 119-188 177-282z"><text:p/></draw:path><draw:path draw:style-name="gr1111" draw:text-style-name="P134" svg:width="0.0717in" svg:height="0.0606in" svg:x="6.3697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8 0-30 11-39 25-5-14-22-25-40-25-40 0-62 42-62 53 0 4 6 4 7 4 4 0 4-1 6-5 8-27 30-42 47-42 11 0 21 7 21 22 0 7-4 25-7 37-4 15-8 32-12 47z"><text:p/></draw:path><draw:path draw:style-name="gr1112" draw:text-style-name="P134" svg:width="0.0441in" svg:height="0.1925in" svg:x="6.4717in" svg:y="0.078in" svg:viewBox="0 0 113 490" svg:d="M113 245c0-38-4-98-32-153-29-61-71-92-77-92-3 0-4 1-4 4 0 2 0 3 10 11 47 49 75 128 75 230 0 84-18 171-79 231-6 6-6 7-6 9s1 5 4 5c6 0 51-32 79-95 25-53 30-108 30-150z"><text:p/></draw:path><draw:path draw:style-name="gr1113" draw:text-style-name="P134" svg:width="0.026in" svg:height="0.1925in" svg:x="6.5402in" svg:y="0.078in" svg:viewBox="0 0 67 490" svg:d="M67 0c-22 0-45 0-67 0 0 7 0 13 0 20 15 0 32 0 48 0 0 149 0 301 0 451-16 0-33 0-48 0 0 7 0 14 0 19 22 0 45 0 67 0 0-162 0-326 0-490z"><text:p/></draw:path><draw:path draw:style-name="gr1114" draw:text-style-name="P134" svg:width="0.0205in" svg:height="0.0201in" svg:x="6.6492in" svg:y="0.1646in" svg:viewBox="0 0 53 52" svg:d="M53 25c0-14-12-25-26-25s-27 11-27 25 13 27 27 27 26-13 26-27z"><text:p/></draw:path><draw:path draw:style-name="gr1115" draw:text-style-name="P134" svg:width="0.0854in" svg:height="0.0382in" svg:x="6.7913in" svg:y="0.0843in" svg:viewBox="0 0 218 98" svg:d="M175 59c-7 7-24 19-24 29 0 4 6 10 10 10s7-4 10-7c5-7 17-21 39-32 3-2 8-4 8-10 0-4-4-7-7-10-11-7-16-17-21-28-1-4-2-11-9-11s-10 7-10 11c0 2 4 18 12 28-56 0-110 0-166 0-9 0-17 0-17 10s8 10 17 10c53 0 105 0 158 0z"><text:p/></draw:path><draw:path draw:style-name="gr1116" draw:text-style-name="P134" svg:width="0.074in" svg:height="0.0874in" svg:x="6.7386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1117" draw:text-style-name="P134" svg:width="0.0618in" svg:height="0.0606in" svg:x="6.8283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104" draw:style-name="gr1"><svg:title>TexMaths</svg:title><svg:desc>14§display§\vec{\text{rot}}\left(\vec{V}\right)=\begin{pmatrix}
\partial _y\left(V_z\right)-\partial _z\left(V_y\right) \\
\partial _z\left(V_x\right)-\partial _x\left(V_z\right) \\
\partial _x\left(V_y\right)-\partial _y\left(V_x\right)
\end{pmatrix}_{\left(O,\ \vec{e_x},\ \vec{e_y},\ \vec{e_z}\right)}§svg§600§FALSE§</svg:desc><draw:g draw:style-name="gr2"><draw:path draw:style-name="gr981" draw:text-style-name="P133" svg:width="3.6894in" svg:height="0.7248in" svg:x="0.0047in" svg:y="0.0098in" svg:viewBox="0 0 9372 1842" svg:d="M0 0c3124 0 6249 0 9372 0 0 614 0 1227 0 1842-3123 0-6248 0-9372 0 0-615 0-1228 0-1842z"><text:p/></draw:path><draw:path draw:style-name="gr982" draw:text-style-name="P134" svg:width="0.0854in" svg:height="0.0382in" svg:x="0.0906in" svg:y="0.2224in" svg:viewBox="0 0 218 98" svg:d="M175 59c-7 7-24 19-24 29 0 4 6 10 10 10 6 0 7-4 10-7 5-7 17-21 39-32 3-2 8-4 8-10s-4-7-7-10c-11-7-16-17-21-28 0-4-2-11-9-11s-10 7-10 11c0 2 4 18 12 28-56 0-110 0-166 0-9 0-17 0-17 10s8 10 17 10c53 0 105 0 158 0z"><text:p/></draw:path><draw:path draw:style-name="gr983" draw:text-style-name="P134" svg:width="0.0646in" svg:height="0.085in" svg:x="0.0004in" svg:y="0.3114in" svg:viewBox="0 0 165 217" svg:d="M69 53c0-18 0-35 0-53-23 1-47 3-69 4 0 6 0 10 0 16 34 0 38 4 38 28 0 43 0 88 0 131 0 23-6 23-38 23 0 5 0 9 0 15 20-1 42-1 56-1 20 0 42 0 63 1 0-6 0-10 0-15-4 0-7 0-11 0-37 0-38-6-38-24 0-25 0-51 0-76 0-47 21-92 59-92 3 0 4 0 5 1-1 0-11 6-11 18 0 14 10 21 21 21 9 0 21-5 21-21 0-15-15-29-36-29-37 0-53 32-60 53z"><text:p/></draw:path><draw:path draw:style-name="gr984" draw:text-style-name="P134" svg:width="0.0854in" svg:height="0.089in" svg:x="0.076in" svg:y="0.3094in" svg:viewBox="0 0 218 227" svg:d="M218 116c0-63-49-116-109-116s-109 55-109 116c0 63 52 111 109 111 60 0 109-49 109-111zM109 214c-21 0-42-10-56-33-11-21-11-52-11-69 0-20 0-46 11-67 14-23 37-34 56-34 23 0 44 11 56 32 13 21 13 49 13 69 0 17 0 43-11 66-10 22-33 36-58 36z"><text:p/></draw:path><draw:path draw:style-name="gr985" draw:text-style-name="P134" svg:width="0.0602in" svg:height="0.1209in" svg:x="0.1713in" svg:y="0.278in" svg:viewBox="0 0 154 308" svg:d="M76 105c23 0 46 0 70 0 0-6 0-10 0-15-24 0-47 0-70 0 0-30 0-61 0-90-5 0-9 0-13 0 0 41-15 92-63 95 0 3 0 7 0 10 14 0 28 0 42 0 0 45 0 91 0 136 0 60 46 67 63 67 35 0 49-35 49-67 0-10 0-18 0-28-4 0-8 0-13 0 0 10 0 18 0 28 0 36-14 54-32 54-33 0-33-44-33-53 0-46 0-91 0-137z"><text:p/></draw:path><draw:path draw:style-name="gr986" draw:text-style-name="P134" svg:width="0.0728in" svg:height="0.3476in" svg:x="0.3102in" svg:y="0.174in" svg:viewBox="0 0 186 884" svg:d="M165 879c2 1 4 5 6 5 3 0 7 0 10 0 2 0 5-1 5-5 0-2 0-3-1-4-18-19-45-45-74-100-54-93-73-215-73-333 0-218 61-347 147-434 1-1 1-2 1-4 0-4-3-4-8-4-7 0-9 0-13 4-46 39-99 108-133 212-21 65-32 144-32 226 0 116 21 248 98 363 14 18 21 25 32 39 4 5 11 14 16 17 7 5 12 11 19 18z"><text:p/></draw:path><draw:path draw:style-name="gr987" draw:text-style-name="P134" svg:width="0.0854in" svg:height="0.0382in" svg:x="0.4406in" svg:y="0.2094in" svg:viewBox="0 0 218 98" svg:d="M175 59c-7 7-24 19-24 29 0 4 6 10 10 10s7-4 10-7c5-7 17-21 39-32 3-2 8-4 8-10s-4-7-7-10c-11-7-16-17-21-28 0-4-2-11-9-11s-10 7-10 11c0 2 4 18 12 28-56 0-110 0-166 0-9 0-17 0-17 10s8 10 17 10c53 0 105 0 158 0z"><text:p/></draw:path><draw:path draw:style-name="gr988" draw:text-style-name="P134" svg:width="0.1378in" svg:height="0.1362in" svg:x="0.4016in" svg:y="0.2646in" svg:viewBox="0 0 351 347" svg:d="M281 56c24-38 45-41 63-41 6-1 5-7 7-9 0-5-2-6-7-6-12 0-26 1-40 1-16 0-32-1-49-1-3 0-9 0-9 10 0 4 5 5 7 5 14 0 24 6 24 16 0 8-8 18-8 19-51 80-101 160-151 240-12-87-21-174-33-261 0-8 12-14 34-14 7 0 13 0 13-9 0-5-5-6-7-6-20 0-41 1-62 1-8 0-18 0-27 0s-18-1-26-1c-4 0-10 0-10 10 0 5 4 5 13 5 28 0 28 5 29 17 13 101 27 202 39 302 2 10 3 13 10 13s10-3 14-10c59-93 118-187 176-281z"><text:p/></draw:path><draw:path draw:style-name="gr989" draw:text-style-name="P134" svg:width="0.0736in" svg:height="0.3476in" svg:x="0.5535in" svg:y="0.174in" svg:viewBox="0 0 188 884" svg:d="M188 442c0-141-34-291-131-401-7-9-25-28-36-38-4-3-6-3-11-3-6 0-10 0-10 4 0 3 3 4 3 6 17 17 43 43 74 98 53 95 73 215 73 334 0 213-59 343-147 433-2 1-3 2-3 4 0 5 4 5 10 5 5 0 7 0 11-4 48-40 99-109 134-212 21-68 33-147 33-226z"><text:p/></draw:path><draw:path draw:style-name="gr990" draw:text-style-name="P134" svg:width="0.128in" svg:height="0.0449in" svg:x="0.7272in" svg:y="0.3256in" svg:viewBox="0 0 326 115" svg:d="M309 20c9 0 17 0 17-10s-8-10-15-10c-98 0-198 0-296 0-7 0-15 0-15 10s8 10 17 10c98 0 194 0 292 0zM311 115c7 0 15 0 15-10s-8-10-17-10c-98 0-194 0-292 0-9 0-17 0-17 10s8 10 15 10c98 0 198 0 296 0z"><text:p/></draw:path><draw:path draw:style-name="gr991" draw:text-style-name="P134" svg:width="0.1067in" svg:height="0.3496in" svg:x="0.9772in" svg:y="0in" svg:viewBox="0 0 272 889" svg:d="M41 889c11 0 14 0 14-6 1-346 40-631 212-872 5-4 3-4 5-5 0-6-5-6-12-6-8 0-9 0-9 1-3 2-65 73-115 173-65 128-105 278-123 457-2 16-13 118-13 234 0 5 0 12 0 19 1 5 4 5 14 5 8 0 18 0 27 0z"><text:p/></draw:path><draw:path draw:style-name="gr992" draw:text-style-name="P134" svg:width="0.1067in" svg:height="0.35in" svg:x="0.9772in" svg:y="0.3461in" svg:viewBox="0 0 272 890" svg:d="M14 0c-10 0-13 0-14 6 0 7 0 12 0 19 0 301 53 476 69 526 33 110 88 224 170 325 7 10 10 11 12 13 1 0 1 1 9 1 7 0 12 0 12-6-2-2 0-1-3-5-164-227-213-501-214-872 0-7-3-7-14-7-9 0-19 0-27 0z"><text:p/></draw:path><draw:path draw:style-name="gr993" draw:text-style-name="P134" svg:width="0.1016in" svg:height="0.1421in" svg:x="1.1059in" svg:y="0.0236in" svg:viewBox="0 0 259 362" svg:d="M209 186c-5-31-26-59-63-59-31 0-62 9-101 47-41 40-45 86-45 102 0 30 22 86 91 86 118 0 168-165 168-235 0-78-45-127-106-127-72 0-94 64-94 78 0 7 4 17 19 17 16 0 27-15 27-26 0-17-15-17-24-17 23-37 58-39 72-39 35 0 70 25 70 89 0 18-3 44-14 84zM92 350c-53 0-53-52-53-56 0-14 11-83 32-112 20-28 44-43 75-43 53 0 54 54 54 64 0 36-32 147-108 147z"><text:p/></draw:path><draw:path draw:style-name="gr994" draw:text-style-name="P134" svg:width="0.0689in" svg:height="0.0874in" svg:x="1.2079in" svg:y="0.1315in" svg:viewBox="0 0 176 223" svg:d="M175 22c1-5 1-5 1-8 0-7-5-11-11-11-4 0-11 3-14 8-1 3-4 14-5 21-3 10-6 18-9 28-1 9-12 52-12 56-2 0-16 30-44 30-22 0-22-23-22-28 0-20 7-41 18-68 4-11 6-15 6-21 0-16-14-29-34-29-34 0-49 46-49 53 0 4 4 4 6 4 4 0 4-1 5-5 9-30 24-42 38-42 6 0 8 4 8 11 0 8-2 17-5 21-16 42-20 55-20 70 0 6 0 21 14 32 10 10 25 11 34 11 14 0 26-5 38-15-5 18-9 34-23 50-10 12-24 23-42 23-1 0-18 0-25-11 18-3 13-13 18-20 0-11-10-13-12-13-10 0-21 7-21 23 0 17 16 31 42 31 33 0 77-28 86-70 12-44 23-87 34-131z"><text:p/></draw:path><draw:path draw:style-name="gr995" draw:text-style-name="P134" svg:width="0.0449in" svg:height="0.1937in" svg:x="1.3457in" svg:y="0.0169in" svg:viewBox="0 0 115 493" svg:d="M115 487c0-1 0-3-9-11-61-62-77-154-77-230 0-85 19-170 79-232 7-6 7-7 7-8 0-5-3-6-6-6-4 0-49 34-78 97-25 53-31 107-31 149 0 38 6 98 32 154 31 60 73 93 77 93 3 0 6-2 6-6z"><text:p/></draw:path><draw:path draw:style-name="gr996" draw:text-style-name="P134" svg:width="0.1374in" svg:height="0.1358in" svg:x="1.413in" svg:y="0.0307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997" draw:text-style-name="P134" svg:width="0.0618in" svg:height="0.0606in" svg:x="1.5232in" svg:y="0.1315in" svg:viewBox="0 0 158 155" svg:d="M36 122c10-10 16-16 45-39 7-6 34-27 44-37 21-21 33-38 33-42s-4-4-5-4c-3 0-5 0-6 3-11 17-18 21-27 21-4 0-8 0-19-10-11-11-20-14-27-14-28 0-46 29-46 41 0 2 3 4 6 4 4 0 4-2 5-6 6-11 25-12 31-12 7 0 17 2 21 2 20 5 22 5 31 5-10 9-16 15-48 42-28 21-36 29-43 36-21 21-31 36-31 39 0 4 4 4 6 4 4 0 4-1 5-4 10-12 21-21 32-21 5 0 10 2 19 10 11 10 18 15 29 15 36 0 60-42 60-53 0-4-4-4-7-4-4 0-4 1-5 6-7 16-27 25-44 25-8 0-17-3-25-4-17-3-18-3-25-3-3 0-6 0-9 0z"><text:p/></draw:path><draw:path draw:style-name="gr998" draw:text-style-name="P134" svg:width="0.0449in" svg:height="0.1937in" svg:x="1.6154in" svg:y="0.0169in" svg:viewBox="0 0 115 493" svg:d="M115 246c0-37-6-98-34-154-29-60-71-92-75-92-5 0-6 3-6 6 0 1 0 2 10 11 47 49 75 126 75 229 0 84-18 171-78 233-7 5-7 7-7 8 0 3 1 6 6 6 4 0 49-34 77-97 25-55 32-109 32-150z"><text:p/></draw:path><draw:path draw:style-name="gr999" draw:text-style-name="P134" svg:width="0.1181in" svg:height="0.0075in" svg:x="1.739in" svg:y="0.1102in" svg:viewBox="0 0 301 20" svg:d="M283 20c8 0 18 0 18-10s-10-10-18-10c-88 0-178 0-266 0-9 0-17 0-17 10s8 10 17 10c88 0 178 0 266 0z"><text:p/></draw:path><draw:path draw:style-name="gr1000" draw:text-style-name="P134" svg:width="0.1016in" svg:height="0.1421in" svg:x="1.9236in" svg:y="0.0236in" svg:viewBox="0 0 259 362" svg:d="M209 186c-6-31-26-59-63-59-31 0-63 9-101 47-41 40-45 86-45 102 0 30 22 86 91 86 118 0 168-165 168-235 0-78-46-127-106-127-72 0-94 64-94 78 0 7 4 17 18 17 17 0 27-15 27-26 0-17-16-17-23-17 21-37 56-39 70-39 37 0 72 25 72 89 0 18-3 44-14 84zM92 350c-54 0-54-52-54-56 0-14 12-83 32-112 21-28 45-43 76-43 53 0 54 54 54 64 0 36-32 147-108 147z"><text:p/></draw:path><draw:path draw:style-name="gr1001" draw:text-style-name="P134" svg:width="0.0618in" svg:height="0.0606in" svg:x="2.0272in" svg:y="0.1315in" svg:viewBox="0 0 158 155" svg:d="M36 122c9-10 16-16 45-39 7-6 32-27 44-37 21-21 33-38 33-42s-4-4-5-4c-3 0-5 0-6 3-11 17-18 21-27 21-4 0-9 0-19-10-13-11-20-14-28-14-27 0-46 29-46 41 0 2 4 4 7 4 4 0 4-2 5-6 6-11 25-12 30-12 8 0 16 2 22 2 18 5 21 5 29 5-8 9-14 15-47 42-27 21-37 29-42 36-21 21-31 36-31 39 0 4 4 4 6 4s4-1 5-4c10-12 20-21 32-21 5 0 9 2 19 10 11 10 18 15 28 15 37 0 60-42 60-53 0-4-3-4-6-4-4 0-4 1-5 6-7 16-28 25-45 25-7 0-16-3-25-4-16-3-19-3-24-3-2 0-6 0-9 0z"><text:p/></draw:path><draw:path draw:style-name="gr1002" draw:text-style-name="P134" svg:width="0.0449in" svg:height="0.1937in" svg:x="2.1594in" svg:y="0.0169in" svg:viewBox="0 0 115 493" svg:d="M115 487c0-1 0-3-9-11-61-62-78-154-78-230 0-85 20-170 80-232 7-6 7-7 7-8 0-5-3-6-6-6-4 0-49 34-78 97-25 53-31 107-31 149 0 38 6 98 32 154 30 60 73 93 77 93 3 0 6-2 6-6z"><text:p/></draw:path><draw:path draw:style-name="gr1003" draw:text-style-name="P134" svg:width="0.1374in" svg:height="0.1358in" svg:x="2.2268in" svg:y="0.0307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2 1 10 4 12 10 12 8 0 9-2 14-9 58-93 119-187 177-281z"><text:p/></draw:path><draw:path draw:style-name="gr1004" draw:text-style-name="P134" svg:width="0.0697in" svg:height="0.0874in" svg:x="2.3346in" svg:y="0.1315in" svg:viewBox="0 0 178 223" svg:d="M176 22c2-5 2-5 2-8 0-7-6-11-11-11s-12 3-16 8c0 3-3 14-5 21-3 10-5 18-7 28-2 9-13 52-14 56-14 10-16 30-42 30-23 0-23-23-23-28 0-20 7-41 18-68 3-11 6-15 6-21 0-16-14-29-34-29-33 0-50 46-50 53 0 4 6 4 7 4 4 0 4-1 6-5 8-30 23-42 37-42 6 0 9 4 9 11 0 8-3 17-6 21-15 42-19 55-19 70 0 6 0 21 14 32 9 10 25 11 33 11 14 0 27-5 38-15-4 18-8 34-22 50-10 12-24 23-42 23-2 0-19 0-26-11 19-3 13-13 19-20 0-11-10-13-13-13-10 0-21 7-21 23 0 17 17 31 42 31 34 0 77-28 87-70 11-44 22-87 33-131z"><text:p/></draw:path><draw:path draw:style-name="gr1005" draw:text-style-name="P134" svg:width="0.0441in" svg:height="0.1937in" svg:x="2.4327in" svg:y="0.0169in" svg:viewBox="0 0 113 493" svg:d="M113 246c0-37-5-98-32-154-29-60-71-92-77-92-3 0-4 3-4 6 0 1 0 2 8 11 49 49 77 126 77 229 0 84-18 171-79 233-6 5-6 7-6 8 0 3 1 6 4 6 6 0 49-34 79-97 25-55 30-109 30-150z"><text:p/></draw:path><draw:path draw:style-name="gr1006" draw:text-style-name="P134" svg:width="0.1016in" svg:height="0.1421in" svg:x="1.1016in" svg:y="0.2563in" svg:viewBox="0 0 259 362" svg:d="M209 185c-5-31-26-58-63-58-31 0-63 7-101 47-41 40-45 86-45 100 0 31 22 88 91 88 118 0 168-165 168-235 0-78-45-127-106-127-72 0-94 63-94 77 0 7 4 18 19 18 16 0 27-15 27-26 0-17-15-17-24-17 23-37 58-39 72-39 35 0 70 25 70 88 0 19-3 45-14 84zM92 348c-53 0-53-50-53-56 0-12 11-81 32-110 20-28 44-45 75-45 53 0 54 56 54 66 0 35-32 145-108 145z"><text:p/></draw:path><draw:path draw:style-name="gr1007" draw:text-style-name="P134" svg:width="0.0618in" svg:height="0.0602in" svg:x="1.2051in" svg:y="0.3634in" svg:viewBox="0 0 158 154" svg:d="M36 120c10-8 16-15 45-37 7-7 34-27 44-37 21-21 33-39 33-43 0-3-4-3-5-3-3 0-5 0-6 3-11 15-18 21-27 21-4 0-9 0-19-10-11-13-20-14-27-14-28 0-46 29-46 39 0 4 3 4 6 4 4 0 4 0 5-4 6-12 25-12 31-12 7 0 17 1 21 2 20 5 21 5 31 5-10 9-16 15-49 42-27 21-35 29-42 36-21 20-31 35-31 38 0 4 4 4 6 4 4 0 4 0 5-3 10-12 21-21 32-21 5 0 10 0 19 9 11 11 18 15 29 15 36 0 59-41 59-53 0-4-3-4-6-4-4 0-4 1-5 5-7 17-27 25-44 25-8 0-17-1-25-2-17-5-20-5-25-5-2 0-6 0-9 0z"><text:p/></draw:path><draw:path draw:style-name="gr1008" draw:text-style-name="P134" svg:width="0.0449in" svg:height="0.1929in" svg:x="1.3374in" svg:y="0.2496in" svg:viewBox="0 0 115 491" svg:d="M115 487c0-1 0-3-9-11-61-62-77-156-77-231 0-85 19-171 79-232 7-6 7-7 7-9 0-3-3-4-6-4-4 0-49 34-78 95-25 55-31 109-31 150 0 39 6 98 32 154 31 60 73 92 77 92 3 0 6-1 6-4z"><text:p/></draw:path><draw:path draw:style-name="gr1009" draw:text-style-name="P134" svg:width="0.1374in" svg:height="0.1362in" svg:x="1.4047in" svg:y="0.2622in" svg:viewBox="0 0 350 347" svg:d="M281 56c24-38 45-39 63-41 6 0 5-5 6-8 0-4-1-7-6-7-12 0-28 1-40 1-17 0-34-1-49-1-3 0-10 0-10 10 0 5 6 5 8 5 14 2 23 6 23 17 0 7-4 13-7 18-51 80-101 161-151 241-12-87-23-173-34-260 0-9 11-16 34-16 7 0 12 0 12-9 0-5-4-6-7-6-19 0-40 1-60 1-10 0-20 0-28 0-10 0-18-1-27-1-2 0-8 0-8 10 0 5 4 5 13 5 26 0 28 5 29 17 13 101 25 203 38 304 1 10 4 11 10 11 8 0 9-3 14-8 58-94 119-189 177-283z"><text:p/></draw:path><draw:path draw:style-name="gr1010" draw:text-style-name="P134" svg:width="0.0724in" svg:height="0.0602in" svg:x="1.5134in" svg:y="0.3642in" svg:viewBox="0 0 185 154" svg:d="M69 115c-3 11-14 31-33 31-1 0-11 0-18-6 14-4 16-17 16-18 0-9-6-14-14-14-10 0-20 8-20 21 0 18 20 25 36 25s30-10 38-24c9 18 28 24 42 24 39 0 60-42 60-52 0-4-4-4-5-4-6 0-6 1-7 6-7 23-28 42-46 42-14 0-21-10-21-23 0-10 7-40 16-78 7-27 23-37 34-37 1 0 13 0 20 6-12 3-16 13-16 18 0 9 6 13 14 13 7 0 20-6 20-21 0-18-23-24-37-24-16 0-30 11-39 24-5-14-21-24-40-24-40 0-61 42-61 52 0 4 5 4 6 4 4 0 4-1 6-6 9-26 30-42 47-42 11 0 21 7 21 24 0 7-4 24-7 35-4 16-8 32-12 48z"><text:p/></draw:path><draw:path draw:style-name="gr1011" draw:text-style-name="P134" svg:width="0.0449in" svg:height="0.1929in" svg:x="1.6154in" svg:y="0.2496in" svg:viewBox="0 0 115 491" svg:d="M115 245c0-38-6-97-34-153-29-60-71-92-75-92-5 0-6 1-6 4 0 2 0 3 10 11 47 49 75 128 75 230 0 85-18 171-78 234-7 5-7 7-7 8 0 3 1 4 6 4 4 0 49-33 77-95 25-55 32-109 32-151z"><text:p/></draw:path><draw:path draw:style-name="gr1012" draw:text-style-name="P134" svg:width="0.1181in" svg:height="0.0075in" svg:x="1.739in" svg:y="0.3425in" svg:viewBox="0 0 301 20" svg:d="M283 20c8 0 18 0 18-10s-10-10-18-10c-88 0-178 0-266 0-9 0-17 0-17 10s8 10 17 10c88 0 178 0 266 0z"><text:p/></draw:path><draw:path draw:style-name="gr1013" draw:text-style-name="P134" svg:width="0.1016in" svg:height="0.1421in" svg:x="1.9236in" svg:y="0.2563in" svg:viewBox="0 0 259 362" svg:d="M209 185c-6-31-26-58-63-58-31 0-63 7-101 47-41 40-45 86-45 100 0 31 22 88 91 88 118 0 168-165 168-235 0-78-46-127-106-127-72 0-94 63-94 77 0 7 4 18 18 18 17 0 27-15 27-26 0-17-16-17-23-17 21-37 56-39 70-39 37 0 72 25 72 88 0 19-3 45-14 84zM92 348c-54 0-54-50-54-56 0-12 12-81 32-110 21-28 45-45 76-45 53 0 54 56 54 66 0 35-32 145-108 145z"><text:p/></draw:path><draw:path draw:style-name="gr1014" draw:text-style-name="P134" svg:width="0.0717in" svg:height="0.0602in" svg:x="2.0256in" svg:y="0.3642in" svg:viewBox="0 0 183 154" svg:d="M69 115c-3 11-16 31-33 31-1 0-11 0-18-6 14-4 14-17 14-18 0-9-5-14-12-14-10 0-20 8-20 21 0 18 18 25 35 25s31-10 39-24c9 18 27 24 41 24 39 0 60-42 60-52 0-4-3-3-4-4-6 0-6 1-7 6-7 23-28 42-48 42-14 0-21-10-21-23 0-10 9-40 18-78 7-27 23-37 34-37 1 0 11 0 18 6-11 3-14 13-14 18 0 9 4 13 13 13 7 0 19-6 19-21 0-18-22-24-35-24-18 0-32 11-39 24-5-14-22-24-40-24-40 0-62 42-62 52 0 4 4 3 6 4 5 0 5-1 7-6 8-26 30-42 47-42 11 0 21 7 21 24 0 7-4 24-8 35-4 16-7 32-11 48z"><text:p/></draw:path><draw:path draw:style-name="gr1015" draw:text-style-name="P134" svg:width="0.0449in" svg:height="0.1929in" svg:x="2.1677in" svg:y="0.2496in" svg:viewBox="0 0 115 491" svg:d="M115 487c0-1 0-3-9-11-61-62-78-156-78-231 0-85 20-171 80-232 7-6 7-7 7-9 0-3-3-4-6-4-4 0-49 34-78 95-25 55-31 109-31 150 0 39 6 98 32 154 30 60 73 92 77 92 3 0 6-1 6-4z"><text:p/></draw:path><draw:path draw:style-name="gr1016" draw:text-style-name="P134" svg:width="0.1374in" svg:height="0.1362in" svg:x="2.235in" svg:y="0.2622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1017" draw:text-style-name="P134" svg:width="0.0618in" svg:height="0.0602in" svg:x="2.3453in" svg:y="0.3634in" svg:viewBox="0 0 158 154" svg:d="M36 120c10-8 16-15 45-37 7-7 34-27 44-37 21-21 33-39 33-43 0-3-4-3-5-3-3 0-5 0-6 3-11 15-18 21-27 21-4 0-9 0-19-10-11-13-20-14-27-14-28 0-46 29-46 39 0 4 3 4 6 4 4 0 4 0 5-4 6-12 25-12 31-12 7 0 17 1 21 2 20 5 21 5 29 5-8 9-14 15-47 42-27 21-37 29-42 36-21 20-31 35-31 38 0 4 4 4 6 4 4 0 4 0 5-3 10-12 21-21 32-21 5 0 10 0 19 9 11 11 18 15 29 15 36 0 59-41 59-53 0-4-3-4-6-4-4 0-4 1-5 5-7 17-27 25-44 25-8 0-17-1-25-2-17-5-20-5-25-5-2 0-6 0-9 0z"><text:p/></draw:path><draw:path draw:style-name="gr1018" draw:text-style-name="P134" svg:width="0.0441in" svg:height="0.1929in" svg:x="2.4374in" svg:y="0.2496in" svg:viewBox="0 0 113 491" svg:d="M113 245c0-38-5-97-32-153-29-60-71-92-77-92-3 0-4 1-4 4 0 2 0 3 10 11 47 49 75 128 75 230 0 85-18 171-79 234-6 5-6 7-6 8 0 3 1 4 4 4 6 0 49-33 79-95 25-55 30-109 30-151z"><text:p/></draw:path><draw:path draw:style-name="gr1019" draw:text-style-name="P134" svg:width="0.1016in" svg:height="0.1429in" svg:x="1.0976in" svg:y="0.4874in" svg:viewBox="0 0 259 364" svg:d="M209 186c-5-31-26-59-63-59-31 0-62 9-101 47-41 40-45 86-45 102 0 30 22 88 91 88 118 0 168-165 168-237 0-78-45-127-106-127-72 0-94 64-94 78 0 7 4 17 19 17 16 0 27-14 27-26 0-17-15-17-24-17 23-37 58-39 72-39 35 0 70 25 70 89 0 18-3 44-14 84zM92 350c-53 0-53-51-53-56 0-13 11-83 32-112 20-28 44-43 75-43 53 0 54 54 54 64 0 36-32 147-108 147z"><text:p/></draw:path><draw:path draw:style-name="gr1020" draw:text-style-name="P134" svg:width="0.0717in" svg:height="0.0606in" svg:x="1.1996in" svg:y="0.5957in" svg:viewBox="0 0 183 155" svg:d="M69 115c-3 12-14 31-33 31-1 0-11 0-18-5 14-5 16-16 16-19 0-7-7-13-14-13-10 0-20 9-20 21 0 17 20 25 36 25s30-9 38-23c9 18 28 23 41 23 40 0 61-43 61-53 0-4-4-4-5-4-6 0-6 1-7 6-7 23-28 42-48 42-12 0-21-10-21-23 0-8 9-40 18-78 7-27 23-35 34-35 1 0 11 0 20 4-12 4-16 14-16 20 0 7 6 12 14 12 7 0 18-7 18-21 0-19-21-25-35-25-16 0-30 11-39 25-5-15-21-25-40-25-40 0-62 42-62 53 0 4 6 4 7 4 4 0 4-1 6-5 8-27 30-42 47-42 11 0 21 5 21 22 0 7-4 24-7 37-4 15-8 30-12 46z"><text:p/></draw:path><draw:path draw:style-name="gr1021" draw:text-style-name="P134" svg:width="0.0449in" svg:height="0.1937in" svg:x="1.3421in" svg:y="0.4811in" svg:viewBox="0 0 115 493" svg:d="M115 487c0-1 0-3-9-11-61-62-77-154-77-230 0-85 19-170 79-232 7-6 7-7 7-8 0-5-3-6-6-6-4 0-49 34-78 97-25 54-31 107-31 149 0 38 6 98 32 154 31 60 73 93 77 93 3 0 6-2 6-6z"><text:p/></draw:path><draw:path draw:style-name="gr1022" draw:text-style-name="P134" svg:width="0.1374in" svg:height="0.1362in" svg:x="1.4091in" svg:y="0.4941in" svg:viewBox="0 0 350 347" svg:d="M281 56c24-38 45-41 63-41 6-1 5-7 6-9 0-5-1-6-6-6-12 0-28 1-40 1-17 0-34-1-49-1-3 0-9 0-9 10 0 4 5 5 7 5 14 0 23 6 23 16 0 8-7 18-7 19-51 80-101 160-151 240-12-87-23-174-34-261 0-8 11-14 34-14 7 0 12 0 12-9 0-5-4-6-7-6-19 0-40 1-60 1-10 0-20 0-28 0-10 0-18-1-27-1-2 0-8 0-8 10 0 5 4 5 13 5 26 0 28 5 29 17 13 101 25 202 38 302 1 12 4 13 10 13 8 0 9-3 14-10 58-93 119-187 177-281z"><text:p/></draw:path><draw:path draw:style-name="gr1023" draw:text-style-name="P134" svg:width="0.0689in" svg:height="0.0874in" svg:x="1.5177in" svg:y="0.5957in" svg:viewBox="0 0 176 223" svg:d="M175 22c1-5 1-5 1-8 0-7-5-10-11-10-4 0-11 2-14 7-1 3-4 14-5 21-3 10-5 18-7 28-3 9-14 52-14 56-2 0-16 30-44 30-22 0-22-23-22-28 0-20 7-41 18-68 4-11 6-15 6-21 0-16-14-29-33-29-35 0-50 48-50 53 0 4 4 4 6 4 4 0 5-1 5-5 9-28 24-42 38-42 6 0 8 4 8 12 0 7-2 16-4 20-17 42-21 55-21 70 0 6 0 21 14 32 11 10 25 11 34 11 14 0 26-5 38-15-5 18-9 34-23 50-10 12-22 23-40 23-3 0-20 0-27-11 18-3 13-13 18-20 0-11-10-13-12-13-9 0-20 7-20 23 0 18 15 31 41 31 35 0 77-27 88-70 11-44 21-87 32-131z"><text:p/></draw:path><draw:path draw:style-name="gr1024" draw:text-style-name="P134" svg:width="0.0449in" svg:height="0.1937in" svg:x="1.6154in" svg:y="0.4811in" svg:viewBox="0 0 115 493" svg:d="M115 246c0-37-6-98-34-154-29-60-71-92-75-92-5 0-6 3-6 6 0 1 0 2 10 11 47 49 75 127 75 229 0 84-18 171-78 233-7 5-7 7-7 8 0 3 1 6 6 6 4 0 49-34 77-97 25-53 32-108 32-150z"><text:p/></draw:path><draw:path draw:style-name="gr1025" draw:text-style-name="P134" svg:width="0.1181in" svg:height="0.0075in" svg:x="1.739in" svg:y="0.574in" svg:viewBox="0 0 301 20" svg:d="M283 20c8 0 18 0 18-10s-10-10-18-10c-88 0-178 0-266 0-9 0-17 0-17 10s8 10 17 10c88 0 178 0 266 0z"><text:p/></draw:path><draw:path draw:style-name="gr1026" draw:text-style-name="P134" svg:width="0.1016in" svg:height="0.1429in" svg:x="1.9236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1027" draw:text-style-name="P134" svg:width="0.0689in" svg:height="0.0874in" svg:x="2.0248in" svg:y="0.5957in" svg:viewBox="0 0 176 223" svg:d="M176 22c0-5 0-5 0-8 0-7-4-10-11-10-3 0-10 2-14 7 0 3-3 14-5 21-3 10-5 18-7 28-2 9-13 52-14 56-14 10-16 30-42 30-24 0-24-23-24-28 0-20 8-41 18-68 4-11 7-15 7-21 0-16-14-29-34-29-35 0-50 48-50 53 0 4 4 3 6 4 5 0 5-1 7-5 8-28 23-42 36-42 7 0 10 4 10 12 0 7-4 16-6 20-17 42-19 55-19 70 0 6 0 21 14 32 9 10 23 11 33 11 14 0 27-5 38-15-4 18-8 34-22 50-10 12-24 23-42 23-3 0-19 0-26-11 19-3 13-13 19-20 0-11-10-13-14-13-9 0-20 7-20 23 0 18 17 31 41 31 35 0 78-27 88-70 11-44 22-87 33-131z"><text:p/></draw:path><draw:path draw:style-name="gr1028" draw:text-style-name="P134" svg:width="0.0449in" svg:height="0.1937in" svg:x="2.1634in" svg:y="0.4811in" svg:viewBox="0 0 115 493" svg:d="M115 487c0-1 0-3-9-11-61-62-78-154-78-230 0-85 20-170 80-232 7-6 7-7 7-8 0-5-3-6-6-6-4 0-49 34-78 97-25 54-31 107-31 149 0 38 6 98 32 154 30 60 73 93 77 93 3 0 6-2 6-6z"><text:p/></draw:path><draw:path draw:style-name="gr1029" draw:text-style-name="P134" svg:width="0.1374in" svg:height="0.1362in" svg:x="2.2307in" svg:y="0.4941in" svg:viewBox="0 0 350 347" svg:d="M281 56c24-38 45-41 63-41 6-1 5-7 6-9 0-5-3-6-6-6-14 0-28 1-40 1-17 0-34-1-49-1-3 0-10 0-10 10 0 4 4 5 8 5 13 0 23 6 23 16 0 8-7 18-7 19-51 80-101 160-151 240-12-87-23-174-34-261 0-8 11-14 34-14 7 0 12 0 12-9 0-5-4-6-7-6-19 0-40 1-60 1-10 0-20 0-28 0-10 0-18-1-27-1-2 0-8 0-8 10 0 5 4 5 11 5 28 0 28 5 30 17 12 101 26 202 39 302 1 12 4 13 10 13 8 0 9-3 14-10 58-93 119-187 177-281z"><text:p/></draw:path><draw:path draw:style-name="gr1030" draw:text-style-name="P134" svg:width="0.0717in" svg:height="0.0606in" svg:x="2.339in" svg:y="0.5957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031" draw:text-style-name="P134" svg:width="0.0441in" svg:height="0.1937in" svg:x="2.4409in" svg:y="0.4811in" svg:viewBox="0 0 113 493" svg:d="M113 246c0-37-5-98-32-154-29-60-71-92-77-92-3 0-4 3-4 6 0 1 0 2 10 11 47 49 75 127 75 229 0 84-18 171-79 233-6 5-6 7-6 8 0 3 1 6 4 6 6 0 49-34 79-97 25-53 30-108 30-150z"><text:p/></draw:path><draw:path draw:style-name="gr1032" draw:text-style-name="P134" svg:width="0.1059in" svg:height="0.3496in" svg:x="2.5118in" svg:y="0in" svg:viewBox="0 0 270 889" svg:d="M270 865c0-301-53-476-68-526-34-109-89-224-170-326-8-9-10-12-12-12 0-1-2-1-9-1s-11 0-11 6c1 2 0 1 6 9 172 240 210 535 210 868 0 6 2 6 14 6 8 0 18 0 26 0 11 0 14 0 14-5 0-7 0-14 0-19z"><text:p/></draw:path><draw:path draw:style-name="gr1033" draw:text-style-name="P134" svg:width="0.1059in" svg:height="0.35in" svg:x="2.5118in" svg:y="0.3461in" svg:viewBox="0 0 270 890" svg:d="M270 6c0-6-3-6-14-6-8 0-18 0-26 0-12 0-14 0-14 7 0 52 0 168-13 291-27 253-92 430-200 581-3 4-2 3-3 5 0 6 4 6 11 6s9 0 10-1c1-2 64-73 113-172 66-129 107-279 125-458 1-15 11-118 11-234 0-7 0-12 0-19z"><text:p/></draw:path><draw:path draw:style-name="gr1034" draw:text-style-name="P134" svg:width="0.035in" svg:height="0.135in" svg:x="2.6902in" svg:y="0.6043in" svg:viewBox="0 0 90 344" svg:d="M83 0c-65 46-83 120-83 172 0 49 15 125 83 172 2 0 7 0 7-4 0-1-2-3-3-6-46-40-63-99-63-162 0-92 35-137 63-164 1-1 3-1 3-4 0-4-5-4-7-4z"><text:p/></draw:path><draw:path draw:style-name="gr1035" draw:text-style-name="P134" svg:width="0.1028in" svg:height="0.0976in" svg:x="2.7449in" svg:y="0.6102in" svg:viewBox="0 0 262 249" svg:d="M262 95c0-53-39-95-101-95-81 0-161 77-161 154 0 56 41 95 99 95 83 0 163-75 163-154zM102 238c-36 0-67-25-67-76 0-18 6-67 36-106 24-28 56-45 87-45 37 0 70 23 70 73 0 25-11 76-43 112-24 28-56 42-83 42z"><text:p/></draw:path><draw:path draw:style-name="gr1036" draw:text-style-name="P134" svg:width="0.0165in" svg:height="0.0409in" svg:x="2.8728in" svg:y="0.6902in" svg:viewBox="0 0 43 105" svg:d="M34 34c0 18-3 40-27 63-1 1-3 2-3 4 0 3 3 4 6 4 4 0 33-27 33-69 0-21-8-36-23-36-12 0-20 8-20 20 0 9 7 19 20 19 8 0 9-4 14-5z"><text:p/></draw:path><draw:path draw:style-name="gr1037" draw:text-style-name="P134" svg:width="0.0661in" svg:height="0.0276in" svg:x="3.0248in" svg:y="0.6083in" svg:viewBox="0 0 169 71" svg:d="M130 45c-3 1-14 12-14 18 0 4 4 8 9 8 2 0 5-2 7-5 9-10 19-17 29-21 4-2 8-4 8-10 0-4-4-6-7-8-11-6-14-16-16-20 0-1-2-7-9-7-1 0-8 3-8 8 0 6 5 16 8 19-40 0-82 0-123 0-6 0-14 0-14 8 0 10 8 10 14 10 39 0 77 0 116 0z"><text:p/></draw:path><draw:path draw:style-name="gr1038" draw:text-style-name="P134" svg:width="0.0575in" svg:height="0.0606in" svg:x="2.9768in" svg:y="0.6457in" svg:viewBox="0 0 147 155" svg:d="M55 74c9 0 36-1 54-7 27-10 31-26 31-36 0-18-20-31-42-31-42 0-98 32-98 91 0 35 22 64 62 64 58 0 85-33 85-37 0-3-3-7-6-7-1 0-2 1-5 4-27 31-67 31-73 31-21 0-35-13-35-41 0-6 0-13 4-31 7 0 16 0 23 0zM35 64c14-50 53-54 63-54 14 0 27 8 27 21 0 33-58 33-73 33-6 0-11 0-17 0z"><text:p/></draw:path><draw:path draw:style-name="gr1039" draw:text-style-name="P134" svg:width="0.0571in" svg:height="0.0437in" svg:x="3.05in" svg:y="0.6819in" svg:viewBox="0 0 146 112" svg:d="M130 13c-11 4-11 14-11 15 0 3 3 10 11 10 7 0 16-7 16-17 0-15-17-21-30-21-17 0-26 11-31 17-8-14-23-17-33-17-31 0-48 29-48 39 0 3 3 2 4 3 3 0 5 0 6-3 7-24 28-31 38-31 7 0 17 5 17 17 0 6-5 24-13 56-4 14-15 23-25 23-3 0-10 0-16-5 12-4 12-12 12-14 0-7-6-9-12-9-5 0-15 4-15 16 0 14 17 20 29 20 14 0 26-8 31-17 10 16 25 17 34 17 31 0 47-29 47-38 0-4-2-3-4-4-4 0-5 1-5 4-7 23-27 30-38 30-7 0-17-3-17-17 0-3 0-4 1-13 5-17 12-45 14-49 3-7 12-17 24-17 4 2 9 0 14 5z"><text:p/></draw:path><draw:path draw:style-name="gr1040" draw:text-style-name="P134" svg:width="0.0165in" svg:height="0.0409in" svg:x="3.1429in" svg:y="0.6902in" svg:viewBox="0 0 43 105" svg:d="M35 34c0 18-4 40-28 63-1 1-1 2-1 4 0 3 2 4 4 4 5 0 33-27 33-69 0-21-7-36-23-36-12 0-20 8-20 20 0 9 8 19 20 19 8 0 14-5 15-5z"><text:p/></draw:path><draw:path draw:style-name="gr1041" draw:text-style-name="P134" svg:width="0.0657in" svg:height="0.0276in" svg:x="3.2945in" svg:y="0.6083in" svg:viewBox="0 0 168 71" svg:d="M130 45c-3 1-15 12-15 18 0 4 4 8 8 8s6-2 9-5c8-10 19-17 28-21 4-2 8-4 8-10 0-4-3-6-7-8-11-6-14-16-15-20-2-1-3-7-9-7-3 0-8 3-8 8 0 6 5 16 8 19-42 0-82 0-124 0-6 0-13 0-13 8 0 10 7 10 13 10 39 0 78 0 117 0z"><text:p/></draw:path><draw:path draw:style-name="gr1042" draw:text-style-name="P134" svg:width="0.0575in" svg:height="0.0606in" svg:x="3.2476in" svg:y="0.6457in" svg:viewBox="0 0 147 155" svg:d="M53 74c10 0 38-1 56-7 25-10 31-26 31-36 0-18-20-31-43-31-41 0-97 32-97 91 0 35 21 64 62 64 58 0 85-33 85-37 0-3-3-7-6-7-2 0-2 1-5 4-27 31-67 31-73 31-21 0-35-13-35-41 0-6 0-13 4-31 7 0 14 0 21 0zM35 64c14-50 52-54 62-54 15 0 28 8 28 21 0 33-59 33-73 33-6 0-11 0-17 0z"><text:p/></draw:path><draw:path draw:style-name="gr1043" draw:text-style-name="P134" svg:width="0.0551in" svg:height="0.0626in" svg:x="3.3209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1044" draw:text-style-name="P134" svg:width="0.0173in" svg:height="0.0409in" svg:x="3.4106in" svg:y="0.6902in" svg:viewBox="0 0 45 105" svg:d="M35 34c0 18-4 40-27 63-1 1-2 2-2 4 0 3 2 4 4 4 5 0 35-27 35-69 0-21-9-36-25-36-12 0-20 8-20 20 0 9 8 19 21 19 8 0 13-5 14-5z"><text:p/></draw:path><draw:path draw:style-name="gr1045" draw:text-style-name="P134" svg:width="0.0661in" svg:height="0.0276in" svg:x="3.5602in" svg:y="0.6083in" svg:viewBox="0 0 169 71" svg:d="M130 45c-3 1-14 12-14 18 0 4 4 8 9 8 2 0 5-2 7-5 9-10 19-17 29-21 4-2 8-4 8-10 0-4-4-6-7-8-11-6-14-16-16-20 0-1-3-7-9-7-1 0-8 3-8 8 0 6 5 16 8 19-40 0-82 0-123 0-6 0-14 0-14 8 0 10 8 10 14 10 39 0 77 0 116 0z"><text:p/></draw:path><draw:path draw:style-name="gr1046" draw:text-style-name="P134" svg:width="0.0575in" svg:height="0.0606in" svg:x="3.5154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1047" draw:text-style-name="P134" svg:width="0.0488in" svg:height="0.0437in" svg:x="3.5898in" svg:y="0.6819in" svg:viewBox="0 0 125 112" svg:d="M31 87c10-10 22-18 36-28 17-13 27-20 38-30 11-12 20-22 20-25 0-4-3-4-5-4-4 0-4 1-5 3-10 14-16 14-20 14s-7 0-15-6c-9-7-14-11-23-11-22 0-37 22-37 29 0 5 4 5 5 5 3 0 4 0 6-3 0-3 3-10 22-10 7 0 13 1 25 3 9 1 13 1 16 1-7 7-14 14-32 27-19 12-28 19-41 31-10 9-21 21-21 25 0 3 4 4 6 4s4 0 5-3c7-10 16-14 24-14 7 0 11 3 20 9 7 5 12 8 19 8 28 0 48-29 48-39 0-3-4-3-6-3-4 0-4 0-5 3-6 15-24 18-34 18-6 0-11-1-20-3-12-1-16-1-21-1-2 0-4 0-5 0z"><text:p/></draw:path><draw:path draw:style-name="gr1048" draw:text-style-name="P134" svg:width="0.035in" svg:height="0.135in" svg:x="3.6693in" svg:y="0.6043in" svg:viewBox="0 0 90 344" svg:d="M7 0c-3 0-7 0-7 4 0 3 1 3 4 6 30 28 62 74 62 162 0 73-23 126-59 160-6 7-7 7-7 8s1 4 4 4c4 0 38-22 60-66 16-27 26-65 26-106 0-47-14-123-83-172z"><text:p/></draw:path></draw:g></draw:g></text:p>
      <text:p text:style-name="P124"><text:line-break/>Remarque, on a toujours <draw:g text:anchor-type="as-char" svg:y="-0.2217in" draw:z-index="137" draw:style-name="gr1"><svg:title>TexMaths</svg:title><svg:desc>14§display§\vec{\text{rot}}\left(\vec{\text{grad}}\left(S\right)\right)=\vec{0}§svg§600§FALSE§</svg:desc><draw:g draw:style-name="gr2"><draw:path draw:style-name="gr3" draw:text-style-name="P133" svg:width="1.5453in" svg:height="0.3276in" svg:x="0.0047in" svg:y="0.0098in" svg:viewBox="0 0 3926 833" svg:d="M1965 833c-656 0-1310 0-1965 0 0-277 0-556 0-833 1309 0 2617 0 3926 0 0 277 0 556 0 833-654 0-1308 0-1961 0z"><text:p/></draw:path><draw:path draw:style-name="gr4" draw:text-style-name="P134" svg:width="0.0854in" svg:height="0.0378in" svg:x="0.0906in" svg:y="0.0492in" svg:viewBox="0 0 218 97" svg:d="M175 57c-7 7-24 21-24 30 0 5 6 10 10 10 6 0 7-3 10-7 5-7 17-21 39-31 3-3 8-6 8-11s-4-7-7-10c-11-7-16-16-19-28-2-4-4-10-10-10-7 0-10 6-10 10 0 3 3 18 11 28-54 0-110 0-165 0-8 0-18 0-18 10 0 9 10 9 18 9 52 0 105 0 157 0z"><text:p/></draw:path><draw:path draw:style-name="gr5" draw:text-style-name="P134" svg:width="0.0646in" svg:height="0.085in" svg:x="0.0004in" svg:y="0.1374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6" draw:text-style-name="P134" svg:width="0.085in" svg:height="0.0882in" svg:x="0.0764in" svg:y="0.1362in" svg:viewBox="0 0 217 225" svg:d="M217 115c0-63-49-115-108-115-61 0-109 53-109 115 0 63 50 110 108 110 60 0 109-49 109-110zM109 213c-21 0-43-10-56-32-12-23-12-52-12-70 0-20 0-47 11-68 14-22 36-33 56-33 22 0 43 11 56 32 12 21 12 50 12 69 0 18 0 44-11 65-10 23-32 37-56 37z"><text:p/></draw:path><draw:path draw:style-name="gr7" draw:text-style-name="P134" svg:width="0.0602in" svg:height="0.1209in" svg:x="0.1713in" svg:y="0.1039in" svg:viewBox="0 0 154 308" svg:d="M76 106c23 0 46 0 70 0 0-5 0-9 0-15-24 0-47 0-70 0 0-31 0-60 0-91-5 0-9 0-13 0 0 41-14 92-63 95 0 4 0 7 0 11 14 0 28 0 42 0 0 45 0 90 0 135 0 62 46 67 63 67 35 0 49-35 49-67 0-10 0-20 0-28-4 0-8 0-13 0 0 8 0 18 0 28 0 36-14 55-32 55-33 0-33-45-33-54 0-46 0-91 0-136z"><text:p/></draw:path><draw:path draw:style-name="gr8" draw:text-style-name="P134" svg:width="0.0728in" svg:height="0.3476in" svg:x="0.3102in" svg:y="0.0004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9" draw:text-style-name="P134" svg:width="0.085in" svg:height="0.0378in" svg:x="0.5516in" svg:y="0.0335in" svg:viewBox="0 0 217 97" svg:d="M174 57c-7 7-23 21-23 30 0 5 4 10 10 10 4 0 7-3 8-6 7-8 19-22 40-32 4-3 8-4 8-11 0-5-3-7-7-10-10-7-15-16-20-28-1-4-2-10-9-10s-10 6-10 10c0 3 4 18 11 28-55 0-111 0-165 0-9 0-17 0-17 10 0 9 8 9 17 9 52 0 105 0 157 0z"><text:p/></draw:path><draw:path draw:style-name="gr10" draw:text-style-name="P134" svg:width="0.0882in" svg:height="0.1272in" svg:x="0.3961in" svg:y="0.1354in" svg:viewBox="0 0 225 324" svg:d="M95 139c-42 0-42-51-42-62 0-13 0-28 9-41 2-5 14-19 33-19 44 0 44 49 44 60 0 14 0 29-9 42-3 6-14 20-35 20zM39 157c0-2 0-13 9-23 18 14 39 16 47 16 46 0 80-35 80-73 0-18-7-36-20-48 19-16 35-18 45-18 2 0 3 0 4 0-5 2-8 7-8 13 0 8 7 15 15 15 5 0 14-4 14-15 0-9-5-24-25-24-10 0-32 3-52 22-21-15-42-16-53-16-45 0-78 33-78 71 0 21 10 41 22 50-7 7-15 24-15 41 0 15 7 35 22 45-29 8-46 29-46 49 0 35 49 62 109 62 58 0 109-26 109-63 0-17-7-43-32-57-26-14-54-14-84-14-12 0-33 0-38 0-15-2-25-18-25-33zM109 312c-49 0-82-25-82-50 0-23 18-41 39-44 10 0 19 0 29 0 42 0 98 0 98 44 0 27-35 50-84 50z"><text:p/></draw:path><draw:path draw:style-name="gr11" draw:text-style-name="P134" svg:width="0.0646in" svg:height="0.085in" svg:x="0.4933in" svg:y="0.1374in" svg:viewBox="0 0 165 217" svg:d="M69 53c0-18 0-35 0-53-23 1-47 4-69 6 0 5 0 9 0 15 35 0 38 3 38 27 0 43 0 88 0 131 0 23-6 23-38 23 0 4 0 9 0 15 20 0 42-1 56-1 20 0 43 0 63 1 0-6 0-11 0-15-4 0-7 0-11 0-37 0-37-6-37-23 0-25 0-52 0-77 0-47 20-92 58-92 3 0 4 0 5 1-1 0-11 6-11 20 0 12 10 21 21 21 9 0 21-7 21-23 0-15-15-29-36-29-37 0-53 32-60 53z"><text:p/></draw:path><draw:path draw:style-name="gr12" draw:text-style-name="P134" svg:width="0.0874in" svg:height="0.0882in" svg:x="0.5713in" svg:y="0.1362in" svg:viewBox="0 0 223 225" svg:d="M144 182c2 20 16 41 38 41 10 0 41-7 41-47 0-9 0-19 0-28-5 0-9 0-13 0 0 9 0 19 0 28 0 28-13 31-18 31-16 0-18-22-18-24 0-33 0-65 0-99 0-20 0-39-17-57-20-20-44-27-67-27-41 0-75 22-75 55 0 15 10 23 23 23 14 0 22-9 22-22 0-7-3-22-25-22 14-19 38-24 53-24 24 0 52 19 52 63 0 5 0 12 0 18-25 1-59 3-90 18-37 17-50 42-50 65 0 39 49 51 80 51 32 0 54-19 64-43zM140 102c0 17 0 32 0 49 0 46-35 63-57 63-24 0-44-17-44-42 0-26 20-67 101-70z"><text:p/></draw:path><draw:path draw:style-name="gr13" draw:text-style-name="P134" svg:width="0.0957in" svg:height="0.1362in" svg:x="0.6669in" svg:y="0.0886in" svg:viewBox="0 0 244 347" svg:d="M171 315c0 10 0 21 0 32 24-2 49-4 73-5 0-6 0-11 0-16-35 0-40-2-40-28 0-99 0-199 0-298-23 1-46 4-70 6 0 5 0 9 0 15 34 0 38 4 38 28 0 35 0 71 0 106-14-18-35-30-61-30-59 0-111 47-111 110s49 112 105 112c31 0 53-16 66-32zM171 183c0 34 0 68 0 101 0 9 0 10-6 19-15 22-36 33-57 33-23 0-41-12-52-31-13-21-15-49-15-68s1-48 15-70c11-16 29-33 56-33 17 0 38 9 53 31 6 9 6 9 6 18z"><text:p/></draw:path><draw:path draw:style-name="gr14" draw:text-style-name="P134" svg:width="0.0441in" svg:height="0.1925in" svg:x="0.8189in" svg:y="0.078in" svg:viewBox="0 0 113 490" svg:d="M113 485c0-2 0-3-8-12-62-60-77-152-77-228 0-85 20-171 80-232 5-6 5-7 5-9 0-3-1-4-4-4-5 0-49 34-78 95-25 55-31 109-31 150 0 39 6 98 32 154 30 60 72 91 77 91 3 0 4-1 4-5z"><text:p/></draw:path><draw:path draw:style-name="gr15" draw:text-style-name="P134" svg:width="0.1142in" svg:height="0.1409in" svg:x="0.885in" svg:y="0.0866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16" draw:text-style-name="P134" svg:width="0.0449in" svg:height="0.1925in" svg:x="1.0157in" svg:y="0.078in" svg:viewBox="0 0 115 490" svg:d="M115 245c0-38-6-98-32-153-30-61-73-92-77-92-3 0-6 1-6 4 0 2 0 3 10 11 49 49 77 128 77 230 0 84-18 171-80 231-7 6-7 7-7 9s3 5 6 5c4 0 49-32 78-95 25-53 31-108 31-150z"><text:p/></draw:path><draw:path draw:style-name="gr17" draw:text-style-name="P134" svg:width="0.0728in" svg:height="0.3476in" svg:x="1.0874in" svg:y="0.0004in" svg:viewBox="0 0 186 884" svg:d="M186 443c0-142-32-292-130-402-7-9-25-27-36-38-3-3-5-3-12-3-4 0-8 0-8 6 0 1 1 4 3 4 17 18 43 45 73 98 53 95 72 217 72 335 0 211-58 341-147 431-1 1-1 3-1 4 0 6 4 6 8 6 7 0 9 0 13-4 46-41 99-110 133-213 21-68 32-147 32-224z"><text:p/></draw:path><draw:path draw:style-name="gr18" draw:text-style-name="P134" svg:width="0.1287in" svg:height="0.0449in" svg:x="1.2606in" svg:y="0.1516in" svg:viewBox="0 0 328 115" svg:d="M311 20c7 0 17 0 17-10s-10-10-17-10c-98 0-196 0-294 0-7 0-17 0-17 10s10 10 17 10c98 0 196 0 294 0zM311 115c7 0 17 0 17-10s-10-10-17-10c-98 0-196 0-294 0-7 0-17 0-17 10s10 10 17 10c98 0 196 0 294 0z"><text:p/></draw:path><draw:path draw:style-name="gr19" draw:text-style-name="P134" svg:width="0.0854in" svg:height="0.0382in" svg:x="1.4744in" svg:y="0.0429in" svg:viewBox="0 0 218 98" svg:d="M175 59c-7 7-24 19-24 29 0 4 6 10 10 10 6 0 7-4 10-7 5-7 17-21 39-32 3-2 8-4 8-10s-4-7-7-10c-11-7-16-17-21-28 0-4-4-11-9-11-7 0-10 7-10 11 0 2 4 18 12 28-56 0-110 0-166 0-9 0-17 0-17 10s8 10 17 10c53 0 105 0 158 0z"><text:p/></draw:path><draw:path draw:style-name="gr20" draw:text-style-name="P134" svg:width="0.0811in" svg:height="0.1331in" svg:x="1.4618in" svg:y="0.0941in" svg:viewBox="0 0 207 339" svg:d="M207 171c0-39-3-80-19-116-23-47-63-55-84-55-30 0-66 13-86 59-15 33-18 73-18 112 0 36 1 81 22 118 21 40 56 50 82 50s63-11 85-57c15-34 18-73 18-111zM104 328c-20 0-49-13-58-60-5-30-5-75-5-104 0-31 0-63 4-90 10-59 46-63 59-63 15 0 47 9 57 58 6 28 6 64 6 95 0 38 0 71-6 102-7 46-35 62-57 62z"><text:p/></draw:path></draw:g></draw:g><text:line-break/></text:p>
      <text:p text:style-name="P112"><text:span text:style-name="T44">Remarque: quand on travaille dans un repère cartésien, </text:span><text:span text:style-name="T43">le rotationnel</text:span><text:span text:style-name="T45"> c’est un peu comme si on faisait un produit </text:span><text:span text:style-name="T43">vectoriel</text:span><text:span text:style-name="T45"> entre </text:span><text:span text:style-name="T40">l’opérateur gradient (ce qui n’a pas trop de sens vu que ça serait un vecteur dont les composantes ne sont pas des scalaires mais des opérateurs de dérivation </text:span><text:span text:style-name="T43">wtf toujours</text:span><text:span text:style-name="T40">)</text:span><text:span text:style-name="T45"> et </text:span><text:span text:style-name="T40">l’expression du champ vectoriel, du coup certains (certainement pas moi) le notent comme ça:</text:span></text:p>
      <text:p text:style-name="P37"><draw:g text:anchor-type="as-char" svg:y="-0.2217in" draw:z-index="108" draw:style-name="gr1"><svg:title>TexMaths</svg:title><svg:desc>14§display§\vec{\text{rot}}\left(\vec{V}\right)=\vec{\nabla }\wedge \vec{V}=\vec{\nabla }\wedge \left(\vec{V}\right)§svg§600§FALSE§</svg:desc><draw:g draw:style-name="gr2"><draw:path draw:style-name="gr857" draw:text-style-name="P133" svg:width="2.4252in" svg:height="0.3276in" svg:x="0.0047in" svg:y="0.0098in" svg:viewBox="0 0 6161 833" svg:d="M3082 833c-1028 0-2054 0-3082 0 0-277 0-556 0-833 2054 0 4107 0 6161 0 0 277 0 556 0 833-1027 0-2053 0-3079 0z"><text:p/></draw:path><draw:path draw:style-name="gr858" draw:text-style-name="P134" svg:width="0.0854in" svg:height="0.0378in" svg:x="0.0906in" svg:y="0.0492in" svg:viewBox="0 0 218 97" svg:d="M175 57c-7 7-24 21-24 30 0 5 6 10 11 10s6-3 9-7c5-7 17-21 39-31 3-3 8-6 8-11s-4-7-7-10c-11-7-16-16-19-28-2-4-4-10-10-10-7 0-10 6-10 10 0 3 3 18 11 28-54 0-110 0-165 0-8 0-18 0-18 10 0 9 10 9 18 9 52 0 105 0 157 0z"><text:p/></draw:path><draw:path draw:style-name="gr859" draw:text-style-name="P134" svg:width="0.0646in" svg:height="0.085in" svg:x="0.0004in" svg:y="0.1374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860" draw:text-style-name="P134" svg:width="0.085in" svg:height="0.0882in" svg:x="0.0764in" svg:y="0.1362in" svg:viewBox="0 0 217 225" svg:d="M217 115c0-63-49-115-108-115-61 0-109 53-109 115 0 63 50 110 108 110 60 0 109-49 109-110zM109 213c-21 0-43-10-56-32-12-23-12-52-12-70 0-20 0-47 11-68 14-22 36-33 56-33 22 0 43 11 56 32 12 21 12 50 12 69 0 18 0 44-11 65-10 23-32 37-56 37z"><text:p/></draw:path><draw:path draw:style-name="gr861" draw:text-style-name="P134" svg:width="0.0602in" svg:height="0.1209in" svg:x="0.1713in" svg:y="0.1039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862" draw:text-style-name="P134" svg:width="0.0728in" svg:height="0.3476in" svg:x="0.3102in" svg:y="0.0004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863" draw:text-style-name="P134" svg:width="0.0854in" svg:height="0.0378in" svg:x="0.4406in" svg:y="0.0362in" svg:viewBox="0 0 218 97" svg:d="M175 57c-7 7-24 21-24 30 0 5 6 10 10 10 6 0 7-3 10-7 5-7 17-21 39-31 3-3 8-4 8-11 0-5-4-7-7-10-11-7-16-16-21-28 0-4-4-10-9-10-7 0-10 6-10 10 0 3 4 18 12 28-56 0-110 0-166 0-9 0-17 0-17 10 0 9 8 9 17 9 53 0 105 0 158 0z"><text:p/></draw:path><draw:path draw:style-name="gr864" draw:text-style-name="P134" svg:width="0.1378in" svg:height="0.1362in" svg:x="0.4016in" svg:y="0.0909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s10-2 14-9c59-94 118-188 176-282z"><text:p/></draw:path><draw:path draw:style-name="gr865" draw:text-style-name="P134" svg:width="0.0736in" svg:height="0.3476in" svg:x="0.5535in" svg:y="0.0004in" svg:viewBox="0 0 188 884" svg:d="M188 443c0-142-34-292-131-402-7-9-25-27-36-38-4-3-6-3-11-3-6 0-10 0-10 6 0 1 1 2 3 4 17 18 43 45 74 98 53 95 73 217 73 335 0 211-59 341-147 431-2 1-3 3-3 4 0 6 4 6 10 6 5 0 7 0 11-4 48-41 99-110 134-213 21-68 33-147 33-224z"><text:p/></draw:path><draw:path draw:style-name="gr866" draw:text-style-name="P134" svg:width="0.128in" svg:height="0.0449in" svg:x="0.7276in" svg:y="0.1516in" svg:viewBox="0 0 326 115" svg:d="M309 20c9 0 17 0 17-10s-8-10-15-10c-98 0-198 0-296 0-7 0-15 0-15 10s8 10 17 10c98 0 194 0 292 0zM311 115c7 0 15 0 15-10s-8-10-17-10c-98 0-194 0-292 0-9 0-17 0-17 10s8 10 15 10c98 0 198 0 296 0z"><text:p/></draw:path><draw:path draw:style-name="gr867" draw:text-style-name="P134" svg:width="0.0854in" svg:height="0.0378in" svg:x="0.9732in" svg:y="0.0362in" svg:viewBox="0 0 218 97" svg:d="M175 57c-7 7-22 21-22 30 0 5 4 10 9 10s7-3 9-7c5-7 18-21 39-31 3-3 8-4 8-11 0-5-2-7-7-10-11-7-16-16-19-28-2-4-3-10-10-10s-10 6-10 10c0 3 3 18 11 28-54 0-110 0-165 0-8 0-18 0-18 10 0 9 10 9 18 9 52 0 105 0 157 0z"><text:p/></draw:path><draw:path draw:style-name="gr868" draw:text-style-name="P134" svg:width="0.1429in" svg:height="0.1386in" svg:x="0.9295in" svg:y="0.0909in" svg:viewBox="0 0 364 353" svg:d="M361 11c2-1 3-5 3-7 0-3-1-4-13-4-113 0-225 0-338 0-12 0-13 1-13 4 0 2 1 6 3 7 56 111 110 221 166 332 3 6 5 10 13 10s10-4 14-10c55-111 111-221 165-332zM62 35c89 0 180 0 270 0-45 91-90 181-135 272-44-91-91-181-135-272z"><text:p/></draw:path><draw:path draw:style-name="gr869" draw:text-style-name="P134" svg:width="0.1071in" svg:height="0.1197in" svg:x="1.1358in" svg:y="0.1075in" svg:viewBox="0 0 273 305" svg:d="M148 10c-4-9-7-10-11-10-7 0-8 3-11 10-41 92-81 183-122 276-4 5-4 7-4 10 0 5 4 9 10 9 4 0 7-1 11-11 39-87 77-174 116-260 38 86 77 173 115 260 4 11 10 11 11 11 6 0 10-4 10-9 0-2 0-3-3-9-40-92-81-185-122-277z"><text:p/></draw:path><draw:path draw:style-name="gr870" draw:text-style-name="P134" svg:width="0.085in" svg:height="0.0378in" svg:x="1.3469in" svg:y="0.0362in" svg:viewBox="0 0 217 97" svg:d="M174 57c-7 7-23 21-23 30 0 5 4 10 10 10 4 0 7-3 10-7 5-7 17-21 38-31 4-3 8-4 8-11 0-5-3-7-7-10-10-7-15-16-20-28-1-4-2-10-9-10s-10 6-10 10c0 3 4 18 11 28-55 0-111 0-165 0-9 0-17 0-17 10 0 9 8 9 17 9 52 0 105 0 157 0z"><text:p/></draw:path><draw:path draw:style-name="gr871" draw:text-style-name="P134" svg:width="0.1374in" svg:height="0.1362in" svg:x="1.3079in" svg:y="0.0909in" svg:viewBox="0 0 350 347" svg:d="M281 56c24-38 45-39 63-41 6 0 6-8 6-9 0-3-3-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872" draw:text-style-name="P134" svg:width="0.1287in" svg:height="0.0449in" svg:x="1.5173in" svg:y="0.1516in" svg:viewBox="0 0 328 115" svg:d="M311 20c7 0 17 0 17-10s-10-10-17-10c-98 0-196 0-294 0-7 0-17 0-17 10s10 10 17 10c98 0 196 0 294 0zM311 115c7 0 17 0 17-10s-10-10-17-10c-98 0-196 0-294 0-7 0-17 0-17 10s10 10 17 10c98 0 196 0 294 0z"><text:p/></draw:path><draw:path draw:style-name="gr873" draw:text-style-name="P134" svg:width="0.0854in" svg:height="0.0378in" svg:x="1.7638in" svg:y="0.0362in" svg:viewBox="0 0 218 97" svg:d="M175 57c-7 7-24 21-24 30 0 5 6 10 10 10s7-3 10-7c5-7 17-21 39-31 3-3 8-4 8-11 0-5-4-7-7-10-11-7-16-16-21-28 0-4-2-10-9-10s-10 6-10 10c0 3 4 18 12 28-56 0-110 0-166 0-9 0-17 0-17 10 0 9 8 9 17 9 53 0 105 0 158 0z"><text:p/></draw:path><draw:path draw:style-name="gr874" draw:text-style-name="P134" svg:width="0.1425in" svg:height="0.1386in" svg:x="1.7201in" svg:y="0.0909in" svg:viewBox="0 0 363 353" svg:d="M361 11c0-1 2-5 2-7 0-3 0-4-12-4-113 0-225 0-338 0-13 0-13 1-13 4 0 2 1 6 3 7 54 111 110 221 165 332 4 6 6 10 14 10s10-4 13-10c56-111 110-221 166-332zM62 35c89 0 180 0 270 0-45 91-91 181-136 272-45-91-90-181-134-272z"><text:p/></draw:path><draw:path draw:style-name="gr875" draw:text-style-name="P134" svg:width="0.1071in" svg:height="0.1197in" svg:x="1.9264in" svg:y="0.1075in" svg:viewBox="0 0 273 305" svg:d="M148 10c-4-9-7-10-12-10-6 0-7 3-10 10-41 92-83 183-123 276-3 5-3 7-3 10 0 5 4 9 10 9 3 0 7-1 11-11 38-87 77-174 115-260 39 86 77 173 116 260 4 11 10 11 11 11 6 0 10-4 10-9 0-2 0-3-3-9-40-92-81-185-122-277z"><text:p/></draw:path><draw:path draw:style-name="gr876" draw:text-style-name="P134" svg:width="0.0736in" svg:height="0.3476in" svg:x="2.1224in" svg:y="0.0004in" svg:viewBox="0 0 188 884" svg:d="M165 878c2 2 4 4 6 6 4 0 7 0 11 0 1 0 6-2 6-6 0-1-2-3-3-4-18-18-45-45-74-98-54-95-73-217-73-333 0-219 61-346 147-433 3-3 1-3 3-4 0-6-5-6-10-6-7 0-7 0-13 4-46 41-99 109-133 213-21 65-32 144-32 226 0 114 21 246 98 361 14 18 21 27 32 39 4 6 11 14 16 17 7 6 12 13 19 18z"><text:p/></draw:path><draw:path draw:style-name="gr877" draw:text-style-name="P134" svg:width="0.0854in" svg:height="0.0378in" svg:x="2.2531in" svg:y="0.0362in" svg:viewBox="0 0 218 97" svg:d="M175 57c-7 7-24 21-24 30 0 5 6 10 10 10 6 0 7-3 10-7 5-7 17-21 39-31 3-3 8-4 8-11 0-5-4-7-7-10-11-7-16-16-19-28-2-4-6-10-11-10-7 0-10 6-10 10 0 3 4 18 12 28-56 0-110 0-166 0-7 0-17 0-17 10 0 9 10 9 17 9 53 0 105 0 158 0z"><text:p/></draw:path><draw:path draw:style-name="gr878" draw:text-style-name="P134" svg:width="0.1378in" svg:height="0.1362in" svg:x="2.2142in" svg:y="0.0909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879" draw:text-style-name="P134" svg:width="0.0736in" svg:height="0.3476in" svg:x="2.3661in" svg:y="0.0004in" svg:viewBox="0 0 188 884" svg:d="M188 443c0-142-34-292-131-402-7-9-25-27-36-38-4-3-4-3-11-3-6 0-10 0-10 6 0 1 1 2 3 4 17 18 43 45 74 98 53 95 73 217 73 335 0 211-59 341-147 431-2 1-3 3-3 4 0 6 4 6 10 6 7 0 7 0 11-4 48-41 99-110 134-213 21-68 33-147 33-224z"><text:p/></draw:path></draw:g></draw:g></text:p>
      <text:p text:style-name="P113"><text:span text:style-name="T40">Ce qu’il faut comprendre comme le fait que l’opérateur </text:span><text:span text:style-name="T43"><draw:g text:anchor-type="as-char" svg:y="-0.1752in" draw:z-index="105" draw:style-name="gr1"><svg:title>TexMaths</svg:title><svg:desc>14§display§\vec{\text{rot}}§svg§600§FALSE§</svg:desc><draw:g draw:style-name="gr2"><draw:path draw:style-name="gr976" draw:text-style-name="P133" svg:width="0.2157in" svg:height="0.1551in" svg:x="0.0047in" svg:y="0.0102in" svg:viewBox="0 0 549 395" svg:d="M0 0c184 0 366 0 549 0 0 132 0 263 0 395-183 0-365 0-549 0 0-132 0-263 0-395z"><text:p/></draw:path><draw:path draw:style-name="gr977" draw:text-style-name="P134" svg:width="0.085in" svg:height="0.0378in" svg:x="0.0906in" svg:y="0.0004in" svg:viewBox="0 0 217 97" svg:d="M174 59c-7 5-23 19-23 28 0 5 4 10 10 10 4 0 7-3 9-6 7-7 18-21 39-32 3-2 8-4 8-10s-3-8-7-10c-11-8-15-17-19-28-2-4-3-11-10-11s-10 7-10 10 3 18 11 29c-56 0-111 0-165 0-9 0-17 0-17 10s8 10 17 10c52 0 103 0 157 0z"><text:p/></draw:path><draw:path draw:style-name="gr978" draw:text-style-name="P134" svg:width="0.0646in" svg:height="0.085in" svg:x="0.0004in" svg:y="0.0882in" svg:viewBox="0 0 165 217" svg:d="M69 55c0-19 0-37 0-55-23 1-47 4-69 6 0 5 0 9 0 15 34 0 38 3 38 27 0 43 0 86 0 131 0 23-6 23-38 23 0 4 0 9 0 15 18 0 42-1 56-1 20 0 42 0 62 1 0-6 0-11 0-15-5 0-7 0-10 0-37 0-38-6-38-23 0-25 0-50 0-75 0-49 21-93 59-93 3 0 4 0 5 0-2 2-12 7-12 20 0 14 11 21 22 21 9 0 21-6 21-21 0-17-15-31-36-31-37 0-55 34-60 55z"><text:p/></draw:path><draw:path draw:style-name="gr979" draw:text-style-name="P134" svg:width="0.085in" svg:height="0.0878in" svg:x="0.076in" svg:y="0.087in" svg:viewBox="0 0 217 224" svg:d="M217 115c0-63-49-115-108-115-61 0-109 53-109 115 0 63 52 109 109 109 59 0 108-46 108-109zM109 213c-21 0-43-10-56-32-12-23-12-52-12-70 0-19 0-45 12-68 13-22 37-32 56-32 21 0 42 10 55 32 13 21 13 49 13 68 0 18 0 44-10 65-12 23-34 37-58 37z"><text:p/></draw:path><draw:path draw:style-name="gr980" draw:text-style-name="P134" svg:width="0.0602in" svg:height="0.1205in" svg:x="0.1701in" svg:y="0.0543in" svg:viewBox="0 0 154 307" svg:d="M76 106c23 0 46 0 70 0 0-5 0-11 0-15-24 0-47 0-70 0 0-31 0-60 0-91-5 0-9 0-13 0 0 41-14 94-63 95 0 3 0 7 0 11 14 0 28 0 42 0 0 45 0 90 0 135 0 60 46 66 63 66 35 0 49-35 49-66 0-9 0-18 0-27-4 0-8 0-13 0 0 9 0 17 0 25 0 37-14 55-32 55-33 0-33-45-33-53 0-45 0-90 0-135z"><text:p/></draw:path></draw:g></draw:g></text:span><text:span text:style-name="T40"><text:s/>soit noté </text:span><text:span text:style-name="T40"><draw:g text:anchor-type="as-char" svg:y="-0.1925in" draw:z-index="109" draw:style-name="gr1"><svg:title>TexMaths</svg:title><svg:desc>14§display§\vec{\nabla }\wedge §svg§600§FALSE§</svg:desc><draw:g draw:style-name="gr2"><draw:path draw:style-name="gr853" draw:text-style-name="P133" svg:width="0.2587in" svg:height="0.172in" svg:x="0.0012in" svg:y="0.0102in" svg:viewBox="0 0 658 438" svg:d="M0 0c220 0 438 0 658 0 0 145 0 292 0 438-220 0-438 0-658 0 0-146 0-293 0-438z"><text:p/></draw:path><draw:path draw:style-name="gr854" draw:text-style-name="P134" svg:width="0.0858in" svg:height="0.0378in" svg:x="0.0437in" svg:y="0in" svg:viewBox="0 0 219 97" svg:d="M175 59c-7 5-22 19-22 28 0 5 4 10 9 10s6-3 9-6c5-7 17-21 39-32 3-2 9-4 9-10s-5-8-7-10c-12-8-17-17-20-28-2-4-4-11-10-11-7 0-10 7-10 10s3 18 11 29c-56 0-110 0-165 0-8 0-18 0-18 10s10 10 18 10c52 0 104 0 157 0z"><text:p/></draw:path><draw:path draw:style-name="gr855" draw:text-style-name="P134" svg:width="0.1425in" svg:height="0.1374in" svg:x="0.0004in" svg:y="0.0543in" svg:viewBox="0 0 363 350" svg:d="M360 11c1-1 3-4 3-7s-2-4-11-4c-114 0-227 0-339 0-12 0-13 1-13 4s3 6 3 7c56 109 110 220 166 329 3 7 5 10 13 10s10-3 14-10c55-109 109-220 164-329zM62 36c89 0 179 0 270 0-45 90-90 179-134 268-47-89-92-178-136-268z"><text:p/></draw:path><draw:path draw:style-name="gr856" draw:text-style-name="P134" svg:width="0.1071in" svg:height="0.1185in" svg:x="0.163in" svg:y="0.0713in" svg:viewBox="0 0 273 302" svg:d="M147 10c-3-7-6-10-11-10-6 0-7 4-10 10-41 91-83 182-123 273-3 7-3 7-3 9 0 6 4 10 10 10 3 0 7-1 11-10 38-85 77-172 115-258 38 86 77 173 116 258 4 10 10 10 11 10 6 0 10-4 10-10 0-1 0-1-3-7-42-91-82-183-123-275z"><text:p/></draw:path></draw:g></draw:g></text:span><text:span text:style-name="T40">, </text:span><text:span text:style-name="T41">ultra pas ergonomique.</text:span></text:p>
      <text:p text:style-name="P112"/>
      <text:p text:style-name="P91"><text:span text:style-name="T36">De manière générale, l</text:span><text:span text:style-name="T43">e rotationnel</text:span><text:span text:style-name="T36"> prend une fonction </text:span><text:span text:style-name="T40">vectorielle </text:span><text:span text:style-name="T36">à «n» variables (ou son expression) et retourne une fonction </text:span><text:span text:style-name="T43">vectorielle</text:span><text:span text:style-name="T36"> à «n» variables (ou son expression) </text:span><text:span text:style-name="T46">dont les composantes du vecteur retourné sont obtenues en faisant l’algorithme de calcul du déterminant en utilisant la configuration suivante:</text:span></text:p>
      <text:p text:style-name="P104"><text:span text:style-name="T79"><draw:g text:anchor-type="as-char" svg:y="-0.4008in" draw:z-index="107" draw:style-name="gr1"><svg:title>TexMaths</svg:title><svg:desc>14§display§\begin{vmatrix}
\vec{e_x_1} &amp; \vec{e_x_2} &amp; \vec{e_x_3} &amp; \dots &amp; \vec{e_x_n} \\
\partial _x_1 &amp; \partial _x_2 &amp; \partial _x_3 &amp; \dots &amp; \partial _x_n \\
V_x_1 &amp; V_x_2 &amp; V_x_3 &amp; \dots &amp; V_x_n
\end{vmatrix}§svg§600§FALSE§</svg:desc><draw:g draw:style-name="gr2"><draw:path draw:style-name="gr880" draw:text-style-name="P133" svg:width="2.3209in" svg:height="0.6843in" svg:x="0.0004in" svg:y="0.0098in" svg:viewBox="0 0 5896 1739" svg:d="M2948 1739c-983 0-1965 0-2948 0 0-579 0-1159 0-1739 1965 0 3931 0 5896 0 0 580 0 1160 0 1739-982 0-1965 0-2948 0z"><text:p/></draw:path><draw:path draw:style-name="gr881" draw:text-style-name="P134" svg:width="0.0079in" svg:height="0.1244in" svg:x="0.0185in" svg:y="0.0004in" svg:viewBox="0 0 21 317" svg:d="M0 298c0 7 0 19 11 19 10 0 10-10 10-19 0-94 0-186 0-280 0-7 0-18-10-18-11 0-11 10-11 18 0 94 0 186 0 280z"><text:p/></draw:path><draw:path draw:style-name="gr882" draw:text-style-name="P134" svg:width="0.0079in" svg:height="0.1236in" svg:x="0.0185in" svg:y="0.1161in" svg:viewBox="0 0 21 315" svg:d="M0 297c0 8 0 18 11 18 10 0 10-10 10-18 0-93 0-186 0-279 0-8 0-18-10-18-11 0-11 10-11 18 0 93 0 186 0 279z"><text:p/></draw:path><draw:path draw:style-name="gr883" draw:text-style-name="P134" svg:width="0.0079in" svg:height="0.1244in" svg:x="0.0185in" svg:y="0.2327in" svg:viewBox="0 0 21 317" svg:d="M0 298c0 7 0 19 11 19 10 0 10-10 10-19 0-94 0-186 0-280 0-7 0-18-10-18-11 0-11 11-11 18 0 94 0 186 0 280z"><text:p/></draw:path><draw:path draw:style-name="gr884" draw:text-style-name="P134" svg:width="0.0079in" svg:height="0.1244in" svg:x="0.0185in" svg:y="0.3484in" svg:viewBox="0 0 21 317" svg:d="M0 298c0 7 0 19 11 19 10 0 10-12 10-19 0-94 0-186 0-280 0-7 0-18-10-18-11 0-11 10-11 18 0 94 0 186 0 280z"><text:p/></draw:path><draw:path draw:style-name="gr885" draw:text-style-name="P134" svg:width="0.0079in" svg:height="0.1236in" svg:x="0.0185in" svg:y="0.4646in" svg:viewBox="0 0 21 315" svg:d="M0 297c0 8 0 18 11 18 10 0 10-10 10-18 0-93 0-186 0-279 0-8 0-18-10-18-11 0-11 10-11 18 0 93 0 186 0 279z"><text:p/></draw:path><draw:path draw:style-name="gr886" draw:text-style-name="P134" svg:width="0.0079in" svg:height="0.1244in" svg:x="0.0185in" svg:y="0.5803in" svg:viewBox="0 0 21 317" svg:d="M0 298c0 7 0 19 11 19 10 0 10-10 10-19 0-94 0-186 0-280 0-7 0-18-10-18-11 0-11 10-11 18 0 94 0 186 0 280z"><text:p/></draw:path><draw:path draw:style-name="gr887" draw:text-style-name="P134" svg:width="0.0854in" svg:height="0.0378in" svg:x="0.1756in" svg:y="0.0291in" svg:viewBox="0 0 218 97" svg:d="M175 59c-7 5-24 19-24 28 0 5 6 10 10 10 6 0 7-3 10-6 5-7 17-21 39-32 3-2 8-4 8-10s-4-8-7-10c-11-8-16-17-21-28 0-5-4-11-9-11-7 0-10 6-10 10 0 3 4 18 12 29-56 0-110 0-166 0-9 0-17 0-17 10s8 10 17 10c53 0 105 0 158 0z"><text:p/></draw:path><draw:path draw:style-name="gr888" draw:text-style-name="P134" svg:width="0.074in" svg:height="0.0874in" svg:x="0.0752in" svg:y="0.0811in" svg:viewBox="0 0 189 223" svg:d="M70 104c14 0 50 0 74-12 35-14 38-43 38-50 0-21-20-42-53-42-55 0-129 48-129 134 0 51 29 89 77 89 71 0 112-52 112-58 0-3-3-7-6-7-2 0-4 2-7 6-37 49-92 49-98 49-37 0-43-42-43-58 0-5 1-21 8-51 9 0 19 0 27 0zM46 94c20-76 70-83 83-83 24 0 36 14 36 31 0 52-78 52-98 52-7 0-14 0-21 0z"><text:p/></draw:path><draw:path draw:style-name="gr889" draw:text-style-name="P134" svg:width="0.0724in" svg:height="0.0606in" svg:x="0.163in" svg:y="0.1362in" svg:viewBox="0 0 185 155" svg:d="M70 115c-4 11-15 31-32 31-2 0-11 0-20-6 16-4 16-17 16-18 0-9-6-13-14-13-9 0-20 9-20 21 0 17 20 25 36 25 17 0 31-11 40-25 8 18 26 25 40 25 39 0 60-43 60-53 0-4-4-4-5-4-4 0-4 1-6 6-7 23-28 42-47 42-14 0-21-10-21-23 0-10 8-40 18-78 7-27 22-35 33-35 6 1 12 0 19 4-12 3-16 13-16 20s6 12 14 12c7 0 20-7 20-21 0-19-23-25-37-25-16 0-30 11-37 24-7-14-23-24-42-24-38 0-61 42-61 52 0 5 5 4 6 5 4 0 6-1 7-7 8-26 31-40 48-40 11 0 19 5 19 22 0 7-4 24-7 35-4 16-7 32-11 48z"><text:p/></draw:path><draw:path draw:style-name="gr890" draw:text-style-name="P134" svg:width="0.0492in" svg:height="0.0894in" svg:x="0.2685in" svg:y="0.1063in" svg:viewBox="0 0 126 228" svg:d="M78 10c0-10-1-10-9-10-23 21-55 22-69 22 0 5 0 9 0 13 8 0 31 0 50-10 0 59 0 116 0 175 0 11 0 16-35 16-4 0-8 0-12 0 0 4 0 8 0 12 5 0 49-1 61-1 10 0 54 1 62 1 0-4 0-8 0-12-4 0-10 0-14 0-34 0-34-5-34-16 0-63 0-127 0-190z"><text:p/></draw:path><draw:path draw:style-name="gr891" draw:text-style-name="P134" svg:width="0.0854in" svg:height="0.0378in" svg:x="0.6665in" svg:y="0.0291in" svg:viewBox="0 0 218 97" svg:d="M175 59c-7 5-24 19-24 28 0 5 6 10 10 10s7-3 10-6c5-7 17-21 39-32 3-2 8-4 8-10s-4-8-7-10c-11-8-16-17-21-28 0-5-2-11-9-11s-10 6-10 10c0 3 4 18 12 29-56 0-110 0-166 0-9 0-17 0-17 10s8 10 17 10c53 0 105 0 158 0z"><text:p/></draw:path><draw:path draw:style-name="gr892" draw:text-style-name="P134" svg:width="0.074in" svg:height="0.0874in" svg:x="0.5661in" svg:y="0.0811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893" draw:text-style-name="P134" svg:width="0.0724in" svg:height="0.0606in" svg:x="0.6539in" svg:y="0.1362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894" draw:text-style-name="P134" svg:width="0.0598in" svg:height="0.0894in" svg:x="0.7535in" svg:y="0.1063in" svg:viewBox="0 0 153 228" svg:d="M153 165c-5 0-9 0-13 0-1 9-4 28-8 32-3 2-30 2-35 2-21 0-42 0-63 0 36-32 49-41 68-58 27-21 51-42 51-74 0-42-38-67-82-67-43 0-71 29-71 62 0 16 14 19 18 19 9 0 18-5 18-18 0-7-2-18-21-18 12-25 35-32 51-32 35 0 53 26 53 54 0 30-22 53-32 66-28 28-56 55-84 83-3 2-3 2-3 12 48 0 94 0 141 0 5-21 7-42 12-63z"><text:p/></draw:path><draw:path draw:style-name="gr895" draw:text-style-name="P134" svg:width="0.085in" svg:height="0.0378in" svg:x="1.1579in" svg:y="0.0291in" svg:viewBox="0 0 217 97" svg:d="M175 59c-7 5-24 19-24 28 0 5 6 10 10 10s7-3 10-6c5-7 17-21 38-32 4-2 8-4 8-10s-3-8-6-10c-11-8-16-17-21-28-1-5-2-11-9-11s-10 6-10 10c0 3 4 18 12 29-56 0-110 0-166 0-9 0-17 0-17 10s8 10 17 10c53 0 105 0 158 0z"><text:p/></draw:path><draw:path draw:style-name="gr896" draw:text-style-name="P134" svg:width="0.074in" svg:height="0.0874in" svg:x="1.0575in" svg:y="0.0811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897" draw:text-style-name="P134" svg:width="0.0724in" svg:height="0.0606in" svg:x="1.1449in" svg:y="0.1362in" svg:viewBox="0 0 185 155" svg:d="M70 115c-4 11-15 31-34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7 32-11 48z"><text:p/></draw:path><draw:path draw:style-name="gr898" draw:text-style-name="P134" svg:width="0.0626in" svg:height="0.0921in" svg:x="1.2425in" svg:y="0.1063in" svg:viewBox="0 0 160 235" svg:d="M76 113c26 0 46 19 46 56 0 42-24 55-45 55-14 0-43-4-59-24 17-1 21-12 21-19 0-12-8-19-19-19-10 0-20 6-20 20 0 32 36 53 78 53 48 0 82-32 82-66 0-28-23-54-61-61 37-14 49-39 49-60 0-28-32-48-70-48-39 0-67 18-67 46 0 11 7 18 18 18 10 0 17-8 17-18s-7-17-17-17c12-15 35-19 49-19 16 0 37 8 37 38 0 14-4 30-14 40-11 13-21 14-38 16-8 0-10 0-11 0-2 1-3 1-3 5s3 4 8 4c6 0 13 0 19 0z"><text:p/></draw:path><draw:path draw:style-name="gr899" draw:text-style-name="P134" svg:width="0.0201in" svg:height="0.0201in" svg:x="1.5441in" svg:y="0.1465in" svg:viewBox="0 0 52 52" svg:d="M52 27c0-14-11-27-25-27-16 0-27 13-27 27s11 25 27 25c14 0 25-11 25-25z"><text:p/></draw:path><draw:path draw:style-name="gr900" draw:text-style-name="P134" svg:width="0.0201in" svg:height="0.0201in" svg:x="1.6299in" svg:y="0.1465in" svg:viewBox="0 0 52 52" svg:d="M52 27c0-14-11-27-25-27s-27 13-27 27 13 25 27 25 25-11 25-25z"><text:p/></draw:path><draw:path draw:style-name="gr901" draw:text-style-name="P134" svg:width="0.0205in" svg:height="0.0201in" svg:x="1.7161in" svg:y="0.1465in" svg:viewBox="0 0 53 52" svg:d="M53 27c0-14-12-27-26-27s-27 13-27 27 13 25 27 25 26-11 26-25z"><text:p/></draw:path><draw:path draw:style-name="gr902" draw:text-style-name="P134" svg:width="0.0854in" svg:height="0.0378in" svg:x="2.1091in" svg:y="0.0291in" svg:viewBox="0 0 218 97" svg:d="M175 59c-7 5-24 19-24 28 0 5 6 10 10 10 6 0 7-3 10-6 5-7 17-21 39-32 3-2 8-4 8-10s-4-8-7-10c-11-8-16-17-19-28-2-5-4-11-10-11-7 0-10 6-10 10 0 3 3 18 11 29-54 0-110 0-165 0-8 0-18 0-18 10s10 10 18 10c52 0 105 0 157 0z"><text:p/></draw:path><draw:path draw:style-name="gr903" draw:text-style-name="P134" svg:width="0.074in" svg:height="0.0874in" svg:x="1.9992in" svg:y="0.0811in" svg:viewBox="0 0 189 223" svg:d="M70 104c14 0 50 0 76-12 33-14 36-43 36-50 0-21-18-42-52-42-54 0-130 48-130 134 0 51 29 89 78 89 70 0 111-52 111-58 0-3-3-7-6-7-2 0-2 2-5 6-39 49-93 49-100 49-37 0-42-42-42-58 0-5 0-21 7-51 9 0 19 0 27 0zM46 94c20-76 70-83 84-83 23 0 37 14 37 31 0 52-80 52-100 52-7 0-14 0-21 0z"><text:p/></draw:path><draw:path draw:style-name="gr904" draw:text-style-name="P134" svg:width="0.0717in" svg:height="0.0606in" svg:x="2.0874in" svg:y="0.1362in" svg:viewBox="0 0 183 155" svg:d="M69 115c-3 11-14 31-33 31-1 0-11 0-18-6 14-4 16-17 16-18 0-9-7-13-14-13-10 0-20 9-20 21 0 17 18 25 36 25 16 0 30-11 38-25 9 18 28 25 41 25 40 0 61-43 61-53 0-4-4-3-5-4-6 0-6 1-7 6-7 23-28 42-48 42-14 0-21-10-21-23 0-10 9-40 18-78 7-27 23-35 34-35 1 0 11 0 18 4-10 3-14 13-14 20s6 12 14 12c7 0 18-7 18-21 0-19-21-25-35-25-18 0-30 11-39 24-5-14-22-24-40-24-40 0-62 42-62 52 0 5 6 5 7 5 4 0 4-1 6-7 8-26 30-40 47-40 11 0 21 5 21 22 0 7-4 24-8 35-4 16-7 32-11 48z"><text:p/></draw:path><draw:path draw:style-name="gr905" draw:text-style-name="P134" svg:width="0.0827in" svg:height="0.0606in" svg:x="2.1846in" svg:y="0.1362in" svg:viewBox="0 0 211 155" svg:d="M27 130c-2 4-5 13-5 14 0 7 7 11 13 11s10-5 13-8c2-3 4-14 7-21 1-7 5-22 7-31 2-8 4-15 5-24 4-14 6-16 16-30 9-14 25-31 51-31 20 0 20 17 20 24 0 21-15 58-20 72-4 10-5 13-5 19 0 18 15 30 32 30 35 0 50-47 50-53 0-4-4-3-5-4-6 0-6 1-7 6-9 28-23 42-37 42-7 0-8-6-8-13 0-8 1-13 7-28 4-10 18-46 18-66 0-33-25-39-43-39-30 0-49 17-59 31-3-24-22-31-36-31-16 0-24 10-28 18-7 13-13 32-13 34 0 5 6 5 7 5 4 0 4-1 7-11 6-19 11-36 25-36 9 0 11 7 11 17 0 5-2 18-5 28-3 9-6 23-7 30-4 16-7 30-11 45z"><text:p/></draw:path><draw:path draw:style-name="gr906" draw:text-style-name="P134" svg:width="0.1012in" svg:height="0.1425in" svg:x="0.0681in" svg:y="0.2602in" svg:viewBox="0 0 258 363" svg:d="M207 186c-4-31-25-59-63-59-31 0-61 9-101 47-40 40-43 87-43 102 0 31 21 87 90 87 117 0 168-164 168-236 0-77-45-127-105-127-72 0-96 64-96 78 0 7 5 17 20 17s27-14 27-25c0-18-16-18-24-18 22-37 57-39 71-39 35 0 70 25 70 89 0 18-3 44-12 84zM91 350c-53 0-53-52-53-56 0-14 11-83 32-112 20-28 43-43 74-43 53 0 55 54 55 64 0 36-32 147-108 147z"><text:p/></draw:path><draw:path draw:style-name="gr907" draw:text-style-name="P134" svg:width="0.0717in" svg:height="0.0606in" svg:x="0.1693in" svg:y="0.3681in" svg:viewBox="0 0 183 155" svg:d="M69 115c-3 12-14 31-33 31-1 0-11 0-18-5 14-5 16-16 16-19 0-7-6-13-14-13-10 0-20 9-20 21 0 17 20 25 36 25s30-9 38-25c9 18 28 25 42 25 39 0 60-43 60-53 0-4-4-4-5-4-6 0-6 1-7 6-7 23-28 42-46 42-14 0-21-10-21-23 0-8 7-40 16-78 7-27 23-35 34-35 1 0 13 0 20 4-12 4-16 13-16 20s6 12 14 12c7 0 18-7 18-21 0-19-21-25-35-25-16 0-30 11-39 24-5-14-21-24-40-24-40 0-61 42-61 53 0 4 5 4 6 4 4 0 4-1 6-5 9-28 30-42 47-42 11 0 21 5 21 22 0 7-4 24-7 37-4 15-8 30-12 46z"><text:p/></draw:path><draw:path draw:style-name="gr908" draw:text-style-name="P134" svg:width="0.0488in" svg:height="0.0894in" svg:x="0.2752in" svg:y="0.3382in" svg:viewBox="0 0 125 228" svg:d="M77 10c0-10 0-10-10-10-22 22-53 22-67 22 0 5 0 9 0 13 8 0 31 0 49-10 0 59 0 116 0 175 0 11 0 17-34 17-4 0-8 0-12 0 0 4 0 7 0 11 5 0 47-1 60-1 11 0 55 1 62 1 0-4 0-7 0-11-5 0-9 0-13 0-35 0-35-6-35-17 0-63 0-127 0-190z"><text:p/></draw:path><draw:path draw:style-name="gr909" draw:text-style-name="P134" svg:width="0.1016in" svg:height="0.1425in" svg:x="0.5587in" svg:y="0.2602in" svg:viewBox="0 0 259 363" svg:d="M209 186c-5-31-26-59-63-59-31 0-63 9-101 47-41 40-45 87-45 102 0 31 22 87 91 87 118 0 168-164 168-236 0-77-45-127-106-127-72 0-94 64-94 78 0 7 4 17 19 17 16 0 27-14 27-25 0-18-15-18-24-18 23-37 56-39 72-39 35 0 70 25 70 89 0 18-3 44-14 84zM92 350c-54 0-54-52-54-56 0-14 12-83 33-112 20-28 44-43 75-43 53 0 54 54 54 64 0 36-32 147-108 147z"><text:p/></draw:path><draw:path draw:style-name="gr910" draw:text-style-name="P134" svg:width="0.0717in" svg:height="0.0606in" svg:x="0.6606in" svg:y="0.3681in" svg:viewBox="0 0 183 155" svg:d="M69 115c-3 12-14 31-33 31-1 0-11 0-18-5 14-5 16-16 16-19 0-7-7-13-14-13-10 0-20 9-20 21 0 17 18 25 36 25 16 0 30-9 38-25 9 18 28 25 41 25 40 0 61-43 61-53 0-4-4-3-5-4-6 0-6 1-7 6-7 23-28 42-48 42-14 0-21-10-21-23 0-8 9-40 18-78 7-27 23-35 34-35 1 0 11 0 20 4-12 4-16 13-16 20s6 12 14 12c7 0 18-7 18-21 0-19-21-25-35-25-18 0-30 11-39 24-5-14-22-24-40-24-40 0-62 42-62 53 0 4 6 4 7 4 4 0 4-1 6-5 8-28 30-42 47-42 11 0 21 5 21 22 0 7-4 24-7 37-4 15-8 30-12 46z"><text:p/></draw:path><draw:path draw:style-name="gr911" draw:text-style-name="P134" svg:width="0.0598in" svg:height="0.0894in" svg:x="0.7598in" svg:y="0.3382in" svg:viewBox="0 0 153 228" svg:d="M153 167c-5 0-7 0-12 0-1 7-5 28-9 30-3 3-30 3-34 3-21 0-42 0-63 0 35-32 48-42 69-59 25-19 49-40 49-74 0-42-37-67-82-67-42 0-71 31-71 62 0 18 15 19 18 19 9 0 18-5 18-18 0-6-1-18-19-18 10-25 33-32 50-32 34 0 52 26 52 54 0 31-21 53-32 66-28 28-55 55-83 83-4 2-4 4-4 12 48 0 95 0 143 0 3-21 7-40 10-61z"><text:p/></draw:path><draw:path draw:style-name="gr912" draw:text-style-name="P134" svg:width="0.1016in" svg:height="0.1425in" svg:x="1.0496in" svg:y="0.2602in" svg:viewBox="0 0 259 363" svg:d="M209 186c-6-31-26-59-63-59-31 0-63 9-101 47-41 40-45 87-45 102 0 31 22 87 91 87 118 0 168-164 168-236 0-77-46-127-106-127-72 0-94 64-94 78 0 7 4 17 18 17 17 0 27-14 27-25 0-18-16-18-23-18 21-37 56-39 70-39 37 0 72 25 72 89 0 18-3 44-14 84zM92 350c-54 0-54-52-54-56 0-14 12-83 32-112 21-28 45-43 76-43 53 0 54 54 54 64 0 36-32 147-108 147z"><text:p/></draw:path><draw:path draw:style-name="gr913" draw:text-style-name="P134" svg:width="0.0717in" svg:height="0.0606in" svg:x="1.1516in" svg:y="0.3681in" svg:viewBox="0 0 183 155" svg:d="M69 115c-3 12-16 31-33 31-1 0-11 0-18-5 14-5 14-16 14-19 0-7-5-13-12-13-10 0-20 9-20 21 0 17 18 25 35 25s31-9 39-25c9 18 27 25 41 25 39 0 60-43 60-53 0-4-3-3-4-4-6 0-6 1-7 6-7 23-28 42-48 42-14 0-21-10-21-23 0-8 9-40 18-78 7-27 23-35 34-35 1 0 11 0 18 4-11 4-14 13-14 20s4 12 13 12c7 0 19-7 19-21 0-19-22-25-35-25-18 0-32 11-39 24-5-14-22-24-42-24-38 0-60 42-60 53 0 4 4 3 6 4 5 0 5-1 7-5 8-28 30-42 47-42 11 0 20 5 20 22 0 7-3 24-7 37-4 15-7 30-11 46z"><text:p/></draw:path><draw:path draw:style-name="gr914" draw:text-style-name="P134" svg:width="0.0618in" svg:height="0.0921in" svg:x="1.2492in" svg:y="0.3382in" svg:viewBox="0 0 158 235" svg:d="M76 113c26 0 46 20 46 56 0 42-25 55-45 55-14 0-45-3-59-24 16 0 20-11 20-18 0-11-9-20-18-20-10 0-20 6-20 20 0 32 35 53 77 53 48 0 81-32 81-66 0-26-22-53-60-61 36-13 49-39 49-60 0-27-31-48-69-48-39 0-67 20-67 46 0 13 7 18 17 18 11 0 18-7 18-16 0-10-7-19-18-19 13-15 36-19 49-19 15 0 38 8 38 38 0 14-6 30-14 40-11 14-21 14-39 16-9 0-9 0-10 1-2 0-4 0-4 4s2 4 8 4c7 0 13 0 20 0z"><text:p/></draw:path><draw:path draw:style-name="gr915" draw:text-style-name="P134" svg:width="0.0201in" svg:height="0.0201in" svg:x="1.5441in" svg:y="0.3783in" svg:viewBox="0 0 52 52" svg:d="M52 25c0-14-11-25-25-25-16 0-27 11-27 25s11 27 27 27c14 0 25-13 25-27z"><text:p/></draw:path><draw:path draw:style-name="gr916" draw:text-style-name="P134" svg:width="0.0201in" svg:height="0.0201in" svg:x="1.6299in" svg:y="0.3783in" svg:viewBox="0 0 52 52" svg:d="M52 25c0-14-11-25-25-25s-27 11-27 25 13 27 27 27 25-13 25-27z"><text:p/></draw:path><draw:path draw:style-name="gr917" draw:text-style-name="P134" svg:width="0.0205in" svg:height="0.0201in" svg:x="1.7161in" svg:y="0.3783in" svg:viewBox="0 0 53 52" svg:d="M53 25c0-14-12-25-26-25s-27 11-27 25 13 27 27 27 26-13 26-27z"><text:p/></draw:path><draw:path draw:style-name="gr918" draw:text-style-name="P134" svg:width="0.1016in" svg:height="0.1425in" svg:x="1.9921in" svg:y="0.2602in" svg:viewBox="0 0 259 363" svg:d="M209 186c-6-31-26-59-65-59-29 0-61 9-99 47-42 40-45 87-45 102 0 31 21 87 91 87 116 0 168-164 168-236 0-77-46-127-106-127-72 0-94 64-94 78 0 7 4 17 18 17 17 0 27-14 27-25 0-18-16-18-23-18 21-37 56-39 70-39 37 0 70 25 70 89 0 18-3 44-12 84zM92 350c-54 0-54-52-54-56 0-14 12-83 32-112 20-28 43-43 74-43 53 0 55 54 55 64 0 36-31 147-107 147z"><text:p/></draw:path><draw:path draw:style-name="gr919" draw:text-style-name="P134" svg:width="0.0724in" svg:height="0.0606in" svg:x="2.0937in" svg:y="0.3681in" svg:viewBox="0 0 185 155" svg:d="M70 115c-4 12-15 31-34 31-5-2-11 0-18-5 14-5 16-16 16-19 0-7-6-13-14-13-10 0-20 9-20 21 0 17 20 25 36 25s30-9 40-25c7 18 26 25 40 25 39 0 60-43 60-53 0-4-4-4-5-4-4 0-6 1-7 6-7 23-27 42-46 42-14 0-21-10-21-23 0-8 8-40 18-78 5-27 22-35 33-35 6 1 12 0 19 4-12 4-16 13-16 20s6 12 14 12c9 0 20-7 20-21 0-19-23-25-37-25-16 0-30 11-37 24-7-14-23-24-42-24-38 0-61 42-61 53 0 4 5 4 6 4 4 0 4-1 7-5 8-28 29-42 46-42 11 0 21 5 21 22 0 7-4 24-7 37-4 15-7 30-11 46z"><text:p/></draw:path><draw:path draw:style-name="gr920" draw:text-style-name="P134" svg:width="0.0823in" svg:height="0.0606in" svg:x="2.1909in" svg:y="0.3681in" svg:viewBox="0 0 210 155" svg:d="M25 130c-1 4-3 13-3 14 0 7 6 11 12 11 7 0 12-5 14-8 1-4 4-14 5-21 2-6 6-22 9-31 1-7 4-15 5-22 3-14 4-17 14-31s27-32 52-32c20 0 21 17 21 24 0 21-15 58-21 72-4 10-6 14-6 20 0 18 16 29 34 29 34 0 49-47 49-53 0-4-4-4-6-4-4 0-5 3-7 6-7 28-22 42-36 42-7 0-8-5-8-13 0-7 1-11 8-28 4-10 18-46 18-66 0-33-26-39-45-39-28 0-47 18-58 31-2-24-23-31-37-31s-22 11-26 18c-9 13-13 32-13 35 0 4 4 4 6 4 4 0 5-1 7-11 5-19 12-36 25-36 10 0 11 7 11 17 0 7-3 18-4 28-3 8-7 23-9 30-4 16-7 30-11 45z"><text:p/></draw:path><draw:path draw:style-name="gr921" draw:text-style-name="P134" svg:width="0.1378in" svg:height="0.1362in" svg:x="0.0657in" svg:y="0.4984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3 39 304 2 10 3 11 10 11s10-2 14-9c59-94 118-188 176-282z"><text:p/></draw:path><draw:path draw:style-name="gr922" draw:text-style-name="P134" svg:width="0.0724in" svg:height="0.0606in" svg:x="0.1744in" svg:y="0.6004in" svg:viewBox="0 0 185 155" svg:d="M70 116c-4 11-15 30-34 30-5-2-11 0-18-5 14-4 16-16 16-19 0-7-6-13-14-13-10 0-20 9-20 21 0 17 20 25 36 25s30-9 38-23c9 18 28 23 42 23 39 0 60-43 60-51 0-6-4-6-5-6-4 0-6 3-7 7-7 22-28 41-46 41-14 0-21-9-21-23 0-8 8-39 18-78 5-27 21-35 33-35 6 1 12 0 19 5-12 3-16 13-16 19 0 8 6 12 14 12 9 0 20-5 20-21 0-19-23-25-37-25-16 0-30 11-37 25-7-14-23-25-42-25-40 0-61 43-61 53 0 4 5 4 6 4 4 0 4-1 7-5 8-27 29-42 46-42 11 0 21 7 21 22 0 7-4 25-7 37-4 15-7 32-11 47z"><text:p/></draw:path><draw:path draw:style-name="gr923" draw:text-style-name="P134" svg:width="0.0492in" svg:height="0.0894in" svg:x="0.2803in" svg:y="0.5705in" svg:viewBox="0 0 126 228" svg:d="M78 8c0-8-1-8-11-8-22 21-53 21-67 21 0 4 0 8 0 13 8 0 31 0 50-10 0 59 0 117 0 176 0 11 0 16-35 16-4 0-8 0-12 0 0 4 0 8 0 12 5-1 47-1 61-1 10 0 54 0 62 1 0-4 0-8 0-12-4 0-10 0-14 0-34 0-34-5-34-16 0-64 0-127 0-192z"><text:p/></draw:path><draw:path draw:style-name="gr924" draw:text-style-name="P134" svg:width="0.1374in" svg:height="0.1362in" svg:x="0.5571in" svg:y="0.4984in" svg:viewBox="0 0 350 347" svg:d="M281 56c24-38 45-39 63-41 6 0 6-8 6-9 0-3-1-6-6-6-12 0-28 1-40 1-17 0-34-1-49-1-3 0-9 0-9 10 0 5 5 5 7 5 14 2 23 6 23 17 0 7-4 13-7 18-51 80-101 160-151 240-12-87-23-172-34-259 0-9 11-16 35-16 6 0 11 0 11-9 0-5-4-6-7-6-19 0-40 1-60 1-10 0-20 0-28 0-10 0-18-1-25-1-4 0-10 0-10 10 0 5 4 5 13 5 26 0 28 5 29 17 13 101 25 203 38 304 3 10 4 11 10 11 8 0 11-2 14-9 58-94 119-188 177-282z"><text:p/></draw:path><draw:path draw:style-name="gr925" draw:text-style-name="P134" svg:width="0.0724in" svg:height="0.0606in" svg:x="0.6654in" svg:y="0.6004in" svg:viewBox="0 0 185 155" svg:d="M69 116c-3 11-14 30-33 30-5-2-11 0-18-5 14-4 16-16 16-19 0-7-6-13-14-13-10 0-20 9-20 21 0 17 20 25 36 25s30-9 38-23c9 18 28 23 42 23 39 0 60-43 60-51 0-6-4-6-5-6-6 0-6 3-7 7-7 22-28 41-46 41-14 0-21-9-21-23 0-8 7-39 16-78 7-27 23-35 34-35 1 0 13 0 20 5-12 3-16 13-16 19 0 8 6 12 14 12 7 0 20-5 20-21 0-19-23-25-37-25-16 0-30 11-39 25-5-14-21-25-40-25-40 0-61 43-61 53 0 4 5 4 6 4 4 0 4-1 6-5 9-27 30-42 47-42 11 0 21 7 21 22 0 7-4 25-7 37-4 15-8 32-12 47z"><text:p/></draw:path><draw:path draw:style-name="gr926" draw:text-style-name="P134" svg:width="0.0591in" svg:height="0.0894in" svg:x="0.7654in" svg:y="0.5705in" svg:viewBox="0 0 151 228" svg:d="M151 165c-4 0-7 0-11 0-1 7-4 28-10 31-3 3-28 3-33 3-21 0-42 0-63 0 36-32 47-42 68-58 25-21 49-42 49-75 0-41-36-66-80-66-43 0-71 29-71 60 0 18 14 20 18 20 7 0 18-6 18-18 0-6-2-19-21-19 12-23 34-32 51-32 35 0 52 28 52 55 0 31-21 54-33 67-28 27-54 55-82 81-3 3-3 4-3 14 48 0 94 0 141 0 3-21 7-42 10-63z"><text:p/></draw:path><draw:path draw:style-name="gr927" draw:text-style-name="P134" svg:width="0.1374in" svg:height="0.1362in" svg:x="1.048in" svg:y="0.4984in" svg:viewBox="0 0 350 347" svg:d="M281 56c24-38 45-39 63-41 6 0 6-8 6-9 0-3-3-6-6-6-14 0-28 1-40 1-17 0-34-1-49-1-3 0-10 0-10 10 0 5 4 5 8 5 13 2 23 6 23 17 0 7-4 13-7 18-51 80-101 160-151 240-12-87-23-172-34-259 0-9 11-16 34-16 7 0 12 0 12-9 0-5-4-6-7-6-19 0-40 1-60 1-10 0-20 0-28 0-10 0-18-1-27-1-2 0-8 0-8 10 0 5 4 5 11 5 28 0 28 5 31 17 13 101 25 203 38 304 1 10 4 11 10 11 8 0 9-2 14-9 58-94 119-188 177-282z"><text:p/></draw:path><draw:path draw:style-name="gr928" draw:text-style-name="P134" svg:width="0.0717in" svg:height="0.0606in" svg:x="1.1567in" svg:y="0.6004in" svg:viewBox="0 0 183 155" svg:d="M69 116c-3 11-14 30-33 30-1 0-11 0-18-5 14-4 16-16 16-19 0-7-7-13-14-13-10 0-20 9-20 21 0 17 20 25 36 25s30-9 38-23c9 18 28 23 41 23 40 0 61-43 61-51 0-6-4-5-5-6-6 0-6 3-7 7-7 22-28 41-48 41-12 0-21-9-21-23 0-8 9-39 18-78 7-27 23-35 34-35 1 0 11 0 20 5-12 3-16 13-16 19 0 8 6 12 14 12 7 0 18-5 18-21 0-19-21-25-35-25-18 0-30 11-39 25-5-14-22-25-40-25-40 0-62 43-62 53 0 4 6 4 7 4 4 0 4-1 6-5 8-27 30-42 47-42 11 0 21 7 21 22 0 7-4 25-7 37-4 15-8 32-12 47z"><text:p/></draw:path><draw:path draw:style-name="gr929" draw:text-style-name="P134" svg:width="0.0618in" svg:height="0.0921in" svg:x="1.2543in" svg:y="0.5705in" svg:viewBox="0 0 158 235" svg:d="M76 113c26 0 46 19 46 55 0 43-25 56-45 56-14 0-45-4-59-24 17-1 20-12 20-19 0-12-7-20-18-20-10 0-20 6-20 21 0 32 36 53 77 53 49 0 81-32 81-67 0-27-21-53-60-62 36-12 50-39 50-60 0-26-32-46-70-46-37 0-67 18-67 45 0 12 7 18 18 18 10 0 17-7 17-17s-7-17-17-18c12-15 35-18 48-18 15 0 38 7 38 36 0 16-6 31-14 42-11 13-21 13-38 14-10 2-10 2-11 2-2 0-4 0-4 4 0 5 4 5 9 5 6 0 13 0 19 0z"><text:p/></draw:path><draw:path draw:style-name="gr930" draw:text-style-name="P134" svg:width="0.0201in" svg:height="0.0201in" svg:x="1.5441in" svg:y="0.6102in" svg:viewBox="0 0 52 52" svg:d="M52 25c0-14-11-25-25-25-16 0-27 10-27 25 0 14 11 27 27 27 14 0 25-11 25-27z"><text:p/></draw:path><draw:path draw:style-name="gr931" draw:text-style-name="P134" svg:width="0.0201in" svg:height="0.0201in" svg:x="1.6299in" svg:y="0.6102in" svg:viewBox="0 0 52 52" svg:d="M52 25c0-14-11-25-25-25s-27 10-27 25c0 14 13 27 27 27s25-11 25-27z"><text:p/></draw:path><draw:path draw:style-name="gr932" draw:text-style-name="P134" svg:width="0.0205in" svg:height="0.0201in" svg:x="1.7161in" svg:y="0.6102in" svg:viewBox="0 0 53 52" svg:d="M53 25c0-14-12-25-26-25s-27 10-27 25c0 14 13 27 27 27s26-11 26-27z"><text:p/></draw:path><draw:path draw:style-name="gr933" draw:text-style-name="P134" svg:width="0.1378in" svg:height="0.1362in" svg:x="1.9898in" svg:y="0.4984in" svg:viewBox="0 0 351 347" svg:d="M281 56c24-38 45-39 63-41 6 0 7-8 7-9 0-3-2-6-7-6-12 0-26 1-40 1-16 0-32-1-48-1-3 0-10 0-10 10 0 5 5 5 9 5 12 2 22 6 22 17 0 7-5 13-8 18-51 80-100 160-150 240-11-87-22-172-34-259 0-9 12-16 34-16 7 0 13 0 13-9 0-5-5-6-7-6-20 0-41 1-62 1-8 0-18 0-27 0-8 0-18-1-26-1-3 0-10 0-10 10 0 5 4 5 13 5 28 0 28 5 29 17 13 101 27 203 39 304 2 10 3 11 10 11 8 0 10-2 14-9 59-94 118-188 176-282z"><text:p/></draw:path><draw:path draw:style-name="gr934" draw:text-style-name="P134" svg:width="0.0724in" svg:height="0.0606in" svg:x="2.0984in" svg:y="0.6004in" svg:viewBox="0 0 185 155" svg:d="M70 116c-4 11-15 30-32 30-2 0-11 0-20-5 14-4 16-16 16-19 0-7-6-13-14-13-9 0-20 9-20 21 0 17 20 25 36 25 17 0 31-9 40-23 8 18 26 23 40 23 39 0 60-43 60-51 0-6-4-6-5-6-4 0-4 3-6 7-7 22-28 41-47 41-14 0-21-9-21-23 0-8 8-39 18-78 7-27 22-35 33-35 6 1 12 0 19 5-12 3-16 13-16 19 0 8 6 12 14 12 7 0 20-5 20-21 0-19-23-25-37-25-16 0-30 11-37 25-7-14-23-25-42-25-38 0-61 43-61 53 0 4 5 4 6 4 4 0 6-1 7-5 8-27 31-42 48-42 11 0 19 7 19 22 0 7-4 25-7 37-4 15-7 32-11 47z"><text:p/></draw:path><draw:path draw:style-name="gr935" draw:text-style-name="P134" svg:width="0.0823in" svg:height="0.0606in" svg:x="2.1961in" svg:y="0.6004in" svg:viewBox="0 0 210 155" svg:d="M25 130c-1 4-1 10-3 14 0 9 6 11 12 11 7 0 12-4 14-7 1-2 4-14 5-22 3-6 6-21 9-31 1-7 4-14 5-22 4-14 4-17 14-31s27-32 52-32c20 0 21 18 21 24 0 21-15 58-21 74-3 10-4 12-4 18 0 18 14 29 32 29 34 0 49-47 49-51 0-6-4-6-6-6-4 0-4 3-5 7-9 27-24 41-37 41-8 0-9-5-9-12 0-8 2-12 8-28 4-11 18-47 18-67 0-33-26-39-45-39-28 0-47 18-57 32-3-24-24-32-38-32s-22 11-26 20c-9 12-13 32-13 33 0 4 4 4 6 4 5 0 5-1 8-9 4-21 11-38 25-38 9 0 11 8 11 17 0 7-4 19-5 29-3 8-6 22-9 31-4 14-7 29-11 43z"><text:p/></draw:path><draw:path draw:style-name="gr936" draw:text-style-name="P134" svg:width="0.0079in" svg:height="0.1244in" svg:x="2.3232in" svg:y="0.0004in" svg:viewBox="0 0 21 317" svg:d="M0 298c0 7 0 19 10 19 11 0 11-10 11-19 0-94 0-186 0-280 0-7 0-18-11-18-10 0-10 10-10 18 0 94 0 186 0 280z"><text:p/></draw:path><draw:path draw:style-name="gr937" draw:text-style-name="P134" svg:width="0.0079in" svg:height="0.1236in" svg:x="2.3232in" svg:y="0.1161in" svg:viewBox="0 0 21 315" svg:d="M0 297c0 8 0 18 10 18 11 0 11-10 11-18 0-93 0-186 0-279 0-8 0-18-11-18-10 0-10 10-10 18 0 93 0 186 0 279z"><text:p/></draw:path><draw:path draw:style-name="gr938" draw:text-style-name="P134" svg:width="0.0079in" svg:height="0.1244in" svg:x="2.3232in" svg:y="0.2327in" svg:viewBox="0 0 21 317" svg:d="M0 298c0 7 0 19 10 19 11 0 11-10 11-19 0-94 0-186 0-280 0-7 0-18-11-18-10 0-10 11-10 18 0 94 0 186 0 280z"><text:p/></draw:path><draw:path draw:style-name="gr939" draw:text-style-name="P134" svg:width="0.0079in" svg:height="0.1244in" svg:x="2.3232in" svg:y="0.3484in" svg:viewBox="0 0 21 317" svg:d="M0 298c0 7 0 19 10 19 11 0 11-12 11-19 0-94 0-186 0-280 0-7 0-18-11-18-10 0-10 10-10 18 0 94 0 186 0 280z"><text:p/></draw:path><draw:path draw:style-name="gr940" draw:text-style-name="P134" svg:width="0.0079in" svg:height="0.1236in" svg:x="2.3232in" svg:y="0.4646in" svg:viewBox="0 0 21 315" svg:d="M0 297c0 8 0 18 10 18 11 0 11-10 11-18 0-93 0-186 0-279 0-8 0-18-11-18-10 0-10 10-10 18 0 93 0 186 0 279z"><text:p/></draw:path><draw:path draw:style-name="gr941" draw:text-style-name="P134" svg:width="0.0079in" svg:height="0.1244in" svg:x="2.3232in" svg:y="0.5803in" svg:viewBox="0 0 21 317" svg:d="M0 298c0 7 0 19 10 19 11 0 11-10 11-19 0-94 0-186 0-280 0-7 0-18-11-18-10 0-10 10-10 18 0 94 0 186 0 280z"><text:p/></draw:path></draw:g></draw:g></text:span><text:span text:style-name="T79"><text:s/>, genre </text:span><draw:g text:anchor-type="as-char" svg:y="-0.4008in" draw:z-index="106" draw:style-name="gr1"><svg:title>TexMaths</svg:title><svg:desc>14§display§\begin{vmatrix}
\vec{e_x} &amp; \vec{e_y} &amp; \vec{e_z} \\
\partial _x &amp; \partial _y &amp; \partial _z\\
V_x &amp; V_y &amp; V_z
\end{vmatrix}§svg§600§FALSE§</svg:desc><draw:g draw:style-name="gr2"><draw:path draw:style-name="gr942" draw:text-style-name="P133" svg:width="1.0862in" svg:height="0.6843in" svg:x="0.0004in" svg:y="0.0098in" svg:viewBox="0 0 2760 1739" svg:d="M1381 1739c-461 0-920 0-1381 0 0-579 0-1159 0-1739 920 0 1840 0 2760 0 0 580 0 1160 0 1739-460 0-920 0-1379 0z"><text:p/></draw:path><draw:path draw:style-name="gr943" draw:text-style-name="P134" svg:width="0.0079in" svg:height="0.1244in" svg:x="0.0185in" svg:y="0.0004in" svg:viewBox="0 0 21 317" svg:d="M0 298c0 7 0 19 11 19 10 0 10-10 10-19 0-94 0-186 0-280 0-7 0-18-10-18-11 0-11 10-11 18 0 94 0 186 0 280z"><text:p/></draw:path><draw:path draw:style-name="gr944" draw:text-style-name="P134" svg:width="0.0079in" svg:height="0.1236in" svg:x="0.0185in" svg:y="0.1161in" svg:viewBox="0 0 21 315" svg:d="M0 297c0 8 0 18 11 18 10 0 10-10 10-18 0-93 0-186 0-279 0-8 0-18-10-18-11 0-11 10-11 18 0 93 0 186 0 279z"><text:p/></draw:path><draw:path draw:style-name="gr945" draw:text-style-name="P134" svg:width="0.0079in" svg:height="0.1244in" svg:x="0.0185in" svg:y="0.2327in" svg:viewBox="0 0 21 317" svg:d="M0 298c0 7 0 19 11 19 10 0 10-10 10-19 0-94 0-186 0-280 0-7 0-18-10-18-11 0-11 11-11 18 0 94 0 186 0 280z"><text:p/></draw:path><draw:path draw:style-name="gr946" draw:text-style-name="P134" svg:width="0.0079in" svg:height="0.1244in" svg:x="0.0185in" svg:y="0.3484in" svg:viewBox="0 0 21 317" svg:d="M0 298c0 7 0 19 11 19 10 0 10-12 10-19 0-94 0-186 0-280 0-7 0-18-10-18-11 0-11 10-11 18 0 94 0 186 0 280z"><text:p/></draw:path><draw:path draw:style-name="gr947" draw:text-style-name="P134" svg:width="0.0079in" svg:height="0.1236in" svg:x="0.0185in" svg:y="0.4646in" svg:viewBox="0 0 21 315" svg:d="M0 297c0 8 0 18 11 18 10 0 10-10 10-18 0-93 0-186 0-279 0-8 0-18-10-18-11 0-11 10-11 18 0 93 0 186 0 279z"><text:p/></draw:path><draw:path draw:style-name="gr948" draw:text-style-name="P134" svg:width="0.0079in" svg:height="0.1244in" svg:x="0.0185in" svg:y="0.5803in" svg:viewBox="0 0 21 317" svg:d="M0 298c0 7 0 19 11 19 10 0 10-10 10-19 0-94 0-186 0-280 0-7 0-18-10-18-11 0-11 10-11 18 0 94 0 186 0 280z"><text:p/></draw:path><draw:path draw:style-name="gr949" draw:text-style-name="P134" svg:width="0.0854in" svg:height="0.0378in" svg:x="0.1319in" svg:y="0.0291in" svg:viewBox="0 0 218 97" svg:d="M175 59c-7 5-24 19-24 28 0 5 6 10 10 10 6 0 7-3 10-6 5-7 17-21 39-32 3-2 8-4 8-10s-4-8-7-10c-11-8-16-17-19-28-2-5-6-11-11-11-7 0-10 6-10 10 0 3 4 18 12 29-54 0-110 0-165 0-8 0-18 0-18 10s10 10 18 10c52 0 105 0 157 0z"><text:p/></draw:path><draw:path draw:style-name="gr950" draw:text-style-name="P134" svg:width="0.074in" svg:height="0.0874in" svg:x="0.0752in" svg:y="0.0811in" svg:viewBox="0 0 189 223" svg:d="M70 104c14 0 50 0 74-12 35-14 38-43 38-50 0-21-20-42-53-42-55 0-129 48-129 134 0 51 29 89 77 89 70 0 112-52 112-58 0-3-3-7-6-7-2 0-4 2-7 6-39 49-92 49-98 49-37 0-43-42-43-58 0-5 1-21 8-51 9 0 19 0 27 0zM46 94c20-76 70-83 83-83 24 0 36 14 36 31 0 52-78 52-98 52-7 0-14 0-21 0z"><text:p/></draw:path><draw:path draw:style-name="gr951" draw:text-style-name="P134" svg:width="0.0724in" svg:height="0.0606in" svg:x="0.163in" svg:y="0.1362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952" draw:text-style-name="P134" svg:width="0.0854in" svg:height="0.0378in" svg:x="0.5339in" svg:y="0.0291in" svg:viewBox="0 0 218 97" svg:d="M175 59c-7 5-24 19-24 28 0 5 6 10 10 10s7-3 10-6c5-7 17-21 39-32 3-2 8-4 8-10s-4-8-7-10c-11-8-16-17-21-28 0-5-2-11-9-11s-10 6-10 10c0 3 4 18 12 29-56 0-110 0-166 0-9 0-17 0-17 10s8 10 17 10c53 0 105 0 158 0z"><text:p/></draw:path><draw:path draw:style-name="gr953" draw:text-style-name="P134" svg:width="0.074in" svg:height="0.0874in" svg:x="0.4791in" svg:y="0.0811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954" draw:text-style-name="P134" svg:width="0.0689in" svg:height="0.0866in" svg:x="0.5665in" svg:y="0.1362in" svg:viewBox="0 0 176 221" svg:d="M175 21c1-4 1-4 1-7 0-7-5-11-11-11-4 0-10 1-14 8-1 3-4 13-5 20-3 10-5 19-7 29-3 9-13 52-14 55-14 10-16 31-42 31-24 0-24-23-24-30 0-18 8-39 18-66 4-11 6-15 6-21 0-16-14-29-33-29-35 0-50 46-50 52 0 5 4 5 6 5 5 0 5-2 7-5 8-30 22-42 36-42 6 0 8 3 8 11s-2 15-4 21c-17 41-19 55-19 69 0 7 0 22 12 33 11 9 25 11 35 11 14 0 25-5 38-15-6 18-8 32-24 50-8 10-22 21-40 21-3 0-20 0-27-11 20-1 13-12 20-18 0-11-12-14-14-14-9 0-20 7-20 24s17 29 41 29c35 0 77-26 88-70 11-43 21-87 32-130z"><text:p/></draw:path><draw:path draw:style-name="gr955" draw:text-style-name="P134" svg:width="0.085in" svg:height="0.0378in" svg:x="0.9315in" svg:y="0.0291in" svg:viewBox="0 0 217 97" svg:d="M174 59c-7 5-23 19-23 28 0 5 4 10 10 10 4 0 7-3 8-6 7-7 19-21 40-32 4-2 8-4 8-10s-3-8-7-10c-11-8-15-17-20-28-1-5-2-11-9-11s-10 6-10 10c0 3 4 18 11 29-55 0-111 0-165 0-9 0-17 0-17 10s8 10 17 10c52 0 105 0 157 0z"><text:p/></draw:path><draw:path draw:style-name="gr956" draw:text-style-name="P134" svg:width="0.074in" svg:height="0.0874in" svg:x="0.8783in" svg:y="0.0811in" svg:viewBox="0 0 189 223" svg:d="M69 104c15 0 51 0 75-12 35-14 37-43 37-50 0-21-19-42-52-42-55 0-129 48-129 134 0 51 29 89 77 89 70 0 112-52 112-58 0-3-3-7-6-7-2 0-4 2-7 6-39 49-92 49-98 49-39 0-43-42-43-58 0-5 1-21 8-51 9 0 17 0 26 0zM46 94c20-76 70-83 83-83 22 0 36 14 36 31 0 52-78 52-99 52-7 0-13 0-20 0z"><text:p/></draw:path><draw:path draw:style-name="gr957" draw:text-style-name="P134" svg:width="0.0618in" svg:height="0.0606in" svg:x="0.9677in" svg:y="0.1362in" svg:viewBox="0 0 158 155" svg:d="M38 122c8-10 14-17 43-39 7-6 34-27 44-37 21-21 33-38 33-42s-4-4-5-4c-3 0-5 0-6 3-11 17-18 21-27 21-4 0-8 0-19-10-11-13-18-14-27-14-28 0-46 29-46 41 0 2 3 2 6 2 4 0 5 0 7-4 4-12 23-12 29-12 8 0 17 1 21 2 20 5 22 5 31 5-10 9-16 15-48 42-28 21-36 29-43 36-21 21-31 35-31 39s4 4 6 4c4 0 4-1 7-4 8-12 19-21 30-21 5 0 10 0 20 10s17 15 28 15c36 0 60-42 60-53 0-4-4-5-5-5-5 0-6 2-7 5-7 18-27 25-44 25-8 0-17-1-25-2-15-5-18-5-25-5-3 0-6 0-7 2z"><text:p/></draw:path><draw:path draw:style-name="gr958" draw:text-style-name="P134" svg:width="0.1012in" svg:height="0.1425in" svg:x="0.0681in" svg:y="0.2602in" svg:viewBox="0 0 258 363" svg:d="M207 186c-4-31-25-59-63-59-31 0-61 9-101 47-40 40-43 87-43 102 0 31 21 87 90 87 117 0 168-164 168-236 0-77-45-127-107-127-71 0-94 64-94 78 0 7 5 17 20 17s27-14 27-25c0-18-16-18-24-18 22-37 57-39 71-39 35 0 70 25 70 89 0 18-3 44-14 84zM91 350c-53 0-53-52-53-56 0-14 11-83 32-112 20-28 43-43 74-43 53 0 55 54 55 64 0 36-32 147-108 147z"><text:p/></draw:path><draw:path draw:style-name="gr959" draw:text-style-name="P134" svg:width="0.0717in" svg:height="0.0606in" svg:x="0.1697in" svg:y="0.3681in" svg:viewBox="0 0 183 155" svg:d="M69 115c-3 12-14 31-33 31-1 0-11 0-18-5 14-5 16-16 16-19 0-7-7-13-14-13-10 0-20 9-20 21 0 17 20 25 36 25s30-9 38-25c9 18 28 25 41 25 40 0 61-43 61-53 0-4-4-3-5-4-6 0-6 1-7 6-7 23-28 42-48 42-12 0-21-10-21-23 0-8 9-40 18-78 7-27 23-35 34-35 1 0 11 0 18 4-10 4-14 13-14 20s6 12 14 12c7 0 18-7 18-21 0-19-21-25-35-25-18 0-30 11-39 24-5-14-22-24-40-24-40 0-62 42-62 53 0 4 6 4 7 4 4 0 4-1 6-5 8-28 30-42 47-42 11 0 21 5 21 22 0 7-4 24-7 37-4 15-8 30-12 46z"><text:p/></draw:path><draw:path draw:style-name="gr960" draw:text-style-name="P134" svg:width="0.1016in" svg:height="0.1425in" svg:x="0.4717in" svg:y="0.2602in" svg:viewBox="0 0 259 363" svg:d="M209 186c-6-31-26-59-63-59-31 0-63 9-101 47-41 40-45 87-45 102 0 31 22 87 91 87 118 0 168-164 168-236 0-77-45-127-106-127-72 0-94 64-94 78 0 7 4 17 19 17 16 0 27-14 27-25 0-18-15-18-24-18 21-37 56-39 72-39 35 0 70 25 70 89 0 18-3 44-14 84zM92 350c-54 0-54-52-54-56 0-14 12-83 33-112 20-28 44-43 75-43 53 0 54 54 54 64 0 36-32 147-108 147z"><text:p/></draw:path><draw:path draw:style-name="gr961" draw:text-style-name="P134" svg:width="0.0697in" svg:height="0.0874in" svg:x="0.5724in" svg:y="0.3681in" svg:viewBox="0 0 178 223" svg:d="M176 22c2-5 2-5 2-8 0-7-6-11-13-11-3 0-10 3-14 8 0 3-3 14-5 21-3 10-5 18-7 28-2 9-13 52-14 56-14 10-16 30-42 30-24 0-24-23-24-28 0-20 8-41 18-68 4-11 7-15 7-21 0-16-14-29-34-29-35 0-50 46-50 53 0 4 6 4 7 4 4 0 4-1 6-5 8-28 23-42 37-42 6 0 9 4 9 12 0 7-4 16-6 20-17 42-19 55-19 70 0 6 0 21 14 32 9 10 25 11 33 11 14 0 27-5 38-15-4 18-8 34-22 50-10 12-24 23-42 23-2 0-19 0-26-11 19-3 13-13 19-20 0-11-10-13-14-13-9 0-20 7-20 23 0 17 17 31 41 31 35 0 78-28 88-70 11-44 22-87 33-131z"><text:p/></draw:path><draw:path draw:style-name="gr962" draw:text-style-name="P134" svg:width="0.1016in" svg:height="0.1425in" svg:x="0.8709in" svg:y="0.2602in" svg:viewBox="0 0 259 363" svg:d="M209 186c-6-31-26-59-63-59-31 0-63 9-101 47-41 40-45 87-45 102 0 31 22 87 91 87 118 0 168-164 168-236 0-77-46-127-106-127-72 0-94 64-94 78 0 7 4 17 18 17 17 0 27-14 27-25 0-18-14-18-23-18 21-37 56-39 70-39 37 0 72 25 72 89 0 18-3 44-14 84zM92 350c-54 0-54-52-54-56 0-14 12-83 33-112 20-28 44-43 75-43 53 0 54 54 54 64 0 36-32 147-108 147z"><text:p/></draw:path><draw:path draw:style-name="gr963" draw:text-style-name="P134" svg:width="0.0618in" svg:height="0.0606in" svg:x="0.9744in" svg:y="0.3681in" svg:viewBox="0 0 158 155" svg:d="M36 122c9-10 16-16 45-39 7-6 32-27 42-37 21-21 35-38 35-42s-4-4-5-4c-5 0-5 1-7 3-10 17-17 21-26 21-4 0-9 0-19-10-13-11-20-14-28-14-27 0-46 29-46 41 0 2 4 4 7 4 4 0 4-2 5-6 6-11 24-12 30-12 8 0 16 2 22 2 18 5 21 5 29 5-8 9-15 15-47 42-27 21-37 29-42 36-21 21-31 36-31 39 0 4 4 4 6 4s4-1 5-4c10-12 20-21 32-21 5 0 9 2 19 10 11 10 18 15 28 15 37 0 60-42 60-53 0-4-4-4-6-4-4 0-4 1-5 6-7 16-28 25-45 25-7 0-16-3-25-4-16-3-19-3-24-3-2 0-6 0-9 0z"><text:p/></draw:path><draw:path draw:style-name="gr964" draw:text-style-name="P134" svg:width="0.1374in" svg:height="0.1362in" svg:x="0.0657in" svg:y="0.4984in" svg:viewBox="0 0 350 347" svg:d="M281 56c24-38 45-39 63-41 6 0 6-8 6-9 0-3-1-6-6-6-12 0-28 1-40 1-17 0-34-1-49-1-3 0-9 0-9 10 0 5 5 5 7 5 14 2 23 6 23 17 0 7-4 13-7 18-51 80-101 160-151 240-12-87-23-172-34-259 0-9 11-16 35-16 7 0 11 0 11-9 0-5-3-6-7-6-19 0-40 1-60 1-8 0-18 0-27 0s-18-1-26-1c-4 0-10 0-10 10 0 5 4 5 13 5 26 0 28 5 29 17 13 101 27 203 39 304 2 10 3 11 10 11s10-2 13-9c58-94 119-188 177-282z"><text:p/></draw:path><draw:path draw:style-name="gr965" draw:text-style-name="P134" svg:width="0.0717in" svg:height="0.0606in" svg:x="0.1744in" svg:y="0.6004in" svg:viewBox="0 0 183 155" svg:d="M69 116c-3 11-14 30-33 30-5-2-11 0-18-5 14-4 16-16 16-19 0-7-6-13-14-13-10 0-20 9-20 21 0 17 20 25 36 25s30-9 38-23c9 18 28 23 42 23 39 0 60-43 60-51 0-6-4-6-5-6-6 0-6 3-7 7-7 22-28 41-46 41-14 0-21-9-21-23 0-8 7-39 16-78 7-27 23-35 34-35 1 0 13 0 20 5-12 3-16 13-16 19 0 8 6 12 14 12 7 0 18-5 18-21 0-19-21-25-35-25-16 0-30 11-39 25-5-14-21-25-40-25-40 0-61 43-61 53 0 4 5 4 6 4 4 0 4-1 6-5 9-27 30-42 47-42 11 0 21 7 21 22 0 7-4 25-7 37-4 15-8 32-12 47z"><text:p/></draw:path><draw:path draw:style-name="gr966" draw:text-style-name="P134" svg:width="0.1374in" svg:height="0.1362in" svg:x="0.4701in" svg:y="0.4984in" svg:viewBox="0 0 350 347" svg:d="M281 56c24-38 45-39 63-41 6 0 6-8 6-9 0-3-3-6-6-6-12 0-28 1-40 1-17 0-34-1-49-1-3 0-10 0-10 10 0 5 6 5 8 5 14 2 23 6 23 17 0 7-4 13-7 18-51 80-101 160-151 240-12-87-23-172-34-259 0-9 11-16 34-16 7 0 12 0 12-9 0-5-4-6-7-6-19 0-40 1-60 1-10 0-20 0-28 0-10 0-18-1-25-1-4 0-10 0-10 10 0 5 4 5 13 5 26 0 28 5 29 17 13 101 25 203 38 304 1 10 4 11 10 11 8 0 9-2 14-9 58-94 119-188 177-282z"><text:p/></draw:path><draw:path draw:style-name="gr967" draw:text-style-name="P134" svg:width="0.0689in" svg:height="0.0874in" svg:x="0.578in" svg:y="0.6004in" svg:viewBox="0 0 176 223" svg:d="M175 22c1-4 1-5 1-7 0-7-5-11-11-11-4 0-11 2-14 9-1 1-4 12-5 19-3 10-6 18-9 28-1 9-12 52-12 56-2 0-16 30-44 30-22 0-22-23-22-28 0-19 7-41 18-68 4-11 6-15 6-21 0-16-14-29-34-29-34 0-49 48-49 53 0 4 4 4 6 4 4 0 4-1 5-5 9-28 24-42 38-42 6 0 8 4 8 12 0 7-2 16-5 20-16 42-20 55-20 70 0 6 0 22 14 34 10 8 25 9 34 9 14 0 26-5 38-15-5 20-9 34-23 50-10 12-24 23-42 23-1 0-18 0-25-11 18-3 18-19 18-20 0-11-10-13-12-13-9 0-21 7-21 23 0 18 16 31 42 31 35 0 77-27 86-70 12-44 23-87 34-131z"><text:p/></draw:path><draw:path draw:style-name="gr968" draw:text-style-name="P134" svg:width="0.1374in" svg:height="0.1362in" svg:x="0.8689in" svg:y="0.4984in" svg:viewBox="0 0 350 347" svg:d="M281 56c24-38 45-39 63-41 6 0 6-8 6-9 0-3-3-6-6-6-14 0-28 1-40 1-17 0-34-1-49-1-3 0-10 0-10 10 0 5 4 5 8 5 13 2 23 6 23 17 0 7-4 13-7 18-51 80-101 160-151 240-12-87-23-172-34-259 0-9 11-16 34-16 7 0 12 0 12-9 0-5-4-6-7-6-19 0-40 1-60 1-10 0-20 0-28 0-10 0-18-1-27-1-2 0-8 0-8 10 0 5 4 5 13 5 26 0 28 5 29 17 13 101 25 203 38 304 1 10 4 11 10 11 8 0 9-2 14-9 58-94 119-188 177-282z"><text:p/></draw:path><draw:path draw:style-name="gr969" draw:text-style-name="P134" svg:width="0.0618in" svg:height="0.0606in" svg:x="0.9791in" svg:y="0.6004in" svg:viewBox="0 0 158 155" svg:d="M36 122c10-9 16-16 45-39 7-6 34-27 44-37 21-19 33-38 33-42s-4-4-5-4c-3 0-5 1-6 4-11 16-18 21-27 21-4 0-9 0-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970" draw:text-style-name="P134" svg:width="0.0079in" svg:height="0.1244in" svg:x="1.0886in" svg:y="0.0004in" svg:viewBox="0 0 21 317" svg:d="M0 298c0 7 0 19 10 19 11 0 11-10 11-19 0-94 0-186 0-280 0-7 0-18-11-18-10 0-10 10-10 18 0 94 0 186 0 280z"><text:p/></draw:path><draw:path draw:style-name="gr971" draw:text-style-name="P134" svg:width="0.0079in" svg:height="0.1236in" svg:x="1.0886in" svg:y="0.1161in" svg:viewBox="0 0 21 315" svg:d="M0 297c0 8 0 18 10 18 11 0 11-10 11-18 0-93 0-186 0-279 0-8 0-18-11-18-10 0-10 10-10 18 0 93 0 186 0 279z"><text:p/></draw:path><draw:path draw:style-name="gr972" draw:text-style-name="P134" svg:width="0.0079in" svg:height="0.1244in" svg:x="1.0886in" svg:y="0.2327in" svg:viewBox="0 0 21 317" svg:d="M0 298c0 7 0 19 10 19 11 0 11-10 11-19 0-94 0-186 0-280 0-7 0-18-11-18-10 0-10 11-10 18 0 94 0 186 0 280z"><text:p/></draw:path><draw:path draw:style-name="gr973" draw:text-style-name="P134" svg:width="0.0079in" svg:height="0.1244in" svg:x="1.0886in" svg:y="0.3484in" svg:viewBox="0 0 21 317" svg:d="M0 298c0 7 0 19 10 19 11 0 11-12 11-19 0-94 0-186 0-280 0-7 0-18-11-18-10 0-10 10-10 18 0 94 0 186 0 280z"><text:p/></draw:path><draw:path draw:style-name="gr974" draw:text-style-name="P134" svg:width="0.0079in" svg:height="0.1236in" svg:x="1.0886in" svg:y="0.4646in" svg:viewBox="0 0 21 315" svg:d="M0 297c0 8 0 18 10 18 11 0 11-10 11-18 0-93 0-186 0-279 0-8 0-18-11-18-10 0-10 10-10 18 0 93 0 186 0 279z"><text:p/></draw:path><draw:path draw:style-name="gr975" draw:text-style-name="P134" svg:width="0.0079in" svg:height="0.1244in" svg:x="1.0886in" svg:y="0.5803in" svg:viewBox="0 0 21 317" svg:d="M0 298c0 7 0 19 10 19 11 0 11-10 11-19 0-94 0-186 0-280 0-7 0-18-11-18-10 0-10 10-10 18 0 94 0 186 0 280z"><text:p/></draw:path></draw:g></draw:g></text:p>
      <text:p text:style-name="P101"><text:soft-page-break/><text:span text:style-name="T4">9) Le laplacien scalaire</text:span></text:p>
      <text:p text:style-name="P92"><text:span text:style-name="T37">Le </text:span><text:span text:style-name="T48">laplacien scalaire</text:span><text:span text:style-name="T37"> c’est un opérateur qui prend en argument un </text:span><text:span text:style-name="T57">champ scalaire</text:span><text:span text:style-name="T37"> (soit la fonction, soit l’expression) et qui retourne un </text:span><text:span text:style-name="T57">champ </text:span><text:span text:style-name="T60">scalaire</text:span><text:span text:style-name="T37"> (en </text:span><text:span text:style-name="T39">objet</text:span><text:span text:style-name="T37"> fonction ou expression selon ce qu’on lui a donné à manger). </text:span><text:span text:style-name="T48">Il correspond à la </text:span><text:span text:style-name="T60">divergence du gradient du champ scalaire</text:span><text:span text:style-name="T48">.</text:span></text:p>
      <text:p text:style-name="P70">En pratique, on a un champ scalaire S du genre</text:p>
      <text:p text:style-name="P70"/>
      <text:p text:style-name="P105"><draw:g text:anchor-type="as-char" svg:y="-0.2217in" draw:z-index="110" draw:style-name="gr1"><svg:title>TexMaths</svg:title><svg:desc>14§display§f_S=\text{f}^{\circ }\left(_{\left(x,\ y,\ z\right)\ \rightarrow f_S\left(x,\ y,\ z\right)=S}^{\ \ \ \ \mathbb{R}^3\ \ \ \rightarrow \ \ \ \mathbb{R}}\right)§svg§600§FALSE§</svg:desc><draw:g draw:style-name="gr2"><draw:path draw:style-name="gr822" draw:text-style-name="P133" svg:width="2.6299in" svg:height="0.3276in" svg:x="0.0004in" svg:y="0.0098in" svg:viewBox="0 0 6681 833" svg:d="M3341 833c-1114 0-2227 0-3341 0 0-277 0-556 0-833 2227 0 4454 0 6681 0 0 277 0 556 0 833-1112 0-2227 0-3340 0z"><text:p/></draw:path><draw:path draw:style-name="gr823" draw:text-style-name="P134" svg:width="0.0961in" svg:height="0.176in" svg:x="0.0008in" svg:y="0.0866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824" draw:text-style-name="P134" svg:width="0.0854in" svg:height="0.0976in" svg:x="0.0957in" svg:y="0.1571in" svg:viewBox="0 0 218 249" svg:d="M218 4c0-1-1-4-4-4s-3 0-7 4c-5 7-11 13-17 20-14-18-35-24-56-24-49 0-92 39-92 78 0 6 1 20 13 33 11 14 23 16 47 22 7 1 24 6 30 7 11 3 32 10 32 35 0 28-30 62-69 62-31 0-67-12-67-49 0-5 0-12 1-19 2 0 2-1 2-1 0-4-4-4-6-4-5 0-5 0-7 7-5 22-12 45-18 68 0 2 0 3 0 6 0 1 1 4 4 4s3-1 7-5c4-5 13-16 17-20 18 21 45 25 66 25 52 0 94-45 94-85 0-16-6-30-14-38-12-13-17-14-62-24-7-1-18-4-21-5-10-3-24-12-24-31 0-28 31-55 67-55 37 0 55 21 55 53 0 5-1 13-1 16 0 5 4 5 5 5 6 0 6-2 7-8 6-24 13-49 18-73z"><text:p/></draw:path><draw:path draw:style-name="gr825" draw:text-style-name="P134" svg:width="0.1287in" svg:height="0.0449in" svg:x="0.2622in" svg:y="0.1516in" svg:viewBox="0 0 328 115" svg:d="M311 20c7 0 17 0 17-10s-10-10-17-10c-98 0-196 0-294 0-7 0-17 0-17 10s10 10 17 10c98 0 196 0 294 0zM311 115c7 0 17 0 17-10s-10-10-17-10c-98 0-196 0-294 0-7 0-17 0-17 10s10 10 17 10c98 0 196 0 294 0z"><text:p/></draw:path><draw:path draw:style-name="gr826" draw:text-style-name="P134" svg:width="0.0626in" svg:height="0.1362in" svg:x="0.4622in" svg:y="0.0866in" svg:viewBox="0 0 160 347" svg:d="M70 136c0-20 0-38 0-58 0-43 24-67 45-67 1 0 8 0 17 4-6 2-16 9-16 20s9 21 21 21c14 0 23-10 23-21 0-18-19-35-45-35-34 0-76 27-76 78 0 20 0 38 0 58-12 0-26 0-39 0 0 5 0 10 0 15 13 0 27 0 39 0 0 52 0 105 0 159 0 22-5 22-39 22 0 4 0 10 0 15 20 0 42-1 56-1 20 0 43 0 63 1 0-5 0-11 0-15-3 0-7 0-10 0-36 0-38-6-38-22 0-54 0-107 0-159 19 0 38 0 56 0 0-5 0-10 0-15-19 0-37 0-57 0z"><text:p/></draw:path><draw:path draw:style-name="gr827" draw:text-style-name="P134" svg:width="0.0575in" svg:height="0.0575in" svg:x="0.5256in" svg:y="0.0736in" svg:viewBox="0 0 147 147" svg:d="M147 74c0-42-32-74-74-74-41 0-73 34-73 73 0 42 32 74 73 74 42 0 74-34 74-73zM73 130c-32 0-56-26-56-56 0-32 25-57 56-57 33 0 57 25 57 56 0 32-25 57-57 57z"><text:p/></draw:path><draw:path draw:style-name="gr828" draw:text-style-name="P134" svg:width="0.0736in" svg:height="0.3476in" svg:x="0.6709in" svg:y="0.0004in" svg:viewBox="0 0 188 884" svg:d="M165 878c2 2 4 4 6 6 4 0 7 0 11 0 1 0 6-2 6-6 0-1-2-3-3-4-18-18-44-45-74-98-54-95-73-217-73-333 0-219 61-346 147-433 3-3 1-3 3-4 0-6-5-6-10-6-7 0-7 0-13 4-46 41-99 109-133 213-21 65-32 144-32 226 0 114 21 246 98 361 14 18 21 27 32 39 4 6 11 14 16 17 7 6 12 13 19 18z"><text:p/></draw:path><draw:path draw:style-name="gr829" draw:text-style-name="P134" svg:width="0.0929in" svg:height="0.0921in" svg:x="1.0122in" svg:y="0.0504in" svg:viewBox="0 0 237 235" svg:d="M87 127c4 0 8 0 12 0 17 27 35 54 52 80 3 6 11 18 16 24 2 4 2 4 11 4 15 0 32 0 47 0 6 0 12 0 12-5 0-3-2-6-6-7-13-3-29-26-38-37-1-3-19-25-42-63 31-5 60-18 60-59 0-49-50-64-91-64-36 0-72 0-109 0-5 0-11 0-11 6 0 5 7 5 10 5 19 0 21 3 21 20 0 57 0 115 0 172 0 18-2 20-21 20-3 0-10 0-10 7 0 5 6 5 11 5 32 0 63 0 95 0 6 0 12 0 12-5 0-7-6-7-10-7-20 0-21-3-21-20 0-25 0-50 0-76zM154 111c8-13 10-31 10-47s-2-35-13-49c14 3 48 14 48 49 0 23-10 40-45 47zM87 31c0-9 0-20 21-20 29 0 45 13 45 53 0 45-12 51-66 51 0-28 0-56 0-84zM41 223c2-6 2-16 2-19 0-57 0-116 0-173 0-4 0-13-2-20 12 0 26 0 39 0-6 6-6 13-6 18 0 59 0 117 0 175 0 3 0 13 3 19-13 0-24 0-36 0zM113 127c3 0 5-1 7-1 5 0 13 0 17-1 6 8 44 70 72 98-12 0-23 0-34 0-21-33-41-65-62-96z"><text:p/></draw:path><draw:path draw:style-name="gr830" draw:text-style-name="P134" svg:width="0.0496in" svg:height="0.0661in" svg:x="1.1157in" svg:y="0.0201in" svg:viewBox="0 0 127 169" svg:d="M62 83c22 0 37 14 37 37 0 26-15 40-37 40-3 0-33 0-45-13 10-1 12-10 12-15 0-10-5-16-14-16-8 0-15 6-15 16 0 25 29 37 62 37 40 0 65-23 65-47 0-21-18-38-46-45 30-10 38-28 38-42 0-20-25-35-56-35s-55 13-55 35c0 11 10 14 14 14 7 0 14-4 14-14 0-6-2-13-11-14 10-11 32-11 37-11 18 0 30 8 30 25 0 14-8 36-35 38-7 1-7 1-14 1-2 0-5 0-5 4 0 5 3 5 7 5 5 0 11 0 17 0z"><text:p/></draw:path><draw:path draw:style-name="gr831" draw:text-style-name="P134" svg:width="0.1331in" svg:height="0.0709in" svg:x="1.387in" svg:y="0.0736in" svg:viewBox="0 0 339 181" svg:d="M291 98c-43 32-50 77-50 78 0 5 4 5 8 5 7 0 7 0 10-6 1-8 7-31 25-49 20-21 37-27 52-31 1-1 3-3 3-4 0-4-2-4-6-6-50-16-67-51-75-81-2-4-5-4-9-4-5 0-8 0-8 4 0 2 4 24 21 48 8 12 17 22 29 29-92 0-185 0-277 0-6 0-14 0-14 9 0 8 8 8 14 8 92 0 185 0 277 0z"><text:p/></draw:path><draw:path draw:style-name="gr832" draw:text-style-name="P134" svg:width="0.0929in" svg:height="0.0921in" svg:x="1.7268in" svg:y="0.0504in" svg:viewBox="0 0 237 235" svg:d="M87 127c4 0 8 0 12 0 17 27 34 54 51 80 4 6 12 18 17 24 1 4 2 4 11 4 15 0 32 0 47 0 6 0 12 0 12-5 0-3-3-6-6-7-13-3-29-26-38-37-3-3-19-25-43-63 31-5 60-18 60-59 0-49-50-64-91-64-36 0-71 0-108 0-5 0-11 0-11 6 0 5 6 5 8 5 20 0 23 3 23 20 0 57 0 115 0 172 0 18-3 20-23 20-2 0-8 0-8 7 0 5 6 5 11 5 31 0 63 0 94 0 7 0 13 0 13-5 0-7-7-7-10-7-20 0-21-3-21-20 0-25 0-50 0-76zM153 111c9-13 11-31 11-47s-3-35-14-49c15 3 49 14 49 49 0 23-10 40-46 47zM87 31c0-9 0-20 21-20 29 0 43 13 43 53 0 45-10 51-64 51 0-28 0-56 0-84zM39 223c3-6 3-16 3-19 0-57 0-116 0-173 0-4 0-13-3-20 13 0 27 0 39 0-4 6-4 13-4 18 0 59 0 117 0 175 0 3 0 13 3 19-13 0-25 0-38 0zM113 127c2 0 3-1 6-1 6 0 13 0 18-1 6 8 42 70 72 98-12 0-23 0-34 0-21-33-41-65-62-96z"><text:p/></draw:path><draw:path draw:style-name="gr833" draw:text-style-name="P134" svg:width="0.035in" svg:height="0.1354in" svg:x="0.7673in" svg:y="0.174in" svg:viewBox="0 0 90 345" svg:d="M83 0c-66 46-83 119-83 172 0 48 14 124 83 173 2 0 7 0 7-5 0-2-2-2-5-5-44-41-61-100-61-163 0-92 35-138 63-164 1-1 3-2 3-4 0-4-5-4-7-4z"><text:p/></draw:path><draw:path draw:style-name="gr834" draw:text-style-name="P134" svg:width="0.0724in" svg:height="0.0606in" svg:x="0.8185in" svg:y="0.2154in" svg:viewBox="0 0 185 155" svg:d="M70 115c-4 12-15 31-32 31-2 0-13 0-20-5 14-5 16-16 16-19 0-7-6-13-14-13-10 0-20 9-20 21 0 17 20 25 36 25s30-9 40-25c8 20 26 25 40 25 39 0 60-43 60-53 0-4-4-4-5-4-4 0-4 1-6 6-8 23-28 42-47 42-14 0-21-10-21-23 0-8 8-40 18-78 7-27 22-35 33-35 6 1 12 0 19 4-12 4-16 14-16 20 0 7 6 12 14 12 9 0 20-7 20-21 0-19-23-25-37-25-16 0-30 11-37 25-7-15-23-25-42-25-38 0-61 42-61 53 0 4 5 4 6 4 4 0 6-1 7-5 8-27 29-42 46-42 13 0 21 5 21 22 0 7-4 24-7 37-4 15-7 30-11 46z"><text:p/></draw:path><draw:path draw:style-name="gr835" draw:text-style-name="P134" svg:width="0.0173in" svg:height="0.0413in" svg:x="0.915in" svg:y="0.2594in" svg:viewBox="0 0 45 106" svg:d="M35 35c0 18-4 41-28 63-1 0-1 1-1 3 0 3 2 5 4 5 5 0 35-28 35-68 0-21-9-38-25-38-12 0-20 10-20 20 0 11 8 19 21 19 7 0 13-4 14-4z"><text:p/></draw:path><draw:path draw:style-name="gr836" draw:text-style-name="P134" svg:width="0.0689in" svg:height="0.0874in" svg:x="1.0169in" svg:y="0.2154in" svg:viewBox="0 0 176 223" svg:d="M175 22c1-5 1-5 1-8 0-6-5-10-11-10-4 0-10 2-14 7-1 3-4 14-5 21-3 10-5 18-7 28-3 9-13 52-14 56-14 10-16 30-42 30-24 0-24-23-24-28 0-20 8-41 18-68 4-11 6-15 6-21 0-16-14-29-33-29-35 0-50 48-50 53 0 4 4 4 6 4 5 0 5-1 7-5 8-28 22-42 36-42 6 0 8 4 8 12 0 7-2 16-4 20-17 42-19 55-19 70 0 6 0 21 12 32 11 10 25 11 35 11 14 0 25-5 38-15-6 18-8 34-24 50-8 12-22 23-40 23-3 0-20 0-27-11 20-3 13-14 20-20 0-11-12-13-14-13-9 0-20 7-20 23 0 18 17 31 41 31 35 0 77-28 88-70 11-44 21-87 32-131z"><text:p/></draw:path><draw:path draw:style-name="gr837" draw:text-style-name="P134" svg:width="0.0165in" svg:height="0.0413in" svg:x="1.1091in" svg:y="0.2594in" svg:viewBox="0 0 43 106" svg:d="M35 35c0 18-4 41-28 63-1 0-1 1-1 3 0 3 2 5 4 5 5 0 33-28 33-68 0-21-7-38-23-38-12 0-20 10-20 20 0 11 8 19 20 19 8 0 14-4 15-4z"><text:p/></draw:path><draw:path draw:style-name="gr838" draw:text-style-name="P134" svg:width="0.0618in" svg:height="0.0606in" svg:x="1.2126in" svg:y="0.2154in" svg:viewBox="0 0 158 155" svg:d="M38 122c8-10 14-16 43-39 7-6 34-27 44-37 21-19 33-38 33-42s-4-4-5-4c-3 0-5 1-6 4-11 16-18 21-27 21-4 0-8-1-19-11-11-11-18-14-27-14-28 0-46 29-46 41 0 2 3 4 6 4 4 0 5-2 7-6 4-11 23-12 29-12 8 0 17 2 21 2 20 5 22 5 31 5-10 9-16 15-48 42-28 21-36 30-43 36-21 21-31 36-31 39 0 4 4 4 6 4 4 0 4-1 7-4 8-12 19-21 30-21 5 0 10 2 20 10 10 10 17 15 28 15 36 0 60-42 60-53 0-4-4-4-5-4-5 0-6 1-7 6-7 16-27 25-44 25-8 0-17-2-25-4-15-3-18-3-25-3-3 0-6 0-7 0z"><text:p/></draw:path><draw:path draw:style-name="gr839" draw:text-style-name="P134" svg:width="0.035in" svg:height="0.1354in" svg:x="1.2937in" svg:y="0.174in" svg:viewBox="0 0 90 345" svg:d="M7 0c-3 0-7 0-7 4 0 2 1 3 3 6 29 26 63 73 63 162 0 72-23 126-60 160-6 6-6 6-6 8s1 5 4 5c4 0 38-24 60-66 16-30 26-66 26-107 0-49-16-123-83-172z"><text:p/></draw:path><draw:path draw:style-name="gr840" draw:text-style-name="P134" svg:width="0.1331in" svg:height="0.0713in" svg:x="1.4189in" svg:y="0.2055in" svg:viewBox="0 0 339 182" svg:d="M291 99c-43 33-32 52-49 77 0 6 3 6 9 6 5 0 7 0 8-7 1-8 7-29 25-49 20-21 38-27 52-31 3 0 3-3 3-4 0-3-2-4-6-6-50-15-67-50-74-81-1-4-4-4-8-4-6 0-9 0-9 6 7 15 3 23 20 47 8 11 18 21 29 30-92 0-185 0-277 0-6 0-14 0-14 8s8 8 14 8c92 0 185 0 277 0z"><text:p/></draw:path><draw:path draw:style-name="gr841" draw:text-style-name="P134" svg:width="0.0713in" svg:height="0.1232in" svg:x="1.5732in" svg:y="0.1795in" svg:viewBox="0 0 182 314" svg:d="M115 106c11 0 22 0 33 0 7 0 12 0 12-7 0-4-5-4-12-4-11 0-21 0-32 0 9-45 11-60 14-70 2-7 10-15 18-15 6 1 9 0 16 4-14 4-16 17-16 20 0 7 7 12 14 12 10 0 20-8 20-21 0-15-17-25-34-25-15 0-32 10-42 27-7 12-9 28-16 68-9 0-19 0-27 0-7 0-13 0-13 7 0 4 6 4 12 4 8 0 16 0 25 0 0 3-21 126-30 164-2 7-8 34-25 34-4-1-8 0-14-4 14-4 14-17 14-20 0-7-5-12-12-12-10 0-20 8-20 21 0 15 15 25 32 25 23 0 38-24 42-31 13-22 20-66 21-70 7-37 13-72 20-107z"><text:p/></draw:path><draw:path draw:style-name="gr842" draw:text-style-name="P134" svg:width="0.0669in" svg:height="0.0701in" svg:x="1.6504in" svg:y="0.2264in" svg:viewBox="0 0 171 179" svg:d="M171 3c-2-2 0-3-3-3s-3 0-6 3c-2 4-9 11-12 15-7-8-20-18-46-18-40 0-72 27-72 55 0 16 13 30 32 35 3 1 23 5 28 5 21 6 26 6 33 11 5 6 9 12 9 20 0 20-23 42-57 42-18 0-55-4-55-34 0-4 0-8 2-11 0-1 0-1 0-1 0-4-3-4-4-4-5 0-6 0-6 4-4 17-8 32-13 49 0 1-1 3-1 4s0 4 4 4c2 0 2-1 6-4 3-3 10-10 12-13 14 13 35 17 55 17 41 0 73-31 73-59 0-18-13-33-34-39-3 0-26-5-32-5-17-5-21-6-28-12-6-2-8-8-8-15 0-20 25-39 54-39 23 0 46 8 46 39 0 4 0 7 0 8 0 5 3 5 5 5 4 0 4-2 5-6 4-18 9-35 13-53z"><text:p/></draw:path><draw:path draw:style-name="gr843" draw:text-style-name="P134" svg:width="0.035in" svg:height="0.1354in" svg:x="1.7516in" svg:y="0.174in" svg:viewBox="0 0 90 345" svg:d="M83 0c-66 46-83 119-83 172 0 48 14 124 83 173 2 0 7 0 7-5 0-2-2-2-5-5-44-41-61-100-61-163 0-92 35-138 63-164 1-1 3-2 3-4 0-4-5-4-7-4z"><text:p/></draw:path><draw:path draw:style-name="gr844" draw:text-style-name="P134" svg:width="0.0724in" svg:height="0.0606in" svg:x="1.8031in" svg:y="0.2154in" svg:viewBox="0 0 185 155" svg:d="M70 115c-4 12-15 31-34 31-5-2-11 0-18-5 14-5 16-16 16-19 0-7-6-13-14-13-10 0-20 9-20 21 0 17 20 25 36 25s30-9 40-25c7 20 26 25 40 25 39 0 60-43 60-53 0-4-4-4-5-4-4 0-6 1-6 6-8 23-28 42-47 42-14 0-21-10-21-23 0-8 8-40 18-78 7-27 22-35 33-35 6 1 12 0 19 4-12 4-16 14-16 20 0 7 6 12 14 12 9 0 20-7 20-21 0-19-23-25-37-25-16 0-30 11-37 25-7-15-23-25-42-25-38 0-61 42-61 53 0 4 5 4 6 4 4 0 4-1 7-5 8-27 29-42 46-42 13 0 21 5 21 22 0 7-4 24-7 37-4 15-7 30-11 46z"><text:p/></draw:path><draw:path draw:style-name="gr845" draw:text-style-name="P134" svg:width="0.0173in" svg:height="0.0413in" svg:x="1.8996in" svg:y="0.2594in" svg:viewBox="0 0 45 106" svg:d="M35 35c0 18-4 41-28 63-1 0-1 1-1 3 0 3 2 5 4 5 5 0 35-28 35-68 0-21-9-38-25-38-12 0-20 10-20 20 0 11 8 19 21 19 7 0 13-4 14-4z"><text:p/></draw:path><draw:path draw:style-name="gr846" draw:text-style-name="P134" svg:width="0.0689in" svg:height="0.0874in" svg:x="2.0016in" svg:y="0.2154in" svg:viewBox="0 0 176 223" svg:d="M175 22c1-5 1-5 1-8 0-6-5-10-11-10-4 0-10 2-14 7-1 3-4 14-5 21-3 10-5 18-7 28-3 9-13 52-14 56-14 10-16 30-42 30-24 0-24-23-24-28 0-20 8-41 18-68 4-11 6-15 6-21 0-16-14-29-33-29-35 0-50 48-50 53 0 4 4 4 6 4 4 0 5-1 5-5 10-28 24-42 38-42 6 0 8 4 8 12 0 7-2 16-4 20-17 42-21 55-21 70 0 6 0 21 14 32 11 10 25 11 35 11 13 0 25-5 37-15-5 18-7 34-23 50-8 12-22 23-40 23-3 0-20 0-27-11 20-3 13-14 20-20 0-11-12-13-14-13-9 0-20 7-20 23 0 18 15 31 41 31 35 0 77-28 88-70 11-44 21-87 32-131z"><text:p/></draw:path><draw:path draw:style-name="gr847" draw:text-style-name="P134" svg:width="0.0165in" svg:height="0.0413in" svg:x="2.0933in" svg:y="0.2594in" svg:viewBox="0 0 43 106" svg:d="M35 35c0 18-4 41-28 63-1 0-1 1-1 3 0 3 2 5 4 5 5 0 33-28 33-68 0-21-7-38-23-38-12 0-20 10-20 20 0 11 8 19 20 19 8 0 14-4 15-4z"><text:p/></draw:path><draw:path draw:style-name="gr848" draw:text-style-name="P134" svg:width="0.0618in" svg:height="0.0606in" svg:x="2.1972in" svg:y="0.2154in" svg:viewBox="0 0 158 155" svg:d="M38 122c8-10 14-16 43-39 7-6 34-27 44-37 21-19 33-38 33-42s-4-4-5-4c-3 0-5 1-6 4-11 16-18 21-27 21-4 0-8-1-19-11-11-11-20-14-27-14-28 0-46 29-46 41 0 2 3 4 6 4 4 0 5-2 5-6 6-11 25-12 31-12 8 0 17 2 21 2 20 5 22 5 31 5-10 9-16 15-48 42-28 21-36 30-43 36-21 21-31 36-31 39 0 4 4 4 6 4 4 0 4-1 7-4 8-12 19-21 30-21 5 0 10 2 19 10 11 10 18 15 29 15 36 0 60-42 60-53 0-4-4-4-5-4-5 0-6 1-7 6-7 16-27 25-44 25-8 0-17-2-25-4-15-3-18-3-25-3-3 0-6 0-7 0z"><text:p/></draw:path><draw:path draw:style-name="gr849" draw:text-style-name="P134" svg:width="0.035in" svg:height="0.1354in" svg:x="2.278in" svg:y="0.174in" svg:viewBox="0 0 90 345" svg:d="M7 0c-3 0-7 0-7 4 0 2 1 3 3 6 29 26 63 73 63 162 0 72-23 126-60 160-6 6-6 6-6 8s1 5 4 5c4 0 38-24 60-66 16-30 26-66 26-107 0-49-16-123-83-172z"><text:p/></draw:path><draw:path draw:style-name="gr850" draw:text-style-name="P134" svg:width="0.0992in" svg:height="0.0358in" svg:x="2.3386in" svg:y="0.2228in" svg:viewBox="0 0 253 92" svg:d="M239 17c6 0 14 0 14-9 0-8-8-8-14-8-75 0-151 0-226 0-6 0-13 0-13 8 0 9 7 9 13 9 75 0 151 0 226 0zM239 92c6 0 14 0 14-8s-8-8-14-8c-75 0-151 0-226 0-6 0-13 0-13 8s7 8 13 8c75 0 151 0 226 0z"><text:p/></draw:path><draw:path draw:style-name="gr851" draw:text-style-name="P134" svg:width="0.0862in" svg:height="0.0972in" svg:x="2.4579in" svg:y="0.1803in" svg:viewBox="0 0 220 248" svg:d="M220 4c0-1-2-4-6-4-1 0-1 0-5 4-6 7-12 13-17 20-14-18-35-24-56-24-49 0-93 39-93 78 0 6 2 20 12 33 12 12 25 16 49 22 5 1 23 6 28 6 11 2 32 11 32 36 0 28-30 62-69 62-29 0-66-12-66-49 0-5 0-12 2-19 0-1 0-1 0-1 0-4-4-4-6-4-4 0-4 0-5 7-6 22-13 45-19 68 0 2-1 3-1 5s1 4 6 4c1 0 2 0 7-4 4-5 12-16 16-20 19 20 45 24 66 24 52 0 94-45 94-86 0-14-7-28-14-36-13-13-17-14-62-24-7-1-18-4-22-5-8-3-22-12-22-31 0-28 30-55 65-55 38 0 56 21 56 53 0 5-1 13-1 16 0 4 4 4 6 4 5 0 5-1 7-7 5-24 12-49 18-73z"><text:p/></draw:path><draw:path draw:style-name="gr852" draw:text-style-name="P134" svg:width="0.0736in" svg:height="0.3476in" svg:x="2.5669in" svg:y="0.0004in" svg:viewBox="0 0 188 884" svg:d="M188 443c0-142-34-292-131-402-7-9-25-27-36-38-4-3-6-3-11-3-6 0-10 0-10 6 0 1 1 2 3 4 17 18 43 45 74 98 53 95 73 217 73 335 0 211-59 341-147 431-2 1-3 3-3 4 0 6 4 6 10 6 5 0 7 0 11-4 48-41 99-110 134-213 21-68 33-147 33-224z"><text:p/></draw:path></draw:g></draw:g></text:p>
      <text:p text:style-name="P105"/>
      <text:p text:style-name="P99"><text:span text:style-name="T37">Le </text:span><text:span text:style-name="T49">laplacien</text:span><text:span text:style-name="T37"> </text:span><text:span text:style-name="T50">scalaire </text:span><text:span text:style-name="T37">de ce champ scalaire sera</text:span></text:p>
      <text:p text:style-name="Text_20_body"><text:span text:style-name="T37"><draw:g text:anchor-type="as-char" svg:y="-0.2217in" draw:z-index="111" draw:style-name="gr1"><svg:title>TexMaths</svg:title><svg:desc>14§display§\bigtriangleup \left(f_S\left(x,\ y,\ z\right)\right)=\text{div}\left(\vec{\text{grad}}\left(f_S\left(x,\ y,\ z\right)\right)\right)=\partial _x^2\left(f_S\left(x,\ y,\ z\right)\right)+\partial _y^2\left(f_S\left(x,\ y,\ z\right)\right)+\partial _z^2\left(f_S\left(x,\ y,\ z\right)\right)§svg§600§FALSE§</svg:desc><draw:g draw:style-name="gr2"><draw:path draw:style-name="gr742" draw:text-style-name="P133" svg:width="7.165in" svg:height="0.3276in" svg:x="0.0004in" svg:y="0.0098in" svg:viewBox="0 0 18200 833" svg:d="M9100 833c-3034 0-6067 0-9100 0 0-277 0-556 0-833 6066 0 12134 0 18200 0 0 277 0 556 0 833-3033 0-6066 0-9100 0z"><text:p/></draw:path><draw:path draw:style-name="gr743" draw:text-style-name="P134" svg:width="0.1248in" svg:height="0.1382in" svg:x="0.0016in" svg:y="0.0843in" svg:viewBox="0 0 318 352" svg:d="M168 8c-3-5-5-8-10-8-4 0-6 1-8 10-49 108-97 214-146 322-4 7-4 8-4 10 0 10 8 10 15 10 96 0 191 0 287 0 8 0 16 0 16-10 0-3-1-4-4-9-49-109-97-217-146-325zM158 29c46 101 92 202 137 303-91 0-181 0-273 0 46-101 91-202 136-303z"><text:p/></draw:path><draw:path draw:style-name="gr744" draw:text-style-name="P134" svg:width="0.0374in" svg:height="0.1925in" svg:x="0.1791in" svg:y="0.078in" svg:viewBox="0 0 96 490" svg:d="M96 485c0-2 0-3-7-12-51-60-66-152-66-228 0-85 17-171 67-232 6-6 6-7 6-9 0-3-2-4-5-4-4 0-41 34-65 95-21 55-26 109-26 150 0 39 5 98 27 154 25 60 60 91 64 91 3 0 5-1 5-5z"><text:p/></draw:path><draw:path draw:style-name="gr745" draw:text-style-name="P134" svg:width="0.0807in" svg:height="0.176in" svg:x="0.2346in" svg:y="0.0866in" svg:viewBox="0 0 206 448" svg:d="M130 151c12 0 24 0 35 0 9 0 13 0 13-11 0-4-4-4-12-4-11 0-22 0-34 0 3-18 6-38 9-56 2-11 8-46 10-52 4-10 11-17 19-17 2 0 13 0 20 9-18 2-21 19-21 26 0 13 7 18 15 18 11 0 22-11 22-29 0-22-18-35-36-35-14 0-40 10-52 59-2 10-4 14-14 77-9 0-18 0-28 0-8 0-13 0-13 8 0 7 4 7 12 7 9 0 18 0 27 0-11 65-20 129-30 194-8 47-15 92-37 92-1 0-12 0-20-8 20-2 24-20 24-27 0-11-9-17-16-17-10 0-23 10-23 30 0 21 19 33 35 33 24 0 40-29 47-47 13-31 22-91 24-94 8-52 16-104 24-156z"><text:p/></draw:path><draw:path draw:style-name="gr746" draw:text-style-name="P134" svg:width="0.072in" svg:height="0.0976in" svg:x="0.3142in" svg:y="0.1571in" svg:viewBox="0 0 184 249" svg:d="M184 4c0-1-1-4-5-4-1 0-1 0-5 4-5 7-10 13-15 20-10-18-28-24-45-24-41 0-78 39-78 78 0 6 2 20 10 33 10 14 21 16 40 22 5 1 21 6 24 7 10 3 27 10 27 35 0 28-24 62-57 62-25 0-55-12-55-49 0-5 0-12 1-19 0-1 0-1 0-1 0-4-4-4-5-4-3 0-3 0-5 7-4 22-10 45-15 68 0 2-1 3-1 6 0 1 1 4 5 4 1 0 2-1 6-5 2-5 10-16 14-20 15 21 37 25 55 25 43 0 78-45 78-85 0-16-6-30-11-38-11-13-15-14-52-24-6-1-15-4-19-5-7-3-19-12-19-31 0-28 26-55 56-55 31 0 46 21 46 53 0 5-1 13-1 16 0 5 4 5 5 5 5 0 5-2 6-8 5-24 10-49 15-73z"><text:p/></draw:path><draw:path draw:style-name="gr747" draw:text-style-name="P134" svg:width="0.037in" svg:height="0.1925in" svg:x="0.4429in" svg:y="0.078in" svg:viewBox="0 0 95 490" svg:d="M95 485c0-2 0-3-7-12-52-60-65-152-65-228 0-85 17-171 67-232 5-6 5-7 5-9 0-3-1-4-4-4-4 0-41 34-65 95-21 55-26 109-26 150 0 39 5 98 27 154 25 60 60 91 64 91 3 0 4-1 4-5z"><text:p/></draw:path><draw:path draw:style-name="gr748" draw:text-style-name="P134" svg:width="0.0803in" svg:height="0.0874in" svg:x="0.4945in" svg:y="0.1374in" svg:viewBox="0 0 205 223" svg:d="M125 69c3-13 12-59 41-59 3 0 12 0 20 7-10 3-18 15-18 26 0 9 3 17 15 17 9 0 22-8 22-28 0-25-24-32-39-32-23 0-37 25-43 36-9-32-32-36-44-36-43 0-66 63-66 76 0 4 3 4 5 4 3 0 4 0 5-6 15-52 41-64 56-64 7 0 22 5 22 33 0 16-7 48-22 118-7 29-22 50-40 50-3 0-12 0-20-5 10-3 19-14 19-27 0-14-9-18-16-18-11 0-22 13-22 29 0 23 20 33 39 33 27 0 42-35 43-38 5 18 20 38 45 38 42 0 65-63 65-76 0-6-3-6-4-6-4 0-5 3-6 6-13 53-41 64-54 64-17 0-24-15-24-32 0-11 3-22 7-43 5-23 10-45 14-67z"><text:p/></draw:path><draw:path draw:style-name="gr749" draw:text-style-name="P134" svg:width="0.0185in" svg:height="0.0575in" svg:x="0.5965in" svg:y="0.202in" svg:viewBox="0 0 48 147" svg:d="M48 52c0-34-10-52-27-52-13 0-21 13-21 25 0 14 8 27 21 27 6 0 11-2 15-7 2 0 2-2 2-2 1 0 1 2 1 9 0 36-14 66-28 81-5 6-5 7-5 8 0 3 2 6 5 6 4 0 37-38 37-95z"><text:p/></draw:path><draw:path draw:style-name="gr750" draw:text-style-name="P134" svg:width="0.0744in" svg:height="0.1248in" svg:x="0.7134in" svg:y="0.1374in" svg:viewBox="0 0 190 318" svg:d="M189 29c1-7 1-7 1-11 0-8-6-12-12-12-4 0-10 2-14 9-1 3-5 19-6 27-3 13-6 27-8 39-6 30-13 59-19 88-2 9-20 42-47 42-21 0-25-21-25-39 0-24 7-53 21-96 7-21 8-26 8-35 0-23-13-41-34-41-39 0-54 71-54 76 0 4 4 2 5 4 4 0 4 0 7-9 10-46 27-61 41-61 3 0 10 0 10 17 0 12-3 25-7 33-16 53-23 81-23 104 0 43 26 59 50 59 15 0 30-9 41-23-4 25-10 49-27 76-10 17-25 31-44 31-6 0-25-2-32-21 7 0 12 0 18-6 4-4 8-10 8-19 0-16-11-17-15-17-10 0-24 7-24 31 0 25 19 43 45 43 42 0 84-45 96-101 13-63 27-125 40-188z"><text:p/></draw:path><draw:path draw:style-name="gr751" draw:text-style-name="P134" svg:width="0.0185in" svg:height="0.0575in" svg:x="0.8079in" svg:y="0.202in" svg:viewBox="0 0 48 147" svg:d="M48 52c0-34-10-52-26-52-14 0-22 13-22 25 0 14 8 27 22 27 5 0 10-2 14-7 2 0 2-2 3-2 0 3 0 2 0 9 0 36-14 66-27 81-5 6-5 7-5 8 0 3 1 6 4 6 4 0 37-38 37-95z"><text:p/></draw:path><draw:path draw:style-name="gr752" draw:text-style-name="P134" svg:width="0.0685in" svg:height="0.0874in" svg:x="0.9272in" svg:y="0.1374in" svg:viewBox="0 0 175 223" svg:d="M38 176c22-29 34-40 49-56 0-1 26-26 40-44 39-45 48-69 48-72 0-4-4-4-5-4-2 0-4 0-6 6-12 22-21 30-30 30-11 0-16-7-21-15-9-11-16-21-29-21-31 0-50 45-50 56 0 3 1 6 5 6 3 0 4-3 6-6 8-22 31-24 35-24 8 0 16 4 26 9 16 7 21 7 31 7-15 21-49 56-57 64-13 14-25 27-38 41-27 33-42 61-42 64 0 6 4 3 5 6 3 0 4-2 7-7 9-17 22-31 35-31 9 0 14 5 23 19 7 10 16 19 27 19 41 0 65-63 65-76 0-3-1-6-5-6-3 0-5 3-6 7-9 33-36 41-49 41-8 0-16-3-25-6-14-7-20-8-29-8-3 0-7 0-10 1z"><text:p/></draw:path><draw:path draw:style-name="gr753" draw:text-style-name="P134" svg:width="0.0374in" svg:height="0.1925in" svg:x="1.0122in" svg:y="0.078in" svg:viewBox="0 0 96 490" svg:d="M96 245c0-38-5-98-28-153-25-61-60-92-63-92-4 0-5 1-5 4 0 2 0 3 8 11 40 49 64 128 64 230 0 84-16 171-66 231-6 6-6 7-6 9s1 5 5 5c3 0 41-32 64-95 21-53 27-108 27-150z"><text:p/></draw:path><draw:path draw:style-name="gr754" draw:text-style-name="P134" svg:width="0.037in" svg:height="0.1925in" svg:x="1.0752in" svg:y="0.078in" svg:viewBox="0 0 95 490" svg:d="M95 245c0-38-5-98-27-153-25-61-60-92-64-92-3 0-4 1-4 4 0 2 0 3 7 11 41 49 65 128 65 230 0 84-16 171-67 231-5 6-5 7-5 9s1 5 4 5c4 0 41-32 65-95 21-53 26-108 26-150z"><text:p/></draw:path><draw:path draw:style-name="gr755" draw:text-style-name="P134" svg:width="0.1071in" svg:height="0.0449in" svg:x="1.1835in" svg:y="0.1516in" svg:viewBox="0 0 273 115" svg:d="M259 20c7 0 14 0 14-10s-7-10-13-10c-82 0-165 0-247 0-6 0-13 0-13 10s7 10 14 10c82 0 163 0 245 0zM260 115c6 0 13 0 13-10s-7-10-14-10c-82 0-163 0-245 0-7 0-14 0-14 10s7 10 13 10c82 0 165 0 247 0z"><text:p/></draw:path><draw:path draw:style-name="gr756" draw:text-style-name="P134" svg:width="0.0795in" svg:height="0.1362in" svg:x="1.3508in" svg:y="0.0886in" svg:viewBox="0 0 203 347" svg:d="M142 315c0 10 0 21 0 32 20-2 41-4 61-5 0-6 0-11 0-16-28 0-32-2-32-28 0-99 0-199 0-298-20 1-40 4-60 6 0 5 0 9 0 15 30 0 33 4 33 28 0 35 0 71 0 106-13-18-30-30-53-30-48 0-91 47-91 110s40 112 87 112c27 0 45-16 55-32zM142 183c0 34 0 68 0 101 0 9 0 10-4 19-13 22-31 33-49 33-19 0-33-12-43-31-11-21-12-49-12-68s1-48 13-70c8-16 25-33 47-33 14 0 31 9 44 31 4 9 4 9 4 18z"><text:p/></draw:path><draw:path draw:style-name="gr757" draw:text-style-name="P134" svg:width="0.0343in" svg:height="0.1291in" svg:x="1.4409in" svg:y="0.0937in" svg:viewBox="0 0 88 329" svg:d="M59 112c-19 1-39 4-58 6 0 5 0 9 0 15 27 0 31 3 31 27 0 43 0 86 0 131 0 23-5 23-32 23 0 4 0 10 0 15 13 0 35-1 45-1 15 0 29 1 43 1 0-5 0-11 0-15-27 0-29-3-29-21 0-61 0-121 0-181zM61 27c0-17-11-27-22-27-13 0-21 14-21 27 0 12 8 25 21 25 11 0 22-10 22-25z"><text:p/></draw:path><draw:path draw:style-name="gr758" draw:text-style-name="P134" svg:width="0.0791in" svg:height="0.085in" svg:x="1.4835in" svg:y="0.1398in" svg:viewBox="0 0 202 217" svg:d="M164 48c4-12 11-33 38-33 0-5 0-9 0-15-10 0-21 1-31 1-9 0-29-1-36-1 0 6 0 10 0 15 15 0 20 12 20 21 0 5 0 6-3 12-14 42-28 84-42 126-15-47-30-91-46-138-2-7-1-5-2-8 0-13 17-13 24-13 0-5 0-9 0-15-13 0-36 1-45 1-12 0-28-1-41-1 0 6 0 10 0 15 27 0 28 3 34 19 20 57 39 116 59 173 2 7 3 10 9 10 5 0 7-4 8-10 18-53 37-106 54-159z"><text:p/></draw:path><draw:path draw:style-name="gr759" draw:text-style-name="P134" svg:width="0.0614in" svg:height="0.3476in" svg:x="1.6224in" svg:y="0.0004in" svg:viewBox="0 0 157 884" svg:d="M138 878c2 0 4 4 5 6 4 0 6 0 9 0 2 0 5-2 5-6 0-1-1-3-2-4-14-18-37-45-62-98-45-95-61-217-61-333 0-219 51-346 124-433 1-3 1-3 1-4 0-6-3-6-8-6-6 0-6 0-9 4-40 41-84 109-113 213-18 65-27 144-27 226 0 114 18 246 82 361 12 18 18 27 27 39 4 6 9 14 13 17 6 6 10 13 16 18z"><text:p/></draw:path><draw:path draw:style-name="gr760" draw:text-style-name="P134" svg:width="0.0717in" svg:height="0.0378in" svg:x="1.8244in" svg:y="0.0335in" svg:viewBox="0 0 183 97" svg:d="M147 57c-6 7-20 21-20 30 0 5 4 10 8 10 3 0 6-3 8-6 5-8 14-22 33-32 2-3 7-4 7-11 0-5-4-7-6-10-9-7-14-16-18-28 0-4-2-10-8-10s-8 6-8 10c0 3 4 18 11 28-47 0-93 0-140 0-7 0-14 0-14 10 0 9 7 9 14 9 45 0 88 0 133 0z"><text:p/></draw:path><draw:path draw:style-name="gr761" draw:text-style-name="P134" svg:width="0.0736in" svg:height="0.1272in" svg:x="1.6949in" svg:y="0.1354in" svg:viewBox="0 0 188 324" svg:d="M80 139c-37 0-37-51-37-62 0-13 2-28 7-41 4-5 13-19 30-19 35 0 35 49 35 60 0 14 0 29-6 42-3 6-13 20-29 20zM32 157c0-2 0-13 7-23 16 14 33 16 41 16 37 0 67-35 67-73 0-18-7-36-18-48 15-16 30-18 37-18 2 0 3 0 4 0-4 2-6 7-6 13 0 8 5 15 12 15 5 0 12-4 12-15 0-9-5-24-22-24-8 0-25 3-43 22-17-15-35-16-43-16-39 0-67 33-67 71 0 21 9 41 19 50-5 7-13 24-13 41 0 15 6 35 19 45-25 8-38 29-38 49 0 35 40 62 90 62s92-26 92-63c0-17-6-43-27-57s-46-14-71-14c-10 0-28 0-30 0-14-2-22-18-22-33zM91 312c-42 0-70-25-70-50 0-23 15-41 34-44 8 0 15 0 24 0 36 0 82 0 82 44 0 27-30 50-70 50z"><text:p/></draw:path><draw:path draw:style-name="gr762" draw:text-style-name="P134" svg:width="0.0539in" svg:height="0.085in" svg:x="1.7756in" svg:y="0.1374in" svg:viewBox="0 0 138 217" svg:d="M57 53c0-18 0-35 0-53-18 1-38 4-57 6 0 5 0 9 0 15 29 0 33 3 33 27 0 43 0 88 0 131 0 23-5 23-33 23 0 4 0 9 0 15 16 0 36-1 47-1 16 0 36 0 53 1 0-6 0-11 0-15-3 0-6 0-9 0-30 0-31-6-31-23 0-25 0-52 0-77 0-47 17-92 48-92 3 0 5 0 5 1-2 0-10 6-10 20 0 12 10 21 18 21s17-7 17-23c0-15-13-29-30-29-29 0-45 32-51 53z"><text:p/></draw:path><draw:path draw:style-name="gr763" draw:text-style-name="P134" svg:width="0.0724in" svg:height="0.0882in" svg:x="1.8413in" svg:y="0.1362in" svg:viewBox="0 0 185 225" svg:d="M120 182c2 20 12 41 32 41 9 0 33-7 33-47 0-9 0-19 0-28-3 0-6 0-9 0 0 9 0 19 0 28 0 28-11 31-15 31-14 0-16-22-16-24 0-33 0-65 0-99 0-20 0-39-15-57-15-20-36-27-56-27-34 0-62 22-62 55 0 15 8 23 18 23 12 0 19-9 19-22 0-7-1-22-21-22 12-19 32-24 45-24 21 0 44 19 44 63 0 5 0 12 0 18-21 1-50 3-76 18-30 17-41 42-41 65 0 39 40 51 66 51 27 0 45-19 54-43zM117 102c0 17 0 32 0 49 0 46-30 63-48 63-21 0-37-17-37-42 0-26 17-67 85-70z"><text:p/></draw:path><draw:path draw:style-name="gr764" draw:text-style-name="P134" svg:width="0.0795in" svg:height="0.1362in" svg:x="1.9213in" svg:y="0.0886in" svg:viewBox="0 0 203 347" svg:d="M142 315c0 10 0 21 0 32 20-2 41-4 61-5 0-6 0-11 0-16-29 0-32-2-32-28 0-99 0-199 0-298-20 1-40 4-60 6 0 5 0 9 0 15 30 0 32 4 32 28 0 35 0 71 0 106-12-18-29-30-52-30-48 0-91 47-91 110s40 112 87 112c27 0 45-16 55-32zM142 183c0 34 0 68 0 101 0 9 0 10-5 19-12 22-30 33-48 33-19 0-33-12-43-31-11-21-12-49-12-68s1-48 13-70c8-16 25-33 47-33 14 0 31 9 43 31 5 9 5 9 5 18z"><text:p/></draw:path><draw:path draw:style-name="gr765" draw:text-style-name="P134" svg:width="0.0374in" svg:height="0.1925in" svg:x="2.0488in" svg:y="0.078in" svg:viewBox="0 0 96 490" svg:d="M96 485c0-2 0-3-7-12-51-60-64-152-64-228 0-85 15-171 65-232 6-6 6-7 6-9 0-3-1-4-5-4-3 0-41 34-64 95-21 55-27 109-27 150 0 39 5 98 28 154 25 60 60 91 63 91 4 0 5-1 5-5z"><text:p/></draw:path><draw:path draw:style-name="gr766" draw:text-style-name="P134" svg:width="0.0803in" svg:height="0.176in" svg:x="2.1047in" svg:y="0.0866in" svg:viewBox="0 0 205 448" svg:d="M129 151c12 0 23 0 35 0 10 0 13 0 13-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6-47 14-31 23-91 23-94 9-52 17-104 25-156z"><text:p/></draw:path><draw:path draw:style-name="gr767" draw:text-style-name="P134" svg:width="0.0717in" svg:height="0.0976in" svg:x="2.1839in" svg:y="0.1571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768" draw:text-style-name="P134" svg:width="0.0374in" svg:height="0.1925in" svg:x="2.3122in" svg:y="0.078in" svg:viewBox="0 0 96 490" svg:d="M96 485c0-2 0-3-7-12-51-60-64-152-64-228 0-85 15-171 65-232 6-6 6-7 6-9 0-3-2-4-5-4s-41 34-65 95c-20 55-26 109-26 150 0 39 5 98 27 154 26 60 61 91 64 91s5-1 5-5z"><text:p/></draw:path><draw:path draw:style-name="gr769" draw:text-style-name="P134" svg:width="0.0803in" svg:height="0.0874in" svg:x="2.3642in" svg:y="0.1374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770" draw:text-style-name="P134" svg:width="0.0185in" svg:height="0.0575in" svg:x="2.4661in" svg:y="0.202in" svg:viewBox="0 0 48 147" svg:d="M48 52c0-34-9-52-26-52-14 0-22 13-22 25 0 14 8 27 22 27 5 0 11-2 14-7 2 0 2-2 3-2 0 3 1 2 1 9 0 36-15 66-28 81-5 6-5 7-5 8 0 3 2 6 4 6 4 0 37-38 37-95z"><text:p/></draw:path><draw:path draw:style-name="gr771" draw:text-style-name="P134" svg:width="0.0744in" svg:height="0.1248in" svg:x="2.5835in" svg:y="0.1374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772" draw:text-style-name="P134" svg:width="0.0189in" svg:height="0.0575in" svg:x="2.6776in" svg:y="0.202in" svg:viewBox="0 0 49 147" svg:d="M49 52c0-34-10-52-27-52-13 0-22 13-22 25 0 14 9 27 22 27 5 0 11-2 14-7 2 0 2-2 3-2s1 2 1 9c0 36-14 66-28 81-5 6-5 7-5 8 0 3 2 6 5 6s37-38 37-95z"><text:p/></draw:path><draw:path draw:style-name="gr773" draw:text-style-name="P134" svg:width="0.0685in" svg:height="0.0874in" svg:x="2.7969in" svg:y="0.1374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9 0 14 5 24 19 7 10 14 19 26 19 41 0 65-63 65-76 0-3-2-6-5-6-4 0-5 3-6 7-9 33-35 41-49 41-8 0-15-3-25-6-14-7-20-8-28-8-1 0-8 0-12 1z"><text:p/></draw:path><draw:path draw:style-name="gr774" draw:text-style-name="P134" svg:width="0.037in" svg:height="0.1925in" svg:x="2.8819in" svg:y="0.078in" svg:viewBox="0 0 95 490" svg:d="M95 245c0-38-5-98-27-153-25-61-60-92-64-92-3 0-4 1-4 4 0 2 0 3 7 11 41 49 65 128 65 230 0 84-16 171-67 231-5 6-5 7-5 9s1 5 4 5c4 0 41-32 65-95 21-53 26-108 26-150z"><text:p/></draw:path><draw:path draw:style-name="gr775" draw:text-style-name="P134" svg:width="0.0374in" svg:height="0.1925in" svg:x="2.9449in" svg:y="0.078in" svg:viewBox="0 0 96 490" svg:d="M96 245c0-38-5-98-27-153-26-61-61-92-64-92s-5 1-5 4c0 2 0 3 8 11 40 49 64 128 64 230 0 84-16 171-66 231-6 6-6 7-6 9s2 5 5 5 41-32 65-95c20-53 26-108 26-150z"><text:p/></draw:path><draw:path draw:style-name="gr776" draw:text-style-name="P134" svg:width="0.0614in" svg:height="0.3476in" svg:x="3.0043in" svg:y="0.0004in" svg:viewBox="0 0 157 884" svg:d="M157 443c0-142-28-292-109-402-6-9-21-27-30-38-4-3-4-3-10-3-3 0-8 0-8 6 0 1 2 4 4 4 14 18 36 45 60 98 45 95 61 217 61 335 0 211-49 341-123 431-1 1-2 3-2 4 0 6 5 6 8 6 6 0 6 0 11-4 38-41 83-110 111-213 18-68 27-147 27-224z"><text:p/></draw:path><draw:path draw:style-name="gr777" draw:text-style-name="P134" svg:width="0.1075in" svg:height="0.0449in" svg:x="3.1496in" svg:y="0.1516in" svg:viewBox="0 0 274 115" svg:d="M260 20c6 0 14 0 14-10s-8-10-14-10c-82 0-164 0-246 0-6 0-14 0-14 10s8 10 14 10c82 0 164 0 246 0zM260 115c6 0 14 0 14-10s-8-10-14-10c-82 0-164 0-246 0-6 0-14 0-14 10s8 10 14 10c82 0 164 0 246 0z"><text:p/></draw:path><draw:path draw:style-name="gr778" draw:text-style-name="P134" svg:width="0.085in" svg:height="0.1425in" svg:x="3.3181in" svg:y="0.0843in" svg:viewBox="0 0 217 363" svg:d="M175 185c-5-31-21-58-53-58-26 0-53 7-84 47-34 40-38 85-38 101 0 30 19 88 76 88 99 0 141-166 141-236 0-78-39-127-89-127-60 0-79 63-79 77 0 7 4 17 15 17 15 0 23-14 23-25 0-19-12-19-19-19 18-36 47-39 60-39 29 0 58 27 58 90 0 19-2 43-11 84zM77 349c-45 0-45-51-45-56 0-13 10-82 28-112 16-28 36-44 62-44 44 0 46 56 46 66 0 35-27 146-91 146z"><text:p/></draw:path><draw:path draw:style-name="gr779" draw:text-style-name="P134" svg:width="0.05in" svg:height="0.0894in" svg:x="3.4142in" svg:y="0.0531in" svg:viewBox="0 0 128 228" svg:d="M128 165c-4 0-7 0-11 0-1 9-3 28-7 32-2 2-24 2-29 2-18 0-35 0-53 0 31-32 41-42 58-58 22-21 42-42 42-74 0-42-31-67-68-67-35 0-60 29-60 62 0 16 12 19 15 19 7 0 15-7 15-18 0-7-2-18-17-18 9-25 29-32 42-32 29 0 45 26 45 54 0 30-19 53-27 66-24 27-47 53-71 81-2 4-2 4-2 14 40 0 79 0 118 0 4-21 6-42 10-63z"><text:p/></draw:path><draw:path draw:style-name="gr780" draw:text-style-name="P134" svg:width="0.0602in" svg:height="0.0606in" svg:x="3.4035in" svg:y="0.2102in" svg:viewBox="0 0 154 155" svg:d="M57 116c-2 11-11 30-27 30-1 0-9 0-15-5 12-4 13-16 13-19 0-7-6-13-12-13-8 0-16 9-16 21 0 18 15 25 29 25s26-9 33-23c7 18 22 23 34 23 34 0 52-43 52-51 0-6-4-5-5-6-5 0-5 3-6 7-6 24-23 41-40 41-11 0-17-9-17-23 0-8 7-39 15-78 6-27 19-35 28-35 1 0 9 0 15 5-8 3-11 13-11 19 0 8 3 12 10 12 6 0 17-5 17-21 0-18-18-25-30-25-15 0-26 11-33 25-4-14-18-25-34-25-32 0-51 43-51 53 0 4 3 3 5 4 4 0 4-1 5-5 7-27 26-42 40-42 10 0 18 7 18 22 0 7-4 25-7 37-4 15-6 32-10 47z"><text:p/></draw:path><draw:path draw:style-name="gr781" draw:text-style-name="P134" svg:width="0.0374in" svg:height="0.1925in" svg:x="3.5224in" svg:y="0.078in" svg:viewBox="0 0 96 490" svg:d="M96 485c0-2 0-3-7-12-51-60-64-152-64-228 0-85 15-171 65-232 6-6 6-7 6-9 0-3-1-4-5-4-3 0-41 34-64 95-21 55-27 109-27 150 0 39 5 98 28 154 25 60 60 91 63 91 4 0 5-1 5-5z"><text:p/></draw:path><draw:path draw:style-name="gr782" draw:text-style-name="P134" svg:width="0.0803in" svg:height="0.176in" svg:x="3.5783in" svg:y="0.0866in" svg:viewBox="0 0 205 448" svg:d="M129 151c12 0 23 0 35 0 8 0 13 0 13-11 0-4-5-4-11-4-11 0-23 0-35 0 4-18 6-38 10-56 1-11 7-46 9-52 4-10 11-17 20-17 1 0 12 0 20 9-19 2-22 19-22 26 0 13 7 18 15 18 10 0 22-11 22-29 0-22-19-35-35-35-14 0-40 10-53 59-2 10-3 14-14 77-9 0-19 0-28 0-7 0-12 0-12 8 0 7 4 7 11 7 9 0 19 0 28 0-11 65-21 129-32 194-7 47-14 92-35 92-2 0-12 0-20-8 19-2 23-20 23-27 0-11-8-17-16-17-10 0-22 10-22 30 0 21 18 33 35 33 22 0 39-29 46-47 14-31 23-91 23-94 9-52 17-104 25-156z"><text:p/></draw:path><draw:path draw:style-name="gr783" draw:text-style-name="P134" svg:width="0.0717in" svg:height="0.0976in" svg:x="3.6575in" svg:y="0.1571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784" draw:text-style-name="P134" svg:width="0.0374in" svg:height="0.1925in" svg:x="3.7858in" svg:y="0.078in" svg:viewBox="0 0 96 490" svg:d="M96 485c0-2 0-3-7-12-51-60-64-152-64-228 0-85 15-171 65-232 6-6 6-7 6-9 0-3-2-4-5-4s-41 34-65 95c-21 55-26 109-26 150 0 39 5 98 27 154 26 60 61 91 64 91s5-1 5-5z"><text:p/></draw:path><draw:path draw:style-name="gr785" draw:text-style-name="P134" svg:width="0.0803in" svg:height="0.0874in" svg:x="3.8374in" svg:y="0.1374in" svg:viewBox="0 0 205 223" svg:d="M127 69c2-13 11-59 39-59 3 0 12 0 22 7-12 3-20 15-20 26 0 9 4 17 15 17 9 0 22-8 22-28 0-25-23-32-37-32-25 0-39 25-44 36-10-32-33-36-44-36-44 0-67 63-67 76 0 4 3 2 5 4 3 0 4 0 5-6 15-52 41-64 56-64 8 0 22 5 22 33 0 16-7 48-22 118-7 29-22 50-39 50-2 0-12 0-21-5 10-3 20-14 20-27 0-14-10-18-16-18-12 0-23 13-23 29 0 23 21 33 39 33 28 0 42-35 43-38 5 18 20 38 45 38 42 0 65-63 65-76 0-6-3-6-4-6-4 0-5 3-5 6-14 53-42 64-55 64-17 0-22-15-22-32 0-11 2-22 7-43 4-23 9-45 14-67z"><text:p/></draw:path><draw:path draw:style-name="gr786" draw:text-style-name="P134" svg:width="0.0185in" svg:height="0.0575in" svg:x="3.9394in" svg:y="0.202in" svg:viewBox="0 0 48 147" svg:d="M48 52c0-34-9-52-26-52-14 0-22 13-22 25 0 14 8 27 22 27 5 0 11-2 14-7 2 0 2-2 3-2 0 3 1 2 1 9 0 36-15 66-28 81-5 6-5 7-5 8 0 3 2 6 4 6 4 0 37-38 37-95z"><text:p/></draw:path><draw:path draw:style-name="gr787" draw:text-style-name="P134" svg:width="0.0744in" svg:height="0.1248in" svg:x="4.0567in" svg:y="0.1374in" svg:viewBox="0 0 190 318" svg:d="M188 29c2-7 2-7 2-11 0-8-6-12-13-12-3 0-11 2-14 9-1 3-4 19-6 27-2 13-6 27-8 39-6 30-13 59-19 88-1 9-19 42-46 42-21 0-25-21-25-39 0-24 7-53 21-96 6-21 8-26 8-35 0-23-14-41-34-41-39 0-54 71-54 76 0 4 4 4 5 4 3 0 4 0 6-9 11-46 28-61 42-61 3 0 10 0 10 17 0 12-4 25-7 33-16 53-24 81-24 104 0 43 25 59 50 59 16 0 31-9 42-23-6 25-10 49-27 76-10 17-27 31-45 31-6 0-25-2-32-21 7 0 13 0 19-6 3-4 8-10 8-19 0-16-12-17-15-17-11 0-24 7-24 31 0 25 18 43 44 43 42 0 85-45 96-101 13-63 27-125 40-188z"><text:p/></draw:path><draw:path draw:style-name="gr788" draw:text-style-name="P134" svg:width="0.0189in" svg:height="0.0575in" svg:x="4.1508in" svg:y="0.202in" svg:viewBox="0 0 49 147" svg:d="M49 52c0-34-10-52-27-52-14 0-22 13-22 25 0 14 8 27 22 27 5 0 11-2 14-7 2 0 2-2 3-2 0 3 1 2 1 9 0 36-14 66-28 81-5 6-5 7-5 8 0 3 2 6 5 6s37-38 37-95z"><text:p/></draw:path><draw:path draw:style-name="gr789" draw:text-style-name="P134" svg:width="0.0685in" svg:height="0.0874in" svg:x="4.2705in" svg:y="0.1374in" svg:viewBox="0 0 175 223" svg:d="M36 176c23-29 34-40 50-56 0-1 25-26 41-44 38-45 48-69 48-72 0-4-4-4-5-4-4 0-5 0-6 6-13 22-22 30-32 30s-14-7-21-15c-7-11-14-21-28-21-30 0-50 45-50 56 0 3 2 6 6 6 3 0 4-3 4-6 9-22 32-24 36-24 9 0 16 4 25 9 17 7 21 7 32 7-14 21-49 56-56 64-13 14-25 27-38 41-28 33-42 61-42 64 0 6 4 6 5 6 3 0 3-2 7-7 9-17 21-31 34-31 9 0 14 5 24 19 7 10 14 19 26 19 41 0 65-63 65-76 0-3-2-6-5-6-4 0-5 3-6 7-9 33-35 41-49 41-8 0-15-3-25-6-14-7-20-8-28-8-1 0-8 0-12 1z"><text:p/></draw:path><draw:path draw:style-name="gr790" draw:text-style-name="P134" svg:width="0.0374in" svg:height="0.1925in" svg:x="4.3547in" svg:y="0.078in" svg:viewBox="0 0 96 490" svg:d="M96 245c0-38-5-98-27-153-24-61-60-92-64-92-3 0-5 1-5 4 0 2 0 3 8 11 41 49 65 128 65 230 0 84-16 171-67 231-6 6-6 7-6 9s2 5 5 5c4 0 41-32 65-95 21-53 26-108 26-150z"><text:p/></draw:path><draw:path draw:style-name="gr791" draw:text-style-name="P134" svg:width="0.0374in" svg:height="0.1925in" svg:x="4.4181in" svg:y="0.078in" svg:viewBox="0 0 96 490" svg:d="M96 245c0-38-5-98-28-153-25-61-60-92-63-92s-5 1-5 4c0 2 0 3 8 11 40 49 64 128 64 230 0 84-16 171-66 231-6 6-6 7-6 9s2 5 5 5 41-32 65-95c20-53 26-108 26-150z"><text:p/></draw:path><draw:path draw:style-name="gr792" draw:text-style-name="P134" svg:width="0.1071in" svg:height="0.1287in" svg:x="4.5173in" svg:y="0.1102in" svg:viewBox="0 0 273 328" svg:d="M145 174c39 0 77 0 115 0 6 0 13 0 13-10s-7-10-13-10c-38 0-76 0-115 0 0-46 0-91 0-137 0-7 0-17-8-17s-8 10-8 17c0 46 0 91 0 137-39 0-77 0-116 0-6 0-13 0-13 10s7 10 13 10c39 0 77 0 116 0 0 44 0 91 0 137 0 7 0 17 8 17s8-10 8-17c0-46 0-93 0-137z"><text:p/></draw:path><draw:path draw:style-name="gr793" draw:text-style-name="P134" svg:width="0.085in" svg:height="0.1425in" svg:x="4.6768in" svg:y="0.0843in" svg:viewBox="0 0 217 363" svg:d="M175 185c-4-31-21-58-53-58-26 0-53 7-84 47-34 40-38 85-38 101 0 30 19 88 76 88 99 0 141-166 141-236 0-78-38-127-89-127-60 0-79 63-79 77 0 7 4 17 17 17s22-14 22-25c0-19-13-19-20-19 18-36 47-39 60-39 29 0 58 27 58 90 0 19-2 43-11 84zM77 349c-45 0-45-51-45-56 0-13 10-82 28-112 16-28 36-44 62-44 44 0 46 56 46 66 0 35-27 146-91 146z"><text:p/></draw:path><draw:path draw:style-name="gr794" draw:text-style-name="P134" svg:width="0.05in" svg:height="0.0894in" svg:x="4.7724in" svg:y="0.0531in" svg:viewBox="0 0 128 228" svg:d="M128 165c-4 0-7 0-11 0 0 9-3 28-7 32-2 2-24 2-28 2-18 0-36 0-54 0 31-32 41-42 58-58 22-21 42-42 42-74 0-42-31-67-68-67-35 0-60 29-60 62 0 16 12 19 15 19 7 0 15-7 15-18 0-7-2-18-17-18 9-25 29-32 42-32 29 0 45 26 45 54 0 30-18 53-27 66-24 27-47 53-71 81-2 4-2 4-2 14 40 0 79 0 118 0 4-21 6-42 10-63z"><text:p/></draw:path><draw:path draw:style-name="gr795" draw:text-style-name="P134" svg:width="0.0583in" svg:height="0.0874in" svg:x="4.7614in" svg:y="0.2102in" svg:viewBox="0 0 149 223" svg:d="M148 22c1-4 1-5 1-7 0-7-5-11-9-11s-10 2-13 9c0 1-3 12-4 19-2 10-5 18-7 28-1 9-10 52-10 56-2 0-15 30-37 30-19 0-19-23-19-28 0-19 6-41 16-68 3-11 4-15 4-21 0-16-11-29-28-29-28 0-42 48-42 53 0 4 5 4 6 4 3 0 3-1 5-5 7-28 19-42 31-42 5 0 7 4 7 12 0 7-2 16-4 20-13 42-17 55-17 70 0 6 0 22 12 34 8 8 21 9 28 9 12 0 22-4 32-15-4 20-7 34-19 50-8 12-20 23-35 23-1 0-16 0-21-11 15-3 15-19 15-20 0-11-8-13-11-13-8 0-17 7-17 23 0 18 14 31 35 31 28 0 64-27 73-70 9-44 18-87 28-131z"><text:p/></draw:path><draw:path draw:style-name="gr796" draw:text-style-name="P134" svg:width="0.0374in" svg:height="0.1925in" svg:x="4.8811in" svg:y="0.078in" svg:viewBox="0 0 96 490" svg:d="M96 485c0-2 0-3-7-12-51-60-64-152-64-228 0-85 15-171 65-232 6-6 6-7 6-9 0-3-1-4-5-4-3 0-41 34-64 95-21 55-27 109-27 150 0 39 5 98 28 154 25 60 60 91 63 91 4 0 5-1 5-5z"><text:p/></draw:path><draw:path draw:style-name="gr797" draw:text-style-name="P134" svg:width="0.0803in" svg:height="0.176in" svg:x="4.937in" svg:y="0.0866in" svg:viewBox="0 0 205 448" svg:d="M129 151c12 0 25 0 36 0 9 0 12 0 12-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7-47 13-31 22-91 22-94 9-52 17-104 25-156z"><text:p/></draw:path><draw:path draw:style-name="gr798" draw:text-style-name="P134" svg:width="0.0717in" svg:height="0.0976in" svg:x="5.0161in" svg:y="0.1571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799" draw:text-style-name="P134" svg:width="0.0374in" svg:height="0.1925in" svg:x="5.1445in" svg:y="0.078in" svg:viewBox="0 0 96 490" svg:d="M96 485c0-2 0-3-7-12-51-60-64-152-64-228 0-85 15-171 65-232 6-6 6-7 6-9 0-3-2-4-5-4s-41 34-65 95c-20 55-26 109-26 150 0 39 5 98 28 154 25 60 60 91 63 91s5-1 5-5z"><text:p/></draw:path><draw:path draw:style-name="gr800" draw:text-style-name="P134" svg:width="0.0803in" svg:height="0.0874in" svg:x="5.1965in" svg:y="0.1374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801" draw:text-style-name="P134" svg:width="0.0185in" svg:height="0.0575in" svg:x="5.2984in" svg:y="0.202in" svg:viewBox="0 0 48 147" svg:d="M48 52c0-34-9-52-26-52-14 0-22 13-22 25 0 14 8 27 22 27 5 0 11-2 14-7 2 0 2-2 3-2 0 3 1 2 1 9 0 36-15 66-28 81-5 6-5 7-5 8 0 3 2 6 4 6 4 0 37-38 37-95z"><text:p/></draw:path><draw:path draw:style-name="gr802" draw:text-style-name="P134" svg:width="0.0744in" svg:height="0.1248in" svg:x="5.4157in" svg:y="0.1374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803" draw:text-style-name="P134" svg:width="0.0189in" svg:height="0.0575in" svg:x="5.5098in" svg:y="0.202in" svg:viewBox="0 0 49 147" svg:d="M49 52c0-34-10-52-27-52-13 0-22 13-22 25 0 14 9 27 22 27 5 0 11-2 14-7 2 0 2-2 3-2s1 2 1 9c0 36-14 66-28 81-5 6-5 7-5 8 0 3 2 6 5 6 4 0 37-38 37-95z"><text:p/></draw:path><draw:path draw:style-name="gr804" draw:text-style-name="P134" svg:width="0.0685in" svg:height="0.0874in" svg:x="5.6291in" svg:y="0.1374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5-63 65-76 0-3-2-6-5-6-4 0-5 3-6 7-9 33-35 41-49 41-8 0-15-3-25-6-14-7-20-8-28-8-1 0-7 0-12 1z"><text:p/></draw:path><draw:path draw:style-name="gr805" draw:text-style-name="P134" svg:width="0.037in" svg:height="0.1925in" svg:x="5.7142in" svg:y="0.078in" svg:viewBox="0 0 95 490" svg:d="M95 245c0-38-5-98-27-153-25-61-60-92-64-92-3 0-4 1-4 4 0 2 0 3 7 11 41 49 65 128 65 230 0 84-16 171-67 231-5 6-5 7-5 9s1 5 4 5c4 0 41-32 65-95 21-53 26-108 26-150z"><text:p/></draw:path><draw:path draw:style-name="gr806" draw:text-style-name="P134" svg:width="0.0374in" svg:height="0.1925in" svg:x="5.7772in" svg:y="0.078in" svg:viewBox="0 0 96 490" svg:d="M96 245c0-38-5-98-27-153-26-61-61-92-64-92s-5 1-5 4c0 2 0 3 8 11 40 49 64 128 64 230 0 84-16 171-66 231-6 6-6 7-6 9s2 5 5 5 41-32 65-95c21-53 26-108 26-150z"><text:p/></draw:path><draw:path draw:style-name="gr807" draw:text-style-name="P134" svg:width="0.1071in" svg:height="0.1287in" svg:x="5.8764in" svg:y="0.1102in" svg:viewBox="0 0 273 328" svg:d="M145 174c39 0 77 0 115 0 6 0 13 0 13-10s-7-10-13-10c-38 0-76 0-115 0 0-46 0-91 0-137 0-7 0-17-8-17s-8 10-8 17c0 46 0 91 0 137-39 0-77 0-116 0-6 0-13 0-13 10s7 10 13 10c39 0 77 0 116 0 0 44 0 91 0 137 0 7 0 17 8 17s8-10 8-17c0-46 0-93 0-137z"><text:p/></draw:path><draw:path draw:style-name="gr808" draw:text-style-name="P134" svg:width="0.085in" svg:height="0.1425in" svg:x="6.0354in" svg:y="0.0843in" svg:viewBox="0 0 217 363" svg:d="M175 185c-4-31-21-58-53-58-26 0-53 7-84 47-34 40-38 85-38 101 0 30 19 88 76 88 99 0 141-166 141-236 0-78-38-127-89-127-60 0-79 63-79 77 0 7 4 17 17 17s22-14 22-25c0-19-13-19-20-19 19-36 47-39 60-39 29 0 58 27 58 90 0 19-2 43-11 84zM77 349c-45 0-45-51-45-56 0-13 10-82 28-112 16-28 36-44 62-44 44 0 46 56 46 66 0 35-27 146-91 146z"><text:p/></draw:path><draw:path draw:style-name="gr809" draw:text-style-name="P134" svg:width="0.05in" svg:height="0.0894in" svg:x="6.1315in" svg:y="0.0531in" svg:viewBox="0 0 128 228" svg:d="M128 165c-4 0-7 0-11 0 0 9-3 28-7 32-2 2-24 2-28 2-18 0-36 0-54 0 31-32 41-42 59-58 21-21 41-42 41-74 0-42-31-67-68-67-35 0-60 29-60 62 0 16 13 19 15 19 7 0 15-7 15-18 0-7-2-18-16-18 8-25 28-32 41-32 29 0 45 26 45 54 0 30-18 53-27 66-24 27-47 53-71 81-2 4-2 4-2 14 40 0 79 0 118 0 4-21 6-42 10-63z"><text:p/></draw:path><draw:path draw:style-name="gr810" draw:text-style-name="P134" svg:width="0.0516in" svg:height="0.0606in" svg:x="6.1224in" svg:y="0.2102in" svg:viewBox="0 0 132 155" svg:d="M30 122c9-9 13-16 38-39 6-6 28-27 36-35 18-21 28-40 28-44s-3-4-4-4c-3 0-4 1-5 4-9 16-15 21-22 21-4 0-8 0-17-11s-16-14-22-14c-23 0-39 31-39 41 0 2 3 4 5 4 4 0 4-2 5-4 5-13 21-13 26-13s14 1 17 3c17 4 18 4 26 4-8 8-13 15-41 41-22 22-29 30-35 37-18 20-26 35-26 38 0 4 4 4 5 4 3 0 3 0 4-2 9-14 18-21 27-21 4 0 9 0 16 8 9 11 15 15 24 15 31 0 49-42 49-53 0-4-2-4-4-4-4 0-4 1-5 6-6 16-22 25-36 25-7 0-14-2-21-4-14-3-17-3-21-3-2 0-5 0-8 0z"><text:p/></draw:path><draw:path draw:style-name="gr811" draw:text-style-name="P134" svg:width="0.0374in" svg:height="0.1925in" svg:x="6.2402in" svg:y="0.078in" svg:viewBox="0 0 96 490" svg:d="M96 485c0-2 0-3-7-12-51-60-64-152-64-228 0-85 15-171 65-232 6-6 6-7 6-9 0-3-1-4-5-4-3 0-41 34-64 95-21 55-27 109-27 150 0 39 5 98 28 154 25 60 60 91 63 91 4 0 5-1 5-5z"><text:p/></draw:path><draw:path draw:style-name="gr812" draw:text-style-name="P134" svg:width="0.0803in" svg:height="0.176in" svg:x="6.2957in" svg:y="0.0866in" svg:viewBox="0 0 205 448" svg:d="M129 151c12 0 25 0 36 0 9 0 12 0 12-11 0-4-3-4-11-4-11 0-23 0-35 0 4-18 6-38 10-56 1-11 7-46 9-52 4-10 11-17 20-17 1 0 12 0 20 9-18 2-22 19-22 26 0 13 7 18 15 18 10 0 22-11 22-29 0-22-19-35-35-35-14 0-40 10-53 59-2 10-3 14-13 77-9 0-20 0-29 0-7 0-12 0-12 8 0 7 4 7 12 7 9 0 18 0 27 0-11 65-21 129-32 194-7 47-14 92-35 92-2 0-12 0-20-8 19-2 23-20 23-27 0-11-8-17-16-17-10 0-22 10-22 30 0 21 18 33 35 33 22 0 39-29 47-47 13-31 22-91 22-94 9-52 17-104 25-156z"><text:p/></draw:path><draw:path draw:style-name="gr813" draw:text-style-name="P134" svg:width="0.0717in" svg:height="0.0976in" svg:x="6.3752in" svg:y="0.1571in" svg:viewBox="0 0 183 249" svg:d="M183 4c0-1-1-4-4-4-2 0-2 0-5 4-5 7-10 13-15 20-10-18-29-24-46-24-41 0-77 39-77 78 0 6 0 20 10 33 9 14 20 16 40 22 5 1 20 6 24 7 10 3 27 10 27 35 0 28-24 62-57 62-26 0-57-12-57-49 0-5 2-12 3-19 0-1 0-1 0-1 0-4-4-4-5-4-5 0-5 0-6 7-4 22-9 45-14 68-1 2-1 3-1 6 0 1 1 4 4 4 2 0 2-1 5-5 4-5 11-16 14-20 16 21 38 25 56 25 43 0 78-45 78-85 0-16-5-30-12-38-9-13-14-14-51-24-6-1-15-4-18-5-7-3-20-12-20-31 0-28 26-55 57-55 30 0 45 21 45 53 0 5-1 13-1 16 0 5 4 5 5 5 4 0 4-2 6-8 4-24 10-49 15-73z"><text:p/></draw:path><draw:path draw:style-name="gr814" draw:text-style-name="P134" svg:width="0.0374in" svg:height="0.1925in" svg:x="6.5035in" svg:y="0.078in" svg:viewBox="0 0 96 490" svg:d="M96 485c0-2 0-3-7-12-51-60-64-152-64-228 0-85 15-171 65-232 6-6 6-7 6-9 0-3-2-4-5-4s-41 34-65 95c-20 55-26 109-26 150 0 39 5 98 28 154 25 60 60 91 63 91s5-1 5-5z"><text:p/></draw:path><draw:path draw:style-name="gr815" draw:text-style-name="P134" svg:width="0.0803in" svg:height="0.0874in" svg:x="6.5551in" svg:y="0.1374in" svg:viewBox="0 0 205 223" svg:d="M127 69c2-13 11-59 39-59 3 0 13 0 22 7-12 3-20 15-20 26 0 9 4 17 15 17 9 0 22-8 22-28 0-25-23-32-37-32-25 0-39 25-44 36-10-32-33-36-44-36-44 0-67 63-67 76 0 4 5 4 6 4 2 0 3 0 4-6 15-52 41-64 56-64 8 0 22 5 22 33 0 16-7 48-22 118-6 29-22 50-39 50-2 0-12 0-21-5 10-3 20-14 20-27 0-14-10-18-16-18-12 0-23 13-23 29 0 23 21 33 39 33 28 0 42-35 43-38 6 18 20 38 45 38 43 0 66-63 66-76 0-6-4-6-5-6-4 0-5 3-5 6-14 53-42 64-55 64-17 0-22-15-22-32 0-11 2-22 7-43 4-23 9-45 14-67z"><text:p/></draw:path><draw:path draw:style-name="gr816" draw:text-style-name="P134" svg:width="0.0185in" svg:height="0.0575in" svg:x="6.6571in" svg:y="0.202in" svg:viewBox="0 0 48 147" svg:d="M48 52c0-34-9-52-26-52-14 0-22 13-22 25 0 14 8 27 22 27 5 0 11-2 14-7 2 0 2-2 3-2 0 3 1 2 1 9 0 36-15 66-28 81-5 6-5 7-5 8 0 3 2 6 4 6 4 0 37-38 37-95z"><text:p/></draw:path><draw:path draw:style-name="gr817" draw:text-style-name="P134" svg:width="0.0744in" svg:height="0.1248in" svg:x="6.7744in" svg:y="0.1374in" svg:viewBox="0 0 190 318" svg:d="M188 29c2-7 2-7 2-11 0-8-6-12-13-12-3 0-11 2-14 9-1 3-4 19-6 27-2 13-6 27-8 39-6 30-13 59-19 88-1 9-19 42-46 42-21 0-25-21-25-39 0-24 7-53 21-96 6-21 8-26 8-35 0-23-13-41-34-41-39 0-54 71-54 76 0 4 4 4 5 4 3 0 4 0 6-9 11-46 28-61 42-61 3 0 10 0 10 17 0 12-4 25-7 33-16 53-24 81-24 104 0 43 27 59 50 59 16 0 31-9 42-23-6 25-10 49-27 76-10 17-27 31-45 31-6 0-24-2-31-21 6 0 12 0 18-6 3-4 8-10 8-19 0-16-12-17-15-17-10 0-24 7-24 31 0 25 18 43 44 43 42 0 85-45 96-101 13-63 27-125 40-188z"><text:p/></draw:path><draw:path draw:style-name="gr818" draw:text-style-name="P134" svg:width="0.0185in" svg:height="0.0575in" svg:x="6.8693in" svg:y="0.202in" svg:viewBox="0 0 48 147" svg:d="M48 52c0-34-10-52-27-52-13 0-21 13-21 25 0 14 8 27 21 27 5 0 11-2 14-7 3 0 1-2 3-2 1 0 1 2 1 9 0 36-14 66-28 81-5 6-5 7-5 8 0 3 2 6 5 6 4 0 37-38 37-95z"><text:p/></draw:path><draw:path draw:style-name="gr819" draw:text-style-name="P134" svg:width="0.0685in" svg:height="0.0874in" svg:x="6.9882in" svg:y="0.1374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6-63 66-76 0-3-3-6-6-6-4 0-5 3-6 7-9 33-35 41-49 41-8 0-15-3-25-6-13-7-20-8-28-8-1 0-7 0-12 1z"><text:p/></draw:path><draw:path draw:style-name="gr820" draw:text-style-name="P134" svg:width="0.037in" svg:height="0.1925in" svg:x="7.0732in" svg:y="0.078in" svg:viewBox="0 0 95 490" svg:d="M95 245c0-38-5-98-27-153-25-61-60-92-64-92-3 0-4 1-4 4 0 2 0 3 7 11 41 49 65 128 65 230 0 84-16 171-67 231-5 6-5 7-5 9s1 5 4 5c4 0 41-32 65-95 21-53 26-108 26-150z"><text:p/></draw:path><draw:path draw:style-name="gr821" draw:text-style-name="P134" svg:width="0.0374in" svg:height="0.1925in" svg:x="7.1358in" svg:y="0.078in" svg:viewBox="0 0 96 490" svg:d="M96 245c0-38-5-98-27-153-26-61-61-92-64-92s-5 1-5 4c0 2 0 3 8 11 40 49 64 128 64 230 0 84-16 171-66 231-6 6-6 7-6 9s2 5 5 5 41-32 65-95c21-53 26-108 26-150z"><text:p/></draw:path></draw:g></draw:g></text:span></text:p>
      <text:p text:style-name="P78">Soit plus simplement</text:p>
      <text:p text:style-name="P57"><draw:g text:anchor-type="as-char" svg:y="-0.2217in" draw:z-index="112" draw:style-name="gr1"><svg:title>TexMaths</svg:title><svg:desc>14§display§\bigtriangleup \left(S\right)=\text{div}\left(\vec{\text{grad}}\left(S\right)\right)=\partial _x^2\left(S\right)+\partial _y^2\left(S\right)+\partial _z^2\left(S\right)§svg§600§FALSE§</svg:desc><draw:g draw:style-name="gr2"><draw:path draw:style-name="gr702" draw:text-style-name="P133" svg:width="4.1925in" svg:height="0.3276in" svg:x="0.0004in" svg:y="0.0098in" svg:viewBox="0 0 10650 833" svg:d="M5326 833c-1775 0-3551 0-5326 0 0-277 0-556 0-833 3551 0 7100 0 10650 0 0 277 0 556 0 833-1775 0-3550 0-5324 0z"><text:p/></draw:path><draw:path draw:style-name="gr703" draw:text-style-name="P134" svg:width="0.1488in" svg:height="0.1382in" svg:x="0.002in" svg:y="0.0843in" svg:viewBox="0 0 379 352" svg:d="M200 8c-3-5-5-8-11-8s-7 1-10 10c-59 108-116 214-175 322-4 7-4 8-4 10 0 10 10 10 18 10 115 0 228 0 343 0 9 0 18 0 18-10 0-3-1-4-4-9-59-109-116-217-175-325zM189 29c55 101 109 202 164 303-109 0-217 0-326 0 54-101 107-202 162-303z"><text:p/></draw:path><draw:path draw:style-name="gr704" draw:text-style-name="P134" svg:width="0.0441in" svg:height="0.1925in" svg:x="0.2142in" svg:y="0.078in" svg:viewBox="0 0 113 490" svg:d="M113 485c0-2 0-3-7-12-61-60-78-152-78-228 0-85 20-171 80-232 5-6 5-7 5-9 0-3-1-4-4-4-5 0-49 34-78 95-25 55-31 109-31 150 0 39 6 98 32 154 30 60 72 91 77 91 3 0 4-1 4-5z"><text:p/></draw:path><draw:path draw:style-name="gr705" draw:text-style-name="P134" svg:width="0.1142in" svg:height="0.1409in" svg:x="0.2803in" svg:y="0.0866in" svg:viewBox="0 0 291 359" svg:d="M291 6c0-2 0-6-4-6-3 0-3 1-10 8-8 10-15 19-24 28-12-23-37-36-70-36-61 0-121 57-121 116 0 41 26 63 51 70 19 4 35 9 54 14 18 4 44 11 44 52 0 45-40 91-88 91-32 0-87-11-87-71 0-13 3-24 3-27 2-3 2-3 2-4 0-4-5-6-6-6-3 0-4 2-6 3-1 1-29 114-29 115 0 3 3 6 6 6 2 0 2-2 8-9 8-10 17-19 25-28 21 30 55 37 83 37 67 0 124-66 124-128 0-34-16-50-23-57-12-12-19-13-63-24-10-3-28-9-33-10-14-4-30-18-30-43 0-41 39-83 86-83 41 0 70 21 70 77 0 15-1 24-1 27 0 1 0 5 6 5 5 0 5-1 8-10 8-36 17-71 25-107z"><text:p/></draw:path><draw:path draw:style-name="gr706" draw:text-style-name="P134" svg:width="0.0441in" svg:height="0.1925in" svg:x="0.4114in" svg:y="0.078in" svg:viewBox="0 0 113 490" svg:d="M113 245c0-38-5-98-32-153-29-61-71-92-77-92-3 0-4 1-4 4 0 2 0 3 8 11 49 49 77 128 77 230 0 84-18 171-79 231-6 6-6 7-6 9s1 5 4 5c6 0 49-32 79-95 25-53 30-108 30-150z"><text:p/></draw:path><draw:path draw:style-name="gr707" draw:text-style-name="P134" svg:width="0.128in" svg:height="0.0449in" svg:x="0.5406in" svg:y="0.1516in" svg:viewBox="0 0 326 115" svg:d="M309 20c9 0 17 0 17-10s-8-10-15-10c-98 0-198 0-296 0-7 0-15 0-15 10s8 10 15 10c98 0 196 0 294 0zM311 115c7 0 15 0 15-10s-8-10-17-10c-98 0-196 0-294 0-7 0-15 0-15 10s8 10 15 10c98 0 198 0 296 0z"><text:p/></draw:path><draw:path draw:style-name="gr708" draw:text-style-name="P134" svg:width="0.0949in" svg:height="0.1362in" svg:x="0.7406in" svg:y="0.0886in" svg:viewBox="0 0 242 347" svg:d="M169 315c0 10 0 21 0 32 24-2 49-4 73-5 0-6 0-11 0-16-35 0-38-2-38-28 0-99 0-199 0-298-23 1-47 4-71 6 0 5 0 9 0 15 35 0 38 4 38 28 0 35 0 71 0 106-14-18-35-30-62-30-57 0-109 47-109 110s48 112 104 112c32 0 54-16 65-32zM169 183c0 34 0 68 0 101 0 9 0 10-5 19-14 22-37 33-58 33-22 0-40-12-51-31-13-21-14-49-14-68s1-48 15-70c10-16 28-33 55-33 18 0 39 9 53 31 5 9 5 9 5 18z"><text:p/></draw:path><draw:path draw:style-name="gr709" draw:text-style-name="P134" svg:width="0.0409in" svg:height="0.1291in" svg:x="0.848in" svg:y="0.0937in" svg:viewBox="0 0 105 329" svg:d="M70 112c-22 1-46 4-69 6 0 5 0 9 0 15 33 0 37 3 37 27 0 43 0 86 0 131 0 23-6 23-38 23 0 4 0 10 0 15 15 0 42-1 53-1 18 0 35 1 52 1 0-5 0-11 0-15-32 0-35-3-35-21 0-61 0-121 0-181zM73 27c0-17-13-27-27-27-15 0-26 14-26 27 0 12 11 25 26 25 14 0 27-10 27-25z"><text:p/></draw:path><draw:path draw:style-name="gr710" draw:text-style-name="P134" svg:width="0.0945in" svg:height="0.085in" svg:x="0.8988in" svg:y="0.1398in" svg:viewBox="0 0 241 217" svg:d="M196 48c4-12 13-33 45-33 0-5 0-9 0-15-11 0-25 1-37 1s-35-1-43-1c0 6 0 10 0 15 18 0 24 12 24 21 0 5-2 6-3 12-17 42-34 84-50 126-19-47-37-91-55-138-3-7-1-5-3-8 0-13 18-13 28-13 0-5 0-9 0-15-15 0-43 1-54 1-13 0-33-1-48-1 0 6 0 10 0 15 31 0 34 3 39 19 24 57 48 116 72 173 2 7 2 10 9 10 6 0 9-4 12-10 21-53 43-106 64-159z"><text:p/></draw:path><draw:path draw:style-name="gr711" draw:text-style-name="P134" svg:width="0.0728in" svg:height="0.3476in" svg:x="1.0646in" svg:y="0.0004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712" draw:text-style-name="P134" svg:width="0.085in" svg:height="0.0378in" svg:x="1.3059in" svg:y="0.0335in" svg:viewBox="0 0 217 97" svg:d="M174 57c-6 7-23 21-23 30 0 5 4 10 10 10 4 0 7-3 10-6 5-8 17-22 38-32 4-3 8-4 8-11 0-5-3-7-7-10-10-7-15-16-20-28-1-4-2-10-9-10s-10 6-10 10c0 3 4 18 11 28-55 0-111 0-165 0-9 0-17 0-17 10 0 9 8 9 17 9 52 0 105 0 157 0z"><text:p/></draw:path><draw:path draw:style-name="gr713" draw:text-style-name="P134" svg:width="0.0882in" svg:height="0.1272in" svg:x="1.1508in" svg:y="0.1354in" svg:viewBox="0 0 225 324" svg:d="M97 139c-44 0-44-51-44-62 0-13 0-28 9-41 2-5 14-19 35-19 42 0 42 49 42 60 0 14 0 29-9 42-3 6-14 20-33 20zM39 157c0-2 0-13 9-23 18 14 39 16 49 16 44 0 78-35 78-73 0-18-7-36-20-48 19-16 35-18 45-18 2 0 3 0 4 0-5 2-7 7-7 13 0 8 6 15 14 15 5 0 14-4 14-15 0-9-5-24-25-24-10 0-31 3-52 22-21-15-42-16-51-16-47 0-80 33-80 71 0 21 10 41 22 50-5 7-15 24-15 41 0 15 7 35 22 45-29 8-46 29-46 49 0 35 49 62 109 62 58 0 109-26 109-63 0-17-7-43-32-57s-54-14-84-14c-12 0-33 0-38 0-15-2-25-18-25-33zM109 312c-49 0-82-25-82-50 0-23 18-41 39-44 10 0 19 0 29 0 42 0 98 0 98 44 0 27-35 50-84 50z"><text:p/></draw:path><draw:path draw:style-name="gr714" draw:text-style-name="P134" svg:width="0.0646in" svg:height="0.085in" svg:x="1.2476in" svg:y="0.1374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715" draw:text-style-name="P134" svg:width="0.0866in" svg:height="0.0882in" svg:x="1.3264in" svg:y="0.1362in" svg:viewBox="0 0 221 225" svg:d="M143 182c1 20 15 41 38 41 11 0 40-7 40-47 0-9 0-19 0-28-4 0-8 0-12 0 0 9 0 19 0 28 0 28-12 31-17 31-17 0-18-22-18-24 0-33 0-65 0-99 0-20 0-39-19-57-19-20-43-27-67-27-40 0-74 22-74 55 0 15 10 23 22 23 14 0 23-9 23-22 0-7-3-22-25-22 14-19 37-24 53-24 24 0 52 19 52 63 0 5 0 12 0 18-26 1-59 3-90 18-38 17-49 42-49 65 0 39 48 51 78 51 33 0 55-19 65-43zM139 102c0 17 0 32 0 49 0 46-35 63-58 63-24 0-43-17-43-42 0-26 19-67 101-70z"><text:p/></draw:path><draw:path draw:style-name="gr716" draw:text-style-name="P134" svg:width="0.0957in" svg:height="0.1362in" svg:x="1.4213in" svg:y="0.0886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5-70c10-16 28-33 55-33 18 0 38 9 53 31 6 9 6 9 6 18z"><text:p/></draw:path><draw:path draw:style-name="gr717" draw:text-style-name="P134" svg:width="0.0449in" svg:height="0.1925in" svg:x="1.574in" svg:y="0.078in" svg:viewBox="0 0 115 490" svg:d="M115 485c0-2 0-3-9-12-61-60-77-152-77-228 0-85 19-171 79-232 7-6 7-7 7-9 0-3-3-4-6-4-4 0-49 34-78 95-25 55-31 109-31 150 0 39 6 98 32 154 30 60 73 91 77 91 3 0 6-1 6-5z"><text:p/></draw:path><draw:path draw:style-name="gr718" draw:text-style-name="P134" svg:width="0.115in" svg:height="0.1409in" svg:x="1.6402in" svg:y="0.0866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29-18-29-43 0-41 39-83 85-83 41 0 72 21 72 77 0 15-3 24-3 27 0 1 0 5 6 5 5 0 5-1 8-10 8-36 18-71 27-107z"><text:p/></draw:path><draw:path draw:style-name="gr719" draw:text-style-name="P134" svg:width="0.0441in" svg:height="0.1925in" svg:x="1.7713in" svg:y="0.078in" svg:viewBox="0 0 113 490" svg:d="M113 245c0-38-5-98-32-153-29-61-71-92-77-92-3 0-4 1-4 4 0 2 0 3 8 11 49 49 77 128 77 230 0 84-18 171-79 231-6 6-6 7-6 9s1 5 4 5c6 0 49-32 79-95 25-53 30-108 30-150z"><text:p/></draw:path><draw:path draw:style-name="gr720" draw:text-style-name="P134" svg:width="0.0736in" svg:height="0.3476in" svg:x="1.8425in" svg:y="0.0004in" svg:viewBox="0 0 188 884" svg:d="M188 443c0-142-34-292-131-402-7-9-25-27-37-38-3-3-5-3-10-3-6 0-10 0-10 6 0 1 1 4 3 4 17 18 43 45 74 98 53 95 73 217 73 335 0 211-59 341-149 431 0 1-1 3-1 4 0 6 4 6 10 6 5 0 7 0 11-4 48-41 99-110 133-213 22-68 34-147 34-224z"><text:p/></draw:path><draw:path draw:style-name="gr721" draw:text-style-name="P134" svg:width="0.128in" svg:height="0.0449in" svg:x="2.0161in" svg:y="0.1516in" svg:viewBox="0 0 326 115" svg:d="M309 20c9 0 17 0 17-10s-8-10-15-10c-98 0-198 0-296 0-7 0-15 0-15 10s8 10 17 10c98 0 194 0 292 0zM311 115c7 0 15 0 15-10s-8-10-17-10c-98 0-194 0-292 0-9 0-17 0-17 10s8 10 15 10c98 0 198 0 296 0z"><text:p/></draw:path><draw:path draw:style-name="gr722" draw:text-style-name="P134" svg:width="0.1016in" svg:height="0.1425in" svg:x="2.2165in" svg:y="0.0843in" svg:viewBox="0 0 259 363" svg:d="M209 185c-6-31-26-58-65-58-29 0-61 7-101 47s-43 85-43 101c0 30 21 88 91 88 116 0 168-166 168-236 0-78-46-127-106-127-72 0-94 63-94 77 0 7 3 17 18 17 17 0 27-14 27-25 0-19-16-19-24-19 22-36 57-39 71-39 37 0 70 27 70 90 0 19-3 43-12 84zM92 349c-54 0-54-51-54-56 0-13 12-82 32-112 20-28 43-44 74-44 53 0 55 56 55 66 0 35-31 146-107 146z"><text:p/></draw:path><draw:path draw:style-name="gr723" draw:text-style-name="P134" svg:width="0.0598in" svg:height="0.0894in" svg:x="2.3307in" svg:y="0.0531in" svg:viewBox="0 0 153 228" svg:d="M153 165c-5 0-7 0-12 0-1 9-4 28-9 32-3 2-30 2-34 2-21 0-42 0-63 0 36-32 48-42 69-58 25-21 49-42 49-74 0-42-37-67-80-67-44 0-73 29-73 62 0 16 15 19 18 19 9 0 18-7 18-18 0-7-1-18-19-18 11-25 33-32 50-32 34 0 52 26 52 54 0 30-21 53-32 66-28 27-55 53-83 81-4 4-4 4-4 14 48 0 95 0 143 0 3-21 7-42 10-63z"><text:p/></draw:path><draw:path draw:style-name="gr724" draw:text-style-name="P134" svg:width="0.0724in" svg:height="0.0606in" svg:x="2.3181in" svg:y="0.2102in" svg:viewBox="0 0 185 155" svg:d="M70 116c-4 11-15 30-32 30-2 0-13 0-20-5 14-4 16-16 16-19 0-7-6-13-14-13-10 0-20 9-20 21 0 18 20 25 36 25s30-9 40-23c7 18 26 23 40 23 39 0 60-43 60-51 0-6-4-6-5-6-4 0-4 3-6 7-8 24-28 41-47 41-14 0-21-9-21-23 0-8 8-39 18-78 7-27 22-35 33-35 6 1 12 0 19 5-12 3-16 13-16 19 0 8 6 12 14 12 9 0 20-5 20-21 0-18-23-25-37-25-16 0-30 11-37 25-7-14-23-25-42-25-38 0-61 43-61 53 0 4 5 4 6 4 4 0 4-1 7-5 8-27 29-42 46-42 13 0 21 7 21 22 0 7-4 25-7 37-4 15-7 32-11 47z"><text:p/></draw:path><draw:path draw:style-name="gr725" draw:text-style-name="P134" svg:width="0.0441in" svg:height="0.1925in" svg:x="2.461in" svg:y="0.078in" svg:viewBox="0 0 113 490" svg:d="M113 485c0-2 0-3-8-12-60-60-77-152-77-228 0-85 20-171 80-232 5-6 5-7 5-9 0-3-1-4-4-4-5 0-49 34-78 95-25 55-31 109-31 150 0 39 6 98 32 154 30 60 72 91 77 91 3 0 4-1 4-5z"><text:p/></draw:path><draw:path draw:style-name="gr726" draw:text-style-name="P134" svg:width="0.1142in" svg:height="0.1409in" svg:x="2.5272in" svg:y="0.0866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727" draw:text-style-name="P134" svg:width="0.0441in" svg:height="0.1925in" svg:x="2.6583in" svg:y="0.078in" svg:viewBox="0 0 113 490" svg:d="M113 245c0-38-5-98-32-153-29-61-71-92-77-92-3 0-4 1-4 4 0 2 0 3 8 11 49 49 77 128 77 230 0 84-18 171-79 231-6 6-6 7-6 9s1 5 4 5c6 0 49-32 79-95 25-53 30-108 30-150z"><text:p/></draw:path><draw:path draw:style-name="gr728" draw:text-style-name="P134" svg:width="0.1287in" svg:height="0.1287in" svg:x="2.776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729" draw:text-style-name="P134" svg:width="0.1016in" svg:height="0.1425in" svg:x="2.9669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730" draw:text-style-name="P134" svg:width="0.0598in" svg:height="0.0894in" svg:x="3.0811in" svg:y="0.0531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731" draw:text-style-name="P134" svg:width="0.0689in" svg:height="0.0874in" svg:x="3.0681in" svg:y="0.2102in" svg:viewBox="0 0 176 223" svg:d="M175 22c1-4 1-5 1-7 0-7-5-11-11-11-4 0-11 2-14 9-1 1-4 12-5 19-3 10-5 18-7 28-3 9-13 52-14 56-14 10-16 30-42 30-24 0-24-23-24-28 0-19 8-41 18-68 4-11 6-15 6-21 0-16-14-29-33-29-35 0-50 48-50 53 0 4 4 4 6 4 4 0 5-1 5-5 10-28 24-42 38-42 6 0 8 4 8 12 0 7-2 16-4 20-17 42-21 55-21 70 0 6 0 22 14 34 11 8 25 9 35 9 13 0 25-4 37-15-5 20-7 34-23 50-8 12-22 23-40 23-3 0-20 0-27-11 18-3 18-19 18-20 0-11-10-13-12-13-9 0-20 7-20 23 0 18 15 31 41 31 35 0 77-27 88-70 11-44 21-87 32-131z"><text:p/></draw:path><draw:path draw:style-name="gr732" draw:text-style-name="P134" svg:width="0.0441in" svg:height="0.1925in" svg:x="3.211in" svg:y="0.078in" svg:viewBox="0 0 113 490" svg:d="M113 485c0-2 0-3-8-12-62-60-77-152-77-228 0-85 18-171 80-232 5-6 5-7 5-9 0-3-1-4-4-4-5 0-49 34-78 95-25 55-31 109-31 150 0 39 6 98 32 154 30 60 72 91 77 91 3 0 4-1 4-5z"><text:p/></draw:path><draw:path draw:style-name="gr733" draw:text-style-name="P134" svg:width="0.1142in" svg:height="0.1409in" svg:x="3.2772in" svg:y="0.0866in" svg:viewBox="0 0 291 359" svg:d="M291 6c0-2 0-6-5-6-2 0-3 1-9 8-8 10-15 19-24 28-12-23-37-36-70-36-63 0-121 57-121 116 0 41 26 63 51 70 17 4 35 9 52 14 18 4 46 11 46 52 0 45-40 91-89 91-31 0-86-11-86-71 0-13 3-24 3-27s2-3 2-4c0-4-6-6-7-6-3 0-3 2-5 3-1 1-29 114-29 115 0 3 3 6 6 6 2 0 2-2 8-9 8-10 15-19 24-28 21 30 54 37 84 37 66 0 124-66 124-128 0-34-16-50-23-57-12-12-20-13-63-24-12-3-28-9-33-10-14-4-30-18-30-43 0-41 39-83 86-83 41 0 70 21 70 77 0 15-1 24-1 27 0 1 0 5 6 5 5 0 5-1 7-10 8-36 18-71 26-107z"><text:p/></draw:path><draw:path draw:style-name="gr734" draw:text-style-name="P134" svg:width="0.0449in" svg:height="0.1925in" svg:x="3.4079in" svg:y="0.078in" svg:viewBox="0 0 115 490" svg:d="M115 245c0-38-6-98-32-153-30-61-73-92-77-92-3 0-6 1-6 4 0 2 0 3 10 11 49 49 77 128 77 230 0 84-18 171-80 231-7 6-7 7-7 9s3 5 6 5c4 0 49-32 78-95 25-53 31-108 31-150z"><text:p/></draw:path><draw:path draw:style-name="gr735" draw:text-style-name="P134" svg:width="0.128in" svg:height="0.1287in" svg:x="3.5264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736" draw:text-style-name="P134" svg:width="0.1012in" svg:height="0.1425in" svg:x="3.7169in" svg:y="0.0843in" svg:viewBox="0 0 258 363" svg:d="M207 185c-4-31-25-58-63-58-31 0-61 7-101 47s-43 85-43 101c0 30 21 88 90 88 117 0 168-166 168-236 0-78-45-127-105-127-72 0-96 63-96 77 0 7 5 17 20 17s27-14 27-25c0-19-16-19-24-19 22-36 57-39 71-39 35 0 70 27 70 90 0 19-3 43-12 84zM91 349c-53 0-53-51-53-56 0-13 11-82 32-112 20-28 43-44 74-44 53 0 55 56 55 66 0 35-32 146-108 146z"><text:p/></draw:path><draw:path draw:style-name="gr737" draw:text-style-name="P134" svg:width="0.0598in" svg:height="0.0894in" svg:x="3.8311in" svg:y="0.0531in" svg:viewBox="0 0 153 228" svg:d="M153 165c-5 0-9 0-13 0 0 9-4 28-8 32-3 2-30 2-34 2-21 0-43 0-64 0 36-32 49-42 70-58 25-21 49-42 49-74 0-42-37-67-82-67-42 0-71 29-71 62 0 16 15 19 18 19 9 0 18-7 18-18 0-7-2-18-19-18 10-25 33-32 50-32 34 0 52 26 52 54 0 30-21 53-32 66-28 27-55 53-83 81-4 4-4 4-4 14 48 0 94 0 141 0 5-21 7-42 12-63z"><text:p/></draw:path><draw:path draw:style-name="gr738" draw:text-style-name="P134" svg:width="0.0618in" svg:height="0.0606in" svg:x="3.8201in" svg:y="0.2102in" svg:viewBox="0 0 158 155" svg:d="M36 122c10-9 16-16 45-39 7-6 34-27 44-35 21-21 33-40 33-44s-4-4-5-4c-3 0-5 1-6 4-11 16-18 21-27 21-4 0-8 0-19-11s-20-14-27-14c-28 0-46 31-46 41 0 2 3 4 6 4 4 0 4-2 5-4 6-13 25-13 31-13 7 0 17 1 21 3 20 4 22 4 31 4-10 8-16 15-49 41-27 22-35 30-42 37-21 20-31 35-31 38 0 4 4 4 6 4 4 0 4 0 5-2 10-14 21-21 32-21 5 0 10 0 19 8 11 11 18 15 29 15 36 0 60-42 60-53 0-4-4-4-7-4-4 0-4 1-5 6-7 16-27 25-44 25-8 0-17-2-25-4-17-3-20-3-25-3-3 0-6 0-9 0z"><text:p/></draw:path><draw:path draw:style-name="gr739" draw:text-style-name="P134" svg:width="0.0441in" svg:height="0.1925in" svg:x="3.961in" svg:y="0.078in" svg:viewBox="0 0 113 490" svg:d="M113 485c0-2 0-3-8-12-62-60-77-152-77-228 0-85 18-171 80-232 5-6 5-7 5-9 0-3-1-4-4-4-5 0-50 34-78 95-25 55-31 109-31 150 0 39 4 98 32 154 30 60 72 91 77 91 3 0 4-1 4-5z"><text:p/></draw:path><draw:path draw:style-name="gr740" draw:text-style-name="P134" svg:width="0.1142in" svg:height="0.1409in" svg:x="4.0272in" svg:y="0.0866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741" draw:text-style-name="P134" svg:width="0.0449in" svg:height="0.1925in" svg:x="4.1579in" svg:y="0.078in" svg:viewBox="0 0 115 490" svg:d="M115 245c0-38-6-98-32-153-31-61-73-92-77-92-3 0-6 1-6 4 0 2 0 3 10 11 47 49 75 128 75 230 0 84-18 171-78 231-7 6-7 7-7 9s3 5 6 5c4 0 49-32 78-95 25-53 31-108 31-150z"><text:p/></draw:path></draw:g></draw:g></text:p>
      <text:p text:style-name="P57"/>
      <text:p text:style-name="P56"/>
      <text:p text:style-name="P76">Remarque: quand on travaille dans un repère cartésien, <text:span text:style-name="T77">l</text:span><text:span text:style-name="T80">e laplacien scalaire</text:span><text:span text:style-name="T77"> c’est </text:span><text:span text:style-name="T80">la divergence du gradient, or avec les notations pourries vues plus haut, le gradient c’est <text:s/>équivalent à l’opérateur nabla quand on est en repère cartésien, donc </text:span><text:span text:style-name="T80"><draw:g text:anchor-type="as-char" svg:y="-0.1925in" draw:z-index="113" draw:style-name="gr1"><svg:title>TexMaths</svg:title><svg:desc>14§display§\vec{\nabla }§svg§600§FALSE§</svg:desc><draw:g draw:style-name="gr2"><draw:path draw:style-name="gr699" draw:text-style-name="P133" svg:width="0.1311in" svg:height="0.172in" svg:x="0.0012in" svg:y="0.0102in" svg:viewBox="0 0 334 438" svg:d="M0 0c111 0 223 0 334 0 0 145 0 292 0 438-111 0-223 0-334 0 0-146 0-293 0-438z"><text:p/></draw:path><draw:path draw:style-name="gr700" draw:text-style-name="P134" svg:width="0.0846in" svg:height="0.0378in" svg:x="0.0441in" svg:y="0in" svg:viewBox="0 0 216 97" svg:d="M176 59c-8 5-24 19-24 28 0 5 5 10 9 10 5 0 7-3 10-6 6-7 17-21 37-32 4-2 8-4 8-10s-3-8-7-10c-10-8-15-17-18-28-1-4-3-11-10-11s-10 7-10 10 5 18 13 29c-56 0-112 0-167 0-7 0-17 0-17 10s10 10 17 10c52 0 105 0 159 0z"><text:p/></draw:path><draw:path draw:style-name="gr701" draw:text-style-name="P134" svg:width="0.1421in" svg:height="0.1374in" svg:x="0.0004in" svg:y="0.0543in" svg:viewBox="0 0 362 350" svg:d="M359 11c2-1 3-4 3-7s0-4-11-4c-112 0-226 0-338 0-12 0-13 1-13 4s3 6 3 7c55 109 109 220 165 329 5 7 6 10 15 10 8 0 9-3 11-10 56-109 111-220 165-329zM62 36c90 0 178 0 268 0-45 90-90 179-135 268-43-89-88-178-133-268z"><text:p/></draw:path></draw:g></draw:g></text:span><text:span text:style-name="T80">, et la divergence peut se noter </text:span><text:span text:style-name="T80"><draw:g text:anchor-type="as-char" svg:y="-0.1925in" draw:z-index="114" draw:style-name="gr1"><svg:title>TexMaths</svg:title><svg:desc>14§display§\vec{\nabla }\cdot §svg§600§FALSE§</svg:desc><draw:g draw:style-name="gr2"><draw:path draw:style-name="gr695" draw:text-style-name="P133" svg:width="0.1768in" svg:height="0.172in" svg:x="0.0012in" svg:y="0.0102in" svg:viewBox="0 0 450 438" svg:d="M0 0c150 0 301 0 450 0 0 145 0 292 0 438-149 0-300 0-450 0 0-146 0-293 0-438z"><text:p/></draw:path><draw:path draw:style-name="gr696" draw:text-style-name="P134" svg:width="0.085in" svg:height="0.0378in" svg:x="0.0437in" svg:y="0in" svg:viewBox="0 0 217 97" svg:d="M173 59c-5 5-22 19-22 28 0 5 4 10 10 10 4 0 7-3 10-6 5-7 16-21 37-32 5-2 9-4 9-10s-3-8-7-10c-10-8-16-17-20-28-1-4-3-11-10-11s-9 7-9 10 4 18 11 29c-56 0-111 0-165 0-9 0-17 0-17 10s8 10 17 10c52 0 103 0 156 0z"><text:p/></draw:path><draw:path draw:style-name="gr697" draw:text-style-name="P134"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698" draw:text-style-name="P134" svg:width="0.0201in" svg:height="0.0201in" svg:x="0.1681in" svg:y="0.1276in" svg:viewBox="0 0 52 52" svg:d="M52 27c0-14-13-27-27-27-15 0-25 13-25 27s10 25 25 25c14 0 27-11 27-25z"><text:p/></draw:path></draw:g></draw:g></text:span><text:span text:style-name="T80">, donc d’une certaine manière, le laplacien scalaire c’est </text:span><text:span text:style-name="T80"><draw:g text:anchor-type="as-char" svg:y="-0.1925in" draw:z-index="115" draw:style-name="gr1"><svg:title>TexMaths</svg:title><svg:desc>14§display§\vec{\nabla }\cdot \vec{\nabla }§svg§600§FALSE§</svg:desc><draw:g draw:style-name="gr2"><draw:path draw:style-name="gr689" draw:text-style-name="P133" svg:width="0.4323in" svg:height="0.172in" svg:x="0.0008in" svg:y="0.0102in" svg:viewBox="0 0 1099 438" svg:d="M0 0c367 0 732 0 1099 0 0 145 0 292 0 438-367 0-732 0-1099 0 0-146 0-293 0-438z"><text:p/></draw:path><draw:path draw:style-name="gr690" draw:text-style-name="P134" svg:width="0.0854in" svg:height="0.0378in" svg:x="0.0433in" svg:y="0in" svg:viewBox="0 0 218 97" svg:d="M175 59c-7 5-22 19-22 28 0 5 4 10 9 10s7-3 9-6c7-7 18-21 39-32 4-2 8-4 8-10s-2-8-7-10c-11-8-15-17-19-28-2-4-3-11-10-11s-10 7-10 10 3 18 11 29c-54 0-110 0-165 0-8 0-18 0-18 10s10 10 18 10c52 0 105 0 157 0z"><text:p/></draw:path><draw:path draw:style-name="gr691" draw:text-style-name="P134" svg:width="0.1425in" svg:height="0.1374in" svg:x="0.0004in" svg:y="0.0543in" svg:viewBox="0 0 363 350" svg:d="M360 11c1-1 3-4 3-7s-2-4-13-4c-113 0-225 0-339 0-11 0-11 1-11 4s1 6 1 7c56 109 111 220 167 329 3 7 4 10 13 10 8 0 9-3 14-10 54-109 109-220 165-329zM60 36c90 0 179 0 270 0-44 90-89 179-134 268-45-89-91-178-136-268z"><text:p/></draw:path><draw:path draw:style-name="gr692" draw:text-style-name="P134" svg:width="0.0201in" svg:height="0.0201in" svg:x="0.2118in" svg:y="0.1276in" svg:viewBox="0 0 52 52" svg:d="M52 27c0-14-11-27-25-27-16 0-27 13-27 27s11 25 27 25c14 0 25-11 25-25z"><text:p/></draw:path><draw:path draw:style-name="gr693" draw:text-style-name="P134" svg:width="0.085in" svg:height="0.0378in" svg:x="0.3441in" svg:y="0in" svg:viewBox="0 0 217 97" svg:d="M174 59c-6 5-23 19-23 28 0 5 4 10 10 10 4 0 7-3 10-6 5-7 17-21 38-32 4-2 8-4 8-10s-3-8-7-10c-10-8-15-17-20-28-1-4-2-11-9-11s-10 7-10 10 4 18 11 29c-55 0-111 0-165 0-9 0-17 0-17 10s8 10 17 10c52 0 105 0 157 0z"><text:p/></draw:path><draw:path draw:style-name="gr694" draw:text-style-name="P134" svg:width="0.1425in" svg:height="0.1374in" svg:x="0.3008in" svg:y="0.0543in" svg:viewBox="0 0 363 350" svg:d="M360 11c1-1 3-4 3-7s0-4-12-4c-113 0-226 0-340 0-11 0-11 1-11 4s1 6 3 7c54 109 110 220 165 329 3 7 4 10 13 10 8 0 9-3 14-10 54-109 109-220 165-329zM60 36c90 0 179 0 270 0-44 90-89 179-134 268-45-89-91-178-136-268z"><text:p/></draw:path></draw:g></draw:g></text:span><text:span text:style-name="T80">, c’est pourquoi certains notent le laplacien scalaire comme ça</text:span><text:span text:style-name="T78">:</text:span></text:p>
      <text:p text:style-name="Text_20_body"><draw:g text:anchor-type="as-char" svg:y="-0.2217in" draw:z-index="116" draw:style-name="gr1"><svg:title>TexMaths</svg:title><svg:desc>14§display§\bigtriangleup \left(S\right)=\left(\vec{\nabla }\cdot \vec{\nabla }\right)\left(S\right)=\vec{\nabla }^2\left(S\right)§svg§600§FALSE§</svg:desc><draw:g draw:style-name="gr2"><draw:path draw:style-name="gr666" draw:text-style-name="P133" svg:width="2.5295in" svg:height="0.3276in" svg:x="0.0004in" svg:y="0.0098in" svg:viewBox="0 0 6426 833" svg:d="M3215 833c-1073 0-2144 0-3215 0 0-277 0-556 0-833 2142 0 4284 0 6426 0 0 277 0 556 0 833-1071 0-2142 0-3211 0z"><text:p/></draw:path><draw:path draw:style-name="gr667" draw:text-style-name="P134" svg:width="0.1488in" svg:height="0.1382in" svg:x="0.002in" svg:y="0.0843in" svg:viewBox="0 0 379 352" svg:d="M200 8c-3-5-5-8-11-8s-7 1-10 10c-59 108-116 214-175 322-4 7-4 8-4 10 0 10 10 10 18 10 115 0 228 0 343 0 9 0 18 0 18-10 0-3-1-4-4-9-59-109-116-217-175-325zM189 29c55 101 109 202 164 303-109 0-217 0-326 0 54-101 107-202 162-303z"><text:p/></draw:path><draw:path draw:style-name="gr668" draw:text-style-name="P134" svg:width="0.0441in" svg:height="0.1925in" svg:x="0.2142in" svg:y="0.078in" svg:viewBox="0 0 113 490" svg:d="M113 485c0-2 0-3-8-12-60-60-77-152-77-228 0-85 20-171 80-232 5-6 5-7 5-9 0-3-1-4-4-4-5 0-49 34-78 95-25 55-31 109-31 150 0 39 6 98 32 154 30 60 72 91 77 91 3 0 4-1 4-5z"><text:p/></draw:path><draw:path draw:style-name="gr669" draw:text-style-name="P134" svg:width="0.1142in" svg:height="0.1409in" svg:x="0.2803in" svg:y="0.0866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670" draw:text-style-name="P134" svg:width="0.0441in" svg:height="0.1925in" svg:x="0.4114in" svg:y="0.078in" svg:viewBox="0 0 113 490" svg:d="M113 245c0-38-5-98-32-153-29-61-71-92-77-92-3 0-4 1-4 4 0 2 0 3 8 11 49 49 77 128 77 230 0 84-18 171-79 231-6 6-6 7-6 9s1 5 4 5c6 0 49-32 79-95 25-53 30-108 30-150z"><text:p/></draw:path><draw:path draw:style-name="gr671" draw:text-style-name="P134" svg:width="0.1287in" svg:height="0.0449in" svg:x="0.5398in" svg:y="0.1516in" svg:viewBox="0 0 328 115" svg:d="M311 20c7 0 17 0 17-10s-10-10-17-10c-98 0-196 0-294 0-7 0-17 0-17 10s10 10 17 10c98 0 196 0 294 0zM311 115c7 0 17 0 17-10s-10-10-17-10c-98 0-196 0-294 0-7 0-17 0-17 10s10 10 17 10c98 0 196 0 294 0z"><text:p/></draw:path><draw:path draw:style-name="gr672" draw:text-style-name="P134" svg:width="0.0728in" svg:height="0.3476in" svg:x="0.7685in" svg:y="0.0004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673" draw:text-style-name="P134" svg:width="0.0854in" svg:height="0.0378in" svg:x="0.902in" svg:y="0.0362in" svg:viewBox="0 0 218 97" svg:d="M175 57c-7 7-24 21-24 30 0 5 6 10 10 10s7-3 10-7c5-7 17-21 39-31 3-3 8-4 8-11 0-5-4-7-7-10-11-7-16-16-21-28 0-4-2-10-9-10s-10 6-10 10c0 3 4 18 12 28-56 0-110 0-166 0-9 0-17 0-17 10 0 9 8 9 17 9 53 0 105 0 158 0z"><text:p/></draw:path><draw:path draw:style-name="gr674" draw:text-style-name="P134" svg:width="0.1425in" svg:height="0.1386in" svg:x="0.8587in" svg:y="0.0909in" svg:viewBox="0 0 363 353" svg:d="M361 11c0-1 2-5 2-7 0-3 0-4-12-4-113 0-226 0-340 0-11 0-11 1-11 4 0 2 1 6 3 7 54 111 110 221 165 332 4 6 6 10 14 10s10-4 13-10c56-111 110-221 166-332zM62 35c89 0 179 0 268 0-44 91-89 181-134 272-45-91-90-181-134-272z"><text:p/></draw:path><draw:path draw:style-name="gr675" draw:text-style-name="P134" svg:width="0.0201in" svg:height="0.0201in" svg:x="1.0709in" svg:y="0.1646in" svg:viewBox="0 0 52 52" svg:d="M52 25c0-14-13-25-27-25s-25 11-25 25 11 27 25 27 27-13 27-27z"><text:p/></draw:path><draw:path draw:style-name="gr676" draw:text-style-name="P134" svg:width="0.085in" svg:height="0.0378in" svg:x="1.2035in" svg:y="0.0362in" svg:viewBox="0 0 217 97" svg:d="M174 57c-7 7-23 21-23 30 0 5 4 10 10 10 4 0 7-3 10-7 5-7 17-21 38-31 4-3 8-4 8-11 0-5-3-7-7-10-10-7-15-16-20-28-1-4-2-10-9-10s-10 6-10 10c0 3 4 18 11 28-55 0-111 0-165 0-9 0-17 0-17 10 0 9 8 9 17 9 52 0 105 0 157 0z"><text:p/></draw:path><draw:path draw:style-name="gr677" draw:text-style-name="P134" svg:width="0.1425in" svg:height="0.1386in" svg:x="1.1598in" svg:y="0.0909in" svg:viewBox="0 0 363 353" svg:d="M360 11c1-1 3-5 3-7 0-3 0-4-13-4-113 0-225 0-339 0-11 0-11 1-11 4 0 2 1 6 1 7 56 111 111 221 167 332 3 6 4 10 13 10 8 0 9-4 14-10 54-111 110-221 165-332zM60 35c90 0 181 0 270 0-44 91-89 181-134 272-45-91-91-181-136-272z"><text:p/></draw:path><draw:path draw:style-name="gr678" draw:text-style-name="P134" svg:width="0.0728in" svg:height="0.3476in" svg:x="1.3189in" svg:y="0.0004in" svg:viewBox="0 0 186 884" svg:d="M186 443c0-142-32-292-130-402-7-9-25-27-36-38-3-3-5-3-12-3-4 0-8 0-8 6 0 1 1 4 3 4 17 18 43 45 73 98 53 95 72 217 72 335 0 211-58 341-147 431-1 1-1 3-1 4 0 6 4 6 8 6 7 0 9 0 13-4 46-41 99-110 133-213 21-68 32-147 32-224z"><text:p/></draw:path><draw:path draw:style-name="gr679" draw:text-style-name="P134" svg:width="0.0449in" svg:height="0.1925in" svg:x="1.4787in" svg:y="0.078in" svg:viewBox="0 0 115 490" svg:d="M115 485c0-2 0-3-9-12-61-60-78-152-78-228 0-85 20-171 80-232 7-6 7-7 7-9 0-3-3-4-6-4-4 0-49 34-78 95-25 55-31 109-31 150 0 39 6 98 32 154 30 60 73 91 77 91 3 0 6-1 6-5z"><text:p/></draw:path><draw:path draw:style-name="gr680" draw:text-style-name="P134" svg:width="0.115in" svg:height="0.1409in" svg:x="1.5449in" svg:y="0.0866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30-18-30-43 0-41 40-83 86-83 41 0 72 21 72 77 0 15-3 24-3 27 0 1 0 5 6 5 5 0 5-1 8-10 8-36 18-71 27-107z"><text:p/></draw:path><draw:path draw:style-name="gr681" draw:text-style-name="P134" svg:width="0.0441in" svg:height="0.1925in" svg:x="1.676in" svg:y="0.078in" svg:viewBox="0 0 113 490" svg:d="M113 245c0-38-5-98-32-153-29-61-71-92-77-92-3 0-4 1-4 4 0 2 0 3 8 11 49 49 77 128 77 230 0 84-18 171-79 231-6 6-6 7-6 9s1 5 4 5c6 0 49-32 79-95 25-53 30-108 30-150z"><text:p/></draw:path><draw:path draw:style-name="gr682" draw:text-style-name="P134" svg:width="0.128in" svg:height="0.0449in" svg:x="1.8051in" svg:y="0.1516in" svg:viewBox="0 0 326 115" svg:d="M309 20c9 0 17 0 17-10s-8-10-15-10c-98 0-198 0-296 0-7 0-15 0-15 10s8 10 17 10c98 0 194 0 292 0zM311 115c7 0 15 0 15-10s-8-10-17-10c-98 0-194 0-292 0-9 0-17 0-17 10s8 10 15 10c98 0 198 0 296 0z"><text:p/></draw:path><draw:path draw:style-name="gr683" draw:text-style-name="P134" svg:width="0.0854in" svg:height="0.0378in" svg:x="2.0508in" svg:y="0.0362in" svg:viewBox="0 0 218 97" svg:d="M175 57c-7 7-22 21-22 30 0 5 4 10 9 10s7-3 9-7c5-7 18-21 39-31 3-3 8-4 8-11 0-5-2-7-7-10-11-7-16-16-19-28-2-4-3-10-10-10s-10 6-10 10c0 3 3 18 11 28-54 0-110 0-165 0-8 0-18 0-18 10 0 9 10 9 18 9 52 0 105 0 157 0z"><text:p/></draw:path><draw:path draw:style-name="gr684" draw:text-style-name="P134" svg:width="0.1429in" svg:height="0.1386in" svg:x="2.0071in" svg:y="0.0909in" svg:viewBox="0 0 364 353" svg:d="M361 11c2-1 3-5 3-7 0-3-1-4-13-4-113 0-225 0-338 0-12 0-13 1-13 4 0 2 1 6 3 7 56 111 110 221 166 332 3 6 5 10 13 10s10-4 14-10c55-111 111-221 165-332zM62 35c89 0 180 0 270 0-45 91-90 181-135 272-44-91-91-181-135-272z"><text:p/></draw:path><draw:path draw:style-name="gr685" draw:text-style-name="P134" svg:width="0.0598in" svg:height="0.0894in" svg:x="2.1681in" svg:y="0.0531in" svg:viewBox="0 0 153 228" svg:d="M153 165c-5 0-7 0-12 0-1 9-5 28-9 32-3 2-30 2-34 2-21 0-42 0-63 0 35-32 48-42 69-58 25-21 49-42 49-74 0-42-37-67-82-67-42 0-71 29-71 62 0 16 15 19 18 19 9 0 18-7 18-18 0-7-1-18-19-18 10-25 33-32 50-32 34 0 52 26 52 54 0 30-21 53-32 66-28 27-55 53-83 81-4 4-4 4-4 14 48 0 94 0 141 0 5-21 7-42 12-63z"><text:p/></draw:path><draw:path draw:style-name="gr686" draw:text-style-name="P134" svg:width="0.0441in" svg:height="0.1925in" svg:x="2.2984in" svg:y="0.078in" svg:viewBox="0 0 113 490" svg:d="M113 485c0-2 0-3-8-12-62-60-77-152-77-228 0-85 18-171 80-232 5-6 5-7 5-9 0-3-1-4-4-4-5 0-49 34-78 95-25 55-31 109-31 150 0 39 6 98 32 154 30 60 72 91 77 91 3 0 4-1 4-5z"><text:p/></draw:path><draw:path draw:style-name="gr687" draw:text-style-name="P134" svg:width="0.1142in" svg:height="0.1409in" svg:x="2.3646in" svg:y="0.0866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688" draw:text-style-name="P134" svg:width="0.0449in" svg:height="0.1925in" svg:x="2.4949in" svg:y="0.078in" svg:viewBox="0 0 115 490" svg:d="M115 245c0-38-6-98-32-153-31-61-73-92-77-92-3 0-6 1-6 4 0 2 0 3 10 11 47 49 75 128 75 230 0 84-18 171-78 231-7 6-7 7-7 9s3 5 6 5c4 0 49-32 78-95 25-53 31-108 31-150z"><text:p/></draw:path></draw:g></draw:g></text:p>
      <text:p text:style-name="P114"/>
      <text:p text:style-name="P114"><text:span text:style-name="T40">Ce qu’il faut comprendre comme le fait que l’opérateur </text:span><text:span text:style-name="T40"><draw:g text:anchor-type="as-char" svg:y="-0.1075in" draw:z-index="117" draw:style-name="gr1"><svg:title>TexMaths</svg:title><svg:desc>14§display§\bigtriangleup §svg§600§FALSE§</svg:desc><draw:g draw:style-name="gr2"><draw:path draw:style-name="gr664" draw:text-style-name="P133" svg:width="0.139in" svg:height="0.1169in" svg:x="0.0004in" svg:y="0.0102in" svg:viewBox="0 0 354 298" svg:d="M0 0c117 0 236 0 354 0 0 99 0 199 0 298-118 0-237 0-354 0 0-99 0-199 0-298z"><text:p/></draw:path><draw:path draw:style-name="gr665" draw:text-style-name="P134" svg:width="0.1472in" svg:height="0.137in" svg:x="0.002in" svg:y="0in" svg:viewBox="0 0 375 349" svg:d="M199 10c-3-7-5-10-12-10-5 0-7 1-9 10-59 106-116 213-175 319-3 7-3 8-3 10 0 10 10 10 17 10 113 0 228 0 341 0 8 0 17 0 17-10 0-3-2-4-3-9-57-107-116-213-173-320zM187 31c54 99 108 199 161 298-107 0-215 0-323 0 53-99 108-199 162-298z"><text:p/></draw:path></draw:g></draw:g></text:span><text:span text:style-name="T40"><text:s/>soit noté </text:span><text:span text:style-name="T40"><draw:g text:anchor-type="as-char" svg:y="-0.1925in" draw:z-index="118" draw:style-name="gr1"><svg:title>TexMaths</svg:title><svg:desc>14§display§\vec{\nabla }^2§svg§600§FALSE§</svg:desc><draw:g draw:style-name="gr2"><draw:path draw:style-name="gr660" draw:text-style-name="P133" svg:width="0.2091in" svg:height="0.172in" svg:x="0.0012in" svg:y="0.0102in" svg:viewBox="0 0 532 438" svg:d="M0 0c177 0 355 0 532 0 0 145 0 292 0 438-177 0-355 0-532 0 0-146 0-293 0-438z"><text:p/></draw:path><draw:path draw:style-name="gr661" draw:text-style-name="P134" svg:width="0.0858in" svg:height="0.0378in" svg:x="0.0441in" svg:y="0in" svg:viewBox="0 0 219 97" svg:d="M175 59c-7 5-24 19-24 28 0 5 6 10 10 10 5 0 7-3 10-6 6-7 17-21 39-32 3-2 9-4 9-10s-4-8-7-10c-11-8-17-17-21-28 0-4-3-11-10-11s-10 7-10 10 4 18 13 29c-56 0-111 0-166 0-8 0-18 0-18 10s10 10 18 10c52 0 104 0 157 0z"><text:p/></draw:path><draw:path draw:style-name="gr662" draw:text-style-name="P134" svg:width="0.1421in" svg:height="0.1374in" svg:x="0.0004in" svg:y="0.0543in" svg:viewBox="0 0 362 350" svg:d="M359 11c1-1 3-4 3-7s0-4-11-4c-113 0-226 0-338 0-12 0-13 1-13 4s3 6 3 7c55 109 109 220 165 329 5 7 6 10 14 10 9 0 10-3 13-10 55-109 109-220 164-329zM62 36c89 0 179 0 268 0-44 90-89 179-134 268-45-89-89-178-134-268z"><text:p/></draw:path><draw:path draw:style-name="gr663" draw:text-style-name="P134" svg:width="0.0591in" svg:height="0.0894in" svg:x="0.161in" svg:y="0.0173in" svg:viewBox="0 0 151 228" svg:d="M151 165c-4 0-8 0-11 0-1 8-5 28-10 32-2 2-29 2-33 2-21 0-42 0-63 0 36-33 47-42 68-58 26-21 49-42 49-74 0-42-36-67-79-67-44 0-72 31-72 62 0 18 14 19 18 19 7 0 18-5 18-18 0-7-2-18-21-18 12-25 34-32 51-32 34 0 52 26 52 54 0 30-21 53-32 66-28 26-55 53-83 81-3 4-3 4-3 14 48 0 94 0 142 0 2-21 5-42 9-63z"><text:p/></draw:path></draw:g></draw:g></text:span><text:span text:style-name="T40">, </text:span><text:span text:style-name="T41">pas </text:span><text:span text:style-name="T50">génialement ergonomique comme souvent mais bon il faut le savoir</text:span><text:span text:style-name="T41">.</text:span></text:p>
      <text:p text:style-name="P114"/>
      <text:p text:style-name="P93"><text:span text:style-name="T36">De manière générale, l</text:span><text:span text:style-name="T51">e laplacien scalaire </text:span><text:span text:style-name="T36"><text:s/>prend une fonction </text:span><text:span text:style-name="T51">scalaire</text:span><text:span text:style-name="T40"> </text:span><text:span text:style-name="T36">à «n» variables (ou son expression) et retourne une fonction </text:span><text:span text:style-name="T40">scalaire</text:span><text:span text:style-name="T36"> à «n» variables (ou son expression) </text:span><text:span text:style-name="T40">correspondant à la somme des dérivées </text:span><text:span text:style-name="T51">secondes par rapport à chaque variable de la fonction scalaire de départ</text:span><text:span text:style-name="T42"> en gros. </text:span><text:span text:style-name="T51">C’est un peu comme la divergence, mais à partir d’un champ scalaire et en dérivant deux fois plutôt qu’une.</text:span></text:p>
      <text:p text:style-name="P93"><text:span text:style-name="T51"/></text:p>
      <text:p text:style-name="P93"><text:span text:style-name="T51"/></text:p>
      <text:p text:style-name="P101"><text:soft-page-break/><text:span text:style-name="T4">10) Le laplacien vectoriel</text:span></text:p>
      <text:p text:style-name="P93"><text:span text:style-name="T37">L</text:span><text:span text:style-name="T43">e </text:span><text:span text:style-name="T51">laplacien vectoriel</text:span><text:span text:style-name="T37"> c’est un opérateur qui prend en argument un </text:span><text:span text:style-name="T57">champ </text:span><text:span text:style-name="T58">vectoriel</text:span><text:span text:style-name="T37"> (soit la fonction, soit l’expression) et qui retourne un </text:span><text:span text:style-name="T57">champ </text:span><text:span text:style-name="T59">vectoriel</text:span><text:span text:style-name="T37"> (en </text:span><text:span text:style-name="T39">objet</text:span><text:span text:style-name="T37"> fonction ou expression selon ce qu’on lui a donné à manger).</text:span></text:p>
      <text:p text:style-name="P93"><text:span text:style-name="T37">En pratique, on a un champ </text:span><text:span text:style-name="T38">vectoriel</text:span><text:span text:style-name="T37"> </text:span><text:span text:style-name="T37"><draw:g text:anchor-type="as-char" svg:y="-0.1902in" draw:z-index="119" draw:style-name="gr1"><svg:title>TexMaths</svg:title><svg:desc>14§display§\vec{V}§svg§600§FALSE§</svg:desc><draw:g draw:style-name="gr2"><draw:path draw:style-name="gr657" draw:text-style-name="P133" svg:width="0.128in" svg:height="0.1701in" svg:x="0.0004in" svg:y="0.0102in" svg:viewBox="0 0 326 433" svg:d="M0 0c108 0 218 0 326 0 0 144 0 289 0 433-108 0-218 0-326 0 0-144 0-289 0-433z"><text:p/></draw:path><draw:path draw:style-name="gr658" draw:text-style-name="P134"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659" draw:text-style-name="P134"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106"><draw:g text:anchor-type="as-char" svg:y="-0.2244in" draw:z-index="120" draw:style-name="gr1"><svg:title>TexMaths</svg:title><svg:desc>14§display§f_{\vec{V}}=\text{f}^{\circ }\left(_{\left(x,\ y,\ z\right)\ \rightarrow \ f_{\vec{V}}\left(x,\ y,\ z\right)=\vec{V}}^{\ \ \ \mathbb{R}^3\ \ \ \ \rightarrow \ \ \ \ \ \ \mathbb{R}^3}\right)§svg§600§FALSE§</svg:desc><draw:g draw:style-name="gr2"><draw:path draw:style-name="gr622" draw:text-style-name="P133" svg:width="2.7594in" svg:height="0.3343in" svg:x="0.0004in" svg:y="0.0098in" svg:viewBox="0 0 7010 850" svg:d="M0 0c2337 0 4673 0 7010 0 0 283 0 567 0 850-2337 0-4673 0-7010 0 0-283 0-567 0-850z"><text:p/></draw:path><draw:path draw:style-name="gr623" draw:text-style-name="P134"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624" draw:text-style-name="P134"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625" draw:text-style-name="P134"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626" draw:text-style-name="P134"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627" draw:text-style-name="P134"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628" draw:text-style-name="P134" svg:width="0.0579in" svg:height="0.0579in" svg:x="0.5476in" svg:y="0.0728in" svg:viewBox="0 0 148 148" svg:d="M148 74c0-40-33-74-74-74-42 0-74 34-74 74 0 42 34 74 74 74 41 0 74-33 74-74zM74 132c-32 0-57-27-57-58 0-32 25-57 57-57s58 26 58 57c0 32-27 58-58 58z"><text:p/></draw:path><draw:path draw:style-name="gr629" draw:text-style-name="P134"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630" draw:text-style-name="P134"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631" draw:text-style-name="P134"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632" draw:text-style-name="P134"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633" draw:text-style-name="P134"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634" draw:text-style-name="P134"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635" draw:text-style-name="P134" svg:width="0.035in" svg:height="0.135in" svg:x="0.7898in" svg:y="0.2028in" svg:viewBox="0 0 90 344" svg:d="M83 0c-65 46-83 119-83 172 0 49 15 123 83 172 2 0 7 0 7-4 0-3 0-3-3-5-46-41-63-100-63-163 0-92 35-138 64-164 2-1 2-1 2-4 0-4-5-4-7-4z"><text:p/></draw:path><draw:path draw:style-name="gr636" draw:text-style-name="P134"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637" draw:text-style-name="P134" svg:width="0.0165in" svg:height="0.0413in" svg:x="0.9382in" svg:y="0.289in" svg:viewBox="0 0 43 106" svg:d="M34 35c0 18-3 41-27 63-1 1-3 1-3 4 0 2 3 4 6 4 4 0 33-28 33-68 0-21-8-38-23-38-12 0-20 10-20 20 0 11 7 21 20 21 8 0 9-5 14-6z"><text:p/></draw:path><draw:path draw:style-name="gr638" draw:text-style-name="P134"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639" draw:text-style-name="P134" svg:width="0.0165in" svg:height="0.0413in" svg:x="1.1319in" svg:y="0.289in" svg:viewBox="0 0 43 106" svg:d="M34 35c0 18-3 41-27 63-1 1-3 1-3 4 0 2 3 4 6 4 4 0 33-28 33-68 0-21-8-38-23-38-12 0-20 10-20 20 0 11 7 21 20 21 8 0 9-5 14-6z"><text:p/></draw:path><draw:path draw:style-name="gr640" draw:text-style-name="P134"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641" draw:text-style-name="P134" svg:width="0.0343in" svg:height="0.135in" svg:x="1.3169in" svg:y="0.2028in" svg:viewBox="0 0 88 344" svg:d="M6 0c-3 0-6 0-6 4 0 3 0 3 3 6 29 26 63 74 63 162 0 72-23 126-60 160-6 5-6 7-6 8 0 2 0 4 4 4s37-22 59-65c15-30 25-66 25-107 0-47-14-123-82-172z"><text:p/></draw:path><draw:path draw:style-name="gr642" draw:text-style-name="P134"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643" draw:text-style-name="P134"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644" draw:text-style-name="P134" svg:width="0.0535in" svg:height="0.0205in" svg:x="1.7598in" svg:y="0.2575in" svg:viewBox="0 0 137 53" svg:d="M104 34c-2 1-10 7-10 12 0 3 4 7 7 7s4-1 5-3c5-4 10-11 24-16 3-2 7-3 7-7 0-5-4-6-5-7-10-6-13-10-14-16-2-1-3-4-7-4-5 0-7 4-7 7s4 8 7 13c-34 0-66 0-100 0-4 0-11 0-11 7s7 7 11 7c31 0 62 0 93 0z"><text:p/></draw:path><draw:path draw:style-name="gr645" draw:text-style-name="P134"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646" draw:text-style-name="P134" svg:width="0.035in" svg:height="0.135in" svg:x="1.8583in" svg:y="0.2028in" svg:viewBox="0 0 90 344" svg:d="M83 0c-65 46-83 119-83 172 0 49 15 123 83 172 2 0 7 0 7-4 0-3 0-3-3-5-46-41-63-100-63-163 0-92 36-138 64-164 2-1 2-1 2-4 0-4-5-4-7-4z"><text:p/></draw:path><draw:path draw:style-name="gr647" draw:text-style-name="P134"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648" draw:text-style-name="P134" svg:width="0.0165in" svg:height="0.0413in" svg:x="2.0063in" svg:y="0.289in" svg:viewBox="0 0 43 106" svg:d="M34 35c0 18-3 41-27 63-1 1-3 1-3 4 0 2 3 4 6 4 4 0 33-28 33-68 0-21-8-38-23-38-12 0-20 10-20 20 0 11 8 21 20 21 8 0 9-5 14-6z"><text:p/></draw:path><draw:path draw:style-name="gr649" draw:text-style-name="P134"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650" draw:text-style-name="P134" svg:width="0.0165in" svg:height="0.0413in" svg:x="2.2004in" svg:y="0.289in" svg:viewBox="0 0 43 106" svg:d="M34 35c0 18-3 41-27 63-1 1-3 1-3 4 0 2 3 4 6 4 4 0 33-28 33-68 0-21-8-38-23-38-12 0-20 10-20 20 0 11 7 21 20 21 8 0 9-5 14-6z"><text:p/></draw:path><draw:path draw:style-name="gr651" draw:text-style-name="P134"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652" draw:text-style-name="P134" svg:width="0.0343in" svg:height="0.135in" svg:x="2.385in" svg:y="0.2028in" svg:viewBox="0 0 88 344" svg:d="M6 0c-2 0-6 0-6 4 0 3 0 3 3 6 29 26 63 74 63 162 0 72-23 126-60 160-6 5-6 7-6 8 0 2 0 4 4 4s37-22 59-65c15-30 25-66 25-107 0-47-14-123-82-172z"><text:p/></draw:path><draw:path draw:style-name="gr653" draw:text-style-name="P134" svg:width="0.0992in" svg:height="0.0358in" svg:x="2.4453in" svg:y="0.2524in" svg:viewBox="0 0 253 92" svg:d="M241 17c5 0 12 0 12-9 0-8-8-8-12-8-76 0-153 0-228 0-5 0-13 0-13 8 0 9 8 9 14 9 76 0 151 0 227 0zM241 92c4 0 12 0 12-8s-7-8-12-8c-76 0-151 0-227 0-6 0-14 0-14 8s8 8 13 8c75 0 152 0 228 0z"><text:p/></draw:path><draw:path draw:style-name="gr654" draw:text-style-name="P134"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655" draw:text-style-name="P134"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656" draw:text-style-name="P134"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100"><text:span text:style-name="T37"/></text:p>
      <text:p text:style-name="P100"><text:span text:style-name="T37">L</text:span><text:span text:style-name="T43">e </text:span><text:span text:style-name="T51">laplacien vectoriel</text:span><text:span text:style-name="T37"> de ce champ </text:span><text:span text:style-name="T38">vectoriel</text:span><text:span text:style-name="T37"> sera</text:span></text:p>
      <text:p text:style-name="Text_20_body"><draw:g text:anchor-type="as-char" svg:y="-0.2799in" draw:z-index="121" draw:style-name="gr1"><svg:title>TexMaths</svg:title><svg:desc>14§display§\vec{\bigtriangleup }\left(\vec{V}\right)=\left[\bigtriangleup \left(\left(\vec{V}\right)_x\right)\right]\cdot \vec{e_x}+\left[\bigtriangleup \left(\left(\vec{V}\right)_y\right)\right]\cdot \vec{e_y}+\left[\bigtriangleup \left(\left(\vec{V}\right)_z\right)\right]\cdot \vec{e_z}§svg§600§FALSE§</svg:desc><draw:g draw:style-name="gr2"><draw:path draw:style-name="gr570" draw:text-style-name="P133" svg:width="5.6287in" svg:height="0.4433in" svg:x="0.0004in" svg:y="0.0098in" svg:viewBox="0 0 14298 1127" svg:d="M7149 1127c-2383 0-4766 0-7149 0 0-376 0-751 0-1127 4766 0 9532 0 14298 0 0 376 0 751 0 1127-2383 0-4766 0-7149 0z"><text:p/></draw:path><draw:path draw:style-name="gr571" draw:text-style-name="P134" svg:width="0.0854in" svg:height="0.0382in" svg:x="0.0484in" svg:y="0.0917in" svg:viewBox="0 0 218 98" svg:d="M175 59c-7 5-22 19-22 29 0 4 4 10 9 10s7-4 9-7c7-7 18-21 39-32 4-2 8-4 8-10s-2-7-7-10c-9-7-15-17-19-28-2-4-3-11-10-11s-10 7-10 10 4 18 11 29c-54 0-110 0-165 0-8 0-18 0-18 10s10 10 18 10c52 0 105 0 157 0z"><text:p/></draw:path><draw:path draw:style-name="gr572" draw:text-style-name="P134" svg:width="0.1488in" svg:height="0.1378in" svg:x="0.002in" svg:y="0.1425in" svg:viewBox="0 0 379 351" svg:d="M200 10c-3-7-5-10-11-10s-7 1-10 10c-59 107-116 215-175 323-4 5-4 7-4 8 0 10 10 10 18 10 115 0 228 0 343 0 9 0 18 0 18-10 0-1-1-3-4-7-59-109-116-217-175-324zM189 31c55 100 109 200 164 300-109 0-217 0-326 0 54-100 107-200 162-300z"><text:p/></draw:path><draw:path draw:style-name="gr573" draw:text-style-name="P134" svg:width="0.0736in" svg:height="0.3465in" svg:x="0.2295in" svg:y="0.0587in" svg:viewBox="0 0 188 881" svg:d="M165 877c2 0 4 3 6 4 4 0 7 0 11 0 1 0 6 0 6-4 0-2-2-3-2-4-18-19-45-45-75-100-54-93-73-214-73-331 0-218 61-347 148-434 2-1 2-2 2-4 0-4-3-4-10-4-6 0-7 0-11 3-48 40-100 109-133 212-21 65-34 144-34 225 0 118 22 248 99 361 13 20 31 39 31 41 6 5 13 12 16 17 7 7 12 12 19 18z"><text:p/></draw:path><draw:path draw:style-name="gr574" draw:text-style-name="P134" svg:width="0.085in" svg:height="0.0374in" svg:x="0.3606in" svg:y="0.0941in" svg:viewBox="0 0 217 96" svg:d="M174 59c-6 5-23 19-23 28 0 5 4 9 10 9 4 0 7-2 10-5 5-7 17-21 38-32 4-2 8-4 8-10s-3-8-7-10c-10-8-15-17-20-28-1-4-2-11-9-11s-10 7-10 10 4 18 11 29c-55 0-111 0-165 0-9 0-17 0-17 10s8 10 17 10c52 0 105 0 157 0z"><text:p/></draw:path><draw:path draw:style-name="gr575" draw:text-style-name="P134" svg:width="0.1374in" svg:height="0.1354in" svg:x="0.3217in" svg:y="0.1484in" svg:viewBox="0 0 350 345" svg:d="M281 56c24-39 45-41 63-42 6 0 5-6 6-8 0-5-1-6-6-6-12 0-28 1-40 1-17 0-34-1-49-1-3 0-10 0-10 8 0 6 6 6 8 6 14 1 23 7 23 17 0 7-4 12-7 18-51 80-101 159-151 240-12-86-23-173-34-260 0-8 11-15 34-15 7 0 12 0 12-10 0-4-4-4-7-4-19 0-40 1-60 1-10 0-20-1-28-1-10 0-18 0-27 0-2 0-8 0-8 8 0 6 4 6 13 6 26 0 28 6 29 17 13 100 25 201 38 303 1 10 4 11 10 11 8 0 9-2 14-8 58-94 119-187 177-281z"><text:p/></draw:path><draw:path draw:style-name="gr576" draw:text-style-name="P134" svg:width="0.0728in" svg:height="0.3465in" svg:x="0.4736in" svg:y="0.0587in" svg:viewBox="0 0 186 881" svg:d="M186 440c0-139-32-290-129-401-7-7-25-26-37-36-3-3-5-3-12-3-4 0-8 0-8 4 0 3 1 4 3 6 17 17 43 43 74 98 53 93 73 215 73 332 0 213-60 343-149 433 0 1-1 2-1 4 0 4 4 4 8 4 7 0 9 0 13-3 46-40 99-109 133-212 22-66 32-146 32-226z"><text:p/></draw:path><draw:path draw:style-name="gr577" draw:text-style-name="P134" svg:width="0.1287in" svg:height="0.0449in" svg:x="0.6469in" svg:y="0.2102in" svg:viewBox="0 0 328 115" svg:d="M311 20c7 0 17 0 17-10s-10-10-17-10c-98 0-196 0-294 0-7 0-17 0-17 10s10 10 17 10c98 0 196 0 294 0zM311 115c7 0 17 0 17-10s-10-10-17-10c-98 0-196 0-294 0-7 0-17 0-17 10s10 10 17 10c98 0 196 0 294 0z"><text:p/></draw:path><draw:path draw:style-name="gr578" draw:text-style-name="P134" svg:width="0.0437in" svg:height="0.3465in" svg:x="0.8843in" svg:y="0.0587in" svg:viewBox="0 0 112 881" svg:d="M0 881c38 0 74 0 112 0 0-7 0-14 0-22-29 0-59 0-88 0 0-279 0-558 0-837 29 0 59 0 88 0 0-7 0-15 0-22-38 0-74 0-112 0 0 294 0 587 0 881z"><text:p/></draw:path><draw:path draw:style-name="gr579" draw:text-style-name="P134" svg:width="0.1488in" svg:height="0.1378in" svg:x="0.9433in" svg:y="0.1425in" svg:viewBox="0 0 379 351" svg:d="M200 10c-3-7-4-10-10-10-5 0-7 1-11 10-59 107-116 215-175 323-4 5-4 7-4 8 0 10 11 10 18 10 115 0 230 0 345 0 8 0 16 0 16-10 0-1-1-3-2-7-59-109-118-217-177-324zM190 31c55 100 108 200 163 300-109 0-217 0-326 0 54-100 109-200 163-300z"><text:p/></draw:path><draw:path draw:style-name="gr580" draw:text-style-name="P134" svg:width="0.0728in" svg:height="0.3465in" svg:x="1.1717in" svg:y="0.0587in" svg:viewBox="0 0 186 881" svg:d="M164 877c1 0 5 4 7 4 3 0 7 0 10 0 1 0 5 0 5-4 0-2 0-3-1-4-18-19-45-45-76-100-52-93-73-214-73-331 0-218 63-347 149-434 1-1 1-2 1-4 0-4-3-4-8-4-7 0-9 0-13 3-46 40-99 109-133 212-21 65-32 144-32 225 0 118 21 248 98 361 14 20 32 39 32 41 4 5 11 12 16 17 5 7 12 12 18 18z"><text:p/></draw:path><draw:path draw:style-name="gr581" draw:text-style-name="P134" svg:width="0.0728in" svg:height="0.3465in" svg:x="1.2874in" svg:y="0.0587in" svg:viewBox="0 0 186 881" svg:d="M164 877c1 0 5 4 7 4 3 0 7 0 10 0 1 0 5 0 5-4 0-2-1-3-1-4-18-19-45-45-76-100-53-93-73-214-73-331 0-218 63-347 149-434 1-1 1-2 1-4 0-4-3-4-10-4-5 0-7 0-11 3-46 40-99 109-133 212-21 65-32 144-32 225 0 118 21 248 98 361 13 20 31 39 31 41 5 5 12 12 17 17 5 7 12 12 18 18z"><text:p/></draw:path><draw:path draw:style-name="gr582" draw:text-style-name="P134" svg:width="0.0854in" svg:height="0.0374in" svg:x="1.4181in" svg:y="0.0941in" svg:viewBox="0 0 218 96" svg:d="M175 59c-7 5-24 19-24 28 0 5 6 9 10 9s7-2 10-5c5-7 17-21 39-32 3-2 8-4 8-10s-4-8-7-10c-11-8-16-17-21-28 0-4-2-11-9-11s-10 7-10 10 4 18 12 29c-56 0-110 0-166 0-9 0-17 0-17 10s8 10 17 10c53 0 105 0 158 0z"><text:p/></draw:path><draw:path draw:style-name="gr583" draw:text-style-name="P134" svg:width="0.1374in" svg:height="0.1354in" svg:x="1.3787in" svg:y="0.1484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584" draw:text-style-name="P134" svg:width="0.0736in" svg:height="0.3465in" svg:x="1.5311in" svg:y="0.0587in" svg:viewBox="0 0 188 881" svg:d="M188 440c0-139-34-290-131-401-7-7-25-26-37-36-3-3-5-3-10-3-6 0-10 0-10 4 0 3 1 4 3 6 17 17 43 43 74 98 53 93 73 215 73 332 0 213-59 343-149 433 0 1-1 2-1 4 0 4 4 4 10 4 5 0 7 0 11-3 46-40 99-109 133-212 22-66 34-146 34-226z"><text:p/></draw:path><draw:path draw:style-name="gr585" draw:text-style-name="P134" svg:width="0.0724in" svg:height="0.0606in" svg:x="1.6461in" svg:y="0.3559in" svg:viewBox="0 0 185 155" svg:d="M69 115c-3 12-14 30-33 30-5-1-11 0-18-5 14-4 16-17 16-18 0-7-6-13-14-13-10 0-20 8-20 21 0 17 20 25 36 25s30-10 38-25c9 18 28 25 42 25 39 0 60-43 60-53 0-4-4-4-5-4-4 0-6 1-7 5-7 24-28 42-46 42-14 0-21-9-21-22 0-8 8-40 16-78 7-27 23-35 35-35 6 1 12 0 19 4-12 3-16 13-16 20s6 12 14 12c9 0 20-7 20-21 0-19-23-25-37-25-16 0-30 11-39 24-5-14-21-24-40-24-40 0-61 42-61 53 0 4 5 4 6 4 4 0 4-1 7-5 8-28 29-42 46-42 11 0 21 5 21 22 0 7-4 24-7 37-4 15-8 30-12 46z"><text:p/></draw:path><draw:path draw:style-name="gr586" draw:text-style-name="P134" svg:width="0.0728in" svg:height="0.3465in" svg:x="1.7445in" svg:y="0.0587in" svg:viewBox="0 0 186 881" svg:d="M186 440c0-139-32-290-129-401-7-7-25-26-37-36-3-3-5-3-12-3-4 0-8 0-8 4 0 3 1 4 3 6 17 17 43 43 74 98 53 93 73 215 73 332 0 213-60 343-149 433 0 1-1 2-1 4 0 4 4 4 8 4 7 0 9 0 13-3 46-40 99-109 133-212 22-66 32-146 32-226z"><text:p/></draw:path><draw:path draw:style-name="gr587" draw:text-style-name="P134" svg:width="0.0437in" svg:height="0.3465in" svg:x="1.8563in" svg:y="0.0587in" svg:viewBox="0 0 112 881" svg:d="M90 859c-30 0-61 0-90 0 0 8 0 15 0 22 38 0 74 0 112 0 0-294 0-587 0-881-38 0-74 0-112 0 0 7 0 15 0 22 29 0 60 0 90 0 0 279 0 558 0 837z"><text:p/></draw:path><draw:path draw:style-name="gr588" draw:text-style-name="P134" svg:width="0.0205in" svg:height="0.0201in" svg:x="2.0039in" svg:y="0.2217in" svg:viewBox="0 0 53 52" svg:d="M53 27c0-16-12-27-26-27s-27 11-27 27c0 14 13 25 27 25s26-11 26-25z"><text:p/></draw:path><draw:path draw:style-name="gr589" draw:text-style-name="P134" svg:width="0.0854in" svg:height="0.0374in" svg:x="2.15in" svg:y="0.1425in" svg:viewBox="0 0 218 96" svg:d="M175 59c-7 5-24 19-24 28 0 5 6 9 10 9 6 0 7-2 10-5 5-8 17-21 39-32 3-3 8-4 8-11 0-5-4-7-7-10-11-7-16-16-21-28 0-4-4-10-9-10-7 0-10 6-10 10 0 3 4 18 12 28-56 0-110 0-166 0-9 0-17-2-17 10 0 9 8 11 17 11 53 0 105 0 158 0z"><text:p/></draw:path><draw:path draw:style-name="gr590" draw:text-style-name="P134" svg:width="0.074in" svg:height="0.087in" svg:x="2.0933in" svg:y="0.1953in" svg:viewBox="0 0 189 222" svg:d="M69 103c15 0 51 0 75-11 35-14 38-43 38-50 0-21-20-42-53-42-55 0-129 48-129 134 0 51 29 88 77 88 70 0 112-51 112-57 0-3-3-7-6-7-2 0-4 1-7 6-39 49-92 49-98 49-39 0-43-42-43-58 0-5 1-21 8-52 9 0 17 0 26 0zM46 94c20-76 70-83 83-83 24 0 36 14 36 31 0 52-78 52-99 52-7 0-13 0-20 0z"><text:p/></draw:path><draw:path draw:style-name="gr591" draw:text-style-name="P134" svg:width="0.0724in" svg:height="0.0606in" svg:x="2.1807in" svg:y="0.2496in" svg:viewBox="0 0 185 155" svg:d="M70 115c-4 11-15 30-32 30-2 0-13 0-20-5 14-4 16-17 16-18 0-9-6-13-14-13-10 0-20 8-20 21 0 17 20 25 36 25s30-11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592" draw:text-style-name="P134" svg:width="0.1287in" svg:height="0.1283in" svg:x="2.326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593" draw:text-style-name="P134" svg:width="0.0504in" svg:height="0.463in" svg:x="2.5575in" svg:y="0.0004in" svg:viewBox="0 0 129 1177" svg:d="M0 1177c43 0 85 0 129 0 0-9 0-18 0-28-34 0-69 0-102 0 0-373 0-748 0-1121 33 0 68 0 102 0 0-10 0-18 0-28-44 0-86 0-129 0 0 393 0 784 0 1177z"><text:p/></draw:path><draw:path draw:style-name="gr594" draw:text-style-name="P134" svg:width="0.1488in" svg:height="0.1378in" svg:x="2.6224in" svg:y="0.1425in" svg:viewBox="0 0 379 351" svg:d="M200 10c-3-7-4-10-11-10-4 0-7 1-10 10-59 107-116 215-175 323-4 5-4 7-4 8 0 10 10 10 18 10 115 0 228 0 343 0 9 0 18 0 18-10 0-1-1-3-2-7-59-109-118-217-177-324zM189 31c55 100 109 200 164 300-109 0-217 0-326 0 54-100 107-200 162-300z"><text:p/></draw:path><draw:path draw:style-name="gr595" draw:text-style-name="P134" svg:width="0.0953in" svg:height="0.463in" svg:x="2.8551in" svg:y="0.0004in" svg:viewBox="0 0 243 1177" svg:d="M242 1172c0-2 0-3-1-4-18-19-52-51-84-104-80-127-115-287-115-474 0-133 17-303 98-449 39-70 80-110 101-131 3-3 1-3 1-4 0-6-3-6-10-6s-8 0-15 7c-165 151-217 375-217 582 0 191 45 386 169 532 10 13 30 33 49 51 6 5 7 5 14 5s10 0 10-5z"><text:p/></draw:path><draw:path draw:style-name="gr596" draw:text-style-name="P134" svg:width="0.0736in" svg:height="0.3465in" svg:x="2.9921in" svg:y="0.0587in" svg:viewBox="0 0 188 881" svg:d="M165 877c2 0 4 3 6 4 4 0 7 0 11 0 1 0 6 0 6-4 0-2-2-3-3-4-17-19-44-45-74-100-54-93-73-214-73-331 0-218 61-347 148-434 2-1 2-2 2-4 0-4-5-4-10-4-6 0-7 0-11 3-48 40-100 109-135 212-21 65-32 144-32 225 0 118 21 248 99 361 13 20 31 39 31 41 6 5 11 12 16 17 7 7 12 12 19 18z"><text:p/></draw:path><draw:path draw:style-name="gr597" draw:text-style-name="P134" svg:width="0.0854in" svg:height="0.0374in" svg:x="3.1228in" svg:y="0.0941in" svg:viewBox="0 0 218 96" svg:d="M175 59c-7 5-22 19-22 28 0 5 4 9 9 9s7-2 9-5c7-7 18-21 39-32 4-2 8-4 8-10s-2-8-7-10c-9-8-15-17-19-28-2-4-3-11-10-11s-10 7-10 10 4 18 11 29c-54 0-110 0-165 0-8 0-18 0-18 10s10 10 18 10c52 0 105 0 157 0z"><text:p/></draw:path><draw:path draw:style-name="gr598" draw:text-style-name="P134" svg:width="0.1374in" svg:height="0.1354in" svg:x="3.0843in" svg:y="0.1484in" svg:viewBox="0 0 350 345" svg:d="M281 56c24-39 45-41 63-42 6 0 5-6 6-8 0-5-3-6-6-6-14 0-28 1-40 1-17 0-34-1-49-1-3 0-10 0-10 8 0 6 4 6 8 6 13 1 23 7 23 17 0 7-4 12-7 18-51 80-101 159-151 240-12-86-23-173-34-260 0-8 11-15 34-15 7 0 12 0 12-10 0-4-4-4-7-4-19 0-40 1-60 1-10 0-20-1-28-1-10 0-18 0-27 0-2 0-8 0-8 8 0 6 4 6 11 6 28 0 28 6 30 17 12 100 26 201 39 303 1 10 4 11 10 11 8 0 9-2 14-8 58-94 119-187 177-281z"><text:p/></draw:path><draw:path draw:style-name="gr599" draw:text-style-name="P134" svg:width="0.0728in" svg:height="0.3465in" svg:x="3.2362in" svg:y="0.0587in" svg:viewBox="0 0 186 881" svg:d="M186 440c0-139-32-290-130-401-7-7-25-26-36-36-3-3-5-3-12-3-4 0-8 0-8 4 0 3 1 4 3 6 17 17 43 43 73 98 53 93 72 215 72 332 0 213-58 343-147 433-1 1-1 2-1 4 0 4 4 4 8 4 7 0 9 0 13-3 46-40 99-109 133-212 21-66 32-146 32-226z"><text:p/></draw:path><draw:path draw:style-name="gr600" draw:text-style-name="P134" svg:width="0.0697in" svg:height="0.0866in" svg:x="3.3512in" svg:y="0.3559in" svg:viewBox="0 0 178 221" svg:d="M176 22c2-5 2-5 2-8 0-7-6-11-13-11-3 0-10 3-14 8 0 3-3 14-5 21-3 10-5 18-7 28-2 9-13 52-14 56-14 10-16 29-42 29-24 0-24-22-24-28 0-19 8-40 18-67 4-11 7-15 7-21 0-16-14-29-34-29-35 0-50 46-50 53 0 4 6 4 7 4 4 0 4-2 6-5 8-30 23-42 37-42 6 0 9 4 9 11 0 8-3 15-6 21-17 42-19 54-19 70 0 5 0 21 14 32 9 10 25 11 33 11 14 0 27-5 38-15-4 18-8 33-22 50-10 10-24 23-42 23-2 0-19 0-26-13 19-1 13-13 19-18 0-11-10-13-14-13-9 0-20 7-20 23s17 29 42 29c34 0 77-27 87-69 11-43 22-86 33-130z"><text:p/></draw:path><draw:path draw:style-name="gr601" draw:text-style-name="P134" svg:width="0.0949in" svg:height="0.463in" svg:x="3.4449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602" draw:text-style-name="P134" svg:width="0.0508in" svg:height="0.463in" svg:x="3.5831in" svg:y="0.0004in" svg:viewBox="0 0 130 1177" svg:d="M102 1149c-33 0-68 0-102 0 0 10 0 19 0 28 43 0 87 0 130 0 0-393 0-784 0-1177-43 0-87 0-130 0 0 10 0 18 0 28 34 0 69 0 102 0 0 373 0 748 0 1121z"><text:p/></draw:path><draw:path draw:style-name="gr603" draw:text-style-name="P134" svg:width="0.0201in" svg:height="0.0201in" svg:x="3.7425in" svg:y="0.2217in" svg:viewBox="0 0 52 52" svg:d="M52 27c0-16-11-27-25-27s-27 11-27 27c0 14 13 25 27 25s25-11 25-25z"><text:p/></draw:path><draw:path draw:style-name="gr604" draw:text-style-name="P134" svg:width="0.0854in" svg:height="0.0374in" svg:x="3.8862in" svg:y="0.1425in" svg:viewBox="0 0 218 96" svg:d="M175 59c-7 5-24 19-24 28 0 5 6 9 10 9s7-2 10-5c5-8 17-21 39-32 3-3 8-4 8-11 0-5-4-7-7-10-11-7-16-16-21-28 0-4-2-10-9-10s-10 6-10 10c0 3 4 18 12 28-56 0-110 0-166 0-9 0-17-2-17 10 0 9 8 11 17 11 53 0 105 0 158 0z"><text:p/></draw:path><draw:path draw:style-name="gr605" draw:text-style-name="P134" svg:width="0.074in" svg:height="0.087in" svg:x="3.8319in" svg:y="0.1953in" svg:viewBox="0 0 189 222" svg:d="M69 103c15 0 51 0 75-11 35-14 38-43 38-50 0-21-20-42-53-42-55 0-129 48-129 134 0 51 29 88 77 88 70 0 112-51 112-57 0-3-3-7-6-7-2 0-4 1-7 6-39 49-92 49-98 49-39 0-43-42-43-58 0-5 1-21 8-52 9 0 17 0 26 0zM46 94c20-76 70-83 83-83 22 0 36 14 36 31 0 52-78 52-99 52-7 0-13 0-20 0z"><text:p/></draw:path><draw:path draw:style-name="gr606" draw:text-style-name="P134" svg:width="0.0689in" svg:height="0.0866in" svg:x="3.9193in" svg:y="0.2496in" svg:viewBox="0 0 176 221" svg:d="M175 21c1-4 1-4 1-7 0-7-5-11-11-11-4 0-10 1-14 8-1 3-4 13-5 20-3 10-5 19-7 29-3 9-13 52-14 55-14 9-16 30-42 30-24 0-24-22-24-29 0-18 8-39 18-66 4-11 6-15 6-21 0-16-14-29-33-29-35 0-50 46-50 52 0 5 4 5 6 5 5 0 5-2 7-5 8-30 22-42 36-42 6 0 8 3 8 11s-2 15-4 20c-17 42-19 55-19 69 0 7 0 23 12 34 11 8 25 11 35 11 14 0 25-5 38-15-6 18-8 32-24 50-8 10-22 21-40 21-3 0-20 0-27-11 20-1 13-13 20-18 0-11-12-14-14-14-9 0-20 7-20 24 0 16 17 29 41 29 35 0 77-27 88-70s21-87 32-130z"><text:p/></draw:path><draw:path draw:style-name="gr607" draw:text-style-name="P134" svg:width="0.1287in" svg:height="0.1283in" svg:x="4.0598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08" draw:text-style-name="P134" svg:width="0.0437in" svg:height="0.3465in" svg:x="4.2866in" svg:y="0.0587in" svg:viewBox="0 0 112 881" svg:d="M0 881c38 0 74 0 112 0 0-7 0-14 0-22-29 0-59 0-88 0 0-279 0-558 0-837 29 0 59 0 88 0 0-7 0-15 0-22-38 0-74 0-112 0 0 294 0 587 0 881z"><text:p/></draw:path><draw:path draw:style-name="gr609" draw:text-style-name="P134" svg:width="0.1488in" svg:height="0.1378in" svg:x="4.3453in" svg:y="0.1425in" svg:viewBox="0 0 379 351" svg:d="M202 10c-5-7-6-10-12-10-5 0-7 1-11 10-59 107-116 215-175 323-4 5-4 7-4 8 0 10 11 10 18 10 115 0 230 0 345 0 8 0 16 0 16-10 0-1-1-3-2-7-59-109-117-217-175-324zM190 31c55 100 108 200 163 300-109 0-217 0-326 0 54-100 109-200 163-300z"><text:p/></draw:path><draw:path draw:style-name="gr610" draw:text-style-name="P134" svg:width="0.0728in" svg:height="0.3465in" svg:x="4.5736in" svg:y="0.0587in" svg:viewBox="0 0 186 881" svg:d="M165 877c2 1 4 3 6 4 4 0 7 0 11 0 1 0 4 0 4-4 0-2 0-3-1-4-18-19-45-45-74-100-54-93-73-214-73-331 0-218 61-347 147-434 1-1 1-2 1-4 0-4-3-4-8-4-7 0-7 0-13 3-46 40-99 109-133 212-21 65-32 144-32 225 0 118 21 248 98 361 14 20 32 39 32 41 4 5 11 12 16 17 7 7 12 12 19 18z"><text:p/></draw:path><draw:path draw:style-name="gr611" draw:text-style-name="P134" svg:width="0.0728in" svg:height="0.3465in" svg:x="4.6894in" svg:y="0.0587in" svg:viewBox="0 0 186 881" svg:d="M165 877c2 1 4 4 6 4 3 0 7 0 10 0 2 0 5 0 5-4 0-2 0-3-1-4-18-19-45-45-74-100-54-93-73-214-73-331 0-218 61-347 147-434 1-1 1-2 1-4 0-4-3-4-8-4-7 0-9 0-13 3-46 40-99 109-133 212-21 65-32 144-32 225 0 118 21 248 98 361 14 20 32 39 32 41 4 5 11 12 16 17 7 7 12 12 19 18z"><text:p/></draw:path><draw:path draw:style-name="gr612" draw:text-style-name="P134" svg:width="0.0854in" svg:height="0.0374in" svg:x="4.8201in" svg:y="0.0941in" svg:viewBox="0 0 218 96" svg:d="M175 59c-7 5-24 19-24 28 0 5 6 9 10 9s7-2 10-5c5-7 17-21 39-32 3-2 8-4 8-10s-4-8-7-10c-11-8-16-17-21-28 0-4-2-11-9-11s-10 7-10 10 4 18 12 29c-56 0-110 0-166 0-9 0-17 0-17 10s8 10 17 10c53 0 105 0 158 0z"><text:p/></draw:path><draw:path draw:style-name="gr613" draw:text-style-name="P134" svg:width="0.1378in" svg:height="0.1354in" svg:x="4.7807in" svg:y="0.1484in" svg:viewBox="0 0 351 345" svg:d="M281 56c24-39 45-41 63-42 6 0 5-6 7-8 0-5-2-6-7-6-12 0-26 1-40 1-16 0-32-1-48-1-4 0-10 0-10 8 0 6 5 6 7 6 14 1 24 7 24 17 0 7-5 12-8 18-51 80-101 159-151 240-12-86-21-173-33-260 0-8 12-15 34-15 7 0 13 0 13-10 0-4-5-4-7-4-20 0-41 1-62 1-8 0-18-1-27-1s-18 0-26 0c-4 0-10 0-10 8 0 6 4 6 13 6 28 0 28 6 29 17 13 100 27 201 39 303 2 10 3 11 10 11s10-2 14-8c59-94 118-187 176-281z"><text:p/></draw:path><draw:path draw:style-name="gr614" draw:text-style-name="P134" svg:width="0.0736in" svg:height="0.3465in" svg:x="4.9331in" svg:y="0.0587in" svg:viewBox="0 0 188 881" svg:d="M188 440c0-139-34-290-131-401-7-7-25-26-36-36-4-3-6-3-11-3-6 0-10 0-10 4 0 3 3 4 3 6 17 17 43 43 74 98 53 93 73 215 73 332 0 213-59 343-147 433-2 1-3 2-3 4 0 4 4 4 10 4 5 0 7 0 11-3 48-40 99-109 134-212 21-66 33-146 33-226z"><text:p/></draw:path><draw:path draw:style-name="gr615" draw:text-style-name="P134" svg:width="0.0626in" svg:height="0.0606in" svg:x="5.05in" svg:y="0.3559in" svg:viewBox="0 0 160 155" svg:d="M38 122c8-10 15-16 43-39 9-6 34-27 44-37 21-21 35-38 35-42s-6-4-7-4c-3 0-5 0-6 3-10 17-18 21-25 21-4 0-10 0-21-10-11-11-18-14-27-14-28 0-46 29-46 41 0 2 4 4 6 4 4 0 5-2 7-6 4-11 23-12 29-12 8 0 17 2 22 2 19 5 21 5 30 5-9 9-16 15-48 42-26 20-36 29-43 36-20 21-31 36-31 39 0 4 6 4 7 4 3 0 4-1 6-4 8-13 19-21 30-21 5 0 10 1 20 10 10 10 17 15 28 15 36 0 60-42 60-53 0-4-4-6-5-6-5 0-6 3-7 6-6 18-27 27-44 27-8 0-17-3-25-5-15-4-18-4-25-4-3 0-6 0-7 2z"><text:p/></draw:path><draw:path draw:style-name="gr616" draw:text-style-name="P134" svg:width="0.0736in" svg:height="0.3465in" svg:x="5.1382in" svg:y="0.0587in" svg:viewBox="0 0 188 881" svg:d="M188 440c0-139-34-290-131-401-7-7-25-26-37-36-3-3-5-3-10-3-6 0-10 0-10 4 0 3 1 4 3 6 17 17 43 43 74 98 53 93 73 215 73 332 0 213-59 343-149 433 0 1-1 2-1 4 0 4 4 4 10 4 5 0 7 0 11-3 46-40 99-109 133-212 22-66 34-146 34-226z"><text:p/></draw:path><draw:path draw:style-name="gr617" draw:text-style-name="P134" svg:width="0.0433in" svg:height="0.3465in" svg:x="5.2504in" svg:y="0.0587in" svg:viewBox="0 0 111 881" svg:d="M88 859c-29 0-59 0-88 0 0 8 0 15 0 22 36 0 74 0 111 0 0-294 0-587 0-881-37 0-75 0-111 0 0 7 0 15 0 22 29 0 59 0 88 0 0 279 0 558 0 837z"><text:p/></draw:path><draw:path draw:style-name="gr618" draw:text-style-name="P134" svg:width="0.0205in" svg:height="0.0201in" svg:x="5.3976in" svg:y="0.2217in" svg:viewBox="0 0 53 52" svg:d="M53 27c0-16-12-27-26-27s-27 11-27 27c0 14 13 25 27 25s26-11 26-25z"><text:p/></draw:path><draw:path draw:style-name="gr619" draw:text-style-name="P134" svg:width="0.0854in" svg:height="0.0374in" svg:x="5.5398in" svg:y="0.1425in" svg:viewBox="0 0 218 96" svg:d="M175 59c-7 5-24 19-24 28 0 5 6 9 10 9s7-2 10-5c5-8 17-21 39-32 3-3 8-4 8-11 0-5-4-7-7-10-11-7-16-16-21-28-1-4-2-10-9-10s-10 6-10 10c0 3 4 18 12 28-56 0-110 0-166 0-9 0-17-2-17 10 0 9 8 11 17 11 53 0 105 0 158 0z"><text:p/></draw:path><draw:path draw:style-name="gr620" draw:text-style-name="P134" svg:width="0.074in" svg:height="0.087in" svg:x="5.487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621" draw:text-style-name="P134" svg:width="0.0618in" svg:height="0.0606in" svg:x="5.5768in" svg:y="0.2496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Text_20_body"><draw:g text:anchor-type="as-char" svg:y="-0.2217in" draw:z-index="122" draw:style-name="gr1"><svg:title>TexMaths</svg:title><svg:desc>14§display§\vec{\bigtriangleup }\left(\vec{V}\right)=\bigtriangleup \left(V_x\right)\cdot \vec{e_x}+\bigtriangleup \left(V_y\right)\cdot \vec{e_y}+\bigtriangleup \left(V_z\right)\cdot \vec{e_z}§svg§600§FALSE§</svg:desc><draw:g draw:style-name="gr2"><draw:path draw:style-name="gr533" draw:text-style-name="P133" svg:width="3.939in" svg:height="0.3276in" svg:x="0.0004in" svg:y="0.0098in" svg:viewBox="0 0 10006 833" svg:d="M5004 833c-1669 0-3337 0-5004 0 0-277 0-556 0-833 3335 0 6671 0 10006 0 0 277 0 556 0 833-1667 0-3335 0-5002 0z"><text:p/></draw:path><draw:path draw:style-name="gr534" draw:text-style-name="P134" svg:width="0.0854in" svg:height="0.0378in" svg:x="0.048in" svg:y="0.0335in" svg:viewBox="0 0 218 97" svg:d="M175 57c-7 7-22 21-22 30 0 5 4 10 9 10s7-3 9-6c7-8 18-22 39-32 4-3 8-4 8-11 0-5-2-7-7-10-9-7-15-16-19-28-2-4-3-10-10-10s-10 6-10 10c0 3 4 18 11 28-54 0-110 0-165 0-8 0-18 0-18 10 0 9 10 9 18 9 52 0 105 0 157 0z"><text:p/></draw:path><draw:path draw:style-name="gr535" draw:text-style-name="P134" svg:width="0.1488in" svg:height="0.1382in" svg:x="0.002in" svg:y="0.0843in" svg:viewBox="0 0 379 352" svg:d="M200 8c-3-5-5-8-11-8s-7 1-10 10c-59 108-116 214-175 322-4 7-4 8-4 10 0 10 10 10 18 10 115 0 228 0 343 0 9 0 18 0 18-10 0-3-1-4-4-9-59-109-116-217-175-325zM189 29c55 101 109 202 164 303-109 0-217 0-326 0 54-101 107-202 162-303z"><text:p/></draw:path><draw:path draw:style-name="gr536" draw:text-style-name="P134" svg:width="0.0736in" svg:height="0.3476in" svg:x="0.2295in" svg:y="0.0004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537" draw:text-style-name="P134" svg:width="0.085in" svg:height="0.0378in" svg:x="0.3606in" svg:y="0.0362in" svg:viewBox="0 0 217 97" svg:d="M174 57c-6 7-23 21-23 30 0 5 4 10 10 10 4 0 7-3 10-7 5-7 17-21 38-31 4-3 8-4 8-11 0-5-3-7-7-10-10-7-15-16-20-28-1-4-2-10-9-10s-10 6-10 10c0 3 4 18 11 28-55 0-111 0-165 0-9 0-17 0-17 10 0 9 8 9 17 9 52 0 105 0 157 0z"><text:p/></draw:path><draw:path draw:style-name="gr538" draw:text-style-name="P134" svg:width="0.1374in" svg:height="0.1362in" svg:x="0.3217in" svg:y="0.0909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539" draw:text-style-name="P134" svg:width="0.0728in" svg:height="0.3476in" svg:x="0.4736in" svg:y="0.0004in" svg:viewBox="0 0 186 884" svg:d="M186 443c0-142-32-292-129-402-7-9-25-27-37-38-3-3-5-3-10-3-6 0-10 0-10 6 0 1 1 4 3 4 17 18 43 45 74 98 53 95 73 217 73 335 0 211-60 341-149 431 0 1-1 3-1 4 0 6 4 6 10 6 5 0 7 0 11-4 46-41 99-110 133-213 22-68 32-147 32-224z"><text:p/></draw:path><draw:path draw:style-name="gr540" draw:text-style-name="P134" svg:width="0.1287in" svg:height="0.0449in" svg:x="0.6469in" svg:y="0.1516in" svg:viewBox="0 0 328 115" svg:d="M311 20c7 0 17 0 17-10s-10-10-17-10c-98 0-196 0-294 0-7 0-17 0-17 10s10 10 17 10c98 0 196 0 294 0zM311 115c7 0 17 0 17-10s-10-10-17-10c-98 0-196 0-294 0-7 0-17 0-17 10s10 10 17 10c98 0 196 0 294 0z"><text:p/></draw:path><draw:path draw:style-name="gr541" draw:text-style-name="P134" svg:width="0.1488in" svg:height="0.1382in" svg:x="0.852in" svg:y="0.0843in" svg:viewBox="0 0 379 352" svg:d="M200 8c-3-5-4-8-10-8-5 0-7 1-11 10-59 108-116 214-175 322-4 7-4 8-4 10 0 10 11 10 18 10 115 0 230 0 345 0 8 0 16 0 16-10 0-3-1-4-2-9-59-109-118-217-177-325zM190 29c55 101 108 202 163 303-109 0-217 0-326 0 54-101 109-202 163-303z"><text:p/></draw:path><draw:path draw:style-name="gr542" draw:text-style-name="P134" svg:width="0.0449in" svg:height="0.1925in" svg:x="1.0642in" svg:y="0.078in" svg:viewBox="0 0 115 490" svg:d="M115 485c0-2 0-3-9-12-61-60-77-152-77-228 0-85 19-171 79-232 7-6 7-7 7-9 0-3-2-4-6-4s-49 34-77 95c-25 55-32 109-32 150 0 39 6 98 34 154 29 60 71 91 75 91s6-1 6-5z"><text:p/></draw:path><draw:path draw:style-name="gr543" draw:text-style-name="P134" svg:width="0.1378in" svg:height="0.1362in" svg:x="1.1315in" svg:y="0.0909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544" draw:text-style-name="P134" svg:width="0.0724in" svg:height="0.0606in" svg:x="1.2398in" svg:y="0.1917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545" draw:text-style-name="P134" svg:width="0.0449in" svg:height="0.1925in" svg:x="1.3417in" svg:y="0.078in" svg:viewBox="0 0 115 490" svg:d="M115 245c0-38-6-98-32-153-31-61-73-92-77-92-3 0-6 1-6 4 0 2 0 3 10 11 47 49 75 128 75 230 0 84-18 171-78 231-7 6-7 7-7 9s3 5 6 5c4 0 49-32 78-95 25-53 31-108 31-150z"><text:p/></draw:path><draw:path draw:style-name="gr546" draw:text-style-name="P134" svg:width="0.0201in" svg:height="0.0201in" svg:x="1.4657in" svg:y="0.1646in" svg:viewBox="0 0 52 52" svg:d="M52 25c0-14-11-25-25-25s-27 11-27 25 13 27 27 27 25-13 25-27z"><text:p/></draw:path><draw:path draw:style-name="gr547" draw:text-style-name="P134" svg:width="0.0854in" svg:height="0.0382in" svg:x="1.6118in" svg:y="0.0843in" svg:viewBox="0 0 218 98" svg:d="M175 59c-7 7-24 19-24 29 0 4 6 10 10 10s7-4 10-7c5-7 17-21 39-32 3-2 8-4 8-10 0-4-4-7-7-10-11-7-16-17-21-28 0-4-2-11-9-11s-10 7-10 11c0 2 4 18 12 28-56 0-110 0-166 0-9 0-17 0-17 10s8 10 17 10c53 0 105 0 158 0z"><text:p/></draw:path><draw:path draw:style-name="gr548" draw:text-style-name="P134" svg:width="0.074in" svg:height="0.0874in" svg:x="1.5551in" svg:y="0.1374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549" draw:text-style-name="P134" svg:width="0.0724in" svg:height="0.0606in" svg:x="1.6429in" svg:y="0.1917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550" draw:text-style-name="P134" svg:width="0.1287in" svg:height="0.1287in" svg:x="1.7878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551" draw:text-style-name="P134" svg:width="0.1484in" svg:height="0.1382in" svg:x="1.9819in" svg:y="0.0843in" svg:viewBox="0 0 378 352" svg:d="M200 8c-4-5-5-8-11-8s-7 1-11 10c-59 108-116 214-175 322-3 7-3 8-3 10 0 10 10 10 17 10 115 0 229 0 344 0 9 0 17 0 17-10 0-3-1-4-3-9-59-109-116-217-175-325zM189 29c55 101 109 202 164 303-109 0-219 0-328 0 55-101 109-202 164-303z"><text:p/></draw:path><draw:path draw:style-name="gr552" draw:text-style-name="P134" svg:width="0.0441in" svg:height="0.1925in" svg:x="2.1941in" svg:y="0.078in" svg:viewBox="0 0 113 490" svg:d="M113 485c0-2 0-3-8-12-62-60-77-152-77-228 0-85 18-171 80-232 5-6 5-7 5-9 0-3-1-4-4-4-5 0-50 34-78 95-25 55-31 109-31 150 0 39 4 98 32 154 30 60 72 91 77 91 3 0 4-1 4-5z"><text:p/></draw:path><draw:path draw:style-name="gr553" draw:text-style-name="P134" svg:width="0.1378in" svg:height="0.1362in" svg:x="2.2606in" svg:y="0.0909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554" draw:text-style-name="P134" svg:width="0.0689in" svg:height="0.0874in" svg:x="2.3693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555" draw:text-style-name="P134" svg:width="0.0449in" svg:height="0.1925in" svg:x="2.4669in" svg:y="0.078in" svg:viewBox="0 0 115 490" svg:d="M115 245c0-38-6-98-32-153-30-61-73-92-77-92-3 0-6 1-6 4 0 2 0 3 10 11 47 49 77 128 77 230 0 84-18 171-80 231-7 6-7 7-7 9s3 5 6 5c4 0 49-32 78-95 25-53 31-108 31-150z"><text:p/></draw:path><draw:path draw:style-name="gr556" draw:text-style-name="P134" svg:width="0.0205in" svg:height="0.0201in" svg:x="2.5909in" svg:y="0.1646in" svg:viewBox="0 0 53 52" svg:d="M53 25c0-14-12-25-26-25s-27 11-27 25 13 27 27 27 26-13 26-27z"><text:p/></draw:path><draw:path draw:style-name="gr557" draw:text-style-name="P134" svg:width="0.0854in" svg:height="0.0382in" svg:x="2.7346in" svg:y="0.0843in" svg:viewBox="0 0 218 98" svg:d="M175 59c-7 7-24 19-24 29 0 4 6 10 10 10 6 0 7-4 10-7 5-7 17-21 39-32 3-2 8-4 8-10 0-4-4-7-7-10-11-7-16-17-19-28-2-4-4-11-10-11-7 0-11 7-11 11 0 2 4 18 12 28-56 0-110 0-166 0-7 0-17 0-17 10s10 10 17 10c53 0 105 0 158 0z"><text:p/></draw:path><draw:path draw:style-name="gr558" draw:text-style-name="P134" svg:width="0.074in" svg:height="0.0874in" svg:x="2.6803in" svg:y="0.1374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559" draw:text-style-name="P134" svg:width="0.0689in" svg:height="0.0874in" svg:x="2.7677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560" draw:text-style-name="P134" svg:width="0.1287in" svg:height="0.1287in" svg:x="2.908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561" draw:text-style-name="P134" svg:width="0.1484in" svg:height="0.1382in" svg:x="3.1031in" svg:y="0.0843in" svg:viewBox="0 0 378 352" svg:d="M200 8c-4-5-5-8-11-8s-7 1-11 10c-59 108-116 214-175 322-3 7-3 8-3 10 0 10 10 10 17 10 115 0 229 0 344 0 9 0 17 0 17-10 0-3 0-4-3-9-59-109-116-217-175-325zM189 29c55 101 109 202 164 303-109 0-219 0-328 0 55-101 109-202 164-303z"><text:p/></draw:path><draw:path draw:style-name="gr562" draw:text-style-name="P134" svg:width="0.0441in" svg:height="0.1925in" svg:x="3.3154in" svg:y="0.078in" svg:viewBox="0 0 113 490" svg:d="M113 485c0-2 0-3-8-12-62-60-77-152-77-228 0-85 18-171 80-232 5-6 5-7 5-9 0-3-1-4-4-4-5 0-49 34-78 95-25 55-31 109-31 150 0 39 6 98 32 154 30 60 72 91 77 91 3 0 4-1 4-5z"><text:p/></draw:path><draw:path draw:style-name="gr563" draw:text-style-name="P134" svg:width="0.1378in" svg:height="0.1362in" svg:x="3.3819in" svg:y="0.0909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564" draw:text-style-name="P134" svg:width="0.0618in" svg:height="0.0606in" svg:x="3.4925in" svg:y="0.1917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565" draw:text-style-name="P134" svg:width="0.0441in" svg:height="0.1925in" svg:x="3.5846in" svg:y="0.078in" svg:viewBox="0 0 113 490" svg:d="M113 245c0-38-5-98-32-153-29-61-71-92-77-92-3 0-4 1-4 4 0 2 0 3 8 11 49 49 77 128 77 230 0 84-18 171-79 231-6 6-6 7-6 9s1 5 4 5c6 0 49-32 79-95 25-53 30-108 30-150z"><text:p/></draw:path><draw:path draw:style-name="gr566" draw:text-style-name="P134" svg:width="0.0205in" svg:height="0.0201in" svg:x="3.7083in" svg:y="0.1646in" svg:viewBox="0 0 53 52" svg:d="M53 25c0-14-12-25-26-25s-27 11-27 25 13 27 27 27 26-13 26-27z"><text:p/></draw:path><draw:path draw:style-name="gr567" draw:text-style-name="P134" svg:width="0.0854in" svg:height="0.0382in" svg:x="3.8504in" svg:y="0.0843in" svg:viewBox="0 0 218 98" svg:d="M175 59c-7 7-24 19-24 29 0 4 6 10 10 10s7-4 10-7c5-7 17-21 39-32 3-2 8-4 8-10 0-4-4-7-7-10-11-7-16-17-21-28-1-4-2-11-9-11s-10 7-10 11c0 2 4 18 12 28-56 0-110 0-166 0-9 0-17 0-17 10s8 10 17 10c53 0 105 0 158 0z"><text:p/></draw:path><draw:path draw:style-name="gr568" draw:text-style-name="P134" svg:width="0.074in" svg:height="0.0874in" svg:x="3.7976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569" draw:text-style-name="P134" svg:width="0.0618in" svg:height="0.0606in" svg:x="3.8874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123" draw:style-name="gr1"><svg:title>TexMaths</svg:title><svg:desc>14§display§\vec{\bigtriangleup }\left(\vec{V}\right)=\begin{pmatrix}
\bigtriangleup \left(V_x\right) \\
\bigtriangleup \left(V_y\right) \\
\bigtriangleup \left(V_z\right)
\end{pmatrix}_{\left(O,\ \vec{e_x},\ \vec{e_y},\ \vec{e_z}\right)}§svg§600§FALSE§</svg:desc><draw:g draw:style-name="gr2"><draw:path draw:style-name="gr491" draw:text-style-name="P133" svg:width="2.7634in" svg:height="0.7248in" svg:x="0.0004in" svg:y="0.0098in" svg:viewBox="0 0 7020 1842" svg:d="M0 0c2340 0 4680 0 7020 0 0 614 0 1227 0 1842-2340 0-4680 0-7020 0 0-615 0-1228 0-1842z"><text:p/></draw:path><draw:path draw:style-name="gr492" draw:text-style-name="P134" svg:width="0.0854in" svg:height="0.0382in" svg:x="0.0484in" svg:y="0.2075in" svg:viewBox="0 0 218 98" svg:d="M175 59c-7 7-24 19-24 29 0 4 6 10 11 10s6-4 9-7c5-7 17-21 39-32 3-2 8-4 8-10 0-4-4-7-7-10-11-7-16-17-19-28-2-4-4-11-10-11-7 0-10 7-10 11 0 2 3 18 11 28-54 0-110 0-165 0-8 0-18 0-18 10s10 10 18 10c52 0 105 0 157 0z"><text:p/></draw:path><draw:path draw:style-name="gr493" draw:text-style-name="P134" svg:width="0.1484in" svg:height="0.1386in" svg:x="0.002in" svg:y="0.2579in" svg:viewBox="0 0 378 353" svg:d="M200 10c-4-6-5-10-11-10s-7 3-11 10c-58 108-116 215-174 323-4 7-4 7-4 10 0 10 10 10 17 10 115 0 229 0 344 0 9 0 17 0 17-10 0-3 0-4-3-9-59-107-116-216-175-324zM189 31c55 101 109 201 164 302-109 0-219 0-328 0 55-101 109-201 164-302z"><text:p/></draw:path><draw:path draw:style-name="gr494" draw:text-style-name="P134" svg:width="0.0736in" svg:height="0.3476in" svg:x="0.2295in" svg:y="0.174in" svg:viewBox="0 0 188 884" svg:d="M165 879c2 0 4 3 6 5 4 0 7 0 11 0 1 0 6-1 6-5 0-2-2-3-3-4-17-19-44-45-74-100-54-93-73-215-73-333 0-218 61-347 148-434 2-1 2-2 2-4 0-4-5-4-10-4-7 0-7 0-11 4-48 39-100 108-135 212-21 65-32 144-32 226 0 116 21 248 98 363 14 18 21 25 32 39 4 5 11 14 16 17 7 5 12 11 19 18z"><text:p/></draw:path><draw:path draw:style-name="gr495" draw:text-style-name="P134" svg:width="0.0854in" svg:height="0.0382in" svg:x="0.3602in" svg:y="0.2094in" svg:viewBox="0 0 218 98" svg:d="M175 59c-7 7-22 19-22 29 0 4 4 10 9 10s7-4 9-7c5-7 18-21 39-32 3-2 8-4 8-10s-2-7-7-10c-11-7-16-17-19-28-2-4-3-11-10-11s-10 7-10 11c0 2 3 18 11 28-54 0-110 0-165 0-8 0-18 0-18 10s10 10 18 10c52 0 105 0 157 0z"><text:p/></draw:path><draw:path draw:style-name="gr496" draw:text-style-name="P134" svg:width="0.1378in" svg:height="0.1362in" svg:x="0.3213in" svg:y="0.2646in" svg:viewBox="0 0 351 347" svg:d="M281 56c26-38 45-41 63-41 7-1 5-7 7-9 0-5-2-6-7-6-12 0-26 1-39 1-17 0-33-1-49-1-3 0-10 0-10 10 0 4 5 5 9 5 12 0 22 6 22 16 0 8-7 18-7 19-50 80-101 160-151 240-11-87-22-174-34-261 0-8 12-14 34-14 7 0 13 0 13-9 0-5-5-6-7-6-20 0-41 1-62 1-8 0-18 0-27 0-8 0-18-1-26-1-3 0-10 0-10 10 0 5 6 5 13 5 28 0 28 5 29 17 13 101 27 202 39 302 2 10 4 13 10 13 8 0 10-3 14-10 59-93 118-187 176-281z"><text:p/></draw:path><draw:path draw:style-name="gr497" draw:text-style-name="P134" svg:width="0.0736in" svg:height="0.3476in" svg:x="0.4732in" svg:y="0.174in" svg:viewBox="0 0 188 884" svg:d="M188 442c0-141-34-291-131-401-7-9-25-28-36-38-4-3-4-3-11-3-4 0-10 0-10 4 0 3 3 4 4 6 17 17 42 43 73 98 53 95 73 215 73 334 0 213-59 343-147 433-2 1-3 2-3 4 0 5 6 5 10 5 7 0 7 0 12-4 47-40 100-109 133-212 21-68 33-147 33-226z"><text:p/></draw:path><draw:path draw:style-name="gr498" draw:text-style-name="P134" svg:width="0.1287in" svg:height="0.0449in" svg:x="0.6469in" svg:y="0.3256in" svg:viewBox="0 0 328 115" svg:d="M311 20c7 0 17 0 17-10s-10-10-17-10c-98 0-196 0-294 0-7 0-17 0-17 10s10 10 17 10c98 0 196 0 294 0zM311 115c7 0 17 0 17-10s-10-10-17-10c-98 0-196 0-294 0-7 0-17 0-17 10s10 10 17 10c98 0 196 0 294 0z"><text:p/></draw:path><draw:path draw:style-name="gr499" draw:text-style-name="P134" svg:width="0.1067in" svg:height="0.3496in" svg:x="0.8965in" svg:y="0in" svg:viewBox="0 0 272 889" svg:d="M42 889c10 0 13 0 13-6 1-346 42-631 214-872 3-4 1-4 3-5 0-6-3-6-12-6-8 0-8 0-9 1-3 2-65 73-115 173-65 128-105 278-123 457-2 16-13 118-13 234 0 5 0 12 0 19 1 5 4 5 14 5s18 0 28 0z"><text:p/></draw:path><draw:path draw:style-name="gr500" draw:text-style-name="P134" svg:width="0.1067in" svg:height="0.35in" svg:x="0.8965in" svg:y="0.3461in" svg:viewBox="0 0 272 890" svg:d="M14 0c-10 0-13 0-14 6 0 7 0 12 0 19 0 301 55 476 70 526 32 110 87 224 169 325 7 10 10 13 12 13 1 1 1 1 9 1 9 0 12 0 12-6-2-2 0-1-3-5-164-227-213-501-214-872 0-7-3-7-13-7s-18 0-28 0z"><text:p/></draw:path><draw:path draw:style-name="gr501" draw:text-style-name="P134" svg:width="0.1488in" svg:height="0.1386in" svg:x="1.0213in" svg:y="0.0236in" svg:viewBox="0 0 379 353" svg:d="M200 10c-3-6-4-10-10-10-5 0-7 3-11 10-59 108-116 215-175 323-4 7-4 7-4 10 0 10 11 10 18 10 115 0 230 0 345 0 8 0 16 0 16-10 0-3-1-4-2-9-59-107-118-216-177-324zM190 31c55 101 108 201 163 302-109 0-217 0-326 0 54-101 109-201 163-302z"><text:p/></draw:path><draw:path draw:style-name="gr502" draw:text-style-name="P134" svg:width="0.0449in" svg:height="0.1937in" svg:x="1.2335in" svg:y="0.0169in" svg:viewBox="0 0 115 493" svg:d="M115 487c0-1 0-3-9-11-61-62-77-154-77-230 0-85 19-170 79-232 7-6 7-7 7-8 0-5-3-6-6-6-4 0-49 34-78 97-25 53-31 107-31 149 0 38 6 98 32 154 31 60 73 93 77 93 3 0 6-2 6-6z"><text:p/></draw:path><draw:path draw:style-name="gr503" draw:text-style-name="P134" svg:width="0.1374in" svg:height="0.1358in" svg:x="1.3004in" svg:y="0.0307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504" draw:text-style-name="P134" svg:width="0.0724in" svg:height="0.0606in" svg:x="1.4087in" svg:y="0.1315in" svg:viewBox="0 0 185 155" svg:d="M69 115c-3 12-14 31-33 31-1 0-11 0-18-5 14-5 16-16 16-19 0-7-6-13-14-13-10 0-20 9-20 21 0 17 20 25 36 25s30-9 38-25c9 18 28 25 42 25 39 0 60-43 60-53 0-4-4-4-5-4-6 0-6 1-7 6-7 23-28 42-46 42-14 0-21-10-21-23 0-8 7-40 16-78 7-27 23-35 34-35 1 0 13 0 20 4-12 4-16 13-16 20s6 12 14 12c7 0 20-7 20-21 0-19-23-25-37-25-16 0-30 11-39 24-5-14-21-24-40-24-40 0-61 42-61 53 0 4 5 4 6 4 4 0 4-1 6-5 9-28 30-42 47-42 11 0 21 5 21 22 0 7-4 24-7 37-4 15-8 30-12 46z"><text:p/></draw:path><draw:path draw:style-name="gr505" draw:text-style-name="P134" svg:width="0.0449in" svg:height="0.1937in" svg:x="1.5106in" svg:y="0.0169in" svg:viewBox="0 0 115 493" svg:d="M115 246c0-37-6-98-34-154-29-60-71-92-75-92-5 0-6 3-6 6 0 1 0 2 10 11 47 49 75 126 75 229 0 84-18 171-78 233-7 5-7 7-7 8 0 3 1 6 6 6 4 0 49-34 77-97 25-55 32-109 32-150z"><text:p/></draw:path><draw:path draw:style-name="gr506" draw:text-style-name="P134" svg:width="0.1488in" svg:height="0.1378in" svg:x="1.0232in" svg:y="0.2563in" svg:viewBox="0 0 379 351" svg:d="M200 8c-3-5-4-8-10-8-5 0-7 1-11 10-59 108-116 215-175 323-4 6-4 7-4 8 0 10 11 10 18 10 115 0 230 0 345 0 8 0 16 0 16-10 0-1-1-4-2-7-59-109-118-216-177-326zM190 31c55 101 108 200 163 301-109 0-217 0-326 0 54-101 109-200 163-301z"><text:p/></draw:path><draw:path draw:style-name="gr507" draw:text-style-name="P134" svg:width="0.0449in" svg:height="0.1929in" svg:x="1.2354in" svg:y="0.2496in" svg:viewBox="0 0 115 491" svg:d="M115 487c0-1 0-3-9-11-61-62-77-156-77-231 0-85 19-171 79-232 7-6 7-7 7-9 0-3-3-4-6-4-4 0-49 34-78 95-24 55-31 109-31 150 0 39 6 98 32 154 31 60 73 92 77 92 3 0 6-1 6-4z"><text:p/></draw:path><draw:path draw:style-name="gr508" draw:text-style-name="P134" svg:width="0.1374in" svg:height="0.1362in" svg:x="1.3028in" svg:y="0.2622in" svg:viewBox="0 0 350 347" svg:d="M281 56c24-38 45-39 63-41 6 0 5-5 6-8 0-4-1-7-6-7-12 0-28 1-40 1-17 0-34-1-49-1-3 0-9 0-9 10 0 5 5 5 7 5 14 2 23 6 23 17 0 7-4 13-7 18-51 80-101 161-151 241-12-87-23-173-34-260 0-9 11-16 35-16 6 0 11 0 11-9 0-5-4-6-7-6-19 0-40 1-60 1-10 0-20 0-28 0-10 0-18-1-27-1-2 0-8 0-8 10 0 5 4 5 13 5 26 0 28 5 29 17 13 101 25 203 38 304 3 10 4 11 10 11 8 0 11-3 14-8 58-94 119-189 177-283z"><text:p/></draw:path><draw:path draw:style-name="gr509" draw:text-style-name="P134" svg:width="0.0689in" svg:height="0.0866in" svg:x="1.4106in" svg:y="0.3642in" svg:viewBox="0 0 176 221" svg:d="M175 21c1-4 1-6 1-7 0-7-5-11-11-11-4 0-11 1-14 8-1 2-4 13-5 20-3 10-5 19-7 29-3 7-14 51-14 55-2 0-16 31-44 31-22 0-22-23-22-30 0-18 7-40 18-67 4-10 6-14 6-21 0-15-14-28-33-28-35 0-50 46-50 52 0 4 4 4 6 4 4 0 5-1 5-6 9-28 24-42 38-42 6 0 8 5 8 13s-2 15-4 20c-17 42-21 54-21 70 0 5 0 22 14 33 11 9 25 10 34 10 14 0 26-4 38-15-5 19-9 33-23 51-10 10-22 21-40 21-3 0-20 0-27-11 18-1 13-12 18-18 0-11-10-14-12-14-9 0-20 7-20 24s15 29 41 29c35 0 77-26 88-70 11-43 21-87 32-130z"><text:p/></draw:path><draw:path draw:style-name="gr510" draw:text-style-name="P134" svg:width="0.0449in" svg:height="0.1929in" svg:x="1.5083in" svg:y="0.2496in" svg:viewBox="0 0 115 491" svg:d="M115 245c0-38-6-97-34-153-29-60-71-92-75-92-5 0-6 1-6 4 0 2 0 3 10 11 47 49 75 128 75 230 0 85-18 171-78 234-7 5-7 7-7 8 0 3 1 4 6 4 4 0 49-33 77-95 25-55 32-109 32-151z"><text:p/></draw:path><draw:path draw:style-name="gr511" draw:text-style-name="P134" svg:width="0.1484in" svg:height="0.1386in" svg:x="1.0256in" svg:y="0.4874in" svg:viewBox="0 0 378 353" svg:d="M200 10c-4-6-5-10-11-10s-7 3-11 10c-58 108-116 215-174 323-4 7-4 7-4 10 0 10 10 10 17 10 115 0 229 0 344 0 9 0 17 0 17-10 0-3 0-4-3-9-59-107-116-216-175-324zM189 31c55 101 109 201 164 302-109 0-219 0-328 0 55-101 109-201 164-302z"><text:p/></draw:path><draw:path draw:style-name="gr512" draw:text-style-name="P134" svg:width="0.0441in" svg:height="0.1937in" svg:x="1.2378in" svg:y="0.4811in" svg:viewBox="0 0 113 493" svg:d="M113 487c0-1 0-3-8-11-62-62-77-154-77-230 0-85 20-170 80-232 5-6 5-7 5-8 0-5-1-6-4-6-5 0-49 34-78 97-25 54-31 107-31 149 0 38 6 98 32 154 30 60 72 93 77 93 3 0 4-2 4-6z"><text:p/></draw:path><draw:path draw:style-name="gr513" draw:text-style-name="P134" svg:width="0.1378in" svg:height="0.1362in" svg:x="1.3043in" svg:y="0.4941in" svg:viewBox="0 0 351 347" svg:d="M281 56c26-38 45-41 63-41 6-1 5-7 7-9 0-5-2-6-7-6-12 0-26 1-40 1-16 0-32-1-48-1-3 0-10 0-10 10 0 4 5 5 9 5 12 0 22 6 22 16 0 8-7 18-7 19-50 80-101 160-151 240-11-87-22-174-34-261 0-8 12-14 34-14 7 0 13 0 13-9 0-5-5-6-7-6-20 0-41 1-62 1-8 0-18 0-27 0-8 0-18-1-26-1-3 0-10 0-10 10 0 5 4 5 13 5 28 0 28 5 29 17 13 101 27 202 39 302 2 12 3 13 10 13 8 0 10-3 14-10 59-93 118-187 176-281z"><text:p/></draw:path><draw:path draw:style-name="gr514" draw:text-style-name="P134" svg:width="0.0618in" svg:height="0.0606in" svg:x="1.4146in" svg:y="0.5957in" svg:viewBox="0 0 158 155" svg:d="M36 122c9-10 16-16 45-39 7-6 32-27 42-37 21-19 35-38 35-42s-4-4-5-4c-5 0-5 1-7 4-10 16-17 21-26 21-4 0-9-1-19-11-13-11-20-14-28-14-27 0-46 29-46 41 0 2 4 4 5 4 4 0 6-2 7-6 6-11 24-12 30-12 8 0 16 2 22 2 18 5 21 5 29 5-8 9-15 15-47 42-27 21-37 30-42 36-21 21-31 36-31 39 0 4 4 4 6 4s4-1 5-2c10-14 20-21 32-21 5 0 9 0 19 8 11 10 16 15 28 15 37 0 60-42 60-53 0-4-4-4-6-4-4 0-5 1-7 6-5 16-26 25-43 25-7 0-17-2-25-4-16-3-19-3-24-3-2 0-7 0-9 0z"><text:p/></draw:path><draw:path draw:style-name="gr515" draw:text-style-name="P134" svg:width="0.0441in" svg:height="0.1937in" svg:x="1.5067in" svg:y="0.4811in" svg:viewBox="0 0 113 493" svg:d="M113 246c0-37-5-98-32-154-29-60-71-92-77-92-3 0-4 3-4 6 0 1 0 2 8 11 49 49 77 127 77 229 0 84-18 171-79 233-6 5-6 7-6 8 0 3 1 6 4 6 6 0 49-34 79-97 25-53 30-108 30-150z"><text:p/></draw:path><draw:path draw:style-name="gr516" draw:text-style-name="P134" svg:width="0.1067in" svg:height="0.3496in" svg:x="1.5811in" svg:y="0in" svg:viewBox="0 0 272 889" svg:d="M272 865c0-301-55-476-70-526-34-109-89-224-170-326-8-9-10-12-11-12-1-1-1-1-10-1-7 0-11 0-11 6 1 2 0 1 6 9 172 240 210 535 211 868 0 6 3 6 13 6 9 0 18 0 28 0 9 0 12 0 14-5 0-7 0-14 0-19z"><text:p/></draw:path><draw:path draw:style-name="gr517" draw:text-style-name="P134" svg:width="0.1067in" svg:height="0.35in" svg:x="1.5811in" svg:y="0.3461in" svg:viewBox="0 0 272 890" svg:d="M272 6c-2-6-5-6-14-6-10 0-19 0-28 0-10 0-13 0-13 7 0 52-1 168-14 291-27 253-92 430-200 581-3 4-2 3-3 5 0 6 4 6 11 6 9 0 9 0 10-1 1-2 64-73 115-172 64-129 105-279 123-458 1-15 13-118 13-234 0-7 0-12 0-19z"><text:p/></draw:path><draw:path draw:style-name="gr518" draw:text-style-name="P134" svg:width="0.035in" svg:height="0.135in" svg:x="1.7598in" svg:y="0.6043in" svg:viewBox="0 0 90 344" svg:d="M83 0c-65 46-83 120-83 172 0 49 15 125 83 172 2 0 7 0 7-4 0-1 0-3-3-6-46-40-63-99-63-162 0-92 35-137 64-164 2-1 2-1 2-4 0-4-5-4-7-4z"><text:p/></draw:path><draw:path draw:style-name="gr519" draw:text-style-name="P134" svg:width="0.1028in" svg:height="0.0976in" svg:x="1.8142in" svg:y="0.6102in" svg:viewBox="0 0 262 249" svg:d="M262 95c0-53-39-95-101-95-81 0-161 77-161 154 0 56 41 95 99 95 83 0 163-75 163-154zM102 238c-36 0-67-25-67-76 0-18 6-67 36-106 24-28 58-45 89-45 35 0 68 23 68 73 0 25-11 76-43 112-24 28-55 42-83 42z"><text:p/></draw:path><draw:path draw:style-name="gr520" draw:text-style-name="P134" svg:width="0.0165in" svg:height="0.0409in" svg:x="1.9421in" svg:y="0.6902in" svg:viewBox="0 0 43 105" svg:d="M34 34c0 18-3 40-27 63-1 1-3 2-3 4 0 3 3 4 6 4 4 0 33-27 33-69 0-21-8-36-23-36-12 0-20 8-20 20 0 9 7 19 20 19 8 0 9-4 14-5z"><text:p/></draw:path><draw:path draw:style-name="gr521" draw:text-style-name="P134" svg:width="0.0661in" svg:height="0.0276in" svg:x="2.0945in" svg:y="0.6083in" svg:viewBox="0 0 169 71" svg:d="M130 45c-3 1-14 12-14 18 0 4 4 8 9 8 4 0 5-2 8-5 8-10 18-17 28-21 4-2 8-4 8-10 0-4-4-6-7-8-11-6-14-16-15-20-1-1-3-7-10-7-1 0-7 3-7 8 0 6 4 16 7 19-40 0-82 0-123 0-6 0-14 0-14 8 0 10 8 10 14 10 39 0 77 0 116 0z"><text:p/></draw:path><draw:path draw:style-name="gr522" draw:text-style-name="P134" svg:width="0.0579in" svg:height="0.0606in" svg:x="2.0465in" svg:y="0.6457in" svg:viewBox="0 0 148 155" svg:d="M55 74c9 0 36-1 54-7 27-10 31-26 31-36 0-18-18-31-42-31-42 0-98 32-98 91 0 35 22 64 63 64 57 0 85-33 85-37 0-3-4-7-7-7-1 0-2 1-5 4-27 31-67 31-73 31-21 0-35-13-35-41 0-6 0-13 4-31 7 0 16 0 23 0zM35 64c14-50 53-54 63-54 14 0 28 8 28 21 0 33-59 33-74 33-6 0-11 0-17 0z"><text:p/></draw:path><draw:path draw:style-name="gr523" draw:text-style-name="P134" svg:width="0.0571in" svg:height="0.0437in" svg:x="2.1197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1-13 5-17 12-45 14-49 3-7 12-17 24-17 4 2 9 0 14 5z"><text:p/></draw:path><draw:path draw:style-name="gr524" draw:text-style-name="P134" svg:width="0.0173in" svg:height="0.0409in" svg:x="2.2122in" svg:y="0.6902in" svg:viewBox="0 0 45 105" svg:d="M35 34c0 18-4 40-28 63-1 1-1 2-1 4 0 3 2 4 4 4 5 0 35-27 35-69 0-21-9-36-25-36-12 0-20 8-20 20 0 9 8 19 21 19 7 0 13-5 14-5z"><text:p/></draw:path><draw:path draw:style-name="gr525" draw:text-style-name="P134" svg:width="0.0657in" svg:height="0.0276in" svg:x="2.3638in" svg:y="0.6083in" svg:viewBox="0 0 168 71" svg:d="M130 45c-3 1-15 12-15 18 0 4 4 8 8 8s6-2 9-5c8-10 19-17 28-21 4-2 8-4 8-10 0-4-3-6-7-8-11-6-14-16-15-20-2-1-3-7-9-7-3 0-8 3-8 8 0 6 5 16 8 19-42 0-82 0-124 0-5 0-13 0-13 8 0 10 7 10 13 10 39 0 78 0 117 0z"><text:p/></draw:path><draw:path draw:style-name="gr526" draw:text-style-name="P134" svg:width="0.0575in" svg:height="0.0606in" svg:x="2.3169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527" draw:text-style-name="P134" svg:width="0.0551in" svg:height="0.0626in" svg:x="2.3902in" svg:y="0.6819in" svg:viewBox="0 0 141 160" svg:d="M140 17c1-3 1-4 1-6 0-4-5-8-9-8-10 0-12 8-14 15s-3 14-5 21c-2 10-5 21-8 31 0 3-1 8-1 10-2 0-14 24-35 24-12 0-20-6-20-21 0-14 7-33 14-49 1-3 3-7 3-12 0-12-11-22-27-22-26 0-39 32-39 39 0 3 3 3 4 3 4 0 4-1 6-4 5-18 17-30 28-30 5 0 7 3 7 10 0 6-2 9-3 13-11 29-14 38-14 47 0 28 22 34 39 34 14 0 25-7 31-13-4 14-6 26-18 37-6 5-17 15-32 15-5 0-14 0-20-5 11-3 13-13 13-16 0-7-6-10-12-10-7 0-15 6-15 17 0 13 13 23 34 23 28 0 61-19 68-51 9-31 16-61 24-92z"><text:p/></draw:path><draw:path draw:style-name="gr528" draw:text-style-name="P134" svg:width="0.0173in" svg:height="0.0409in" svg:x="2.4803in" svg:y="0.6902in" svg:viewBox="0 0 45 105" svg:d="M35 34c0 18-4 40-27 63-1 1-2 2-2 4 0 3 2 4 4 4 5 0 35-27 35-69 0-21-9-36-25-36-12 0-20 8-20 20 0 9 8 19 21 19 8 0 10-4 14-5z"><text:p/></draw:path><draw:path draw:style-name="gr529" draw:text-style-name="P134" svg:width="0.0661in" svg:height="0.0276in" svg:x="2.6295in" svg:y="0.6083in" svg:viewBox="0 0 169 71" svg:d="M130 45c-3 1-14 12-14 18 0 4 4 8 9 8 2 0 5-2 7-5 9-10 19-17 29-21 4-2 8-4 8-10 0-4-4-6-7-8-11-6-14-16-16-20 0-1-2-7-9-7-1 0-8 3-8 8 0 6 5 16 8 19-40 0-82 0-123 0-6 0-14 0-14 8 0 10 8 10 14 10 39 0 77 0 116 0z"><text:p/></draw:path><draw:path draw:style-name="gr530" draw:text-style-name="P134" svg:width="0.0575in" svg:height="0.0606in" svg:x="2.585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531" draw:text-style-name="P134" svg:width="0.0488in" svg:height="0.0437in" svg:x="2.6594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532" draw:text-style-name="P134" svg:width="0.035in" svg:height="0.135in" svg:x="2.7386in" svg:y="0.6043in" svg:viewBox="0 0 90 344" svg:d="M7 0c-3 0-7 0-7 4 0 3 1 3 4 6 30 28 62 74 62 162 0 73-23 126-59 160-6 7-7 7-7 8s1 4 4 4c4 0 38-22 60-66 16-27 26-65 26-106 0-47-14-123-83-172z"><text:p/></draw:path></draw:g></draw:g></text:p>
      <text:p text:style-name="Text_20_body"><draw:g text:anchor-type="as-char" svg:y="-0.402in" draw:z-index="124" draw:style-name="gr1"><svg:title>TexMaths</svg:title><svg:desc>14§display§\vec{\bigtriangleup }\left(\vec{V}\right)=\begin{pmatrix}
\partial _x^2\left(V_x\right)+\partial _y^2\left(V_x\right)+\partial _z^2\left(V_x\right) \\
\partial _x^2\left(V_y\right)+\partial _y^2\left(V_y\right)+\partial _z^2\left(V_y\right) \\
\partial _x^2\left(V_z\right)+\partial _y^2\left(V_z\right)+\partial _z^2\left(V_z\right)
\end{pmatrix}_{\left(O,\ \vec{e_x},\ \vec{e_y},\ \vec{e_z}\right)}§svg§600§FALSE§</svg:desc><draw:g draw:style-name="gr2"><draw:path draw:style-name="gr395" draw:text-style-name="P133" svg:width="4.4528in" svg:height="0.7358in" svg:x="0.0004in" svg:y="0.0102in" svg:viewBox="0 0 11311 1870" svg:d="M0 0c3770 0 7541 0 11311 0 0 623 0 1247 0 1870-3770 0-7541 0-11311 0 0-623 0-1247 0-1870z"><text:p/></draw:path><draw:path draw:style-name="gr396" draw:text-style-name="P134" svg:width="0.0854in" svg:height="0.0382in" svg:x="0.048in" svg:y="0.2114in" svg:viewBox="0 0 218 98" svg:d="M175 59c-7 7-24 21-24 29 0 4 6 10 11 10s6-4 9-7c5-7 18-21 39-31 3-3 8-5 8-11 0-4-4-7-7-10-11-7-16-15-19-28-2-4-3-11-10-11s-10 7-10 11c0 3 3 18 11 28-54 0-110 0-165 0-8 0-18 0-18 10s10 10 18 10c52 0 105 0 157 0z"><text:p/></draw:path><draw:path draw:style-name="gr397" draw:text-style-name="P134" svg:width="0.1484in" svg:height="0.1386in" svg:x="0.002in" svg:y="0.2626in" svg:viewBox="0 0 378 353" svg:d="M200 10c-4-6-5-10-11-10s-7 3-11 10c-58 108-116 215-174 323-4 7-4 7-4 10 0 10 10 10 17 10 115 0 229 0 344 0 9 0 17 0 17-10 0-3 0-4-3-8-59-108-116-217-175-325zM189 31c55 101 109 201 164 302-109 0-219 0-328 0 55-101 109-201 164-302z"><text:p/></draw:path><draw:path draw:style-name="gr398" draw:text-style-name="P134" svg:width="0.0736in" svg:height="0.348in" svg:x="0.2295in" svg:y="0.1783in" svg:viewBox="0 0 188 885" svg:d="M165 879c2 0 4 3 6 6 4 0 7 0 11 0 1 0 6-2 6-6 0-1-2-3-3-4-17-18-44-45-74-100-54-93-73-215-73-333 0-218 61-347 148-434 2-1 2-2 2-4 0-4-5-4-10-4-7 0-7 0-11 4-48 41-100 108-135 212-21 65-32 144-32 226 0 116 21 248 98 361 14 20 21 27 32 41 4 6 11 14 16 17 7 5 12 11 19 18z"><text:p/></draw:path><draw:path draw:style-name="gr399" draw:text-style-name="P134" svg:width="0.0854in" svg:height="0.0382in" svg:x="0.3602in" svg:y="0.2138in" svg:viewBox="0 0 218 98" svg:d="M175 59c-7 7-22 21-22 29 0 4 4 10 9 10s7-4 9-7c7-7 18-21 39-32 4-2 8-4 8-10 0-4-2-7-7-10-11-7-15-17-19-28-2-4-3-11-10-11s-10 7-10 11c0 2 4 18 11 28-54 0-110 0-165 0-8 0-18 0-18 10s10 10 18 10c52 0 105 0 157 0z"><text:p/></draw:path><draw:path draw:style-name="gr400" draw:text-style-name="P134" svg:width="0.1378in" svg:height="0.1362in" svg:x="0.3209in" svg:y="0.2693in" svg:viewBox="0 0 351 347" svg:d="M281 56c26-38 45-39 63-41 7 0 7-8 7-9 0-5-2-6-7-6-12 0-26 1-39 1-17 0-33-1-49-1-3 0-10 0-10 10 0 5 5 5 9 5 12 2 22 6 22 16 0 8-7 18-7 19-50 80-101 160-151 240-11-87-22-174-34-261 0-8 12-14 34-14 7 0 13 0 13-9 0-5-5-6-7-6-20 0-41 1-62 1-8 0-18 0-27 0-8 0-18-1-26-1-3 0-10 0-10 10 0 5 6 5 13 5 28 0 28 5 29 17 13 101 27 202 39 303 2 9 4 12 10 12 8 0 10-3 14-10 59-93 118-187 176-281z"><text:p/></draw:path><draw:path draw:style-name="gr401" draw:text-style-name="P134" svg:width="0.0728in" svg:height="0.348in" svg:x="0.4736in" svg:y="0.1783in" svg:viewBox="0 0 186 885" svg:d="M186 442c0-141-32-291-130-401-7-9-25-28-36-38-5-3-5-3-12-3-4 0-8 0-8 4 0 3 1 4 3 6 17 17 43 45 73 98 53 95 72 215 72 334 0 213-58 343-147 433-1 1-1 3-1 4 0 6 4 6 8 6 7 0 7 0 13-5 46-40 99-109 133-212 21-68 32-147 32-226z"><text:p/></draw:path><draw:path draw:style-name="gr402" draw:text-style-name="P134" svg:width="0.1287in" svg:height="0.0449in" svg:x="0.6469in" svg:y="0.3299in" svg:viewBox="0 0 328 115" svg:d="M311 20c7 0 17 0 17-10s-10-10-17-10c-98 0-196 0-294 0-7 0-17 0-17 10s10 10 17 10c98 0 196 0 294 0zM311 115c7 0 17 0 17-10s-10-10-17-10c-98 0-196 0-294 0-7 0-17 0-17 10s10 10 17 10c98 0 196 0 294 0z"><text:p/></draw:path><draw:path draw:style-name="gr403" draw:text-style-name="P134" svg:width="0.1059in" svg:height="0.35in" svg:x="0.8969in" svg:y="0.0047in" svg:viewBox="0 0 270 890" svg:d="M41 890c9 0 14 0 14-7 0-345 40-631 212-872 3-4 3-4 3-5 0-6-3-6-11-6s-8 0-10 1c-1 2-64 73-113 173-66 130-107 278-125 457-1 16-11 118-11 234 0 6 0 13 0 20 0 5 3 5 13 5 9 0 18 0 28 0z"><text:p/></draw:path><draw:path draw:style-name="gr404" draw:text-style-name="P134" svg:width="0.1059in" svg:height="0.35in" svg:x="0.8969in" svg:y="0.3508in" svg:viewBox="0 0 270 890" svg:d="M13 0c-10 0-13 0-13 6 0 7 0 12 0 19 0 301 53 476 69 526 33 110 88 224 169 325 8 10 10 11 11 13 2 0 2 1 10 1s11 0 11-5c0-2 0-2-3-6-163-228-212-501-212-872 0-7-5-7-14-7-10 0-19 0-28 0z"><text:p/></draw:path><draw:path draw:style-name="gr405" draw:text-style-name="P134" svg:width="0.1016in" svg:height="0.1425in" svg:x="1.0177in" svg:y="0.0217in" svg:viewBox="0 0 259 363" svg:d="M207 186c-4-31-24-59-63-59-29 0-61 9-101 47-40 40-43 86-43 102 0 31 21 87 91 87 116 0 168-166 168-236 0-78-46-127-106-127-72 0-94 64-94 78 0 7 3 17 18 17 17 0 27-15 27-26 0-17-16-17-24-17 22-37 57-39 71-39 37 0 70 25 70 89 0 18-3 44-12 84zM92 350c-54 0-54-52-54-56 0-14 12-83 32-112 20-28 43-43 74-43 53 0 55 54 55 64 0 36-31 147-107 147z"><text:p/></draw:path><draw:path draw:style-name="gr406" draw:text-style-name="P134" svg:width="0.0598in" svg:height="0.0894in" svg:x="1.1319in" svg:y="0in" svg:viewBox="0 0 153 228" svg:d="M153 165c-5 0-7 0-12 0-1 9-4 28-9 32-3 2-30 2-34 2-21 0-42 0-63 0 36-32 48-41 69-58 25-19 49-42 49-74 0-42-37-67-80-67-44 0-73 29-73 62 0 18 15 19 18 19 9 0 18-5 18-18 0-7-1-18-19-18 11-25 33-32 50-32 34 0 52 26 52 54 0 30-21 53-32 66-28 28-55 55-83 83-4 2-4 2-4 12 48 0 95 0 143 0 3-21 7-42 10-63z"><text:p/></draw:path><draw:path draw:style-name="gr407" draw:text-style-name="P134" svg:width="0.0724in" svg:height="0.0606in" svg:x="1.1193in" svg:y="0.1484in" svg:viewBox="0 0 185 155" svg:d="M70 115c-4 12-15 31-34 31-5-2-11 0-18-5 14-5 16-16 16-19 0-7-6-13-14-13-10 0-20 9-20 21 0 17 20 25 36 25s30-9 40-25c7 18 26 25 40 25 39 0 60-43 60-53 0-4-4-4-5-4-4 0-6 1-6 6-8 23-28 42-47 42-14 0-21-10-21-23 0-8 8-40 18-78 7-27 22-35 33-35 6 1 12 0 19 4-12 4-16 13-16 20s6 12 14 12c9 0 20-7 20-21 0-19-23-25-37-25-16 0-30 11-37 24-7-14-23-24-42-24-38 0-61 42-61 53 0 4 5 4 6 4 4 0 4-1 7-5 8-28 29-42 46-42 13 0 21 5 21 22 0 7-4 24-7 37-4 15-7 30-11 46z"><text:p/></draw:path><draw:path draw:style-name="gr408" draw:text-style-name="P134" svg:width="0.0441in" svg:height="0.1929in" svg:x="1.2618in" svg:y="0.015in" svg:viewBox="0 0 113 491" svg:d="M113 487c0-1 0-3-8-11-60-62-77-154-77-230 0-85 20-170 80-232 5-6 5-7 5-8 0-5-1-6-4-6-5 0-49 34-78 97-25 53-31 107-31 149 0 38 6 98 32 153 30 62 72 92 77 92 3 0 4-1 4-4z"><text:p/></draw:path><draw:path draw:style-name="gr409" draw:text-style-name="P134" svg:width="0.1378in" svg:height="0.1358in" svg:x="1.3283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410" draw:text-style-name="P134" svg:width="0.0717in" svg:height="0.0606in" svg:x="1.4378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411" draw:text-style-name="P134" svg:width="0.0441in" svg:height="0.1929in" svg:x="1.5398in" svg:y="0.015in" svg:viewBox="0 0 113 491" svg:d="M113 246c0-39-5-98-32-154-29-60-71-92-77-92-3 0-4 3-4 6 0 1 0 2 8 11 49 49 77 126 77 229 0 84-18 171-79 233-6 5-6 7-6 8 0 3 1 4 4 4 6 0 49-32 79-95 25-54 30-109 30-150z"><text:p/></draw:path><draw:path draw:style-name="gr412" draw:text-style-name="P134" svg:width="0.1287in" svg:height="0.1287in" svg:x="1.6575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413" draw:text-style-name="P134" svg:width="0.1016in" svg:height="0.1425in" svg:x="1.8484in" svg:y="0.0217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414" draw:text-style-name="P134" svg:width="0.0598in" svg:height="0.0894in" svg:x="1.9622in" svg:y="0in" svg:viewBox="0 0 153 228" svg:d="M153 165c-5 0-7 0-12 0-1 9-4 28-9 32-3 2-30 2-34 2-21 0-42 0-63 0 36-32 48-41 69-58 25-19 49-42 49-74 0-42-37-67-80-67-44 0-73 29-73 62 0 18 15 19 18 19 9 0 20-5 20-18 0-7-3-18-21-18 11-25 33-32 50-32 35 0 52 26 52 54 0 30-21 53-32 66-28 28-55 55-83 83-4 2-4 2-4 12 48 0 95 0 143 0 3-21 7-42 10-63z"><text:p/></draw:path><draw:path draw:style-name="gr415" draw:text-style-name="P134" svg:width="0.0689in" svg:height="0.0874in" svg:x="1.9496in" svg:y="0.1484in" svg:viewBox="0 0 176 223" svg:d="M175 22c1-5 1-5 1-8 0-7-5-10-11-10-4 0-10 2-14 7-1 3-4 14-5 21-3 10-5 18-7 28-3 9-13 52-14 56-14 10-16 30-42 30-24 0-24-23-24-28 0-20 8-41 18-68 4-11 6-15 6-21 0-16-14-29-33-29-35 0-50 46-50 53 0 4 4 4 6 4 5 0 5-1 7-5 8-28 22-42 36-42 6 0 8 4 8 12 0 7-2 16-4 20-17 42-19 55-19 70 0 6 0 21 12 32 11 10 25 11 35 11 14 0 25-5 38-15-6 18-8 34-24 50-8 12-22 23-40 23-3 0-19 0-27-11 20-3 13-13 20-20 0-11-10-13-14-13-9 0-20 7-20 23 0 17 17 31 41 31 35 0 77-28 88-70 11-44 21-87 32-131z"><text:p/></draw:path><draw:path draw:style-name="gr416" draw:text-style-name="P134" svg:width="0.0441in" svg:height="0.1929in" svg:x="2.0925in" svg:y="0.015in" svg:viewBox="0 0 113 491" svg:d="M113 487c0-1 0-3-8-11-60-62-77-154-77-230 0-85 20-170 80-232 5-6 5-7 5-8 0-5-1-6-4-6-5 0-49 34-78 97-25 53-31 107-31 149 0 38 6 98 32 153 30 62 72 92 77 92 3 0 4-1 4-4z"><text:p/></draw:path><draw:path draw:style-name="gr417" draw:text-style-name="P134" svg:width="0.1378in" svg:height="0.1358in" svg:x="2.1591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418" draw:text-style-name="P134" svg:width="0.0717in" svg:height="0.0606in" svg:x="2.2677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419" draw:text-style-name="P134" svg:width="0.0441in" svg:height="0.1929in" svg:x="2.3697in" svg:y="0.015in" svg:viewBox="0 0 113 491" svg:d="M113 246c0-39-5-98-32-154-29-60-71-92-77-92-3 0-4 3-4 6 0 1 0 2 8 11 49 49 77 126 77 229 0 84-18 171-79 233-6 5-6 7-6 8 0 3 1 4 4 4 6 0 49-32 79-95 25-54 30-109 30-150z"><text:p/></draw:path><draw:path draw:style-name="gr420" draw:text-style-name="P134" svg:width="0.1287in" svg:height="0.1287in" svg:x="2.4878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421" draw:text-style-name="P134" svg:width="0.1016in" svg:height="0.1425in" svg:x="2.6783in" svg:y="0.0217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422" draw:text-style-name="P134" svg:width="0.0598in" svg:height="0.0894in" svg:x="2.7925in" svg:y="0in" svg:viewBox="0 0 153 228" svg:d="M153 165c-5 0-7 0-12 0-1 9-4 28-9 32-3 2-28 2-34 2-21 0-42 0-63 0 36-32 48-41 69-58 25-19 49-42 49-74 0-42-37-67-80-67-44 0-73 29-73 62 0 18 15 19 20 19 7 0 18-5 18-18 0-7-3-18-21-18 11-25 33-32 50-32 35 0 52 26 52 54 0 30-21 53-32 66-28 28-55 55-83 83-4 2-4 2-4 12 48 0 95 0 143 0 3-21 7-42 10-63z"><text:p/></draw:path><draw:path draw:style-name="gr423" draw:text-style-name="P134" svg:width="0.0626in" svg:height="0.0606in" svg:x="2.7815in" svg:y="0.1484in" svg:viewBox="0 0 160 155" svg:d="M38 122c8-10 15-16 45-39 7-6 32-27 42-37 21-21 35-38 35-42s-6-4-7-4c-3 0-5 1-6 4-10 16-18 20-25 20-4 0-10 0-20-10-12-11-19-14-28-14-28 0-46 29-46 41 0 2 4 4 6 4 4 0 5-2 7-6 4-11 23-12 29-12 8 0 17 2 22 2 19 5 21 5 30 5-9 9-16 15-48 42-26 21-36 30-43 36-20 21-31 36-31 39 0 4 6 4 7 4 3 0 4-1 6-4 8-12 19-21 30-21 5 0 10 2 20 10 10 10 17 15 28 15 36 0 60-42 60-53 0-4-4-4-5-4-5 0-6 1-7 6-6 16-27 25-44 25-8 0-17-3-25-4-15-3-18-3-25-3-3 0-6 0-7 0z"><text:p/></draw:path><draw:path draw:style-name="gr424" draw:text-style-name="P134" svg:width="0.0449in" svg:height="0.1929in" svg:x="2.9224in" svg:y="0.015in" svg:viewBox="0 0 115 491" svg:d="M115 487c0-1 0-3-9-11-61-62-78-154-78-230 0-85 20-170 80-232 7-6 7-7 7-8 0-5-3-6-6-6-5 0-49 34-78 97-25 53-31 107-31 149 0 38 6 98 32 153 30 62 72 92 77 92 3 0 6-1 6-4z"><text:p/></draw:path><draw:path draw:style-name="gr425" draw:text-style-name="P134" svg:width="0.1374in" svg:height="0.1358in" svg:x="2.9898in" svg:y="0.0283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3 1 9 4 11 10 11 8 0 9-2 14-9 58-93 119-187 177-281z"><text:p/></draw:path><draw:path draw:style-name="gr426" draw:text-style-name="P134" svg:width="0.0717in" svg:height="0.0606in" svg:x="3.0984in" svg:y="0.1295in" svg:viewBox="0 0 183 155" svg:d="M69 115c-3 12-14 31-33 31-1 0-11 0-18-6 14-4 16-17 16-18 0-7-7-13-14-13-10 0-20 9-20 21 0 17 18 25 35 25s31-9 39-25c9 18 27 25 41 25 40 0 61-43 61-53 0-4-4-3-5-4-6 0-6 1-7 6-7 23-28 42-48 42-14 0-21-10-21-23 0-8 9-40 18-78 7-27 23-35 34-35 1 0 11 0 18 4-10 3-14 13-14 20s4 12 13 12c7 0 19-7 19-21 0-19-21-25-35-25-18 0-30 11-39 24-5-14-22-24-40-24-40 0-62 42-62 53 0 4 4 3 6 4 5 0 5-1 7-5 8-28 30-42 47-42 11 0 21 5 21 22 0 7-4 24-8 37-4 15-7 30-11 46z"><text:p/></draw:path><draw:path draw:style-name="gr427" draw:text-style-name="P134" svg:width="0.0441in" svg:height="0.1929in" svg:x="3.2004in" svg:y="0.015in" svg:viewBox="0 0 113 491" svg:d="M113 246c0-39-5-98-32-154-29-60-71-92-77-92-3 0-4 3-4 6 0 1 0 2 8 11 49 49 77 126 77 229 0 84-18 171-79 233-6 5-6 7-6 8 0 3 1 4 4 4 6 0 49-32 79-95 25-54 30-109 30-150z"><text:p/></draw:path><draw:path draw:style-name="gr428" draw:text-style-name="P134" svg:width="0.1016in" svg:height="0.1425in" svg:x="1.0244in" svg:y="0.2583in" svg:viewBox="0 0 259 363" svg:d="M209 185c-6-31-26-58-65-58-29 0-61 7-101 47s-43 86-43 100c0 31 21 89 91 89 116 0 168-166 168-236 0-78-46-127-106-127-72 0-94 63-94 77 0 7 3 18 18 18 17 0 27-15 27-26 0-17-16-17-23-17 21-37 56-39 70-39 37 0 70 25 70 88 0 19-3 45-12 84zM92 349c-54 0-54-51-54-56 0-13 12-82 32-111 20-28 43-45 74-45 53 0 55 56 55 66 0 35-31 146-107 146z"><text:p/></draw:path><draw:path draw:style-name="gr429" draw:text-style-name="P134" svg:width="0.0598in" svg:height="0.0894in" svg:x="1.1386in" svg:y="0.237in" svg:viewBox="0 0 153 228" svg:d="M153 165c-5 0-7 0-12 0-1 7-4 28-9 31-3 3-30 3-34 3-21 0-42 0-63 0 36-32 48-42 69-58 25-21 49-42 49-75 0-41-37-66-80-66-44 0-73 29-73 62 0 16 15 18 18 18 9 0 18-6 18-18 0-6-1-19-19-19 11-23 33-32 50-32 34 0 52 28 52 55 0 31-21 54-32 67-28 27-55 55-83 81-4 3-4 4-4 14 48 0 95 0 143 0 3-21 7-42 10-63z"><text:p/></draw:path><draw:path draw:style-name="gr430" draw:text-style-name="P134" svg:width="0.0724in" svg:height="0.0602in" svg:x="1.1256in" svg:y="0.3846in" svg:viewBox="0 0 185 154" svg:d="M70 115c-4 11-15 31-32 31-2 0-13 0-20-6 14-4 16-17 16-18 0-9-6-13-14-13-10 0-20 7-20 21 0 17 20 24 36 24s30-10 40-24c7 18 26 24 40 24 39 0 60-42 60-52 0-4-4-4-5-4-4 0-4 1-6 6-8 23-28 42-47 42-14 0-21-10-21-23 0-10 8-40 18-78 7-27 22-37 33-37 6 2 12 0 19 6-12 3-16 13-16 18 0 9 6 14 14 14 9 0 20-7 20-21 0-19-23-25-37-25-16 0-30 11-37 24-7-14-23-24-42-24-38 0-61 42-61 52 0 4 5 4 6 4 4 0 4-1 7-6 8-26 29-42 46-42 13 0 21 7 21 24 0 7-4 24-7 35-4 16-7 32-11 48z"><text:p/></draw:path><draw:path draw:style-name="gr431" draw:text-style-name="P134" svg:width="0.0441in" svg:height="0.1929in" svg:x="1.2685in" svg:y="0.2516in" svg:viewBox="0 0 113 491" svg:d="M113 486c0-2 0-2-8-10-60-63-77-155-77-231 0-85 20-171 80-232 5-6 5-7 5-9 0-3-1-4-4-4-5 0-49 34-78 95-25 55-31 109-31 150 0 39 6 98 32 154 30 60 72 92 77 92 3 0 4-1 4-5z"><text:p/></draw:path><draw:path draw:style-name="gr432" draw:text-style-name="P134" svg:width="0.1378in" svg:height="0.1362in" svg:x="1.335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433" draw:text-style-name="P134" svg:width="0.0697in" svg:height="0.0874in" svg:x="1.4437in" svg:y="0.3661in" svg:viewBox="0 0 178 223" svg:d="M176 22c2-4 2-5 2-7 0-7-6-11-13-11-3 0-10 2-14 9 0 1-3 12-5 19-3 10-5 18-7 28-2 9-13 52-14 56-14 10-16 30-42 30-24 0-24-23-24-28 0-19 8-41 18-68 4-11 7-14 7-21 0-15-14-29-34-29-35 0-50 48-50 53 0 4 6 4 7 4 4 0 4-1 6-5 8-28 23-42 37-42 6 0 9 4 9 12 0 9-4 16-6 20-17 42-19 55-19 70 0 6 0 22 14 34 9 8 23 9 33 9 14 0 27-4 38-15-4 20-8 34-22 50-10 12-24 23-42 23-3 0-19 0-26-11 19-2 19-19 19-20 0-10-10-13-14-13-9 0-20 7-20 23 0 18 17 31 41 31 35 0 78-27 88-70 11-44 22-87 33-131z"><text:p/></draw:path><draw:path draw:style-name="gr434" draw:text-style-name="P134" svg:width="0.0441in" svg:height="0.1929in" svg:x="1.5417in" svg:y="0.2516in" svg:viewBox="0 0 113 491" svg:d="M113 245c0-38-5-97-32-153-29-60-71-92-77-92-3 0-4 1-4 4 0 2 0 3 8 11 49 49 77 128 77 230 0 84-18 171-79 232-6 7-6 7-6 9 0 4 1 5 4 5 6 0 49-33 79-96 25-53 30-108 30-150z"><text:p/></draw:path><draw:path draw:style-name="gr435" draw:text-style-name="P134" svg:width="0.1287in" svg:height="0.1287in" svg:x="1.6598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436" draw:text-style-name="P134" svg:width="0.1016in" svg:height="0.1425in" svg:x="1.8504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437" draw:text-style-name="P134" svg:width="0.0598in" svg:height="0.0894in" svg:x="1.9646in" svg:y="0.237in" svg:viewBox="0 0 153 228" svg:d="M153 165c-5 0-7 0-12 0-1 7-4 28-9 31-3 3-30 3-34 3-21 0-42 0-63 0 36-32 48-42 69-58 25-21 49-42 49-75 0-41-37-66-80-66-44 0-73 29-73 62 0 16 15 18 18 18 9 0 20-6 20-18 0-6-3-19-21-19 11-23 33-32 50-32 35 0 52 28 52 55 0 31-21 54-32 67-28 27-55 55-83 81-4 3-4 4-4 14 48 0 95 0 143 0 3-21 7-42 10-63z"><text:p/></draw:path><draw:path draw:style-name="gr438" draw:text-style-name="P134" svg:width="0.0689in" svg:height="0.0866in" svg:x="1.952in" svg:y="0.3846in" svg:viewBox="0 0 176 221" svg:d="M175 21c1-4 1-6 1-7 0-7-5-11-11-11-4 0-10 1-14 8-1 2-4 13-5 20-3 10-5 19-7 29-3 9-13 51-14 55-14 10-16 31-42 31-24 0-24-23-24-30 0-18 8-40 18-67 4-10 6-14 6-21 0-15-14-28-33-28-35 0-50 46-50 52 0 4 4 4 6 4 5 0 5-1 7-6 8-28 22-42 36-42 6 0 8 5 8 13s-2 15-4 20c-17 42-19 54-19 70 0 5 0 22 12 33 11 9 25 10 35 10 14 0 25-4 38-15-6 19-8 33-24 51-8 10-22 21-40 21-3 0-19 0-27-11 20-1 13-12 20-18 0-11-10-14-14-14-9 0-20 7-20 24s17 29 41 29c35 0 77-26 88-70 11-43 21-87 32-130z"><text:p/></draw:path><draw:path draw:style-name="gr439" draw:text-style-name="P134" svg:width="0.0441in" svg:height="0.1929in" svg:x="2.0945in" svg:y="0.2516in" svg:viewBox="0 0 113 491" svg:d="M113 486c0-2 0-2-8-10-60-63-77-155-77-231 0-85 20-171 80-232 5-6 5-7 5-9 0-3-1-4-4-4-5 0-49 34-78 95-25 55-31 109-31 150 0 39 6 98 32 154 30 60 72 92 77 92 3 0 4-1 4-5z"><text:p/></draw:path><draw:path draw:style-name="gr440" draw:text-style-name="P134" svg:width="0.1378in" svg:height="0.1362in" svg:x="2.1614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441" draw:text-style-name="P134" svg:width="0.0697in" svg:height="0.0874in" svg:x="2.2693in" svg:y="0.3661in" svg:viewBox="0 0 178 223" svg:d="M176 22c2-4 2-5 2-7 0-7-6-11-13-11-3 0-10 2-14 9 0 1-3 12-5 19-3 10-5 18-7 28-2 9-13 52-14 56-14 10-16 30-42 30-24 0-24-23-24-28 0-19 8-41 18-68 4-11 7-14 7-21 0-15-14-29-34-29-35 0-50 48-50 53 0 4 6 4 7 4 4 0 4-1 6-5 8-28 23-42 37-42 6 0 9 4 9 12 0 9-4 16-6 20-17 42-19 55-19 70 0 6 0 22 14 34 9 8 25 9 33 9 14 0 27-4 38-15-4 20-8 34-22 50-10 12-24 23-42 23-2 0-19 0-26-11 19-2 19-19 19-20 0-10-10-13-14-13-9 0-20 7-20 23 0 18 17 31 41 31 35 0 78-27 88-70 11-44 22-87 33-131z"><text:p/></draw:path><draw:path draw:style-name="gr442" draw:text-style-name="P134" svg:width="0.0441in" svg:height="0.1929in" svg:x="2.3673in" svg:y="0.2516in" svg:viewBox="0 0 113 491" svg:d="M113 245c0-38-5-97-32-153-29-60-71-92-77-92-3 0-4 1-4 4 0 2 0 3 8 11 49 49 77 128 77 230 0 84-18 171-79 232-6 7-6 7-6 9 0 4 1 5 4 5 6 0 49-33 79-96 25-53 30-108 30-150z"><text:p/></draw:path><draw:path draw:style-name="gr443" draw:text-style-name="P134" svg:width="0.1287in" svg:height="0.1287in" svg:x="2.4854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444" draw:text-style-name="P134" svg:width="0.1016in" svg:height="0.1425in" svg:x="2.676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445" draw:text-style-name="P134" svg:width="0.0598in" svg:height="0.0894in" svg:x="2.7902in" svg:y="0.237in" svg:viewBox="0 0 153 228" svg:d="M153 165c-5 0-7 0-12 0-1 7-4 28-9 31-3 3-28 3-34 3-21 0-42 0-63 0 36-32 48-42 69-58 25-21 49-42 49-75 0-41-37-66-80-66-44 0-73 29-73 62 0 16 15 18 20 18 7 0 18-6 18-18 0-6-3-19-21-19 11-23 33-32 50-32 35 0 52 28 52 55 0 31-21 54-32 67-28 27-55 55-83 81-4 3-4 4-4 14 48 0 95 0 143 0 3-21 7-42 10-63z"><text:p/></draw:path><draw:path draw:style-name="gr446" draw:text-style-name="P134" svg:width="0.0626in" svg:height="0.0602in" svg:x="2.7791in" svg:y="0.3846in" svg:viewBox="0 0 160 154" svg:d="M38 120c8-8 15-15 45-37 7-7 32-27 42-37 21-21 35-39 35-42 0-4-6-4-7-4-3 0-5 0-6 3-10 15-18 21-25 21-4 0-10 0-20-10-12-13-19-14-28-14-28 0-46 29-46 39 0 4 4 4 6 4 4 0 5 0 7-4 4-12 23-12 29-12 8 0 17 1 22 2 19 5 21 5 30 5-9 9-16 15-48 42-26 21-36 29-43 36-20 20-31 35-31 39 0 3 6 3 7 3 3 0 4 0 6-3 8-12 19-21 30-21 5 0 10 0 20 9 10 11 17 15 28 15 36 0 60-41 60-53 0-4-4-4-5-4-5 0-6 1-7 5-6 17-27 25-44 25-8 0-17-1-25-2-15-5-18-5-25-5-3 0-6 0-7 0z"><text:p/></draw:path><draw:path draw:style-name="gr447" draw:text-style-name="P134" svg:width="0.0449in" svg:height="0.1929in" svg:x="2.9201in" svg:y="0.2516in" svg:viewBox="0 0 115 491" svg:d="M115 486c0-2 0-2-9-10-61-63-78-155-78-231 0-85 20-171 80-232 7-6 7-7 7-9 0-3-3-4-6-4-5 0-49 34-78 95-25 55-31 109-31 150 0 39 6 98 32 154 30 60 72 92 77 92 3 0 6-1 6-5z"><text:p/></draw:path><draw:path draw:style-name="gr448" draw:text-style-name="P134" svg:width="0.1374in" svg:height="0.1362in" svg:x="2.9874in" svg:y="0.2646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449" draw:text-style-name="P134" svg:width="0.0697in" svg:height="0.0874in" svg:x="3.0957in" svg:y="0.3661in" svg:viewBox="0 0 178 223" svg:d="M176 22c2-4 2-5 2-7 0-7-6-11-13-11-3 0-10 2-14 9 0 1-3 12-5 19-3 10-5 18-7 28-2 9-13 52-14 56-14 10-16 30-42 30-24 0-24-23-24-28 0-19 8-41 19-68 3-11 6-14 6-21 0-15-14-29-34-29-35 0-50 48-50 53 0 4 6 4 7 4 4 0 4-1 6-5 8-28 23-42 37-42 6 0 9 4 9 12 0 9-3 16-6 20-17 42-19 55-19 70 0 6 0 22 14 34 9 8 25 9 33 9 14 0 27-4 38-15-4 20-8 34-22 50-10 12-24 23-42 23-2 0-19 0-26-11 19-2 19-19 19-20 0-10-10-13-13-13-10 0-21 7-21 23 0 18 17 31 42 31 34 0 77-27 87-70 11-44 22-87 33-131z"><text:p/></draw:path><draw:path draw:style-name="gr450" draw:text-style-name="P134" svg:width="0.0441in" svg:height="0.1929in" svg:x="3.1937in" svg:y="0.2516in" svg:viewBox="0 0 113 491" svg:d="M113 245c0-38-5-97-32-153-29-60-71-92-77-92-3 0-4 1-4 4 0 2 0 3 8 11 49 49 77 128 77 230 0 84-18 171-79 232-6 7-6 7-6 9 0 4 1 5 4 5 6 0 49-33 79-96 25-53 30-108 30-150z"><text:p/></draw:path><draw:path draw:style-name="gr451" draw:text-style-name="P134" svg:width="0.1016in" svg:height="0.1425in" svg:x="1.0299in" svg:y="0.4941in" svg:viewBox="0 0 259 363" svg:d="M209 186c-6-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452" draw:text-style-name="P134" svg:width="0.0598in" svg:height="0.0894in" svg:x="1.1445in" svg:y="0.4728in" svg:viewBox="0 0 153 228" svg:d="M153 167c-5 0-9 0-13 0 0 7-4 26-8 30-3 2-30 2-34 2-21 0-43 0-64 0 36-31 49-41 68-58 27-19 51-42 51-74 0-42-37-67-82-67-42 0-71 29-71 62 0 18 14 19 18 19 9 0 18-5 18-18 0-7-2-18-21-18 12-25 35-32 51-32 35 0 53 26 53 54 0 30-21 53-32 66-28 28-56 55-84 83-3 2-3 2-3 12 48 0 94 0 141 0 5-21 7-40 12-61z"><text:p/></draw:path><draw:path draw:style-name="gr453" draw:text-style-name="P134" svg:width="0.0717in" svg:height="0.0606in" svg:x="1.1319in" svg:y="0.6209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4-22-25-40-25-40 0-62 42-62 53 0 4 6 4 7 4 4 0 4-1 6-5 8-27 30-42 47-42 11 0 21 5 21 22 0 7-4 24-8 37-4 15-7 30-11 46z"><text:p/></draw:path><draw:path draw:style-name="gr454" draw:text-style-name="P134" svg:width="0.0449in" svg:height="0.1937in" svg:x="1.274in" svg:y="0.4874in" svg:viewBox="0 0 115 493" svg:d="M115 487c0-1 0-3-9-11-61-62-77-154-77-230 0-85 19-170 79-232 7-6 7-7 7-8 0-5-2-6-6-6s-49 34-77 97c-25 53-32 107-32 149 0 38 6 98 34 154 29 61 71 93 75 93s6-3 6-6z"><text:p/></draw:path><draw:path draw:style-name="gr455" draw:text-style-name="P134" svg:width="0.1378in" svg:height="0.1358in" svg:x="1.3413in" svg:y="0.5012in" svg:viewBox="0 0 351 346" svg:d="M281 56c24-38 45-39 63-41 6-1 5-7 7-9 0-5-2-6-7-6-12 0-26 1-40 1-16 0-32-1-49-1-3 0-9 0-9 10 0 4 5 5 7 5 14 2 23 6 23 16 0 8-7 18-7 19-51 80-101 160-151 240-12-87-23-174-34-261 0-8 11-14 35-14 7 0 11 0 11-9 0-5-3-6-5-6-21 0-42 1-62 1-8 0-18 0-27 0s-18-1-26-1c-4 0-10 0-10 10 0 5 4 5 13 5 26 0 28 5 29 17 13 101 27 202 39 303 2 9 3 11 10 11s10-2 13-9c58-93 119-187 177-281z"><text:p/></draw:path><draw:path draw:style-name="gr456" draw:text-style-name="P134" svg:width="0.0618in" svg:height="0.0606in" svg:x="1.4516in" svg:y="0.6024in" svg:viewBox="0 0 158 155" svg:d="M38 122c8-10 14-16 43-39 7-6 34-27 44-37 21-21 33-38 33-42s-4-4-5-4c-3 0-5 1-6 3-11 17-18 21-27 21-4 0-8 0-19-10-11-11-18-14-27-14-28 0-46 29-46 41 0 2 3 4 6 4 4 0 5-2 7-6 4-11 23-12 29-12 8 0 17 2 21 2 20 5 22 5 31 5-10 9-16 15-48 42-28 21-36 29-43 36-21 21-31 36-31 39 0 4 4 4 6 4 4 0 4-1 7-4 8-12 19-21 30-21 5 0 10 2 20 10 10 10 17 15 28 15 36 0 60-42 60-53 0-4-4-4-5-4-5 0-6 1-7 6-7 16-27 25-44 25-8 0-17-3-25-4-15-3-18-3-25-3-3 0-6 0-7 0z"><text:p/></draw:path><draw:path draw:style-name="gr457" draw:text-style-name="P134" svg:width="0.0449in" svg:height="0.1937in" svg:x="1.5433in" svg:y="0.4874in" svg:viewBox="0 0 115 493" svg:d="M115 246c0-37-6-98-32-154-31-60-73-92-77-92-3 0-6 3-6 6 0 1 0 2 10 11 47 49 75 127 75 229 0 84-18 171-78 233-7 5-7 7-7 8 0 3 3 6 6 6 4 0 49-34 78-97 25-54 31-109 31-150z"><text:p/></draw:path><draw:path draw:style-name="gr458" draw:text-style-name="P134" svg:width="0.128in" svg:height="0.1287in" svg:x="1.6618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459" draw:text-style-name="P134" svg:width="0.1016in" svg:height="0.1425in" svg:x="1.852in" svg:y="0.4941in" svg:viewBox="0 0 259 363" svg:d="M209 186c-5-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460" draw:text-style-name="P134" svg:width="0.0598in" svg:height="0.0894in" svg:x="1.9669in" svg:y="0.4728in" svg:viewBox="0 0 153 228" svg:d="M153 167c-5 0-9 0-13 0 0 7-4 26-8 30-3 2-30 2-34 2-21 0-43 0-64 0 36-31 49-41 68-58 27-19 51-42 51-74 0-42-37-67-82-67-42 0-71 29-71 62 0 18 15 19 18 19 9 0 18-5 18-18 0-7-2-18-21-18 12-25 35-32 51-32 35 0 53 26 53 54 0 30-21 53-32 66-28 28-56 55-84 83-3 2-3 2-3 12 48 0 94 0 141 0 5-21 7-40 12-61z"><text:p/></draw:path><draw:path draw:style-name="gr461" draw:text-style-name="P134" svg:width="0.0697in" svg:height="0.0874in" svg:x="1.9535in" svg:y="0.6209in" svg:viewBox="0 0 178 223" svg:d="M176 22c2-5 2-5 2-8 0-6-6-10-11-10s-12 2-16 9c0 1-3 12-4 19-3 10-6 18-8 28-2 9-13 52-13 56-1 0-17 30-43 30-23 0-23-23-23-28 0-20 7-41 18-68 5-11 6-15 6-21 0-16-14-29-34-29-33 0-50 48-50 53 0 4 6 4 7 4 4 0 4-1 6-5 8-28 23-42 37-42 6 0 9 4 9 12 0 7-3 16-6 20-15 42-19 55-19 70 0 6 0 22 14 32 9 10 25 11 33 11 14 0 27-5 38-15-4 18-8 34-22 50-10 12-24 23-42 23-2 0-19 0-26-11 19-3 13-13 19-20 0-11-10-13-13-13-10 0-21 7-21 23 0 18 17 31 42 31 34 0 77-27 87-70 11-44 22-87 33-131z"><text:p/></draw:path><draw:path draw:style-name="gr462" draw:text-style-name="P134" svg:width="0.0449in" svg:height="0.1937in" svg:x="2.0965in" svg:y="0.4874in" svg:viewBox="0 0 115 493" svg:d="M115 487c0-1 0-3-9-11-61-62-77-154-77-230 0-85 19-170 79-232 7-6 7-7 7-8 0-5-2-6-6-6s-49 34-77 97c-25 53-32 107-32 149 0 38 6 98 34 154 29 61 71 93 75 93s6-3 6-6z"><text:p/></draw:path><draw:path draw:style-name="gr463" draw:text-style-name="P134" svg:width="0.1378in" svg:height="0.1358in" svg:x="2.1634in" svg:y="0.5012in" svg:viewBox="0 0 351 346" svg:d="M281 56c24-38 45-39 63-41 6-1 5-7 7-9 0-5-2-6-7-6-12 0-26 1-40 1-16 0-32-1-49-1-3 0-9 0-9 10 0 4 5 5 7 5 14 2 23 6 23 16 0 8-7 18-7 19-51 80-101 160-151 240-12-87-23-174-34-261 0-8 13-14 35-14 7 0 11 0 11-9 0-5-3-6-5-6-21 0-42 1-62 1-8 0-18 0-27 0s-18-1-26-1c-4 0-10 0-10 10 0 5 4 5 13 5 26 0 28 5 29 17 13 101 27 202 39 303 2 9 3 11 10 11s10-2 13-9c58-93 119-187 177-281z"><text:p/></draw:path><draw:path draw:style-name="gr464" draw:text-style-name="P134" svg:width="0.0618in" svg:height="0.0606in" svg:x="2.2732in" svg:y="0.6024in" svg:viewBox="0 0 158 155" svg:d="M38 122c8-10 14-16 43-39 9-6 34-27 44-37 21-21 33-38 33-42s-4-4-5-4c-3 0-5 1-6 3-11 17-18 21-27 21-4 0-8 0-19-10-11-11-18-14-27-14-28 0-46 29-46 41 0 2 3 4 6 4 4 0 5-2 7-6 4-11 23-12 29-12 8 0 17 2 21 2 20 5 22 5 31 5-10 9-16 15-48 42-26 21-36 29-43 36-21 21-31 36-31 39 0 4 4 3 6 4 4 0 4-1 7-4 8-12 19-21 30-21 5 0 10 2 20 10 10 10 17 15 28 15 36 0 60-42 60-53 0-4-4-4-5-4-5 0-6 1-7 6-6 16-27 25-44 25-8 0-17-3-25-4-15-3-18-3-25-3-3 0-6 0-7 0z"><text:p/></draw:path><draw:path draw:style-name="gr465" draw:text-style-name="P134" svg:width="0.0449in" svg:height="0.1937in" svg:x="2.3654in" svg:y="0.4874in" svg:viewBox="0 0 115 493" svg:d="M115 246c0-37-6-98-32-154-30-60-73-92-77-92-3 0-6 3-6 6 0 1 0 2 10 11 47 49 75 127 75 229 0 84-18 171-78 233-7 5-7 7-7 8 0 3 3 6 6 6 4 0 49-34 78-97 25-54 31-109 31-150z"><text:p/></draw:path><draw:path draw:style-name="gr466" draw:text-style-name="P134" svg:width="0.128in" svg:height="0.1287in" svg:x="2.4839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467" draw:text-style-name="P134" svg:width="0.1016in" svg:height="0.1425in" svg:x="2.674in" svg:y="0.4941in" svg:viewBox="0 0 259 363" svg:d="M209 186c-5-31-26-59-63-59-31 0-63 9-101 47-41 40-45 86-45 102 0 31 22 87 91 87 118 0 168-166 168-236 0-78-45-127-106-127-72 0-94 64-94 78 0 7 4 17 19 17 16 0 27-14 27-26 0-17-15-17-24-17 23-37 56-39 72-39 35 0 70 25 70 89 0 18-3 44-14 84zM92 350c-54 0-54-52-54-56 0-14 12-83 33-112 20-28 44-43 75-43 53 0 54 54 54 64 0 36-32 147-108 147z"><text:p/></draw:path><draw:path draw:style-name="gr468" draw:text-style-name="P134" svg:width="0.0598in" svg:height="0.0894in" svg:x="2.7886in" svg:y="0.4728in" svg:viewBox="0 0 153 228" svg:d="M153 167c-5 0-9 0-13 0 0 7-4 26-8 30-3 2-30 2-34 2-21 0-43 0-64 0 36-31 49-41 70-58 25-19 49-42 49-74 0-42-37-67-82-67-42 0-71 29-71 62 0 18 15 19 18 19 9 0 18-5 18-18 0-7-2-18-19-18 10-25 33-32 49-32 35 0 53 26 53 54 0 30-21 53-32 66-28 28-56 55-84 83-3 2-3 2-3 12 48 0 94 0 141 0 5-21 7-40 12-61z"><text:p/></draw:path><draw:path draw:style-name="gr469" draw:text-style-name="P134" svg:width="0.0618in" svg:height="0.0606in" svg:x="2.7776in" svg:y="0.6209in" svg:viewBox="0 0 158 155" svg:d="M36 122c10-9 16-16 45-39 7-6 34-27 44-37 21-19 33-38 33-42s-4-4-5-4c-3 0-5 1-6 4-11 16-18 21-27 21-4 0-9-1-19-11-11-11-20-14-27-14-28 0-46 31-46 41 0 2 3 4 6 4 4 0 4-2 5-6 6-11 25-12 31-12 7 0 17 2 21 4 20 3 21 3 31 3-10 9-16 16-49 42-27 21-35 30-42 37-21 20-31 35-31 38 0 4 4 4 6 4 4 0 4 0 5-2 10-14 21-21 32-21 5 0 10 0 19 8 11 10 18 15 29 15 36 0 59-42 59-53 0-4-3-4-6-4-4 0-4 1-5 6-7 16-27 25-44 25-8 0-17-2-25-4-17-3-20-3-25-3-2 0-6 0-9 0z"><text:p/></draw:path><draw:path draw:style-name="gr470" draw:text-style-name="P134" svg:width="0.0449in" svg:height="0.1937in" svg:x="2.9181in" svg:y="0.4874in" svg:viewBox="0 0 115 493" svg:d="M115 487c0-1 0-3-9-11-61-62-77-154-77-230 0-85 19-170 79-232 7-6 7-7 7-8 0-5-2-6-6-6s-49 34-77 97c-25 53-32 107-32 149 0 38 6 98 34 154 29 61 71 93 75 93s6-3 6-6z"><text:p/></draw:path><draw:path draw:style-name="gr471" draw:text-style-name="P134" svg:width="0.1378in" svg:height="0.1358in" svg:x="2.9854in" svg:y="0.5012in" svg:viewBox="0 0 351 346" svg:d="M281 56c24-38 45-39 63-41 6-1 5-7 7-9 0-5-2-6-7-6-12 0-26 1-40 1-16 0-32-1-49-1-3 0-9 0-9 10 0 4 5 5 7 5 14 2 24 6 24 16 0 8-8 18-8 19-51 80-101 160-151 240-12-87-23-174-34-261 0-8 13-14 35-14 7 0 13 0 13-9 0-5-5-6-7-6-20 0-42 1-62 1-8 0-18 0-27 0s-18-1-26-1c-4 0-10 0-10 10 0 5 4 5 13 5 26 0 28 5 29 17 13 101 27 202 39 303 2 9 3 11 10 11s10-2 14-9c59-93 118-187 176-281z"><text:p/></draw:path><draw:path draw:style-name="gr472" draw:text-style-name="P134" svg:width="0.0626in" svg:height="0.0606in" svg:x="3.0957in" svg:y="0.6024in" svg:viewBox="0 0 160 155" svg:d="M38 122c8-10 14-16 43-39 9-6 34-27 44-37 21-21 35-38 35-42s-6-4-7-4c-3 0-5 1-6 3-10 17-18 21-27 21-4 0-8 0-19-10-11-11-18-14-27-14-28 0-46 29-46 41 0 2 3 4 6 4 4 0 5-2 7-6 4-11 23-12 29-12 8 0 17 2 22 2 19 5 21 5 30 5-9 9-16 15-48 42-26 21-36 29-43 36-21 21-31 36-31 39 0 4 6 4 7 4 3 0 3-1 6-4 8-12 19-21 30-21 5 0 10 2 20 10 10 10 17 15 28 15 36 0 60-42 60-53 0-4-4-4-5-4-5 0-6 1-7 6-6 16-27 25-44 25-8 0-17-3-25-4-15-3-18-3-25-3-3 0-6 0-7 0z"><text:p/></draw:path><draw:path draw:style-name="gr473" draw:text-style-name="P134" svg:width="0.0449in" svg:height="0.1937in" svg:x="3.1874in" svg:y="0.4874in" svg:viewBox="0 0 115 493" svg:d="M115 246c0-37-6-98-32-154-30-60-73-92-77-92-3 0-6 3-6 6 0 1 0 2 10 11 47 49 75 127 75 229 0 84-18 171-78 233-7 5-7 7-7 8 0 3 3 6 6 6 4 0 49-34 78-97 25-54 31-109 31-150z"><text:p/></draw:path><draw:path draw:style-name="gr474" draw:text-style-name="P134" svg:width="0.1059in" svg:height="0.35in" svg:x="3.2709in" svg:y="0.0047in" svg:viewBox="0 0 270 890" svg:d="M270 865c0-301-53-476-68-526-34-109-89-224-170-325-8-10-10-11-12-13-3 0-2-1-9-1-8 0-11 0-11 6 0 1 0 1 6 11 172 238 210 533 210 866 0 7 2 7 14 7 8 0 18 0 26 0 11 0 14 0 14-5 0-7 0-14 0-20z"><text:p/></draw:path><draw:path draw:style-name="gr475" draw:text-style-name="P134" svg:width="0.1059in" svg:height="0.35in" svg:x="3.2709in" svg:y="0.3508in" svg:viewBox="0 0 270 890" svg:d="M270 6c0-6-3-6-14-6-8 0-18 0-26 0-12 0-14 0-14 7 0 52 0 168-13 291-27 253-92 430-200 581-3 4-3 4-3 6 0 5 3 5 11 5 7 0 9 0 10-1 1-2 64-73 113-172 66-131 107-279 125-458 1-15 11-118 11-234 0-7 0-12 0-19z"><text:p/></draw:path><draw:path draw:style-name="gr476" draw:text-style-name="P134" svg:width="0.035in" svg:height="0.1346in" svg:x="3.4492in" svg:y="0.6154in" svg:viewBox="0 0 90 343" svg:d="M83 0c-65 45-83 119-83 171 0 49 15 124 83 172 2 0 7 0 7-4 0-2-2-3-3-6-46-40-63-99-63-162 0-93 35-137 63-164 1-1 3-1 3-4s-5-3-7-3z"><text:p/></draw:path><draw:path draw:style-name="gr477" draw:text-style-name="P134" svg:width="0.1028in" svg:height="0.0976in" svg:x="3.5039in" svg:y="0.622in" svg:viewBox="0 0 262 249" svg:d="M262 95c0-53-39-95-101-95-81 0-161 77-161 154 0 56 41 95 99 95 83 0 163-75 163-154zM102 238c-36 0-67-25-67-76 0-18 4-67 36-106 24-28 56-45 87-45 37 0 70 23 70 73 0 25-11 76-43 112-24 28-56 42-83 42z"><text:p/></draw:path><draw:path draw:style-name="gr478" draw:text-style-name="P134" svg:width="0.0165in" svg:height="0.0409in" svg:x="3.6319in" svg:y="0.702in" svg:viewBox="0 0 43 105" svg:d="M34 34c0 18-5 40-27 63-1 1-3 2-3 4 0 3 3 4 4 4 6 0 35-27 35-69 0-21-8-36-23-36-12 0-20 8-20 20 0 11 7 19 20 19 8 0 9-4 14-5z"><text:p/></draw:path><draw:path draw:style-name="gr479" draw:text-style-name="P134" svg:width="0.0661in" svg:height="0.0276in" svg:x="3.7839in" svg:y="0.6193in" svg:viewBox="0 0 169 71" svg:d="M130 45c-3 1-14 12-14 18 0 4 4 8 9 8 2 0 5-2 7-5 9-10 19-17 29-21 4-2 8-4 8-10 0-4-4-6-7-7-11-7-14-15-16-21 0-1-2-7-9-7-1 0-8 3-8 8 0 6 5 16 8 20-40 0-82 0-123 0-6 0-14 0-14 7 0 10 8 10 14 10 39 0 77 0 116 0z"><text:p/></draw:path><draw:path draw:style-name="gr480" draw:text-style-name="P134" svg:width="0.0575in" svg:height="0.0606in" svg:x="3.7358in" svg:y="0.6571in" svg:viewBox="0 0 147 155" svg:d="M55 74c9 0 36-1 54-7 27-10 31-25 31-36 0-18-20-31-43-31-41 0-97 32-97 91 0 35 22 64 62 64 58 0 85-33 85-37 0-3-3-7-6-7-1 0-2 1-5 4-27 31-67 31-73 31-21 0-35-13-35-41 0-6 0-13 4-31 7 0 16 0 23 0zM35 64c14-50 53-54 62-54 15 0 28 8 28 21 0 33-58 33-73 33-6 0-11 0-17 0z"><text:p/></draw:path><draw:path draw:style-name="gr481" draw:text-style-name="P134" svg:width="0.0571in" svg:height="0.0437in" svg:x="3.8091in" svg:y="0.6933in" svg:viewBox="0 0 146 112" svg:d="M130 13c-11 4-11 14-11 15 0 4 3 10 11 10 7 0 16-6 16-17 0-15-17-21-30-21-17 0-26 11-31 17-8-14-23-17-33-17-31 0-48 29-48 39 0 3 3 2 4 3 3 0 5 0 6-3 7-24 28-31 38-31 7 0 17 5 17 17 0 7-5 24-13 56-4 14-15 23-25 23-3 0-10 0-16-5 12-4 12-12 12-14 0-7-6-9-12-9-5 0-15 4-15 16 0 14 17 20 29 20 14 0 26-8 31-17 10 16 25 17 34 17 31 0 47-29 47-38 0-4-2-3-4-4-4 0-5 1-5 4-7 23-27 30-38 30-7 0-17-3-17-17 0-3 0-4 1-13 5-17 12-45 14-49 3-7 12-17 24-17 4 2 9 0 14 5z"><text:p/></draw:path><draw:path draw:style-name="gr482" draw:text-style-name="P134" svg:width="0.0165in" svg:height="0.0409in" svg:x="3.902in" svg:y="0.702in" svg:viewBox="0 0 43 105" svg:d="M35 34c0 18-4 40-28 63-1 1-1 2-1 4 0 3 2 4 4 4 5 0 33-27 33-69 0-21-7-36-23-36-12 0-20 8-20 20 0 11 8 19 20 19 8 0 14-5 15-5z"><text:p/></draw:path><draw:path draw:style-name="gr483" draw:text-style-name="P134" svg:width="0.0657in" svg:height="0.0276in" svg:x="4.0535in" svg:y="0.6193in" svg:viewBox="0 0 168 71" svg:d="M130 45c-3 1-15 12-15 18 0 4 4 8 8 8s6-2 9-5c8-10 19-17 28-21 4-2 8-4 8-10 0-4-3-6-7-7-11-7-14-15-15-21-2-1-3-7-9-7-3 0-8 3-8 8 0 6 5 16 8 20-42 0-82 0-124 0-6 0-13 0-13 7 0 10 7 10 13 10 39 0 78 0 117 0z"><text:p/></draw:path><draw:path draw:style-name="gr484" draw:text-style-name="P134" svg:width="0.0575in" svg:height="0.0606in" svg:x="4.0067in" svg:y="0.6571in" svg:viewBox="0 0 147 155" svg:d="M53 74c10 0 38-1 56-7 25-10 31-25 31-36 0-18-20-31-43-31-41 0-97 32-97 91 0 35 21 64 62 64 58 0 85-33 85-37 0-3-3-7-6-7-2 0-2 1-5 4-27 31-67 31-74 31-20 0-34-13-34-41 0-6 0-13 4-31 7 0 14 0 21 0zM35 64c14-50 52-54 62-54 15 0 28 8 28 21 0 33-59 33-73 33-6 0-11 0-17 0z"><text:p/></draw:path><draw:path draw:style-name="gr485" draw:text-style-name="P134" svg:width="0.0551in" svg:height="0.0626in" svg:x="4.0799in" svg:y="0.6933in" svg:viewBox="0 0 141 160" svg:d="M140 18c1-4 1-5 1-7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0 24-91z"><text:p/></draw:path><draw:path draw:style-name="gr486" draw:text-style-name="P134" svg:width="0.0173in" svg:height="0.0409in" svg:x="4.1697in" svg:y="0.702in" svg:viewBox="0 0 45 105" svg:d="M35 34c0 18-4 40-27 63-1 1-2 2-2 4 0 3 2 4 4 4 5 0 35-27 35-69 0-21-9-36-25-36-12 0-20 8-20 20 0 11 8 19 21 19 8 0 13-5 14-5z"><text:p/></draw:path><draw:path draw:style-name="gr487" draw:text-style-name="P134" svg:width="0.0661in" svg:height="0.0276in" svg:x="4.3189in" svg:y="0.6193in" svg:viewBox="0 0 169 71" svg:d="M130 45c-3 1-14 12-14 18 0 4 4 8 9 8 2 0 5-2 7-5 9-10 19-17 29-21 4-2 8-4 8-10 0-4-4-6-7-7-11-7-14-15-16-21 0-1-3-7-9-7-1 0-8 3-8 8 0 6 5 16 8 20-40 0-82 0-123 0-6 0-14 0-14 7 0 10 8 10 14 10 39 0 77 0 116 0z"><text:p/></draw:path><draw:path draw:style-name="gr488" draw:text-style-name="P134" svg:width="0.0575in" svg:height="0.0606in" svg:x="4.2744in" svg:y="0.6571in" svg:viewBox="0 0 147 155" svg:d="M55 74c8 0 36-1 54-7 25-10 31-25 31-36 0-18-20-31-43-31-41 0-97 32-97 91 0 35 21 64 62 64 58 0 85-33 85-37 0-3-3-7-6-7-1 0-2 1-5 4-27 31-67 31-73 31-21 0-35-13-35-41 0-6 0-13 4-31 7 0 16 0 23 0zM35 64c14-50 52-54 62-54 15 0 28 8 28 21 0 33-58 33-73 33-6 0-11 0-17 0z"><text:p/></draw:path><draw:path draw:style-name="gr489" draw:text-style-name="P134" svg:width="0.0488in" svg:height="0.0437in" svg:x="4.3488in" svg:y="0.6933in" svg:viewBox="0 0 125 112" svg:d="M31 87c10-10 22-18 36-28 17-13 27-20 38-30 11-12 20-22 20-25 0-4-3-4-5-4-4 0-4 1-5 4-10 13-16 14-20 14s-7-1-15-7c-9-7-14-11-23-11-22 0-37 22-37 29 0 5 4 5 5 5 3 0 4 0 6-3 0-3 3-9 22-9 7 0 13 0 25 2 9 1 13 1 16 1-7 7-14 14-32 27-19 12-28 19-41 31-10 9-21 21-21 25 0 3 4 4 6 4s4 0 5-3c7-10 16-14 24-14 7 0 11 3 20 9 7 5 12 8 19 8 28 0 48-29 48-39 0-3-4-3-6-3-4 0-4 0-5 3-6 15-24 18-34 18-6 0-11-1-20-3-12-1-16-1-21-1-2 0-4 0-5 0z"><text:p/></draw:path><draw:path draw:style-name="gr490" draw:text-style-name="P134" svg:width="0.035in" svg:height="0.1346in" svg:x="4.4283in" svg:y="0.6154in" svg:viewBox="0 0 90 343" svg:d="M7 0c-3 0-7 0-7 3s1 3 4 5c30 28 62 75 62 163 0 73-23 126-59 159-6 7-7 7-7 9 0 1 1 4 4 4 4 0 38-22 60-66 16-28 26-66 26-106 0-48-14-123-83-171z"><text:p/></draw:path></draw:g></draw:g></text:p>
      <text:p text:style-name="P115"><text:span text:style-name="T40"/></text:p>
      <text:p text:style-name="P94"><text:span text:style-name="T36">De manière générale, l</text:span><text:span text:style-name="T43">e </text:span><text:span text:style-name="T52">laplacien vectoriel</text:span><text:span text:style-name="T36"> prend une fonction </text:span><text:span text:style-name="T40">vectorielle </text:span><text:span text:style-name="T36">à «n» variables (ou son expression) et retourne une fonction </text:span><text:span text:style-name="T43">vectorielle</text:span><text:span text:style-name="T36"> à «n» variables (ou son expression) </text:span><text:span text:style-name="T46">dont </text:span><text:span text:style-name="T52">chaque</text:span><text:span text:style-name="T46"> composante du vecteur retourné </text:span><text:span text:style-name="T52">correspond au laplacien scalaire de la composante correspondante du vecteur de départ.</text:span></text:p>
      <text:p text:style-name="P116"><text:span text:style-name="T32"/></text:p>
      <text:p text:style-name="P116"><text:span text:style-name="T32">Attention cependant, il y a une sorte de biais commun qui nous fait croire que le laplacien vectoriel aurait un pattern proche de la divergence, mais pas du tout, on a bien</text:span></text:p>
      <text:p text:style-name="Text_20_body"><text:span text:style-name="T32"><draw:g text:anchor-type="as-char" svg:y="-0.2217in" draw:z-index="126" draw:style-name="gr1"><svg:title>TexMaths</svg:title><svg:desc>14§display§\vec{\bigtriangleup }\left(\vec{V}\right)\ne \partial _x^2\left(V_x\right)\cdot \vec{e_x}+\partial _y^2\left(V_y\right)\cdot \vec{e_y}+\partial _z^2\left(V_z\right)\cdot \vec{e_z}§svg§600§FALSE§</svg:desc><draw:g draw:style-name="gr2"><draw:path draw:style-name="gr314" draw:text-style-name="P133" svg:width="4.0232in" svg:height="0.3276in" svg:x="0.0004in" svg:y="0.0098in" svg:viewBox="0 0 10220 833" svg:d="M5111 833c-1704 0-3407 0-5111 0 0-277 0-556 0-833 3407 0 6813 0 10220 0 0 277 0 556 0 833-1703 0-3407 0-5109 0z"><text:p/></draw:path><draw:path draw:style-name="gr315" draw:text-style-name="P134" svg:width="0.0854in" svg:height="0.0378in" svg:x="0.048in" svg:y="0.0335in" svg:viewBox="0 0 218 97" svg:d="M175 57c-7 7-22 21-22 30 0 5 4 10 9 10s7-3 9-6c7-8 18-22 39-32 4-3 8-4 8-11 0-5-2-7-7-10-9-7-15-16-19-28-2-4-3-10-10-10s-10 6-10 10c0 3 4 18 11 28-54 0-110 0-165 0-8 0-18 0-18 10 0 9 10 9 18 9 52 0 105 0 157 0z"><text:p/></draw:path><draw:path draw:style-name="gr316" draw:text-style-name="P134" svg:width="0.1488in" svg:height="0.1382in" svg:x="0.002in" svg:y="0.0843in" svg:viewBox="0 0 379 352" svg:d="M200 8c-3-5-5-8-11-8s-7 1-10 10c-59 108-116 214-175 322-4 7-4 8-4 10 0 10 10 10 18 10 115 0 228 0 343 0 9 0 18 0 18-10 0-3-1-4-4-9-59-109-116-217-175-325zM189 29c55 101 109 202 164 303-109 0-217 0-326 0 54-101 107-202 162-303z"><text:p/></draw:path><draw:path draw:style-name="gr317" draw:text-style-name="P134" svg:width="0.0736in" svg:height="0.3476in" svg:x="0.2295in" svg:y="0.0004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318" draw:text-style-name="P134" svg:width="0.085in" svg:height="0.0378in" svg:x="0.3606in" svg:y="0.0362in" svg:viewBox="0 0 217 97" svg:d="M174 57c-6 7-23 21-23 30 0 5 4 10 10 10 4 0 7-3 10-7 5-7 17-21 38-31 4-3 8-4 8-11 0-5-3-7-7-10-10-7-15-16-20-28-1-4-2-10-9-10s-10 6-10 10c0 3 4 18 11 28-55 0-111 0-165 0-9 0-17 0-17 10 0 9 8 9 17 9 52 0 105 0 157 0z"><text:p/></draw:path><draw:path draw:style-name="gr319" draw:text-style-name="P134" svg:width="0.1374in" svg:height="0.1362in" svg:x="0.3217in" svg:y="0.0909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320" draw:text-style-name="P134" svg:width="0.0728in" svg:height="0.3476in" svg:x="0.4736in" svg:y="0.0004in" svg:viewBox="0 0 186 884" svg:d="M186 443c0-142-32-292-129-402-7-9-25-27-37-38-3-3-5-3-12-3-4 0-8 0-8 6 0 1 1 4 3 4 17 18 43 45 74 98 53 95 73 217 73 335 0 211-60 341-149 431 0 1-1 3-1 4 0 6 4 6 8 6 7 0 9 0 13-4 46-41 99-110 133-213 22-68 32-147 32-224z"><text:p/></draw:path><draw:path draw:style-name="gr321" draw:text-style-name="P134" svg:width="0.0961in" svg:height="0.1799in" svg:x="0.6634in" svg:y="0.0843in" svg:viewBox="0 0 245 458" svg:d="M241 18c4-7 4-7 4-8 0-4-3-10-10-10-5 0-7 3-11 10-74 143-147 286-221 428-3 7-3 9-3 10 0 4 3 10 10 10 5 0 7-3 10-10 74-144 147-287 221-430z"><text:p/></draw:path><draw:path draw:style-name="gr322" draw:text-style-name="P134" svg:width="0.1287in" svg:height="0.0449in" svg:x="0.6469in" svg:y="0.1516in" svg:viewBox="0 0 328 115" svg:d="M311 20c7 0 17 0 17-10s-10-10-17-10c-98 0-196 0-294 0-7 0-17 0-17 10s10 10 17 10c98 0 196 0 294 0zM311 115c7 0 17 0 17-10s-10-10-17-10c-98 0-196 0-294 0-7 0-17 0-17 10s10 10 17 10c98 0 196 0 294 0z"><text:p/></draw:path><draw:path draw:style-name="gr323" draw:text-style-name="P134" svg:width="0.1016in" svg:height="0.1425in" svg:x="0.8484in" svg:y="0.0843in" svg:viewBox="0 0 259 363" svg:d="M207 185c-4-31-25-58-63-58-29 0-61 7-101 47s-43 85-43 101c0 30 21 88 90 88 117 0 169-166 169-236 0-78-46-127-106-127-72 0-96 63-96 77 0 7 5 17 20 17s27-14 27-25c0-19-16-19-24-19 22-36 57-39 71-39 37 0 70 27 70 90 0 19-3 43-12 84zM91 349c-53 0-53-51-53-56 0-13 12-82 32-112 20-28 43-44 74-44 53 0 55 56 55 66 0 35-31 146-108 146z"><text:p/></draw:path><draw:path draw:style-name="gr324" draw:text-style-name="P134" svg:width="0.0598in" svg:height="0.0894in" svg:x="0.9626in" svg:y="0.0531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325" draw:text-style-name="P134" svg:width="0.0724in" svg:height="0.0606in" svg:x="0.95in" svg:y="0.2102in" svg:viewBox="0 0 185 155" svg:d="M69 116c-3 11-14 30-33 30-5-2-11 0-18-5 14-4 16-16 16-19 0-7-6-13-14-13-10 0-20 9-20 21 0 18 20 25 36 25s30-9 38-23c9 18 28 23 42 23 39 0 60-43 60-51 0-6-4-6-5-6-4 0-6 3-7 7-7 24-28 41-46 41-14 0-21-9-21-23 0-8 8-39 16-78 7-27 23-35 35-35 6 1 12 0 19 5-12 3-16 13-16 19 0 8 6 12 14 12 7 0 20-5 20-21 0-18-23-25-37-25-16 0-30 11-39 25-5-14-21-25-40-25-40 0-61 43-61 53 0 4 5 4 6 4 4 0 4-1 7-5 8-27 29-42 46-42 11 0 21 7 21 22 0 7-4 25-7 37-4 15-8 32-12 47z"><text:p/></draw:path><draw:path draw:style-name="gr326" draw:text-style-name="P134" svg:width="0.0441in" svg:height="0.1925in" svg:x="1.0925in" svg:y="0.078in" svg:viewBox="0 0 113 490" svg:d="M113 485c0-2 0-3-8-12-62-60-77-152-77-228 0-85 18-171 80-232 5-6 5-7 5-9 0-3-1-4-4-4-5 0-49 34-78 95-25 55-31 109-31 150 0 39 6 98 32 154 30 60 72 91 77 91 3 0 4-1 4-5z"><text:p/></draw:path><draw:path draw:style-name="gr327" draw:text-style-name="P134" svg:width="0.1378in" svg:height="0.1362in" svg:x="1.1594in" svg:y="0.0909in" svg:viewBox="0 0 351 347" svg:d="M281 56c26-38 45-39 63-41 6 0 7-8 7-9 0-3-2-6-7-6-12 0-26 1-40 1-16 0-32-1-48-1-3 0-10 0-10 10 0 5 5 5 9 5 12 2 22 6 22 17 0 7-4 13-7 18-50 80-101 160-151 240-11-87-22-172-34-259 0-9 12-16 34-16 7 0 13 0 13-9 0-5-5-6-7-6-20 0-41 1-62 1-8 0-18 0-27 0-8 0-18-1-26-1-4 0-10 0-10 10 0 5 4 5 13 5 28 0 28 5 29 17 13 101 27 202 39 304 2 10 3 11 10 11 8 0 10-2 14-9 59-94 118-188 176-282z"><text:p/></draw:path><draw:path draw:style-name="gr328" draw:text-style-name="P134" svg:width="0.0724in" svg:height="0.0606in" svg:x="1.2677in" svg:y="0.1917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7-14-23-25-42-25-38 0-61 42-61 53 0 4 5 3 6 4 4 0 6-1 7-5 8-27 31-42 48-42 11 0 19 7 19 22 0 7-4 25-7 37-4 15-7 32-11 47z"><text:p/></draw:path><draw:path draw:style-name="gr329" draw:text-style-name="P134" svg:width="0.0441in" svg:height="0.1925in" svg:x="1.3705in" svg:y="0.078in" svg:viewBox="0 0 113 490" svg:d="M113 245c0-38-5-98-32-153-29-61-71-92-77-92-3 0-4 1-4 4 0 2 0 3 8 11 49 49 77 128 77 230 0 84-18 171-79 231-6 6-6 7-6 9s1 5 4 5c6 0 49-32 79-95 25-53 30-108 30-150z"><text:p/></draw:path><draw:path draw:style-name="gr330" draw:text-style-name="P134" svg:width="0.0201in" svg:height="0.0201in" svg:x="1.4945in" svg:y="0.1646in" svg:viewBox="0 0 52 52" svg:d="M52 25c0-14-13-25-27-25s-25 11-25 25 11 27 25 27 27-13 27-27z"><text:p/></draw:path><draw:path draw:style-name="gr331" draw:text-style-name="P134" svg:width="0.0854in" svg:height="0.0382in" svg:x="1.6398in" svg:y="0.0843in" svg:viewBox="0 0 218 98" svg:d="M175 59c-7 7-22 19-22 29 0 4 4 10 9 10s7-4 9-7c7-7 18-21 39-32 4-2 8-4 8-10 0-4-2-7-7-10-11-7-15-17-19-28-2-4-3-11-10-11s-10 7-10 11c0 2 3 18 11 28-54 0-110 0-165 0-8 0-18 0-18 10s10 10 18 10c52 0 105 0 157 0z"><text:p/></draw:path><draw:path draw:style-name="gr332" draw:text-style-name="P134" svg:width="0.074in" svg:height="0.0874in" svg:x="1.5831in" svg:y="0.1374in" svg:viewBox="0 0 189 223" svg:d="M70 104c14 0 50-2 74-12 35-15 38-43 38-50 0-22-18-42-53-42-55 0-129 48-129 133 0 50 29 90 77 90 71 0 112-52 112-59 0-3-3-6-6-6-2 0-4 2-7 4-37 49-92 49-98 49-37 0-43-40-43-57 0-6 1-21 8-50 9 0 19 0 27 0zM46 92c20-74 70-82 83-82 24 0 36 15 36 32 0 50-78 50-98 50-7 0-14 0-21 0z"><text:p/></draw:path><draw:path draw:style-name="gr333" draw:text-style-name="P134" svg:width="0.0724in" svg:height="0.0606in" svg:x="1.6709in" svg:y="0.1917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6-14-23-25-42-25-38 0-61 42-61 53 0 4 5 3 6 4 4 0 6-1 7-5 8-27 31-42 48-42 11 0 19 7 19 22 0 7-4 25-7 37-4 15-7 32-11 47z"><text:p/></draw:path><draw:path draw:style-name="gr334" draw:text-style-name="P134" svg:width="0.1287in" svg:height="0.1287in" svg:x="1.8157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335" draw:text-style-name="P134" svg:width="0.1016in" svg:height="0.1425in" svg:x="2.0063in" svg:y="0.0843in" svg:viewBox="0 0 259 363" svg:d="M209 185c-6-31-26-58-65-58-29 0-61 7-99 47-41 40-45 85-45 101 0 30 22 88 91 88 116 0 168-166 168-236 0-78-46-127-106-127-72 0-94 63-94 77 0 7 4 17 18 17 17 0 27-14 27-25 0-19-16-19-23-19 21-36 56-39 70-39 37 0 72 27 72 90 0 19-3 43-14 84zM92 349c-54 0-54-51-54-56 0-13 12-82 32-112 20-28 45-44 74-44 55 0 55 56 55 66 0 35-31 146-107 146z"><text:p/></draw:path><draw:path draw:style-name="gr336" draw:text-style-name="P134" svg:width="0.0591in" svg:height="0.0894in" svg:x="2.1205in" svg:y="0.0531in" svg:viewBox="0 0 151 228" svg:d="M151 165c-4 0-7 0-11 0-1 9-4 28-8 32-3 2-30 2-35 2-21 0-42 0-63 0 36-32 47-42 68-58 25-21 49-42 49-74 0-42-36-67-80-67-43 0-71 29-71 62 0 16 14 19 18 19 9 0 18-7 18-18 0-7-2-18-21-18 12-25 35-32 51-32 35 0 53 26 53 54 0 30-22 53-34 66-28 27-54 53-82 81-3 4-3 4-3 14 48 0 94 0 141 0 3-21 7-42 10-63z"><text:p/></draw:path><draw:path draw:style-name="gr337" draw:text-style-name="P134" svg:width="0.0689in" svg:height="0.0874in" svg:x="2.1071in" svg:y="0.2102in" svg:viewBox="0 0 176 223" svg:d="M175 22c1-4 1-5 1-7 0-7-4-11-11-11-3 0-10 2-14 9-1 1-3 12-5 19-3 10-5 18-7 28-2 9-13 52-14 56-14 10-16 30-42 30-24 0-24-23-24-28 0-19 8-41 18-68 4-11 7-15 7-21 0-16-15-29-34-29-35 0-50 48-50 53 0 4 4 3 6 4 5 0 5-1 7-5 8-28 23-42 36-42 7 0 10 4 10 12 0 7-4 16-6 20-17 42-19 55-19 70 0 6 0 22 12 34 11 8 25 9 35 9 14 0 27-4 38-15-4 20-8 34-22 50-10 12-24 23-42 23-3 0-19 0-26-11 19-3 19-19 19-20 0-11-10-13-14-13-9 0-20 7-20 23 0 18 17 31 41 31 35 0 77-27 88-70 11-44 21-87 32-131z"><text:p/></draw:path><draw:path draw:style-name="gr338" draw:text-style-name="P134" svg:width="0.0449in" svg:height="0.1925in" svg:x="2.25in" svg:y="0.078in" svg:viewBox="0 0 115 490" svg:d="M115 485c0-2 0-3-9-12-61-60-77-152-77-228 0-85 19-171 79-232 7-6 7-7 7-9 0-3-3-4-6-4-4 0-49 34-78 95-25 55-31 109-31 150 0 39 6 98 32 154 31 60 73 91 77 91 3 0 6-1 6-5z"><text:p/></draw:path><draw:path draw:style-name="gr339" draw:text-style-name="P134" svg:width="0.1374in" svg:height="0.1362in" svg:x="2.3173in" svg:y="0.0909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340" draw:text-style-name="P134" svg:width="0.0689in" svg:height="0.0874in" svg:x="2.4256in" svg:y="0.1917in" svg:viewBox="0 0 176 223" svg:d="M175 22c1-4 1-5 1-7 0-7-5-11-11-11-4 0-11 2-14 9-1 1-4 12-5 19-3 10-5 18-7 28-3 9-14 52-14 56-2 0-16 30-44 30-22 0-22-23-22-28 0-19 7-41 18-68 4-11 6-15 6-21 0-16-14-29-33-29-35 0-50 48-50 53 0 4 4 4 6 4 4 0 5-1 5-5 9-28 24-42 38-42 6 0 8 4 8 12 0 7-2 16-4 20-17 42-21 55-21 70 0 6 0 22 14 32 10 10 25 11 34 11 14 0 26-5 38-15-5 20-9 34-23 50-10 12-22 23-40 23-3 0-20 0-27-11 18-3 13-14 18-20 0-11-10-13-12-13-9 0-21 7-21 23 0 18 16 31 42 31 35 0 77-27 88-70 11-44 21-87 32-131z"><text:p/></draw:path><draw:path draw:style-name="gr341" draw:text-style-name="P134" svg:width="0.0449in" svg:height="0.1925in" svg:x="2.5232in" svg:y="0.078in" svg:viewBox="0 0 115 490" svg:d="M115 245c0-38-6-98-34-153-29-61-71-92-75-92-5 0-6 1-6 4 0 2 0 3 10 11 47 49 75 128 75 230 0 84-18 171-78 231-7 6-7 7-7 9s1 5 6 5c4 0 49-32 77-95 25-53 32-108 32-150z"><text:p/></draw:path><draw:path draw:style-name="gr342" draw:text-style-name="P134" svg:width="0.0201in" svg:height="0.0201in" svg:x="2.6472in" svg:y="0.1646in" svg:viewBox="0 0 52 52" svg:d="M52 25c0-14-11-25-25-25-16 0-27 11-27 25s11 27 27 27c14 0 25-13 25-27z"><text:p/></draw:path><draw:path draw:style-name="gr343" draw:text-style-name="P134" svg:width="0.0854in" svg:height="0.0382in" svg:x="2.7913in" svg:y="0.0843in" svg:viewBox="0 0 218 98" svg:d="M175 59c-7 7-24 19-24 29 0 4 6 10 10 10s7-4 10-7c5-7 17-21 39-32 3-2 8-4 8-10 0-4-4-7-7-10-11-7-16-17-21-28 0-4-2-11-9-11s-10 7-10 11c0 2 4 18 12 28-56 0-110 0-166 0-9 0-17 0-17 10s8 10 17 10c53 0 105 0 158 0z"><text:p/></draw:path><draw:path draw:style-name="gr344" draw:text-style-name="P134" svg:width="0.074in" svg:height="0.0874in" svg:x="2.7366in" svg:y="0.1374in" svg:viewBox="0 0 189 223" svg:d="M69 104c14 0 50-2 75-12 35-15 37-43 37-50 0-22-19-42-52-42-55 0-129 48-129 133 0 50 28 90 77 90 70 0 112-52 112-59 0-3-3-6-7-6-1 0-3 2-6 4-39 49-92 49-98 49-39 0-43-40-43-57 0-6 0-21 8-50 9 0 17 0 26 0zM46 92c18-74 70-82 83-82 22 0 36 15 36 32 0 50-78 50-99 50-7 0-13 0-20 0z"><text:p/></draw:path><draw:path draw:style-name="gr345" draw:text-style-name="P134" svg:width="0.0689in" svg:height="0.0874in" svg:x="2.8244in" svg:y="0.1917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346" draw:text-style-name="P134" svg:width="0.1287in" svg:height="0.1287in" svg:x="2.965in" svg:y="0.1102in" svg:viewBox="0 0 328 328" svg:d="M174 174c46 0 91 0 137 0 7 0 17 0 17-10s-10-10-17-10c-46 0-91 0-137 0 0-46 0-91 0-137 0-7 0-17-10-17s-10 10-10 17c0 46 0 91 0 137-46 0-92 0-139 0-5 0-15 0-15 10s10 10 15 10c47 0 93 0 139 0 0 44 0 91 0 137 0 7 0 17 10 17s10-10 10-17c0-46 0-93 0-137z"><text:p/></draw:path><draw:path draw:style-name="gr347" draw:text-style-name="P134" svg:width="0.1012in" svg:height="0.1425in" svg:x="3.1555in" svg:y="0.0843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348" draw:text-style-name="P134" svg:width="0.0598in" svg:height="0.0894in" svg:x="3.2697in" svg:y="0.0531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349" draw:text-style-name="P134" svg:width="0.0618in" svg:height="0.0606in" svg:x="3.2587in" svg:y="0.2102in" svg:viewBox="0 0 158 155" svg:d="M36 122c10-9 16-16 45-39 7-6 34-27 44-35 21-21 33-40 33-44s-4-4-5-4c-3 0-5 1-6 4-11 16-18 21-27 21-4 0-8 0-19-11s-20-14-27-14c-28 0-46 31-46 41 0 2 3 4 6 4 4 0 4-2 5-4 6-13 25-13 31-13 8 0 17 1 21 3 20 4 22 4 31 4-10 8-16 15-48 41-28 22-36 30-43 37-21 20-31 35-31 38 0 4 4 4 6 4 4 0 4 0 7-2 8-14 19-21 30-21 5 0 10 0 19 8 11 11 18 15 29 15 36 0 60-42 60-53 0-4-4-4-7-4s-4 1-5 6c-7 16-27 25-44 25-8 0-17-2-25-4-15-3-18-3-25-3-3 0-6 0-9 0z"><text:p/></draw:path><draw:path draw:style-name="gr350" draw:text-style-name="P134" svg:width="0.0441in" svg:height="0.1925in" svg:x="3.3996in" svg:y="0.078in" svg:viewBox="0 0 113 490" svg:d="M113 485c0-2 0-3-8-12-62-60-77-152-77-228 0-85 18-171 80-232 5-6 5-7 5-9 0-3-1-4-4-4-5 0-49 34-78 95-25 55-31 109-31 150 0 39 6 98 32 154 30 60 72 91 77 91 3 0 4-1 4-5z"><text:p/></draw:path><draw:path draw:style-name="gr351" draw:text-style-name="P134" svg:width="0.1378in" svg:height="0.1362in" svg:x="3.4661in" svg:y="0.0909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352" draw:text-style-name="P134" svg:width="0.0618in" svg:height="0.0606in" svg:x="3.5772in" svg:y="0.1917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353" draw:text-style-name="P134" svg:width="0.0441in" svg:height="0.1925in" svg:x="3.6693in" svg:y="0.078in" svg:viewBox="0 0 113 490" svg:d="M113 245c0-38-5-98-32-153-29-61-71-92-77-92-3 0-4 1-4 4 0 2 0 3 8 11 49 49 77 128 77 230 0 84-18 171-79 231-6 6-6 7-6 9s1 5 4 5c6 0 49-32 79-95 25-53 30-108 30-150z"><text:p/></draw:path><draw:path draw:style-name="gr354" draw:text-style-name="P134" svg:width="0.0205in" svg:height="0.0201in" svg:x="3.7925in" svg:y="0.1646in" svg:viewBox="0 0 53 52" svg:d="M53 25c0-14-12-25-26-25s-27 11-27 25 13 27 27 27 26-13 26-27z"><text:p/></draw:path><draw:path draw:style-name="gr355" draw:text-style-name="P134" svg:width="0.0854in" svg:height="0.0382in" svg:x="3.9346in" svg:y="0.0843in" svg:viewBox="0 0 218 98" svg:d="M175 59c-7 7-24 19-24 29 0 4 6 10 10 10s7-4 10-7c5-7 17-21 39-32 3-2 8-4 8-10 0-4-4-7-7-10-11-7-16-17-21-28-1-4-2-11-9-11s-10 7-10 11c0 2 4 18 12 28-56 0-110 0-166 0-9 0-17 0-17 10s8 10 17 10c53 0 105 0 158 0z"><text:p/></draw:path><draw:path draw:style-name="gr356" draw:text-style-name="P134" svg:width="0.074in" svg:height="0.0874in" svg:x="3.8819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357" draw:text-style-name="P134" svg:width="0.0618in" svg:height="0.0606in" svg:x="3.9717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span></text:p>
      <text:p text:style-name="Text_20_body"><text:span text:style-name="T32"><draw:g text:anchor-type="as-char" svg:y="-0.2217in" draw:z-index="125" draw:style-name="gr1"><svg:title>TexMaths</svg:title><svg:desc>14§display§\vec{\bigtriangleup }\left(\vec{V}\right)=\bigtriangleup \left(V_x\right)\cdot \vec{e_x}+\bigtriangleup \left(V_y\right)\cdot \vec{e_y}+\bigtriangleup \left(V_z\right)\cdot \vec{e_z}§svg§600§FALSE§</svg:desc><draw:g draw:style-name="gr2"><draw:path draw:style-name="gr358" draw:text-style-name="P133" svg:width="3.939in" svg:height="0.3276in" svg:x="0.0004in" svg:y="0.0098in" svg:viewBox="0 0 10006 833" svg:d="M5004 833c-1669 0-3337 0-5004 0 0-277 0-556 0-833 3335 0 6671 0 10006 0 0 277 0 556 0 833-1667 0-3335 0-5002 0z"><text:p/></draw:path><draw:path draw:style-name="gr359" draw:text-style-name="P134" svg:width="0.0854in" svg:height="0.0378in" svg:x="0.048in" svg:y="0.0335in" svg:viewBox="0 0 218 97" svg:d="M175 57c-7 7-22 21-22 30 0 5 4 10 9 10s7-3 9-6c7-8 18-22 39-32 4-3 8-4 8-11 0-5-2-7-7-10-9-7-15-16-19-28-2-4-3-10-10-10s-10 6-10 10c0 3 4 18 11 28-54 0-110 0-165 0-8 0-18 0-18 10 0 9 10 9 18 9 52 0 105 0 157 0z"><text:p/></draw:path><draw:path draw:style-name="gr360" draw:text-style-name="P134" svg:width="0.1488in" svg:height="0.1382in" svg:x="0.002in" svg:y="0.0843in" svg:viewBox="0 0 379 352" svg:d="M200 8c-3-5-5-8-11-8s-7 1-10 10c-59 108-116 214-175 322-4 7-4 8-4 10 0 10 10 10 18 10 115 0 228 0 343 0 9 0 18 0 18-10 0-3-1-4-4-9-59-109-116-217-175-325zM189 29c55 101 109 202 164 303-109 0-217 0-326 0 54-101 107-202 162-303z"><text:p/></draw:path><draw:path draw:style-name="gr361" draw:text-style-name="P134" svg:width="0.0736in" svg:height="0.3476in" svg:x="0.2295in" svg:y="0.0004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362" draw:text-style-name="P134" svg:width="0.085in" svg:height="0.0378in" svg:x="0.3606in" svg:y="0.0362in" svg:viewBox="0 0 217 97" svg:d="M174 57c-6 7-23 21-23 30 0 5 4 10 10 10 4 0 7-3 10-7 5-7 17-21 38-31 4-3 8-4 8-11 0-5-3-7-7-10-10-7-15-16-20-28-1-4-2-10-9-10s-10 6-10 10c0 3 4 18 11 28-55 0-111 0-165 0-9 0-17 0-17 10 0 9 8 9 17 9 52 0 105 0 157 0z"><text:p/></draw:path><draw:path draw:style-name="gr363" draw:text-style-name="P134" svg:width="0.1374in" svg:height="0.1362in" svg:x="0.3217in" svg:y="0.0909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364" draw:text-style-name="P134" svg:width="0.0728in" svg:height="0.3476in" svg:x="0.4736in" svg:y="0.0004in" svg:viewBox="0 0 186 884" svg:d="M186 443c0-142-32-292-129-402-7-9-25-27-37-38-3-3-5-3-10-3-6 0-10 0-10 6 0 1 1 4 3 4 17 18 43 45 74 98 53 95 73 217 73 335 0 211-60 341-149 431 0 1-1 3-1 4 0 6 4 6 10 6 5 0 7 0 11-4 46-41 99-110 133-213 22-68 32-147 32-224z"><text:p/></draw:path><draw:path draw:style-name="gr365" draw:text-style-name="P134" svg:width="0.1287in" svg:height="0.0449in" svg:x="0.6469in" svg:y="0.1516in" svg:viewBox="0 0 328 115" svg:d="M311 20c7 0 17 0 17-10s-10-10-17-10c-98 0-196 0-294 0-7 0-17 0-17 10s10 10 17 10c98 0 196 0 294 0zM311 115c7 0 17 0 17-10s-10-10-17-10c-98 0-196 0-294 0-7 0-17 0-17 10s10 10 17 10c98 0 196 0 294 0z"><text:p/></draw:path><draw:path draw:style-name="gr366" draw:text-style-name="P134" svg:width="0.1488in" svg:height="0.1382in" svg:x="0.852in" svg:y="0.0843in" svg:viewBox="0 0 379 352" svg:d="M200 8c-3-5-4-8-10-8-5 0-7 1-11 10-59 108-116 214-175 322-4 7-4 8-4 10 0 10 11 10 18 10 115 0 230 0 345 0 8 0 16 0 16-10 0-3-1-4-2-9-59-109-118-217-177-325zM190 29c55 101 108 202 163 303-109 0-217 0-326 0 54-101 109-202 163-303z"><text:p/></draw:path><draw:path draw:style-name="gr367" draw:text-style-name="P134" svg:width="0.0449in" svg:height="0.1925in" svg:x="1.0642in" svg:y="0.078in" svg:viewBox="0 0 115 490" svg:d="M115 485c0-2 0-3-9-12-61-60-77-152-77-228 0-85 19-171 79-232 7-6 7-7 7-9 0-3-2-4-6-4s-49 34-77 95c-25 55-32 109-32 150 0 39 6 98 34 154 29 60 71 91 75 91s6-1 6-5z"><text:p/></draw:path><draw:path draw:style-name="gr368" draw:text-style-name="P134" svg:width="0.1378in" svg:height="0.1362in" svg:x="1.1315in" svg:y="0.0909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369" draw:text-style-name="P134" svg:width="0.0724in" svg:height="0.0606in" svg:x="1.2398in" svg:y="0.1917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370" draw:text-style-name="P134" svg:width="0.0449in" svg:height="0.1925in" svg:x="1.3417in" svg:y="0.078in" svg:viewBox="0 0 115 490" svg:d="M115 245c0-38-6-98-32-153-31-61-73-92-77-92-3 0-6 1-6 4 0 2 0 3 10 11 47 49 75 128 75 230 0 84-18 171-78 231-7 6-7 7-7 9s3 5 6 5c4 0 49-32 78-95 25-53 31-108 31-150z"><text:p/></draw:path><draw:path draw:style-name="gr371" draw:text-style-name="P134" svg:width="0.0201in" svg:height="0.0201in" svg:x="1.4657in" svg:y="0.1646in" svg:viewBox="0 0 52 52" svg:d="M52 25c0-14-11-25-25-25s-27 11-27 25 13 27 27 27 25-13 25-27z"><text:p/></draw:path><draw:path draw:style-name="gr372" draw:text-style-name="P134" svg:width="0.0854in" svg:height="0.0382in" svg:x="1.6118in" svg:y="0.0843in" svg:viewBox="0 0 218 98" svg:d="M175 59c-7 7-24 19-24 29 0 4 6 10 10 10s7-4 10-7c5-7 17-21 39-32 3-2 8-4 8-10 0-4-4-7-7-10-11-7-16-17-21-28 0-4-2-11-9-11s-10 7-10 11c0 2 4 18 12 28-56 0-110 0-166 0-9 0-17 0-17 10s8 10 17 10c53 0 105 0 158 0z"><text:p/></draw:path><draw:path draw:style-name="gr373" draw:text-style-name="P134" svg:width="0.074in" svg:height="0.0874in" svg:x="1.5551in" svg:y="0.1374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374" draw:text-style-name="P134" svg:width="0.0724in" svg:height="0.0606in" svg:x="1.6429in" svg:y="0.1917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375" draw:text-style-name="P134" svg:width="0.1287in" svg:height="0.1287in" svg:x="1.7878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376" draw:text-style-name="P134" svg:width="0.1484in" svg:height="0.1382in" svg:x="1.9819in" svg:y="0.0843in" svg:viewBox="0 0 378 352" svg:d="M200 8c-4-5-5-8-11-8s-7 1-11 10c-59 108-116 214-175 322-3 7-3 8-3 10 0 10 10 10 17 10 115 0 229 0 344 0 9 0 17 0 17-10 0-3-1-4-3-9-59-109-116-217-175-325zM189 29c55 101 109 202 164 303-109 0-219 0-328 0 55-101 109-202 164-303z"><text:p/></draw:path><draw:path draw:style-name="gr377" draw:text-style-name="P134" svg:width="0.0441in" svg:height="0.1925in" svg:x="2.1941in" svg:y="0.078in" svg:viewBox="0 0 113 490" svg:d="M113 485c0-2 0-3-8-12-62-60-77-152-77-228 0-85 18-171 80-232 5-6 5-7 5-9 0-3-1-4-4-4-5 0-50 34-78 95-25 55-31 109-31 150 0 39 4 98 32 154 30 60 72 91 77 91 3 0 4-1 4-5z"><text:p/></draw:path><draw:path draw:style-name="gr378" draw:text-style-name="P134" svg:width="0.1378in" svg:height="0.1362in" svg:x="2.2606in" svg:y="0.0909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379" draw:text-style-name="P134" svg:width="0.0689in" svg:height="0.0874in" svg:x="2.3693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380" draw:text-style-name="P134" svg:width="0.0449in" svg:height="0.1925in" svg:x="2.4669in" svg:y="0.078in" svg:viewBox="0 0 115 490" svg:d="M115 245c0-38-6-98-32-153-30-61-73-92-77-92-3 0-6 1-6 4 0 2 0 3 10 11 47 49 77 128 77 230 0 84-18 171-80 231-7 6-7 7-7 9s3 5 6 5c4 0 49-32 78-95 25-53 31-108 31-150z"><text:p/></draw:path><draw:path draw:style-name="gr381" draw:text-style-name="P134" svg:width="0.0205in" svg:height="0.0201in" svg:x="2.5909in" svg:y="0.1646in" svg:viewBox="0 0 53 52" svg:d="M53 25c0-14-12-25-26-25s-27 11-27 25 13 27 27 27 26-13 26-27z"><text:p/></draw:path><draw:path draw:style-name="gr382" draw:text-style-name="P134" svg:width="0.0854in" svg:height="0.0382in" svg:x="2.7346in" svg:y="0.0843in" svg:viewBox="0 0 218 98" svg:d="M175 59c-7 7-24 19-24 29 0 4 6 10 10 10 6 0 7-4 10-7 5-7 17-21 39-32 3-2 8-4 8-10 0-4-4-7-7-10-11-7-16-17-19-28-2-4-4-11-10-11-7 0-11 7-11 11 0 2 4 18 12 28-56 0-110 0-166 0-7 0-17 0-17 10s10 10 17 10c53 0 105 0 158 0z"><text:p/></draw:path><draw:path draw:style-name="gr383" draw:text-style-name="P134" svg:width="0.074in" svg:height="0.0874in" svg:x="2.6803in" svg:y="0.1374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384" draw:text-style-name="P134" svg:width="0.0689in" svg:height="0.0874in" svg:x="2.7677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385" draw:text-style-name="P134" svg:width="0.1287in" svg:height="0.1287in" svg:x="2.908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386" draw:text-style-name="P134" svg:width="0.1484in" svg:height="0.1382in" svg:x="3.1031in" svg:y="0.0843in" svg:viewBox="0 0 378 352" svg:d="M200 8c-4-5-5-8-11-8s-7 1-11 10c-59 108-116 214-175 322-3 7-3 8-3 10 0 10 10 10 17 10 115 0 229 0 344 0 9 0 17 0 17-10 0-3 0-4-3-9-59-109-116-217-175-325zM189 29c55 101 109 202 164 303-109 0-219 0-328 0 55-101 109-202 164-303z"><text:p/></draw:path><draw:path draw:style-name="gr387" draw:text-style-name="P134" svg:width="0.0441in" svg:height="0.1925in" svg:x="3.3154in" svg:y="0.078in" svg:viewBox="0 0 113 490" svg:d="M113 485c0-2 0-3-8-12-62-60-77-152-77-228 0-85 18-171 80-232 5-6 5-7 5-9 0-3-1-4-4-4-5 0-49 34-78 95-25 55-31 109-31 150 0 39 6 98 32 154 30 60 72 91 77 91 3 0 4-1 4-5z"><text:p/></draw:path><draw:path draw:style-name="gr388" draw:text-style-name="P134" svg:width="0.1378in" svg:height="0.1362in" svg:x="3.3819in" svg:y="0.0909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389" draw:text-style-name="P134" svg:width="0.0618in" svg:height="0.0606in" svg:x="3.4925in" svg:y="0.1917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390" draw:text-style-name="P134" svg:width="0.0441in" svg:height="0.1925in" svg:x="3.5846in" svg:y="0.078in" svg:viewBox="0 0 113 490" svg:d="M113 245c0-38-5-98-32-153-29-61-71-92-77-92-3 0-4 1-4 4 0 2 0 3 8 11 49 49 77 128 77 230 0 84-18 171-79 231-6 6-6 7-6 9s1 5 4 5c6 0 49-32 79-95 25-53 30-108 30-150z"><text:p/></draw:path><draw:path draw:style-name="gr391" draw:text-style-name="P134" svg:width="0.0205in" svg:height="0.0201in" svg:x="3.7083in" svg:y="0.1646in" svg:viewBox="0 0 53 52" svg:d="M53 25c0-14-12-25-26-25s-27 11-27 25 13 27 27 27 26-13 26-27z"><text:p/></draw:path><draw:path draw:style-name="gr392" draw:text-style-name="P134" svg:width="0.0854in" svg:height="0.0382in" svg:x="3.8504in" svg:y="0.0843in" svg:viewBox="0 0 218 98" svg:d="M175 59c-7 7-24 19-24 29 0 4 6 10 10 10s7-4 10-7c5-7 17-21 39-32 3-2 8-4 8-10 0-4-4-7-7-10-11-7-16-17-21-28-1-4-2-11-9-11s-10 7-10 11c0 2 4 18 12 28-56 0-110 0-166 0-9 0-17 0-17 10s8 10 17 10c53 0 105 0 158 0z"><text:p/></draw:path><draw:path draw:style-name="gr393" draw:text-style-name="P134" svg:width="0.074in" svg:height="0.0874in" svg:x="3.7976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394" draw:text-style-name="P134" svg:width="0.0618in" svg:height="0.0606in" svg:x="3.8874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span></text:p>
      <text:p text:style-name="P117"><text:span text:style-name="T32">Fais bien gaffe à pas te faire avoir.</text:span></text:p>
      <text:p text:style-name="P117"><text:span text:style-name="T32"/></text:p>
      <text:p text:style-name="P117"><text:span text:style-name="T3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3-01-01T23:28:08.130879601</dc:date>
    <meta:editing-duration>P24DT23H53M3S</meta:editing-duration>
    <meta:editing-cycles>653</meta:editing-cycles>
    <meta:generator>LibreOffice/6.4.7.2$Linux_X86_64 LibreOffice_project/40$Build-2</meta:generator>
    <meta:document-statistic meta:table-count="0" meta:image-count="0" meta:object-count="0" meta:page-count="15" meta:paragraph-count="183" meta:word-count="2218" meta:character-count="12948" meta:non-whitespace-character-count="10801"/>
  </office:meta>
</office:document-meta>
</file>